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46.4pt"/>
    </style:style>
    <style:style style:name="co8" style:family="table-column">
      <style:table-column-properties fo:break-before="auto" style:column-width="97.31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63.61pt"/>
    </style:style>
    <style:style style:name="co11" style:family="table-column">
      <style:table-column-properties fo:break-before="auto" style:column-width="69.11pt"/>
    </style:style>
    <style:style style:name="co12" style:family="table-column">
      <style:table-column-properties fo:break-before="auto" style:column-width="68.29pt"/>
    </style:style>
    <style:style style:name="co13" style:family="table-column">
      <style:table-column-properties fo:break-before="auto" style:column-width="14.2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cServerData_20191112_1029_98c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ad16_0</text:p>
          </table:table-cell>
          <table:table-cell office:value-type="string" calcext:value-type="string">
            <text:p>ad16_1</text:p>
          </table:table-cell>
          <table:table-cell office:value-type="string" calcext:value-type="string">
            <text:p>ad16_2</text:p>
          </table:table-cell>
          <table:table-cell office:value-type="string" calcext:value-type="string">
            <text:p>ad16_3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binaryOut_0</text:p>
          </table:table-cell>
          <table:table-cell office:value-type="string" calcext:value-type="string">
            <text:p>binaryOut_1</text:p>
          </table:table-cell>
          <table:table-cell office:value-type="string" calcext:value-type="string">
            <text:p>binaryOut_2</text:p>
          </table:table-cell>
          <table:table-cell office:value-type="string" calcext:value-type="string">
            <text:p>binaryOut_3</text:p>
          </table:table-cell>
          <table:table-cell office:value-type="string" calcext:value-type="string">
            <text:p>binaryOut_4</text:p>
          </table:table-cell>
          <table:table-cell office:value-type="string" calcext:value-type="string">
            <text:p>binaryOut_5</text:p>
          </table:table-cell>
          <table:table-cell office:value-type="string" calcext:value-type="string">
            <text:p>binaryOut_6</text:p>
          </table:table-cell>
          <table:table-cell office:value-type="string" calcext:value-type="string">
            <text:p>binaryOut_7</text:p>
          </table:table-cell>
          <table:table-cell office:value-type="string" calcext:value-type="string">
            <text:p>binaryOut_8</text:p>
          </table:table-cell>
          <table:table-cell office:value-type="string" calcext:value-type="string">
            <text:p>binaryOut_9</text:p>
          </table:table-cell>
          <table:table-cell office:value-type="string" calcext:value-type="string">
            <text:p>binaryOut_10</text:p>
          </table:table-cell>
          <table:table-cell office:value-type="string" calcext:value-type="string">
            <text:p>binaryOut_11</text:p>
          </table:table-cell>
          <table:table-cell/>
        </table:table-row>
        <table:table-row table:style-name="ro1">
          <table:table-cell office:value-type="string" calcext:value-type="string">
            <text:p>2019-11-12 10:29:31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4791397733381" calcext:value-type="float">
            <text:p>79.4791397733381</text:p>
          </table:table-cell>
          <table:table-cell office:value-type="float" office:value="981.928852100719" calcext:value-type="float">
            <text:p>981.92885210071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211" calcext:value-type="float">
            <text:p>1368211</text:p>
          </table:table-cell>
          <table:table-cell office:value-type="float" office:value="1689576" calcext:value-type="float">
            <text:p>1689576</text:p>
          </table:table-cell>
          <table:table-cell office:value-type="float" office:value="1698141" calcext:value-type="float">
            <text:p>1698141</text:p>
          </table:table-cell>
          <table:table-cell office:value-type="float" office:value="1032427" calcext:value-type="float">
            <text:p>1032427</text:p>
          </table:table-cell>
          <table:table-cell office:value-type="float" office:value="1111163" calcext:value-type="float">
            <text:p>1111163</text:p>
          </table:table-cell>
          <table:table-cell office:value-type="float" office:value="1015298" calcext:value-type="float">
            <text:p>1015298</text:p>
          </table:table-cell>
          <table:table-cell office:value-type="float" office:value="1715617" calcext:value-type="float">
            <text:p>1715617</text:p>
          </table:table-cell>
          <table:table-cell office:value-type="float" office:value="5" calcext:value-type="float">
            <text:p>5</text:p>
          </table:table-cell>
          <table:table-cell office:value-type="float" office:value="0.81551740354507" calcext:value-type="float">
            <text:p>0.81551740354507</text:p>
          </table:table-cell>
          <table:table-cell office:value-type="float" office:value="1.00706589306186" calcext:value-type="float">
            <text:p>1.00706589306186</text:p>
          </table:table-cell>
          <table:table-cell office:value-type="float" office:value="1.01217103149546" calcext:value-type="float">
            <text:p>1.01217103149546</text:p>
          </table:table-cell>
          <table:table-cell office:value-type="float" office:value="0.615374519273581" calcext:value-type="float">
            <text:p>0.615374519273581</text:p>
          </table:table-cell>
          <table:table-cell office:value-type="float" office:value="0.662304837978463" calcext:value-type="float">
            <text:p>0.662304837978463</text:p>
          </table:table-cell>
          <table:table-cell office:value-type="float" office:value="0.605164838452916" calcext:value-type="float">
            <text:p>0.605164838452916</text:p>
          </table:table-cell>
          <table:table-cell office:value-type="float" office:value="1.02258754045815" calcext:value-type="float">
            <text:p>1.02258754045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925096145284" calcext:value-type="float">
            <text:p>-126.925096145284</text:p>
          </table:table-cell>
          <table:table-cell office:value-type="float" office:value="-117.539032404307" calcext:value-type="float">
            <text:p>-117.539032404307</text:p>
          </table:table-cell>
          <table:table-cell office:value-type="float" office:value="-128.967032309417" calcext:value-type="float">
            <text:p>-128.96703230941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29:42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5330570366464" calcext:value-type="float">
            <text:p>79.5330570366464</text:p>
          </table:table-cell>
          <table:table-cell office:value-type="float" office:value="982.019926210879" calcext:value-type="float">
            <text:p>982.0199262108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228" calcext:value-type="float">
            <text:p>1373228</text:p>
          </table:table-cell>
          <table:table-cell office:value-type="float" office:value="1673438" calcext:value-type="float">
            <text:p>1673438</text:p>
          </table:table-cell>
          <table:table-cell office:value-type="float" office:value="1688006" calcext:value-type="float">
            <text:p>1688006</text:p>
          </table:table-cell>
          <table:table-cell office:value-type="float" office:value="1101504" calcext:value-type="float">
            <text:p>1101504</text:p>
          </table:table-cell>
          <table:table-cell office:value-type="float" office:value="1057972" calcext:value-type="float">
            <text:p>1057972</text:p>
          </table:table-cell>
          <table:table-cell office:value-type="float" office:value="1002375" calcext:value-type="float">
            <text:p>1002375</text:p>
          </table:table-cell>
          <table:table-cell office:value-type="float" office:value="1695962" calcext:value-type="float">
            <text:p>1695962</text:p>
          </table:table-cell>
          <table:table-cell office:value-type="float" office:value="5" calcext:value-type="float">
            <text:p>5</text:p>
          </table:table-cell>
          <table:table-cell office:value-type="float" office:value="0.818507768929931" calcext:value-type="float">
            <text:p>0.818507768929931</text:p>
          </table:table-cell>
          <table:table-cell office:value-type="float" office:value="0.997446894341337" calcext:value-type="float">
            <text:p>0.997446894341337</text:p>
          </table:table-cell>
          <table:table-cell office:value-type="float" office:value="1.00613010002733" calcext:value-type="float">
            <text:p>1.00613010002733</text:p>
          </table:table-cell>
          <table:table-cell office:value-type="float" office:value="0.656547624653295" calcext:value-type="float">
            <text:p>0.656547624653295</text:p>
          </table:table-cell>
          <table:table-cell office:value-type="float" office:value="0.630600527596537" calcext:value-type="float">
            <text:p>0.630600527596537</text:p>
          </table:table-cell>
          <table:table-cell office:value-type="float" office:value="0.597462129290358" calcext:value-type="float">
            <text:p>0.597462129290358</text:p>
          </table:table-cell>
          <table:table-cell office:value-type="float" office:value="1.01087224613097" calcext:value-type="float">
            <text:p>1.01087224613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690475069341" calcext:value-type="float">
            <text:p>-118.690475069341</text:p>
          </table:table-cell>
          <table:table-cell office:value-type="float" office:value="-123.879894480693" calcext:value-type="float">
            <text:p>-123.879894480693</text:p>
          </table:table-cell>
          <table:table-cell office:value-type="float" office:value="-130.507574141928" calcext:value-type="float">
            <text:p>-130.5075741419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29:53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5325915285673" calcext:value-type="float">
            <text:p>79.5325915285673</text:p>
          </table:table-cell>
          <table:table-cell office:value-type="float" office:value="981.983892513685" calcext:value-type="float">
            <text:p>981.983892513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457" calcext:value-type="float">
            <text:p>1350457</text:p>
          </table:table-cell>
          <table:table-cell office:value-type="float" office:value="1641538" calcext:value-type="float">
            <text:p>1641538</text:p>
          </table:table-cell>
          <table:table-cell office:value-type="float" office:value="1656132" calcext:value-type="float">
            <text:p>1656132</text:p>
          </table:table-cell>
          <table:table-cell office:value-type="float" office:value="1171198" calcext:value-type="float">
            <text:p>1171198</text:p>
          </table:table-cell>
          <table:table-cell office:value-type="float" office:value="1017168" calcext:value-type="float">
            <text:p>1017168</text:p>
          </table:table-cell>
          <table:table-cell office:value-type="float" office:value="993692" calcext:value-type="float">
            <text:p>993692</text:p>
          </table:table-cell>
          <table:table-cell office:value-type="float" office:value="1661580" calcext:value-type="float">
            <text:p>1661580</text:p>
          </table:table-cell>
          <table:table-cell office:value-type="float" office:value="5" calcext:value-type="float">
            <text:p>5</text:p>
          </table:table-cell>
          <table:table-cell office:value-type="float" office:value="0.80493519365015" calcext:value-type="float">
            <text:p>0.80493519365015</text:p>
          </table:table-cell>
          <table:table-cell office:value-type="float" office:value="0.978433010391356" calcext:value-type="float">
            <text:p>0.978433010391356</text:p>
          </table:table-cell>
          <table:table-cell office:value-type="float" office:value="0.987131713286842" calcext:value-type="float">
            <text:p>0.987131713286842</text:p>
          </table:table-cell>
          <table:table-cell office:value-type="float" office:value="0.698088490735112" calcext:value-type="float">
            <text:p>0.698088490735112</text:p>
          </table:table-cell>
          <table:table-cell office:value-type="float" office:value="0.606279445443087" calcext:value-type="float">
            <text:p>0.606279445443087</text:p>
          </table:table-cell>
          <table:table-cell office:value-type="float" office:value="0.592286657367546" calcext:value-type="float">
            <text:p>0.592286657367546</text:p>
          </table:table-cell>
          <table:table-cell office:value-type="float" office:value="0.99037897472131" calcext:value-type="float">
            <text:p>0.99037897472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382301852978" calcext:value-type="float">
            <text:p>-110.382301852978</text:p>
          </table:table-cell>
          <table:table-cell office:value-type="float" office:value="-128.744110911383" calcext:value-type="float">
            <text:p>-128.744110911383</text:p>
          </table:table-cell>
          <table:table-cell office:value-type="float" office:value="-131.542668526491" calcext:value-type="float">
            <text:p>-131.5426685264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29:58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5971987278149" calcext:value-type="float">
            <text:p>79.5971987278149</text:p>
          </table:table-cell>
          <table:table-cell office:value-type="float" office:value="982.102487745957" calcext:value-type="float">
            <text:p>982.1024877459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31" calcext:value-type="float">
            <text:p>1361131</text:p>
          </table:table-cell>
          <table:table-cell office:value-type="float" office:value="1632615" calcext:value-type="float">
            <text:p>1632615</text:p>
          </table:table-cell>
          <table:table-cell office:value-type="float" office:value="1645610" calcext:value-type="float">
            <text:p>1645610</text:p>
          </table:table-cell>
          <table:table-cell office:value-type="float" office:value="1112302" calcext:value-type="float">
            <text:p>1112302</text:p>
          </table:table-cell>
          <table:table-cell office:value-type="float" office:value="1064418" calcext:value-type="float">
            <text:p>1064418</text:p>
          </table:table-cell>
          <table:table-cell office:value-type="float" office:value="1009503" calcext:value-type="float">
            <text:p>1009503</text:p>
          </table:table-cell>
          <table:table-cell office:value-type="float" office:value="1657505" calcext:value-type="float">
            <text:p>1657505</text:p>
          </table:table-cell>
          <table:table-cell office:value-type="float" office:value="5" calcext:value-type="float">
            <text:p>5</text:p>
          </table:table-cell>
          <table:table-cell office:value-type="float" office:value="0.811297394191908" calcext:value-type="float">
            <text:p>0.811297394191908</text:p>
          </table:table-cell>
          <table:table-cell office:value-type="float" office:value="0.97311448730403" calcext:value-type="float">
            <text:p>0.97311448730403</text:p>
          </table:table-cell>
          <table:table-cell office:value-type="float" office:value="0.980860111815943" calcext:value-type="float">
            <text:p>0.980860111815943</text:p>
          </table:table-cell>
          <table:table-cell office:value-type="float" office:value="0.662983734963385" calcext:value-type="float">
            <text:p>0.662983734963385</text:p>
          </table:table-cell>
          <table:table-cell office:value-type="float" office:value="0.634442643456774" calcext:value-type="float">
            <text:p>0.634442643456774</text:p>
          </table:table-cell>
          <table:table-cell office:value-type="float" office:value="0.601710748876423" calcext:value-type="float">
            <text:p>0.601710748876423</text:p>
          </table:table-cell>
          <table:table-cell office:value-type="float" office:value="0.987950085157166" calcext:value-type="float">
            <text:p>0.987950085157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403253007323" calcext:value-type="float">
            <text:p>-117.403253007323</text:p>
          </table:table-cell>
          <table:table-cell office:value-type="float" office:value="-123.111471308645" calcext:value-type="float">
            <text:p>-123.111471308645</text:p>
          </table:table-cell>
          <table:table-cell office:value-type="float" office:value="-129.657850224716" calcext:value-type="float">
            <text:p>-129.6578502247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00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229910160608" calcext:value-type="float">
            <text:p>79.6229910160608</text:p>
          </table:table-cell>
          <table:table-cell office:value-type="float" office:value="981.975379320937" calcext:value-type="float">
            <text:p>981.97537932093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40" calcext:value-type="float">
            <text:p>1364840</text:p>
          </table:table-cell>
          <table:table-cell office:value-type="float" office:value="1632151" calcext:value-type="float">
            <text:p>1632151</text:p>
          </table:table-cell>
          <table:table-cell office:value-type="float" office:value="1645493" calcext:value-type="float">
            <text:p>1645493</text:p>
          </table:table-cell>
          <table:table-cell office:value-type="float" office:value="1105847" calcext:value-type="float">
            <text:p>1105847</text:p>
          </table:table-cell>
          <table:table-cell office:value-type="float" office:value="1064718" calcext:value-type="float">
            <text:p>1064718</text:p>
          </table:table-cell>
          <table:table-cell office:value-type="float" office:value="1010681" calcext:value-type="float">
            <text:p>1010681</text:p>
          </table:table-cell>
          <table:table-cell office:value-type="float" office:value="1656329" calcext:value-type="float">
            <text:p>1656329</text:p>
          </table:table-cell>
          <table:table-cell office:value-type="float" office:value="5" calcext:value-type="float">
            <text:p>5</text:p>
          </table:table-cell>
          <table:table-cell office:value-type="float" office:value="0.813508130730168" calcext:value-type="float">
            <text:p>0.813508130730168</text:p>
          </table:table-cell>
          <table:table-cell office:value-type="float" office:value="0.972837921719303" calcext:value-type="float">
            <text:p>0.972837921719303</text:p>
          </table:table-cell>
          <table:table-cell office:value-type="float" office:value="0.980790374373242" calcext:value-type="float">
            <text:p>0.980790374373242</text:p>
          </table:table-cell>
          <table:table-cell office:value-type="float" office:value="0.659136254684479" calcext:value-type="float">
            <text:p>0.659136254684479</text:p>
          </table:table-cell>
          <table:table-cell office:value-type="float" office:value="0.634621457412417" calcext:value-type="float">
            <text:p>0.634621457412417</text:p>
          </table:table-cell>
          <table:table-cell office:value-type="float" office:value="0.602412891675578" calcext:value-type="float">
            <text:p>0.602412891675578</text:p>
          </table:table-cell>
          <table:table-cell office:value-type="float" office:value="0.987249134451048" calcext:value-type="float">
            <text:p>0.987249134451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172749063104" calcext:value-type="float">
            <text:p>-118.172749063104</text:p>
          </table:table-cell>
          <table:table-cell office:value-type="float" office:value="-123.075708517517" calcext:value-type="float">
            <text:p>-123.075708517517</text:p>
          </table:table-cell>
          <table:table-cell office:value-type="float" office:value="-129.517421664884" calcext:value-type="float">
            <text:p>-129.5174216648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02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390257600603" calcext:value-type="float">
            <text:p>79.6390257600603</text:p>
          </table:table-cell>
          <table:table-cell office:value-type="float" office:value="982.030419363203" calcext:value-type="float">
            <text:p>982.0304193632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101" calcext:value-type="float">
            <text:p>1368101</text:p>
          </table:table-cell>
          <table:table-cell office:value-type="float" office:value="1633335" calcext:value-type="float">
            <text:p>1633335</text:p>
          </table:table-cell>
          <table:table-cell office:value-type="float" office:value="1647521" calcext:value-type="float">
            <text:p>1647521</text:p>
          </table:table-cell>
          <table:table-cell office:value-type="float" office:value="1113676" calcext:value-type="float">
            <text:p>1113676</text:p>
          </table:table-cell>
          <table:table-cell office:value-type="float" office:value="1055424" calcext:value-type="float">
            <text:p>1055424</text:p>
          </table:table-cell>
          <table:table-cell office:value-type="float" office:value="1007096" calcext:value-type="float">
            <text:p>1007096</text:p>
          </table:table-cell>
          <table:table-cell office:value-type="float" office:value="1657371" calcext:value-type="float">
            <text:p>1657371</text:p>
          </table:table-cell>
          <table:table-cell office:value-type="float" office:value="5" calcext:value-type="float">
            <text:p>5</text:p>
          </table:table-cell>
          <table:table-cell office:value-type="float" office:value="0.815451838428001" calcext:value-type="float">
            <text:p>0.815451838428001</text:p>
          </table:table-cell>
          <table:table-cell office:value-type="float" office:value="0.973543640797572" calcext:value-type="float">
            <text:p>0.973543640797572</text:p>
          </table:table-cell>
          <table:table-cell office:value-type="float" office:value="0.981999156713385" calcext:value-type="float">
            <text:p>0.981999156713385</text:p>
          </table:table-cell>
          <table:table-cell office:value-type="float" office:value="0.663802702880228" calcext:value-type="float">
            <text:p>0.663802702880228</text:p>
          </table:table-cell>
          <table:table-cell office:value-type="float" office:value="0.629081801066613" calcext:value-type="float">
            <text:p>0.629081801066613</text:p>
          </table:table-cell>
          <table:table-cell office:value-type="float" office:value="0.600276064905651" calcext:value-type="float">
            <text:p>0.600276064905651</text:p>
          </table:table-cell>
          <table:table-cell office:value-type="float" office:value="0.987870214923646" calcext:value-type="float">
            <text:p>0.9878702149236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239459423954" calcext:value-type="float">
            <text:p>-117.239459423954</text:p>
          </table:table-cell>
          <table:table-cell office:value-type="float" office:value="-124.183639786677" calcext:value-type="float">
            <text:p>-124.183639786677</text:p>
          </table:table-cell>
          <table:table-cell office:value-type="float" office:value="-129.94478701887" calcext:value-type="float">
            <text:p>-129.944787018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04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069561949889" calcext:value-type="float">
            <text:p>79.6069561949889</text:p>
          </table:table-cell>
          <table:table-cell office:value-type="float" office:value="982.002899331174" calcext:value-type="float">
            <text:p>982.0028993311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622" calcext:value-type="float">
            <text:p>1350622</text:p>
          </table:table-cell>
          <table:table-cell office:value-type="float" office:value="1634174" calcext:value-type="float">
            <text:p>1634174</text:p>
          </table:table-cell>
          <table:table-cell office:value-type="float" office:value="1648435" calcext:value-type="float">
            <text:p>1648435</text:p>
          </table:table-cell>
          <table:table-cell office:value-type="float" office:value="1164067" calcext:value-type="float">
            <text:p>1164067</text:p>
          </table:table-cell>
          <table:table-cell office:value-type="float" office:value="1018520" calcext:value-type="float">
            <text:p>1018520</text:p>
          </table:table-cell>
          <table:table-cell office:value-type="float" office:value="991926" calcext:value-type="float">
            <text:p>991926</text:p>
          </table:table-cell>
          <table:table-cell office:value-type="float" office:value="1655381" calcext:value-type="float">
            <text:p>1655381</text:p>
          </table:table-cell>
          <table:table-cell office:value-type="float" office:value="5" calcext:value-type="float">
            <text:p>5</text:p>
          </table:table-cell>
          <table:table-cell office:value-type="float" office:value="0.805033541325753" calcext:value-type="float">
            <text:p>0.805033541325753</text:p>
          </table:table-cell>
          <table:table-cell office:value-type="float" office:value="0.974043723826852" calcext:value-type="float">
            <text:p>0.974043723826852</text:p>
          </table:table-cell>
          <table:table-cell office:value-type="float" office:value="0.982543943231576" calcext:value-type="float">
            <text:p>0.982543943231576</text:p>
          </table:table-cell>
          <table:table-cell office:value-type="float" office:value="0.693838083009491" calcext:value-type="float">
            <text:p>0.693838083009491</text:p>
          </table:table-cell>
          <table:table-cell office:value-type="float" office:value="0.607085300336516" calcext:value-type="float">
            <text:p>0.607085300336516</text:p>
          </table:table-cell>
          <table:table-cell office:value-type="float" office:value="0.591234039215331" calcext:value-type="float">
            <text:p>0.591234039215331</text:p>
          </table:table-cell>
          <table:table-cell office:value-type="float" office:value="0.986684082351218" calcext:value-type="float">
            <text:p>0.986684082351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232383398102" calcext:value-type="float">
            <text:p>-111.232383398102</text:p>
          </table:table-cell>
          <table:table-cell office:value-type="float" office:value="-128.582939932697" calcext:value-type="float">
            <text:p>-128.582939932697</text:p>
          </table:table-cell>
          <table:table-cell office:value-type="float" office:value="-131.753192156934" calcext:value-type="float">
            <text:p>-131.7531921569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07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239240684988" calcext:value-type="float">
            <text:p>79.6239240684988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260" calcext:value-type="float">
            <text:p>1344260</text:p>
          </table:table-cell>
          <table:table-cell office:value-type="float" office:value="1632237" calcext:value-type="float">
            <text:p>1632237</text:p>
          </table:table-cell>
          <table:table-cell office:value-type="float" office:value="1647413" calcext:value-type="float">
            <text:p>1647413</text:p>
          </table:table-cell>
          <table:table-cell office:value-type="float" office:value="1170029" calcext:value-type="float">
            <text:p>1170029</text:p>
          </table:table-cell>
          <table:table-cell office:value-type="float" office:value="1019136" calcext:value-type="float">
            <text:p>1019136</text:p>
          </table:table-cell>
          <table:table-cell office:value-type="float" office:value="993490" calcext:value-type="float">
            <text:p>993490</text:p>
          </table:table-cell>
          <table:table-cell office:value-type="float" office:value="1653432" calcext:value-type="float">
            <text:p>1653432</text:p>
          </table:table-cell>
          <table:table-cell office:value-type="float" office:value="5" calcext:value-type="float">
            <text:p>5</text:p>
          </table:table-cell>
          <table:table-cell office:value-type="float" office:value="0.801241493373095" calcext:value-type="float">
            <text:p>0.801241493373095</text:p>
          </table:table-cell>
          <table:table-cell office:value-type="float" office:value="0.972889181719921" calcext:value-type="float">
            <text:p>0.972889181719921</text:p>
          </table:table-cell>
          <table:table-cell office:value-type="float" office:value="0.981934783689354" calcext:value-type="float">
            <text:p>0.981934783689354</text:p>
          </table:table-cell>
          <table:table-cell office:value-type="float" office:value="0.697391712354626" calcext:value-type="float">
            <text:p>0.697391712354626</text:p>
          </table:table-cell>
          <table:table-cell office:value-type="float" office:value="0.607452464992102" calcext:value-type="float">
            <text:p>0.607452464992102</text:p>
          </table:table-cell>
          <table:table-cell office:value-type="float" office:value="0.592166255970747" calcext:value-type="float">
            <text:p>0.592166255970747</text:p>
          </table:table-cell>
          <table:table-cell office:value-type="float" office:value="0.98552238768606" calcext:value-type="float">
            <text:p>0.98552238768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521657529075" calcext:value-type="float">
            <text:p>-110.521657529075</text:p>
          </table:table-cell>
          <table:table-cell office:value-type="float" office:value="-128.50950700158" calcext:value-type="float">
            <text:p>-128.50950700158</text:p>
          </table:table-cell>
          <table:table-cell office:value-type="float" office:value="-131.566748805851" calcext:value-type="float">
            <text:p>-131.5667488058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09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288025299026" calcext:value-type="float">
            <text:p>79.6288025299026</text:p>
          </table:table-cell>
          <table:table-cell office:value-type="float" office:value="981.956372296306" calcext:value-type="float">
            <text:p>981.9563722963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239" calcext:value-type="float">
            <text:p>1355239</text:p>
          </table:table-cell>
          <table:table-cell office:value-type="float" office:value="1634320" calcext:value-type="float">
            <text:p>1634320</text:p>
          </table:table-cell>
          <table:table-cell office:value-type="float" office:value="1646632" calcext:value-type="float">
            <text:p>1646632</text:p>
          </table:table-cell>
          <table:table-cell office:value-type="float" office:value="1108483" calcext:value-type="float">
            <text:p>1108483</text:p>
          </table:table-cell>
          <table:table-cell office:value-type="float" office:value="1015043" calcext:value-type="float">
            <text:p>1015043</text:p>
          </table:table-cell>
          <table:table-cell office:value-type="float" office:value="1069949" calcext:value-type="float">
            <text:p>1069949</text:p>
          </table:table-cell>
          <table:table-cell office:value-type="float" office:value="1650697" calcext:value-type="float">
            <text:p>1650697</text:p>
          </table:table-cell>
          <table:table-cell office:value-type="float" office:value="5" calcext:value-type="float">
            <text:p>5</text:p>
          </table:table-cell>
          <table:table-cell office:value-type="float" office:value="0.80778548810309" calcext:value-type="float">
            <text:p>0.80778548810309</text:p>
          </table:table-cell>
          <table:table-cell office:value-type="float" office:value="0.974130746618598" calcext:value-type="float">
            <text:p>0.974130746618598</text:p>
          </table:table-cell>
          <table:table-cell office:value-type="float" office:value="0.981469271358165" calcext:value-type="float">
            <text:p>0.981469271358165</text:p>
          </table:table-cell>
          <table:table-cell office:value-type="float" office:value="0.660707433308057" calcext:value-type="float">
            <text:p>0.660707433308057</text:p>
          </table:table-cell>
          <table:table-cell office:value-type="float" office:value="0.60501284659062" calcext:value-type="float">
            <text:p>0.60501284659062</text:p>
          </table:table-cell>
          <table:table-cell office:value-type="float" office:value="0.637739376752302" calcext:value-type="float">
            <text:p>0.637739376752302</text:p>
          </table:table-cell>
          <table:table-cell office:value-type="float" office:value="0.98389220045712" calcext:value-type="float">
            <text:p>0.98389220045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858513338389" calcext:value-type="float">
            <text:p>-117.858513338389</text:p>
          </table:table-cell>
          <table:table-cell office:value-type="float" office:value="-128.997430681876" calcext:value-type="float">
            <text:p>-128.997430681876</text:p>
          </table:table-cell>
          <table:table-cell office:value-type="float" office:value="-122.45212464954" calcext:value-type="float">
            <text:p>-122.452124649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11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390257600603" calcext:value-type="float">
            <text:p>79.6390257600603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41" calcext:value-type="float">
            <text:p>1374141</text:p>
          </table:table-cell>
          <table:table-cell office:value-type="float" office:value="1635157" calcext:value-type="float">
            <text:p>1635157</text:p>
          </table:table-cell>
          <table:table-cell office:value-type="float" office:value="1643837" calcext:value-type="float">
            <text:p>1643837</text:p>
          </table:table-cell>
          <table:table-cell office:value-type="float" office:value="1085650" calcext:value-type="float">
            <text:p>1085650</text:p>
          </table:table-cell>
          <table:table-cell office:value-type="float" office:value="1010240" calcext:value-type="float">
            <text:p>1010240</text:p>
          </table:table-cell>
          <table:table-cell office:value-type="float" office:value="1104863" calcext:value-type="float">
            <text:p>1104863</text:p>
          </table:table-cell>
          <table:table-cell office:value-type="float" office:value="1649379" calcext:value-type="float">
            <text:p>1649379</text:p>
          </table:table-cell>
          <table:table-cell office:value-type="float" office:value="5" calcext:value-type="float">
            <text:p>5</text:p>
          </table:table-cell>
          <table:table-cell office:value-type="float" office:value="0.819051959401603" calcext:value-type="float">
            <text:p>0.819051959401603</text:p>
          </table:table-cell>
          <table:table-cell office:value-type="float" office:value="0.974629637554841" calcext:value-type="float">
            <text:p>0.974629637554841</text:p>
          </table:table-cell>
          <table:table-cell office:value-type="float" office:value="0.979803321338096" calcext:value-type="float">
            <text:p>0.979803321338096</text:p>
          </table:table-cell>
          <table:table-cell office:value-type="float" office:value="0.64709790314411" calcext:value-type="float">
            <text:p>0.64709790314411</text:p>
          </table:table-cell>
          <table:table-cell office:value-type="float" office:value="0.602150035160784" calcext:value-type="float">
            <text:p>0.602150035160784</text:p>
          </table:table-cell>
          <table:table-cell office:value-type="float" office:value="0.658549744909971" calcext:value-type="float">
            <text:p>0.658549744909971</text:p>
          </table:table-cell>
          <table:table-cell office:value-type="float" office:value="0.983106611145331" calcext:value-type="float">
            <text:p>0.983106611145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580419371178" calcext:value-type="float">
            <text:p>-120.580419371178</text:p>
          </table:table-cell>
          <table:table-cell office:value-type="float" office:value="-129.569992967843" calcext:value-type="float">
            <text:p>-129.569992967843</text:p>
          </table:table-cell>
          <table:table-cell office:value-type="float" office:value="-118.290051018006" calcext:value-type="float">
            <text:p>-118.290051018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13</text:p>
          </table:table-cell>
          <table:table-cell office:value-type="float" office:value="25.6606851998949" calcext:value-type="float">
            <text:p>25.6606851998949</text:p>
          </table:table-cell>
          <table:table-cell office:value-type="float" office:value="79.6380923116964" calcext:value-type="float">
            <text:p>79.6380923116964</text:p>
          </table:table-cell>
          <table:table-cell office:value-type="float" office:value="982.013392170993" calcext:value-type="float">
            <text:p>982.01339217099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046" calcext:value-type="float">
            <text:p>1369046</text:p>
          </table:table-cell>
          <table:table-cell office:value-type="float" office:value="1634074" calcext:value-type="float">
            <text:p>1634074</text:p>
          </table:table-cell>
          <table:table-cell office:value-type="float" office:value="1641814" calcext:value-type="float">
            <text:p>1641814</text:p>
          </table:table-cell>
          <table:table-cell office:value-type="float" office:value="1049343" calcext:value-type="float">
            <text:p>1049343</text:p>
          </table:table-cell>
          <table:table-cell office:value-type="float" office:value="1130315" calcext:value-type="float">
            <text:p>1130315</text:p>
          </table:table-cell>
          <table:table-cell office:value-type="float" office:value="1024968" calcext:value-type="float">
            <text:p>1024968</text:p>
          </table:table-cell>
          <table:table-cell office:value-type="float" office:value="1655956" calcext:value-type="float">
            <text:p>1655956</text:p>
          </table:table-cell>
          <table:table-cell office:value-type="float" office:value="5" calcext:value-type="float">
            <text:p>5</text:p>
          </table:table-cell>
          <table:table-cell office:value-type="float" office:value="0.816015102388275" calcext:value-type="float">
            <text:p>0.816015102388275</text:p>
          </table:table-cell>
          <table:table-cell office:value-type="float" office:value="0.973984119174972" calcext:value-type="float">
            <text:p>0.973984119174972</text:p>
          </table:table-cell>
          <table:table-cell office:value-type="float" office:value="0.978597519230547" calcext:value-type="float">
            <text:p>0.978597519230547</text:p>
          </table:table-cell>
          <table:table-cell office:value-type="float" office:value="0.625457242185741" calcext:value-type="float">
            <text:p>0.625457242185741</text:p>
          </table:table-cell>
          <table:table-cell office:value-type="float" office:value="0.673720320906677" calcext:value-type="float">
            <text:p>0.673720320906677</text:p>
          </table:table-cell>
          <table:table-cell office:value-type="float" office:value="0.610928608289791" calcext:value-type="float">
            <text:p>0.610928608289791</text:p>
          </table:table-cell>
          <table:table-cell office:value-type="float" office:value="0.987026809099532" calcext:value-type="float">
            <text:p>0.987026809099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908551562852" calcext:value-type="float">
            <text:p>-124.908551562852</text:p>
          </table:table-cell>
          <table:table-cell office:value-type="float" office:value="-115.255935818665" calcext:value-type="float">
            <text:p>-115.255935818665</text:p>
          </table:table-cell>
          <table:table-cell office:value-type="float" office:value="-127.814278342042" calcext:value-type="float">
            <text:p>-127.814278342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15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497155465753" calcext:value-type="float">
            <text:p>79.6497155465753</text:p>
          </table:table-cell>
          <table:table-cell office:value-type="float" office:value="981.975379320937" calcext:value-type="float">
            <text:p>981.97537932093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018" calcext:value-type="float">
            <text:p>1359018</text:p>
          </table:table-cell>
          <table:table-cell office:value-type="float" office:value="1631323" calcext:value-type="float">
            <text:p>1631323</text:p>
          </table:table-cell>
          <table:table-cell office:value-type="float" office:value="1640739" calcext:value-type="float">
            <text:p>1640739</text:p>
          </table:table-cell>
          <table:table-cell office:value-type="float" office:value="1045383" calcext:value-type="float">
            <text:p>1045383</text:p>
          </table:table-cell>
          <table:table-cell office:value-type="float" office:value="1130368" calcext:value-type="float">
            <text:p>1130368</text:p>
          </table:table-cell>
          <table:table-cell office:value-type="float" office:value="1025908" calcext:value-type="float">
            <text:p>1025908</text:p>
          </table:table-cell>
          <table:table-cell office:value-type="float" office:value="1655380" calcext:value-type="float">
            <text:p>1655380</text:p>
          </table:table-cell>
          <table:table-cell office:value-type="float" office:value="5" calcext:value-type="float">
            <text:p>5</text:p>
          </table:table-cell>
          <table:table-cell office:value-type="float" office:value="0.810037947897667" calcext:value-type="float">
            <text:p>0.810037947897667</text:p>
          </table:table-cell>
          <table:table-cell office:value-type="float" office:value="0.97234439520173" calcext:value-type="float">
            <text:p>0.97234439520173</text:p>
          </table:table-cell>
          <table:table-cell office:value-type="float" office:value="0.977956769222828" calcext:value-type="float">
            <text:p>0.977956769222828</text:p>
          </table:table-cell>
          <table:table-cell office:value-type="float" office:value="0.62309689797126" calcext:value-type="float">
            <text:p>0.62309689797126</text:p>
          </table:table-cell>
          <table:table-cell office:value-type="float" office:value="0.673751911372174" calcext:value-type="float">
            <text:p>0.673751911372174</text:p>
          </table:table-cell>
          <table:table-cell office:value-type="float" office:value="0.611488892017471" calcext:value-type="float">
            <text:p>0.611488892017471</text:p>
          </table:table-cell>
          <table:table-cell office:value-type="float" office:value="0.986683486304699" calcext:value-type="float">
            <text:p>0.986683486304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80620405748" calcext:value-type="float">
            <text:p>-125.380620405748</text:p>
          </table:table-cell>
          <table:table-cell office:value-type="float" office:value="-115.249617725565" calcext:value-type="float">
            <text:p>-115.249617725565</text:p>
          </table:table-cell>
          <table:table-cell office:value-type="float" office:value="-127.702221596506" calcext:value-type="float">
            <text:p>-127.7022215965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18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448374270322" calcext:value-type="float">
            <text:p>79.6448374270322</text:p>
          </table:table-cell>
          <table:table-cell office:value-type="float" office:value="982.011412752857" calcext:value-type="float">
            <text:p>982.0114127528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73" calcext:value-type="float">
            <text:p>1374573</text:p>
          </table:table-cell>
          <table:table-cell office:value-type="float" office:value="1631419" calcext:value-type="float">
            <text:p>1631419</text:p>
          </table:table-cell>
          <table:table-cell office:value-type="float" office:value="1644418" calcext:value-type="float">
            <text:p>1644418</text:p>
          </table:table-cell>
          <table:table-cell office:value-type="float" office:value="1105328" calcext:value-type="float">
            <text:p>1105328</text:p>
          </table:table-cell>
          <table:table-cell office:value-type="float" office:value="1066890" calcext:value-type="float">
            <text:p>1066890</text:p>
          </table:table-cell>
          <table:table-cell office:value-type="float" office:value="1011777" calcext:value-type="float">
            <text:p>1011777</text:p>
          </table:table-cell>
          <table:table-cell office:value-type="float" office:value="1655708" calcext:value-type="float">
            <text:p>1655708</text:p>
          </table:table-cell>
          <table:table-cell office:value-type="float" office:value="5" calcext:value-type="float">
            <text:p>5</text:p>
          </table:table-cell>
          <table:table-cell office:value-type="float" office:value="0.819309451497728" calcext:value-type="float">
            <text:p>0.819309451497728</text:p>
          </table:table-cell>
          <table:table-cell office:value-type="float" office:value="0.972401615667536" calcext:value-type="float">
            <text:p>0.972401615667536</text:p>
          </table:table-cell>
          <table:table-cell office:value-type="float" office:value="0.980149624365523" calcext:value-type="float">
            <text:p>0.980149624365523</text:p>
          </table:table-cell>
          <table:table-cell office:value-type="float" office:value="0.658826906541217" calcext:value-type="float">
            <text:p>0.658826906541217</text:p>
          </table:table-cell>
          <table:table-cell office:value-type="float" office:value="0.635916070451268" calcext:value-type="float">
            <text:p>0.635916070451268</text:p>
          </table:table-cell>
          <table:table-cell office:value-type="float" office:value="0.603066158660192" calcext:value-type="float">
            <text:p>0.603066158660192</text:p>
          </table:table-cell>
          <table:table-cell office:value-type="float" office:value="0.986878989562868" calcext:value-type="float">
            <text:p>0.986878989562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234618691757" calcext:value-type="float">
            <text:p>-118.234618691757</text:p>
          </table:table-cell>
          <table:table-cell office:value-type="float" office:value="-122.816785909746" calcext:value-type="float">
            <text:p>-122.816785909746</text:p>
          </table:table-cell>
          <table:table-cell office:value-type="float" office:value="-129.386768267962" calcext:value-type="float">
            <text:p>-129.3867682679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20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550604269874" calcext:value-type="float">
            <text:p>79.6550604269874</text:p>
          </table:table-cell>
          <table:table-cell office:value-type="float" office:value="981.975379320937" calcext:value-type="float">
            <text:p>981.97537932093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086" calcext:value-type="float">
            <text:p>1347086</text:p>
          </table:table-cell>
          <table:table-cell office:value-type="float" office:value="1632056" calcext:value-type="float">
            <text:p>1632056</text:p>
          </table:table-cell>
          <table:table-cell office:value-type="float" office:value="1646409" calcext:value-type="float">
            <text:p>1646409</text:p>
          </table:table-cell>
          <table:table-cell office:value-type="float" office:value="1175191" calcext:value-type="float">
            <text:p>1175191</text:p>
          </table:table-cell>
          <table:table-cell office:value-type="float" office:value="1016684" calcext:value-type="float">
            <text:p>1016684</text:p>
          </table:table-cell>
          <table:table-cell office:value-type="float" office:value="1000134" calcext:value-type="float">
            <text:p>1000134</text:p>
          </table:table-cell>
          <table:table-cell office:value-type="float" office:value="1651327" calcext:value-type="float">
            <text:p>1651327</text:p>
          </table:table-cell>
          <table:table-cell office:value-type="float" office:value="5" calcext:value-type="float">
            <text:p>5</text:p>
          </table:table-cell>
          <table:table-cell office:value-type="float" office:value="0.802925920835247" calcext:value-type="float">
            <text:p>0.802925920835247</text:p>
          </table:table-cell>
          <table:table-cell office:value-type="float" office:value="0.972781297300017" calcext:value-type="float">
            <text:p>0.972781297300017</text:p>
          </table:table-cell>
          <table:table-cell office:value-type="float" office:value="0.98133635298447" calcext:value-type="float">
            <text:p>0.98133635298447</text:p>
          </table:table-cell>
          <table:table-cell office:value-type="float" office:value="0.700468504484714" calcext:value-type="float">
            <text:p>0.700468504484714</text:p>
          </table:table-cell>
          <table:table-cell office:value-type="float" office:value="0.605990958927984" calcext:value-type="float">
            <text:p>0.605990958927984</text:p>
          </table:table-cell>
          <table:table-cell office:value-type="float" office:value="0.596126389041709" calcext:value-type="float">
            <text:p>0.596126389041709</text:p>
          </table:table-cell>
          <table:table-cell office:value-type="float" office:value="0.984267709763969" calcext:value-type="float">
            <text:p>0.984267709763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06299103057" calcext:value-type="float">
            <text:p>-109.906299103057</text:p>
          </table:table-cell>
          <table:table-cell office:value-type="float" office:value="-128.801808214403" calcext:value-type="float">
            <text:p>-128.801808214403</text:p>
          </table:table-cell>
          <table:table-cell office:value-type="float" office:value="-130.774722191658" calcext:value-type="float">
            <text:p>-130.7747221916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23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6404258608255" calcext:value-type="float">
            <text:p>79.6404258608255</text:p>
          </table:table-cell>
          <table:table-cell office:value-type="float" office:value="981.973398332946" calcext:value-type="float">
            <text:p>981.9733983329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432" calcext:value-type="float">
            <text:p>1358432</text:p>
          </table:table-cell>
          <table:table-cell office:value-type="float" office:value="1637144" calcext:value-type="float">
            <text:p>1637144</text:p>
          </table:table-cell>
          <table:table-cell office:value-type="float" office:value="1641804" calcext:value-type="float">
            <text:p>1641804</text:p>
          </table:table-cell>
          <table:table-cell office:value-type="float" office:value="1065194" calcext:value-type="float">
            <text:p>1065194</text:p>
          </table:table-cell>
          <table:table-cell office:value-type="float" office:value="1033543" calcext:value-type="float">
            <text:p>1033543</text:p>
          </table:table-cell>
          <table:table-cell office:value-type="float" office:value="1115911" calcext:value-type="float">
            <text:p>1115911</text:p>
          </table:table-cell>
          <table:table-cell office:value-type="float" office:value="1650436" calcext:value-type="float">
            <text:p>1650436</text:p>
          </table:table-cell>
          <table:table-cell office:value-type="float" office:value="5" calcext:value-type="float">
            <text:p>5</text:p>
          </table:table-cell>
          <table:table-cell office:value-type="float" office:value="0.809688664637645" calcext:value-type="float">
            <text:p>0.809688664637645</text:p>
          </table:table-cell>
          <table:table-cell office:value-type="float" office:value="0.975813981987713" calcext:value-type="float">
            <text:p>0.975813981987713</text:p>
          </table:table-cell>
          <table:table-cell office:value-type="float" office:value="0.978591558765359" calcext:value-type="float">
            <text:p>0.978591558765359</text:p>
          </table:table-cell>
          <table:table-cell office:value-type="float" office:value="0.634905175555369" calcext:value-type="float">
            <text:p>0.634905175555369</text:p>
          </table:table-cell>
          <table:table-cell office:value-type="float" office:value="0.616039707188571" calcext:value-type="float">
            <text:p>0.616039707188571</text:p>
          </table:table-cell>
          <table:table-cell office:value-type="float" office:value="0.665134866849764" calcext:value-type="float">
            <text:p>0.665134866849764</text:p>
          </table:table-cell>
          <table:table-cell office:value-type="float" office:value="0.983736632315711" calcext:value-type="float">
            <text:p>0.983736632315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18964888926" calcext:value-type="float">
            <text:p>-123.018964888926</text:p>
          </table:table-cell>
          <table:table-cell office:value-type="float" office:value="-126.792058562286" calcext:value-type="float">
            <text:p>-126.792058562286</text:p>
          </table:table-cell>
          <table:table-cell office:value-type="float" office:value="-116.973026630047" calcext:value-type="float">
            <text:p>-116.9730266300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25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506491950828" calcext:value-type="float">
            <text:p>79.6506491950828</text:p>
          </table:table-cell>
          <table:table-cell office:value-type="float" office:value="982.019926210879" calcext:value-type="float">
            <text:p>982.0199262108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657" calcext:value-type="float">
            <text:p>1353657</text:p>
          </table:table-cell>
          <table:table-cell office:value-type="float" office:value="1631880" calcext:value-type="float">
            <text:p>1631880</text:p>
          </table:table-cell>
          <table:table-cell office:value-type="float" office:value="1638919" calcext:value-type="float">
            <text:p>1638919</text:p>
          </table:table-cell>
          <table:table-cell office:value-type="float" office:value="1044613" calcext:value-type="float">
            <text:p>1044613</text:p>
          </table:table-cell>
          <table:table-cell office:value-type="float" office:value="1117470" calcext:value-type="float">
            <text:p>1117470</text:p>
          </table:table-cell>
          <table:table-cell office:value-type="float" office:value="1032078" calcext:value-type="float">
            <text:p>1032078</text:p>
          </table:table-cell>
          <table:table-cell office:value-type="float" office:value="1653611" calcext:value-type="float">
            <text:p>1653611</text:p>
          </table:table-cell>
          <table:table-cell office:value-type="float" office:value="5" calcext:value-type="float">
            <text:p>5</text:p>
          </table:table-cell>
          <table:table-cell office:value-type="float" office:value="0.806842542510336" calcext:value-type="float">
            <text:p>0.806842542510336</text:p>
          </table:table-cell>
          <table:table-cell office:value-type="float" office:value="0.972676393112706" calcext:value-type="float">
            <text:p>0.972676393112706</text:p>
          </table:table-cell>
          <table:table-cell office:value-type="float" office:value="0.976871964558597" calcext:value-type="float">
            <text:p>0.976871964558597</text:p>
          </table:table-cell>
          <table:table-cell office:value-type="float" office:value="0.622637942151778" calcext:value-type="float">
            <text:p>0.622637942151778</text:p>
          </table:table-cell>
          <table:table-cell office:value-type="float" office:value="0.666064103372586" calcext:value-type="float">
            <text:p>0.666064103372586</text:p>
          </table:table-cell>
          <table:table-cell office:value-type="float" office:value="0.615166499038517" calcext:value-type="float">
            <text:p>0.615166499038517</text:p>
          </table:table-cell>
          <table:table-cell office:value-type="float" office:value="0.985629080012927" calcext:value-type="float">
            <text:p>0.9856290800129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472411569644" calcext:value-type="float">
            <text:p>-125.472411569644</text:p>
          </table:table-cell>
          <table:table-cell office:value-type="float" office:value="-116.787179325483" calcext:value-type="float">
            <text:p>-116.787179325483</text:p>
          </table:table-cell>
          <table:table-cell office:value-type="float" office:value="-126.966700192297" calcext:value-type="float">
            <text:p>-126.9667001922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27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5971987278149" calcext:value-type="float">
            <text:p>79.5971987278149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81" calcext:value-type="float">
            <text:p>1366781</text:p>
          </table:table-cell>
          <table:table-cell office:value-type="float" office:value="1633112" calcext:value-type="float">
            <text:p>1633112</text:p>
          </table:table-cell>
          <table:table-cell office:value-type="float" office:value="1642138" calcext:value-type="float">
            <text:p>1642138</text:p>
          </table:table-cell>
          <table:table-cell office:value-type="float" office:value="1046864" calcext:value-type="float">
            <text:p>1046864</text:p>
          </table:table-cell>
          <table:table-cell office:value-type="float" office:value="1129144" calcext:value-type="float">
            <text:p>1129144</text:p>
          </table:table-cell>
          <table:table-cell office:value-type="float" office:value="1024440" calcext:value-type="float">
            <text:p>1024440</text:p>
          </table:table-cell>
          <table:table-cell office:value-type="float" office:value="1656749" calcext:value-type="float">
            <text:p>1656749</text:p>
          </table:table-cell>
          <table:table-cell office:value-type="float" office:value="5" calcext:value-type="float">
            <text:p>5</text:p>
          </table:table-cell>
          <table:table-cell office:value-type="float" office:value="0.814665057023174" calcext:value-type="float">
            <text:p>0.814665057023174</text:p>
          </table:table-cell>
          <table:table-cell office:value-type="float" office:value="0.973410722423878" calcext:value-type="float">
            <text:p>0.973410722423878</text:p>
          </table:table-cell>
          <table:table-cell office:value-type="float" office:value="0.978790638302641" calcext:value-type="float">
            <text:p>0.978790638302641</text:p>
          </table:table-cell>
          <table:table-cell office:value-type="float" office:value="0.623979642865615" calcext:value-type="float">
            <text:p>0.623979642865615</text:p>
          </table:table-cell>
          <table:table-cell office:value-type="float" office:value="0.673022350433153" calcext:value-type="float">
            <text:p>0.673022350433153</text:p>
          </table:table-cell>
          <table:table-cell office:value-type="float" office:value="0.61061389572786" calcext:value-type="float">
            <text:p>0.61061389572786</text:p>
          </table:table-cell>
          <table:table-cell office:value-type="float" office:value="0.987499473988947" calcext:value-type="float">
            <text:p>0.987499473988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204071426877" calcext:value-type="float">
            <text:p>-125.204071426877</text:p>
          </table:table-cell>
          <table:table-cell office:value-type="float" office:value="-115.395529913369" calcext:value-type="float">
            <text:p>-115.395529913369</text:p>
          </table:table-cell>
          <table:table-cell office:value-type="float" office:value="-127.877220854428" calcext:value-type="float">
            <text:p>-127.877220854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29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6190454697453" calcext:value-type="float">
            <text:p>79.6190454697453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51" calcext:value-type="float">
            <text:p>1372451</text:p>
          </table:table-cell>
          <table:table-cell office:value-type="float" office:value="1633360" calcext:value-type="float">
            <text:p>1633360</text:p>
          </table:table-cell>
          <table:table-cell office:value-type="float" office:value="1642087" calcext:value-type="float">
            <text:p>1642087</text:p>
          </table:table-cell>
          <table:table-cell office:value-type="float" office:value="1128880" calcext:value-type="float">
            <text:p>1128880</text:p>
          </table:table-cell>
          <table:table-cell office:value-type="float" office:value="1013203" calcext:value-type="float">
            <text:p>1013203</text:p>
          </table:table-cell>
          <table:table-cell office:value-type="float" office:value="1048972" calcext:value-type="float">
            <text:p>1048972</text:p>
          </table:table-cell>
          <table:table-cell office:value-type="float" office:value="1648204" calcext:value-type="float">
            <text:p>1648204</text:p>
          </table:table-cell>
          <table:table-cell office:value-type="float" office:value="5" calcext:value-type="float">
            <text:p>5</text:p>
          </table:table-cell>
          <table:table-cell office:value-type="float" office:value="0.818044640784817" calcext:value-type="float">
            <text:p>0.818044640784817</text:p>
          </table:table-cell>
          <table:table-cell office:value-type="float" office:value="0.973558541960542" calcext:value-type="float">
            <text:p>0.973558541960542</text:p>
          </table:table-cell>
          <table:table-cell office:value-type="float" office:value="0.978760239930181" calcext:value-type="float">
            <text:p>0.978760239930181</text:p>
          </table:table-cell>
          <table:table-cell office:value-type="float" office:value="0.672864994152188" calcext:value-type="float">
            <text:p>0.672864994152188</text:p>
          </table:table-cell>
          <table:table-cell office:value-type="float" office:value="0.603916120996013" calcext:value-type="float">
            <text:p>0.603916120996013</text:p>
          </table:table-cell>
          <table:table-cell office:value-type="float" office:value="0.625236108927263" calcext:value-type="float">
            <text:p>0.625236108927263</text:p>
          </table:table-cell>
          <table:table-cell office:value-type="float" office:value="0.982406256485731" calcext:value-type="float">
            <text:p>0.982406256485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427001169562" calcext:value-type="float">
            <text:p>-115.427001169562</text:p>
          </table:table-cell>
          <table:table-cell office:value-type="float" office:value="-129.216775800797" calcext:value-type="float">
            <text:p>-129.216775800797</text:p>
          </table:table-cell>
          <table:table-cell office:value-type="float" office:value="-124.952778214547" calcext:value-type="float">
            <text:p>-124.9527782145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31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399591701412" calcext:value-type="float">
            <text:p>79.6399591701412</text:p>
          </table:table-cell>
          <table:table-cell office:value-type="float" office:value="981.992405742772" calcext:value-type="float">
            <text:p>981.9924057427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38" calcext:value-type="float">
            <text:p>1373538</text:p>
          </table:table-cell>
          <table:table-cell office:value-type="float" office:value="1635399" calcext:value-type="float">
            <text:p>1635399</text:p>
          </table:table-cell>
          <table:table-cell office:value-type="float" office:value="1642473" calcext:value-type="float">
            <text:p>1642473</text:p>
          </table:table-cell>
          <table:table-cell office:value-type="float" office:value="1068864" calcext:value-type="float">
            <text:p>1068864</text:p>
          </table:table-cell>
          <table:table-cell office:value-type="float" office:value="1002268" calcext:value-type="float">
            <text:p>1002268</text:p>
          </table:table-cell>
          <table:table-cell office:value-type="float" office:value="1124251" calcext:value-type="float">
            <text:p>1124251</text:p>
          </table:table-cell>
          <table:table-cell office:value-type="float" office:value="1649776" calcext:value-type="float">
            <text:p>1649776</text:p>
          </table:table-cell>
          <table:table-cell office:value-type="float" office:value="5" calcext:value-type="float">
            <text:p>5</text:p>
          </table:table-cell>
          <table:table-cell office:value-type="float" office:value="0.818692543350761" calcext:value-type="float">
            <text:p>0.818692543350761</text:p>
          </table:table-cell>
          <table:table-cell office:value-type="float" office:value="0.974773880812392" calcext:value-type="float">
            <text:p>0.974773880812392</text:p>
          </table:table-cell>
          <table:table-cell office:value-type="float" office:value="0.978990313886441" calcext:value-type="float">
            <text:p>0.978990313886441</text:p>
          </table:table-cell>
          <table:table-cell office:value-type="float" office:value="0.637092666279395" calcext:value-type="float">
            <text:p>0.637092666279395</text:p>
          </table:table-cell>
          <table:table-cell office:value-type="float" office:value="0.597398352312845" calcext:value-type="float">
            <text:p>0.597398352312845</text:p>
          </table:table-cell>
          <table:table-cell office:value-type="float" office:value="0.670105894816625" calcext:value-type="float">
            <text:p>0.670105894816625</text:p>
          </table:table-cell>
          <table:table-cell office:value-type="float" office:value="0.983343241613298" calcext:value-type="float">
            <text:p>0.983343241613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581466744121" calcext:value-type="float">
            <text:p>-122.581466744121</text:p>
          </table:table-cell>
          <table:table-cell office:value-type="float" office:value="-130.520329537431" calcext:value-type="float">
            <text:p>-130.520329537431</text:p>
          </table:table-cell>
          <table:table-cell office:value-type="float" office:value="-115.978821036675" calcext:value-type="float">
            <text:p>-115.9788210366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34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234575470652" calcext:value-type="float">
            <text:p>79.6234575470652</text:p>
          </table:table-cell>
          <table:table-cell office:value-type="float" office:value="981.928852100719" calcext:value-type="float">
            <text:p>981.92885210071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713" calcext:value-type="float">
            <text:p>1352713</text:p>
          </table:table-cell>
          <table:table-cell office:value-type="float" office:value="1629001" calcext:value-type="float">
            <text:p>1629001</text:p>
          </table:table-cell>
          <table:table-cell office:value-type="float" office:value="1634013" calcext:value-type="float">
            <text:p>1634013</text:p>
          </table:table-cell>
          <table:table-cell office:value-type="float" office:value="1044136" calcext:value-type="float">
            <text:p>1044136</text:p>
          </table:table-cell>
          <table:table-cell office:value-type="float" office:value="1126741" calcext:value-type="float">
            <text:p>1126741</text:p>
          </table:table-cell>
          <table:table-cell office:value-type="float" office:value="1024134" calcext:value-type="float">
            <text:p>1024134</text:p>
          </table:table-cell>
          <table:table-cell office:value-type="float" office:value="1649271" calcext:value-type="float">
            <text:p>1649271</text:p>
          </table:table-cell>
          <table:table-cell office:value-type="float" office:value="5" calcext:value-type="float">
            <text:p>5</text:p>
          </table:table-cell>
          <table:table-cell office:value-type="float" office:value="0.806279874596581" calcext:value-type="float">
            <text:p>0.806279874596581</text:p>
          </table:table-cell>
          <table:table-cell office:value-type="float" office:value="0.970960375185058" calcext:value-type="float">
            <text:p>0.970960375185058</text:p>
          </table:table-cell>
          <table:table-cell office:value-type="float" office:value="0.973947760337324" calcext:value-type="float">
            <text:p>0.973947760337324</text:p>
          </table:table-cell>
          <table:table-cell office:value-type="float" office:value="0.622353627962307" calcext:value-type="float">
            <text:p>0.622353627962307</text:p>
          </table:table-cell>
          <table:table-cell office:value-type="float" office:value="0.671590050648457" calcext:value-type="float">
            <text:p>0.671590050648457</text:p>
          </table:table-cell>
          <table:table-cell office:value-type="float" office:value="0.610431505493105" calcext:value-type="float">
            <text:p>0.610431505493105</text:p>
          </table:table-cell>
          <table:table-cell office:value-type="float" office:value="0.983042238121299" calcext:value-type="float">
            <text:p>0.983042238121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29274407539" calcext:value-type="float">
            <text:p>-125.529274407539</text:p>
          </table:table-cell>
          <table:table-cell office:value-type="float" office:value="-115.681989870309" calcext:value-type="float">
            <text:p>-115.681989870309</text:p>
          </table:table-cell>
          <table:table-cell office:value-type="float" office:value="-127.913698901379" calcext:value-type="float">
            <text:p>-127.9136989013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36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346141448244" calcext:value-type="float">
            <text:p>79.6346141448244</text:p>
          </table:table-cell>
          <table:table-cell office:value-type="float" office:value="981.964885296458" calcext:value-type="float">
            <text:p>981.96488529645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854" calcext:value-type="float">
            <text:p>1361854</text:p>
          </table:table-cell>
          <table:table-cell office:value-type="float" office:value="1628164" calcext:value-type="float">
            <text:p>1628164</text:p>
          </table:table-cell>
          <table:table-cell office:value-type="float" office:value="1641719" calcext:value-type="float">
            <text:p>1641719</text:p>
          </table:table-cell>
          <table:table-cell office:value-type="float" office:value="1128749" calcext:value-type="float">
            <text:p>1128749</text:p>
          </table:table-cell>
          <table:table-cell office:value-type="float" office:value="1045486" calcext:value-type="float">
            <text:p>1045486</text:p>
          </table:table-cell>
          <table:table-cell office:value-type="float" office:value="1008114" calcext:value-type="float">
            <text:p>1008114</text:p>
          </table:table-cell>
          <table:table-cell office:value-type="float" office:value="1652921" calcext:value-type="float">
            <text:p>1652921</text:p>
          </table:table-cell>
          <table:table-cell office:value-type="float" office:value="5" calcext:value-type="float">
            <text:p>5</text:p>
          </table:table-cell>
          <table:table-cell office:value-type="float" office:value="0.811728335825007" calcext:value-type="float">
            <text:p>0.811728335825007</text:p>
          </table:table-cell>
          <table:table-cell office:value-type="float" office:value="0.970461484248815" calcext:value-type="float">
            <text:p>0.970461484248815</text:p>
          </table:table-cell>
          <table:table-cell office:value-type="float" office:value="0.97854089481126" calcext:value-type="float">
            <text:p>0.97854089481126</text:p>
          </table:table-cell>
          <table:table-cell office:value-type="float" office:value="0.672786912058224" calcext:value-type="float">
            <text:p>0.672786912058224</text:p>
          </table:table-cell>
          <table:table-cell office:value-type="float" office:value="0.623158290762698" calcext:value-type="float">
            <text:p>0.623158290762698</text:p>
          </table:table-cell>
          <table:table-cell office:value-type="float" office:value="0.600882840261798" calcext:value-type="float">
            <text:p>0.600882840261798</text:p>
          </table:table-cell>
          <table:table-cell office:value-type="float" office:value="0.985217807914949" calcext:value-type="float">
            <text:p>0.985217807914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442617588355" calcext:value-type="float">
            <text:p>-115.442617588355</text:p>
          </table:table-cell>
          <table:table-cell office:value-type="float" office:value="-125.36834184746" calcext:value-type="float">
            <text:p>-125.36834184746</text:p>
          </table:table-cell>
          <table:table-cell office:value-type="float" office:value="-129.82343194764" calcext:value-type="float">
            <text:p>-129.823431947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38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336808539574" calcext:value-type="float">
            <text:p>79.6336808539574</text:p>
          </table:table-cell>
          <table:table-cell office:value-type="float" office:value="981.975379320937" calcext:value-type="float">
            <text:p>981.97537932093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798" calcext:value-type="float">
            <text:p>1345798</text:p>
          </table:table-cell>
          <table:table-cell office:value-type="float" office:value="1632410" calcext:value-type="float">
            <text:p>1632410</text:p>
          </table:table-cell>
          <table:table-cell office:value-type="float" office:value="1646424" calcext:value-type="float">
            <text:p>1646424</text:p>
          </table:table-cell>
          <table:table-cell office:value-type="float" office:value="1174290" calcext:value-type="float">
            <text:p>1174290</text:p>
          </table:table-cell>
          <table:table-cell office:value-type="float" office:value="1015173" calcext:value-type="float">
            <text:p>1015173</text:p>
          </table:table-cell>
          <table:table-cell office:value-type="float" office:value="997246" calcext:value-type="float">
            <text:p>997246</text:p>
          </table:table-cell>
          <table:table-cell office:value-type="float" office:value="1651952" calcext:value-type="float">
            <text:p>1651952</text:p>
          </table:table-cell>
          <table:table-cell office:value-type="float" office:value="5" calcext:value-type="float">
            <text:p>5</text:p>
          </table:table-cell>
          <table:table-cell office:value-type="float" office:value="0.802158212919022" calcext:value-type="float">
            <text:p>0.802158212919022</text:p>
          </table:table-cell>
          <table:table-cell office:value-type="float" office:value="0.972992297767675" calcext:value-type="float">
            <text:p>0.972992297767675</text:p>
          </table:table-cell>
          <table:table-cell office:value-type="float" office:value="0.981345293682253" calcext:value-type="float">
            <text:p>0.981345293682253</text:p>
          </table:table-cell>
          <table:table-cell office:value-type="float" office:value="0.699931466571267" calcext:value-type="float">
            <text:p>0.699931466571267</text:p>
          </table:table-cell>
          <table:table-cell office:value-type="float" office:value="0.605090332638065" calcext:value-type="float">
            <text:p>0.605090332638065</text:p>
          </table:table-cell>
          <table:table-cell office:value-type="float" office:value="0.594405006695391" calcext:value-type="float">
            <text:p>0.594405006695391</text:p>
          </table:table-cell>
          <table:table-cell office:value-type="float" office:value="0.984640238838224" calcext:value-type="float">
            <text:p>0.984640238838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013706685747" calcext:value-type="float">
            <text:p>-110.013706685747</text:p>
          </table:table-cell>
          <table:table-cell office:value-type="float" office:value="-128.981933472387" calcext:value-type="float">
            <text:p>-128.981933472387</text:p>
          </table:table-cell>
          <table:table-cell office:value-type="float" office:value="-131.118998660922" calcext:value-type="float">
            <text:p>-131.1189986609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40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336808539574" calcext:value-type="float">
            <text:p>79.6336808539574</text:p>
          </table:table-cell>
          <table:table-cell office:value-type="float" office:value="982.030419363203" calcext:value-type="float">
            <text:p>982.0304193632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592" calcext:value-type="float">
            <text:p>1352592</text:p>
          </table:table-cell>
          <table:table-cell office:value-type="float" office:value="1631387" calcext:value-type="float">
            <text:p>1631387</text:p>
          </table:table-cell>
          <table:table-cell office:value-type="float" office:value="1643489" calcext:value-type="float">
            <text:p>1643489</text:p>
          </table:table-cell>
          <table:table-cell office:value-type="float" office:value="1161245" calcext:value-type="float">
            <text:p>1161245</text:p>
          </table:table-cell>
          <table:table-cell office:value-type="float" office:value="1015534" calcext:value-type="float">
            <text:p>1015534</text:p>
          </table:table-cell>
          <table:table-cell office:value-type="float" office:value="1018966" calcext:value-type="float">
            <text:p>1018966</text:p>
          </table:table-cell>
          <table:table-cell office:value-type="float" office:value="1649315" calcext:value-type="float">
            <text:p>1649315</text:p>
          </table:table-cell>
          <table:table-cell office:value-type="float" office:value="5" calcext:value-type="float">
            <text:p>5</text:p>
          </table:table-cell>
          <table:table-cell office:value-type="float" office:value="0.806207752967805" calcext:value-type="float">
            <text:p>0.806207752967805</text:p>
          </table:table-cell>
          <table:table-cell office:value-type="float" office:value="0.972382542178934" calcext:value-type="float">
            <text:p>0.972382542178934</text:p>
          </table:table-cell>
          <table:table-cell office:value-type="float" office:value="0.97959589714955" calcext:value-type="float">
            <text:p>0.97959589714955</text:p>
          </table:table-cell>
          <table:table-cell office:value-type="float" office:value="0.692156039733415" calcext:value-type="float">
            <text:p>0.692156039733415</text:p>
          </table:table-cell>
          <table:table-cell office:value-type="float" office:value="0.605305505431355" calcext:value-type="float">
            <text:p>0.605305505431355</text:p>
          </table:table-cell>
          <table:table-cell office:value-type="float" office:value="0.607351137083904" calcext:value-type="float">
            <text:p>0.607351137083904</text:p>
          </table:table-cell>
          <table:table-cell office:value-type="float" office:value="0.983068464168127" calcext:value-type="float">
            <text:p>0.983068464168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68792053317" calcext:value-type="float">
            <text:p>-111.568792053317</text:p>
          </table:table-cell>
          <table:table-cell office:value-type="float" office:value="-128.938898913729" calcext:value-type="float">
            <text:p>-128.938898913729</text:p>
          </table:table-cell>
          <table:table-cell office:value-type="float" office:value="-128.529772583219" calcext:value-type="float">
            <text:p>-128.5297725832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42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078888897804" calcext:value-type="float">
            <text:p>79.6078888897804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47" calcext:value-type="float">
            <text:p>1357847</text:p>
          </table:table-cell>
          <table:table-cell office:value-type="float" office:value="1631484" calcext:value-type="float">
            <text:p>1631484</text:p>
          </table:table-cell>
          <table:table-cell office:value-type="float" office:value="1642838" calcext:value-type="float">
            <text:p>1642838</text:p>
          </table:table-cell>
          <table:table-cell office:value-type="float" office:value="1130816" calcext:value-type="float">
            <text:p>1130816</text:p>
          </table:table-cell>
          <table:table-cell office:value-type="float" office:value="1012383" calcext:value-type="float">
            <text:p>1012383</text:p>
          </table:table-cell>
          <table:table-cell office:value-type="float" office:value="1050901" calcext:value-type="float">
            <text:p>1050901</text:p>
          </table:table-cell>
          <table:table-cell office:value-type="float" office:value="1644900" calcext:value-type="float">
            <text:p>1644900</text:p>
          </table:table-cell>
          <table:table-cell office:value-type="float" office:value="5" calcext:value-type="float">
            <text:p>5</text:p>
          </table:table-cell>
          <table:table-cell office:value-type="float" office:value="0.809339977424142" calcext:value-type="float">
            <text:p>0.809339977424142</text:p>
          </table:table-cell>
          <table:table-cell office:value-type="float" office:value="0.972440358691258" calcext:value-type="float">
            <text:p>0.972440358691258</text:p>
          </table:table-cell>
          <table:table-cell office:value-type="float" office:value="0.979207870865806" calcext:value-type="float">
            <text:p>0.979207870865806</text:p>
          </table:table-cell>
          <table:table-cell office:value-type="float" office:value="0.6740189402126" calcext:value-type="float">
            <text:p>0.6740189402126</text:p>
          </table:table-cell>
          <table:table-cell office:value-type="float" office:value="0.60342736285059" calcext:value-type="float">
            <text:p>0.60342736285059</text:p>
          </table:table-cell>
          <table:table-cell office:value-type="float" office:value="0.626385882662044" calcext:value-type="float">
            <text:p>0.626385882662044</text:p>
          </table:table-cell>
          <table:table-cell office:value-type="float" office:value="0.980436918787589" calcext:value-type="float">
            <text:p>0.980436918787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19621195748" calcext:value-type="float">
            <text:p>-115.19621195748</text:p>
          </table:table-cell>
          <table:table-cell office:value-type="float" office:value="-129.314527429882" calcext:value-type="float">
            <text:p>-129.314527429882</text:p>
          </table:table-cell>
          <table:table-cell office:value-type="float" office:value="-124.722823467591" calcext:value-type="float">
            <text:p>-124.7228234675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45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292691109436" calcext:value-type="float">
            <text:p>79.6292691109436</text:p>
          </table:table-cell>
          <table:table-cell office:value-type="float" office:value="981.992405742772" calcext:value-type="float">
            <text:p>981.9924057427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14" calcext:value-type="float">
            <text:p>1370014</text:p>
          </table:table-cell>
          <table:table-cell office:value-type="float" office:value="1629592" calcext:value-type="float">
            <text:p>1629592</text:p>
          </table:table-cell>
          <table:table-cell office:value-type="float" office:value="1638094" calcext:value-type="float">
            <text:p>1638094</text:p>
          </table:table-cell>
          <table:table-cell office:value-type="float" office:value="1087277" calcext:value-type="float">
            <text:p>1087277</text:p>
          </table:table-cell>
          <table:table-cell office:value-type="float" office:value="1005463" calcext:value-type="float">
            <text:p>1005463</text:p>
          </table:table-cell>
          <table:table-cell office:value-type="float" office:value="1098534" calcext:value-type="float">
            <text:p>1098534</text:p>
          </table:table-cell>
          <table:table-cell office:value-type="float" office:value="1647221" calcext:value-type="float">
            <text:p>1647221</text:p>
          </table:table-cell>
          <table:table-cell office:value-type="float" office:value="5" calcext:value-type="float">
            <text:p>5</text:p>
          </table:table-cell>
          <table:table-cell office:value-type="float" office:value="0.816592075418481" calcext:value-type="float">
            <text:p>0.816592075418481</text:p>
          </table:table-cell>
          <table:table-cell office:value-type="float" office:value="0.971312638677673" calcext:value-type="float">
            <text:p>0.971312638677673</text:p>
          </table:table-cell>
          <table:table-cell office:value-type="float" office:value="0.97638022618058" calcext:value-type="float">
            <text:p>0.97638022618058</text:p>
          </table:table-cell>
          <table:table-cell office:value-type="float" office:value="0.648067670830211" calcext:value-type="float">
            <text:p>0.648067670830211</text:p>
          </table:table-cell>
          <table:table-cell office:value-type="float" office:value="0.599302720940437" calcext:value-type="float">
            <text:p>0.599302720940437</text:p>
          </table:table-cell>
          <table:table-cell office:value-type="float" office:value="0.654777366492434" calcext:value-type="float">
            <text:p>0.654777366492434</text:p>
          </table:table-cell>
          <table:table-cell office:value-type="float" office:value="0.981820342757743" calcext:value-type="float">
            <text:p>0.981820342757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386465833958" calcext:value-type="float">
            <text:p>-120.386465833958</text:p>
          </table:table-cell>
          <table:table-cell office:value-type="float" office:value="-130.139455811913" calcext:value-type="float">
            <text:p>-130.139455811913</text:p>
          </table:table-cell>
          <table:table-cell office:value-type="float" office:value="-119.044526701513" calcext:value-type="float">
            <text:p>-119.044526701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47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550604269874" calcext:value-type="float">
            <text:p>79.6550604269874</text:p>
          </table:table-cell>
          <table:table-cell office:value-type="float" office:value="981.947859332491" calcext:value-type="float">
            <text:p>981.94785933249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169" calcext:value-type="float">
            <text:p>1350169</text:p>
          </table:table-cell>
          <table:table-cell office:value-type="float" office:value="1628149" calcext:value-type="float">
            <text:p>1628149</text:p>
          </table:table-cell>
          <table:table-cell office:value-type="float" office:value="1634030" calcext:value-type="float">
            <text:p>1634030</text:p>
          </table:table-cell>
          <table:table-cell office:value-type="float" office:value="1045144" calcext:value-type="float">
            <text:p>1045144</text:p>
          </table:table-cell>
          <table:table-cell office:value-type="float" office:value="1109747" calcext:value-type="float">
            <text:p>1109747</text:p>
          </table:table-cell>
          <table:table-cell office:value-type="float" office:value="1037331" calcext:value-type="float">
            <text:p>1037331</text:p>
          </table:table-cell>
          <table:table-cell office:value-type="float" office:value="1649968" calcext:value-type="float">
            <text:p>1649968</text:p>
          </table:table-cell>
          <table:table-cell office:value-type="float" office:value="5" calcext:value-type="float">
            <text:p>5</text:p>
          </table:table-cell>
          <table:table-cell office:value-type="float" office:value="0.804763532252733" calcext:value-type="float">
            <text:p>0.804763532252733</text:p>
          </table:table-cell>
          <table:table-cell office:value-type="float" office:value="0.970452543551033" calcext:value-type="float">
            <text:p>0.970452543551033</text:p>
          </table:table-cell>
          <table:table-cell office:value-type="float" office:value="0.973957893128144" calcext:value-type="float">
            <text:p>0.973957893128144</text:p>
          </table:table-cell>
          <table:table-cell office:value-type="float" office:value="0.622954442853265" calcext:value-type="float">
            <text:p>0.622954442853265</text:p>
          </table:table-cell>
          <table:table-cell office:value-type="float" office:value="0.661460836107831" calcext:value-type="float">
            <text:p>0.661460836107831</text:p>
          </table:table-cell>
          <table:table-cell office:value-type="float" office:value="0.618297531401817" calcext:value-type="float">
            <text:p>0.618297531401817</text:p>
          </table:table-cell>
          <table:table-cell office:value-type="float" office:value="0.983457682544909" calcext:value-type="float">
            <text:p>0.983457682544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409111429347" calcext:value-type="float">
            <text:p>-125.409111429347</text:p>
          </table:table-cell>
          <table:table-cell office:value-type="float" office:value="-117.707832778434" calcext:value-type="float">
            <text:p>-117.707832778434</text:p>
          </table:table-cell>
          <table:table-cell office:value-type="float" office:value="-126.340493719637" calcext:value-type="float">
            <text:p>-126.3404937196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49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45304186894" calcext:value-type="float">
            <text:p>79.645304186894</text:p>
          </table:table-cell>
          <table:table-cell office:value-type="float" office:value="982.019926210879" calcext:value-type="float">
            <text:p>982.0199262108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510" calcext:value-type="float">
            <text:p>1365510</text:p>
          </table:table-cell>
          <table:table-cell office:value-type="float" office:value="1631832" calcext:value-type="float">
            <text:p>1631832</text:p>
          </table:table-cell>
          <table:table-cell office:value-type="float" office:value="1638762" calcext:value-type="float">
            <text:p>1638762</text:p>
          </table:table-cell>
          <table:table-cell office:value-type="float" office:value="1043985" calcext:value-type="float">
            <text:p>1043985</text:p>
          </table:table-cell>
          <table:table-cell office:value-type="float" office:value="1123288" calcext:value-type="float">
            <text:p>1123288</text:p>
          </table:table-cell>
          <table:table-cell office:value-type="float" office:value="1026895" calcext:value-type="float">
            <text:p>1026895</text:p>
          </table:table-cell>
          <table:table-cell office:value-type="float" office:value="1654524" calcext:value-type="float">
            <text:p>1654524</text:p>
          </table:table-cell>
          <table:table-cell office:value-type="float" office:value="5" calcext:value-type="float">
            <text:p>5</text:p>
          </table:table-cell>
          <table:table-cell office:value-type="float" office:value="0.813907481897769" calcext:value-type="float">
            <text:p>0.813907481897769</text:p>
          </table:table-cell>
          <table:table-cell office:value-type="float" office:value="0.972647782879804" calcext:value-type="float">
            <text:p>0.972647782879804</text:p>
          </table:table-cell>
          <table:table-cell office:value-type="float" office:value="0.976778385255144" calcext:value-type="float">
            <text:p>0.976778385255144</text:p>
          </table:table-cell>
          <table:table-cell office:value-type="float" office:value="0.622263624937967" calcext:value-type="float">
            <text:p>0.622263624937967</text:p>
          </table:table-cell>
          <table:table-cell office:value-type="float" office:value="0.669531902019012" calcext:value-type="float">
            <text:p>0.669531902019012</text:p>
          </table:table-cell>
          <table:table-cell office:value-type="float" office:value="0.612077189931534" calcext:value-type="float">
            <text:p>0.612077189931534</text:p>
          </table:table-cell>
          <table:table-cell office:value-type="float" office:value="0.986173270484599" calcext:value-type="float">
            <text:p>0.986173270484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47275012407" calcext:value-type="float">
            <text:p>-125.547275012407</text:p>
          </table:table-cell>
          <table:table-cell office:value-type="float" office:value="-116.093619596198" calcext:value-type="float">
            <text:p>-116.093619596198</text:p>
          </table:table-cell>
          <table:table-cell office:value-type="float" office:value="-127.584562013693" calcext:value-type="float">
            <text:p>-127.5845620136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51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559941947077" calcext:value-type="float">
            <text:p>79.6559941947077</text:p>
          </table:table-cell>
          <table:table-cell office:value-type="float" office:value="981.992405742772" calcext:value-type="float">
            <text:p>981.9924057427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40" calcext:value-type="float">
            <text:p>1373940</text:p>
          </table:table-cell>
          <table:table-cell office:value-type="float" office:value="1630044" calcext:value-type="float">
            <text:p>1630044</text:p>
          </table:table-cell>
          <table:table-cell office:value-type="float" office:value="1639358" calcext:value-type="float">
            <text:p>1639358</text:p>
          </table:table-cell>
          <table:table-cell office:value-type="float" office:value="1052863" calcext:value-type="float">
            <text:p>1052863</text:p>
          </table:table-cell>
          <table:table-cell office:value-type="float" office:value="1122763" calcext:value-type="float">
            <text:p>1122763</text:p>
          </table:table-cell>
          <table:table-cell office:value-type="float" office:value="1025228" calcext:value-type="float">
            <text:p>1025228</text:p>
          </table:table-cell>
          <table:table-cell office:value-type="float" office:value="1654883" calcext:value-type="float">
            <text:p>1654883</text:p>
          </table:table-cell>
          <table:table-cell office:value-type="float" office:value="5" calcext:value-type="float">
            <text:p>5</text:p>
          </table:table-cell>
          <table:table-cell office:value-type="float" office:value="0.818932154051322" calcext:value-type="float">
            <text:p>0.818932154051322</text:p>
          </table:table-cell>
          <table:table-cell office:value-type="float" office:value="0.971582051704174" calcext:value-type="float">
            <text:p>0.971582051704174</text:p>
          </table:table-cell>
          <table:table-cell office:value-type="float" office:value="0.977133628980354" calcext:value-type="float">
            <text:p>0.977133628980354</text:p>
          </table:table-cell>
          <table:table-cell office:value-type="float" office:value="0.627555325931946" calcext:value-type="float">
            <text:p>0.627555325931946</text:p>
          </table:table-cell>
          <table:table-cell office:value-type="float" office:value="0.669218977596638" calcext:value-type="float">
            <text:p>0.669218977596638</text:p>
          </table:table-cell>
          <table:table-cell office:value-type="float" office:value="0.611083580384681" calcext:value-type="float">
            <text:p>0.611083580384681</text:p>
          </table:table-cell>
          <table:table-cell office:value-type="float" office:value="0.986387251184851" calcext:value-type="float">
            <text:p>0.986387251184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488934813611" calcext:value-type="float">
            <text:p>-124.488934813611</text:p>
          </table:table-cell>
          <table:table-cell office:value-type="float" office:value="-116.156204480672" calcext:value-type="float">
            <text:p>-116.156204480672</text:p>
          </table:table-cell>
          <table:table-cell office:value-type="float" office:value="-127.783283923064" calcext:value-type="float">
            <text:p>-127.7832839230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53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715620843055" calcext:value-type="float">
            <text:p>79.6715620843055</text:p>
          </table:table-cell>
          <table:table-cell office:value-type="float" office:value="981.983892513685" calcext:value-type="float">
            <text:p>981.983892513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295" calcext:value-type="float">
            <text:p>1367295</text:p>
          </table:table-cell>
          <table:table-cell office:value-type="float" office:value="1631629" calcext:value-type="float">
            <text:p>1631629</text:p>
          </table:table-cell>
          <table:table-cell office:value-type="float" office:value="1636795" calcext:value-type="float">
            <text:p>1636795</text:p>
          </table:table-cell>
          <table:table-cell office:value-type="float" office:value="1075275" calcext:value-type="float">
            <text:p>1075275</text:p>
          </table:table-cell>
          <table:table-cell office:value-type="float" office:value="1000573" calcext:value-type="float">
            <text:p>1000573</text:p>
          </table:table-cell>
          <table:table-cell office:value-type="float" office:value="1115339" calcext:value-type="float">
            <text:p>1115339</text:p>
          </table:table-cell>
          <table:table-cell office:value-type="float" office:value="1646152" calcext:value-type="float">
            <text:p>1646152</text:p>
          </table:table-cell>
          <table:table-cell office:value-type="float" office:value="5" calcext:value-type="float">
            <text:p>5</text:p>
          </table:table-cell>
          <table:table-cell office:value-type="float" office:value="0.814971424933842" calcext:value-type="float">
            <text:p>0.814971424933842</text:p>
          </table:table-cell>
          <table:table-cell office:value-type="float" office:value="0.972526785436485" calcext:value-type="float">
            <text:p>0.972526785436485</text:p>
          </table:table-cell>
          <table:table-cell office:value-type="float" office:value="0.975605961752649" calcext:value-type="float">
            <text:p>0.975605961752649</text:p>
          </table:table-cell>
          <table:table-cell office:value-type="float" office:value="0.640913920511475" calcext:value-type="float">
            <text:p>0.640913920511475</text:p>
          </table:table-cell>
          <table:table-cell office:value-type="float" office:value="0.596388053463465" calcext:value-type="float">
            <text:p>0.596388053463465</text:p>
          </table:table-cell>
          <table:table-cell office:value-type="float" office:value="0.664793928241006" calcext:value-type="float">
            <text:p>0.664793928241006</text:p>
          </table:table-cell>
          <table:table-cell office:value-type="float" office:value="0.981183169029137" calcext:value-type="float">
            <text:p>0.981183169029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817215897705" calcext:value-type="float">
            <text:p>-121.817215897705</text:p>
          </table:table-cell>
          <table:table-cell office:value-type="float" office:value="-130.722389307307" calcext:value-type="float">
            <text:p>-130.722389307307</text:p>
          </table:table-cell>
          <table:table-cell office:value-type="float" office:value="-117.041214351799" calcext:value-type="float">
            <text:p>-117.041214351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56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550604269874" calcext:value-type="float">
            <text:p>79.6550604269874</text:p>
          </table:table-cell>
          <table:table-cell office:value-type="float" office:value="982.030419363203" calcext:value-type="float">
            <text:p>982.0304193632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439" calcext:value-type="float">
            <text:p>1353439</text:p>
          </table:table-cell>
          <table:table-cell office:value-type="float" office:value="1630048" calcext:value-type="float">
            <text:p>1630048</text:p>
          </table:table-cell>
          <table:table-cell office:value-type="float" office:value="1635055" calcext:value-type="float">
            <text:p>1635055</text:p>
          </table:table-cell>
          <table:table-cell office:value-type="float" office:value="1065131" calcext:value-type="float">
            <text:p>1065131</text:p>
          </table:table-cell>
          <table:table-cell office:value-type="float" office:value="1023333" calcext:value-type="float">
            <text:p>1023333</text:p>
          </table:table-cell>
          <table:table-cell office:value-type="float" office:value="1121563" calcext:value-type="float">
            <text:p>1121563</text:p>
          </table:table-cell>
          <table:table-cell office:value-type="float" office:value="1647684" calcext:value-type="float">
            <text:p>1647684</text:p>
          </table:table-cell>
          <table:table-cell office:value-type="float" office:value="5" calcext:value-type="float">
            <text:p>5</text:p>
          </table:table-cell>
          <table:table-cell office:value-type="float" office:value="0.806712604369235" calcext:value-type="float">
            <text:p>0.806712604369235</text:p>
          </table:table-cell>
          <table:table-cell office:value-type="float" office:value="0.97158443589025" calcext:value-type="float">
            <text:p>0.97158443589025</text:p>
          </table:table-cell>
          <table:table-cell office:value-type="float" office:value="0.974568840809922" calcext:value-type="float">
            <text:p>0.974568840809922</text:p>
          </table:table-cell>
          <table:table-cell office:value-type="float" office:value="0.634867624624684" calcext:value-type="float">
            <text:p>0.634867624624684</text:p>
          </table:table-cell>
          <table:table-cell office:value-type="float" office:value="0.60995407223154" calcext:value-type="float">
            <text:p>0.60995407223154</text:p>
          </table:table-cell>
          <table:table-cell office:value-type="float" office:value="0.668503721774068" calcext:value-type="float">
            <text:p>0.668503721774068</text:p>
          </table:table-cell>
          <table:table-cell office:value-type="float" office:value="0.982096312295951" calcext:value-type="float">
            <text:p>0.9820963122959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26475075063" calcext:value-type="float">
            <text:p>-123.026475075063</text:p>
          </table:table-cell>
          <table:table-cell office:value-type="float" office:value="-128.009185553692" calcext:value-type="float">
            <text:p>-128.009185553692</text:p>
          </table:table-cell>
          <table:table-cell office:value-type="float" office:value="-116.299255645186" calcext:value-type="float">
            <text:p>-116.2992556451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0:58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6613391857685" calcext:value-type="float">
            <text:p>79.6613391857685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03" calcext:value-type="float">
            <text:p>1356403</text:p>
          </table:table-cell>
          <table:table-cell office:value-type="float" office:value="1631422" calcext:value-type="float">
            <text:p>1631422</text:p>
          </table:table-cell>
          <table:table-cell office:value-type="float" office:value="1638892" calcext:value-type="float">
            <text:p>1638892</text:p>
          </table:table-cell>
          <table:table-cell office:value-type="float" office:value="1046674" calcext:value-type="float">
            <text:p>1046674</text:p>
          </table:table-cell>
          <table:table-cell office:value-type="float" office:value="1127187" calcext:value-type="float">
            <text:p>1127187</text:p>
          </table:table-cell>
          <table:table-cell office:value-type="float" office:value="1030797" calcext:value-type="float">
            <text:p>1030797</text:p>
          </table:table-cell>
          <table:table-cell office:value-type="float" office:value="1655734" calcext:value-type="float">
            <text:p>1655734</text:p>
          </table:table-cell>
          <table:table-cell office:value-type="float" office:value="5" calcext:value-type="float">
            <text:p>5</text:p>
          </table:table-cell>
          <table:table-cell office:value-type="float" office:value="0.808479286250983" calcext:value-type="float">
            <text:p>0.808479286250983</text:p>
          </table:table-cell>
          <table:table-cell office:value-type="float" office:value="0.972403403807092" calcext:value-type="float">
            <text:p>0.972403403807092</text:p>
          </table:table-cell>
          <table:table-cell office:value-type="float" office:value="0.976855871302589" calcext:value-type="float">
            <text:p>0.976855871302589</text:p>
          </table:table-cell>
          <table:table-cell office:value-type="float" office:value="0.623866394027042" calcext:value-type="float">
            <text:p>0.623866394027042</text:p>
          </table:table-cell>
          <table:table-cell office:value-type="float" office:value="0.671855887395845" calcext:value-type="float">
            <text:p>0.671855887395845</text:p>
          </table:table-cell>
          <table:table-cell office:value-type="float" office:value="0.614402963447924" calcext:value-type="float">
            <text:p>0.614402963447924</text:p>
          </table:table-cell>
          <table:table-cell office:value-type="float" office:value="0.986894486772357" calcext:value-type="float">
            <text:p>0.986894486772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226721194592" calcext:value-type="float">
            <text:p>-125.226721194592</text:p>
          </table:table-cell>
          <table:table-cell office:value-type="float" office:value="-115.628822520831" calcext:value-type="float">
            <text:p>-115.628822520831</text:p>
          </table:table-cell>
          <table:table-cell office:value-type="float" office:value="-127.119407310415" calcext:value-type="float">
            <text:p>-127.1194073104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00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608722470875" calcext:value-type="float">
            <text:p>79.6608722470875</text:p>
          </table:table-cell>
          <table:table-cell office:value-type="float" office:value="981.983892513685" calcext:value-type="float">
            <text:p>981.983892513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534" calcext:value-type="float">
            <text:p>1371534</text:p>
          </table:table-cell>
          <table:table-cell office:value-type="float" office:value="1631006" calcext:value-type="float">
            <text:p>1631006</text:p>
          </table:table-cell>
          <table:table-cell office:value-type="float" office:value="1639454" calcext:value-type="float">
            <text:p>1639454</text:p>
          </table:table-cell>
          <table:table-cell office:value-type="float" office:value="1071813" calcext:value-type="float">
            <text:p>1071813</text:p>
          </table:table-cell>
          <table:table-cell office:value-type="float" office:value="1003139" calcext:value-type="float">
            <text:p>1003139</text:p>
          </table:table-cell>
          <table:table-cell office:value-type="float" office:value="1128516" calcext:value-type="float">
            <text:p>1128516</text:p>
          </table:table-cell>
          <table:table-cell office:value-type="float" office:value="1647223" calcext:value-type="float">
            <text:p>1647223</text:p>
          </table:table-cell>
          <table:table-cell office:value-type="float" office:value="5" calcext:value-type="float">
            <text:p>5</text:p>
          </table:table-cell>
          <table:table-cell office:value-type="float" office:value="0.81749806612707" calcext:value-type="float">
            <text:p>0.81749806612707</text:p>
          </table:table-cell>
          <table:table-cell office:value-type="float" office:value="0.972155448455268" calcext:value-type="float">
            <text:p>0.972155448455268</text:p>
          </table:table-cell>
          <table:table-cell office:value-type="float" office:value="0.97719084944616" calcext:value-type="float">
            <text:p>0.97719084944616</text:p>
          </table:table-cell>
          <table:table-cell office:value-type="float" office:value="0.638850407463361" calcext:value-type="float">
            <text:p>0.638850407463361</text:p>
          </table:table-cell>
          <table:table-cell office:value-type="float" office:value="0.597917508830727" calcext:value-type="float">
            <text:p>0.597917508830727</text:p>
          </table:table-cell>
          <table:table-cell office:value-type="float" office:value="0.672648033219341" calcext:value-type="float">
            <text:p>0.672648033219341</text:p>
          </table:table-cell>
          <table:table-cell office:value-type="float" office:value="0.98182153485078" calcext:value-type="float">
            <text:p>0.98182153485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29918507328" calcext:value-type="float">
            <text:p>-122.229918507328</text:p>
          </table:table-cell>
          <table:table-cell office:value-type="float" office:value="-130.416498233855" calcext:value-type="float">
            <text:p>-130.416498233855</text:p>
          </table:table-cell>
          <table:table-cell office:value-type="float" office:value="-115.470393356132" calcext:value-type="float">
            <text:p>-115.4703933561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02</text:p>
          </table:table-cell>
          <table:table-cell office:value-type="float" office:value="25.6657392444613" calcext:value-type="float">
            <text:p>25.6657392444613</text:p>
          </table:table-cell>
          <table:table-cell office:value-type="float" office:value="79.6652831446922" calcext:value-type="float">
            <text:p>79.6652831446922</text:p>
          </table:table-cell>
          <table:table-cell office:value-type="float" office:value="982.021905748926" calcext:value-type="float">
            <text:p>982.0219057489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221" calcext:value-type="float">
            <text:p>1354221</text:p>
          </table:table-cell>
          <table:table-cell office:value-type="float" office:value="1633175" calcext:value-type="float">
            <text:p>1633175</text:p>
          </table:table-cell>
          <table:table-cell office:value-type="float" office:value="1638142" calcext:value-type="float">
            <text:p>1638142</text:p>
          </table:table-cell>
          <table:table-cell office:value-type="float" office:value="1061959" calcext:value-type="float">
            <text:p>1061959</text:p>
          </table:table-cell>
          <table:table-cell office:value-type="float" office:value="1048837" calcext:value-type="float">
            <text:p>1048837</text:p>
          </table:table-cell>
          <table:table-cell office:value-type="float" office:value="1101126" calcext:value-type="float">
            <text:p>1101126</text:p>
          </table:table-cell>
          <table:table-cell office:value-type="float" office:value="1652090" calcext:value-type="float">
            <text:p>1652090</text:p>
          </table:table-cell>
          <table:table-cell office:value-type="float" office:value="5" calcext:value-type="float">
            <text:p>5</text:p>
          </table:table-cell>
          <table:table-cell office:value-type="float" office:value="0.807178712746943" calcext:value-type="float">
            <text:p>0.807178712746943</text:p>
          </table:table-cell>
          <table:table-cell office:value-type="float" office:value="0.973448273354563" calcext:value-type="float">
            <text:p>0.973448273354563</text:p>
          </table:table-cell>
          <table:table-cell office:value-type="float" office:value="0.976408836413483" calcext:value-type="float">
            <text:p>0.976408836413483</text:p>
          </table:table-cell>
          <table:table-cell office:value-type="float" office:value="0.632976965067025" calcext:value-type="float">
            <text:p>0.632976965067025</text:p>
          </table:table-cell>
          <table:table-cell office:value-type="float" office:value="0.625155642647224" calcext:value-type="float">
            <text:p>0.625155642647224</text:p>
          </table:table-cell>
          <table:table-cell office:value-type="float" office:value="0.656322319069185" calcext:value-type="float">
            <text:p>0.656322319069185</text:p>
          </table:table-cell>
          <table:table-cell office:value-type="float" office:value="0.98472249325782" calcext:value-type="float">
            <text:p>0.98472249325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404606986595" calcext:value-type="float">
            <text:p>-123.404606986595</text:p>
          </table:table-cell>
          <table:table-cell office:value-type="float" office:value="-124.968871470555" calcext:value-type="float">
            <text:p>-124.968871470555</text:p>
          </table:table-cell>
          <table:table-cell office:value-type="float" office:value="-118.735536186163" calcext:value-type="float">
            <text:p>-118.735536186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04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710950168419" calcext:value-type="float">
            <text:p>79.6710950168419</text:p>
          </table:table-cell>
          <table:table-cell office:value-type="float" office:value="982.030419363203" calcext:value-type="float">
            <text:p>982.0304193632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471" calcext:value-type="float">
            <text:p>1349471</text:p>
          </table:table-cell>
          <table:table-cell office:value-type="float" office:value="1627314" calcext:value-type="float">
            <text:p>1627314</text:p>
          </table:table-cell>
          <table:table-cell office:value-type="float" office:value="1638524" calcext:value-type="float">
            <text:p>1638524</text:p>
          </table:table-cell>
          <table:table-cell office:value-type="float" office:value="1047005" calcext:value-type="float">
            <text:p>1047005</text:p>
          </table:table-cell>
          <table:table-cell office:value-type="float" office:value="1126346" calcext:value-type="float">
            <text:p>1126346</text:p>
          </table:table-cell>
          <table:table-cell office:value-type="float" office:value="1023443" calcext:value-type="float">
            <text:p>1023443</text:p>
          </table:table-cell>
          <table:table-cell office:value-type="float" office:value="1652242" calcext:value-type="float">
            <text:p>1652242</text:p>
          </table:table-cell>
          <table:table-cell office:value-type="float" office:value="5" calcext:value-type="float">
            <text:p>5</text:p>
          </table:table-cell>
          <table:table-cell office:value-type="float" office:value="0.804347491782605" calcext:value-type="float">
            <text:p>0.804347491782605</text:p>
          </table:table-cell>
          <table:table-cell office:value-type="float" office:value="0.969954844707828" calcext:value-type="float">
            <text:p>0.969954844707828</text:p>
          </table:table-cell>
          <table:table-cell office:value-type="float" office:value="0.976636526183668" calcext:value-type="float">
            <text:p>0.976636526183668</text:p>
          </table:table-cell>
          <table:table-cell office:value-type="float" office:value="0.624063685424767" calcext:value-type="float">
            <text:p>0.624063685424767</text:p>
          </table:table-cell>
          <table:table-cell office:value-type="float" office:value="0.671354612273528" calcext:value-type="float">
            <text:p>0.671354612273528</text:p>
          </table:table-cell>
          <table:table-cell office:value-type="float" office:value="0.610019637348609" calcext:value-type="float">
            <text:p>0.610019637348609</text:p>
          </table:table-cell>
          <table:table-cell office:value-type="float" office:value="0.984813092328679" calcext:value-type="float">
            <text:p>0.9848130923286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187262915047" calcext:value-type="float">
            <text:p>-125.187262915047</text:p>
          </table:table-cell>
          <table:table-cell office:value-type="float" office:value="-115.729077545294" calcext:value-type="float">
            <text:p>-115.729077545294</text:p>
          </table:table-cell>
          <table:table-cell office:value-type="float" office:value="-127.996072530278" calcext:value-type="float">
            <text:p>-127.9960725302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06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6875967759039" calcext:value-type="float">
            <text:p>79.6875967759039</text:p>
          </table:table-cell>
          <table:table-cell office:value-type="float" office:value="982.038933013821" calcext:value-type="float">
            <text:p>982.03893301382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35" calcext:value-type="float">
            <text:p>1360135</text:p>
          </table:table-cell>
          <table:table-cell office:value-type="float" office:value="1625622" calcext:value-type="float">
            <text:p>1625622</text:p>
          </table:table-cell>
          <table:table-cell office:value-type="float" office:value="1643182" calcext:value-type="float">
            <text:p>1643182</text:p>
          </table:table-cell>
          <table:table-cell office:value-type="float" office:value="1158176" calcext:value-type="float">
            <text:p>1158176</text:p>
          </table:table-cell>
          <table:table-cell office:value-type="float" office:value="1013881" calcext:value-type="float">
            <text:p>1013881</text:p>
          </table:table-cell>
          <table:table-cell office:value-type="float" office:value="995909" calcext:value-type="float">
            <text:p>995909</text:p>
          </table:table-cell>
          <table:table-cell office:value-type="float" office:value="1648783" calcext:value-type="float">
            <text:p>1648783</text:p>
          </table:table-cell>
          <table:table-cell office:value-type="float" office:value="5" calcext:value-type="float">
            <text:p>5</text:p>
          </table:table-cell>
          <table:table-cell office:value-type="float" office:value="0.810703731859175" calcext:value-type="float">
            <text:p>0.810703731859175</text:p>
          </table:table-cell>
          <table:table-cell office:value-type="float" office:value="0.968946333998005" calcext:value-type="float">
            <text:p>0.968946333998005</text:p>
          </table:table-cell>
          <table:table-cell office:value-type="float" office:value="0.979412910868276" calcext:value-type="float">
            <text:p>0.979412910868276</text:p>
          </table:table-cell>
          <table:table-cell office:value-type="float" office:value="0.690326772967192" calcext:value-type="float">
            <text:p>0.690326772967192</text:p>
          </table:table-cell>
          <table:table-cell office:value-type="float" office:value="0.604320240535765" calcext:value-type="float">
            <text:p>0.604320240535765</text:p>
          </table:table-cell>
          <table:table-cell office:value-type="float" office:value="0.593608092499744" calcext:value-type="float">
            <text:p>0.593608092499744</text:p>
          </table:table-cell>
          <table:table-cell office:value-type="float" office:value="0.982751367420121" calcext:value-type="float">
            <text:p>0.982751367420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34645406562" calcext:value-type="float">
            <text:p>-111.934645406562</text:p>
          </table:table-cell>
          <table:table-cell office:value-type="float" office:value="-129.135951892847" calcext:value-type="float">
            <text:p>-129.135951892847</text:p>
          </table:table-cell>
          <table:table-cell office:value-type="float" office:value="-131.278381500051" calcext:value-type="float">
            <text:p>-131.2783815000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09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6924743500909" calcext:value-type="float">
            <text:p>79.6924743500909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307" calcext:value-type="float">
            <text:p>1361307</text:p>
          </table:table-cell>
          <table:table-cell office:value-type="float" office:value="1633292" calcext:value-type="float">
            <text:p>1633292</text:p>
          </table:table-cell>
          <table:table-cell office:value-type="float" office:value="1637286" calcext:value-type="float">
            <text:p>1637286</text:p>
          </table:table-cell>
          <table:table-cell office:value-type="float" office:value="1066475" calcext:value-type="float">
            <text:p>1066475</text:p>
          </table:table-cell>
          <table:table-cell office:value-type="float" office:value="1013452" calcext:value-type="float">
            <text:p>1013452</text:p>
          </table:table-cell>
          <table:table-cell office:value-type="float" office:value="1127803" calcext:value-type="float">
            <text:p>1127803</text:p>
          </table:table-cell>
          <table:table-cell office:value-type="float" office:value="1648715" calcext:value-type="float">
            <text:p>1648715</text:p>
          </table:table-cell>
          <table:table-cell office:value-type="float" office:value="5" calcext:value-type="float">
            <text:p>5</text:p>
          </table:table-cell>
          <table:table-cell office:value-type="float" office:value="0.811402298379218" calcext:value-type="float">
            <text:p>0.811402298379218</text:p>
          </table:table-cell>
          <table:table-cell office:value-type="float" office:value="0.973518010797264" calcext:value-type="float">
            <text:p>0.973518010797264</text:p>
          </table:table-cell>
          <table:table-cell office:value-type="float" office:value="0.975898620593383" calcext:value-type="float">
            <text:p>0.975898620593383</text:p>
          </table:table-cell>
          <table:table-cell office:value-type="float" office:value="0.635668711145963" calcext:value-type="float">
            <text:p>0.635668711145963</text:p>
          </table:table-cell>
          <table:table-cell office:value-type="float" office:value="0.604064536579196" calcext:value-type="float">
            <text:p>0.604064536579196</text:p>
          </table:table-cell>
          <table:table-cell office:value-type="float" office:value="0.672223052051431" calcext:value-type="float">
            <text:p>0.672223052051431</text:p>
          </table:table-cell>
          <table:table-cell office:value-type="float" office:value="0.982710836256842" calcext:value-type="float">
            <text:p>0.9827108362568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66257770807" calcext:value-type="float">
            <text:p>-122.866257770807</text:p>
          </table:table-cell>
          <table:table-cell office:value-type="float" office:value="-129.187092684161" calcext:value-type="float">
            <text:p>-129.187092684161</text:p>
          </table:table-cell>
          <table:table-cell office:value-type="float" office:value="-115.555389589714" calcext:value-type="float">
            <text:p>-115.5553895897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11</text:p>
          </table:table-cell>
          <table:table-cell office:value-type="float" office:value="25.6657392444613" calcext:value-type="float">
            <text:p>25.6657392444613</text:p>
          </table:table-cell>
          <table:table-cell office:value-type="float" office:value="79.7080412658403" calcext:value-type="float">
            <text:p>79.7080412658403</text:p>
          </table:table-cell>
          <table:table-cell office:value-type="float" office:value="982.021905748926" calcext:value-type="float">
            <text:p>982.0219057489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215" calcext:value-type="float">
            <text:p>1361215</text:p>
          </table:table-cell>
          <table:table-cell office:value-type="float" office:value="1628829" calcext:value-type="float">
            <text:p>1628829</text:p>
          </table:table-cell>
          <table:table-cell office:value-type="float" office:value="1636190" calcext:value-type="float">
            <text:p>1636190</text:p>
          </table:table-cell>
          <table:table-cell office:value-type="float" office:value="1044876" calcext:value-type="float">
            <text:p>1044876</text:p>
          </table:table-cell>
          <table:table-cell office:value-type="float" office:value="1124238" calcext:value-type="float">
            <text:p>1124238</text:p>
          </table:table-cell>
          <table:table-cell office:value-type="float" office:value="1026203" calcext:value-type="float">
            <text:p>1026203</text:p>
          </table:table-cell>
          <table:table-cell office:value-type="float" office:value="1651938" calcext:value-type="float">
            <text:p>1651938</text:p>
          </table:table-cell>
          <table:table-cell office:value-type="float" office:value="5" calcext:value-type="float">
            <text:p>5</text:p>
          </table:table-cell>
          <table:table-cell office:value-type="float" office:value="0.811347462099488" calcext:value-type="float">
            <text:p>0.811347462099488</text:p>
          </table:table-cell>
          <table:table-cell office:value-type="float" office:value="0.970857855183822" calcext:value-type="float">
            <text:p>0.970857855183822</text:p>
          </table:table-cell>
          <table:table-cell office:value-type="float" office:value="0.97524535360877" calcext:value-type="float">
            <text:p>0.97524535360877</text:p>
          </table:table-cell>
          <table:table-cell office:value-type="float" office:value="0.622794702386225" calcext:value-type="float">
            <text:p>0.622794702386225</text:p>
          </table:table-cell>
          <table:table-cell office:value-type="float" office:value="0.67009814621188" calcext:value-type="float">
            <text:p>0.67009814621188</text:p>
          </table:table-cell>
          <table:table-cell office:value-type="float" office:value="0.611664725740519" calcext:value-type="float">
            <text:p>0.611664725740519</text:p>
          </table:table-cell>
          <table:table-cell office:value-type="float" office:value="0.984631894186961" calcext:value-type="float">
            <text:p>0.9846318941869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441059522755" calcext:value-type="float">
            <text:p>-125.441059522755</text:p>
          </table:table-cell>
          <table:table-cell office:value-type="float" office:value="-115.980370757624" calcext:value-type="float">
            <text:p>-115.980370757624</text:p>
          </table:table-cell>
          <table:table-cell office:value-type="float" office:value="-127.667054851896" calcext:value-type="float">
            <text:p>-127.6670548518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13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245430930562" calcext:value-type="float">
            <text:p>79.7245430930562</text:p>
          </table:table-cell>
          <table:table-cell office:value-type="float" office:value="982.002899331174" calcext:value-type="float">
            <text:p>982.0028993311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85" calcext:value-type="float">
            <text:p>1373585</text:p>
          </table:table-cell>
          <table:table-cell office:value-type="float" office:value="1625915" calcext:value-type="float">
            <text:p>1625915</text:p>
          </table:table-cell>
          <table:table-cell office:value-type="float" office:value="1636085" calcext:value-type="float">
            <text:p>1636085</text:p>
          </table:table-cell>
          <table:table-cell office:value-type="float" office:value="1060147" calcext:value-type="float">
            <text:p>1060147</text:p>
          </table:table-cell>
          <table:table-cell office:value-type="float" office:value="1112602" calcext:value-type="float">
            <text:p>1112602</text:p>
          </table:table-cell>
          <table:table-cell office:value-type="float" office:value="1022894" calcext:value-type="float">
            <text:p>1022894</text:p>
          </table:table-cell>
          <table:table-cell office:value-type="float" office:value="1651831" calcext:value-type="float">
            <text:p>1651831</text:p>
          </table:table-cell>
          <table:table-cell office:value-type="float" office:value="5" calcext:value-type="float">
            <text:p>5</text:p>
          </table:table-cell>
          <table:table-cell office:value-type="float" office:value="0.818720557537145" calcext:value-type="float">
            <text:p>0.818720557537145</text:p>
          </table:table-cell>
          <table:table-cell office:value-type="float" office:value="0.969120975628016" calcext:value-type="float">
            <text:p>0.969120975628016</text:p>
          </table:table-cell>
          <table:table-cell office:value-type="float" office:value="0.975182768724295" calcext:value-type="float">
            <text:p>0.975182768724295</text:p>
          </table:table-cell>
          <table:table-cell office:value-type="float" office:value="0.631896928774944" calcext:value-type="float">
            <text:p>0.631896928774944</text:p>
          </table:table-cell>
          <table:table-cell office:value-type="float" office:value="0.663162548919028" calcext:value-type="float">
            <text:p>0.663162548919028</text:p>
          </table:table-cell>
          <table:table-cell office:value-type="float" office:value="0.609692407809783" calcext:value-type="float">
            <text:p>0.609692407809783</text:p>
          </table:table-cell>
          <table:table-cell office:value-type="float" office:value="0.984568117209448" calcext:value-type="float">
            <text:p>0.984568117209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620614245011" calcext:value-type="float">
            <text:p>-123.620614245011</text:p>
          </table:table-cell>
          <table:table-cell office:value-type="float" office:value="-117.367490216194" calcext:value-type="float">
            <text:p>-117.367490216194</text:p>
          </table:table-cell>
          <table:table-cell office:value-type="float" office:value="-128.061518438043" calcext:value-type="float">
            <text:p>-128.0615184380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15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19198323971" calcext:value-type="float">
            <text:p>79.719198323971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899" calcext:value-type="float">
            <text:p>1352899</text:p>
          </table:table-cell>
          <table:table-cell office:value-type="float" office:value="1656722" calcext:value-type="float">
            <text:p>1656722</text:p>
          </table:table-cell>
          <table:table-cell office:value-type="float" office:value="1639316" calcext:value-type="float">
            <text:p>1639316</text:p>
          </table:table-cell>
          <table:table-cell office:value-type="float" office:value="1125079" calcext:value-type="float">
            <text:p>1125079</text:p>
          </table:table-cell>
          <table:table-cell office:value-type="float" office:value="1041586" calcext:value-type="float">
            <text:p>1041586</text:p>
          </table:table-cell>
          <table:table-cell office:value-type="float" office:value="1007039" calcext:value-type="float">
            <text:p>1007039</text:p>
          </table:table-cell>
          <table:table-cell office:value-type="float" office:value="1651394" calcext:value-type="float">
            <text:p>1651394</text:p>
          </table:table-cell>
          <table:table-cell office:value-type="float" office:value="5" calcext:value-type="float">
            <text:p>5</text:p>
          </table:table-cell>
          <table:table-cell office:value-type="float" office:value="0.806390739249079" calcext:value-type="float">
            <text:p>0.806390739249079</text:p>
          </table:table-cell>
          <table:table-cell office:value-type="float" office:value="0.987483380732939" calcext:value-type="float">
            <text:p>0.987483380732939</text:p>
          </table:table-cell>
          <table:table-cell office:value-type="float" office:value="0.977108595026564" calcext:value-type="float">
            <text:p>0.977108595026564</text:p>
          </table:table-cell>
          <table:table-cell office:value-type="float" office:value="0.670599421334198" calcext:value-type="float">
            <text:p>0.670599421334198</text:p>
          </table:table-cell>
          <table:table-cell office:value-type="float" office:value="0.620833709339346" calcext:value-type="float">
            <text:p>0.620833709339346</text:p>
          </table:table-cell>
          <table:table-cell office:value-type="float" office:value="0.600242090254079" calcext:value-type="float">
            <text:p>0.600242090254079</text:p>
          </table:table-cell>
          <table:table-cell office:value-type="float" office:value="0.984307644880729" calcext:value-type="float">
            <text:p>0.9843076448807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88011573316" calcext:value-type="float">
            <text:p>-115.88011573316</text:p>
          </table:table-cell>
          <table:table-cell office:value-type="float" office:value="-125.833258132131" calcext:value-type="float">
            <text:p>-125.833258132131</text:p>
          </table:table-cell>
          <table:table-cell office:value-type="float" office:value="-129.951581949184" calcext:value-type="float">
            <text:p>-129.9515819491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17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405773489302" calcext:value-type="float">
            <text:p>79.7405773489302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139" calcext:value-type="float">
            <text:p>1357139</text:p>
          </table:table-cell>
          <table:table-cell office:value-type="float" office:value="1632963" calcext:value-type="float">
            <text:p>1632963</text:p>
          </table:table-cell>
          <table:table-cell office:value-type="float" office:value="1637934" calcext:value-type="float">
            <text:p>1637934</text:p>
          </table:table-cell>
          <table:table-cell office:value-type="float" office:value="1070145" calcext:value-type="float">
            <text:p>1070145</text:p>
          </table:table-cell>
          <table:table-cell office:value-type="float" office:value="1012284" calcext:value-type="float">
            <text:p>1012284</text:p>
          </table:table-cell>
          <table:table-cell office:value-type="float" office:value="1133027" calcext:value-type="float">
            <text:p>1133027</text:p>
          </table:table-cell>
          <table:table-cell office:value-type="float" office:value="1666797" calcext:value-type="float">
            <text:p>1666797</text:p>
          </table:table-cell>
          <table:table-cell office:value-type="float" office:value="5" calcext:value-type="float">
            <text:p>5</text:p>
          </table:table-cell>
          <table:table-cell office:value-type="float" office:value="0.808917976488826" calcext:value-type="float">
            <text:p>0.808917976488826</text:p>
          </table:table-cell>
          <table:table-cell office:value-type="float" office:value="0.973321911492576" calcext:value-type="float">
            <text:p>0.973321911492576</text:p>
          </table:table-cell>
          <table:table-cell office:value-type="float" office:value="0.976284858737571" calcext:value-type="float">
            <text:p>0.976284858737571</text:p>
          </table:table-cell>
          <table:table-cell office:value-type="float" office:value="0.637856201869989" calcext:value-type="float">
            <text:p>0.637856201869989</text:p>
          </table:table-cell>
          <table:table-cell office:value-type="float" office:value="0.603368354245228" calcext:value-type="float">
            <text:p>0.603368354245228</text:p>
          </table:table-cell>
          <table:table-cell office:value-type="float" office:value="0.675336799065685" calcext:value-type="float">
            <text:p>0.675336799065685</text:p>
          </table:table-cell>
          <table:table-cell office:value-type="float" office:value="0.993488549409932" calcext:value-type="float">
            <text:p>0.993488549409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28759626002" calcext:value-type="float">
            <text:p>-122.428759626002</text:p>
          </table:table-cell>
          <table:table-cell office:value-type="float" office:value="-129.326329150954" calcext:value-type="float">
            <text:p>-129.326329150954</text:p>
          </table:table-cell>
          <table:table-cell office:value-type="float" office:value="-114.932640186863" calcext:value-type="float">
            <text:p>-114.9326401868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20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517347715555" calcext:value-type="float">
            <text:p>79.7517347715555</text:p>
          </table:table-cell>
          <table:table-cell office:value-type="float" office:value="982.011412752857" calcext:value-type="float">
            <text:p>982.0114127528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325" calcext:value-type="float">
            <text:p>1376325</text:p>
          </table:table-cell>
          <table:table-cell office:value-type="float" office:value="1627467" calcext:value-type="float">
            <text:p>1627467</text:p>
          </table:table-cell>
          <table:table-cell office:value-type="float" office:value="1641028" calcext:value-type="float">
            <text:p>1641028</text:p>
          </table:table-cell>
          <table:table-cell office:value-type="float" office:value="1141915" calcext:value-type="float">
            <text:p>1141915</text:p>
          </table:table-cell>
          <table:table-cell office:value-type="float" office:value="1030177" calcext:value-type="float">
            <text:p>1030177</text:p>
          </table:table-cell>
          <table:table-cell office:value-type="float" office:value="1005451" calcext:value-type="float">
            <text:p>1005451</text:p>
          </table:table-cell>
          <table:table-cell office:value-type="float" office:value="1651177" calcext:value-type="float">
            <text:p>1651177</text:p>
          </table:table-cell>
          <table:table-cell office:value-type="float" office:value="5" calcext:value-type="float">
            <text:p>5</text:p>
          </table:table-cell>
          <table:table-cell office:value-type="float" office:value="0.82035372499868" calcext:value-type="float">
            <text:p>0.82035372499868</text:p>
          </table:table-cell>
          <table:table-cell office:value-type="float" office:value="0.970046039825206" calcext:value-type="float">
            <text:p>0.970046039825206</text:p>
          </table:table-cell>
          <table:table-cell office:value-type="float" office:value="0.978129026666764" calcext:value-type="float">
            <text:p>0.978129026666764</text:p>
          </table:table-cell>
          <table:table-cell office:value-type="float" office:value="0.680634460524852" calcext:value-type="float">
            <text:p>0.680634460524852</text:p>
          </table:table-cell>
          <table:table-cell office:value-type="float" office:value="0.614033414606263" calcext:value-type="float">
            <text:p>0.614033414606263</text:p>
          </table:table-cell>
          <table:table-cell office:value-type="float" office:value="0.599295568382212" calcext:value-type="float">
            <text:p>0.599295568382212</text:p>
          </table:table-cell>
          <table:table-cell office:value-type="float" office:value="0.984178302786148" calcext:value-type="float">
            <text:p>0.984178302786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87310789503" calcext:value-type="float">
            <text:p>-113.87310789503</text:p>
          </table:table-cell>
          <table:table-cell office:value-type="float" office:value="-127.193317078747" calcext:value-type="float">
            <text:p>-127.193317078747</text:p>
          </table:table-cell>
          <table:table-cell office:value-type="float" office:value="-130.140886323558" calcext:value-type="float">
            <text:p>-130.1408863235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22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352326055358" calcext:value-type="float">
            <text:p>79.7352326055358</text:p>
          </table:table-cell>
          <table:table-cell office:value-type="float" office:value="982.002899331174" calcext:value-type="float">
            <text:p>982.0028993311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312" calcext:value-type="float">
            <text:p>1364312</text:p>
          </table:table-cell>
          <table:table-cell office:value-type="float" office:value="1629805" calcext:value-type="float">
            <text:p>1629805</text:p>
          </table:table-cell>
          <table:table-cell office:value-type="float" office:value="1641005" calcext:value-type="float">
            <text:p>1641005</text:p>
          </table:table-cell>
          <table:table-cell office:value-type="float" office:value="1126465" calcext:value-type="float">
            <text:p>1126465</text:p>
          </table:table-cell>
          <table:table-cell office:value-type="float" office:value="1012713" calcext:value-type="float">
            <text:p>1012713</text:p>
          </table:table-cell>
          <table:table-cell office:value-type="float" office:value="1069770" calcext:value-type="float">
            <text:p>1069770</text:p>
          </table:table-cell>
          <table:table-cell office:value-type="float" office:value="1647676" calcext:value-type="float">
            <text:p>1647676</text:p>
          </table:table-cell>
          <table:table-cell office:value-type="float" office:value="5" calcext:value-type="float">
            <text:p>5</text:p>
          </table:table-cell>
          <table:table-cell office:value-type="float" office:value="0.813193418168237" calcext:value-type="float">
            <text:p>0.813193418168237</text:p>
          </table:table-cell>
          <table:table-cell office:value-type="float" office:value="0.971439596586179" calcext:value-type="float">
            <text:p>0.971439596586179</text:p>
          </table:table-cell>
          <table:table-cell office:value-type="float" office:value="0.978115317596831" calcext:value-type="float">
            <text:p>0.978115317596831</text:p>
          </table:table-cell>
          <table:table-cell office:value-type="float" office:value="0.671425541809266" calcext:value-type="float">
            <text:p>0.671425541809266</text:p>
          </table:table-cell>
          <table:table-cell office:value-type="float" office:value="0.603624058201797" calcext:value-type="float">
            <text:p>0.603624058201797</text:p>
          </table:table-cell>
          <table:table-cell office:value-type="float" office:value="0.637632684425436" calcext:value-type="float">
            <text:p>0.637632684425436</text:p>
          </table:table-cell>
          <table:table-cell office:value-type="float" office:value="0.9820915439238" calcext:value-type="float">
            <text:p>0.9820915439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714891638147" calcext:value-type="float">
            <text:p>-115.714891638147</text:p>
          </table:table-cell>
          <table:table-cell office:value-type="float" office:value="-129.275188359641" calcext:value-type="float">
            <text:p>-129.275188359641</text:p>
          </table:table-cell>
          <table:table-cell office:value-type="float" office:value="-122.473463114913" calcext:value-type="float">
            <text:p>-122.4734631149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24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512668100282" calcext:value-type="float">
            <text:p>79.7512668100282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379" calcext:value-type="float">
            <text:p>1353379</text:p>
          </table:table-cell>
          <table:table-cell office:value-type="float" office:value="1632213" calcext:value-type="float">
            <text:p>1632213</text:p>
          </table:table-cell>
          <table:table-cell office:value-type="float" office:value="1636553" calcext:value-type="float">
            <text:p>1636553</text:p>
          </table:table-cell>
          <table:table-cell office:value-type="float" office:value="1061474" calcext:value-type="float">
            <text:p>1061474</text:p>
          </table:table-cell>
          <table:table-cell office:value-type="float" office:value="1073375" calcext:value-type="float">
            <text:p>1073375</text:p>
          </table:table-cell>
          <table:table-cell office:value-type="float" office:value="1079191" calcext:value-type="float">
            <text:p>1079191</text:p>
          </table:table-cell>
          <table:table-cell office:value-type="float" office:value="1654636" calcext:value-type="float">
            <text:p>1654636</text:p>
          </table:table-cell>
          <table:table-cell office:value-type="float" office:value="5" calcext:value-type="float">
            <text:p>5</text:p>
          </table:table-cell>
          <table:table-cell office:value-type="float" office:value="0.806676841578107" calcext:value-type="float">
            <text:p>0.806676841578107</text:p>
          </table:table-cell>
          <table:table-cell office:value-type="float" office:value="0.97287487660347" calcext:value-type="float">
            <text:p>0.97287487660347</text:p>
          </table:table-cell>
          <table:table-cell office:value-type="float" office:value="0.975461718495097" calcext:value-type="float">
            <text:p>0.975461718495097</text:p>
          </table:table-cell>
          <table:table-cell office:value-type="float" office:value="0.632687882505403" calcext:value-type="float">
            <text:p>0.632687882505403</text:p>
          </table:table-cell>
          <table:table-cell office:value-type="float" office:value="0.639781432125739" calcext:value-type="float">
            <text:p>0.639781432125739</text:p>
          </table:table-cell>
          <table:table-cell office:value-type="float" office:value="0.643248038679127" calcext:value-type="float">
            <text:p>0.643248038679127</text:p>
          </table:table-cell>
          <table:table-cell office:value-type="float" office:value="0.986240027694705" calcext:value-type="float">
            <text:p>0.986240027694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462423498919" calcext:value-type="float">
            <text:p>-123.462423498919</text:p>
          </table:table-cell>
          <table:table-cell office:value-type="float" office:value="-122.043713574852" calcext:value-type="float">
            <text:p>-122.043713574852</text:p>
          </table:table-cell>
          <table:table-cell office:value-type="float" office:value="-121.350392264175" calcext:value-type="float">
            <text:p>-121.350392264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26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619562368717" calcext:value-type="float">
            <text:p>79.7619562368717</text:p>
          </table:table-cell>
          <table:table-cell office:value-type="float" office:value="982.030419363203" calcext:value-type="float">
            <text:p>982.0304193632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09" calcext:value-type="float">
            <text:p>1373909</text:p>
          </table:table-cell>
          <table:table-cell office:value-type="float" office:value="1631345" calcext:value-type="float">
            <text:p>1631345</text:p>
          </table:table-cell>
          <table:table-cell office:value-type="float" office:value="1639962" calcext:value-type="float">
            <text:p>1639962</text:p>
          </table:table-cell>
          <table:table-cell office:value-type="float" office:value="1071875" calcext:value-type="float">
            <text:p>1071875</text:p>
          </table:table-cell>
          <table:table-cell office:value-type="float" office:value="1003009" calcext:value-type="float">
            <text:p>1003009</text:p>
          </table:table-cell>
          <table:table-cell office:value-type="float" office:value="1131041" calcext:value-type="float">
            <text:p>1131041</text:p>
          </table:table-cell>
          <table:table-cell office:value-type="float" office:value="1648143" calcext:value-type="float">
            <text:p>1648143</text:p>
          </table:table-cell>
          <table:table-cell office:value-type="float" office:value="5" calcext:value-type="float">
            <text:p>5</text:p>
          </table:table-cell>
          <table:table-cell office:value-type="float" office:value="0.818913676609239" calcext:value-type="float">
            <text:p>0.818913676609239</text:p>
          </table:table-cell>
          <table:table-cell office:value-type="float" office:value="0.972357508225144" calcext:value-type="float">
            <text:p>0.972357508225144</text:p>
          </table:table-cell>
          <table:table-cell office:value-type="float" office:value="0.977493641077714" calcext:value-type="float">
            <text:p>0.977493641077714</text:p>
          </table:table-cell>
          <table:table-cell office:value-type="float" office:value="0.638887362347527" calcext:value-type="float">
            <text:p>0.638887362347527</text:p>
          </table:table-cell>
          <table:table-cell office:value-type="float" office:value="0.597840022783282" calcext:value-type="float">
            <text:p>0.597840022783282</text:p>
          </table:table-cell>
          <table:table-cell office:value-type="float" office:value="0.674153050679332" calcext:value-type="float">
            <text:p>0.674153050679332</text:p>
          </table:table-cell>
          <table:table-cell office:value-type="float" office:value="0.982369897648084" calcext:value-type="float">
            <text:p>0.982369897648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22527530495" calcext:value-type="float">
            <text:p>-122.222527530495</text:p>
          </table:table-cell>
          <table:table-cell office:value-type="float" office:value="-130.431995443344" calcext:value-type="float">
            <text:p>-130.431995443344</text:p>
          </table:table-cell>
          <table:table-cell office:value-type="float" office:value="-115.169389864134" calcext:value-type="float">
            <text:p>-115.169389864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28</text:p>
          </table:table-cell>
          <table:table-cell office:value-type="float" office:value="25.6606851998949" calcext:value-type="float">
            <text:p>25.6606851998949</text:p>
          </table:table-cell>
          <table:table-cell office:value-type="float" office:value="79.7770537651199" calcext:value-type="float">
            <text:p>79.7770537651199</text:p>
          </table:table-cell>
          <table:table-cell office:value-type="float" office:value="982.013392170993" calcext:value-type="float">
            <text:p>982.01339217099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460" calcext:value-type="float">
            <text:p>1352460</text:p>
          </table:table-cell>
          <table:table-cell office:value-type="float" office:value="1629220" calcext:value-type="float">
            <text:p>1629220</text:p>
          </table:table-cell>
          <table:table-cell office:value-type="float" office:value="1641013" calcext:value-type="float">
            <text:p>1641013</text:p>
          </table:table-cell>
          <table:table-cell office:value-type="float" office:value="1179094" calcext:value-type="float">
            <text:p>1179094</text:p>
          </table:table-cell>
          <table:table-cell office:value-type="float" office:value="1013829" calcext:value-type="float">
            <text:p>1013829</text:p>
          </table:table-cell>
          <table:table-cell office:value-type="float" office:value="1007522" calcext:value-type="float">
            <text:p>1007522</text:p>
          </table:table-cell>
          <table:table-cell office:value-type="float" office:value="1648776" calcext:value-type="float">
            <text:p>1648776</text:p>
          </table:table-cell>
          <table:table-cell office:value-type="float" office:value="5" calcext:value-type="float">
            <text:p>5</text:p>
          </table:table-cell>
          <table:table-cell office:value-type="float" office:value="0.806129074827322" calcext:value-type="float">
            <text:p>0.806129074827322</text:p>
          </table:table-cell>
          <table:table-cell office:value-type="float" office:value="0.971090909372676" calcext:value-type="float">
            <text:p>0.971090909372676</text:p>
          </table:table-cell>
          <table:table-cell office:value-type="float" office:value="0.978120085968981" calcext:value-type="float">
            <text:p>0.978120085968981</text:p>
          </table:table-cell>
          <table:table-cell office:value-type="float" office:value="0.702794874047622" calcext:value-type="float">
            <text:p>0.702794874047622</text:p>
          </table:table-cell>
          <table:table-cell office:value-type="float" office:value="0.604289246116787" calcext:value-type="float">
            <text:p>0.604289246116787</text:p>
          </table:table-cell>
          <table:table-cell office:value-type="float" office:value="0.600529980722664" calcext:value-type="float">
            <text:p>0.600529980722664</text:p>
          </table:table-cell>
          <table:table-cell office:value-type="float" office:value="0.98274719509449" calcext:value-type="float">
            <text:p>0.98274719509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441025190476" calcext:value-type="float">
            <text:p>-109.441025190476</text:p>
          </table:table-cell>
          <table:table-cell office:value-type="float" office:value="-129.142150776643" calcext:value-type="float">
            <text:p>-129.142150776643</text:p>
          </table:table-cell>
          <table:table-cell office:value-type="float" office:value="-129.894003855467" calcext:value-type="float">
            <text:p>-129.8940038554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31</text:p>
          </table:table-cell>
          <table:table-cell office:value-type="float" office:value="25.6556311556196" calcext:value-type="float">
            <text:p>25.6556311556196</text:p>
          </table:table-cell>
          <table:table-cell office:value-type="float" office:value="79.797963409812" calcext:value-type="float">
            <text:p>79.797963409812</text:p>
          </table:table-cell>
          <table:table-cell office:value-type="float" office:value="981.922320659092" calcext:value-type="float">
            <text:p>981.92232065909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121" calcext:value-type="float">
            <text:p>1371121</text:p>
          </table:table-cell>
          <table:table-cell office:value-type="float" office:value="1632327" calcext:value-type="float">
            <text:p>1632327</text:p>
          </table:table-cell>
          <table:table-cell office:value-type="float" office:value="1642603" calcext:value-type="float">
            <text:p>1642603</text:p>
          </table:table-cell>
          <table:table-cell office:value-type="float" office:value="1116106" calcext:value-type="float">
            <text:p>1116106</text:p>
          </table:table-cell>
          <table:table-cell office:value-type="float" office:value="1008964" calcext:value-type="float">
            <text:p>1008964</text:p>
          </table:table-cell>
          <table:table-cell office:value-type="float" office:value="1090157" calcext:value-type="float">
            <text:p>1090157</text:p>
          </table:table-cell>
          <table:table-cell office:value-type="float" office:value="1652828" calcext:value-type="float">
            <text:p>1652828</text:p>
          </table:table-cell>
          <table:table-cell office:value-type="float" office:value="5" calcext:value-type="float">
            <text:p>5</text:p>
          </table:table-cell>
          <table:table-cell office:value-type="float" office:value="0.817251898914802" calcext:value-type="float">
            <text:p>0.817251898914802</text:p>
          </table:table-cell>
          <table:table-cell office:value-type="float" office:value="0.972942825906614" calcext:value-type="float">
            <text:p>0.972942825906614</text:p>
          </table:table-cell>
          <table:table-cell office:value-type="float" office:value="0.979067799933886" calcext:value-type="float">
            <text:p>0.979067799933886</text:p>
          </table:table-cell>
          <table:table-cell office:value-type="float" office:value="0.665251095920932" calcext:value-type="float">
            <text:p>0.665251095920932</text:p>
          </table:table-cell>
          <table:table-cell office:value-type="float" office:value="0.601389479802785" calcext:value-type="float">
            <text:p>0.601389479802785</text:p>
          </table:table-cell>
          <table:table-cell office:value-type="float" office:value="0.649784284804378" calcext:value-type="float">
            <text:p>0.649784284804378</text:p>
          </table:table-cell>
          <table:table-cell office:value-type="float" office:value="0.9851623755887" calcext:value-type="float">
            <text:p>0.9851623755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949780815814" calcext:value-type="float">
            <text:p>-116.949780815814</text:p>
          </table:table-cell>
          <table:table-cell office:value-type="float" office:value="-129.722104039443" calcext:value-type="float">
            <text:p>-129.722104039443</text:p>
          </table:table-cell>
          <table:table-cell office:value-type="float" office:value="-120.043143039124" calcext:value-type="float">
            <text:p>-120.0431430391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33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8100582337692" calcext:value-type="float">
            <text:p>79.8100582337692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71" calcext:value-type="float">
            <text:p>1372471</text:p>
          </table:table-cell>
          <table:table-cell office:value-type="float" office:value="1633626" calcext:value-type="float">
            <text:p>1633626</text:p>
          </table:table-cell>
          <table:table-cell office:value-type="float" office:value="1639157" calcext:value-type="float">
            <text:p>1639157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1006363" calcext:value-type="float">
            <text:p>1006363</text:p>
          </table:table-cell>
          <table:table-cell office:value-type="float" office:value="1132705" calcext:value-type="float">
            <text:p>1132705</text:p>
          </table:table-cell>
          <table:table-cell office:value-type="float" office:value="1651094" calcext:value-type="float">
            <text:p>1651094</text:p>
          </table:table-cell>
          <table:table-cell office:value-type="float" office:value="5" calcext:value-type="float">
            <text:p>5</text:p>
          </table:table-cell>
          <table:table-cell office:value-type="float" office:value="0.818056561715193" calcext:value-type="float">
            <text:p>0.818056561715193</text:p>
          </table:table-cell>
          <table:table-cell office:value-type="float" office:value="0.973717090334545" calcext:value-type="float">
            <text:p>0.973717090334545</text:p>
          </table:table-cell>
          <table:table-cell office:value-type="float" office:value="0.977013823630074" calcext:value-type="float">
            <text:p>0.977013823630074</text:p>
          </table:table-cell>
          <table:table-cell office:value-type="float" office:value="0.638583974669453" calcext:value-type="float">
            <text:p>0.638583974669453</text:p>
          </table:table-cell>
          <table:table-cell office:value-type="float" office:value="0.599839162807365" calcext:value-type="float">
            <text:p>0.599839162807365</text:p>
          </table:table-cell>
          <table:table-cell office:value-type="float" office:value="0.675144872086629" calcext:value-type="float">
            <text:p>0.675144872086629</text:p>
          </table:table-cell>
          <table:table-cell office:value-type="float" office:value="0.984128830925087" calcext:value-type="float">
            <text:p>0.984128830925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83205066109" calcext:value-type="float">
            <text:p>-122.283205066109</text:p>
          </table:table-cell>
          <table:table-cell office:value-type="float" office:value="-130.032167438527" calcext:value-type="float">
            <text:p>-130.032167438527</text:p>
          </table:table-cell>
          <table:table-cell office:value-type="float" office:value="-114.971025582674" calcext:value-type="float">
            <text:p>-114.9710255826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35</text:p>
          </table:table-cell>
          <table:table-cell office:value-type="float" office:value="25.6606851998949" calcext:value-type="float">
            <text:p>25.6606851998949</text:p>
          </table:table-cell>
          <table:table-cell office:value-type="float" office:value="79.8198099708064" calcext:value-type="float">
            <text:p>79.8198099708064</text:p>
          </table:table-cell>
          <table:table-cell office:value-type="float" office:value="982.040911766946" calcext:value-type="float">
            <text:p>982.0409117669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226" calcext:value-type="float">
            <text:p>1351226</text:p>
          </table:table-cell>
          <table:table-cell office:value-type="float" office:value="1630927" calcext:value-type="float">
            <text:p>1630927</text:p>
          </table:table-cell>
          <table:table-cell office:value-type="float" office:value="1638193" calcext:value-type="float">
            <text:p>1638193</text:p>
          </table:table-cell>
          <table:table-cell office:value-type="float" office:value="1051692" calcext:value-type="float">
            <text:p>1051692</text:p>
          </table:table-cell>
          <table:table-cell office:value-type="float" office:value="1103288" calcext:value-type="float">
            <text:p>1103288</text:p>
          </table:table-cell>
          <table:table-cell office:value-type="float" office:value="1035723" calcext:value-type="float">
            <text:p>1035723</text:p>
          </table:table-cell>
          <table:table-cell office:value-type="float" office:value="1654530" calcext:value-type="float">
            <text:p>1654530</text:p>
          </table:table-cell>
          <table:table-cell office:value-type="float" office:value="5" calcext:value-type="float">
            <text:p>5</text:p>
          </table:table-cell>
          <table:table-cell office:value-type="float" office:value="0.805393553423113" calcext:value-type="float">
            <text:p>0.805393553423113</text:p>
          </table:table-cell>
          <table:table-cell office:value-type="float" office:value="0.972108360780282" calcext:value-type="float">
            <text:p>0.972108360780282</text:p>
          </table:table-cell>
          <table:table-cell office:value-type="float" office:value="0.976439234785942" calcext:value-type="float">
            <text:p>0.976439234785942</text:p>
          </table:table-cell>
          <table:table-cell office:value-type="float" office:value="0.626857355458421" calcext:value-type="float">
            <text:p>0.626857355458421</text:p>
          </table:table-cell>
          <table:table-cell office:value-type="float" office:value="0.657610971642848" calcext:value-type="float">
            <text:p>0.657610971642848</text:p>
          </table:table-cell>
          <table:table-cell office:value-type="float" office:value="0.617339088599573" calcext:value-type="float">
            <text:p>0.617339088599573</text:p>
          </table:table-cell>
          <table:table-cell office:value-type="float" office:value="0.986176846763712" calcext:value-type="float">
            <text:p>0.986176846763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628528908316" calcext:value-type="float">
            <text:p>-124.628528908316</text:p>
          </table:table-cell>
          <table:table-cell office:value-type="float" office:value="-118.47780567143" calcext:value-type="float">
            <text:p>-118.47780567143</text:p>
          </table:table-cell>
          <table:table-cell office:value-type="float" office:value="-126.532182280085" calcext:value-type="float">
            <text:p>-126.532182280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37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8100582337692" calcext:value-type="float">
            <text:p>79.8100582337692</text:p>
          </table:table-cell>
          <table:table-cell office:value-type="float" office:value="982.057939417025" calcext:value-type="float">
            <text:p>982.057939417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705" calcext:value-type="float">
            <text:p>1383705</text:p>
          </table:table-cell>
          <table:table-cell office:value-type="float" office:value="1633114" calcext:value-type="float">
            <text:p>1633114</text:p>
          </table:table-cell>
          <table:table-cell office:value-type="float" office:value="1641982" calcext:value-type="float">
            <text:p>1641982</text:p>
          </table:table-cell>
          <table:table-cell office:value-type="float" office:value="1048204" calcext:value-type="float">
            <text:p>1048204</text:p>
          </table:table-cell>
          <table:table-cell office:value-type="float" office:value="1123349" calcext:value-type="float">
            <text:p>1123349</text:p>
          </table:table-cell>
          <table:table-cell office:value-type="float" office:value="1029082" calcext:value-type="float">
            <text:p>1029082</text:p>
          </table:table-cell>
          <table:table-cell office:value-type="float" office:value="1658698" calcext:value-type="float">
            <text:p>1658698</text:p>
          </table:table-cell>
          <table:table-cell office:value-type="float" office:value="5" calcext:value-type="float">
            <text:p>5</text:p>
          </table:table-cell>
          <table:table-cell office:value-type="float" office:value="0.824752548307484" calcext:value-type="float">
            <text:p>0.824752548307484</text:p>
          </table:table-cell>
          <table:table-cell office:value-type="float" office:value="0.973411914516915" calcext:value-type="float">
            <text:p>0.973411914516915</text:p>
          </table:table-cell>
          <table:table-cell office:value-type="float" office:value="0.978697655045707" calcext:value-type="float">
            <text:p>0.978697655045707</text:p>
          </table:table-cell>
          <table:table-cell office:value-type="float" office:value="0.624778345200818" calcext:value-type="float">
            <text:p>0.624778345200818</text:p>
          </table:table-cell>
          <table:table-cell office:value-type="float" office:value="0.669568260856659" calcext:value-type="float">
            <text:p>0.669568260856659</text:p>
          </table:table-cell>
          <table:table-cell office:value-type="float" office:value="0.613380743668168" calcext:value-type="float">
            <text:p>0.613380743668168</text:p>
          </table:table-cell>
          <table:table-cell office:value-type="float" office:value="0.988661168654104" calcext:value-type="float">
            <text:p>0.988661168654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44330959836" calcext:value-type="float">
            <text:p>-125.044330959836</text:p>
          </table:table-cell>
          <table:table-cell office:value-type="float" office:value="-116.086347828668" calcext:value-type="float">
            <text:p>-116.086347828668</text:p>
          </table:table-cell>
          <table:table-cell office:value-type="float" office:value="-127.323851266366" calcext:value-type="float">
            <text:p>-127.3238512663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39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8207474722135" calcext:value-type="float">
            <text:p>79.8207474722135</text:p>
          </table:table-cell>
          <table:table-cell office:value-type="float" office:value="982.002899331174" calcext:value-type="float">
            <text:p>982.0028993311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622" calcext:value-type="float">
            <text:p>1377622</text:p>
          </table:table-cell>
          <table:table-cell office:value-type="float" office:value="1628991" calcext:value-type="float">
            <text:p>1628991</text:p>
          </table:table-cell>
          <table:table-cell office:value-type="float" office:value="1641396" calcext:value-type="float">
            <text:p>1641396</text:p>
          </table:table-cell>
          <table:table-cell office:value-type="float" office:value="1118292" calcext:value-type="float">
            <text:p>1118292</text:p>
          </table:table-cell>
          <table:table-cell office:value-type="float" office:value="1051528" calcext:value-type="float">
            <text:p>1051528</text:p>
          </table:table-cell>
          <table:table-cell office:value-type="float" office:value="1013166" calcext:value-type="float">
            <text:p>1013166</text:p>
          </table:table-cell>
          <table:table-cell office:value-type="float" office:value="1655284" calcext:value-type="float">
            <text:p>1655284</text:p>
          </table:table-cell>
          <table:table-cell office:value-type="float" office:value="5" calcext:value-type="float">
            <text:p>5</text:p>
          </table:table-cell>
          <table:table-cell office:value-type="float" office:value="0.821126797333574" calcext:value-type="float">
            <text:p>0.821126797333574</text:p>
          </table:table-cell>
          <table:table-cell office:value-type="float" office:value="0.970954414719869" calcext:value-type="float">
            <text:p>0.970954414719869</text:p>
          </table:table-cell>
          <table:table-cell office:value-type="float" office:value="0.978348371785685" calcext:value-type="float">
            <text:p>0.978348371785685</text:p>
          </table:table-cell>
          <table:table-cell office:value-type="float" office:value="0.666554053611046" calcext:value-type="float">
            <text:p>0.666554053611046</text:p>
          </table:table-cell>
          <table:table-cell office:value-type="float" office:value="0.626759603829337" calcext:value-type="float">
            <text:p>0.626759603829337</text:p>
          </table:table-cell>
          <table:table-cell office:value-type="float" office:value="0.603894067274817" calcext:value-type="float">
            <text:p>0.603894067274817</text:p>
          </table:table-cell>
          <table:table-cell office:value-type="float" office:value="0.986626265838893" calcext:value-type="float">
            <text:p>0.986626265838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689189277791" calcext:value-type="float">
            <text:p>-116.689189277791</text:p>
          </table:table-cell>
          <table:table-cell office:value-type="float" office:value="-124.648079234133" calcext:value-type="float">
            <text:p>-124.648079234133</text:p>
          </table:table-cell>
          <table:table-cell office:value-type="float" office:value="-129.221186545037" calcext:value-type="float">
            <text:p>-129.2211865450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41</text:p>
          </table:table-cell>
          <table:table-cell office:value-type="float" office:value="25.6657392444613" calcext:value-type="float">
            <text:p>25.6657392444613</text:p>
          </table:table-cell>
          <table:table-cell office:value-type="float" office:value="79.7989004535551" calcext:value-type="float">
            <text:p>79.7989004535551</text:p>
          </table:table-cell>
          <table:table-cell office:value-type="float" office:value="981.994385945831" calcext:value-type="float">
            <text:p>981.99438594583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87" calcext:value-type="float">
            <text:p>1371987</text:p>
          </table:table-cell>
          <table:table-cell office:value-type="float" office:value="1631517" calcext:value-type="float">
            <text:p>1631517</text:p>
          </table:table-cell>
          <table:table-cell office:value-type="float" office:value="1645095" calcext:value-type="float">
            <text:p>1645095</text:p>
          </table:table-cell>
          <table:table-cell office:value-type="float" office:value="1141096" calcext:value-type="float">
            <text:p>1141096</text:p>
          </table:table-cell>
          <table:table-cell office:value-type="float" office:value="1032522" calcext:value-type="float">
            <text:p>1032522</text:p>
          </table:table-cell>
          <table:table-cell office:value-type="float" office:value="1008587" calcext:value-type="float">
            <text:p>1008587</text:p>
          </table:table-cell>
          <table:table-cell office:value-type="float" office:value="1657838" calcext:value-type="float">
            <text:p>1657838</text:p>
          </table:table-cell>
          <table:table-cell office:value-type="float" office:value="5" calcext:value-type="float">
            <text:p>5</text:p>
          </table:table-cell>
          <table:table-cell office:value-type="float" office:value="0.81776807520009" calcext:value-type="float">
            <text:p>0.81776807520009</text:p>
          </table:table-cell>
          <table:table-cell office:value-type="float" office:value="0.972460028226379" calcext:value-type="float">
            <text:p>0.972460028226379</text:p>
          </table:table-cell>
          <table:table-cell office:value-type="float" office:value="0.980553147858756" calcext:value-type="float">
            <text:p>0.980553147858756</text:p>
          </table:table-cell>
          <table:table-cell office:value-type="float" office:value="0.680146298425948" calcext:value-type="float">
            <text:p>0.680146298425948</text:p>
          </table:table-cell>
          <table:table-cell office:value-type="float" office:value="0.615431143692868" calcext:value-type="float">
            <text:p>0.615431143692868</text:p>
          </table:table-cell>
          <table:table-cell office:value-type="float" office:value="0.601164770265194" calcext:value-type="float">
            <text:p>0.601164770265194</text:p>
          </table:table-cell>
          <table:table-cell office:value-type="float" office:value="0.988148568647929" calcext:value-type="float">
            <text:p>0.988148568647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97074031481" calcext:value-type="float">
            <text:p>-113.97074031481</text:p>
          </table:table-cell>
          <table:table-cell office:value-type="float" office:value="-126.913771261426" calcext:value-type="float">
            <text:p>-126.913771261426</text:p>
          </table:table-cell>
          <table:table-cell office:value-type="float" office:value="-129.767045946961" calcext:value-type="float">
            <text:p>-129.7670459469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44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891480328598" calcext:value-type="float">
            <text:p>79.7891480328598</text:p>
          </table:table-cell>
          <table:table-cell office:value-type="float" office:value="982.066453296578" calcext:value-type="float">
            <text:p>982.0664532965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927" calcext:value-type="float">
            <text:p>1357927</text:p>
          </table:table-cell>
          <table:table-cell office:value-type="float" office:value="1634997" calcext:value-type="float">
            <text:p>1634997</text:p>
          </table:table-cell>
          <table:table-cell office:value-type="float" office:value="1639301" calcext:value-type="float">
            <text:p>1639301</text:p>
          </table:table-cell>
          <table:table-cell office:value-type="float" office:value="1055836" calcext:value-type="float">
            <text:p>1055836</text:p>
          </table:table-cell>
          <table:table-cell office:value-type="float" office:value="1087216" calcext:value-type="float">
            <text:p>1087216</text:p>
          </table:table-cell>
          <table:table-cell office:value-type="float" office:value="1056588" calcext:value-type="float">
            <text:p>1056588</text:p>
          </table:table-cell>
          <table:table-cell office:value-type="float" office:value="1654994" calcext:value-type="float">
            <text:p>1654994</text:p>
          </table:table-cell>
          <table:table-cell office:value-type="float" office:value="5" calcext:value-type="float">
            <text:p>5</text:p>
          </table:table-cell>
          <table:table-cell office:value-type="float" office:value="0.809387661145647" calcext:value-type="float">
            <text:p>0.809387661145647</text:p>
          </table:table-cell>
          <table:table-cell office:value-type="float" office:value="0.974534270111831" calcext:value-type="float">
            <text:p>0.974534270111831</text:p>
          </table:table-cell>
          <table:table-cell office:value-type="float" office:value="0.977099654328782" calcext:value-type="float">
            <text:p>0.977099654328782</text:p>
          </table:table-cell>
          <table:table-cell office:value-type="float" office:value="0.629327372232362" calcext:value-type="float">
            <text:p>0.629327372232362</text:p>
          </table:table-cell>
          <table:table-cell office:value-type="float" office:value="0.648031311992563" calcext:value-type="float">
            <text:p>0.648031311992563</text:p>
          </table:table-cell>
          <table:table-cell office:value-type="float" office:value="0.629775599214506" calcext:value-type="float">
            <text:p>0.629775599214506</text:p>
          </table:table-cell>
          <table:table-cell office:value-type="float" office:value="0.986453412348439" calcext:value-type="float">
            <text:p>0.986453412348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134525553528" calcext:value-type="float">
            <text:p>-124.134525553528</text:p>
          </table:table-cell>
          <table:table-cell office:value-type="float" office:value="-120.393737601487" calcext:value-type="float">
            <text:p>-120.393737601487</text:p>
          </table:table-cell>
          <table:table-cell office:value-type="float" office:value="-124.044880157099" calcext:value-type="float">
            <text:p>-124.0448801570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46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886796541175" calcext:value-type="float">
            <text:p>79.7886796541175</text:p>
          </table:table-cell>
          <table:table-cell office:value-type="float" office:value="982.002899331174" calcext:value-type="float">
            <text:p>982.0028993311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504" calcext:value-type="float">
            <text:p>1364504</text:p>
          </table:table-cell>
          <table:table-cell office:value-type="float" office:value="1631064" calcext:value-type="float">
            <text:p>1631064</text:p>
          </table:table-cell>
          <table:table-cell office:value-type="float" office:value="1638614" calcext:value-type="float">
            <text:p>1638614</text:p>
          </table:table-cell>
          <table:table-cell office:value-type="float" office:value="1045900" calcext:value-type="float">
            <text:p>1045900</text:p>
          </table:table-cell>
          <table:table-cell office:value-type="float" office:value="1121895" calcext:value-type="float">
            <text:p>1121895</text:p>
          </table:table-cell>
          <table:table-cell office:value-type="float" office:value="1029162" calcext:value-type="float">
            <text:p>1029162</text:p>
          </table:table-cell>
          <table:table-cell office:value-type="float" office:value="1656311" calcext:value-type="float">
            <text:p>1656311</text:p>
          </table:table-cell>
          <table:table-cell office:value-type="float" office:value="5" calcext:value-type="float">
            <text:p>5</text:p>
          </table:table-cell>
          <table:table-cell office:value-type="float" office:value="0.813307859099848" calcext:value-type="float">
            <text:p>0.813307859099848</text:p>
          </table:table-cell>
          <table:table-cell office:value-type="float" office:value="0.972190019153359" calcext:value-type="float">
            <text:p>0.972190019153359</text:p>
          </table:table-cell>
          <table:table-cell office:value-type="float" office:value="0.976690170370361" calcext:value-type="float">
            <text:p>0.976690170370361</text:p>
          </table:table-cell>
          <table:table-cell office:value-type="float" office:value="0.623405054021484" calcext:value-type="float">
            <text:p>0.623405054021484</text:p>
          </table:table-cell>
          <table:table-cell office:value-type="float" office:value="0.668701609218312" calcext:value-type="float">
            <text:p>0.668701609218312</text:p>
          </table:table-cell>
          <table:table-cell office:value-type="float" office:value="0.613428427389673" calcext:value-type="float">
            <text:p>0.613428427389673</text:p>
          </table:table-cell>
          <table:table-cell office:value-type="float" office:value="0.987238405613709" calcext:value-type="float">
            <text:p>0.987238405613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18989195703" calcext:value-type="float">
            <text:p>-125.318989195703</text:p>
          </table:table-cell>
          <table:table-cell office:value-type="float" office:value="-116.259678156338" calcext:value-type="float">
            <text:p>-116.259678156338</text:p>
          </table:table-cell>
          <table:table-cell office:value-type="float" office:value="-127.314314522065" calcext:value-type="float">
            <text:p>-127.3143145220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48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8003059473894" calcext:value-type="float">
            <text:p>79.8003059473894</text:p>
          </table:table-cell>
          <table:table-cell office:value-type="float" office:value="981.964885296458" calcext:value-type="float">
            <text:p>981.96488529645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347" calcext:value-type="float">
            <text:p>1380347</text:p>
          </table:table-cell>
          <table:table-cell office:value-type="float" office:value="1650397" calcext:value-type="float">
            <text:p>1650397</text:p>
          </table:table-cell>
          <table:table-cell office:value-type="float" office:value="1638579" calcext:value-type="float">
            <text:p>1638579</text:p>
          </table:table-cell>
          <table:table-cell office:value-type="float" office:value="1058797" calcext:value-type="float">
            <text:p>1058797</text:p>
          </table:table-cell>
          <table:table-cell office:value-type="float" office:value="1088257" calcext:value-type="float">
            <text:p>1088257</text:p>
          </table:table-cell>
          <table:table-cell office:value-type="float" office:value="1052549" calcext:value-type="float">
            <text:p>1052549</text:p>
          </table:table-cell>
          <table:table-cell office:value-type="float" office:value="1655182" calcext:value-type="float">
            <text:p>1655182</text:p>
          </table:table-cell>
          <table:table-cell office:value-type="float" office:value="5" calcext:value-type="float">
            <text:p>5</text:p>
          </table:table-cell>
          <table:table-cell office:value-type="float" office:value="0.822751024097326" calcext:value-type="float">
            <text:p>0.822751024097326</text:p>
          </table:table-cell>
          <table:table-cell office:value-type="float" office:value="0.983713386501477" calcext:value-type="float">
            <text:p>0.983713386501477</text:p>
          </table:table-cell>
          <table:table-cell office:value-type="float" office:value="0.976669308742202" calcext:value-type="float">
            <text:p>0.976669308742202</text:p>
          </table:table-cell>
          <table:table-cell office:value-type="float" office:value="0.631092265974553" calcext:value-type="float">
            <text:p>0.631092265974553</text:p>
          </table:table-cell>
          <table:table-cell office:value-type="float" office:value="0.648651796418643" calcext:value-type="float">
            <text:p>0.648651796418643</text:p>
          </table:table-cell>
          <table:table-cell office:value-type="float" office:value="0.62736816732504" calcext:value-type="float">
            <text:p>0.62736816732504</text:p>
          </table:table-cell>
          <table:table-cell office:value-type="float" office:value="0.986565469093975" calcext:value-type="float">
            <text:p>0.9865654690939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781546805089" calcext:value-type="float">
            <text:p>-123.781546805089</text:p>
          </table:table-cell>
          <table:table-cell office:value-type="float" office:value="-120.269640716271" calcext:value-type="float">
            <text:p>-120.269640716271</text:p>
          </table:table-cell>
          <table:table-cell office:value-type="float" office:value="-124.526366534992" calcext:value-type="float">
            <text:p>-124.5263665349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50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944927502194" calcext:value-type="float">
            <text:p>79.7944927502194</text:p>
          </table:table-cell>
          <table:table-cell office:value-type="float" office:value="982.038933013821" calcext:value-type="float">
            <text:p>982.03893301382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311" calcext:value-type="float">
            <text:p>1364311</text:p>
          </table:table-cell>
          <table:table-cell office:value-type="float" office:value="1664680" calcext:value-type="float">
            <text:p>1664680</text:p>
          </table:table-cell>
          <table:table-cell office:value-type="float" office:value="1646236" calcext:value-type="float">
            <text:p>1646236</text:p>
          </table:table-cell>
          <table:table-cell office:value-type="float" office:value="1157777" calcext:value-type="float">
            <text:p>1157777</text:p>
          </table:table-cell>
          <table:table-cell office:value-type="float" office:value="1012129" calcext:value-type="float">
            <text:p>1012129</text:p>
          </table:table-cell>
          <table:table-cell office:value-type="float" office:value="1018788" calcext:value-type="float">
            <text:p>1018788</text:p>
          </table:table-cell>
          <table:table-cell office:value-type="float" office:value="1653503" calcext:value-type="float">
            <text:p>1653503</text:p>
          </table:table-cell>
          <table:table-cell office:value-type="float" office:value="5" calcext:value-type="float">
            <text:p>5</text:p>
          </table:table-cell>
          <table:table-cell office:value-type="float" office:value="0.813192822121718" calcext:value-type="float">
            <text:p>0.813192822121718</text:p>
          </table:table-cell>
          <table:table-cell office:value-type="float" office:value="0.992226718929615" calcext:value-type="float">
            <text:p>0.992226718929615</text:p>
          </table:table-cell>
          <table:table-cell office:value-type="float" office:value="0.981233236936717" calcext:value-type="float">
            <text:p>0.981233236936717</text:p>
          </table:table-cell>
          <table:table-cell office:value-type="float" office:value="0.690088950406188" calcext:value-type="float">
            <text:p>0.690088950406188</text:p>
          </table:table-cell>
          <table:table-cell office:value-type="float" office:value="0.603275967034813" calcext:value-type="float">
            <text:p>0.603275967034813</text:p>
          </table:table-cell>
          <table:table-cell office:value-type="float" office:value="0.607245040803557" calcext:value-type="float">
            <text:p>0.607245040803557</text:p>
          </table:table-cell>
          <table:table-cell office:value-type="float" office:value="0.985564706988896" calcext:value-type="float">
            <text:p>0.985564706988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82209918762" calcext:value-type="float">
            <text:p>-111.982209918762</text:p>
          </table:table-cell>
          <table:table-cell office:value-type="float" office:value="-129.344806593037" calcext:value-type="float">
            <text:p>-129.344806593037</text:p>
          </table:table-cell>
          <table:table-cell office:value-type="float" office:value="-128.550991839289" calcext:value-type="float">
            <text:p>-128.5509918392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52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78458572449" calcext:value-type="float">
            <text:p>79.778458572449</text:p>
          </table:table-cell>
          <table:table-cell office:value-type="float" office:value="981.983892513685" calcext:value-type="float">
            <text:p>981.983892513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107" calcext:value-type="float">
            <text:p>1378107</text:p>
          </table:table-cell>
          <table:table-cell office:value-type="float" office:value="1633117" calcext:value-type="float">
            <text:p>1633117</text:p>
          </table:table-cell>
          <table:table-cell office:value-type="float" office:value="1641547" calcext:value-type="float">
            <text:p>1641547</text:p>
          </table:table-cell>
          <table:table-cell office:value-type="float" office:value="1082985" calcext:value-type="float">
            <text:p>1082985</text:p>
          </table:table-cell>
          <table:table-cell office:value-type="float" office:value="1004145" calcext:value-type="float">
            <text:p>1004145</text:p>
          </table:table-cell>
          <table:table-cell office:value-type="float" office:value="1105830" calcext:value-type="float">
            <text:p>1105830</text:p>
          </table:table-cell>
          <table:table-cell office:value-type="float" office:value="1649556" calcext:value-type="float">
            <text:p>1649556</text:p>
          </table:table-cell>
          <table:table-cell office:value-type="float" office:value="5" calcext:value-type="float">
            <text:p>5</text:p>
          </table:table-cell>
          <table:table-cell office:value-type="float" office:value="0.821415879895196" calcext:value-type="float">
            <text:p>0.821415879895196</text:p>
          </table:table-cell>
          <table:table-cell office:value-type="float" office:value="0.973413702656472" calcext:value-type="float">
            <text:p>0.973413702656472</text:p>
          </table:table-cell>
          <table:table-cell office:value-type="float" office:value="0.978438374810025" calcext:value-type="float">
            <text:p>0.978438374810025</text:p>
          </table:table-cell>
          <table:table-cell office:value-type="float" office:value="0.645509439171486" calcext:value-type="float">
            <text:p>0.645509439171486</text:p>
          </table:table-cell>
          <table:table-cell office:value-type="float" office:value="0.598517131628648" calcext:value-type="float">
            <text:p>0.598517131628648</text:p>
          </table:table-cell>
          <table:table-cell office:value-type="float" office:value="0.659126121893659" calcext:value-type="float">
            <text:p>0.659126121893659</text:p>
          </table:table-cell>
          <table:table-cell office:value-type="float" office:value="0.98321211137916" calcext:value-type="float">
            <text:p>0.98321211137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898112165703" calcext:value-type="float">
            <text:p>-120.898112165703</text:p>
          </table:table-cell>
          <table:table-cell office:value-type="float" office:value="-130.29657367427" calcext:value-type="float">
            <text:p>-130.29657367427</text:p>
          </table:table-cell>
          <table:table-cell office:value-type="float" office:value="-118.174775621268" calcext:value-type="float">
            <text:p>-118.1747756212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55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949611789923" calcext:value-type="float">
            <text:p>79.7949611789923</text:p>
          </table:table-cell>
          <table:table-cell office:value-type="float" office:value="982.074967212471" calcext:value-type="float">
            <text:p>982.07496721247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331" calcext:value-type="float">
            <text:p>1382331</text:p>
          </table:table-cell>
          <table:table-cell office:value-type="float" office:value="1636441" calcext:value-type="float">
            <text:p>1636441</text:p>
          </table:table-cell>
          <table:table-cell office:value-type="float" office:value="1643474" calcext:value-type="float">
            <text:p>1643474</text:p>
          </table:table-cell>
          <table:table-cell office:value-type="float" office:value="1073562" calcext:value-type="float">
            <text:p>1073562</text:p>
          </table:table-cell>
          <table:table-cell office:value-type="float" office:value="1001304" calcext:value-type="float">
            <text:p>1001304</text:p>
          </table:table-cell>
          <table:table-cell office:value-type="float" office:value="1114014" calcext:value-type="float">
            <text:p>1114014</text:p>
          </table:table-cell>
          <table:table-cell office:value-type="float" office:value="1652264" calcext:value-type="float">
            <text:p>1652264</text:p>
          </table:table-cell>
          <table:table-cell office:value-type="float" office:value="5" calcext:value-type="float">
            <text:p>5</text:p>
          </table:table-cell>
          <table:table-cell office:value-type="float" office:value="0.823933580390642" calcext:value-type="float">
            <text:p>0.823933580390642</text:p>
          </table:table-cell>
          <table:table-cell office:value-type="float" office:value="0.97539496128499" calcext:value-type="float">
            <text:p>0.97539496128499</text:p>
          </table:table-cell>
          <table:table-cell office:value-type="float" office:value="0.979586956451768" calcext:value-type="float">
            <text:p>0.979586956451768</text:p>
          </table:table-cell>
          <table:table-cell office:value-type="float" office:value="0.639892892824756" calcext:value-type="float">
            <text:p>0.639892892824756</text:p>
          </table:table-cell>
          <table:table-cell office:value-type="float" office:value="0.596823763468714" calcext:value-type="float">
            <text:p>0.596823763468714</text:p>
          </table:table-cell>
          <table:table-cell office:value-type="float" office:value="0.664004166603585" calcext:value-type="float">
            <text:p>0.664004166603585</text:p>
          </table:table-cell>
          <table:table-cell office:value-type="float" office:value="0.984826205352092" calcext:value-type="float">
            <text:p>0.984826205352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21421435049" calcext:value-type="float">
            <text:p>-122.021421435049</text:p>
          </table:table-cell>
          <table:table-cell office:value-type="float" office:value="-130.635247306257" calcext:value-type="float">
            <text:p>-130.635247306257</text:p>
          </table:table-cell>
          <table:table-cell office:value-type="float" office:value="-117.199166679283" calcext:value-type="float">
            <text:p>-117.199166679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57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847399165055" calcext:value-type="float">
            <text:p>79.7847399165055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670" calcext:value-type="float">
            <text:p>1354670</text:p>
          </table:table-cell>
          <table:table-cell office:value-type="float" office:value="1631281" calcext:value-type="float">
            <text:p>1631281</text:p>
          </table:table-cell>
          <table:table-cell office:value-type="float" office:value="1639089" calcext:value-type="float">
            <text:p>1639089</text:p>
          </table:table-cell>
          <table:table-cell office:value-type="float" office:value="1046330" calcext:value-type="float">
            <text:p>1046330</text:p>
          </table:table-cell>
          <table:table-cell office:value-type="float" office:value="1119039" calcext:value-type="float">
            <text:p>1119039</text:p>
          </table:table-cell>
          <table:table-cell office:value-type="float" office:value="1031317" calcext:value-type="float">
            <text:p>1031317</text:p>
          </table:table-cell>
          <table:table-cell office:value-type="float" office:value="1656378" calcext:value-type="float">
            <text:p>1656378</text:p>
          </table:table-cell>
          <table:table-cell office:value-type="float" office:value="5" calcext:value-type="float">
            <text:p>5</text:p>
          </table:table-cell>
          <table:table-cell office:value-type="float" office:value="0.807446337633888" calcext:value-type="float">
            <text:p>0.807446337633888</text:p>
          </table:table-cell>
          <table:table-cell office:value-type="float" office:value="0.97231936124794" calcext:value-type="float">
            <text:p>0.97231936124794</text:p>
          </table:table-cell>
          <table:table-cell office:value-type="float" office:value="0.976973292466794" calcext:value-type="float">
            <text:p>0.976973292466794</text:p>
          </table:table-cell>
          <table:table-cell office:value-type="float" office:value="0.623661354024572" calcext:value-type="float">
            <text:p>0.623661354024572</text:p>
          </table:table-cell>
          <table:table-cell office:value-type="float" office:value="0.666999300360596" calcext:value-type="float">
            <text:p>0.666999300360596</text:p>
          </table:table-cell>
          <table:table-cell office:value-type="float" office:value="0.614712907637704" calcext:value-type="float">
            <text:p>0.614712907637704</text:p>
          </table:table-cell>
          <table:table-cell office:value-type="float" office:value="0.987278340730469" calcext:value-type="float">
            <text:p>0.987278340730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267729195086" calcext:value-type="float">
            <text:p>-125.267729195086</text:p>
          </table:table-cell>
          <table:table-cell office:value-type="float" office:value="-116.600139927881" calcext:value-type="float">
            <text:p>-116.600139927881</text:p>
          </table:table-cell>
          <table:table-cell office:value-type="float" office:value="-127.057418472459" calcext:value-type="float">
            <text:p>-127.0574184724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1:59</text:p>
          </table:table-cell>
          <table:table-cell office:value-type="float" office:value="25.6707932893187" calcext:value-type="float">
            <text:p>25.6707932893187</text:p>
          </table:table-cell>
          <table:table-cell office:value-type="float" office:value="79.77799031291" calcext:value-type="float">
            <text:p>79.77799031291</text:p>
          </table:table-cell>
          <table:table-cell office:value-type="float" office:value="981.975379320937" calcext:value-type="float">
            <text:p>981.97537932093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460" calcext:value-type="float">
            <text:p>1377460</text:p>
          </table:table-cell>
          <table:table-cell office:value-type="float" office:value="1629486" calcext:value-type="float">
            <text:p>1629486</text:p>
          </table:table-cell>
          <table:table-cell office:value-type="float" office:value="1641127" calcext:value-type="float">
            <text:p>1641127</text:p>
          </table:table-cell>
          <table:table-cell office:value-type="float" office:value="1094429" calcext:value-type="float">
            <text:p>1094429</text:p>
          </table:table-cell>
          <table:table-cell office:value-type="float" office:value="1076166" calcext:value-type="float">
            <text:p>1076166</text:p>
          </table:table-cell>
          <table:table-cell office:value-type="float" office:value="1017240" calcext:value-type="float">
            <text:p>1017240</text:p>
          </table:table-cell>
          <table:table-cell office:value-type="float" office:value="1655480" calcext:value-type="float">
            <text:p>1655480</text:p>
          </table:table-cell>
          <table:table-cell office:value-type="float" office:value="5" calcext:value-type="float">
            <text:p>5</text:p>
          </table:table-cell>
          <table:table-cell office:value-type="float" office:value="0.821030237797527" calcext:value-type="float">
            <text:p>0.821030237797527</text:p>
          </table:table-cell>
          <table:table-cell office:value-type="float" office:value="0.97124945774668" calcext:value-type="float">
            <text:p>0.97124945774668</text:p>
          </table:table-cell>
          <table:table-cell office:value-type="float" office:value="0.978188035272126" calcext:value-type="float">
            <text:p>0.978188035272126</text:p>
          </table:table-cell>
          <table:table-cell office:value-type="float" office:value="0.652330595532727" calcext:value-type="float">
            <text:p>0.652330595532727</text:p>
          </table:table-cell>
          <table:table-cell office:value-type="float" office:value="0.641444997959733" calcext:value-type="float">
            <text:p>0.641444997959733</text:p>
          </table:table-cell>
          <table:table-cell office:value-type="float" office:value="0.606322360792441" calcext:value-type="float">
            <text:p>0.606322360792441</text:p>
          </table:table-cell>
          <table:table-cell office:value-type="float" office:value="0.986743090956579" calcext:value-type="float">
            <text:p>0.986743090956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533880893455" calcext:value-type="float">
            <text:p>-119.533880893455</text:p>
          </table:table-cell>
          <table:table-cell office:value-type="float" office:value="-121.711000408053" calcext:value-type="float">
            <text:p>-121.711000408053</text:p>
          </table:table-cell>
          <table:table-cell office:value-type="float" office:value="-128.735527841512" calcext:value-type="float">
            <text:p>-128.735527841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01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900847616321" calcext:value-type="float">
            <text:p>79.7900847616321</text:p>
          </table:table-cell>
          <table:table-cell office:value-type="float" office:value="982.055960424074" calcext:value-type="float">
            <text:p>982.0559604240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008" calcext:value-type="float">
            <text:p>1354008</text:p>
          </table:table-cell>
          <table:table-cell office:value-type="float" office:value="1629647" calcext:value-type="float">
            <text:p>1629647</text:p>
          </table:table-cell>
          <table:table-cell office:value-type="float" office:value="1643090" calcext:value-type="float">
            <text:p>1643090</text:p>
          </table:table-cell>
          <table:table-cell office:value-type="float" office:value="1166658" calcext:value-type="float">
            <text:p>1166658</text:p>
          </table:table-cell>
          <table:table-cell office:value-type="float" office:value="1012368" calcext:value-type="float">
            <text:p>1012368</text:p>
          </table:table-cell>
          <table:table-cell office:value-type="float" office:value="996284" calcext:value-type="float">
            <text:p>996284</text:p>
          </table:table-cell>
          <table:table-cell office:value-type="float" office:value="1652820" calcext:value-type="float">
            <text:p>1652820</text:p>
          </table:table-cell>
          <table:table-cell office:value-type="float" office:value="5" calcext:value-type="float">
            <text:p>5</text:p>
          </table:table-cell>
          <table:table-cell office:value-type="float" office:value="0.807051754838437" calcext:value-type="float">
            <text:p>0.807051754838437</text:p>
          </table:table-cell>
          <table:table-cell office:value-type="float" office:value="0.971345421236208" calcext:value-type="float">
            <text:p>0.971345421236208</text:p>
          </table:table-cell>
          <table:table-cell office:value-type="float" office:value="0.979358074588546" calcext:value-type="float">
            <text:p>0.979358074588546</text:p>
          </table:table-cell>
          <table:table-cell office:value-type="float" office:value="0.695382439539723" calcext:value-type="float">
            <text:p>0.695382439539723</text:p>
          </table:table-cell>
          <table:table-cell office:value-type="float" office:value="0.603418422152808" calcext:value-type="float">
            <text:p>0.603418422152808</text:p>
          </table:table-cell>
          <table:table-cell office:value-type="float" office:value="0.593831609944297" calcext:value-type="float">
            <text:p>0.593831609944297</text:p>
          </table:table-cell>
          <table:table-cell office:value-type="float" office:value="0.98515760721655" calcext:value-type="float">
            <text:p>0.98515760721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923512092055" calcext:value-type="float">
            <text:p>-110.923512092055</text:p>
          </table:table-cell>
          <table:table-cell office:value-type="float" office:value="-129.316315569438" calcext:value-type="float">
            <text:p>-129.316315569438</text:p>
          </table:table-cell>
          <table:table-cell office:value-type="float" office:value="-131.233678011141" calcext:value-type="float">
            <text:p>-131.233678011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03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735820197642" calcext:value-type="float">
            <text:p>79.7735820197642</text:p>
          </table:table-cell>
          <table:table-cell office:value-type="float" office:value="981.992405742772" calcext:value-type="float">
            <text:p>981.9924057427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089" calcext:value-type="float">
            <text:p>1360089</text:p>
          </table:table-cell>
          <table:table-cell office:value-type="float" office:value="1632993" calcext:value-type="float">
            <text:p>1632993</text:p>
          </table:table-cell>
          <table:table-cell office:value-type="float" office:value="1646413" calcext:value-type="float">
            <text:p>1646413</text:p>
          </table:table-cell>
          <table:table-cell office:value-type="float" office:value="1177095" calcext:value-type="float">
            <text:p>1177095</text:p>
          </table:table-cell>
          <table:table-cell office:value-type="float" office:value="1013617" calcext:value-type="float">
            <text:p>1013617</text:p>
          </table:table-cell>
          <table:table-cell office:value-type="float" office:value="1000528" calcext:value-type="float">
            <text:p>1000528</text:p>
          </table:table-cell>
          <table:table-cell office:value-type="float" office:value="1654464" calcext:value-type="float">
            <text:p>1654464</text:p>
          </table:table-cell>
          <table:table-cell office:value-type="float" office:value="5" calcext:value-type="float">
            <text:p>5</text:p>
          </table:table-cell>
          <table:table-cell office:value-type="float" office:value="0.81067631371931" calcext:value-type="float">
            <text:p>0.81067631371931</text:p>
          </table:table-cell>
          <table:table-cell office:value-type="float" office:value="0.97333979288814" calcext:value-type="float">
            <text:p>0.97333979288814</text:p>
          </table:table-cell>
          <table:table-cell office:value-type="float" office:value="0.981338737170546" calcext:value-type="float">
            <text:p>0.981338737170546</text:p>
          </table:table-cell>
          <table:table-cell office:value-type="float" office:value="0.701603377056524" calcext:value-type="float">
            <text:p>0.701603377056524</text:p>
          </table:table-cell>
          <table:table-cell office:value-type="float" office:value="0.604162884254799" calcext:value-type="float">
            <text:p>0.604162884254799</text:p>
          </table:table-cell>
          <table:table-cell office:value-type="float" office:value="0.596361231370119" calcext:value-type="float">
            <text:p>0.596361231370119</text:p>
          </table:table-cell>
          <table:table-cell office:value-type="float" office:value="0.98613750769347" calcext:value-type="float">
            <text:p>0.98613750769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679324588695" calcext:value-type="float">
            <text:p>-109.679324588695</text:p>
          </table:table-cell>
          <table:table-cell office:value-type="float" office:value="-129.16742314904" calcext:value-type="float">
            <text:p>-129.16742314904</text:p>
          </table:table-cell>
          <table:table-cell office:value-type="float" office:value="-130.727753725976" calcext:value-type="float">
            <text:p>-130.7277537259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06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838033069363" calcext:value-type="float">
            <text:p>79.7838033069363</text:p>
          </table:table-cell>
          <table:table-cell office:value-type="float" office:value="982.011412752857" calcext:value-type="float">
            <text:p>982.0114127528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32" calcext:value-type="float">
            <text:p>1362932</text:p>
          </table:table-cell>
          <table:table-cell office:value-type="float" office:value="1630997" calcext:value-type="float">
            <text:p>1630997</text:p>
          </table:table-cell>
          <table:table-cell office:value-type="float" office:value="1642750" calcext:value-type="float">
            <text:p>1642750</text:p>
          </table:table-cell>
          <table:table-cell office:value-type="float" office:value="1139476" calcext:value-type="float">
            <text:p>1139476</text:p>
          </table:table-cell>
          <table:table-cell office:value-type="float" office:value="1011775" calcext:value-type="float">
            <text:p>1011775</text:p>
          </table:table-cell>
          <table:table-cell office:value-type="float" office:value="1046729" calcext:value-type="float">
            <text:p>1046729</text:p>
          </table:table-cell>
          <table:table-cell office:value-type="float" office:value="1649696" calcext:value-type="float">
            <text:p>1649696</text:p>
          </table:table-cell>
          <table:table-cell office:value-type="float" office:value="5" calcext:value-type="float">
            <text:p>5</text:p>
          </table:table-cell>
          <table:table-cell office:value-type="float" office:value="0.812370873972282" calcext:value-type="float">
            <text:p>0.812370873972282</text:p>
          </table:table-cell>
          <table:table-cell office:value-type="float" office:value="0.972150084036599" calcext:value-type="float">
            <text:p>0.972150084036599</text:p>
          </table:table-cell>
          <table:table-cell office:value-type="float" office:value="0.979155418772151" calcext:value-type="float">
            <text:p>0.979155418772151</text:p>
          </table:table-cell>
          <table:table-cell office:value-type="float" office:value="0.679180703065479" calcext:value-type="float">
            <text:p>0.679180703065479</text:p>
          </table:table-cell>
          <table:table-cell office:value-type="float" office:value="0.603064966567155" calcext:value-type="float">
            <text:p>0.603064966567155</text:p>
          </table:table-cell>
          <table:table-cell office:value-type="float" office:value="0.623899176585576" calcext:value-type="float">
            <text:p>0.623899176585576</text:p>
          </table:table-cell>
          <table:table-cell office:value-type="float" office:value="0.983295557891793" calcext:value-type="float">
            <text:p>0.983295557891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163859386904" calcext:value-type="float">
            <text:p>-114.163859386904</text:p>
          </table:table-cell>
          <table:table-cell office:value-type="float" office:value="-129.387006686569" calcext:value-type="float">
            <text:p>-129.387006686569</text:p>
          </table:table-cell>
          <table:table-cell office:value-type="float" office:value="-125.220164682885" calcext:value-type="float">
            <text:p>-125.2201646828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08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793950628148" calcext:value-type="float">
            <text:p>79.7793950628148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59" calcext:value-type="float">
            <text:p>1361159</text:p>
          </table:table-cell>
          <table:table-cell office:value-type="float" office:value="1636365" calcext:value-type="float">
            <text:p>1636365</text:p>
          </table:table-cell>
          <table:table-cell office:value-type="float" office:value="1641350" calcext:value-type="float">
            <text:p>1641350</text:p>
          </table:table-cell>
          <table:table-cell office:value-type="float" office:value="1066811" calcext:value-type="float">
            <text:p>1066811</text:p>
          </table:table-cell>
          <table:table-cell office:value-type="float" office:value="1024966" calcext:value-type="float">
            <text:p>1024966</text:p>
          </table:table-cell>
          <table:table-cell office:value-type="float" office:value="1127750" calcext:value-type="float">
            <text:p>1127750</text:p>
          </table:table-cell>
          <table:table-cell office:value-type="float" office:value="1653954" calcext:value-type="float">
            <text:p>1653954</text:p>
          </table:table-cell>
          <table:table-cell office:value-type="float" office:value="5" calcext:value-type="float">
            <text:p>5</text:p>
          </table:table-cell>
          <table:table-cell office:value-type="float" office:value="0.811314083494435" calcext:value-type="float">
            <text:p>0.811314083494435</text:p>
          </table:table-cell>
          <table:table-cell office:value-type="float" office:value="0.975349661749561" calcext:value-type="float">
            <text:p>0.975349661749561</text:p>
          </table:table-cell>
          <table:table-cell office:value-type="float" office:value="0.97832095364582" calcext:value-type="float">
            <text:p>0.97832095364582</text:p>
          </table:table-cell>
          <table:table-cell office:value-type="float" office:value="0.635868982776282" calcext:value-type="float">
            <text:p>0.635868982776282</text:p>
          </table:table-cell>
          <table:table-cell office:value-type="float" office:value="0.610927416196753" calcext:value-type="float">
            <text:p>0.610927416196753</text:p>
          </table:table-cell>
          <table:table-cell office:value-type="float" office:value="0.672191461585934" calcext:value-type="float">
            <text:p>0.672191461585934</text:p>
          </table:table-cell>
          <table:table-cell office:value-type="float" office:value="0.985833523968878" calcext:value-type="float">
            <text:p>0.985833523968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26203444744" calcext:value-type="float">
            <text:p>-122.826203444744</text:p>
          </table:table-cell>
          <table:table-cell office:value-type="float" office:value="-127.814516760649" calcext:value-type="float">
            <text:p>-127.814516760649</text:p>
          </table:table-cell>
          <table:table-cell office:value-type="float" office:value="-115.561707682813" calcext:value-type="float">
            <text:p>-115.5617076828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10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735820197642" calcext:value-type="float">
            <text:p>79.7735820197642</text:p>
          </table:table-cell>
          <table:table-cell office:value-type="float" office:value="982.019926210879" calcext:value-type="float">
            <text:p>982.0199262108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516" calcext:value-type="float">
            <text:p>1354516</text:p>
          </table:table-cell>
          <table:table-cell office:value-type="float" office:value="1633920" calcext:value-type="float">
            <text:p>1633920</text:p>
          </table:table-cell>
          <table:table-cell office:value-type="float" office:value="1638168" calcext:value-type="float">
            <text:p>1638168</text:p>
          </table:table-cell>
          <table:table-cell office:value-type="float" office:value="1062458" calcext:value-type="float">
            <text:p>1062458</text:p>
          </table:table-cell>
          <table:table-cell office:value-type="float" office:value="1050008" calcext:value-type="float">
            <text:p>1050008</text:p>
          </table:table-cell>
          <table:table-cell office:value-type="float" office:value="1108879" calcext:value-type="float">
            <text:p>1108879</text:p>
          </table:table-cell>
          <table:table-cell office:value-type="float" office:value="1655385" calcext:value-type="float">
            <text:p>1655385</text:p>
          </table:table-cell>
          <table:table-cell office:value-type="float" office:value="5" calcext:value-type="float">
            <text:p>5</text:p>
          </table:table-cell>
          <table:table-cell office:value-type="float" office:value="0.807354546469992" calcext:value-type="float">
            <text:p>0.807354546469992</text:p>
          </table:table-cell>
          <table:table-cell office:value-type="float" office:value="0.973892328011075" calcext:value-type="float">
            <text:p>0.973892328011075</text:p>
          </table:table-cell>
          <table:table-cell office:value-type="float" office:value="0.976424333622972" calcext:value-type="float">
            <text:p>0.976424333622972</text:p>
          </table:table-cell>
          <table:table-cell office:value-type="float" office:value="0.63327439227991" calcext:value-type="float">
            <text:p>0.63327439227991</text:p>
          </table:table-cell>
          <table:table-cell office:value-type="float" office:value="0.625853613120748" calcext:value-type="float">
            <text:p>0.625853613120748</text:p>
          </table:table-cell>
          <table:table-cell office:value-type="float" office:value="0.660943467729505" calcext:value-type="float">
            <text:p>0.660943467729505</text:p>
          </table:table-cell>
          <table:table-cell office:value-type="float" office:value="0.986686466537293" calcext:value-type="float">
            <text:p>0.986686466537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345121544018" calcext:value-type="float">
            <text:p>-123.345121544018</text:p>
          </table:table-cell>
          <table:table-cell office:value-type="float" office:value="-124.82927737585" calcext:value-type="float">
            <text:p>-124.82927737585</text:p>
          </table:table-cell>
          <table:table-cell office:value-type="float" office:value="-117.811306454099" calcext:value-type="float">
            <text:p>-117.8113064540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12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740502005598" calcext:value-type="float">
            <text:p>79.7740502005598</text:p>
          </table:table-cell>
          <table:table-cell office:value-type="float" office:value="982.055960424074" calcext:value-type="float">
            <text:p>982.0559604240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466" calcext:value-type="float">
            <text:p>1357466</text:p>
          </table:table-cell>
          <table:table-cell office:value-type="float" office:value="1632525" calcext:value-type="float">
            <text:p>1632525</text:p>
          </table:table-cell>
          <table:table-cell office:value-type="float" office:value="1638784" calcext:value-type="float">
            <text:p>1638784</text:p>
          </table:table-cell>
          <table:table-cell office:value-type="float" office:value="1050672" calcext:value-type="float">
            <text:p>1050672</text:p>
          </table:table-cell>
          <table:table-cell office:value-type="float" office:value="1099533" calcext:value-type="float">
            <text:p>1099533</text:p>
          </table:table-cell>
          <table:table-cell office:value-type="float" office:value="1051286" calcext:value-type="float">
            <text:p>1051286</text:p>
          </table:table-cell>
          <table:table-cell office:value-type="float" office:value="1654787" calcext:value-type="float">
            <text:p>1654787</text:p>
          </table:table-cell>
          <table:table-cell office:value-type="float" office:value="5" calcext:value-type="float">
            <text:p>5</text:p>
          </table:table-cell>
          <table:table-cell office:value-type="float" office:value="0.809112883700476" calcext:value-type="float">
            <text:p>0.809112883700476</text:p>
          </table:table-cell>
          <table:table-cell office:value-type="float" office:value="0.973060843117337" calcext:value-type="float">
            <text:p>0.973060843117337</text:p>
          </table:table-cell>
          <table:table-cell office:value-type="float" office:value="0.976791498278558" calcext:value-type="float">
            <text:p>0.976791498278558</text:p>
          </table:table-cell>
          <table:table-cell office:value-type="float" office:value="0.626249388009237" calcext:value-type="float">
            <text:p>0.626249388009237</text:p>
          </table:table-cell>
          <table:table-cell office:value-type="float" office:value="0.655372816964724" calcext:value-type="float">
            <text:p>0.655372816964724</text:p>
          </table:table-cell>
          <table:table-cell office:value-type="float" office:value="0.626615360571785" calcext:value-type="float">
            <text:p>0.626615360571785</text:p>
          </table:table-cell>
          <table:table-cell office:value-type="float" office:value="0.986330030719046" calcext:value-type="float">
            <text:p>0.9863300307190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750122398153" calcext:value-type="float">
            <text:p>-124.750122398153</text:p>
          </table:table-cell>
          <table:table-cell office:value-type="float" office:value="-118.925436607055" calcext:value-type="float">
            <text:p>-118.925436607055</text:p>
          </table:table-cell>
          <table:table-cell office:value-type="float" office:value="-124.676927885643" calcext:value-type="float">
            <text:p>-124.676927885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14</text:p>
          </table:table-cell>
          <table:table-cell office:value-type="float" office:value="25.6910094716586" calcext:value-type="float">
            <text:p>25.6910094716586</text:p>
          </table:table-cell>
          <table:table-cell office:value-type="float" office:value="79.7798632936416" calcext:value-type="float">
            <text:p>79.7798632936416</text:p>
          </table:table-cell>
          <table:table-cell office:value-type="float" office:value="982.09199515327" calcext:value-type="float">
            <text:p>982.0919951532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20" calcext:value-type="float">
            <text:p>1373920</text:p>
          </table:table-cell>
          <table:table-cell office:value-type="float" office:value="1641651" calcext:value-type="float">
            <text:p>1641651</text:p>
          </table:table-cell>
          <table:table-cell office:value-type="float" office:value="1640922" calcext:value-type="float">
            <text:p>1640922</text:p>
          </table:table-cell>
          <table:table-cell office:value-type="float" office:value="1091015" calcext:value-type="float">
            <text:p>1091015</text:p>
          </table:table-cell>
          <table:table-cell office:value-type="float" office:value="1080226" calcext:value-type="float">
            <text:p>1080226</text:p>
          </table:table-cell>
          <table:table-cell office:value-type="float" office:value="1019666" calcext:value-type="float">
            <text:p>1019666</text:p>
          </table:table-cell>
          <table:table-cell office:value-type="float" office:value="1654600" calcext:value-type="float">
            <text:p>1654600</text:p>
          </table:table-cell>
          <table:table-cell office:value-type="float" office:value="5" calcext:value-type="float">
            <text:p>5</text:p>
          </table:table-cell>
          <table:table-cell office:value-type="float" office:value="0.818920233120946" calcext:value-type="float">
            <text:p>0.818920233120946</text:p>
          </table:table-cell>
          <table:table-cell office:value-type="float" office:value="0.978500363647981" calcext:value-type="float">
            <text:p>0.978500363647981</text:p>
          </table:table-cell>
          <table:table-cell office:value-type="float" office:value="0.97806584573577" calcext:value-type="float">
            <text:p>0.97806584573577</text:p>
          </table:table-cell>
          <table:table-cell office:value-type="float" office:value="0.650295692717515" calcext:value-type="float">
            <text:p>0.650295692717515</text:p>
          </table:table-cell>
          <table:table-cell office:value-type="float" office:value="0.643864946826094" calcext:value-type="float">
            <text:p>0.643864946826094</text:p>
          </table:table-cell>
          <table:table-cell office:value-type="float" office:value="0.60776836964707" calcext:value-type="float">
            <text:p>0.60776836964707</text:p>
          </table:table-cell>
          <table:table-cell office:value-type="float" office:value="0.986218570020028" calcext:value-type="float">
            <text:p>0.986218570020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940861456497" calcext:value-type="float">
            <text:p>-119.940861456497</text:p>
          </table:table-cell>
          <table:table-cell office:value-type="float" office:value="-121.227010634781" calcext:value-type="float">
            <text:p>-121.227010634781</text:p>
          </table:table-cell>
          <table:table-cell office:value-type="float" office:value="-128.446326070586" calcext:value-type="float">
            <text:p>-128.4463260705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16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8051821592474" calcext:value-type="float">
            <text:p>79.8051821592474</text:p>
          </table:table-cell>
          <table:table-cell office:value-type="float" office:value="982.038933013821" calcext:value-type="float">
            <text:p>982.03893301382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44" calcext:value-type="float">
            <text:p>1372444</text:p>
          </table:table-cell>
          <table:table-cell office:value-type="float" office:value="1629366" calcext:value-type="float">
            <text:p>1629366</text:p>
          </table:table-cell>
          <table:table-cell office:value-type="float" office:value="1641898" calcext:value-type="float">
            <text:p>1641898</text:p>
          </table:table-cell>
          <table:table-cell office:value-type="float" office:value="1121821" calcext:value-type="float">
            <text:p>1121821</text:p>
          </table:table-cell>
          <table:table-cell office:value-type="float" office:value="1046901" calcext:value-type="float">
            <text:p>1046901</text:p>
          </table:table-cell>
          <table:table-cell office:value-type="float" office:value="1011684" calcext:value-type="float">
            <text:p>1011684</text:p>
          </table:table-cell>
          <table:table-cell office:value-type="float" office:value="1655152" calcext:value-type="float">
            <text:p>1655152</text:p>
          </table:table-cell>
          <table:table-cell office:value-type="float" office:value="5" calcext:value-type="float">
            <text:p>5</text:p>
          </table:table-cell>
          <table:table-cell office:value-type="float" office:value="0.818040468459185" calcext:value-type="float">
            <text:p>0.818040468459185</text:p>
          </table:table-cell>
          <table:table-cell office:value-type="float" office:value="0.971177932164422" calcext:value-type="float">
            <text:p>0.971177932164422</text:p>
          </table:table-cell>
          <table:table-cell office:value-type="float" office:value="0.978647587138127" calcext:value-type="float">
            <text:p>0.978647587138127</text:p>
          </table:table-cell>
          <table:table-cell office:value-type="float" office:value="0.668657501775921" calcext:value-type="float">
            <text:p>0.668657501775921</text:p>
          </table:table-cell>
          <table:table-cell office:value-type="float" office:value="0.624001696586811" calcext:value-type="float">
            <text:p>0.624001696586811</text:p>
          </table:table-cell>
          <table:table-cell office:value-type="float" office:value="0.603010726333943" calcext:value-type="float">
            <text:p>0.603010726333943</text:p>
          </table:table-cell>
          <table:table-cell office:value-type="float" office:value="0.98654758769841" calcext:value-type="float">
            <text:p>0.98654758769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268499644816" calcext:value-type="float">
            <text:p>-116.268499644816</text:p>
          </table:table-cell>
          <table:table-cell office:value-type="float" office:value="-125.199660682638" calcext:value-type="float">
            <text:p>-125.199660682638</text:p>
          </table:table-cell>
          <table:table-cell office:value-type="float" office:value="-129.397854733211" calcext:value-type="float">
            <text:p>-129.3978547332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19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731138293979" calcext:value-type="float">
            <text:p>79.7731138293979</text:p>
          </table:table-cell>
          <table:table-cell office:value-type="float" office:value="982.011412752857" calcext:value-type="float">
            <text:p>982.0114127528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89" calcext:value-type="float">
            <text:p>1365389</text:p>
          </table:table-cell>
          <table:table-cell office:value-type="float" office:value="1632029" calcext:value-type="float">
            <text:p>1632029</text:p>
          </table:table-cell>
          <table:table-cell office:value-type="float" office:value="1645683" calcext:value-type="float">
            <text:p>1645683</text:p>
          </table:table-cell>
          <table:table-cell office:value-type="float" office:value="1148859" calcext:value-type="float">
            <text:p>1148859</text:p>
          </table:table-cell>
          <table:table-cell office:value-type="float" office:value="1026261" calcext:value-type="float">
            <text:p>1026261</text:p>
          </table:table-cell>
          <table:table-cell office:value-type="float" office:value="1007167" calcext:value-type="float">
            <text:p>1007167</text:p>
          </table:table-cell>
          <table:table-cell office:value-type="float" office:value="1657715" calcext:value-type="float">
            <text:p>1657715</text:p>
          </table:table-cell>
          <table:table-cell office:value-type="float" office:value="5" calcext:value-type="float">
            <text:p>5</text:p>
          </table:table-cell>
          <table:table-cell office:value-type="float" office:value="0.813835360268993" calcext:value-type="float">
            <text:p>0.813835360268993</text:p>
          </table:table-cell>
          <table:table-cell office:value-type="float" office:value="0.972765204044009" calcext:value-type="float">
            <text:p>0.972765204044009</text:p>
          </table:table-cell>
          <table:table-cell office:value-type="float" office:value="0.980903623211816" calcext:value-type="float">
            <text:p>0.980903623211816</text:p>
          </table:table-cell>
          <table:table-cell office:value-type="float" office:value="0.684773407551456" calcext:value-type="float">
            <text:p>0.684773407551456</text:p>
          </table:table-cell>
          <table:table-cell office:value-type="float" office:value="0.61169929643861" calcext:value-type="float">
            <text:p>0.61169929643861</text:p>
          </table:table-cell>
          <table:table-cell office:value-type="float" office:value="0.600318384208487" calcext:value-type="float">
            <text:p>0.600318384208487</text:p>
          </table:table-cell>
          <table:table-cell office:value-type="float" office:value="0.988075254926116" calcext:value-type="float">
            <text:p>0.988075254926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045318489709" calcext:value-type="float">
            <text:p>-113.045318489709</text:p>
          </table:table-cell>
          <table:table-cell office:value-type="float" office:value="-127.660140712278" calcext:value-type="float">
            <text:p>-127.660140712278</text:p>
          </table:table-cell>
          <table:table-cell office:value-type="float" office:value="-129.936323158303" calcext:value-type="float">
            <text:p>-129.9363231583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21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67769077783" calcext:value-type="float">
            <text:p>79.767769077783</text:p>
          </table:table-cell>
          <table:table-cell office:value-type="float" office:value="982.066453296578" calcext:value-type="float">
            <text:p>982.0664532965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415" calcext:value-type="float">
            <text:p>1355415</text:p>
          </table:table-cell>
          <table:table-cell office:value-type="float" office:value="1628682" calcext:value-type="float">
            <text:p>1628682</text:p>
          </table:table-cell>
          <table:table-cell office:value-type="float" office:value="1643245" calcext:value-type="float">
            <text:p>1643245</text:p>
          </table:table-cell>
          <table:table-cell office:value-type="float" office:value="1165720" calcext:value-type="float">
            <text:p>1165720</text:p>
          </table:table-cell>
          <table:table-cell office:value-type="float" office:value="1013159" calcext:value-type="float">
            <text:p>1013159</text:p>
          </table:table-cell>
          <table:table-cell office:value-type="float" office:value="996977" calcext:value-type="float">
            <text:p>996977</text:p>
          </table:table-cell>
          <table:table-cell office:value-type="float" office:value="1652859" calcext:value-type="float">
            <text:p>1652859</text:p>
          </table:table-cell>
          <table:table-cell office:value-type="float" office:value="5" calcext:value-type="float">
            <text:p>5</text:p>
          </table:table-cell>
          <table:table-cell office:value-type="float" office:value="0.8078903922904" calcext:value-type="float">
            <text:p>0.8078903922904</text:p>
          </table:table-cell>
          <table:table-cell office:value-type="float" office:value="0.970770236345558" calcext:value-type="float">
            <text:p>0.970770236345558</text:p>
          </table:table-cell>
          <table:table-cell office:value-type="float" office:value="0.979450461798961" calcext:value-type="float">
            <text:p>0.979450461798961</text:p>
          </table:table-cell>
          <table:table-cell office:value-type="float" office:value="0.694823347905081" calcext:value-type="float">
            <text:p>0.694823347905081</text:p>
          </table:table-cell>
          <table:table-cell office:value-type="float" office:value="0.603889894949185" calcext:value-type="float">
            <text:p>0.603889894949185</text:p>
          </table:table-cell>
          <table:table-cell office:value-type="float" office:value="0.594244670181831" calcext:value-type="float">
            <text:p>0.594244670181831</text:p>
          </table:table-cell>
          <table:table-cell office:value-type="float" office:value="0.985180853030783" calcext:value-type="float">
            <text:p>0.985180853030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035330418984" calcext:value-type="float">
            <text:p>-111.035330418984</text:p>
          </table:table-cell>
          <table:table-cell office:value-type="float" office:value="-129.222021010163" calcext:value-type="float">
            <text:p>-129.222021010163</text:p>
          </table:table-cell>
          <table:table-cell office:value-type="float" office:value="-131.151065963634" calcext:value-type="float">
            <text:p>-131.1510659636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23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682372085472" calcext:value-type="float">
            <text:p>79.7682372085472</text:p>
          </table:table-cell>
          <table:table-cell office:value-type="float" office:value="982.019926210879" calcext:value-type="float">
            <text:p>982.0199262108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873" calcext:value-type="float">
            <text:p>1355873</text:p>
          </table:table-cell>
          <table:table-cell office:value-type="float" office:value="1635719" calcext:value-type="float">
            <text:p>1635719</text:p>
          </table:table-cell>
          <table:table-cell office:value-type="float" office:value="1641133" calcext:value-type="float">
            <text:p>1641133</text:p>
          </table:table-cell>
          <table:table-cell office:value-type="float" office:value="1069934" calcext:value-type="float">
            <text:p>1069934</text:p>
          </table:table-cell>
          <table:table-cell office:value-type="float" office:value="1002685" calcext:value-type="float">
            <text:p>1002685</text:p>
          </table:table-cell>
          <table:table-cell office:value-type="float" office:value="1131581" calcext:value-type="float">
            <text:p>1131581</text:p>
          </table:table-cell>
          <table:table-cell office:value-type="float" office:value="1677248" calcext:value-type="float">
            <text:p>1677248</text:p>
          </table:table-cell>
          <table:table-cell office:value-type="float" office:value="5" calcext:value-type="float">
            <text:p>5</text:p>
          </table:table-cell>
          <table:table-cell office:value-type="float" office:value="0.808163381596014" calcext:value-type="float">
            <text:p>0.808163381596014</text:p>
          </table:table-cell>
          <table:table-cell office:value-type="float" office:value="0.974964615698411" calcext:value-type="float">
            <text:p>0.974964615698411</text:p>
          </table:table-cell>
          <table:table-cell office:value-type="float" office:value="0.978191611551238" calcext:value-type="float">
            <text:p>0.978191611551238</text:p>
          </table:table-cell>
          <table:table-cell office:value-type="float" office:value="0.63773043605452" calcext:value-type="float">
            <text:p>0.63773043605452</text:p>
          </table:table-cell>
          <table:table-cell office:value-type="float" office:value="0.597646903711188" calcext:value-type="float">
            <text:p>0.597646903711188</text:p>
          </table:table-cell>
          <table:table-cell office:value-type="float" office:value="0.674474915799488" calcext:value-type="float">
            <text:p>0.674474915799488</text:p>
          </table:table-cell>
          <table:table-cell office:value-type="float" office:value="0.999717831577996" calcext:value-type="float">
            <text:p>0.999717831577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53912789096" calcext:value-type="float">
            <text:p>-122.453912789096</text:p>
          </table:table-cell>
          <table:table-cell office:value-type="float" office:value="-130.470619257762" calcext:value-type="float">
            <text:p>-130.470619257762</text:p>
          </table:table-cell>
          <table:table-cell office:value-type="float" office:value="-115.105016840102" calcext:value-type="float">
            <text:p>-115.105016840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25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687053297406" calcext:value-type="float">
            <text:p>79.7687053297406</text:p>
          </table:table-cell>
          <table:table-cell office:value-type="float" office:value="982.055960424074" calcext:value-type="float">
            <text:p>982.0559604240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03" calcext:value-type="float">
            <text:p>1360503</text:p>
          </table:table-cell>
          <table:table-cell office:value-type="float" office:value="1629548" calcext:value-type="float">
            <text:p>1629548</text:p>
          </table:table-cell>
          <table:table-cell office:value-type="float" office:value="1643289" calcext:value-type="float">
            <text:p>1643289</text:p>
          </table:table-cell>
          <table:table-cell office:value-type="float" office:value="1164971" calcext:value-type="float">
            <text:p>1164971</text:p>
          </table:table-cell>
          <table:table-cell office:value-type="float" office:value="1012252" calcext:value-type="float">
            <text:p>1012252</text:p>
          </table:table-cell>
          <table:table-cell office:value-type="float" office:value="996674" calcext:value-type="float">
            <text:p>996674</text:p>
          </table:table-cell>
          <table:table-cell office:value-type="float" office:value="1655574" calcext:value-type="float">
            <text:p>1655574</text:p>
          </table:table-cell>
          <table:table-cell office:value-type="float" office:value="5" calcext:value-type="float">
            <text:p>5</text:p>
          </table:table-cell>
          <table:table-cell office:value-type="float" office:value="0.810923076978097" calcext:value-type="float">
            <text:p>0.810923076978097</text:p>
          </table:table-cell>
          <table:table-cell office:value-type="float" office:value="0.971286412630846" calcext:value-type="float">
            <text:p>0.971286412630846</text:p>
          </table:table-cell>
          <table:table-cell office:value-type="float" office:value="0.979476687845789" calcext:value-type="float">
            <text:p>0.979476687845789</text:p>
          </table:table-cell>
          <table:table-cell office:value-type="float" office:value="0.694376909062494" calcext:value-type="float">
            <text:p>0.694376909062494</text:p>
          </table:table-cell>
          <table:table-cell office:value-type="float" office:value="0.603349280756626" calcext:value-type="float">
            <text:p>0.603349280756626</text:p>
          </table:table-cell>
          <table:table-cell office:value-type="float" office:value="0.594064068086632" calcext:value-type="float">
            <text:p>0.594064068086632</text:p>
          </table:table-cell>
          <table:table-cell office:value-type="float" office:value="0.986799119329348" calcext:value-type="float">
            <text:p>0.986799119329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124618187501" calcext:value-type="float">
            <text:p>-111.124618187501</text:p>
          </table:table-cell>
          <table:table-cell office:value-type="float" office:value="-129.330143848675" calcext:value-type="float">
            <text:p>-129.330143848675</text:p>
          </table:table-cell>
          <table:table-cell office:value-type="float" office:value="-131.187186382674" calcext:value-type="float">
            <text:p>-131.1871863826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27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570795488618" calcext:value-type="float">
            <text:p>79.7570795488618</text:p>
          </table:table-cell>
          <table:table-cell office:value-type="float" office:value="982.066453296578" calcext:value-type="float">
            <text:p>982.0664532965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717" calcext:value-type="float">
            <text:p>1356717</text:p>
          </table:table-cell>
          <table:table-cell office:value-type="float" office:value="1632420" calcext:value-type="float">
            <text:p>1632420</text:p>
          </table:table-cell>
          <table:table-cell office:value-type="float" office:value="1641337" calcext:value-type="float">
            <text:p>1641337</text:p>
          </table:table-cell>
          <table:table-cell office:value-type="float" office:value="1090928" calcext:value-type="float">
            <text:p>1090928</text:p>
          </table:table-cell>
          <table:table-cell office:value-type="float" office:value="1082840" calcext:value-type="float">
            <text:p>1082840</text:p>
          </table:table-cell>
          <table:table-cell office:value-type="float" office:value="1021029" calcext:value-type="float">
            <text:p>1021029</text:p>
          </table:table-cell>
          <table:table-cell office:value-type="float" office:value="1656067" calcext:value-type="float">
            <text:p>1656067</text:p>
          </table:table-cell>
          <table:table-cell office:value-type="float" office:value="5" calcext:value-type="float">
            <text:p>5</text:p>
          </table:table-cell>
          <table:table-cell office:value-type="float" office:value="0.808666444857889" calcext:value-type="float">
            <text:p>0.808666444857889</text:p>
          </table:table-cell>
          <table:table-cell office:value-type="float" office:value="0.972998258232863" calcext:value-type="float">
            <text:p>0.972998258232863</text:p>
          </table:table-cell>
          <table:table-cell office:value-type="float" office:value="0.978313205041075" calcext:value-type="float">
            <text:p>0.978313205041075</text:p>
          </table:table-cell>
          <table:table-cell office:value-type="float" office:value="0.650243836670379" calcext:value-type="float">
            <text:p>0.650243836670379</text:p>
          </table:table-cell>
          <table:table-cell office:value-type="float" office:value="0.645423012426259" calcext:value-type="float">
            <text:p>0.645423012426259</text:p>
          </table:table-cell>
          <table:table-cell office:value-type="float" office:value="0.608580781052206" calcext:value-type="float">
            <text:p>0.608580781052206</text:p>
          </table:table-cell>
          <table:table-cell office:value-type="float" office:value="0.98709297026312" calcext:value-type="float">
            <text:p>0.98709297026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951232665924" calcext:value-type="float">
            <text:p>-119.951232665924</text:p>
          </table:table-cell>
          <table:table-cell office:value-type="float" office:value="-120.915397514748" calcext:value-type="float">
            <text:p>-120.915397514748</text:p>
          </table:table-cell>
          <table:table-cell office:value-type="float" office:value="-128.283843789559" calcext:value-type="float">
            <text:p>-128.2838437895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30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789268224172" calcext:value-type="float">
            <text:p>79.7789268224172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860" calcext:value-type="float">
            <text:p>1383860</text:p>
          </table:table-cell>
          <table:table-cell office:value-type="float" office:value="1632255" calcext:value-type="float">
            <text:p>1632255</text:p>
          </table:table-cell>
          <table:table-cell office:value-type="float" office:value="1643526" calcext:value-type="float">
            <text:p>1643526</text:p>
          </table:table-cell>
          <table:table-cell office:value-type="float" office:value="1080373" calcext:value-type="float">
            <text:p>1080373</text:p>
          </table:table-cell>
          <table:table-cell office:value-type="float" office:value="1100250" calcext:value-type="float">
            <text:p>1100250</text:p>
          </table:table-cell>
          <table:table-cell office:value-type="float" office:value="1025895" calcext:value-type="float">
            <text:p>1025895</text:p>
          </table:table-cell>
          <table:table-cell office:value-type="float" office:value="1659262" calcext:value-type="float">
            <text:p>1659262</text:p>
          </table:table-cell>
          <table:table-cell office:value-type="float" office:value="5" calcext:value-type="float">
            <text:p>5</text:p>
          </table:table-cell>
          <table:table-cell office:value-type="float" office:value="0.824844935517899" calcext:value-type="float">
            <text:p>0.824844935517899</text:p>
          </table:table-cell>
          <table:table-cell office:value-type="float" office:value="0.972899910557259" calcext:value-type="float">
            <text:p>0.972899910557259</text:p>
          </table:table-cell>
          <table:table-cell office:value-type="float" office:value="0.979617950870746" calcext:value-type="float">
            <text:p>0.979617950870746</text:p>
          </table:table-cell>
          <table:table-cell office:value-type="float" office:value="0.643952565664359" calcext:value-type="float">
            <text:p>0.643952565664359</text:p>
          </table:table-cell>
          <table:table-cell office:value-type="float" office:value="0.655800182318709" calcext:value-type="float">
            <text:p>0.655800182318709</text:p>
          </table:table-cell>
          <table:table-cell office:value-type="float" office:value="0.611481143412726" calcext:value-type="float">
            <text:p>0.611481143412726</text:p>
          </table:table-cell>
          <table:table-cell office:value-type="float" office:value="0.988997338890712" calcext:value-type="float">
            <text:p>0.988997338890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209486867128" calcext:value-type="float">
            <text:p>-121.209486867128</text:p>
          </table:table-cell>
          <table:table-cell office:value-type="float" office:value="-118.839963536258" calcext:value-type="float">
            <text:p>-118.839963536258</text:p>
          </table:table-cell>
          <table:table-cell office:value-type="float" office:value="-127.703771317455" calcext:value-type="float">
            <text:p>-127.7037713174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32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998374590153" calcext:value-type="float">
            <text:p>79.7998374590153</text:p>
          </table:table-cell>
          <table:table-cell office:value-type="float" office:value="981.983892513685" calcext:value-type="float">
            <text:p>981.983892513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516" calcext:value-type="float">
            <text:p>1370516</text:p>
          </table:table-cell>
          <table:table-cell office:value-type="float" office:value="1629267" calcext:value-type="float">
            <text:p>1629267</text:p>
          </table:table-cell>
          <table:table-cell office:value-type="float" office:value="1642199" calcext:value-type="float">
            <text:p>1642199</text:p>
          </table:table-cell>
          <table:table-cell office:value-type="float" office:value="1128273" calcext:value-type="float">
            <text:p>1128273</text:p>
          </table:table-cell>
          <table:table-cell office:value-type="float" office:value="1040437" calcext:value-type="float">
            <text:p>1040437</text:p>
          </table:table-cell>
          <table:table-cell office:value-type="float" office:value="1010845" calcext:value-type="float">
            <text:p>1010845</text:p>
          </table:table-cell>
          <table:table-cell office:value-type="float" office:value="1655154" calcext:value-type="float">
            <text:p>1655154</text:p>
          </table:table-cell>
          <table:table-cell office:value-type="float" office:value="5" calcext:value-type="float">
            <text:p>5</text:p>
          </table:table-cell>
          <table:table-cell office:value-type="float" office:value="0.816891290770923" calcext:value-type="float">
            <text:p>0.816891290770923</text:p>
          </table:table-cell>
          <table:table-cell office:value-type="float" office:value="0.97111892355906" calcext:value-type="float">
            <text:p>0.97111892355906</text:p>
          </table:table-cell>
          <table:table-cell office:value-type="float" office:value="0.978826997140288" calcext:value-type="float">
            <text:p>0.978826997140288</text:p>
          </table:table-cell>
          <table:table-cell office:value-type="float" office:value="0.672503193915271" calcext:value-type="float">
            <text:p>0.672503193915271</text:p>
          </table:table-cell>
          <table:table-cell office:value-type="float" office:value="0.620148851889235" calcext:value-type="float">
            <text:p>0.620148851889235</text:p>
          </table:table-cell>
          <table:table-cell office:value-type="float" office:value="0.602510643304663" calcext:value-type="float">
            <text:p>0.602510643304663</text:p>
          </table:table-cell>
          <table:table-cell office:value-type="float" office:value="0.986548779791448" calcext:value-type="float">
            <text:p>0.986548779791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499361216946" calcext:value-type="float">
            <text:p>-115.499361216946</text:p>
          </table:table-cell>
          <table:table-cell office:value-type="float" office:value="-125.970229622153" calcext:value-type="float">
            <text:p>-125.970229622153</text:p>
          </table:table-cell>
          <table:table-cell office:value-type="float" office:value="-129.497871339067" calcext:value-type="float">
            <text:p>-129.4978713390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34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624243176043" calcext:value-type="float">
            <text:p>79.7624243176043</text:p>
          </table:table-cell>
          <table:table-cell office:value-type="float" office:value="982.066453296578" calcext:value-type="float">
            <text:p>982.0664532965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838" calcext:value-type="float">
            <text:p>1352838</text:p>
          </table:table-cell>
          <table:table-cell office:value-type="float" office:value="1629508" calcext:value-type="float">
            <text:p>1629508</text:p>
          </table:table-cell>
          <table:table-cell office:value-type="float" office:value="1643714" calcext:value-type="float">
            <text:p>1643714</text:p>
          </table:table-cell>
          <table:table-cell office:value-type="float" office:value="1169299" calcext:value-type="float">
            <text:p>1169299</text:p>
          </table:table-cell>
          <table:table-cell office:value-type="float" office:value="1011577" calcext:value-type="float">
            <text:p>1011577</text:p>
          </table:table-cell>
          <table:table-cell office:value-type="float" office:value="996386" calcext:value-type="float">
            <text:p>996386</text:p>
          </table:table-cell>
          <table:table-cell office:value-type="float" office:value="1652789" calcext:value-type="float">
            <text:p>1652789</text:p>
          </table:table-cell>
          <table:table-cell office:value-type="float" office:value="5" calcext:value-type="float">
            <text:p>5</text:p>
          </table:table-cell>
          <table:table-cell office:value-type="float" office:value="0.806354380411432" calcext:value-type="float">
            <text:p>0.806354380411432</text:p>
          </table:table-cell>
          <table:table-cell office:value-type="float" office:value="0.971262570770093" calcext:value-type="float">
            <text:p>0.971262570770093</text:p>
          </table:table-cell>
          <table:table-cell office:value-type="float" office:value="0.979730007616282" calcext:value-type="float">
            <text:p>0.979730007616282</text:p>
          </table:table-cell>
          <table:table-cell office:value-type="float" office:value="0.696956598395896" calcext:value-type="float">
            <text:p>0.696956598395896</text:p>
          </table:table-cell>
          <table:table-cell office:value-type="float" office:value="0.602946949356431" calcext:value-type="float">
            <text:p>0.602946949356431</text:p>
          </table:table-cell>
          <table:table-cell office:value-type="float" office:value="0.593892406689216" calcext:value-type="float">
            <text:p>0.593892406689216</text:p>
          </table:table-cell>
          <table:table-cell office:value-type="float" office:value="0.985139129774467" calcext:value-type="float">
            <text:p>0.985139129774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08680320821" calcext:value-type="float">
            <text:p>-110.608680320821</text:p>
          </table:table-cell>
          <table:table-cell office:value-type="float" office:value="-129.410610128714" calcext:value-type="float">
            <text:p>-129.410610128714</text:p>
          </table:table-cell>
          <table:table-cell office:value-type="float" office:value="-131.221518662157" calcext:value-type="float">
            <text:p>-131.2215186621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36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526706658981" calcext:value-type="float">
            <text:p>79.7526706658981</text:p>
          </table:table-cell>
          <table:table-cell office:value-type="float" office:value="981.973398332946" calcext:value-type="float">
            <text:p>981.9733983329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06" calcext:value-type="float">
            <text:p>1359706</text:p>
          </table:table-cell>
          <table:table-cell office:value-type="float" office:value="1634016" calcext:value-type="float">
            <text:p>1634016</text:p>
          </table:table-cell>
          <table:table-cell office:value-type="float" office:value="1637377" calcext:value-type="float">
            <text:p>1637377</text:p>
          </table:table-cell>
          <table:table-cell office:value-type="float" office:value="1045206" calcext:value-type="float">
            <text:p>1045206</text:p>
          </table:table-cell>
          <table:table-cell office:value-type="float" office:value="1124238" calcext:value-type="float">
            <text:p>1124238</text:p>
          </table:table-cell>
          <table:table-cell office:value-type="float" office:value="1029031" calcext:value-type="float">
            <text:p>1029031</text:p>
          </table:table-cell>
          <table:table-cell office:value-type="float" office:value="1656943" calcext:value-type="float">
            <text:p>1656943</text:p>
          </table:table-cell>
          <table:table-cell office:value-type="float" office:value="5" calcext:value-type="float">
            <text:p>5</text:p>
          </table:table-cell>
          <table:table-cell office:value-type="float" office:value="0.810448027902607" calcext:value-type="float">
            <text:p>0.810448027902607</text:p>
          </table:table-cell>
          <table:table-cell office:value-type="float" office:value="0.97394954847688" calcext:value-type="float">
            <text:p>0.97394954847688</text:p>
          </table:table-cell>
          <table:table-cell office:value-type="float" office:value="0.975952860826595" calcext:value-type="float">
            <text:p>0.975952860826595</text:p>
          </table:table-cell>
          <table:table-cell office:value-type="float" office:value="0.622991397737431" calcext:value-type="float">
            <text:p>0.622991397737431</text:p>
          </table:table-cell>
          <table:table-cell office:value-type="float" office:value="0.67009814621188" calcext:value-type="float">
            <text:p>0.67009814621188</text:p>
          </table:table-cell>
          <table:table-cell office:value-type="float" office:value="0.613350345295709" calcext:value-type="float">
            <text:p>0.613350345295709</text:p>
          </table:table-cell>
          <table:table-cell office:value-type="float" office:value="0.987615107013596" calcext:value-type="float">
            <text:p>0.987615107013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401720452514" calcext:value-type="float">
            <text:p>-125.401720452514</text:p>
          </table:table-cell>
          <table:table-cell office:value-type="float" office:value="-115.980370757624" calcext:value-type="float">
            <text:p>-115.980370757624</text:p>
          </table:table-cell>
          <table:table-cell office:value-type="float" office:value="-127.329930940858" calcext:value-type="float">
            <text:p>-127.3299309408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38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633604503573" calcext:value-type="float">
            <text:p>79.7633604503573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88" calcext:value-type="float">
            <text:p>1374188</text:p>
          </table:table-cell>
          <table:table-cell office:value-type="float" office:value="1633896" calcext:value-type="float">
            <text:p>1633896</text:p>
          </table:table-cell>
          <table:table-cell office:value-type="float" office:value="1641732" calcext:value-type="float">
            <text:p>1641732</text:p>
          </table:table-cell>
          <table:table-cell office:value-type="float" office:value="1044273" calcext:value-type="float">
            <text:p>1044273</text:p>
          </table:table-cell>
          <table:table-cell office:value-type="float" office:value="1120152" calcext:value-type="float">
            <text:p>1120152</text:p>
          </table:table-cell>
          <table:table-cell office:value-type="float" office:value="1034274" calcext:value-type="float">
            <text:p>1034274</text:p>
          </table:table-cell>
          <table:table-cell office:value-type="float" office:value="1658583" calcext:value-type="float">
            <text:p>1658583</text:p>
          </table:table-cell>
          <table:table-cell office:value-type="float" office:value="5" calcext:value-type="float">
            <text:p>5</text:p>
          </table:table-cell>
          <table:table-cell office:value-type="float" office:value="0.819079973587987" calcext:value-type="float">
            <text:p>0.819079973587987</text:p>
          </table:table-cell>
          <table:table-cell office:value-type="float" office:value="0.973878022894623" calcext:value-type="float">
            <text:p>0.973878022894623</text:p>
          </table:table-cell>
          <table:table-cell office:value-type="float" office:value="0.978548643416005" calcext:value-type="float">
            <text:p>0.978548643416005</text:p>
          </table:table-cell>
          <table:table-cell office:value-type="float" office:value="0.622435286335383" calcext:value-type="float">
            <text:p>0.622435286335383</text:p>
          </table:table-cell>
          <table:table-cell office:value-type="float" office:value="0.66766270013603" calcext:value-type="float">
            <text:p>0.66766270013603</text:p>
          </table:table-cell>
          <table:table-cell office:value-type="float" office:value="0.61647541719382" calcext:value-type="float">
            <text:p>0.61647541719382</text:p>
          </table:table-cell>
          <table:table-cell office:value-type="float" office:value="0.988592623304441" calcext:value-type="float">
            <text:p>0.988592623304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12942732923" calcext:value-type="float">
            <text:p>-125.512942732923</text:p>
          </table:table-cell>
          <table:table-cell office:value-type="float" office:value="-116.467459972794" calcext:value-type="float">
            <text:p>-116.467459972794</text:p>
          </table:table-cell>
          <table:table-cell office:value-type="float" office:value="-126.704916561236" calcext:value-type="float">
            <text:p>-126.7049165612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41</text:p>
          </table:table-cell>
          <table:table-cell office:value-type="float" office:value="25.6809013799066" calcext:value-type="float">
            <text:p>25.6809013799066</text:p>
          </table:table-cell>
          <table:table-cell office:value-type="float" office:value="79.7735820197642" calcext:value-type="float">
            <text:p>79.7735820197642</text:p>
          </table:table-cell>
          <table:table-cell office:value-type="float" office:value="982.047446700779" calcext:value-type="float">
            <text:p>982.0474467007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521" calcext:value-type="float">
            <text:p>1371521</text:p>
          </table:table-cell>
          <table:table-cell office:value-type="float" office:value="1630648" calcext:value-type="float">
            <text:p>1630648</text:p>
          </table:table-cell>
          <table:table-cell office:value-type="float" office:value="1642504" calcext:value-type="float">
            <text:p>1642504</text:p>
          </table:table-cell>
          <table:table-cell office:value-type="float" office:value="1133264" calcext:value-type="float">
            <text:p>1133264</text:p>
          </table:table-cell>
          <table:table-cell office:value-type="float" office:value="1032853" calcext:value-type="float">
            <text:p>1032853</text:p>
          </table:table-cell>
          <table:table-cell office:value-type="float" office:value="1011193" calcext:value-type="float">
            <text:p>1011193</text:p>
          </table:table-cell>
          <table:table-cell office:value-type="float" office:value="1654802" calcext:value-type="float">
            <text:p>1654802</text:p>
          </table:table-cell>
          <table:table-cell office:value-type="float" office:value="5" calcext:value-type="float">
            <text:p>5</text:p>
          </table:table-cell>
          <table:table-cell office:value-type="float" office:value="0.817490317522325" calcext:value-type="float">
            <text:p>0.817490317522325</text:p>
          </table:table-cell>
          <table:table-cell office:value-type="float" office:value="0.971942063801535" calcext:value-type="float">
            <text:p>0.971942063801535</text:p>
          </table:table-cell>
          <table:table-cell office:value-type="float" office:value="0.979008791328524" calcext:value-type="float">
            <text:p>0.979008791328524</text:p>
          </table:table-cell>
          <table:table-cell office:value-type="float" office:value="0.675478062090643" calcext:value-type="float">
            <text:p>0.675478062090643</text:p>
          </table:table-cell>
          <table:table-cell office:value-type="float" office:value="0.615628435090594" calcext:value-type="float">
            <text:p>0.615628435090594</text:p>
          </table:table-cell>
          <table:table-cell office:value-type="float" office:value="0.602718067493208" calcext:value-type="float">
            <text:p>0.602718067493208</text:p>
          </table:table-cell>
          <table:table-cell office:value-type="float" office:value="0.986338971416827" calcext:value-type="float">
            <text:p>0.986338971416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904387581871" calcext:value-type="float">
            <text:p>-114.904387581871</text:p>
          </table:table-cell>
          <table:table-cell office:value-type="float" office:value="-126.874312981881" calcext:value-type="float">
            <text:p>-126.874312981881</text:p>
          </table:table-cell>
          <table:table-cell office:value-type="float" office:value="-129.456386501358" calcext:value-type="float">
            <text:p>-129.456386501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43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633604503573" calcext:value-type="float">
            <text:p>79.7633604503573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613" calcext:value-type="float">
            <text:p>1358613</text:p>
          </table:table-cell>
          <table:table-cell office:value-type="float" office:value="1632343" calcext:value-type="float">
            <text:p>1632343</text:p>
          </table:table-cell>
          <table:table-cell office:value-type="float" office:value="1646228" calcext:value-type="float">
            <text:p>1646228</text:p>
          </table:table-cell>
          <table:table-cell office:value-type="float" office:value="1163004" calcext:value-type="float">
            <text:p>1163004</text:p>
          </table:table-cell>
          <table:table-cell office:value-type="float" office:value="1014272" calcext:value-type="float">
            <text:p>1014272</text:p>
          </table:table-cell>
          <table:table-cell office:value-type="float" office:value="1000088" calcext:value-type="float">
            <text:p>1000088</text:p>
          </table:table-cell>
          <table:table-cell office:value-type="float" office:value="1656517" calcext:value-type="float">
            <text:p>1656517</text:p>
          </table:table-cell>
          <table:table-cell office:value-type="float" office:value="5" calcext:value-type="float">
            <text:p>5</text:p>
          </table:table-cell>
          <table:table-cell office:value-type="float" office:value="0.809796549057549" calcext:value-type="float">
            <text:p>0.809796549057549</text:p>
          </table:table-cell>
          <table:table-cell office:value-type="float" office:value="0.972952362650915" calcext:value-type="float">
            <text:p>0.972952362650915</text:p>
          </table:table-cell>
          <table:table-cell office:value-type="float" office:value="0.981228468564566" calcext:value-type="float">
            <text:p>0.981228468564566</text:p>
          </table:table-cell>
          <table:table-cell office:value-type="float" office:value="0.693204485559998" calcext:value-type="float">
            <text:p>0.693204485559998</text:p>
          </table:table-cell>
          <table:table-cell office:value-type="float" office:value="0.604553294724619" calcext:value-type="float">
            <text:p>0.604553294724619</text:p>
          </table:table-cell>
          <table:table-cell office:value-type="float" office:value="0.596098970901843" calcext:value-type="float">
            <text:p>0.596098970901843</text:p>
          </table:table-cell>
          <table:table-cell office:value-type="float" office:value="0.987361191196584" calcext:value-type="float">
            <text:p>0.987361191196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359102888" calcext:value-type="float">
            <text:p>-111.359102888</text:p>
          </table:table-cell>
          <table:table-cell office:value-type="float" office:value="-129.089341055076" calcext:value-type="float">
            <text:p>-129.089341055076</text:p>
          </table:table-cell>
          <table:table-cell office:value-type="float" office:value="-130.780205819631" calcext:value-type="float">
            <text:p>-130.780205819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45</text:p>
          </table:table-cell>
          <table:table-cell office:value-type="float" office:value="25.6758473344671" calcext:value-type="float">
            <text:p>25.6758473344671</text:p>
          </table:table-cell>
          <table:table-cell office:value-type="float" office:value="79.778458572449" calcext:value-type="float">
            <text:p>79.778458572449</text:p>
          </table:table-cell>
          <table:table-cell office:value-type="float" office:value="982.011412752857" calcext:value-type="float">
            <text:p>982.01141275285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335" calcext:value-type="float">
            <text:p>1352335</text:p>
          </table:table-cell>
          <table:table-cell office:value-type="float" office:value="1630630" calcext:value-type="float">
            <text:p>1630630</text:p>
          </table:table-cell>
          <table:table-cell office:value-type="float" office:value="1643911" calcext:value-type="float">
            <text:p>1643911</text:p>
          </table:table-cell>
          <table:table-cell office:value-type="float" office:value="1173256" calcext:value-type="float">
            <text:p>1173256</text:p>
          </table:table-cell>
          <table:table-cell office:value-type="float" office:value="1012641" calcext:value-type="float">
            <text:p>1012641</text:p>
          </table:table-cell>
          <table:table-cell office:value-type="float" office:value="1011653" calcext:value-type="float">
            <text:p>1011653</text:p>
          </table:table-cell>
          <table:table-cell office:value-type="float" office:value="1650271" calcext:value-type="float">
            <text:p>1650271</text:p>
          </table:table-cell>
          <table:table-cell office:value-type="float" office:value="5" calcext:value-type="float">
            <text:p>5</text:p>
          </table:table-cell>
          <table:table-cell office:value-type="float" office:value="0.806054569012471" calcext:value-type="float">
            <text:p>0.806054569012471</text:p>
          </table:table-cell>
          <table:table-cell office:value-type="float" office:value="0.971931334964196" calcext:value-type="float">
            <text:p>0.971931334964196</text:p>
          </table:table-cell>
          <table:table-cell office:value-type="float" office:value="0.979847428780488" calcext:value-type="float">
            <text:p>0.979847428780488</text:p>
          </table:table-cell>
          <table:table-cell office:value-type="float" office:value="0.69931515447082" calcext:value-type="float">
            <text:p>0.69931515447082</text:p>
          </table:table-cell>
          <table:table-cell office:value-type="float" office:value="0.603581142852443" calcext:value-type="float">
            <text:p>0.603581142852443</text:p>
          </table:table-cell>
          <table:table-cell office:value-type="float" office:value="0.60299224889186" calcext:value-type="float">
            <text:p>0.60299224889186</text:p>
          </table:table-cell>
          <table:table-cell office:value-type="float" office:value="0.983638284640108" calcext:value-type="float">
            <text:p>0.983638284640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36969105836" calcext:value-type="float">
            <text:p>-110.136969105836</text:p>
          </table:table-cell>
          <table:table-cell office:value-type="float" office:value="-129.283771429511" calcext:value-type="float">
            <text:p>-129.283771429511</text:p>
          </table:table-cell>
          <table:table-cell office:value-type="float" office:value="-129.401550221628" calcext:value-type="float">
            <text:p>-129.4015502216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47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740502005598" calcext:value-type="float">
            <text:p>79.7740502005598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46" calcext:value-type="float">
            <text:p>1378446</text:p>
          </table:table-cell>
          <table:table-cell office:value-type="float" office:value="1633543" calcext:value-type="float">
            <text:p>1633543</text:p>
          </table:table-cell>
          <table:table-cell office:value-type="float" office:value="1641285" calcext:value-type="float">
            <text:p>1641285</text:p>
          </table:table-cell>
          <table:table-cell office:value-type="float" office:value="1074729" calcext:value-type="float">
            <text:p>1074729</text:p>
          </table:table-cell>
          <table:table-cell office:value-type="float" office:value="1002929" calcext:value-type="float">
            <text:p>1002929</text:p>
          </table:table-cell>
          <table:table-cell office:value-type="float" office:value="1119318" calcext:value-type="float">
            <text:p>1119318</text:p>
          </table:table-cell>
          <table:table-cell office:value-type="float" office:value="1649969" calcext:value-type="float">
            <text:p>1649969</text:p>
          </table:table-cell>
          <table:table-cell office:value-type="float" office:value="5" calcext:value-type="float">
            <text:p>5</text:p>
          </table:table-cell>
          <table:table-cell office:value-type="float" office:value="0.821617939665072" calcext:value-type="float">
            <text:p>0.821617939665072</text:p>
          </table:table-cell>
          <table:table-cell office:value-type="float" office:value="0.973667618473484" calcext:value-type="float">
            <text:p>0.973667618473484</text:p>
          </table:table-cell>
          <table:table-cell office:value-type="float" office:value="0.978282210622097" calcext:value-type="float">
            <text:p>0.978282210622097</text:p>
          </table:table-cell>
          <table:table-cell office:value-type="float" office:value="0.640588479112205" calcext:value-type="float">
            <text:p>0.640588479112205</text:p>
          </table:table-cell>
          <table:table-cell office:value-type="float" office:value="0.597792339061778" calcext:value-type="float">
            <text:p>0.597792339061778</text:p>
          </table:table-cell>
          <table:table-cell office:value-type="float" office:value="0.667165597339344" calcext:value-type="float">
            <text:p>0.667165597339344</text:p>
          </table:table-cell>
          <table:table-cell office:value-type="float" office:value="0.983458278591428" calcext:value-type="float">
            <text:p>0.98345827859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882304177559" calcext:value-type="float">
            <text:p>-121.882304177559</text:p>
          </table:table-cell>
          <table:table-cell office:value-type="float" office:value="-130.441532187645" calcext:value-type="float">
            <text:p>-130.441532187645</text:p>
          </table:table-cell>
          <table:table-cell office:value-type="float" office:value="-116.566880532131" calcext:value-type="float">
            <text:p>-116.5668805321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49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687053297406" calcext:value-type="float">
            <text:p>79.7687053297406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81" calcext:value-type="float">
            <text:p>1363281</text:p>
          </table:table-cell>
          <table:table-cell office:value-type="float" office:value="1634067" calcext:value-type="float">
            <text:p>1634067</text:p>
          </table:table-cell>
          <table:table-cell office:value-type="float" office:value="1639403" calcext:value-type="float">
            <text:p>1639403</text:p>
          </table:table-cell>
          <table:table-cell office:value-type="float" office:value="1067745" calcext:value-type="float">
            <text:p>1067745</text:p>
          </table:table-cell>
          <table:table-cell office:value-type="float" office:value="1016331" calcext:value-type="float">
            <text:p>1016331</text:p>
          </table:table-cell>
          <table:table-cell office:value-type="float" office:value="1130894" calcext:value-type="float">
            <text:p>1130894</text:p>
          </table:table-cell>
          <table:table-cell office:value-type="float" office:value="1650166" calcext:value-type="float">
            <text:p>1650166</text:p>
          </table:table-cell>
          <table:table-cell office:value-type="float" office:value="5" calcext:value-type="float">
            <text:p>5</text:p>
          </table:table-cell>
          <table:table-cell office:value-type="float" office:value="0.812578894207346" calcext:value-type="float">
            <text:p>0.812578894207346</text:p>
          </table:table-cell>
          <table:table-cell office:value-type="float" office:value="0.97397994684934" calcext:value-type="float">
            <text:p>0.97397994684934</text:p>
          </table:table-cell>
          <table:table-cell office:value-type="float" office:value="0.9771604510737" calcext:value-type="float">
            <text:p>0.9771604510737</text:p>
          </table:table-cell>
          <table:table-cell office:value-type="float" office:value="0.636425690224849" calcext:value-type="float">
            <text:p>0.636425690224849</text:p>
          </table:table-cell>
          <table:table-cell office:value-type="float" office:value="0.605780554506845" calcext:value-type="float">
            <text:p>0.605780554506845</text:p>
          </table:table-cell>
          <table:table-cell office:value-type="float" office:value="0.674065431841067" calcext:value-type="float">
            <text:p>0.674065431841067</text:p>
          </table:table-cell>
          <table:table-cell office:value-type="float" office:value="0.983575699755633" calcext:value-type="float">
            <text:p>0.983575699755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1486195503" calcext:value-type="float">
            <text:p>-122.71486195503</text:p>
          </table:table-cell>
          <table:table-cell office:value-type="float" office:value="-128.843889098631" calcext:value-type="float">
            <text:p>-128.843889098631</text:p>
          </table:table-cell>
          <table:table-cell office:value-type="float" office:value="-115.186913631787" calcext:value-type="float">
            <text:p>-115.186913631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51</text:p>
          </table:table-cell>
          <table:table-cell office:value-type="float" office:value="25.6910094716586" calcext:value-type="float">
            <text:p>25.6910094716586</text:p>
          </table:table-cell>
          <table:table-cell office:value-type="float" office:value="79.7798632936416" calcext:value-type="float">
            <text:p>79.7798632936416</text:p>
          </table:table-cell>
          <table:table-cell office:value-type="float" office:value="982.064474183704" calcext:value-type="float">
            <text:p>982.06447418370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310" calcext:value-type="float">
            <text:p>1359310</text:p>
          </table:table-cell>
          <table:table-cell office:value-type="float" office:value="1635133" calcext:value-type="float">
            <text:p>1635133</text:p>
          </table:table-cell>
          <table:table-cell office:value-type="float" office:value="1641275" calcext:value-type="float">
            <text:p>1641275</text:p>
          </table:table-cell>
          <table:table-cell office:value-type="float" office:value="1054694" calcext:value-type="float">
            <text:p>1054694</text:p>
          </table:table-cell>
          <table:table-cell office:value-type="float" office:value="1086523" calcext:value-type="float">
            <text:p>1086523</text:p>
          </table:table-cell>
          <table:table-cell office:value-type="float" office:value="1071394" calcext:value-type="float">
            <text:p>1071394</text:p>
          </table:table-cell>
          <table:table-cell office:value-type="float" office:value="1656540" calcext:value-type="float">
            <text:p>1656540</text:p>
          </table:table-cell>
          <table:table-cell office:value-type="float" office:value="5" calcext:value-type="float">
            <text:p>5</text:p>
          </table:table-cell>
          <table:table-cell office:value-type="float" office:value="0.810211993481158" calcext:value-type="float">
            <text:p>0.810211993481158</text:p>
          </table:table-cell>
          <table:table-cell office:value-type="float" office:value="0.974615332438389" calcext:value-type="float">
            <text:p>0.974615332438389</text:p>
          </table:table-cell>
          <table:table-cell office:value-type="float" office:value="0.978276250156909" calcext:value-type="float">
            <text:p>0.978276250156909</text:p>
          </table:table-cell>
          <table:table-cell office:value-type="float" office:value="0.628646687107883" calcext:value-type="float">
            <text:p>0.628646687107883</text:p>
          </table:table-cell>
          <table:table-cell office:value-type="float" office:value="0.647618251755029" calcext:value-type="float">
            <text:p>0.647618251755029</text:p>
          </table:table-cell>
          <table:table-cell office:value-type="float" office:value="0.63860066397198" calcext:value-type="float">
            <text:p>0.63860066397198</text:p>
          </table:table-cell>
          <table:table-cell office:value-type="float" office:value="0.987374900266516" calcext:value-type="float">
            <text:p>0.98737490026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70662578423" calcext:value-type="float">
            <text:p>-124.270662578423</text:p>
          </table:table-cell>
          <table:table-cell office:value-type="float" office:value="-120.476349648994" calcext:value-type="float">
            <text:p>-120.476349648994</text:p>
          </table:table-cell>
          <table:table-cell office:value-type="float" office:value="-122.279867205604" calcext:value-type="float">
            <text:p>-122.2798672056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54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793950628148" calcext:value-type="float">
            <text:p>79.7793950628148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907" calcext:value-type="float">
            <text:p>1353907</text:p>
          </table:table-cell>
          <table:table-cell office:value-type="float" office:value="1632573" calcext:value-type="float">
            <text:p>1632573</text:p>
          </table:table-cell>
          <table:table-cell office:value-type="float" office:value="1638520" calcext:value-type="float">
            <text:p>1638520</text:p>
          </table:table-cell>
          <table:table-cell office:value-type="float" office:value="1050984" calcext:value-type="float">
            <text:p>1050984</text:p>
          </table:table-cell>
          <table:table-cell office:value-type="float" office:value="1104936" calcext:value-type="float">
            <text:p>1104936</text:p>
          </table:table-cell>
          <table:table-cell office:value-type="float" office:value="1046248" calcext:value-type="float">
            <text:p>1046248</text:p>
          </table:table-cell>
          <table:table-cell office:value-type="float" office:value="1655282" calcext:value-type="float">
            <text:p>1655282</text:p>
          </table:table-cell>
          <table:table-cell office:value-type="float" office:value="5" calcext:value-type="float">
            <text:p>5</text:p>
          </table:table-cell>
          <table:table-cell office:value-type="float" office:value="0.806991554140038" calcext:value-type="float">
            <text:p>0.806991554140038</text:p>
          </table:table-cell>
          <table:table-cell office:value-type="float" office:value="0.97308945335024" calcext:value-type="float">
            <text:p>0.97308945335024</text:p>
          </table:table-cell>
          <table:table-cell office:value-type="float" office:value="0.976634141997593" calcext:value-type="float">
            <text:p>0.976634141997593</text:p>
          </table:table-cell>
          <table:table-cell office:value-type="float" office:value="0.626435354523105" calcext:value-type="float">
            <text:p>0.626435354523105</text:p>
          </table:table-cell>
          <table:table-cell office:value-type="float" office:value="0.658593256305844" calcext:value-type="float">
            <text:p>0.658593256305844</text:p>
          </table:table-cell>
          <table:table-cell office:value-type="float" office:value="0.623612478210029" calcext:value-type="float">
            <text:p>0.623612478210029</text:p>
          </table:table-cell>
          <table:table-cell office:value-type="float" office:value="0.986625073745856" calcext:value-type="float">
            <text:p>0.986625073745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712929095379" calcext:value-type="float">
            <text:p>-124.712929095379</text:p>
          </table:table-cell>
          <table:table-cell office:value-type="float" office:value="-118.281348738831" calcext:value-type="float">
            <text:p>-118.281348738831</text:p>
          </table:table-cell>
          <table:table-cell office:value-type="float" office:value="-125.277504357994" calcext:value-type="float">
            <text:p>-125.2775043579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56</text:p>
          </table:table-cell>
          <table:table-cell office:value-type="float" office:value="25.6960635179712" calcext:value-type="float">
            <text:p>25.6960635179712</text:p>
          </table:table-cell>
          <table:table-cell office:value-type="float" office:value="79.7749865334388" calcext:value-type="float">
            <text:p>79.7749865334388</text:p>
          </table:table-cell>
          <table:table-cell office:value-type="float" office:value="982.045466802958" calcext:value-type="float">
            <text:p>982.04546680295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44" calcext:value-type="float">
            <text:p>1362944</text:p>
          </table:table-cell>
          <table:table-cell office:value-type="float" office:value="1626066" calcext:value-type="float">
            <text:p>1626066</text:p>
          </table:table-cell>
          <table:table-cell office:value-type="float" office:value="1635800" calcext:value-type="float">
            <text:p>1635800</text:p>
          </table:table-cell>
          <table:table-cell office:value-type="float" office:value="1065845" calcext:value-type="float">
            <text:p>1065845</text:p>
          </table:table-cell>
          <table:table-cell office:value-type="float" office:value="1109325" calcext:value-type="float">
            <text:p>1109325</text:p>
          </table:table-cell>
          <table:table-cell office:value-type="float" office:value="1025661" calcext:value-type="float">
            <text:p>1025661</text:p>
          </table:table-cell>
          <table:table-cell office:value-type="float" office:value="1656136" calcext:value-type="float">
            <text:p>1656136</text:p>
          </table:table-cell>
          <table:table-cell office:value-type="float" office:value="5" calcext:value-type="float">
            <text:p>5</text:p>
          </table:table-cell>
          <table:table-cell office:value-type="float" office:value="0.812378026530507" calcext:value-type="float">
            <text:p>0.812378026530507</text:p>
          </table:table-cell>
          <table:table-cell office:value-type="float" office:value="0.969210978652356" calcext:value-type="float">
            <text:p>0.969210978652356</text:p>
          </table:table-cell>
          <table:table-cell office:value-type="float" office:value="0.975012895466434" calcext:value-type="float">
            <text:p>0.975012895466434</text:p>
          </table:table-cell>
          <table:table-cell office:value-type="float" office:value="0.635293201839113" calcext:value-type="float">
            <text:p>0.635293201839113</text:p>
          </table:table-cell>
          <table:table-cell office:value-type="float" office:value="0.661209304476894" calcext:value-type="float">
            <text:p>0.661209304476894</text:p>
          </table:table-cell>
          <table:table-cell office:value-type="float" office:value="0.611341668527325" calcext:value-type="float">
            <text:p>0.611341668527325</text:p>
          </table:table-cell>
          <table:table-cell office:value-type="float" office:value="0.987134097472918" calcext:value-type="float">
            <text:p>0.987134097472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41359632177" calcext:value-type="float">
            <text:p>-122.941359632177</text:p>
          </table:table-cell>
          <table:table-cell office:value-type="float" office:value="-117.758139104621" calcext:value-type="float">
            <text:p>-117.758139104621</text:p>
          </table:table-cell>
          <table:table-cell office:value-type="float" office:value="-127.731666294535" calcext:value-type="float">
            <text:p>-127.731666294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2:58</text:p>
          </table:table-cell>
          <table:table-cell office:value-type="float" office:value="25.6960635179712" calcext:value-type="float">
            <text:p>25.6960635179712</text:p>
          </table:table-cell>
          <table:table-cell office:value-type="float" office:value="79.7642965448275" calcext:value-type="float">
            <text:p>79.7642965448275</text:p>
          </table:table-cell>
          <table:table-cell office:value-type="float" office:value="982.045466802958" calcext:value-type="float">
            <text:p>982.045466802958</text:p>
          </table:table-cell>
          <table:table-cell office:value-type="float" office:value="-1" calcext:value-type="float">
            <text:p>-1</text:p>
          </table:table-cell>
          <table:table-cell office:value-type="float" office:value="3999233" calcext:value-type="float">
            <text:p>3999233</text:p>
          </table:table-cell>
          <table:table-cell office:value-type="float" office:value="1377691" calcext:value-type="float">
            <text:p>1377691</text:p>
          </table:table-cell>
          <table:table-cell office:value-type="float" office:value="1633266" calcext:value-type="float">
            <text:p>1633266</text:p>
          </table:table-cell>
          <table:table-cell office:value-type="float" office:value="1640247" calcext:value-type="float">
            <text:p>1640247</text:p>
          </table:table-cell>
          <table:table-cell office:value-type="float" office:value="1062223" calcext:value-type="float">
            <text:p>1062223</text:p>
          </table:table-cell>
          <table:table-cell office:value-type="float" office:value="1102937" calcext:value-type="float">
            <text:p>1102937</text:p>
          </table:table-cell>
          <table:table-cell office:value-type="float" office:value="1022787" calcext:value-type="float">
            <text:p>1022787</text:p>
          </table:table-cell>
          <table:table-cell office:value-type="float" office:value="1655992" calcext:value-type="float">
            <text:p>1655992</text:p>
          </table:table-cell>
          <table:table-cell office:value-type="float" office:value="2.38372890755283" calcext:value-type="float">
            <text:p>2.38372890755283</text:p>
          </table:table-cell>
          <table:table-cell office:value-type="float" office:value="0.821167924543372" calcext:value-type="float">
            <text:p>0.821167924543372</text:p>
          </table:table-cell>
          <table:table-cell office:value-type="float" office:value="0.973502513587774" calcext:value-type="float">
            <text:p>0.973502513587774</text:p>
          </table:table-cell>
          <table:table-cell office:value-type="float" office:value="0.977663514335574" calcext:value-type="float">
            <text:p>0.977663514335574</text:p>
          </table:table-cell>
          <table:table-cell office:value-type="float" office:value="0.63313432134799" calcext:value-type="float">
            <text:p>0.63313432134799</text:p>
          </table:table-cell>
          <table:table-cell office:value-type="float" office:value="0.657401759314747" calcext:value-type="float">
            <text:p>0.657401759314747</text:p>
          </table:table-cell>
          <table:table-cell office:value-type="float" office:value="0.60962863083227" calcext:value-type="float">
            <text:p>0.60962863083227</text:p>
          </table:table-cell>
          <table:table-cell office:value-type="float" office:value="0.987048266774209" calcext:value-type="float">
            <text:p>0.987048266774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373135730402" calcext:value-type="float">
            <text:p>-123.373135730402</text:p>
          </table:table-cell>
          <table:table-cell office:value-type="float" office:value="-118.519648137051" calcext:value-type="float">
            <text:p>-118.519648137051</text:p>
          </table:table-cell>
          <table:table-cell office:value-type="float" office:value="-128.074273833546" calcext:value-type="float">
            <text:p>-128.0742738335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00</text:p>
          </table:table-cell>
          <table:table-cell office:value-type="float" office:value="25.6960635179712" calcext:value-type="float">
            <text:p>25.6960635179712</text:p>
          </table:table-cell>
          <table:table-cell office:value-type="float" office:value="79.7482614976761" calcext:value-type="float">
            <text:p>79.7482614976761</text:p>
          </table:table-cell>
          <table:table-cell office:value-type="float" office:value="982.072987979668" calcext:value-type="float">
            <text:p>982.0729879796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990" calcext:value-type="float">
            <text:p>1356990</text:p>
          </table:table-cell>
          <table:table-cell office:value-type="float" office:value="1633001" calcext:value-type="float">
            <text:p>1633001</text:p>
          </table:table-cell>
          <table:table-cell office:value-type="float" office:value="1643117" calcext:value-type="float">
            <text:p>1643117</text:p>
          </table:table-cell>
          <table:table-cell office:value-type="float" office:value="1107622" calcext:value-type="float">
            <text:p>1107622</text:p>
          </table:table-cell>
          <table:table-cell office:value-type="float" office:value="1008360" calcext:value-type="float">
            <text:p>1008360</text:p>
          </table:table-cell>
          <table:table-cell office:value-type="float" office:value="1082142" calcext:value-type="float">
            <text:p>1082142</text:p>
          </table:table-cell>
          <table:table-cell office:value-type="float" office:value="1651941" calcext:value-type="float">
            <text:p>1651941</text:p>
          </table:table-cell>
          <table:table-cell office:value-type="float" office:value="5" calcext:value-type="float">
            <text:p>5</text:p>
          </table:table-cell>
          <table:table-cell office:value-type="float" office:value="0.808829165557524" calcext:value-type="float">
            <text:p>0.808829165557524</text:p>
          </table:table-cell>
          <table:table-cell office:value-type="float" office:value="0.97334456126029" calcext:value-type="float">
            <text:p>0.97334456126029</text:p>
          </table:table-cell>
          <table:table-cell office:value-type="float" office:value="0.979374167844554" calcext:value-type="float">
            <text:p>0.979374167844554</text:p>
          </table:table-cell>
          <table:table-cell office:value-type="float" office:value="0.660194237255363" calcext:value-type="float">
            <text:p>0.660194237255363</text:p>
          </table:table-cell>
          <table:table-cell office:value-type="float" office:value="0.601029467705425" calcext:value-type="float">
            <text:p>0.601029467705425</text:p>
          </table:table-cell>
          <table:table-cell office:value-type="float" office:value="0.64500697195613" calcext:value-type="float">
            <text:p>0.64500697195613</text:p>
          </table:table-cell>
          <table:table-cell office:value-type="float" office:value="0.984633682326517" calcext:value-type="float">
            <text:p>0.984633682326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961152548927" calcext:value-type="float">
            <text:p>-117.961152548927</text:p>
          </table:table-cell>
          <table:table-cell office:value-type="float" office:value="-129.794106458915" calcext:value-type="float">
            <text:p>-129.794106458915</text:p>
          </table:table-cell>
          <table:table-cell office:value-type="float" office:value="-120.998605608774" calcext:value-type="float">
            <text:p>-120.9986056087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02</text:p>
          </table:table-cell>
          <table:table-cell office:value-type="float" office:value="25.7011175645748" calcext:value-type="float">
            <text:p>25.7011175645748</text:p>
          </table:table-cell>
          <table:table-cell office:value-type="float" office:value="79.7594195109514" calcext:value-type="float">
            <text:p>79.7594195109514</text:p>
          </table:table-cell>
          <table:table-cell office:value-type="float" office:value="982.02645902246" calcext:value-type="float">
            <text:p>982.026459022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567" calcext:value-type="float">
            <text:p>1380567</text:p>
          </table:table-cell>
          <table:table-cell office:value-type="float" office:value="1645502" calcext:value-type="float">
            <text:p>1645502</text:p>
          </table:table-cell>
          <table:table-cell office:value-type="float" office:value="1639840" calcext:value-type="float">
            <text:p>1639840</text:p>
          </table:table-cell>
          <table:table-cell office:value-type="float" office:value="1069662" calcext:value-type="float">
            <text:p>1069662</text:p>
          </table:table-cell>
          <table:table-cell office:value-type="float" office:value="1006853" calcext:value-type="float">
            <text:p>1006853</text:p>
          </table:table-cell>
          <table:table-cell office:value-type="float" office:value="1134519" calcext:value-type="float">
            <text:p>1134519</text:p>
          </table:table-cell>
          <table:table-cell office:value-type="float" office:value="1651227" calcext:value-type="float">
            <text:p>1651227</text:p>
          </table:table-cell>
          <table:table-cell office:value-type="float" office:value="5" calcext:value-type="float">
            <text:p>5</text:p>
          </table:table-cell>
          <table:table-cell office:value-type="float" office:value="0.822882154331464" calcext:value-type="float">
            <text:p>0.822882154331464</text:p>
          </table:table-cell>
          <table:table-cell office:value-type="float" office:value="0.980795738791912" calcext:value-type="float">
            <text:p>0.980795738791912</text:p>
          </table:table-cell>
          <table:table-cell office:value-type="float" office:value="0.977420923402419" calcext:value-type="float">
            <text:p>0.977420923402419</text:p>
          </table:table-cell>
          <table:table-cell office:value-type="float" office:value="0.637568311401404" calcext:value-type="float">
            <text:p>0.637568311401404</text:p>
          </table:table-cell>
          <table:table-cell office:value-type="float" office:value="0.600131225601581" calcext:value-type="float">
            <text:p>0.600131225601581</text:p>
          </table:table-cell>
          <table:table-cell office:value-type="float" office:value="0.676226100471747" calcext:value-type="float">
            <text:p>0.676226100471747</text:p>
          </table:table-cell>
          <table:table-cell office:value-type="float" office:value="0.984208105112088" calcext:value-type="float">
            <text:p>0.984208105112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86337719719" calcext:value-type="float">
            <text:p>-122.486337719719</text:p>
          </table:table-cell>
          <table:table-cell office:value-type="float" office:value="-129.973754879684" calcext:value-type="float">
            <text:p>-129.973754879684</text:p>
          </table:table-cell>
          <table:table-cell office:value-type="float" office:value="-114.754779905651" calcext:value-type="float">
            <text:p>-114.7547799056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05</text:p>
          </table:table-cell>
          <table:table-cell office:value-type="float" office:value="25.6859554256371" calcext:value-type="float">
            <text:p>25.6859554256371</text:p>
          </table:table-cell>
          <table:table-cell office:value-type="float" office:value="79.7366359249779" calcext:value-type="float">
            <text:p>79.7366359249779</text:p>
          </table:table-cell>
          <table:table-cell office:value-type="float" office:value="982.028439705238" calcext:value-type="float">
            <text:p>982.0284397052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466" calcext:value-type="float">
            <text:p>1363466</text:p>
          </table:table-cell>
          <table:table-cell office:value-type="float" office:value="1637128" calcext:value-type="float">
            <text:p>1637128</text:p>
          </table:table-cell>
          <table:table-cell office:value-type="float" office:value="1642418" calcext:value-type="float">
            <text:p>1642418</text:p>
          </table:table-cell>
          <table:table-cell office:value-type="float" office:value="1067824" calcext:value-type="float">
            <text:p>1067824</text:p>
          </table:table-cell>
          <table:table-cell office:value-type="float" office:value="1011452" calcext:value-type="float">
            <text:p>1011452</text:p>
          </table:table-cell>
          <table:table-cell office:value-type="float" office:value="1135239" calcext:value-type="float">
            <text:p>1135239</text:p>
          </table:table-cell>
          <table:table-cell office:value-type="float" office:value="1653545" calcext:value-type="float">
            <text:p>1653545</text:p>
          </table:table-cell>
          <table:table-cell office:value-type="float" office:value="5" calcext:value-type="float">
            <text:p>5</text:p>
          </table:table-cell>
          <table:table-cell office:value-type="float" office:value="0.812689162813325" calcext:value-type="float">
            <text:p>0.812689162813325</text:p>
          </table:table-cell>
          <table:table-cell office:value-type="float" office:value="0.975804445243412" calcext:value-type="float">
            <text:p>0.975804445243412</text:p>
          </table:table-cell>
          <table:table-cell office:value-type="float" office:value="0.978957531327907" calcext:value-type="float">
            <text:p>0.978957531327907</text:p>
          </table:table-cell>
          <table:table-cell office:value-type="float" office:value="0.636472777899835" calcext:value-type="float">
            <text:p>0.636472777899835</text:p>
          </table:table-cell>
          <table:table-cell office:value-type="float" office:value="0.60287244354158" calcext:value-type="float">
            <text:p>0.60287244354158</text:p>
          </table:table-cell>
          <table:table-cell office:value-type="float" office:value="0.676655253965289" calcext:value-type="float">
            <text:p>0.676655253965289</text:p>
          </table:table-cell>
          <table:table-cell office:value-type="float" office:value="0.985589740942686" calcext:value-type="float">
            <text:p>0.985589740942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05444420033" calcext:value-type="float">
            <text:p>-122.705444420033</text:p>
          </table:table-cell>
          <table:table-cell office:value-type="float" office:value="-129.425511291684" calcext:value-type="float">
            <text:p>-129.425511291684</text:p>
          </table:table-cell>
          <table:table-cell office:value-type="float" office:value="-114.668949206942" calcext:value-type="float">
            <text:p>-114.6689492069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07</text:p>
          </table:table-cell>
          <table:table-cell office:value-type="float" office:value="25.7061716114695" calcext:value-type="float">
            <text:p>25.7061716114695</text:p>
          </table:table-cell>
          <table:table-cell office:value-type="float" office:value="79.7224713503351" calcext:value-type="float">
            <text:p>79.7224713503351</text:p>
          </table:table-cell>
          <table:table-cell office:value-type="float" office:value="982.062494046" calcext:value-type="float">
            <text:p>982.0624940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743" calcext:value-type="float">
            <text:p>1349743</text:p>
          </table:table-cell>
          <table:table-cell office:value-type="float" office:value="1632768" calcext:value-type="float">
            <text:p>1632768</text:p>
          </table:table-cell>
          <table:table-cell office:value-type="float" office:value="1637747" calcext:value-type="float">
            <text:p>1637747</text:p>
          </table:table-cell>
          <table:table-cell office:value-type="float" office:value="1048748" calcext:value-type="float">
            <text:p>1048748</text:p>
          </table:table-cell>
          <table:table-cell office:value-type="float" office:value="1113139" calcext:value-type="float">
            <text:p>1113139</text:p>
          </table:table-cell>
          <table:table-cell office:value-type="float" office:value="1035478" calcext:value-type="float">
            <text:p>1035478</text:p>
          </table:table-cell>
          <table:table-cell office:value-type="float" office:value="1655454" calcext:value-type="float">
            <text:p>1655454</text:p>
          </table:table-cell>
          <table:table-cell office:value-type="float" office:value="5" calcext:value-type="float">
            <text:p>5</text:p>
          </table:table-cell>
          <table:table-cell office:value-type="float" office:value="0.80450961643572" calcext:value-type="float">
            <text:p>0.80450961643572</text:p>
          </table:table-cell>
          <table:table-cell office:value-type="float" office:value="0.973205682421408" calcext:value-type="float">
            <text:p>0.973205682421408</text:p>
          </table:table-cell>
          <table:table-cell office:value-type="float" office:value="0.976173398038554" calcext:value-type="float">
            <text:p>0.976173398038554</text:p>
          </table:table-cell>
          <table:table-cell office:value-type="float" office:value="0.62510259450705" calcext:value-type="float">
            <text:p>0.62510259450705</text:p>
          </table:table-cell>
          <table:table-cell office:value-type="float" office:value="0.663482625899628" calcext:value-type="float">
            <text:p>0.663482625899628</text:p>
          </table:table-cell>
          <table:table-cell office:value-type="float" office:value="0.617193057202465" calcext:value-type="float">
            <text:p>0.617193057202465</text:p>
          </table:table-cell>
          <table:table-cell office:value-type="float" office:value="0.98672759374709" calcext:value-type="float">
            <text:p>0.98672759374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97948109859" calcext:value-type="float">
            <text:p>-124.97948109859</text:p>
          </table:table-cell>
          <table:table-cell office:value-type="float" office:value="-117.303474820074" calcext:value-type="float">
            <text:p>-117.303474820074</text:p>
          </table:table-cell>
          <table:table-cell office:value-type="float" office:value="-126.561388559507" calcext:value-type="float">
            <text:p>-126.5613885595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09</text:p>
          </table:table-cell>
          <table:table-cell office:value-type="float" office:value="25.7061716114695" calcext:value-type="float">
            <text:p>25.7061716114695</text:p>
          </table:table-cell>
          <table:table-cell office:value-type="float" office:value="79.7224713503351" calcext:value-type="float">
            <text:p>79.7224713503351</text:p>
          </table:table-cell>
          <table:table-cell office:value-type="float" office:value="982.034972433208" calcext:value-type="float">
            <text:p>982.03497243320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52" calcext:value-type="float">
            <text:p>1369652</text:p>
          </table:table-cell>
          <table:table-cell office:value-type="float" office:value="1630679" calcext:value-type="float">
            <text:p>1630679</text:p>
          </table:table-cell>
          <table:table-cell office:value-type="float" office:value="1639758" calcext:value-type="float">
            <text:p>1639758</text:p>
          </table:table-cell>
          <table:table-cell office:value-type="float" office:value="1050056" calcext:value-type="float">
            <text:p>1050056</text:p>
          </table:table-cell>
          <table:table-cell office:value-type="float" office:value="1123698" calcext:value-type="float">
            <text:p>1123698</text:p>
          </table:table-cell>
          <table:table-cell office:value-type="float" office:value="1030407" calcext:value-type="float">
            <text:p>1030407</text:p>
          </table:table-cell>
          <table:table-cell office:value-type="float" office:value="1656672" calcext:value-type="float">
            <text:p>1656672</text:p>
          </table:table-cell>
          <table:table-cell office:value-type="float" office:value="5" calcext:value-type="float">
            <text:p>5</text:p>
          </table:table-cell>
          <table:table-cell office:value-type="float" office:value="0.816376306578673" calcext:value-type="float">
            <text:p>0.816376306578673</text:p>
          </table:table-cell>
          <table:table-cell office:value-type="float" office:value="0.971960541243618" calcext:value-type="float">
            <text:p>0.971960541243618</text:p>
          </table:table-cell>
          <table:table-cell office:value-type="float" office:value="0.977372047587877" calcext:value-type="float">
            <text:p>0.977372047587877</text:p>
          </table:table-cell>
          <table:table-cell office:value-type="float" office:value="0.625882223353651" calcext:value-type="float">
            <text:p>0.625882223353651</text:p>
          </table:table-cell>
          <table:table-cell office:value-type="float" office:value="0.669776281091724" calcext:value-type="float">
            <text:p>0.669776281091724</text:p>
          </table:table-cell>
          <table:table-cell office:value-type="float" office:value="0.614170505305589" calcext:value-type="float">
            <text:p>0.614170505305589</text:p>
          </table:table-cell>
          <table:table-cell office:value-type="float" office:value="0.987453578406999" calcext:value-type="float">
            <text:p>0.987453578406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2355532927" calcext:value-type="float">
            <text:p>-124.82355532927</text:p>
          </table:table-cell>
          <table:table-cell office:value-type="float" office:value="-116.044743781655" calcext:value-type="float">
            <text:p>-116.044743781655</text:p>
          </table:table-cell>
          <table:table-cell office:value-type="float" office:value="-127.165898938882" calcext:value-type="float">
            <text:p>-127.165898938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11</text:p>
          </table:table-cell>
          <table:table-cell office:value-type="float" office:value="25.7061716114695" calcext:value-type="float">
            <text:p>25.7061716114695</text:p>
          </table:table-cell>
          <table:table-cell office:value-type="float" office:value="79.6850548063299" calcext:value-type="float">
            <text:p>79.6850548063299</text:p>
          </table:table-cell>
          <table:table-cell office:value-type="float" office:value="982.062494046" calcext:value-type="float">
            <text:p>982.0624940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92" calcext:value-type="float">
            <text:p>1373992</text:p>
          </table:table-cell>
          <table:table-cell office:value-type="float" office:value="1628381" calcext:value-type="float">
            <text:p>1628381</text:p>
          </table:table-cell>
          <table:table-cell office:value-type="float" office:value="1640521" calcext:value-type="float">
            <text:p>1640521</text:p>
          </table:table-cell>
          <table:table-cell office:value-type="float" office:value="1129423" calcext:value-type="float">
            <text:p>1129423</text:p>
          </table:table-cell>
          <table:table-cell office:value-type="float" office:value="1033186" calcext:value-type="float">
            <text:p>1033186</text:p>
          </table:table-cell>
          <table:table-cell office:value-type="float" office:value="1007841" calcext:value-type="float">
            <text:p>1007841</text:p>
          </table:table-cell>
          <table:table-cell office:value-type="float" office:value="1654806" calcext:value-type="float">
            <text:p>1654806</text:p>
          </table:table-cell>
          <table:table-cell office:value-type="float" office:value="5" calcext:value-type="float">
            <text:p>5</text:p>
          </table:table-cell>
          <table:table-cell office:value-type="float" office:value="0.8189631484703" calcext:value-type="float">
            <text:p>0.8189631484703</text:p>
          </table:table-cell>
          <table:table-cell office:value-type="float" office:value="0.970590826343396" calcext:value-type="float">
            <text:p>0.970590826343396</text:p>
          </table:table-cell>
          <table:table-cell office:value-type="float" office:value="0.977826831081728" calcext:value-type="float">
            <text:p>0.977826831081728</text:p>
          </table:table-cell>
          <table:table-cell office:value-type="float" office:value="0.6731886474119" calcext:value-type="float">
            <text:p>0.6731886474119</text:p>
          </table:table-cell>
          <table:table-cell office:value-type="float" office:value="0.615826918581357" calcext:value-type="float">
            <text:p>0.615826918581357</text:p>
          </table:table-cell>
          <table:table-cell office:value-type="float" office:value="0.600720119562163" calcext:value-type="float">
            <text:p>0.600720119562163</text:p>
          </table:table-cell>
          <table:table-cell office:value-type="float" office:value="0.986341355602903" calcext:value-type="float">
            <text:p>0.986341355602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36227051762" calcext:value-type="float">
            <text:p>-115.36227051762</text:p>
          </table:table-cell>
          <table:table-cell office:value-type="float" office:value="-126.834616283729" calcext:value-type="float">
            <text:p>-126.834616283729</text:p>
          </table:table-cell>
          <table:table-cell office:value-type="float" office:value="-129.855976087567" calcext:value-type="float">
            <text:p>-129.8559760875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13</text:p>
          </table:table-cell>
          <table:table-cell office:value-type="float" office:value="25.7011175645748" calcext:value-type="float">
            <text:p>25.7011175645748</text:p>
          </table:table-cell>
          <table:table-cell office:value-type="float" office:value="79.673897278062" calcext:value-type="float">
            <text:p>79.673897278062</text:p>
          </table:table-cell>
          <table:table-cell office:value-type="float" office:value="982.053980406314" calcext:value-type="float">
            <text:p>982.05398040631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417" calcext:value-type="float">
            <text:p>1347417</text:p>
          </table:table-cell>
          <table:table-cell office:value-type="float" office:value="1630638" calcext:value-type="float">
            <text:p>1630638</text:p>
          </table:table-cell>
          <table:table-cell office:value-type="float" office:value="1643855" calcext:value-type="float">
            <text:p>1643855</text:p>
          </table:table-cell>
          <table:table-cell office:value-type="float" office:value="1174327" calcext:value-type="float">
            <text:p>1174327</text:p>
          </table:table-cell>
          <table:table-cell office:value-type="float" office:value="1012337" calcext:value-type="float">
            <text:p>1012337</text:p>
          </table:table-cell>
          <table:table-cell office:value-type="float" office:value="1014332" calcext:value-type="float">
            <text:p>1014332</text:p>
          </table:table-cell>
          <table:table-cell office:value-type="float" office:value="1651510" calcext:value-type="float">
            <text:p>1651510</text:p>
          </table:table-cell>
          <table:table-cell office:value-type="float" office:value="5" calcext:value-type="float">
            <text:p>5</text:p>
          </table:table-cell>
          <table:table-cell office:value-type="float" office:value="0.803123212232973" calcext:value-type="float">
            <text:p>0.803123212232973</text:p>
          </table:table-cell>
          <table:table-cell office:value-type="float" office:value="0.971936103336346" calcext:value-type="float">
            <text:p>0.971936103336346</text:p>
          </table:table-cell>
          <table:table-cell office:value-type="float" office:value="0.979814050175434" calcext:value-type="float">
            <text:p>0.979814050175434</text:p>
          </table:table-cell>
          <table:table-cell office:value-type="float" office:value="0.699953520292463" calcext:value-type="float">
            <text:p>0.699953520292463</text:p>
          </table:table-cell>
          <table:table-cell office:value-type="float" office:value="0.603399944710725" calcext:value-type="float">
            <text:p>0.603399944710725</text:p>
          </table:table-cell>
          <table:table-cell office:value-type="float" office:value="0.604589057515747" calcext:value-type="float">
            <text:p>0.604589057515747</text:p>
          </table:table-cell>
          <table:table-cell office:value-type="float" office:value="0.984376786276911" calcext:value-type="float">
            <text:p>0.9843767862769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009295941507" calcext:value-type="float">
            <text:p>-110.009295941507</text:p>
          </table:table-cell>
          <table:table-cell office:value-type="float" office:value="-129.320011057855" calcext:value-type="float">
            <text:p>-129.320011057855</text:p>
          </table:table-cell>
          <table:table-cell office:value-type="float" office:value="-129.082188496851" calcext:value-type="float">
            <text:p>-129.0821884968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16</text:p>
          </table:table-cell>
          <table:table-cell office:value-type="float" office:value="25.7213337538997" calcext:value-type="float">
            <text:p>25.7213337538997</text:p>
          </table:table-cell>
          <table:table-cell office:value-type="float" office:value="79.6436924276345" calcext:value-type="float">
            <text:p>79.6436924276345</text:p>
          </table:table-cell>
          <table:table-cell office:value-type="float" office:value="982.088035183007" calcext:value-type="float">
            <text:p>982.08803518300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697" calcext:value-type="float">
            <text:p>1355697</text:p>
          </table:table-cell>
          <table:table-cell office:value-type="float" office:value="1631896" calcext:value-type="float">
            <text:p>1631896</text:p>
          </table:table-cell>
          <table:table-cell office:value-type="float" office:value="1643880" calcext:value-type="float">
            <text:p>1643880</text:p>
          </table:table-cell>
          <table:table-cell office:value-type="float" office:value="1143185" calcext:value-type="float">
            <text:p>1143185</text:p>
          </table:table-cell>
          <table:table-cell office:value-type="float" office:value="1011072" calcext:value-type="float">
            <text:p>1011072</text:p>
          </table:table-cell>
          <table:table-cell office:value-type="float" office:value="1047979" calcext:value-type="float">
            <text:p>1047979</text:p>
          </table:table-cell>
          <table:table-cell office:value-type="float" office:value="1650822" calcext:value-type="float">
            <text:p>1650822</text:p>
          </table:table-cell>
          <table:table-cell office:value-type="float" office:value="5" calcext:value-type="float">
            <text:p>5</text:p>
          </table:table-cell>
          <table:table-cell office:value-type="float" office:value="0.808058477408704" calcext:value-type="float">
            <text:p>0.808058477408704</text:p>
          </table:table-cell>
          <table:table-cell office:value-type="float" office:value="0.972685929857007" calcext:value-type="float">
            <text:p>0.972685929857007</text:p>
          </table:table-cell>
          <table:table-cell office:value-type="float" office:value="0.979828951338404" calcext:value-type="float">
            <text:p>0.979828951338404</text:p>
          </table:table-cell>
          <table:table-cell office:value-type="float" office:value="0.681391439603739" calcext:value-type="float">
            <text:p>0.681391439603739</text:p>
          </table:table-cell>
          <table:table-cell office:value-type="float" office:value="0.602645945864433" calcext:value-type="float">
            <text:p>0.602645945864433</text:p>
          </table:table-cell>
          <table:table-cell office:value-type="float" office:value="0.624644234734086" calcext:value-type="float">
            <text:p>0.624644234734086</text:p>
          </table:table-cell>
          <table:table-cell office:value-type="float" office:value="0.983966706271971" calcext:value-type="float">
            <text:p>0.9839667062719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721712079252" calcext:value-type="float">
            <text:p>-113.721712079252</text:p>
          </table:table-cell>
          <table:table-cell office:value-type="float" office:value="-129.470810827114" calcext:value-type="float">
            <text:p>-129.470810827114</text:p>
          </table:table-cell>
          <table:table-cell office:value-type="float" office:value="-125.071153053183" calcext:value-type="float">
            <text:p>-125.071153053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18</text:p>
          </table:table-cell>
          <table:table-cell office:value-type="float" office:value="25.7162797061319" calcext:value-type="float">
            <text:p>25.7162797061319</text:p>
          </table:table-cell>
          <table:table-cell office:value-type="float" office:value="79.6271894505526" calcext:value-type="float">
            <text:p>79.6271894505526</text:p>
          </table:table-cell>
          <table:table-cell office:value-type="float" office:value="982.024477314802" calcext:value-type="float">
            <text:p>982.02447731480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482" calcext:value-type="float">
            <text:p>1376482</text:p>
          </table:table-cell>
          <table:table-cell office:value-type="float" office:value="1635003" calcext:value-type="float">
            <text:p>1635003</text:p>
          </table:table-cell>
          <table:table-cell office:value-type="float" office:value="1645846" calcext:value-type="float">
            <text:p>1645846</text:p>
          </table:table-cell>
          <table:table-cell office:value-type="float" office:value="1111086" calcext:value-type="float">
            <text:p>1111086</text:p>
          </table:table-cell>
          <table:table-cell office:value-type="float" office:value="1009854" calcext:value-type="float">
            <text:p>1009854</text:p>
          </table:table-cell>
          <table:table-cell office:value-type="float" office:value="1067218" calcext:value-type="float">
            <text:p>1067218</text:p>
          </table:table-cell>
          <table:table-cell office:value-type="float" office:value="1653408" calcext:value-type="float">
            <text:p>1653408</text:p>
          </table:table-cell>
          <table:table-cell office:value-type="float" office:value="5" calcext:value-type="float">
            <text:p>5</text:p>
          </table:table-cell>
          <table:table-cell office:value-type="float" office:value="0.820447304302133" calcext:value-type="float">
            <text:p>0.820447304302133</text:p>
          </table:table-cell>
          <table:table-cell office:value-type="float" office:value="0.974537846390944" calcext:value-type="float">
            <text:p>0.974537846390944</text:p>
          </table:table-cell>
          <table:table-cell office:value-type="float" office:value="0.981000778794382" calcext:value-type="float">
            <text:p>0.981000778794382</text:p>
          </table:table-cell>
          <table:table-cell office:value-type="float" office:value="0.662258942396515" calcext:value-type="float">
            <text:p>0.662258942396515</text:p>
          </table:table-cell>
          <table:table-cell office:value-type="float" office:value="0.601919961204524" calcext:value-type="float">
            <text:p>0.601919961204524</text:p>
          </table:table-cell>
          <table:table-cell office:value-type="float" office:value="0.636111573709437" calcext:value-type="float">
            <text:p>0.636111573709437</text:p>
          </table:table-cell>
          <table:table-cell office:value-type="float" office:value="0.985508082569609" calcext:value-type="float">
            <text:p>0.9855080825696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548211520697" calcext:value-type="float">
            <text:p>-117.548211520697</text:p>
          </table:table-cell>
          <table:table-cell office:value-type="float" office:value="-129.616007759095" calcext:value-type="float">
            <text:p>-129.616007759095</text:p>
          </table:table-cell>
          <table:table-cell office:value-type="float" office:value="-122.777685258113" calcext:value-type="float">
            <text:p>-122.777685258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20</text:p>
          </table:table-cell>
          <table:table-cell office:value-type="float" office:value="25.7112256586552" calcext:value-type="float">
            <text:p>25.7112256586552</text:p>
          </table:table-cell>
          <table:table-cell office:value-type="float" office:value="79.5732685241415" calcext:value-type="float">
            <text:p>79.5732685241415</text:p>
          </table:table-cell>
          <table:table-cell office:value-type="float" office:value="982.098529585538" calcext:value-type="float">
            <text:p>982.0985295855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50" calcext:value-type="float">
            <text:p>1378450</text:p>
          </table:table-cell>
          <table:table-cell office:value-type="float" office:value="1634048" calcext:value-type="float">
            <text:p>1634048</text:p>
          </table:table-cell>
          <table:table-cell office:value-type="float" office:value="1643077" calcext:value-type="float">
            <text:p>1643077</text:p>
          </table:table-cell>
          <table:table-cell office:value-type="float" office:value="1070514" calcext:value-type="float">
            <text:p>1070514</text:p>
          </table:table-cell>
          <table:table-cell office:value-type="float" office:value="1001612" calcext:value-type="float">
            <text:p>1001612</text:p>
          </table:table-cell>
          <table:table-cell office:value-type="float" office:value="1132936" calcext:value-type="float">
            <text:p>1132936</text:p>
          </table:table-cell>
          <table:table-cell office:value-type="float" office:value="1651447" calcext:value-type="float">
            <text:p>1651447</text:p>
          </table:table-cell>
          <table:table-cell office:value-type="float" office:value="5" calcext:value-type="float">
            <text:p>5</text:p>
          </table:table-cell>
          <table:table-cell office:value-type="float" office:value="0.821620323851147" calcext:value-type="float">
            <text:p>0.821620323851147</text:p>
          </table:table-cell>
          <table:table-cell office:value-type="float" office:value="0.973968621965482" calcext:value-type="float">
            <text:p>0.973968621965482</text:p>
          </table:table-cell>
          <table:table-cell office:value-type="float" office:value="0.979350325983802" calcext:value-type="float">
            <text:p>0.979350325983802</text:p>
          </table:table-cell>
          <table:table-cell office:value-type="float" office:value="0.638076143035429" calcext:value-type="float">
            <text:p>0.638076143035429</text:p>
          </table:table-cell>
          <table:table-cell office:value-type="float" office:value="0.597007345796507" calcext:value-type="float">
            <text:p>0.597007345796507</text:p>
          </table:table-cell>
          <table:table-cell office:value-type="float" office:value="0.675282558832474" calcext:value-type="float">
            <text:p>0.675282558832474</text:p>
          </table:table-cell>
          <table:table-cell office:value-type="float" office:value="0.984339235346226" calcext:value-type="float">
            <text:p>0.984339235346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384771392914" calcext:value-type="float">
            <text:p>-122.384771392914</text:p>
          </table:table-cell>
          <table:table-cell office:value-type="float" office:value="-130.598530840699" calcext:value-type="float">
            <text:p>-130.598530840699</text:p>
          </table:table-cell>
          <table:table-cell office:value-type="float" office:value="-114.943488233505" calcext:value-type="float">
            <text:p>-114.943488233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22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5800117350596" calcext:value-type="float">
            <text:p>79.5800117350596</text:p>
          </table:table-cell>
          <table:table-cell office:value-type="float" office:value="982.041503932679" calcext:value-type="float">
            <text:p>982.0415039326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728" calcext:value-type="float">
            <text:p>1356728</text:p>
          </table:table-cell>
          <table:table-cell office:value-type="float" office:value="1634184" calcext:value-type="float">
            <text:p>1634184</text:p>
          </table:table-cell>
          <table:table-cell office:value-type="float" office:value="1639296" calcext:value-type="float">
            <text:p>1639296</text:p>
          </table:table-cell>
          <table:table-cell office:value-type="float" office:value="1066588" calcext:value-type="float">
            <text:p>1066588</text:p>
          </table:table-cell>
          <table:table-cell office:value-type="float" office:value="1030474" calcext:value-type="float">
            <text:p>1030474</text:p>
          </table:table-cell>
          <table:table-cell office:value-type="float" office:value="1120207" calcext:value-type="float">
            <text:p>1120207</text:p>
          </table:table-cell>
          <table:table-cell office:value-type="float" office:value="1652632" calcext:value-type="float">
            <text:p>1652632</text:p>
          </table:table-cell>
          <table:table-cell office:value-type="float" office:value="5" calcext:value-type="float">
            <text:p>5</text:p>
          </table:table-cell>
          <table:table-cell office:value-type="float" office:value="0.808673001369596" calcext:value-type="float">
            <text:p>0.808673001369596</text:p>
          </table:table-cell>
          <table:table-cell office:value-type="float" office:value="0.97404968429204" calcext:value-type="float">
            <text:p>0.97404968429204</text:p>
          </table:table-cell>
          <table:table-cell office:value-type="float" office:value="0.977096674096188" calcext:value-type="float">
            <text:p>0.977096674096188</text:p>
          </table:table-cell>
          <table:table-cell office:value-type="float" office:value="0.635736064402588" calcext:value-type="float">
            <text:p>0.635736064402588</text:p>
          </table:table-cell>
          <table:table-cell office:value-type="float" office:value="0.614210440422349" calcext:value-type="float">
            <text:p>0.614210440422349</text:p>
          </table:table-cell>
          <table:table-cell office:value-type="float" office:value="0.667695482694564" calcext:value-type="float">
            <text:p>0.667695482694564</text:p>
          </table:table-cell>
          <table:table-cell office:value-type="float" office:value="0.985045550471014" calcext:value-type="float">
            <text:p>0.985045550471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52787119482" calcext:value-type="float">
            <text:p>-122.852787119482</text:p>
          </table:table-cell>
          <table:table-cell office:value-type="float" office:value="-127.15791191553" calcext:value-type="float">
            <text:p>-127.15791191553</text:p>
          </table:table-cell>
          <table:table-cell office:value-type="float" office:value="-116.460903461087" calcext:value-type="float">
            <text:p>-116.4609034610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24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5693203973571" calcext:value-type="float">
            <text:p>79.5693203973571</text:p>
          </table:table-cell>
          <table:table-cell office:value-type="float" office:value="982.041503932679" calcext:value-type="float">
            <text:p>982.0415039326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35" calcext:value-type="float">
            <text:p>1370035</text:p>
          </table:table-cell>
          <table:table-cell office:value-type="float" office:value="1630598" calcext:value-type="float">
            <text:p>1630598</text:p>
          </table:table-cell>
          <table:table-cell office:value-type="float" office:value="1639674" calcext:value-type="float">
            <text:p>1639674</text:p>
          </table:table-cell>
          <table:table-cell office:value-type="float" office:value="1054825" calcext:value-type="float">
            <text:p>1054825</text:p>
          </table:table-cell>
          <table:table-cell office:value-type="float" office:value="1119080" calcext:value-type="float">
            <text:p>1119080</text:p>
          </table:table-cell>
          <table:table-cell office:value-type="float" office:value="1027315" calcext:value-type="float">
            <text:p>1027315</text:p>
          </table:table-cell>
          <table:table-cell office:value-type="float" office:value="1657072" calcext:value-type="float">
            <text:p>1657072</text:p>
          </table:table-cell>
          <table:table-cell office:value-type="float" office:value="5" calcext:value-type="float">
            <text:p>5</text:p>
          </table:table-cell>
          <table:table-cell office:value-type="float" office:value="0.816604592395376" calcext:value-type="float">
            <text:p>0.816604592395376</text:p>
          </table:table-cell>
          <table:table-cell office:value-type="float" office:value="0.971912261475594" calcext:value-type="float">
            <text:p>0.971912261475594</text:p>
          </table:table-cell>
          <table:table-cell office:value-type="float" office:value="0.977321979680297" calcext:value-type="float">
            <text:p>0.977321979680297</text:p>
          </table:table-cell>
          <table:table-cell office:value-type="float" office:value="0.628724769201847" calcext:value-type="float">
            <text:p>0.628724769201847</text:p>
          </table:table-cell>
          <table:table-cell office:value-type="float" office:value="0.667023738267867" calcext:value-type="float">
            <text:p>0.667023738267867</text:p>
          </table:table-cell>
          <table:table-cell office:value-type="float" office:value="0.612327529469434" calcext:value-type="float">
            <text:p>0.612327529469434</text:p>
          </table:table-cell>
          <table:table-cell office:value-type="float" office:value="0.987691997014522" calcext:value-type="float">
            <text:p>0.987691997014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55046159631" calcext:value-type="float">
            <text:p>-124.255046159631</text:p>
          </table:table-cell>
          <table:table-cell office:value-type="float" office:value="-116.595252346427" calcext:value-type="float">
            <text:p>-116.595252346427</text:p>
          </table:table-cell>
          <table:table-cell office:value-type="float" office:value="-127.534494106113" calcext:value-type="float">
            <text:p>-127.534494106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26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5319004455778" calcext:value-type="float">
            <text:p>79.5319004455778</text:p>
          </table:table-cell>
          <table:table-cell office:value-type="float" office:value="982.069026439435" calcext:value-type="float">
            <text:p>982.06902643943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121" calcext:value-type="float">
            <text:p>1381121</text:p>
          </table:table-cell>
          <table:table-cell office:value-type="float" office:value="1633446" calcext:value-type="float">
            <text:p>1633446</text:p>
          </table:table-cell>
          <table:table-cell office:value-type="float" office:value="1642635" calcext:value-type="float">
            <text:p>1642635</text:p>
          </table:table-cell>
          <table:table-cell office:value-type="float" office:value="1051444" calcext:value-type="float">
            <text:p>1051444</text:p>
          </table:table-cell>
          <table:table-cell office:value-type="float" office:value="1124264" calcext:value-type="float">
            <text:p>1124264</text:p>
          </table:table-cell>
          <table:table-cell office:value-type="float" office:value="1029792" calcext:value-type="float">
            <text:p>1029792</text:p>
          </table:table-cell>
          <table:table-cell office:value-type="float" office:value="1659322" calcext:value-type="float">
            <text:p>1659322</text:p>
          </table:table-cell>
          <table:table-cell office:value-type="float" office:value="5" calcext:value-type="float">
            <text:p>5</text:p>
          </table:table-cell>
          <table:table-cell office:value-type="float" office:value="0.823212364102884" calcext:value-type="float">
            <text:p>0.823212364102884</text:p>
          </table:table-cell>
          <table:table-cell office:value-type="float" office:value="0.97360980196116" calcext:value-type="float">
            <text:p>0.97360980196116</text:p>
          </table:table-cell>
          <table:table-cell office:value-type="float" office:value="0.979086873422488" calcext:value-type="float">
            <text:p>0.979086873422488</text:p>
          </table:table-cell>
          <table:table-cell office:value-type="float" office:value="0.626709535921757" calcext:value-type="float">
            <text:p>0.626709535921757</text:p>
          </table:table-cell>
          <table:table-cell office:value-type="float" office:value="0.670113643421369" calcext:value-type="float">
            <text:p>0.670113643421369</text:p>
          </table:table-cell>
          <table:table-cell office:value-type="float" office:value="0.613803936696522" calcext:value-type="float">
            <text:p>0.613803936696522</text:p>
          </table:table-cell>
          <table:table-cell office:value-type="float" office:value="0.989033101681841" calcext:value-type="float">
            <text:p>0.989033101681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658092815649" calcext:value-type="float">
            <text:p>-124.658092815649</text:p>
          </table:table-cell>
          <table:table-cell office:value-type="float" office:value="-115.977271315726" calcext:value-type="float">
            <text:p>-115.977271315726</text:p>
          </table:table-cell>
          <table:table-cell office:value-type="float" office:value="-127.239212660696" calcext:value-type="float">
            <text:p>-127.2392126606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29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5163283688274" calcext:value-type="float">
            <text:p>79.5163283688274</text:p>
          </table:table-cell>
          <table:table-cell office:value-type="float" office:value="982.050017296094" calcext:value-type="float">
            <text:p>982.0500172960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16" calcext:value-type="float">
            <text:p>1369616</text:p>
          </table:table-cell>
          <table:table-cell office:value-type="float" office:value="1631799" calcext:value-type="float">
            <text:p>1631799</text:p>
          </table:table-cell>
          <table:table-cell office:value-type="float" office:value="1640082" calcext:value-type="float">
            <text:p>1640082</text:p>
          </table:table-cell>
          <table:table-cell office:value-type="float" office:value="1056759" calcext:value-type="float">
            <text:p>1056759</text:p>
          </table:table-cell>
          <table:table-cell office:value-type="float" office:value="1122573" calcext:value-type="float">
            <text:p>1122573</text:p>
          </table:table-cell>
          <table:table-cell office:value-type="float" office:value="1028347" calcext:value-type="float">
            <text:p>1028347</text:p>
          </table:table-cell>
          <table:table-cell office:value-type="float" office:value="1656902" calcext:value-type="float">
            <text:p>1656902</text:p>
          </table:table-cell>
          <table:table-cell office:value-type="float" office:value="5" calcext:value-type="float">
            <text:p>5</text:p>
          </table:table-cell>
          <table:table-cell office:value-type="float" office:value="0.816354848903996" calcext:value-type="float">
            <text:p>0.816354848903996</text:p>
          </table:table-cell>
          <table:table-cell office:value-type="float" office:value="0.972628113344683" calcext:value-type="float">
            <text:p>0.972628113344683</text:p>
          </table:table-cell>
          <table:table-cell office:value-type="float" office:value="0.977565166659971" calcext:value-type="float">
            <text:p>0.977565166659971</text:p>
          </table:table-cell>
          <table:table-cell office:value-type="float" office:value="0.629877523169222" calcext:value-type="float">
            <text:p>0.629877523169222</text:p>
          </table:table-cell>
          <table:table-cell office:value-type="float" office:value="0.669105728758064" calcext:value-type="float">
            <text:p>0.669105728758064</text:p>
          </table:table-cell>
          <table:table-cell office:value-type="float" office:value="0.612942649476844" calcext:value-type="float">
            <text:p>0.612942649476844</text:p>
          </table:table-cell>
          <table:table-cell office:value-type="float" office:value="0.987590669106325" calcext:value-type="float">
            <text:p>0.987590669106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024495366156" calcext:value-type="float">
            <text:p>-124.024495366156</text:p>
          </table:table-cell>
          <table:table-cell office:value-type="float" office:value="-116.178854248387" calcext:value-type="float">
            <text:p>-116.178854248387</text:p>
          </table:table-cell>
          <table:table-cell office:value-type="float" office:value="-127.411470104631" calcext:value-type="float">
            <text:p>-127.411470104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31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900640146199" calcext:value-type="float">
            <text:p>79.4900640146199</text:p>
          </table:table-cell>
          <table:table-cell office:value-type="float" office:value="982.058530695824" calcext:value-type="float">
            <text:p>982.0585306958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151" calcext:value-type="float">
            <text:p>1376151</text:p>
          </table:table-cell>
          <table:table-cell office:value-type="float" office:value="1630009" calcext:value-type="float">
            <text:p>1630009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114783" calcext:value-type="float">
            <text:p>1114783</text:p>
          </table:table-cell>
          <table:table-cell office:value-type="float" office:value="1057387" calcext:value-type="float">
            <text:p>1057387</text:p>
          </table:table-cell>
          <table:table-cell office:value-type="float" office:value="1014765" calcext:value-type="float">
            <text:p>1014765</text:p>
          </table:table-cell>
          <table:table-cell office:value-type="float" office:value="1655874" calcext:value-type="float">
            <text:p>1655874</text:p>
          </table:table-cell>
          <table:table-cell office:value-type="float" office:value="5" calcext:value-type="float">
            <text:p>5</text:p>
          </table:table-cell>
          <table:table-cell office:value-type="float" office:value="0.820250012904407" calcext:value-type="float">
            <text:p>0.820250012904407</text:p>
          </table:table-cell>
          <table:table-cell office:value-type="float" office:value="0.971561190076016" calcext:value-type="float">
            <text:p>0.971561190076016</text:p>
          </table:table-cell>
          <table:table-cell office:value-type="float" office:value="0.978573081323276" calcext:value-type="float">
            <text:p>0.978573081323276</text:p>
          </table:table-cell>
          <table:table-cell office:value-type="float" office:value="0.664462526376549" calcext:value-type="float">
            <text:p>0.664462526376549</text:p>
          </table:table-cell>
          <table:table-cell office:value-type="float" office:value="0.630251840383034" calcext:value-type="float">
            <text:p>0.630251840383034</text:p>
          </table:table-cell>
          <table:table-cell office:value-type="float" office:value="0.604847145658391" calcext:value-type="float">
            <text:p>0.604847145658391</text:p>
          </table:table-cell>
          <table:table-cell office:value-type="float" office:value="0.98697793328499" calcext:value-type="float">
            <text:p>0.98697793328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10749472469" calcext:value-type="float">
            <text:p>-117.10749472469</text:p>
          </table:table-cell>
          <table:table-cell office:value-type="float" office:value="-123.949631923393" calcext:value-type="float">
            <text:p>-123.949631923393</text:p>
          </table:table-cell>
          <table:table-cell office:value-type="float" office:value="-129.030570868322" calcext:value-type="float">
            <text:p>-129.0305708683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33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842532785257" calcext:value-type="float">
            <text:p>79.4842532785257</text:p>
          </table:table-cell>
          <table:table-cell office:value-type="float" office:value="981.994971890089" calcext:value-type="float">
            <text:p>981.9949718900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18" calcext:value-type="float">
            <text:p>1359718</text:p>
          </table:table-cell>
          <table:table-cell office:value-type="float" office:value="1628696" calcext:value-type="float">
            <text:p>1628696</text:p>
          </table:table-cell>
          <table:table-cell office:value-type="float" office:value="1642429" calcext:value-type="float">
            <text:p>1642429</text:p>
          </table:table-cell>
          <table:table-cell office:value-type="float" office:value="1149167" calcext:value-type="float">
            <text:p>1149167</text:p>
          </table:table-cell>
          <table:table-cell office:value-type="float" office:value="1021131" calcext:value-type="float">
            <text:p>1021131</text:p>
          </table:table-cell>
          <table:table-cell office:value-type="float" office:value="1002233" calcext:value-type="float">
            <text:p>1002233</text:p>
          </table:table-cell>
          <table:table-cell office:value-type="float" office:value="1653877" calcext:value-type="float">
            <text:p>1653877</text:p>
          </table:table-cell>
          <table:table-cell office:value-type="float" office:value="5" calcext:value-type="float">
            <text:p>5</text:p>
          </table:table-cell>
          <table:table-cell office:value-type="float" office:value="0.810455180460832" calcext:value-type="float">
            <text:p>0.810455180460832</text:p>
          </table:table-cell>
          <table:table-cell office:value-type="float" office:value="0.970778580996821" calcext:value-type="float">
            <text:p>0.970778580996821</text:p>
          </table:table-cell>
          <table:table-cell office:value-type="float" office:value="0.978964087839614" calcext:value-type="float">
            <text:p>0.978964087839614</text:p>
          </table:table-cell>
          <table:table-cell office:value-type="float" office:value="0.684956989879249" calcext:value-type="float">
            <text:p>0.684956989879249</text:p>
          </table:table-cell>
          <table:table-cell office:value-type="float" office:value="0.608641577797124" calcext:value-type="float">
            <text:p>0.608641577797124</text:p>
          </table:table-cell>
          <table:table-cell office:value-type="float" office:value="0.597377490684687" calcext:value-type="float">
            <text:p>0.597377490684687</text:p>
          </table:table-cell>
          <table:table-cell office:value-type="float" office:value="0.98578762838693" calcext:value-type="float">
            <text:p>0.98578762838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00860202415" calcext:value-type="float">
            <text:p>-113.00860202415</text:p>
          </table:table-cell>
          <table:table-cell office:value-type="float" office:value="-128.271684440575" calcext:value-type="float">
            <text:p>-128.271684440575</text:p>
          </table:table-cell>
          <table:table-cell office:value-type="float" office:value="-130.524501863063" calcext:value-type="float">
            <text:p>-130.5245018630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35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686802455792" calcext:value-type="float">
            <text:p>79.4686802455792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526" calcext:value-type="float">
            <text:p>1375526</text:p>
          </table:table-cell>
          <table:table-cell office:value-type="float" office:value="1633220" calcext:value-type="float">
            <text:p>1633220</text:p>
          </table:table-cell>
          <table:table-cell office:value-type="float" office:value="1640415" calcext:value-type="float">
            <text:p>1640415</text:p>
          </table:table-cell>
          <table:table-cell office:value-type="float" office:value="1071473" calcext:value-type="float">
            <text:p>1071473</text:p>
          </table:table-cell>
          <table:table-cell office:value-type="float" office:value="1002293" calcext:value-type="float">
            <text:p>1002293</text:p>
          </table:table-cell>
          <table:table-cell office:value-type="float" office:value="1127736" calcext:value-type="float">
            <text:p>1127736</text:p>
          </table:table-cell>
          <table:table-cell office:value-type="float" office:value="1650665" calcext:value-type="float">
            <text:p>1650665</text:p>
          </table:table-cell>
          <table:table-cell office:value-type="float" office:value="5" calcext:value-type="float">
            <text:p>5</text:p>
          </table:table-cell>
          <table:table-cell office:value-type="float" office:value="0.819877483830152" calcext:value-type="float">
            <text:p>0.819877483830152</text:p>
          </table:table-cell>
          <table:table-cell office:value-type="float" office:value="0.973475095447909" calcext:value-type="float">
            <text:p>0.973475095447909</text:p>
          </table:table-cell>
          <table:table-cell office:value-type="float" office:value="0.977763650150734" calcext:value-type="float">
            <text:p>0.977763650150734</text:p>
          </table:table-cell>
          <table:table-cell office:value-type="float" office:value="0.638647751646966" calcext:value-type="float">
            <text:p>0.638647751646966</text:p>
          </table:table-cell>
          <table:table-cell office:value-type="float" office:value="0.597413253475815" calcext:value-type="float">
            <text:p>0.597413253475815</text:p>
          </table:table-cell>
          <table:table-cell office:value-type="float" office:value="0.672183116934671" calcext:value-type="float">
            <text:p>0.672183116934671</text:p>
          </table:table-cell>
          <table:table-cell office:value-type="float" office:value="0.983873126968518" calcext:value-type="float">
            <text:p>0.983873126968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70449670607" calcext:value-type="float">
            <text:p>-122.270449670607</text:p>
          </table:table-cell>
          <table:table-cell office:value-type="float" office:value="-130.517349304837" calcext:value-type="float">
            <text:p>-130.517349304837</text:p>
          </table:table-cell>
          <table:table-cell office:value-type="float" office:value="-115.563376613066" calcext:value-type="float">
            <text:p>-115.5633766130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37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633342819037" calcext:value-type="float">
            <text:p>79.4633342819037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021" calcext:value-type="float">
            <text:p>1361021</text:p>
          </table:table-cell>
          <table:table-cell office:value-type="float" office:value="1634126" calcext:value-type="float">
            <text:p>1634126</text:p>
          </table:table-cell>
          <table:table-cell office:value-type="float" office:value="1639330" calcext:value-type="float">
            <text:p>1639330</text:p>
          </table:table-cell>
          <table:table-cell office:value-type="float" office:value="1069964" calcext:value-type="float">
            <text:p>1069964</text:p>
          </table:table-cell>
          <table:table-cell office:value-type="float" office:value="1018234" calcext:value-type="float">
            <text:p>1018234</text:p>
          </table:table-cell>
          <table:table-cell office:value-type="float" office:value="1130353" calcext:value-type="float">
            <text:p>1130353</text:p>
          </table:table-cell>
          <table:table-cell office:value-type="float" office:value="1652166" calcext:value-type="float">
            <text:p>1652166</text:p>
          </table:table-cell>
          <table:table-cell office:value-type="float" office:value="5" calcext:value-type="float">
            <text:p>5</text:p>
          </table:table-cell>
          <table:table-cell office:value-type="float" office:value="0.811231829074839" calcext:value-type="float">
            <text:p>0.811231829074839</text:p>
          </table:table-cell>
          <table:table-cell office:value-type="float" office:value="0.97401511359395" calcext:value-type="float">
            <text:p>0.97401511359395</text:p>
          </table:table-cell>
          <table:table-cell office:value-type="float" office:value="0.977116939677827" calcext:value-type="float">
            <text:p>0.977116939677827</text:p>
          </table:table-cell>
          <table:table-cell office:value-type="float" office:value="0.637748317450084" calcext:value-type="float">
            <text:p>0.637748317450084</text:p>
          </table:table-cell>
          <table:table-cell office:value-type="float" office:value="0.606914831032137" calcext:value-type="float">
            <text:p>0.606914831032137</text:p>
          </table:table-cell>
          <table:table-cell office:value-type="float" office:value="0.673742970674392" calcext:value-type="float">
            <text:p>0.673742970674392</text:p>
          </table:table-cell>
          <table:table-cell office:value-type="float" office:value="0.984767792793249" calcext:value-type="float">
            <text:p>0.984767792793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50336509983" calcext:value-type="float">
            <text:p>-122.450336509983</text:p>
          </table:table-cell>
          <table:table-cell office:value-type="float" office:value="-128.617033793573" calcext:value-type="float">
            <text:p>-128.617033793573</text:p>
          </table:table-cell>
          <table:table-cell office:value-type="float" office:value="-115.251405865122" calcext:value-type="float">
            <text:p>-115.251405865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40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468319500909" calcext:value-type="float">
            <text:p>79.4468319500909</text:p>
          </table:table-cell>
          <table:table-cell office:value-type="float" office:value="982.050017296094" calcext:value-type="float">
            <text:p>982.0500172960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683" calcext:value-type="float">
            <text:p>1352683</text:p>
          </table:table-cell>
          <table:table-cell office:value-type="float" office:value="1633586" calcext:value-type="float">
            <text:p>1633586</text:p>
          </table:table-cell>
          <table:table-cell office:value-type="float" office:value="1637704" calcext:value-type="float">
            <text:p>1637704</text:p>
          </table:table-cell>
          <table:table-cell office:value-type="float" office:value="1059740" calcext:value-type="float">
            <text:p>1059740</text:p>
          </table:table-cell>
          <table:table-cell office:value-type="float" office:value="1066072" calcext:value-type="float">
            <text:p>1066072</text:p>
          </table:table-cell>
          <table:table-cell office:value-type="float" office:value="1090024" calcext:value-type="float">
            <text:p>1090024</text:p>
          </table:table-cell>
          <table:table-cell office:value-type="float" office:value="1656562" calcext:value-type="float">
            <text:p>1656562</text:p>
          </table:table-cell>
          <table:table-cell office:value-type="float" office:value="5" calcext:value-type="float">
            <text:p>5</text:p>
          </table:table-cell>
          <table:table-cell office:value-type="float" office:value="0.806261993201016" calcext:value-type="float">
            <text:p>0.806261993201016</text:p>
          </table:table-cell>
          <table:table-cell office:value-type="float" office:value="0.973693248473793" calcext:value-type="float">
            <text:p>0.973693248473793</text:p>
          </table:table-cell>
          <table:table-cell office:value-type="float" office:value="0.976147768038245" calcext:value-type="float">
            <text:p>0.976147768038245</text:p>
          </table:table-cell>
          <table:table-cell office:value-type="float" office:value="0.631654337841789" calcext:value-type="float">
            <text:p>0.631654337841789</text:p>
          </table:table-cell>
          <table:table-cell office:value-type="float" office:value="0.635428504398883" calcext:value-type="float">
            <text:p>0.635428504398883</text:p>
          </table:table-cell>
          <table:table-cell office:value-type="float" office:value="0.649705010617377" calcext:value-type="float">
            <text:p>0.649705010617377</text:p>
          </table:table-cell>
          <table:table-cell office:value-type="float" office:value="0.98738801328993" calcext:value-type="float">
            <text:p>0.98738801328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669132431642" calcext:value-type="float">
            <text:p>-123.669132431642</text:p>
          </table:table-cell>
          <table:table-cell office:value-type="float" office:value="-122.914299120223" calcext:value-type="float">
            <text:p>-122.914299120223</text:p>
          </table:table-cell>
          <table:table-cell office:value-type="float" office:value="-120.058997876525" calcext:value-type="float">
            <text:p>-120.0589978765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42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526423288543" calcext:value-type="float">
            <text:p>79.4526423288543</text:p>
          </table:table-cell>
          <table:table-cell office:value-type="float" office:value="982.058530695824" calcext:value-type="float">
            <text:p>982.0585306958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729" calcext:value-type="float">
            <text:p>1357729</text:p>
          </table:table-cell>
          <table:table-cell office:value-type="float" office:value="1633345" calcext:value-type="float">
            <text:p>1633345</text:p>
          </table:table-cell>
          <table:table-cell office:value-type="float" office:value="1638822" calcext:value-type="float">
            <text:p>1638822</text:p>
          </table:table-cell>
          <table:table-cell office:value-type="float" office:value="1046148" calcext:value-type="float">
            <text:p>1046148</text:p>
          </table:table-cell>
          <table:table-cell office:value-type="float" office:value="1123289" calcext:value-type="float">
            <text:p>1123289</text:p>
          </table:table-cell>
          <table:table-cell office:value-type="float" office:value="1030554" calcext:value-type="float">
            <text:p>1030554</text:p>
          </table:table-cell>
          <table:table-cell office:value-type="float" office:value="1656135" calcext:value-type="float">
            <text:p>1656135</text:p>
          </table:table-cell>
          <table:table-cell office:value-type="float" office:value="5" calcext:value-type="float">
            <text:p>5</text:p>
          </table:table-cell>
          <table:table-cell office:value-type="float" office:value="0.809269643934923" calcext:value-type="float">
            <text:p>0.809269643934923</text:p>
          </table:table-cell>
          <table:table-cell office:value-type="float" office:value="0.97354960126276" calcext:value-type="float">
            <text:p>0.97354960126276</text:p>
          </table:table-cell>
          <table:table-cell office:value-type="float" office:value="0.976814148046273" calcext:value-type="float">
            <text:p>0.976814148046273</text:p>
          </table:table-cell>
          <table:table-cell office:value-type="float" office:value="0.623552873558149" calcext:value-type="float">
            <text:p>0.623552873558149</text:p>
          </table:table-cell>
          <table:table-cell office:value-type="float" office:value="0.669532498065531" calcext:value-type="float">
            <text:p>0.669532498065531</text:p>
          </table:table-cell>
          <table:table-cell office:value-type="float" office:value="0.614258124143854" calcext:value-type="float">
            <text:p>0.614258124143854</text:p>
          </table:table-cell>
          <table:table-cell office:value-type="float" office:value="0.987133501426399" calcext:value-type="float">
            <text:p>0.987133501426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28942528837" calcext:value-type="float">
            <text:p>-125.28942528837</text:p>
          </table:table-cell>
          <table:table-cell office:value-type="float" office:value="-116.093500386894" calcext:value-type="float">
            <text:p>-116.093500386894</text:p>
          </table:table-cell>
          <table:table-cell office:value-type="float" office:value="-127.148375171229" calcext:value-type="float">
            <text:p>-127.1483751712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44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152202233488" calcext:value-type="float">
            <text:p>79.4152202233488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422" calcext:value-type="float">
            <text:p>1360422</text:p>
          </table:table-cell>
          <table:table-cell office:value-type="float" office:value="1627314" calcext:value-type="float">
            <text:p>1627314</text:p>
          </table:table-cell>
          <table:table-cell office:value-type="float" office:value="1639369" calcext:value-type="float">
            <text:p>1639369</text:p>
          </table:table-cell>
          <table:table-cell office:value-type="float" office:value="1174762" calcext:value-type="float">
            <text:p>1174762</text:p>
          </table:table-cell>
          <table:table-cell office:value-type="float" office:value="1012441" calcext:value-type="float">
            <text:p>1012441</text:p>
          </table:table-cell>
          <table:table-cell office:value-type="float" office:value="996106" calcext:value-type="float">
            <text:p>996106</text:p>
          </table:table-cell>
          <table:table-cell office:value-type="float" office:value="1652525" calcext:value-type="float">
            <text:p>1652525</text:p>
          </table:table-cell>
          <table:table-cell office:value-type="float" office:value="5" calcext:value-type="float">
            <text:p>5</text:p>
          </table:table-cell>
          <table:table-cell office:value-type="float" office:value="0.810874797210073" calcext:value-type="float">
            <text:p>0.810874797210073</text:p>
          </table:table-cell>
          <table:table-cell office:value-type="float" office:value="0.969954844707828" calcext:value-type="float">
            <text:p>0.969954844707828</text:p>
          </table:table-cell>
          <table:table-cell office:value-type="float" office:value="0.977140185492061" calcext:value-type="float">
            <text:p>0.977140185492061</text:p>
          </table:table-cell>
          <table:table-cell office:value-type="float" office:value="0.700212800528145" calcext:value-type="float">
            <text:p>0.700212800528145</text:p>
          </table:table-cell>
          <table:table-cell office:value-type="float" office:value="0.603461933548681" calcext:value-type="float">
            <text:p>0.603461933548681</text:p>
          </table:table-cell>
          <table:table-cell office:value-type="float" office:value="0.593725513663949" calcext:value-type="float">
            <text:p>0.593725513663949</text:p>
          </table:table-cell>
          <table:table-cell office:value-type="float" office:value="0.984981773493501" calcext:value-type="float">
            <text:p>0.984981773493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57439894371" calcext:value-type="float">
            <text:p>-109.957439894371</text:p>
          </table:table-cell>
          <table:table-cell office:value-type="float" office:value="-129.307613290264" calcext:value-type="float">
            <text:p>-129.307613290264</text:p>
          </table:table-cell>
          <table:table-cell office:value-type="float" office:value="-131.25489726721" calcext:value-type="float">
            <text:p>-131.254897267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46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3982543343589" calcext:value-type="float">
            <text:p>79.3982543343589</text:p>
          </table:table-cell>
          <table:table-cell office:value-type="float" office:value="982.069026439435" calcext:value-type="float">
            <text:p>982.06902643943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02" calcext:value-type="float">
            <text:p>1359602</text:p>
          </table:table-cell>
          <table:table-cell office:value-type="float" office:value="1631385" calcext:value-type="float">
            <text:p>1631385</text:p>
          </table:table-cell>
          <table:table-cell office:value-type="float" office:value="1643378" calcext:value-type="float">
            <text:p>1643378</text:p>
          </table:table-cell>
          <table:table-cell office:value-type="float" office:value="1053851" calcext:value-type="float">
            <text:p>1053851</text:p>
          </table:table-cell>
          <table:table-cell office:value-type="float" office:value="1094331" calcext:value-type="float">
            <text:p>1094331</text:p>
          </table:table-cell>
          <table:table-cell office:value-type="float" office:value="1056823" calcext:value-type="float">
            <text:p>1056823</text:p>
          </table:table-cell>
          <table:table-cell office:value-type="float" office:value="1655741" calcext:value-type="float">
            <text:p>1655741</text:p>
          </table:table-cell>
          <table:table-cell office:value-type="float" office:value="5" calcext:value-type="float">
            <text:p>5</text:p>
          </table:table-cell>
          <table:table-cell office:value-type="float" office:value="0.81038603906465" calcext:value-type="float">
            <text:p>0.81038603906465</text:p>
          </table:table-cell>
          <table:table-cell office:value-type="float" office:value="0.972381350085896" calcext:value-type="float">
            <text:p>0.972381350085896</text:p>
          </table:table-cell>
          <table:table-cell office:value-type="float" office:value="0.979529735985963" calcext:value-type="float">
            <text:p>0.979529735985963</text:p>
          </table:table-cell>
          <table:table-cell office:value-type="float" office:value="0.628144219892528" calcext:value-type="float">
            <text:p>0.628144219892528</text:p>
          </table:table-cell>
          <table:table-cell office:value-type="float" office:value="0.652272182973883" calcext:value-type="float">
            <text:p>0.652272182973883</text:p>
          </table:table-cell>
          <table:table-cell office:value-type="float" office:value="0.629915670146426" calcext:value-type="float">
            <text:p>0.629915670146426</text:p>
          </table:table-cell>
          <table:table-cell office:value-type="float" office:value="0.986898659097988" calcext:value-type="float">
            <text:p>0.986898659097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371156021494" calcext:value-type="float">
            <text:p>-124.371156021494</text:p>
          </table:table-cell>
          <table:table-cell office:value-type="float" office:value="-119.545563405223" calcext:value-type="float">
            <text:p>-119.545563405223</text:p>
          </table:table-cell>
          <table:table-cell office:value-type="float" office:value="-124.016865970715" calcext:value-type="float">
            <text:p>-124.0168659707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48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201021728024" calcext:value-type="float">
            <text:p>79.4201021728024</text:p>
          </table:table-cell>
          <table:table-cell office:value-type="float" office:value="981.994971890089" calcext:value-type="float">
            <text:p>981.9949718900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073" calcext:value-type="float">
            <text:p>1367073</text:p>
          </table:table-cell>
          <table:table-cell office:value-type="float" office:value="1631966" calcext:value-type="float">
            <text:p>1631966</text:p>
          </table:table-cell>
          <table:table-cell office:value-type="float" office:value="1639102" calcext:value-type="float">
            <text:p>1639102</text:p>
          </table:table-cell>
          <table:table-cell office:value-type="float" office:value="1049594" calcext:value-type="float">
            <text:p>1049594</text:p>
          </table:table-cell>
          <table:table-cell office:value-type="float" office:value="1125708" calcext:value-type="float">
            <text:p>1125708</text:p>
          </table:table-cell>
          <table:table-cell office:value-type="float" office:value="1028552" calcext:value-type="float">
            <text:p>1028552</text:p>
          </table:table-cell>
          <table:table-cell office:value-type="float" office:value="1656386" calcext:value-type="float">
            <text:p>1656386</text:p>
          </table:table-cell>
          <table:table-cell office:value-type="float" office:value="5" calcext:value-type="float">
            <text:p>5</text:p>
          </table:table-cell>
          <table:table-cell office:value-type="float" office:value="0.814839102606666" calcext:value-type="float">
            <text:p>0.814839102606666</text:p>
          </table:table-cell>
          <table:table-cell office:value-type="float" office:value="0.972727653113324" calcext:value-type="float">
            <text:p>0.972727653113324</text:p>
          </table:table-cell>
          <table:table-cell office:value-type="float" office:value="0.976981041071539" calcext:value-type="float">
            <text:p>0.976981041071539</text:p>
          </table:table-cell>
          <table:table-cell office:value-type="float" office:value="0.625606849861962" calcext:value-type="float">
            <text:p>0.625606849861962</text:p>
          </table:table-cell>
          <table:table-cell office:value-type="float" office:value="0.670974334594528" calcext:value-type="float">
            <text:p>0.670974334594528</text:p>
          </table:table-cell>
          <table:table-cell office:value-type="float" office:value="0.6130648390132" calcext:value-type="float">
            <text:p>0.6130648390132</text:p>
          </table:table-cell>
          <table:table-cell office:value-type="float" office:value="0.98728310910262" calcext:value-type="float">
            <text:p>0.98728310910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78630027608" calcext:value-type="float">
            <text:p>-124.878630027608</text:p>
          </table:table-cell>
          <table:table-cell office:value-type="float" office:value="-115.805133081094" calcext:value-type="float">
            <text:p>-115.805133081094</text:p>
          </table:table-cell>
          <table:table-cell office:value-type="float" office:value="-127.38703219736" calcext:value-type="float">
            <text:p>-127.387032197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51</text:p>
          </table:table-cell>
          <table:table-cell office:value-type="float" office:value="25.7213337538997" calcext:value-type="float">
            <text:p>25.7213337538997</text:p>
          </table:table-cell>
          <table:table-cell office:value-type="float" office:value="79.4512489531313" calcext:value-type="float">
            <text:p>79.4512489531313</text:p>
          </table:table-cell>
          <table:table-cell office:value-type="float" office:value="981.977946115336" calcext:value-type="float">
            <text:p>981.9779461153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188" calcext:value-type="float">
            <text:p>1382188</text:p>
          </table:table-cell>
          <table:table-cell office:value-type="float" office:value="1632994" calcext:value-type="float">
            <text:p>1632994</text:p>
          </table:table-cell>
          <table:table-cell office:value-type="float" office:value="1642182" calcext:value-type="float">
            <text:p>1642182</text:p>
          </table:table-cell>
          <table:table-cell office:value-type="float" office:value="1048536" calcext:value-type="float">
            <text:p>1048536</text:p>
          </table:table-cell>
          <table:table-cell office:value-type="float" office:value="1125401" calcext:value-type="float">
            <text:p>1125401</text:p>
          </table:table-cell>
          <table:table-cell office:value-type="float" office:value="1027674" calcext:value-type="float">
            <text:p>1027674</text:p>
          </table:table-cell>
          <table:table-cell office:value-type="float" office:value="1659317" calcext:value-type="float">
            <text:p>1659317</text:p>
          </table:table-cell>
          <table:table-cell office:value-type="float" office:value="5" calcext:value-type="float">
            <text:p>5</text:p>
          </table:table-cell>
          <table:table-cell office:value-type="float" office:value="0.823848345738452" calcext:value-type="float">
            <text:p>0.823848345738452</text:p>
          </table:table-cell>
          <table:table-cell office:value-type="float" office:value="0.973340388934659" calcext:value-type="float">
            <text:p>0.973340388934659</text:p>
          </table:table-cell>
          <table:table-cell office:value-type="float" office:value="0.978816864349468" calcext:value-type="float">
            <text:p>0.978816864349468</text:p>
          </table:table-cell>
          <table:table-cell office:value-type="float" office:value="0.624976232645063" calcext:value-type="float">
            <text:p>0.624976232645063</text:p>
          </table:table-cell>
          <table:table-cell office:value-type="float" office:value="0.670791348313254" calcext:value-type="float">
            <text:p>0.670791348313254</text:p>
          </table:table-cell>
          <table:table-cell office:value-type="float" office:value="0.612541510169686" calcext:value-type="float">
            <text:p>0.612541510169686</text:p>
          </table:table-cell>
          <table:table-cell office:value-type="float" office:value="0.989030121449247" calcext:value-type="float">
            <text:p>0.989030121449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04753470988" calcext:value-type="float">
            <text:p>-125.004753470988</text:p>
          </table:table-cell>
          <table:table-cell office:value-type="float" office:value="-115.841730337349" calcext:value-type="float">
            <text:p>-115.841730337349</text:p>
          </table:table-cell>
          <table:table-cell office:value-type="float" office:value="-127.491697966063" calcext:value-type="float">
            <text:p>-127.4916979660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53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4784426435202" calcext:value-type="float">
            <text:p>79.4784426435202</text:p>
          </table:table-cell>
          <table:table-cell office:value-type="float" office:value="982.041503932679" calcext:value-type="float">
            <text:p>982.0415039326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256" calcext:value-type="float">
            <text:p>1378256</text:p>
          </table:table-cell>
          <table:table-cell office:value-type="float" office:value="1630243" calcext:value-type="float">
            <text:p>1630243</text:p>
          </table:table-cell>
          <table:table-cell office:value-type="float" office:value="1639946" calcext:value-type="float">
            <text:p>1639946</text:p>
          </table:table-cell>
          <table:table-cell office:value-type="float" office:value="1061058" calcext:value-type="float">
            <text:p>1061058</text:p>
          </table:table-cell>
          <table:table-cell office:value-type="float" office:value="1100529" calcext:value-type="float">
            <text:p>1100529</text:p>
          </table:table-cell>
          <table:table-cell office:value-type="float" office:value="1017846" calcext:value-type="float">
            <text:p>1017846</text:p>
          </table:table-cell>
          <table:table-cell office:value-type="float" office:value="1652100" calcext:value-type="float">
            <text:p>1652100</text:p>
          </table:table-cell>
          <table:table-cell office:value-type="float" office:value="5" calcext:value-type="float">
            <text:p>5</text:p>
          </table:table-cell>
          <table:table-cell office:value-type="float" office:value="0.821504690826498" calcext:value-type="float">
            <text:p>0.821504690826498</text:p>
          </table:table-cell>
          <table:table-cell office:value-type="float" office:value="0.971700664961417" calcext:value-type="float">
            <text:p>0.971700664961417</text:p>
          </table:table-cell>
          <table:table-cell office:value-type="float" office:value="0.977484104333413" calcext:value-type="float">
            <text:p>0.977484104333413</text:p>
          </table:table-cell>
          <table:table-cell office:value-type="float" office:value="0.632439927153579" calcext:value-type="float">
            <text:p>0.632439927153579</text:p>
          </table:table-cell>
          <table:table-cell office:value-type="float" office:value="0.655966479297457" calcext:value-type="float">
            <text:p>0.655966479297457</text:p>
          </table:table-cell>
          <table:table-cell office:value-type="float" office:value="0.606683564982839" calcext:value-type="float">
            <text:p>0.606683564982839</text:p>
          </table:table-cell>
          <table:table-cell office:value-type="float" office:value="0.984728453723008" calcext:value-type="float">
            <text:p>0.984728453723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512014569284" calcext:value-type="float">
            <text:p>-123.512014569284</text:p>
          </table:table-cell>
          <table:table-cell office:value-type="float" office:value="-118.806704140509" calcext:value-type="float">
            <text:p>-118.806704140509</text:p>
          </table:table-cell>
          <table:table-cell office:value-type="float" office:value="-128.663287003432" calcext:value-type="float">
            <text:p>-128.6632870034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55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5172586879682" calcext:value-type="float">
            <text:p>79.5172586879682</text:p>
          </table:table-cell>
          <table:table-cell office:value-type="float" office:value="982.039520960083" calcext:value-type="float">
            <text:p>982.03952096008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483" calcext:value-type="float">
            <text:p>1375483</text:p>
          </table:table-cell>
          <table:table-cell office:value-type="float" office:value="1629255" calcext:value-type="float">
            <text:p>1629255</text:p>
          </table:table-cell>
          <table:table-cell office:value-type="float" office:value="1641764" calcext:value-type="float">
            <text:p>1641764</text:p>
          </table:table-cell>
          <table:table-cell office:value-type="float" office:value="1119286" calcext:value-type="float">
            <text:p>1119286</text:p>
          </table:table-cell>
          <table:table-cell office:value-type="float" office:value="1050319" calcext:value-type="float">
            <text:p>1050319</text:p>
          </table:table-cell>
          <table:table-cell office:value-type="float" office:value="1011531" calcext:value-type="float">
            <text:p>1011531</text:p>
          </table:table-cell>
          <table:table-cell office:value-type="float" office:value="1655771" calcext:value-type="float">
            <text:p>1655771</text:p>
          </table:table-cell>
          <table:table-cell office:value-type="float" office:value="5" calcext:value-type="float">
            <text:p>5</text:p>
          </table:table-cell>
          <table:table-cell office:value-type="float" office:value="0.819851853829843" calcext:value-type="float">
            <text:p>0.819851853829843</text:p>
          </table:table-cell>
          <table:table-cell office:value-type="float" office:value="0.971111771000835" calcext:value-type="float">
            <text:p>0.971111771000835</text:p>
          </table:table-cell>
          <table:table-cell office:value-type="float" office:value="0.978567716904606" calcext:value-type="float">
            <text:p>0.978567716904606</text:p>
          </table:table-cell>
          <table:table-cell office:value-type="float" office:value="0.667146523850742" calcext:value-type="float">
            <text:p>0.667146523850742</text:p>
          </table:table-cell>
          <table:table-cell office:value-type="float" office:value="0.626038983588098" calcext:value-type="float">
            <text:p>0.626038983588098</text:p>
          </table:table-cell>
          <table:table-cell office:value-type="float" office:value="0.602919531216566" calcext:value-type="float">
            <text:p>0.602919531216566</text:p>
          </table:table-cell>
          <table:table-cell office:value-type="float" office:value="0.986916540493553" calcext:value-type="float">
            <text:p>0.986916540493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570695229852" calcext:value-type="float">
            <text:p>-116.570695229852</text:p>
          </table:table-cell>
          <table:table-cell office:value-type="float" office:value="-124.792203282381" calcext:value-type="float">
            <text:p>-124.792203282381</text:p>
          </table:table-cell>
          <table:table-cell office:value-type="float" office:value="-129.416093756687" calcext:value-type="float">
            <text:p>-129.4160937566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57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5377115910433" calcext:value-type="float">
            <text:p>79.5377115910433</text:p>
          </table:table-cell>
          <table:table-cell office:value-type="float" office:value="982.050017296094" calcext:value-type="float">
            <text:p>982.0500172960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66" calcext:value-type="float">
            <text:p>1359666</text:p>
          </table:table-cell>
          <table:table-cell office:value-type="float" office:value="1629340" calcext:value-type="float">
            <text:p>1629340</text:p>
          </table:table-cell>
          <table:table-cell office:value-type="float" office:value="1642704" calcext:value-type="float">
            <text:p>1642704</text:p>
          </table:table-cell>
          <table:table-cell office:value-type="float" office:value="1157143" calcext:value-type="float">
            <text:p>1157143</text:p>
          </table:table-cell>
          <table:table-cell office:value-type="float" office:value="1015465" calcext:value-type="float">
            <text:p>1015465</text:p>
          </table:table-cell>
          <table:table-cell office:value-type="float" office:value="997963" calcext:value-type="float">
            <text:p>997963</text:p>
          </table:table-cell>
          <table:table-cell office:value-type="float" office:value="1654182" calcext:value-type="float">
            <text:p>1654182</text:p>
          </table:table-cell>
          <table:table-cell office:value-type="float" office:value="5" calcext:value-type="float">
            <text:p>5</text:p>
          </table:table-cell>
          <table:table-cell office:value-type="float" office:value="0.810424186041854" calcext:value-type="float">
            <text:p>0.810424186041854</text:p>
          </table:table-cell>
          <table:table-cell office:value-type="float" office:value="0.971162434954934" calcext:value-type="float">
            <text:p>0.971162434954934</text:p>
          </table:table-cell>
          <table:table-cell office:value-type="float" office:value="0.979128000632286" calcext:value-type="float">
            <text:p>0.979128000632286</text:p>
          </table:table-cell>
          <table:table-cell office:value-type="float" office:value="0.689711056913263" calcext:value-type="float">
            <text:p>0.689711056913263</text:p>
          </table:table-cell>
          <table:table-cell office:value-type="float" office:value="0.605264378221557" calcext:value-type="float">
            <text:p>0.605264378221557</text:p>
          </table:table-cell>
          <table:table-cell office:value-type="float" office:value="0.594832372049376" calcext:value-type="float">
            <text:p>0.594832372049376</text:p>
          </table:table-cell>
          <table:table-cell office:value-type="float" office:value="0.985969422575166" calcext:value-type="float">
            <text:p>0.985969422575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057788617347" calcext:value-type="float">
            <text:p>-112.057788617347</text:p>
          </table:table-cell>
          <table:table-cell office:value-type="float" office:value="-128.947124355689" calcext:value-type="float">
            <text:p>-128.947124355689</text:p>
          </table:table-cell>
          <table:table-cell office:value-type="float" office:value="-131.033525590125" calcext:value-type="float">
            <text:p>-131.033525590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3:59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5595603174462" calcext:value-type="float">
            <text:p>79.5595603174462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305" calcext:value-type="float">
            <text:p>1353305</text:p>
          </table:table-cell>
          <table:table-cell office:value-type="float" office:value="1630166" calcext:value-type="float">
            <text:p>1630166</text:p>
          </table:table-cell>
          <table:table-cell office:value-type="float" office:value="1643121" calcext:value-type="float">
            <text:p>1643121</text:p>
          </table:table-cell>
          <table:table-cell office:value-type="float" office:value="1174525" calcext:value-type="float">
            <text:p>1174525</text:p>
          </table:table-cell>
          <table:table-cell office:value-type="float" office:value="1013960" calcext:value-type="float">
            <text:p>1013960</text:p>
          </table:table-cell>
          <table:table-cell office:value-type="float" office:value="1010361" calcext:value-type="float">
            <text:p>1010361</text:p>
          </table:table-cell>
          <table:table-cell office:value-type="float" office:value="1652021" calcext:value-type="float">
            <text:p>1652021</text:p>
          </table:table-cell>
          <table:table-cell office:value-type="float" office:value="5" calcext:value-type="float">
            <text:p>5</text:p>
          </table:table-cell>
          <table:table-cell office:value-type="float" office:value="0.806632734135715" calcext:value-type="float">
            <text:p>0.806632734135715</text:p>
          </table:table-cell>
          <table:table-cell office:value-type="float" office:value="0.971654769379469" calcext:value-type="float">
            <text:p>0.971654769379469</text:p>
          </table:table-cell>
          <table:table-cell office:value-type="float" office:value="0.979376552030629" calcext:value-type="float">
            <text:p>0.979376552030629</text:p>
          </table:table-cell>
          <table:table-cell office:value-type="float" office:value="0.700071537503187" calcext:value-type="float">
            <text:p>0.700071537503187</text:p>
          </table:table-cell>
          <table:table-cell office:value-type="float" office:value="0.604367328210751" calcext:value-type="float">
            <text:p>0.604367328210751</text:p>
          </table:table-cell>
          <table:table-cell office:value-type="float" office:value="0.60222215678956" calcext:value-type="float">
            <text:p>0.60222215678956</text:p>
          </table:table-cell>
          <table:table-cell office:value-type="float" office:value="0.984681366048022" calcext:value-type="float">
            <text:p>0.984681366048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85692499363" calcext:value-type="float">
            <text:p>-109.985692499363</text:p>
          </table:table-cell>
          <table:table-cell office:value-type="float" office:value="-129.12653435785" calcext:value-type="float">
            <text:p>-129.12653435785</text:p>
          </table:table-cell>
          <table:table-cell office:value-type="float" office:value="-129.555568642088" calcext:value-type="float">
            <text:p>-129.555568642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01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5430573751824" calcext:value-type="float">
            <text:p>79.5430573751824</text:p>
          </table:table-cell>
          <table:table-cell office:value-type="float" office:value="982.132585568575" calcext:value-type="float">
            <text:p>982.13258556857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69" calcext:value-type="float">
            <text:p>1372769</text:p>
          </table:table-cell>
          <table:table-cell office:value-type="float" office:value="1635115" calcext:value-type="float">
            <text:p>1635115</text:p>
          </table:table-cell>
          <table:table-cell office:value-type="float" office:value="1646348" calcext:value-type="float">
            <text:p>1646348</text:p>
          </table:table-cell>
          <table:table-cell office:value-type="float" office:value="1126316" calcext:value-type="float">
            <text:p>1126316</text:p>
          </table:table-cell>
          <table:table-cell office:value-type="float" office:value="1014212" calcext:value-type="float">
            <text:p>1014212</text:p>
          </table:table-cell>
          <table:table-cell office:value-type="float" office:value="1048193" calcext:value-type="float">
            <text:p>1048193</text:p>
          </table:table-cell>
          <table:table-cell office:value-type="float" office:value="1653650" calcext:value-type="float">
            <text:p>1653650</text:p>
          </table:table-cell>
          <table:table-cell office:value-type="float" office:value="5" calcext:value-type="float">
            <text:p>5</text:p>
          </table:table-cell>
          <table:table-cell office:value-type="float" office:value="0.818234183577798" calcext:value-type="float">
            <text:p>0.818234183577798</text:p>
          </table:table-cell>
          <table:table-cell office:value-type="float" office:value="0.974604603601051" calcext:value-type="float">
            <text:p>0.974604603601051</text:p>
          </table:table-cell>
          <table:table-cell office:value-type="float" office:value="0.981299994146823" calcext:value-type="float">
            <text:p>0.981299994146823</text:p>
          </table:table-cell>
          <table:table-cell office:value-type="float" office:value="0.671336730877963" calcext:value-type="float">
            <text:p>0.671336730877963</text:p>
          </table:table-cell>
          <table:table-cell office:value-type="float" office:value="0.60451753193349" calcext:value-type="float">
            <text:p>0.60451753193349</text:p>
          </table:table-cell>
          <table:table-cell office:value-type="float" office:value="0.624771788689111" calcext:value-type="float">
            <text:p>0.624771788689111</text:p>
          </table:table-cell>
          <table:table-cell office:value-type="float" office:value="0.98565232582716" calcext:value-type="float">
            <text:p>0.98565232582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732653824407" calcext:value-type="float">
            <text:p>-115.732653824407</text:p>
          </table:table-cell>
          <table:table-cell office:value-type="float" office:value="-129.096493613302" calcext:value-type="float">
            <text:p>-129.096493613302</text:p>
          </table:table-cell>
          <table:table-cell office:value-type="float" office:value="-125.045642262178" calcext:value-type="float">
            <text:p>-125.0456422621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04</text:p>
          </table:table-cell>
          <table:table-cell office:value-type="float" office:value="25.7213337538997" calcext:value-type="float">
            <text:p>25.7213337538997</text:p>
          </table:table-cell>
          <table:table-cell office:value-type="float" office:value="79.5688546177541" calcext:value-type="float">
            <text:p>79.5688546177541</text:p>
          </table:table-cell>
          <table:table-cell office:value-type="float" office:value="982.005468349561" calcext:value-type="float">
            <text:p>982.00546834956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258" calcext:value-type="float">
            <text:p>1378258</text:p>
          </table:table-cell>
          <table:table-cell office:value-type="float" office:value="1633685" calcext:value-type="float">
            <text:p>1633685</text:p>
          </table:table-cell>
          <table:table-cell office:value-type="float" office:value="1640450" calcext:value-type="float">
            <text:p>1640450</text:p>
          </table:table-cell>
          <table:table-cell office:value-type="float" office:value="1071980" calcext:value-type="float">
            <text:p>1071980</text:p>
          </table:table-cell>
          <table:table-cell office:value-type="float" office:value="1002934" calcext:value-type="float">
            <text:p>1002934</text:p>
          </table:table-cell>
          <table:table-cell office:value-type="float" office:value="1120561" calcext:value-type="float">
            <text:p>1120561</text:p>
          </table:table-cell>
          <table:table-cell office:value-type="float" office:value="1650959" calcext:value-type="float">
            <text:p>1650959</text:p>
          </table:table-cell>
          <table:table-cell office:value-type="float" office:value="5" calcext:value-type="float">
            <text:p>5</text:p>
          </table:table-cell>
          <table:table-cell office:value-type="float" office:value="0.821505882919536" calcext:value-type="float">
            <text:p>0.821505882919536</text:p>
          </table:table-cell>
          <table:table-cell office:value-type="float" office:value="0.973752257079155" calcext:value-type="float">
            <text:p>0.973752257079155</text:p>
          </table:table-cell>
          <table:table-cell office:value-type="float" office:value="0.977784511778892" calcext:value-type="float">
            <text:p>0.977784511778892</text:p>
          </table:table-cell>
          <table:table-cell office:value-type="float" office:value="0.638949947232002" calcext:value-type="float">
            <text:p>0.638949947232002</text:p>
          </table:table-cell>
          <table:table-cell office:value-type="float" office:value="0.597795319294372" calcext:value-type="float">
            <text:p>0.597795319294372</text:p>
          </table:table-cell>
          <table:table-cell office:value-type="float" office:value="0.667906483162222" calcext:value-type="float">
            <text:p>0.667906483162222</text:p>
          </table:table-cell>
          <table:table-cell office:value-type="float" office:value="0.984048364645047" calcext:value-type="float">
            <text:p>0.984048364645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100105536" calcext:value-type="float">
            <text:p>-122.2100105536</text:p>
          </table:table-cell>
          <table:table-cell office:value-type="float" office:value="-130.440936141126" calcext:value-type="float">
            <text:p>-130.440936141126</text:p>
          </table:table-cell>
          <table:table-cell office:value-type="float" office:value="-116.418703367556" calcext:value-type="float">
            <text:p>-116.4187033675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06</text:p>
          </table:table-cell>
          <table:table-cell office:value-type="float" office:value="25.7213337538997" calcext:value-type="float">
            <text:p>25.7213337538997</text:p>
          </table:table-cell>
          <table:table-cell office:value-type="float" office:value="79.5474720780003" calcext:value-type="float">
            <text:p>79.5474720780003</text:p>
          </table:table-cell>
          <table:table-cell office:value-type="float" office:value="982.032990605581" calcext:value-type="float">
            <text:p>982.03299060558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163" calcext:value-type="float">
            <text:p>1355163</text:p>
          </table:table-cell>
          <table:table-cell office:value-type="float" office:value="1633640" calcext:value-type="float">
            <text:p>1633640</text:p>
          </table:table-cell>
          <table:table-cell office:value-type="float" office:value="1638300" calcext:value-type="float">
            <text:p>1638300</text:p>
          </table:table-cell>
          <table:table-cell office:value-type="float" office:value="1065193" calcext:value-type="float">
            <text:p>1065193</text:p>
          </table:table-cell>
          <table:table-cell office:value-type="float" office:value="1040722" calcext:value-type="float">
            <text:p>1040722</text:p>
          </table:table-cell>
          <table:table-cell office:value-type="float" office:value="1110622" calcext:value-type="float">
            <text:p>1110622</text:p>
          </table:table-cell>
          <table:table-cell office:value-type="float" office:value="1653458" calcext:value-type="float">
            <text:p>1653458</text:p>
          </table:table-cell>
          <table:table-cell office:value-type="float" office:value="5" calcext:value-type="float">
            <text:p>5</text:p>
          </table:table-cell>
          <table:table-cell office:value-type="float" office:value="0.807740188567661" calcext:value-type="float">
            <text:p>0.807740188567661</text:p>
          </table:table-cell>
          <table:table-cell office:value-type="float" office:value="0.973725434985809" calcext:value-type="float">
            <text:p>0.973725434985809</text:p>
          </table:table-cell>
          <table:table-cell office:value-type="float" office:value="0.976503011763455" calcext:value-type="float">
            <text:p>0.976503011763455</text:p>
          </table:table-cell>
          <table:table-cell office:value-type="float" office:value="0.63490457950885" calcext:value-type="float">
            <text:p>0.63490457950885</text:p>
          </table:table-cell>
          <table:table-cell office:value-type="float" office:value="0.620318725147095" calcext:value-type="float">
            <text:p>0.620318725147095</text:p>
          </table:table-cell>
          <table:table-cell office:value-type="float" office:value="0.661982376811788" calcext:value-type="float">
            <text:p>0.661982376811788</text:p>
          </table:table-cell>
          <table:table-cell office:value-type="float" office:value="0.985537884895549" calcext:value-type="float">
            <text:p>0.9855378848955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1908409823" calcext:value-type="float">
            <text:p>-123.01908409823</text:p>
          </table:table-cell>
          <table:table-cell office:value-type="float" office:value="-125.936254970581" calcext:value-type="float">
            <text:p>-125.936254970581</text:p>
          </table:table-cell>
          <table:table-cell office:value-type="float" office:value="-117.603524637642" calcext:value-type="float">
            <text:p>-117.6035246376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08</text:p>
          </table:table-cell>
          <table:table-cell office:value-type="float" office:value="25.7213337538997" calcext:value-type="float">
            <text:p>25.7213337538997</text:p>
          </table:table-cell>
          <table:table-cell office:value-type="float" office:value="79.5367807567301" calcext:value-type="float">
            <text:p>79.5367807567301</text:p>
          </table:table-cell>
          <table:table-cell office:value-type="float" office:value="982.060512883396" calcext:value-type="float">
            <text:p>982.0605128833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680" calcext:value-type="float">
            <text:p>1352680</text:p>
          </table:table-cell>
          <table:table-cell office:value-type="float" office:value="1632097" calcext:value-type="float">
            <text:p>1632097</text:p>
          </table:table-cell>
          <table:table-cell office:value-type="float" office:value="1637685" calcext:value-type="float">
            <text:p>1637685</text:p>
          </table:table-cell>
          <table:table-cell office:value-type="float" office:value="1050523" calcext:value-type="float">
            <text:p>1050523</text:p>
          </table:table-cell>
          <table:table-cell office:value-type="float" office:value="1110017" calcext:value-type="float">
            <text:p>1110017</text:p>
          </table:table-cell>
          <table:table-cell office:value-type="float" office:value="1034414" calcext:value-type="float">
            <text:p>1034414</text:p>
          </table:table-cell>
          <table:table-cell office:value-type="float" office:value="1655621" calcext:value-type="float">
            <text:p>1655621</text:p>
          </table:table-cell>
          <table:table-cell office:value-type="float" office:value="5" calcext:value-type="float">
            <text:p>5</text:p>
          </table:table-cell>
          <table:table-cell office:value-type="float" office:value="0.80626020506146" calcext:value-type="float">
            <text:p>0.80626020506146</text:p>
          </table:table-cell>
          <table:table-cell office:value-type="float" office:value="0.972805735207288" calcext:value-type="float">
            <text:p>0.972805735207288</text:p>
          </table:table-cell>
          <table:table-cell office:value-type="float" office:value="0.976136443154388" calcext:value-type="float">
            <text:p>0.976136443154388</text:p>
          </table:table-cell>
          <table:table-cell office:value-type="float" office:value="0.626160577077934" calcext:value-type="float">
            <text:p>0.626160577077934</text:p>
          </table:table-cell>
          <table:table-cell office:value-type="float" office:value="0.661621768667909" calcext:value-type="float">
            <text:p>0.661621768667909</text:p>
          </table:table-cell>
          <table:table-cell office:value-type="float" office:value="0.616558863706453" calcext:value-type="float">
            <text:p>0.616558863706453</text:p>
          </table:table-cell>
          <table:table-cell office:value-type="float" office:value="0.986827133515732" calcext:value-type="float">
            <text:p>0.986827133515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767884584413" calcext:value-type="float">
            <text:p>-124.767884584413</text:p>
          </table:table-cell>
          <table:table-cell office:value-type="float" office:value="-117.675646266418" calcext:value-type="float">
            <text:p>-117.675646266418</text:p>
          </table:table-cell>
          <table:table-cell office:value-type="float" office:value="-126.688227258709" calcext:value-type="float">
            <text:p>-126.6882272587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10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5377115910433" calcext:value-type="float">
            <text:p>79.5377115910433</text:p>
          </table:table-cell>
          <table:table-cell office:value-type="float" office:value="982.022494582193" calcext:value-type="float">
            <text:p>982.02249458219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792" calcext:value-type="float">
            <text:p>1375792</text:p>
          </table:table-cell>
          <table:table-cell office:value-type="float" office:value="1629717" calcext:value-type="float">
            <text:p>1629717</text:p>
          </table:table-cell>
          <table:table-cell office:value-type="float" office:value="1639462" calcext:value-type="float">
            <text:p>1639462</text:p>
          </table:table-cell>
          <table:table-cell office:value-type="float" office:value="1056962" calcext:value-type="float">
            <text:p>1056962</text:p>
          </table:table-cell>
          <table:table-cell office:value-type="float" office:value="1117323" calcext:value-type="float">
            <text:p>1117323</text:p>
          </table:table-cell>
          <table:table-cell office:value-type="float" office:value="1024813" calcext:value-type="float">
            <text:p>1024813</text:p>
          </table:table-cell>
          <table:table-cell office:value-type="float" office:value="1659661" calcext:value-type="float">
            <text:p>1659661</text:p>
          </table:table-cell>
          <table:table-cell office:value-type="float" office:value="5" calcext:value-type="float">
            <text:p>5</text:p>
          </table:table-cell>
          <table:table-cell office:value-type="float" office:value="0.820036032204155" calcext:value-type="float">
            <text:p>0.820036032204155</text:p>
          </table:table-cell>
          <table:table-cell office:value-type="float" office:value="0.971387144492524" calcext:value-type="float">
            <text:p>0.971387144492524</text:p>
          </table:table-cell>
          <table:table-cell office:value-type="float" office:value="0.97719561781831" calcext:value-type="float">
            <text:p>0.97719561781831</text:p>
          </table:table-cell>
          <table:table-cell office:value-type="float" office:value="0.62999852061254" calcext:value-type="float">
            <text:p>0.62999852061254</text:p>
          </table:table-cell>
          <table:table-cell office:value-type="float" office:value="0.665976484534321" calcext:value-type="float">
            <text:p>0.665976484534321</text:p>
          </table:table-cell>
          <table:table-cell office:value-type="float" office:value="0.610836221079376" calcext:value-type="float">
            <text:p>0.610836221079376</text:p>
          </table:table-cell>
          <table:table-cell office:value-type="float" office:value="0.989235161451716" calcext:value-type="float">
            <text:p>0.989235161451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000295877492" calcext:value-type="float">
            <text:p>-124.000295877492</text:p>
          </table:table-cell>
          <table:table-cell office:value-type="float" office:value="-116.804703093136" calcext:value-type="float">
            <text:p>-116.804703093136</text:p>
          </table:table-cell>
          <table:table-cell office:value-type="float" office:value="-127.832755784125" calcext:value-type="float">
            <text:p>-127.832755784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12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5328311415277" calcext:value-type="float">
            <text:p>79.5328311415277</text:p>
          </table:table-cell>
          <table:table-cell office:value-type="float" office:value="982.003484831936" calcext:value-type="float">
            <text:p>982.0034848319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71" calcext:value-type="float">
            <text:p>1373371</text:p>
          </table:table-cell>
          <table:table-cell office:value-type="float" office:value="1628978" calcext:value-type="float">
            <text:p>1628978</text:p>
          </table:table-cell>
          <table:table-cell office:value-type="float" office:value="1641470" calcext:value-type="float">
            <text:p>1641470</text:p>
          </table:table-cell>
          <table:table-cell office:value-type="float" office:value="1114863" calcext:value-type="float">
            <text:p>1114863</text:p>
          </table:table-cell>
          <table:table-cell office:value-type="float" office:value="1057883" calcext:value-type="float">
            <text:p>1057883</text:p>
          </table:table-cell>
          <table:table-cell office:value-type="float" office:value="1013033" calcext:value-type="float">
            <text:p>1013033</text:p>
          </table:table-cell>
          <table:table-cell office:value-type="float" office:value="1656173" calcext:value-type="float">
            <text:p>1656173</text:p>
          </table:table-cell>
          <table:table-cell office:value-type="float" office:value="5" calcext:value-type="float">
            <text:p>5</text:p>
          </table:table-cell>
          <table:table-cell office:value-type="float" office:value="0.81859300358212" calcext:value-type="float">
            <text:p>0.81859300358212</text:p>
          </table:table-cell>
          <table:table-cell office:value-type="float" office:value="0.970946666115125" calcext:value-type="float">
            <text:p>0.970946666115125</text:p>
          </table:table-cell>
          <table:table-cell office:value-type="float" office:value="0.978392479228077" calcext:value-type="float">
            <text:p>0.978392479228077</text:p>
          </table:table-cell>
          <table:table-cell office:value-type="float" office:value="0.664510210098053" calcext:value-type="float">
            <text:p>0.664510210098053</text:p>
          </table:table-cell>
          <table:table-cell office:value-type="float" office:value="0.630547479456363" calcext:value-type="float">
            <text:p>0.630547479456363</text:p>
          </table:table-cell>
          <table:table-cell office:value-type="float" office:value="0.603814793087815" calcext:value-type="float">
            <text:p>0.603814793087815</text:p>
          </table:table-cell>
          <table:table-cell office:value-type="float" office:value="0.987156151194113" calcext:value-type="float">
            <text:p>0.987156151194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097957980389" calcext:value-type="float">
            <text:p>-117.097957980389</text:p>
          </table:table-cell>
          <table:table-cell office:value-type="float" office:value="-123.890504108727" calcext:value-type="float">
            <text:p>-123.890504108727</text:p>
          </table:table-cell>
          <table:table-cell office:value-type="float" office:value="-129.237041382437" calcext:value-type="float">
            <text:p>-129.2370413824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15</text:p>
          </table:table-cell>
          <table:table-cell office:value-type="float" office:value="25.7263878019585" calcext:value-type="float">
            <text:p>25.7263878019585</text:p>
          </table:table-cell>
          <table:table-cell office:value-type="float" office:value="79.5158631949008" calcext:value-type="float">
            <text:p>79.5158631949008</text:p>
          </table:table-cell>
          <table:table-cell office:value-type="float" office:value="982.013981447719" calcext:value-type="float">
            <text:p>982.01398144771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890" calcext:value-type="float">
            <text:p>1359890</text:p>
          </table:table-cell>
          <table:table-cell office:value-type="float" office:value="1631801" calcext:value-type="float">
            <text:p>1631801</text:p>
          </table:table-cell>
          <table:table-cell office:value-type="float" office:value="1645672" calcext:value-type="float">
            <text:p>1645672</text:p>
          </table:table-cell>
          <table:table-cell office:value-type="float" office:value="1156202" calcext:value-type="float">
            <text:p>1156202</text:p>
          </table:table-cell>
          <table:table-cell office:value-type="float" office:value="1020730" calcext:value-type="float">
            <text:p>1020730</text:p>
          </table:table-cell>
          <table:table-cell office:value-type="float" office:value="1001857" calcext:value-type="float">
            <text:p>1001857</text:p>
          </table:table-cell>
          <table:table-cell office:value-type="float" office:value="1656804" calcext:value-type="float">
            <text:p>1656804</text:p>
          </table:table-cell>
          <table:table-cell office:value-type="float" office:value="5" calcext:value-type="float">
            <text:p>5</text:p>
          </table:table-cell>
          <table:table-cell office:value-type="float" office:value="0.810557700462067" calcext:value-type="float">
            <text:p>0.810557700462067</text:p>
          </table:table-cell>
          <table:table-cell office:value-type="float" office:value="0.97262930543772" calcext:value-type="float">
            <text:p>0.97262930543772</text:p>
          </table:table-cell>
          <table:table-cell office:value-type="float" office:value="0.980897066700109" calcext:value-type="float">
            <text:p>0.980897066700109</text:p>
          </table:table-cell>
          <table:table-cell office:value-type="float" office:value="0.689150177139065" calcext:value-type="float">
            <text:p>0.689150177139065</text:p>
          </table:table-cell>
          <table:table-cell office:value-type="float" office:value="0.608402563143082" calcext:value-type="float">
            <text:p>0.608402563143082</text:p>
          </table:table-cell>
          <table:table-cell office:value-type="float" office:value="0.597153377193615" calcext:value-type="float">
            <text:p>0.597153377193615</text:p>
          </table:table-cell>
          <table:table-cell office:value-type="float" office:value="0.987532256547481" calcext:value-type="float">
            <text:p>0.987532256547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169964572187" calcext:value-type="float">
            <text:p>-112.169964572187</text:p>
          </table:table-cell>
          <table:table-cell office:value-type="float" office:value="-128.319487371384" calcext:value-type="float">
            <text:p>-128.319487371384</text:p>
          </table:table-cell>
          <table:table-cell office:value-type="float" office:value="-130.569324561277" calcext:value-type="float">
            <text:p>-130.5693245612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17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5065667870178" calcext:value-type="float">
            <text:p>79.5065667870178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891" calcext:value-type="float">
            <text:p>1355891</text:p>
          </table:table-cell>
          <table:table-cell office:value-type="float" office:value="1633186" calcext:value-type="float">
            <text:p>1633186</text:p>
          </table:table-cell>
          <table:table-cell office:value-type="float" office:value="1637062" calcext:value-type="float">
            <text:p>1637062</text:p>
          </table:table-cell>
          <table:table-cell office:value-type="float" office:value="1061209" calcext:value-type="float">
            <text:p>1061209</text:p>
          </table:table-cell>
          <table:table-cell office:value-type="float" office:value="1064817" calcext:value-type="float">
            <text:p>1064817</text:p>
          </table:table-cell>
          <table:table-cell office:value-type="float" office:value="1087085" calcext:value-type="float">
            <text:p>1087085</text:p>
          </table:table-cell>
          <table:table-cell office:value-type="float" office:value="1653017" calcext:value-type="float">
            <text:p>1653017</text:p>
          </table:table-cell>
          <table:table-cell office:value-type="float" office:value="5" calcext:value-type="float">
            <text:p>5</text:p>
          </table:table-cell>
          <table:table-cell office:value-type="float" office:value="0.808174110433353" calcext:value-type="float">
            <text:p>0.808174110433353</text:p>
          </table:table-cell>
          <table:table-cell office:value-type="float" office:value="0.97345482986627" calcext:value-type="float">
            <text:p>0.97345482986627</text:p>
          </table:table-cell>
          <table:table-cell office:value-type="float" office:value="0.97576510617317" calcext:value-type="float">
            <text:p>0.97576510617317</text:p>
          </table:table-cell>
          <table:table-cell office:value-type="float" office:value="0.632529930177919" calcext:value-type="float">
            <text:p>0.632529930177919</text:p>
          </table:table-cell>
          <table:table-cell office:value-type="float" office:value="0.634680466017779" calcext:value-type="float">
            <text:p>0.634680466017779</text:p>
          </table:table-cell>
          <table:table-cell office:value-type="float" office:value="0.647953229898599" calcext:value-type="float">
            <text:p>0.647953229898599</text:p>
          </table:table-cell>
          <table:table-cell office:value-type="float" office:value="0.985275028380755" calcext:value-type="float">
            <text:p>0.9852750283807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494013964416" calcext:value-type="float">
            <text:p>-123.494013964416</text:p>
          </table:table-cell>
          <table:table-cell office:value-type="float" office:value="-123.063906796444" calcext:value-type="float">
            <text:p>-123.063906796444</text:p>
          </table:table-cell>
          <table:table-cell office:value-type="float" office:value="-120.40935402028" calcext:value-type="float">
            <text:p>-120.409354020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19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5007558477436" calcext:value-type="float">
            <text:p>79.5007558477436</text:p>
          </table:table-cell>
          <table:table-cell office:value-type="float" office:value="982.058530695824" calcext:value-type="float">
            <text:p>982.0585306958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795" calcext:value-type="float">
            <text:p>1357795</text:p>
          </table:table-cell>
          <table:table-cell office:value-type="float" office:value="1631247" calcext:value-type="float">
            <text:p>1631247</text:p>
          </table:table-cell>
          <table:table-cell office:value-type="float" office:value="1638730" calcext:value-type="float">
            <text:p>1638730</text:p>
          </table:table-cell>
          <table:table-cell office:value-type="float" office:value="1045289" calcext:value-type="float">
            <text:p>1045289</text:p>
          </table:table-cell>
          <table:table-cell office:value-type="float" office:value="1121361" calcext:value-type="float">
            <text:p>1121361</text:p>
          </table:table-cell>
          <table:table-cell office:value-type="float" office:value="1031372" calcext:value-type="float">
            <text:p>1031372</text:p>
          </table:table-cell>
          <table:table-cell office:value-type="float" office:value="1655865" calcext:value-type="float">
            <text:p>1655865</text:p>
          </table:table-cell>
          <table:table-cell office:value-type="float" office:value="5" calcext:value-type="float">
            <text:p>5</text:p>
          </table:table-cell>
          <table:table-cell office:value-type="float" office:value="0.809308983005164" calcext:value-type="float">
            <text:p>0.809308983005164</text:p>
          </table:table-cell>
          <table:table-cell office:value-type="float" office:value="0.972299095666301" calcext:value-type="float">
            <text:p>0.972299095666301</text:p>
          </table:table-cell>
          <table:table-cell office:value-type="float" office:value="0.976759311766542" calcext:value-type="float">
            <text:p>0.976759311766542</text:p>
          </table:table-cell>
          <table:table-cell office:value-type="float" office:value="0.623040869598492" calcext:value-type="float">
            <text:p>0.623040869598492</text:p>
          </table:table-cell>
          <table:table-cell office:value-type="float" office:value="0.668383320377269" calcext:value-type="float">
            <text:p>0.668383320377269</text:p>
          </table:table-cell>
          <table:table-cell office:value-type="float" office:value="0.614745690196239" calcext:value-type="float">
            <text:p>0.614745690196239</text:p>
          </table:table-cell>
          <table:table-cell office:value-type="float" office:value="0.986972568866321" calcext:value-type="float">
            <text:p>0.986972568866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91826080302" calcext:value-type="float">
            <text:p>-125.391826080302</text:p>
          </table:table-cell>
          <table:table-cell office:value-type="float" office:value="-116.323335924546" calcext:value-type="float">
            <text:p>-116.323335924546</text:p>
          </table:table-cell>
          <table:table-cell office:value-type="float" office:value="-127.050861960752" calcext:value-type="float">
            <text:p>-127.050861960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21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682156177349" calcext:value-type="float">
            <text:p>79.4682156177349</text:p>
          </table:table-cell>
          <table:table-cell office:value-type="float" office:value="982.050017296094" calcext:value-type="float">
            <text:p>982.0500172960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64" calcext:value-type="float">
            <text:p>1356364</text:p>
          </table:table-cell>
          <table:table-cell office:value-type="float" office:value="1628590" calcext:value-type="float">
            <text:p>1628590</text:p>
          </table:table-cell>
          <table:table-cell office:value-type="float" office:value="1642176" calcext:value-type="float">
            <text:p>1642176</text:p>
          </table:table-cell>
          <table:table-cell office:value-type="float" office:value="1164943" calcext:value-type="float">
            <text:p>1164943</text:p>
          </table:table-cell>
          <table:table-cell office:value-type="float" office:value="1015531" calcext:value-type="float">
            <text:p>1015531</text:p>
          </table:table-cell>
          <table:table-cell office:value-type="float" office:value="995855" calcext:value-type="float">
            <text:p>995855</text:p>
          </table:table-cell>
          <table:table-cell office:value-type="float" office:value="1652562" calcext:value-type="float">
            <text:p>1652562</text:p>
          </table:table-cell>
          <table:table-cell office:value-type="float" office:value="5" calcext:value-type="float">
            <text:p>5</text:p>
          </table:table-cell>
          <table:table-cell office:value-type="float" office:value="0.808456040436749" calcext:value-type="float">
            <text:p>0.808456040436749</text:p>
          </table:table-cell>
          <table:table-cell office:value-type="float" office:value="0.970715400065827" calcext:value-type="float">
            <text:p>0.970715400065827</text:p>
          </table:table-cell>
          <table:table-cell office:value-type="float" office:value="0.978813288070355" calcext:value-type="float">
            <text:p>0.978813288070355</text:p>
          </table:table-cell>
          <table:table-cell office:value-type="float" office:value="0.694360219759967" calcext:value-type="float">
            <text:p>0.694360219759967</text:p>
          </table:table-cell>
          <table:table-cell office:value-type="float" office:value="0.605303717291798" calcext:value-type="float">
            <text:p>0.605303717291798</text:p>
          </table:table-cell>
          <table:table-cell office:value-type="float" office:value="0.593575905987728" calcext:value-type="float">
            <text:p>0.593575905987728</text:p>
          </table:table-cell>
          <table:table-cell office:value-type="float" office:value="0.985003827214697" calcext:value-type="float">
            <text:p>0.9850038272146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127956048007" calcext:value-type="float">
            <text:p>-111.127956048007</text:p>
          </table:table-cell>
          <table:table-cell office:value-type="float" office:value="-128.93925654164" calcext:value-type="float">
            <text:p>-128.93925654164</text:p>
          </table:table-cell>
          <table:table-cell office:value-type="float" office:value="-131.284818802454" calcext:value-type="float">
            <text:p>-131.2848188024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23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740262006885" calcext:value-type="float">
            <text:p>79.4740262006885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289" calcext:value-type="float">
            <text:p>1369289</text:p>
          </table:table-cell>
          <table:table-cell office:value-type="float" office:value="1632527" calcext:value-type="float">
            <text:p>1632527</text:p>
          </table:table-cell>
          <table:table-cell office:value-type="float" office:value="1643189" calcext:value-type="float">
            <text:p>1643189</text:p>
          </table:table-cell>
          <table:table-cell office:value-type="float" office:value="1105989" calcext:value-type="float">
            <text:p>1105989</text:p>
          </table:table-cell>
          <table:table-cell office:value-type="float" office:value="1007656" calcext:value-type="float">
            <text:p>1007656</text:p>
          </table:table-cell>
          <table:table-cell office:value-type="float" office:value="1097001" calcext:value-type="float">
            <text:p>1097001</text:p>
          </table:table-cell>
          <table:table-cell office:value-type="float" office:value="1652487" calcext:value-type="float">
            <text:p>1652487</text:p>
          </table:table-cell>
          <table:table-cell office:value-type="float" office:value="5" calcext:value-type="float">
            <text:p>5</text:p>
          </table:table-cell>
          <table:table-cell office:value-type="float" office:value="0.816159941692345" calcext:value-type="float">
            <text:p>0.816159941692345</text:p>
          </table:table-cell>
          <table:table-cell office:value-type="float" office:value="0.973062035210375" calcext:value-type="float">
            <text:p>0.973062035210375</text:p>
          </table:table-cell>
          <table:table-cell office:value-type="float" office:value="0.979417083193908" calcext:value-type="float">
            <text:p>0.979417083193908</text:p>
          </table:table-cell>
          <table:table-cell office:value-type="float" office:value="0.659220893290149" calcext:value-type="float">
            <text:p>0.659220893290149</text:p>
          </table:table-cell>
          <table:table-cell office:value-type="float" office:value="0.600609850956184" calcext:value-type="float">
            <text:p>0.600609850956184</text:p>
          </table:table-cell>
          <table:table-cell office:value-type="float" office:value="0.653863627179101" calcext:value-type="float">
            <text:p>0.653863627179101</text:p>
          </table:table-cell>
          <table:table-cell office:value-type="float" office:value="0.984959123725787" calcext:value-type="float">
            <text:p>0.9849591237257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15582134197" calcext:value-type="float">
            <text:p>-118.15582134197</text:p>
          </table:table-cell>
          <table:table-cell office:value-type="float" office:value="-129.878029808763" calcext:value-type="float">
            <text:p>-129.878029808763</text:p>
          </table:table-cell>
          <table:table-cell office:value-type="float" office:value="-119.22727456418" calcext:value-type="float">
            <text:p>-119.227274564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25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633342819037" calcext:value-type="float">
            <text:p>79.4633342819037</text:p>
          </table:table-cell>
          <table:table-cell office:value-type="float" office:value="982.003484831936" calcext:value-type="float">
            <text:p>982.0034848319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540" calcext:value-type="float">
            <text:p>1377540</text:p>
          </table:table-cell>
          <table:table-cell office:value-type="float" office:value="1633545" calcext:value-type="float">
            <text:p>1633545</text:p>
          </table:table-cell>
          <table:table-cell office:value-type="float" office:value="1640722" calcext:value-type="float">
            <text:p>1640722</text:p>
          </table:table-cell>
          <table:table-cell office:value-type="float" office:value="1071112" calcext:value-type="float">
            <text:p>1071112</text:p>
          </table:table-cell>
          <table:table-cell office:value-type="float" office:value="1002771" calcext:value-type="float">
            <text:p>1002771</text:p>
          </table:table-cell>
          <table:table-cell office:value-type="float" office:value="1123228" calcext:value-type="float">
            <text:p>1123228</text:p>
          </table:table-cell>
          <table:table-cell office:value-type="float" office:value="1650079" calcext:value-type="float">
            <text:p>1650079</text:p>
          </table:table-cell>
          <table:table-cell office:value-type="float" office:value="5" calcext:value-type="float">
            <text:p>5</text:p>
          </table:table-cell>
          <table:table-cell office:value-type="float" office:value="0.821077921519032" calcext:value-type="float">
            <text:p>0.821077921519032</text:p>
          </table:table-cell>
          <table:table-cell office:value-type="float" office:value="0.973668810566522" calcext:value-type="float">
            <text:p>0.973668810566522</text:p>
          </table:table-cell>
          <table:table-cell office:value-type="float" office:value="0.977946636432008" calcext:value-type="float">
            <text:p>0.977946636432008</text:p>
          </table:table-cell>
          <table:table-cell office:value-type="float" office:value="0.638432578853676" calcext:value-type="float">
            <text:p>0.638432578853676</text:p>
          </table:table-cell>
          <table:table-cell office:value-type="float" office:value="0.597698163711806" calcext:value-type="float">
            <text:p>0.597698163711806</text:p>
          </table:table-cell>
          <table:table-cell office:value-type="float" office:value="0.669496139227884" calcext:value-type="float">
            <text:p>0.669496139227884</text:p>
          </table:table-cell>
          <table:table-cell office:value-type="float" office:value="0.983523843708496" calcext:value-type="float">
            <text:p>0.983523843708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313484229265" calcext:value-type="float">
            <text:p>-122.313484229265</text:p>
          </table:table-cell>
          <table:table-cell office:value-type="float" office:value="-130.460367257639" calcext:value-type="float">
            <text:p>-130.460367257639</text:p>
          </table:table-cell>
          <table:table-cell office:value-type="float" office:value="-116.100772154423" calcext:value-type="float">
            <text:p>-116.100772154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28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312583199622" calcext:value-type="float">
            <text:p>79.4312583199622</text:p>
          </table:table-cell>
          <table:table-cell office:value-type="float" office:value="982.003484831936" calcext:value-type="float">
            <text:p>982.0034848319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39" calcext:value-type="float">
            <text:p>1360339</text:p>
          </table:table-cell>
          <table:table-cell office:value-type="float" office:value="1632267" calcext:value-type="float">
            <text:p>1632267</text:p>
          </table:table-cell>
          <table:table-cell office:value-type="float" office:value="1640402" calcext:value-type="float">
            <text:p>1640402</text:p>
          </table:table-cell>
          <table:table-cell office:value-type="float" office:value="1053172" calcext:value-type="float">
            <text:p>1053172</text:p>
          </table:table-cell>
          <table:table-cell office:value-type="float" office:value="1119610" calcext:value-type="float">
            <text:p>1119610</text:p>
          </table:table-cell>
          <table:table-cell office:value-type="float" office:value="1024789" calcext:value-type="float">
            <text:p>1024789</text:p>
          </table:table-cell>
          <table:table-cell office:value-type="float" office:value="1656018" calcext:value-type="float">
            <text:p>1656018</text:p>
          </table:table-cell>
          <table:table-cell office:value-type="float" office:value="5" calcext:value-type="float">
            <text:p>5</text:p>
          </table:table-cell>
          <table:table-cell office:value-type="float" office:value="0.810825325349012" calcext:value-type="float">
            <text:p>0.810825325349012</text:p>
          </table:table-cell>
          <table:table-cell office:value-type="float" office:value="0.972907063115485" calcext:value-type="float">
            <text:p>0.972907063115485</text:p>
          </table:table-cell>
          <table:table-cell office:value-type="float" office:value="0.97775590154599" calcext:value-type="float">
            <text:p>0.97775590154599</text:p>
          </table:table-cell>
          <table:table-cell office:value-type="float" office:value="0.627739504306257" calcext:value-type="float">
            <text:p>0.627739504306257</text:p>
          </table:table-cell>
          <table:table-cell office:value-type="float" office:value="0.667339642922836" calcext:value-type="float">
            <text:p>0.667339642922836</text:p>
          </table:table-cell>
          <table:table-cell office:value-type="float" office:value="0.610821915962924" calcext:value-type="float">
            <text:p>0.610821915962924</text:p>
          </table:table-cell>
          <table:table-cell office:value-type="float" office:value="0.987063763983698" calcext:value-type="float">
            <text:p>0.9870637639836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452099138749" calcext:value-type="float">
            <text:p>-124.452099138749</text:p>
          </table:table-cell>
          <table:table-cell office:value-type="float" office:value="-116.532071415433" calcext:value-type="float">
            <text:p>-116.532071415433</text:p>
          </table:table-cell>
          <table:table-cell office:value-type="float" office:value="-127.835616807415" calcext:value-type="float">
            <text:p>-127.8356168074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31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273046916946" calcext:value-type="float">
            <text:p>79.4273046916946</text:p>
          </table:table-cell>
          <table:table-cell office:value-type="float" office:value="982.111594764355" calcext:value-type="float">
            <text:p>982.11159476435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021" calcext:value-type="float">
            <text:p>1377021</text:p>
          </table:table-cell>
          <table:table-cell office:value-type="float" office:value="1630065" calcext:value-type="float">
            <text:p>1630065</text:p>
          </table:table-cell>
          <table:table-cell office:value-type="float" office:value="1641423" calcext:value-type="float">
            <text:p>1641423</text:p>
          </table:table-cell>
          <table:table-cell office:value-type="float" office:value="1096069" calcext:value-type="float">
            <text:p>1096069</text:p>
          </table:table-cell>
          <table:table-cell office:value-type="float" office:value="1078551" calcext:value-type="float">
            <text:p>1078551</text:p>
          </table:table-cell>
          <table:table-cell office:value-type="float" office:value="1017218" calcext:value-type="float">
            <text:p>1017218</text:p>
          </table:table-cell>
          <table:table-cell office:value-type="float" office:value="1655186" calcext:value-type="float">
            <text:p>1655186</text:p>
          </table:table-cell>
          <table:table-cell office:value-type="float" office:value="5" calcext:value-type="float">
            <text:p>5</text:p>
          </table:table-cell>
          <table:table-cell office:value-type="float" office:value="0.82076857337577" calcext:value-type="float">
            <text:p>0.82076857337577</text:p>
          </table:table-cell>
          <table:table-cell office:value-type="float" office:value="0.971594568681069" calcext:value-type="float">
            <text:p>0.971594568681069</text:p>
          </table:table-cell>
          <table:table-cell office:value-type="float" office:value="0.978364465041693" calcext:value-type="float">
            <text:p>0.978364465041693</text:p>
          </table:table-cell>
          <table:table-cell office:value-type="float" office:value="0.653308111823572" calcext:value-type="float">
            <text:p>0.653308111823572</text:p>
          </table:table-cell>
          <table:table-cell office:value-type="float" office:value="0.64286656890709" calcext:value-type="float">
            <text:p>0.64286656890709</text:p>
          </table:table-cell>
          <table:table-cell office:value-type="float" office:value="0.606309247769028" calcext:value-type="float">
            <text:p>0.606309247769028</text:p>
          </table:table-cell>
          <table:table-cell office:value-type="float" office:value="0.98656785328005" calcext:value-type="float">
            <text:p>0.98656785328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338377635286" calcext:value-type="float">
            <text:p>-119.338377635286</text:p>
          </table:table-cell>
          <table:table-cell office:value-type="float" office:value="-121.426686218582" calcext:value-type="float">
            <text:p>-121.426686218582</text:p>
          </table:table-cell>
          <table:table-cell office:value-type="float" office:value="-128.738150446194" calcext:value-type="float">
            <text:p>-128.7381504461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33</text:p>
          </table:table-cell>
          <table:table-cell office:value-type="float" office:value="25.7466039971041" calcext:value-type="float">
            <text:p>25.7466039971041</text:p>
          </table:table-cell>
          <table:table-cell office:value-type="float" office:value="79.4375328466442" calcext:value-type="float">
            <text:p>79.4375328466442</text:p>
          </table:table-cell>
          <table:table-cell office:value-type="float" office:value="981.992987467433" calcext:value-type="float">
            <text:p>981.9929874674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64" calcext:value-type="float">
            <text:p>1347564</text:p>
          </table:table-cell>
          <table:table-cell office:value-type="float" office:value="1629419" calcext:value-type="float">
            <text:p>1629419</text:p>
          </table:table-cell>
          <table:table-cell office:value-type="float" office:value="1644371" calcext:value-type="float">
            <text:p>1644371</text:p>
          </table:table-cell>
          <table:table-cell office:value-type="float" office:value="1170622" calcext:value-type="float">
            <text:p>1170622</text:p>
          </table:table-cell>
          <table:table-cell office:value-type="float" office:value="1016107" calcext:value-type="float">
            <text:p>1016107</text:p>
          </table:table-cell>
          <table:table-cell office:value-type="float" office:value="1011888" calcext:value-type="float">
            <text:p>1011888</text:p>
          </table:table-cell>
          <table:table-cell office:value-type="float" office:value="1651006" calcext:value-type="float">
            <text:p>1651006</text:p>
          </table:table-cell>
          <table:table-cell office:value-type="float" office:value="5" calcext:value-type="float">
            <text:p>5</text:p>
          </table:table-cell>
          <table:table-cell office:value-type="float" office:value="0.803210831071237" calcext:value-type="float">
            <text:p>0.803210831071237</text:p>
          </table:table-cell>
          <table:table-cell office:value-type="float" office:value="0.971209522629919" calcext:value-type="float">
            <text:p>0.971209522629919</text:p>
          </table:table-cell>
          <table:table-cell office:value-type="float" office:value="0.980121610179139" calcext:value-type="float">
            <text:p>0.980121610179139</text:p>
          </table:table-cell>
          <table:table-cell office:value-type="float" office:value="0.697745167940279" calcext:value-type="float">
            <text:p>0.697745167940279</text:p>
          </table:table-cell>
          <table:table-cell office:value-type="float" office:value="0.605647040086632" calcext:value-type="float">
            <text:p>0.605647040086632</text:p>
          </table:table-cell>
          <table:table-cell office:value-type="float" office:value="0.60313231982378" calcext:value-type="float">
            <text:p>0.60313231982378</text:p>
          </table:table-cell>
          <table:table-cell office:value-type="float" office:value="0.984076378831432" calcext:value-type="float">
            <text:p>0.984076378831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50966411944" calcext:value-type="float">
            <text:p>-110.450966411944</text:p>
          </table:table-cell>
          <table:table-cell office:value-type="float" office:value="-128.870591982674" calcext:value-type="float">
            <text:p>-128.870591982674</text:p>
          </table:table-cell>
          <table:table-cell office:value-type="float" office:value="-129.373536035244" calcext:value-type="float">
            <text:p>-129.3735360352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35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468319500909" calcext:value-type="float">
            <text:p>79.4468319500909</text:p>
          </table:table-cell>
          <table:table-cell office:value-type="float" office:value="982.022494582193" calcext:value-type="float">
            <text:p>982.02249458219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962" calcext:value-type="float">
            <text:p>1358962</text:p>
          </table:table-cell>
          <table:table-cell office:value-type="float" office:value="1634707" calcext:value-type="float">
            <text:p>1634707</text:p>
          </table:table-cell>
          <table:table-cell office:value-type="float" office:value="1639497" calcext:value-type="float">
            <text:p>1639497</text:p>
          </table:table-cell>
          <table:table-cell office:value-type="float" office:value="1064942" calcext:value-type="float">
            <text:p>1064942</text:p>
          </table:table-cell>
          <table:table-cell office:value-type="float" office:value="1027636" calcext:value-type="float">
            <text:p>1027636</text:p>
          </table:table-cell>
          <table:table-cell office:value-type="float" office:value="1126995" calcext:value-type="float">
            <text:p>1126995</text:p>
          </table:table-cell>
          <table:table-cell office:value-type="float" office:value="1651424" calcext:value-type="float">
            <text:p>1651424</text:p>
          </table:table-cell>
          <table:table-cell office:value-type="float" office:value="5" calcext:value-type="float">
            <text:p>5</text:p>
          </table:table-cell>
          <table:table-cell office:value-type="float" office:value="0.810004569292613" calcext:value-type="float">
            <text:p>0.810004569292613</text:p>
          </table:table-cell>
          <table:table-cell office:value-type="float" office:value="0.974361416621377" calcext:value-type="float">
            <text:p>0.974361416621377</text:p>
          </table:table-cell>
          <table:table-cell office:value-type="float" office:value="0.977216479446468" calcext:value-type="float">
            <text:p>0.977216479446468</text:p>
          </table:table-cell>
          <table:table-cell office:value-type="float" office:value="0.63475497183263" calcext:value-type="float">
            <text:p>0.63475497183263</text:p>
          </table:table-cell>
          <table:table-cell office:value-type="float" office:value="0.612518860401971" calcext:value-type="float">
            <text:p>0.612518860401971</text:p>
          </table:table-cell>
          <table:table-cell office:value-type="float" office:value="0.671741446464234" calcext:value-type="float">
            <text:p>0.671741446464234</text:p>
          </table:table-cell>
          <table:table-cell office:value-type="float" office:value="0.984325526276293" calcext:value-type="float">
            <text:p>0.984325526276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49005633474" calcext:value-type="float">
            <text:p>-123.049005633474</text:p>
          </table:table-cell>
          <table:table-cell office:value-type="float" office:value="-127.496227919606" calcext:value-type="float">
            <text:p>-127.496227919606</text:p>
          </table:table-cell>
          <table:table-cell office:value-type="float" office:value="-115.651710707153" calcext:value-type="float">
            <text:p>-115.6517107071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37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579883096621" calcext:value-type="float">
            <text:p>79.4579883096621</text:p>
          </table:table-cell>
          <table:table-cell office:value-type="float" office:value="982.003484831936" calcext:value-type="float">
            <text:p>982.0034848319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249" calcext:value-type="float">
            <text:p>1349249</text:p>
          </table:table-cell>
          <table:table-cell office:value-type="float" office:value="1634155" calcext:value-type="float">
            <text:p>1634155</text:p>
          </table:table-cell>
          <table:table-cell office:value-type="float" office:value="1638741" calcext:value-type="float">
            <text:p>1638741</text:p>
          </table:table-cell>
          <table:table-cell office:value-type="float" office:value="1047845" calcext:value-type="float">
            <text:p>1047845</text:p>
          </table:table-cell>
          <table:table-cell office:value-type="float" office:value="1112102" calcext:value-type="float">
            <text:p>1112102</text:p>
          </table:table-cell>
          <table:table-cell office:value-type="float" office:value="1041120" calcext:value-type="float">
            <text:p>1041120</text:p>
          </table:table-cell>
          <table:table-cell office:value-type="float" office:value="1654714" calcext:value-type="float">
            <text:p>1654714</text:p>
          </table:table-cell>
          <table:table-cell office:value-type="float" office:value="5" calcext:value-type="float">
            <text:p>5</text:p>
          </table:table-cell>
          <table:table-cell office:value-type="float" office:value="0.804215169455429" calcext:value-type="float">
            <text:p>0.804215169455429</text:p>
          </table:table-cell>
          <table:table-cell office:value-type="float" office:value="0.974032398942995" calcext:value-type="float">
            <text:p>0.974032398942995</text:p>
          </table:table-cell>
          <table:table-cell office:value-type="float" office:value="0.976765868278249" calcext:value-type="float">
            <text:p>0.976765868278249</text:p>
          </table:table-cell>
          <table:table-cell office:value-type="float" office:value="0.624564364500566" calcext:value-type="float">
            <text:p>0.624564364500566</text:p>
          </table:table-cell>
          <table:table-cell office:value-type="float" office:value="0.662864525659624" calcext:value-type="float">
            <text:p>0.662864525659624</text:p>
          </table:table-cell>
          <table:table-cell office:value-type="float" office:value="0.620555951661581" calcext:value-type="float">
            <text:p>0.620555951661581</text:p>
          </table:table-cell>
          <table:table-cell office:value-type="float" office:value="0.986286519323172" calcext:value-type="float">
            <text:p>0.986286519323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87127099887" calcext:value-type="float">
            <text:p>-125.087127099887</text:p>
          </table:table-cell>
          <table:table-cell office:value-type="float" office:value="-117.427094868075" calcext:value-type="float">
            <text:p>-117.427094868075</text:p>
          </table:table-cell>
          <table:table-cell office:value-type="float" office:value="-125.888809667684" calcext:value-type="float">
            <text:p>-125.8888096676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40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419503415405" calcext:value-type="float">
            <text:p>79.4419503415405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08" calcext:value-type="float">
            <text:p>1361108</text:p>
          </table:table-cell>
          <table:table-cell office:value-type="float" office:value="1627230" calcext:value-type="float">
            <text:p>1627230</text:p>
          </table:table-cell>
          <table:table-cell office:value-type="float" office:value="1641606" calcext:value-type="float">
            <text:p>1641606</text:p>
          </table:table-cell>
          <table:table-cell office:value-type="float" office:value="1142158" calcext:value-type="float">
            <text:p>1142158</text:p>
          </table:table-cell>
          <table:table-cell office:value-type="float" office:value="1027317" calcext:value-type="float">
            <text:p>1027317</text:p>
          </table:table-cell>
          <table:table-cell office:value-type="float" office:value="1002727" calcext:value-type="float">
            <text:p>1002727</text:p>
          </table:table-cell>
          <table:table-cell office:value-type="float" office:value="1653487" calcext:value-type="float">
            <text:p>1653487</text:p>
          </table:table-cell>
          <table:table-cell office:value-type="float" office:value="5" calcext:value-type="float">
            <text:p>5</text:p>
          </table:table-cell>
          <table:table-cell office:value-type="float" office:value="0.811283685121976" calcext:value-type="float">
            <text:p>0.811283685121976</text:p>
          </table:table-cell>
          <table:table-cell office:value-type="float" office:value="0.969904776800248" calcext:value-type="float">
            <text:p>0.969904776800248</text:p>
          </table:table-cell>
          <table:table-cell office:value-type="float" office:value="0.978473541554635" calcext:value-type="float">
            <text:p>0.978473541554635</text:p>
          </table:table-cell>
          <table:table-cell office:value-type="float" office:value="0.680779299828923" calcext:value-type="float">
            <text:p>0.680779299828923</text:p>
          </table:table-cell>
          <table:table-cell office:value-type="float" office:value="0.612328721562472" calcext:value-type="float">
            <text:p>0.612328721562472</text:p>
          </table:table-cell>
          <table:table-cell office:value-type="float" office:value="0.597671937664978" calcext:value-type="float">
            <text:p>0.597671937664978</text:p>
          </table:table-cell>
          <table:table-cell office:value-type="float" office:value="0.985555170244595" calcext:value-type="float">
            <text:p>0.985555170244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844140034215" calcext:value-type="float">
            <text:p>-113.844140034215</text:p>
          </table:table-cell>
          <table:table-cell office:value-type="float" office:value="-127.534255687506" calcext:value-type="float">
            <text:p>-127.534255687506</text:p>
          </table:table-cell>
          <table:table-cell office:value-type="float" office:value="-130.465612467004" calcext:value-type="float">
            <text:p>-130.465612467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42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3106768287" calcext:value-type="float">
            <text:p>79.453106768287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813" calcext:value-type="float">
            <text:p>1373813</text:p>
          </table:table-cell>
          <table:table-cell office:value-type="float" office:value="1634232" calcext:value-type="float">
            <text:p>1634232</text:p>
          </table:table-cell>
          <table:table-cell office:value-type="float" office:value="1641229" calcext:value-type="float">
            <text:p>1641229</text:p>
          </table:table-cell>
          <table:table-cell office:value-type="float" office:value="1070277" calcext:value-type="float">
            <text:p>1070277</text:p>
          </table:table-cell>
          <table:table-cell office:value-type="float" office:value="1006317" calcext:value-type="float">
            <text:p>1006317</text:p>
          </table:table-cell>
          <table:table-cell office:value-type="float" office:value="1120470" calcext:value-type="float">
            <text:p>1120470</text:p>
          </table:table-cell>
          <table:table-cell office:value-type="float" office:value="1649044" calcext:value-type="float">
            <text:p>1649044</text:p>
          </table:table-cell>
          <table:table-cell office:value-type="float" office:value="5" calcext:value-type="float">
            <text:p>5</text:p>
          </table:table-cell>
          <table:table-cell office:value-type="float" office:value="0.818856456143434" calcext:value-type="float">
            <text:p>0.818856456143434</text:p>
          </table:table-cell>
          <table:table-cell office:value-type="float" office:value="0.974078294524943" calcext:value-type="float">
            <text:p>0.974078294524943</text:p>
          </table:table-cell>
          <table:table-cell office:value-type="float" office:value="0.978248832017044" calcext:value-type="float">
            <text:p>0.978248832017044</text:p>
          </table:table-cell>
          <table:table-cell office:value-type="float" office:value="0.637934880010471" calcext:value-type="float">
            <text:p>0.637934880010471</text:p>
          </table:table-cell>
          <table:table-cell office:value-type="float" office:value="0.5998117446675" calcext:value-type="float">
            <text:p>0.5998117446675</text:p>
          </table:table-cell>
          <table:table-cell office:value-type="float" office:value="0.667852242929011" calcext:value-type="float">
            <text:p>0.667852242929011</text:p>
          </table:table-cell>
          <table:table-cell office:value-type="float" office:value="0.98290693556153" calcext:value-type="float">
            <text:p>0.98290693556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13023997906" calcext:value-type="float">
            <text:p>-122.413023997906</text:p>
          </table:table-cell>
          <table:table-cell office:value-type="float" office:value="-130.0376510665" calcext:value-type="float">
            <text:p>-130.0376510665</text:p>
          </table:table-cell>
          <table:table-cell office:value-type="float" office:value="-116.429551414198" calcext:value-type="float">
            <text:p>-116.429551414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44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472963394805" calcext:value-type="float">
            <text:p>79.4472963394805</text:p>
          </table:table-cell>
          <table:table-cell office:value-type="float" office:value="981.975961932687" calcext:value-type="float">
            <text:p>981.9759619326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1629547" calcext:value-type="float">
            <text:p>1629547</text:p>
          </table:table-cell>
          <table:table-cell office:value-type="float" office:value="1643868" calcext:value-type="float">
            <text:p>1643868</text:p>
          </table:table-cell>
          <table:table-cell office:value-type="float" office:value="1172219" calcext:value-type="float">
            <text:p>1172219</text:p>
          </table:table-cell>
          <table:table-cell office:value-type="float" office:value="1018380" calcext:value-type="float">
            <text:p>1018380</text:p>
          </table:table-cell>
          <table:table-cell office:value-type="float" office:value="1000225" calcext:value-type="float">
            <text:p>1000225</text:p>
          </table:table-cell>
          <table:table-cell office:value-type="float" office:value="1650891" calcext:value-type="float">
            <text:p>1650891</text:p>
          </table:table-cell>
          <table:table-cell office:value-type="float" office:value="5" calcext:value-type="float">
            <text:p>5</text:p>
          </table:table-cell>
          <table:table-cell office:value-type="float" office:value="0.801682567797013" calcext:value-type="float">
            <text:p>0.801682567797013</text:p>
          </table:table-cell>
          <table:table-cell office:value-type="float" office:value="0.971285816584327" calcext:value-type="float">
            <text:p>0.971285816584327</text:p>
          </table:table-cell>
          <table:table-cell office:value-type="float" office:value="0.979821798780179" calcext:value-type="float">
            <text:p>0.979821798780179</text:p>
          </table:table-cell>
          <table:table-cell office:value-type="float" office:value="0.698697054230816" calcext:value-type="float">
            <text:p>0.698697054230816</text:p>
          </table:table-cell>
          <table:table-cell office:value-type="float" office:value="0.607001853823883" calcext:value-type="float">
            <text:p>0.607001853823883</text:p>
          </table:table-cell>
          <table:table-cell office:value-type="float" office:value="0.59618062927492" calcext:value-type="float">
            <text:p>0.59618062927492</text:p>
          </table:table-cell>
          <table:table-cell office:value-type="float" office:value="0.984007833481769" calcext:value-type="float">
            <text:p>0.984007833481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260589153837" calcext:value-type="float">
            <text:p>-110.260589153837</text:p>
          </table:table-cell>
          <table:table-cell office:value-type="float" office:value="-128.599629235223" calcext:value-type="float">
            <text:p>-128.599629235223</text:p>
          </table:table-cell>
          <table:table-cell office:value-type="float" office:value="-130.763874145016" calcext:value-type="float">
            <text:p>-130.7638741450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46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84528087085" calcext:value-type="float">
            <text:p>79.4584528087085</text:p>
          </table:table-cell>
          <table:table-cell office:value-type="float" office:value="982.067044131868" calcext:value-type="float">
            <text:p>982.0670441318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37" calcext:value-type="float">
            <text:p>1359637</text:p>
          </table:table-cell>
          <table:table-cell office:value-type="float" office:value="1630754" calcext:value-type="float">
            <text:p>1630754</text:p>
          </table:table-cell>
          <table:table-cell office:value-type="float" office:value="1643283" calcext:value-type="float">
            <text:p>1643283</text:p>
          </table:table-cell>
          <table:table-cell office:value-type="float" office:value="1153850" calcext:value-type="float">
            <text:p>1153850</text:p>
          </table:table-cell>
          <table:table-cell office:value-type="float" office:value="1023203" calcext:value-type="float">
            <text:p>1023203</text:p>
          </table:table-cell>
          <table:table-cell office:value-type="float" office:value="1000549" calcext:value-type="float">
            <text:p>1000549</text:p>
          </table:table-cell>
          <table:table-cell office:value-type="float" office:value="1652131" calcext:value-type="float">
            <text:p>1652131</text:p>
          </table:table-cell>
          <table:table-cell office:value-type="float" office:value="5" calcext:value-type="float">
            <text:p>5</text:p>
          </table:table-cell>
          <table:table-cell office:value-type="float" office:value="0.810406900692809" calcext:value-type="float">
            <text:p>0.810406900692809</text:p>
          </table:table-cell>
          <table:table-cell office:value-type="float" office:value="0.972005244732528" calcext:value-type="float">
            <text:p>0.972005244732528</text:p>
          </table:table-cell>
          <table:table-cell office:value-type="float" office:value="0.979473111566676" calcext:value-type="float">
            <text:p>0.979473111566676</text:p>
          </table:table-cell>
          <table:table-cell office:value-type="float" office:value="0.687748275726828" calcext:value-type="float">
            <text:p>0.687748275726828</text:p>
          </table:table-cell>
          <table:table-cell office:value-type="float" office:value="0.609876586184095" calcext:value-type="float">
            <text:p>0.609876586184095</text:p>
          </table:table-cell>
          <table:table-cell office:value-type="float" office:value="0.596373748347014" calcext:value-type="float">
            <text:p>0.596373748347014</text:p>
          </table:table-cell>
          <table:table-cell office:value-type="float" office:value="0.984746931165091" calcext:value-type="float">
            <text:p>0.984746931165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450344854634" calcext:value-type="float">
            <text:p>-112.450344854634</text:p>
          </table:table-cell>
          <table:table-cell office:value-type="float" office:value="-128.024682763181" calcext:value-type="float">
            <text:p>-128.024682763181</text:p>
          </table:table-cell>
          <table:table-cell office:value-type="float" office:value="-130.725250330597" calcext:value-type="float">
            <text:p>-130.7252503305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49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31722520938" calcext:value-type="float">
            <text:p>79.431722520938</text:p>
          </table:table-cell>
          <table:table-cell office:value-type="float" office:value="981.984474681905" calcext:value-type="float">
            <text:p>981.98447468190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89" calcext:value-type="float">
            <text:p>1360289</text:p>
          </table:table-cell>
          <table:table-cell office:value-type="float" office:value="1631345" calcext:value-type="float">
            <text:p>1631345</text:p>
          </table:table-cell>
          <table:table-cell office:value-type="float" office:value="1643938" calcext:value-type="float">
            <text:p>1643938</text:p>
          </table:table-cell>
          <table:table-cell office:value-type="float" office:value="1148193" calcext:value-type="float">
            <text:p>1148193</text:p>
          </table:table-cell>
          <table:table-cell office:value-type="float" office:value="1018865" calcext:value-type="float">
            <text:p>1018865</text:p>
          </table:table-cell>
          <table:table-cell office:value-type="float" office:value="1036326" calcext:value-type="float">
            <text:p>1036326</text:p>
          </table:table-cell>
          <table:table-cell office:value-type="float" office:value="1649748" calcext:value-type="float">
            <text:p>1649748</text:p>
          </table:table-cell>
          <table:table-cell office:value-type="float" office:value="5" calcext:value-type="float">
            <text:p>5</text:p>
          </table:table-cell>
          <table:table-cell office:value-type="float" office:value="0.810795523023072" calcext:value-type="float">
            <text:p>0.810795523023072</text:p>
          </table:table-cell>
          <table:table-cell office:value-type="float" office:value="0.972357508225144" calcext:value-type="float">
            <text:p>0.972357508225144</text:p>
          </table:table-cell>
          <table:table-cell office:value-type="float" office:value="0.979863522036495" calcext:value-type="float">
            <text:p>0.979863522036495</text:p>
          </table:table-cell>
          <table:table-cell office:value-type="float" office:value="0.68437644056993" calcext:value-type="float">
            <text:p>0.68437644056993</text:p>
          </table:table-cell>
          <table:table-cell office:value-type="float" office:value="0.607290936385505" calcext:value-type="float">
            <text:p>0.607290936385505</text:p>
          </table:table-cell>
          <table:table-cell office:value-type="float" office:value="0.617698504650415" calcext:value-type="float">
            <text:p>0.617698504650415</text:p>
          </table:table-cell>
          <table:table-cell office:value-type="float" office:value="0.983326552310771" calcext:value-type="float">
            <text:p>0.983326552310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24711886014" calcext:value-type="float">
            <text:p>-113.124711886014</text:p>
          </table:table-cell>
          <table:table-cell office:value-type="float" office:value="-128.541812722899" calcext:value-type="float">
            <text:p>-128.541812722899</text:p>
          </table:table-cell>
          <table:table-cell office:value-type="float" office:value="-126.460299069917" calcext:value-type="float">
            <text:p>-126.4602990699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51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43343273442" calcext:value-type="float">
            <text:p>79.443343273442</text:p>
          </table:table-cell>
          <table:table-cell office:value-type="float" office:value="982.029023875343" calcext:value-type="float">
            <text:p>982.02902387534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622" calcext:value-type="float">
            <text:p>1372622</text:p>
          </table:table-cell>
          <table:table-cell office:value-type="float" office:value="1634699" calcext:value-type="float">
            <text:p>1634699</text:p>
          </table:table-cell>
          <table:table-cell office:value-type="float" office:value="1639445" calcext:value-type="float">
            <text:p>1639445</text:p>
          </table:table-cell>
          <table:table-cell office:value-type="float" office:value="1064584" calcext:value-type="float">
            <text:p>1064584</text:p>
          </table:table-cell>
          <table:table-cell office:value-type="float" office:value="1031738" calcext:value-type="float">
            <text:p>1031738</text:p>
          </table:table-cell>
          <table:table-cell office:value-type="float" office:value="1124790" calcext:value-type="float">
            <text:p>1124790</text:p>
          </table:table-cell>
          <table:table-cell office:value-type="float" office:value="1650866" calcext:value-type="float">
            <text:p>1650866</text:p>
          </table:table-cell>
          <table:table-cell office:value-type="float" office:value="5" calcext:value-type="float">
            <text:p>5</text:p>
          </table:table-cell>
          <table:table-cell office:value-type="float" office:value="0.818146564739533" calcext:value-type="float">
            <text:p>0.818146564739533</text:p>
          </table:table-cell>
          <table:table-cell office:value-type="float" office:value="0.974356648249227" calcext:value-type="float">
            <text:p>0.974356648249227</text:p>
          </table:table-cell>
          <table:table-cell office:value-type="float" office:value="0.97718548502749" calcext:value-type="float">
            <text:p>0.97718548502749</text:p>
          </table:table-cell>
          <table:table-cell office:value-type="float" office:value="0.634541587178896" calcext:value-type="float">
            <text:p>0.634541587178896</text:p>
          </table:table-cell>
          <table:table-cell office:value-type="float" office:value="0.614963843222123" calcext:value-type="float">
            <text:p>0.614963843222123</text:p>
          </table:table-cell>
          <table:table-cell office:value-type="float" office:value="0.670427163890262" calcext:value-type="float">
            <text:p>0.670427163890262</text:p>
          </table:table-cell>
          <table:table-cell office:value-type="float" office:value="0.983992932318798" calcext:value-type="float">
            <text:p>0.9839929323187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91682564221" calcext:value-type="float">
            <text:p>-123.091682564221</text:p>
          </table:table-cell>
          <table:table-cell office:value-type="float" office:value="-127.007231355575" calcext:value-type="float">
            <text:p>-127.007231355575</text:p>
          </table:table-cell>
          <table:table-cell office:value-type="float" office:value="-115.914567221948" calcext:value-type="float">
            <text:p>-115.9145672219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53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521778798508" calcext:value-type="float">
            <text:p>79.4521778798508</text:p>
          </table:table-cell>
          <table:table-cell office:value-type="float" office:value="981.994971890089" calcext:value-type="float">
            <text:p>981.9949718900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94" calcext:value-type="float">
            <text:p>1371994</text:p>
          </table:table-cell>
          <table:table-cell office:value-type="float" office:value="1630468" calcext:value-type="float">
            <text:p>1630468</text:p>
          </table:table-cell>
          <table:table-cell office:value-type="float" office:value="1641416" calcext:value-type="float">
            <text:p>1641416</text:p>
          </table:table-cell>
          <table:table-cell office:value-type="float" office:value="1096519" calcext:value-type="float">
            <text:p>1096519</text:p>
          </table:table-cell>
          <table:table-cell office:value-type="float" office:value="1068450" calcext:value-type="float">
            <text:p>1068450</text:p>
          </table:table-cell>
          <table:table-cell office:value-type="float" office:value="1016098" calcext:value-type="float">
            <text:p>1016098</text:p>
          </table:table-cell>
          <table:table-cell office:value-type="float" office:value="1654362" calcext:value-type="float">
            <text:p>1654362</text:p>
          </table:table-cell>
          <table:table-cell office:value-type="float" office:value="5" calcext:value-type="float">
            <text:p>5</text:p>
          </table:table-cell>
          <table:table-cell office:value-type="float" office:value="0.817772247525721" calcext:value-type="float">
            <text:p>0.817772247525721</text:p>
          </table:table-cell>
          <table:table-cell office:value-type="float" office:value="0.971834775428149" calcext:value-type="float">
            <text:p>0.971834775428149</text:p>
          </table:table-cell>
          <table:table-cell office:value-type="float" office:value="0.978360292716061" calcext:value-type="float">
            <text:p>0.978360292716061</text:p>
          </table:table-cell>
          <table:table-cell office:value-type="float" office:value="0.653576332757036" calcext:value-type="float">
            <text:p>0.653576332757036</text:p>
          </table:table-cell>
          <table:table-cell office:value-type="float" office:value="0.636845903020609" calcext:value-type="float">
            <text:p>0.636845903020609</text:p>
          </table:table-cell>
          <table:table-cell office:value-type="float" office:value="0.605641675667963" calcext:value-type="float">
            <text:p>0.605641675667963</text:p>
          </table:table-cell>
          <table:table-cell office:value-type="float" office:value="0.986076710948552" calcext:value-type="float">
            <text:p>0.986076710948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284733448593" calcext:value-type="float">
            <text:p>-119.284733448593</text:p>
          </table:table-cell>
          <table:table-cell office:value-type="float" office:value="-122.630819395878" calcext:value-type="float">
            <text:p>-122.630819395878</text:p>
          </table:table-cell>
          <table:table-cell office:value-type="float" office:value="-128.871664866407" calcext:value-type="float">
            <text:p>-128.8716648664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55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468319500909" calcext:value-type="float">
            <text:p>79.4468319500909</text:p>
          </table:table-cell>
          <table:table-cell office:value-type="float" office:value="982.077540031791" calcext:value-type="float">
            <text:p>982.07754003179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095" calcext:value-type="float">
            <text:p>1348095</text:p>
          </table:table-cell>
          <table:table-cell office:value-type="float" office:value="1627769" calcext:value-type="float">
            <text:p>1627769</text:p>
          </table:table-cell>
          <table:table-cell office:value-type="float" office:value="1643833" calcext:value-type="float">
            <text:p>1643833</text:p>
          </table:table-cell>
          <table:table-cell office:value-type="float" office:value="1173507" calcext:value-type="float">
            <text:p>1173507</text:p>
          </table:table-cell>
          <table:table-cell office:value-type="float" office:value="1019037" calcext:value-type="float">
            <text:p>1019037</text:p>
          </table:table-cell>
          <table:table-cell office:value-type="float" office:value="1004717" calcext:value-type="float">
            <text:p>1004717</text:p>
          </table:table-cell>
          <table:table-cell office:value-type="float" office:value="1650687" calcext:value-type="float">
            <text:p>1650687</text:p>
          </table:table-cell>
          <table:table-cell office:value-type="float" office:value="5" calcext:value-type="float">
            <text:p>5</text:p>
          </table:table-cell>
          <table:table-cell office:value-type="float" office:value="0.803527331772725" calcext:value-type="float">
            <text:p>0.803527331772725</text:p>
          </table:table-cell>
          <table:table-cell office:value-type="float" office:value="0.970226045873886" calcext:value-type="float">
            <text:p>0.970226045873886</text:p>
          </table:table-cell>
          <table:table-cell office:value-type="float" office:value="0.97980093715202" calcext:value-type="float">
            <text:p>0.97980093715202</text:p>
          </table:table-cell>
          <table:table-cell office:value-type="float" office:value="0.699464762147041" calcext:value-type="float">
            <text:p>0.699464762147041</text:p>
          </table:table-cell>
          <table:table-cell office:value-type="float" office:value="0.60739345638674" calcext:value-type="float">
            <text:p>0.60739345638674</text:p>
          </table:table-cell>
          <table:table-cell office:value-type="float" office:value="0.598858070237407" calcext:value-type="float">
            <text:p>0.598858070237407</text:p>
          </table:table-cell>
          <table:table-cell office:value-type="float" office:value="0.983886239991932" calcext:value-type="float">
            <text:p>0.983886239991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07047570592" calcext:value-type="float">
            <text:p>-110.107047570592</text:p>
          </table:table-cell>
          <table:table-cell office:value-type="float" office:value="-128.521308722652" calcext:value-type="float">
            <text:p>-128.521308722652</text:p>
          </table:table-cell>
          <table:table-cell office:value-type="float" office:value="-130.228385952519" calcext:value-type="float">
            <text:p>-130.2283859525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4:57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37988405637" calcext:value-type="float">
            <text:p>79.4637988405637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20" calcext:value-type="float">
            <text:p>1360220</text:p>
          </table:table-cell>
          <table:table-cell office:value-type="float" office:value="1630983" calcext:value-type="float">
            <text:p>1630983</text:p>
          </table:table-cell>
          <table:table-cell office:value-type="float" office:value="1643752" calcext:value-type="float">
            <text:p>1643752</text:p>
          </table:table-cell>
          <table:table-cell office:value-type="float" office:value="1148309" calcext:value-type="float">
            <text:p>1148309</text:p>
          </table:table-cell>
          <table:table-cell office:value-type="float" office:value="1018207" calcext:value-type="float">
            <text:p>1018207</text:p>
          </table:table-cell>
          <table:table-cell office:value-type="float" office:value="1035824" calcext:value-type="float">
            <text:p>1035824</text:p>
          </table:table-cell>
          <table:table-cell office:value-type="float" office:value="1649592" calcext:value-type="float">
            <text:p>1649592</text:p>
          </table:table-cell>
          <table:table-cell office:value-type="float" office:value="5" calcext:value-type="float">
            <text:p>5</text:p>
          </table:table-cell>
          <table:table-cell office:value-type="float" office:value="0.810754395813274" calcext:value-type="float">
            <text:p>0.810754395813274</text:p>
          </table:table-cell>
          <table:table-cell office:value-type="float" office:value="0.972141739385335" calcext:value-type="float">
            <text:p>0.972141739385335</text:p>
          </table:table-cell>
          <table:table-cell office:value-type="float" office:value="0.979752657383997" calcext:value-type="float">
            <text:p>0.979752657383997</text:p>
          </table:table-cell>
          <table:table-cell office:value-type="float" office:value="0.684445581966112" calcext:value-type="float">
            <text:p>0.684445581966112</text:p>
          </table:table-cell>
          <table:table-cell office:value-type="float" office:value="0.606898737776129" calcext:value-type="float">
            <text:p>0.606898737776129</text:p>
          </table:table-cell>
          <table:table-cell office:value-type="float" office:value="0.617399289297973" calcext:value-type="float">
            <text:p>0.617399289297973</text:p>
          </table:table-cell>
          <table:table-cell office:value-type="float" office:value="0.983233569053837" calcext:value-type="float">
            <text:p>0.9832335690538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10883606778" calcext:value-type="float">
            <text:p>-113.110883606778</text:p>
          </table:table-cell>
          <table:table-cell office:value-type="float" office:value="-128.620252444774" calcext:value-type="float">
            <text:p>-128.620252444774</text:p>
          </table:table-cell>
          <table:table-cell office:value-type="float" office:value="-126.520142140405" calcext:value-type="float">
            <text:p>-126.5201421404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00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84528087085" calcext:value-type="float">
            <text:p>79.4584528087085</text:p>
          </table:table-cell>
          <table:table-cell office:value-type="float" office:value="982.067044131868" calcext:value-type="float">
            <text:p>982.0670441318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63" calcext:value-type="float">
            <text:p>1374563</text:p>
          </table:table-cell>
          <table:table-cell office:value-type="float" office:value="1634387" calcext:value-type="float">
            <text:p>1634387</text:p>
          </table:table-cell>
          <table:table-cell office:value-type="float" office:value="1642112" calcext:value-type="float">
            <text:p>1642112</text:p>
          </table:table-cell>
          <table:table-cell office:value-type="float" office:value="1077159" calcext:value-type="float">
            <text:p>1077159</text:p>
          </table:table-cell>
          <table:table-cell office:value-type="float" office:value="1008297" calcext:value-type="float">
            <text:p>1008297</text:p>
          </table:table-cell>
          <table:table-cell office:value-type="float" office:value="1111948" calcext:value-type="float">
            <text:p>1111948</text:p>
          </table:table-cell>
          <table:table-cell office:value-type="float" office:value="1648841" calcext:value-type="float">
            <text:p>1648841</text:p>
          </table:table-cell>
          <table:table-cell office:value-type="float" office:value="5" calcext:value-type="float">
            <text:p>5</text:p>
          </table:table-cell>
          <table:table-cell office:value-type="float" office:value="0.81930349103254" calcext:value-type="float">
            <text:p>0.81930349103254</text:p>
          </table:table-cell>
          <table:table-cell office:value-type="float" office:value="0.974170681735358" calcext:value-type="float">
            <text:p>0.974170681735358</text:p>
          </table:table-cell>
          <table:table-cell office:value-type="float" office:value="0.978775141093152" calcext:value-type="float">
            <text:p>0.978775141093152</text:p>
          </table:table-cell>
          <table:table-cell office:value-type="float" office:value="0.642036872152909" calcext:value-type="float">
            <text:p>0.642036872152909</text:p>
          </table:table-cell>
          <table:table-cell office:value-type="float" office:value="0.60099191677474" calcext:value-type="float">
            <text:p>0.60099191677474</text:p>
          </table:table-cell>
          <table:table-cell office:value-type="float" office:value="0.662772734495727" calcext:value-type="float">
            <text:p>0.662772734495727</text:p>
          </table:table-cell>
          <table:table-cell office:value-type="float" office:value="0.982785938118212" calcext:value-type="float">
            <text:p>0.982785938118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592625569418" calcext:value-type="float">
            <text:p>-121.592625569418</text:p>
          </table:table-cell>
          <table:table-cell office:value-type="float" office:value="-129.801616645052" calcext:value-type="float">
            <text:p>-129.801616645052</text:p>
          </table:table-cell>
          <table:table-cell office:value-type="float" office:value="-117.445453100855" calcext:value-type="float">
            <text:p>-117.4454531008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02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798368847314" calcext:value-type="float">
            <text:p>79.4798368847314</text:p>
          </table:table-cell>
          <table:table-cell office:value-type="float" office:value="982.039520960083" calcext:value-type="float">
            <text:p>982.03952096008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09" calcext:value-type="float">
            <text:p>1364809</text:p>
          </table:table-cell>
          <table:table-cell office:value-type="float" office:value="1635789" calcext:value-type="float">
            <text:p>1635789</text:p>
          </table:table-cell>
          <table:table-cell office:value-type="float" office:value="1640609" calcext:value-type="float">
            <text:p>1640609</text:p>
          </table:table-cell>
          <table:table-cell office:value-type="float" office:value="1065529" calcext:value-type="float">
            <text:p>1065529</text:p>
          </table:table-cell>
          <table:table-cell office:value-type="float" office:value="1017467" calcext:value-type="float">
            <text:p>1017467</text:p>
          </table:table-cell>
          <table:table-cell office:value-type="float" office:value="1132637" calcext:value-type="float">
            <text:p>1132637</text:p>
          </table:table-cell>
          <table:table-cell office:value-type="float" office:value="1652536" calcext:value-type="float">
            <text:p>1652536</text:p>
          </table:table-cell>
          <table:table-cell office:value-type="float" office:value="5" calcext:value-type="float">
            <text:p>5</text:p>
          </table:table-cell>
          <table:table-cell office:value-type="float" office:value="0.813489653288085" calcext:value-type="float">
            <text:p>0.813489653288085</text:p>
          </table:table-cell>
          <table:table-cell office:value-type="float" office:value="0.975006338954728" calcext:value-type="float">
            <text:p>0.975006338954728</text:p>
          </table:table-cell>
          <table:table-cell office:value-type="float" office:value="0.977879283175383" calcext:value-type="float">
            <text:p>0.977879283175383</text:p>
          </table:table-cell>
          <table:table-cell office:value-type="float" office:value="0.63510485113917" calcext:value-type="float">
            <text:p>0.63510485113917</text:p>
          </table:table-cell>
          <table:table-cell office:value-type="float" office:value="0.606457663352211" calcext:value-type="float">
            <text:p>0.606457663352211</text:p>
          </table:table-cell>
          <table:table-cell office:value-type="float" office:value="0.67510434092335" calcext:value-type="float">
            <text:p>0.67510434092335</text:p>
          </table:table-cell>
          <table:table-cell office:value-type="float" office:value="0.984988330005208" calcext:value-type="float">
            <text:p>0.984988330005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79029772166" calcext:value-type="float">
            <text:p>-122.979029772166</text:p>
          </table:table-cell>
          <table:table-cell office:value-type="float" office:value="-128.708467329558" calcext:value-type="float">
            <text:p>-128.708467329558</text:p>
          </table:table-cell>
          <table:table-cell office:value-type="float" office:value="-114.97913181533" calcext:value-type="float">
            <text:p>-114.979131815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04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91448638526" calcext:value-type="float">
            <text:p>79.4691448638526</text:p>
          </table:table-cell>
          <table:table-cell office:value-type="float" office:value="982.039520960083" calcext:value-type="float">
            <text:p>982.03952096008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834" calcext:value-type="float">
            <text:p>1345834</text:p>
          </table:table-cell>
          <table:table-cell office:value-type="float" office:value="1632799" calcext:value-type="float">
            <text:p>1632799</text:p>
          </table:table-cell>
          <table:table-cell office:value-type="float" office:value="1638760" calcext:value-type="float">
            <text:p>1638760</text:p>
          </table:table-cell>
          <table:table-cell office:value-type="float" office:value="1049839" calcext:value-type="float">
            <text:p>1049839</text:p>
          </table:table-cell>
          <table:table-cell office:value-type="float" office:value="1103499" calcext:value-type="float">
            <text:p>1103499</text:p>
          </table:table-cell>
          <table:table-cell office:value-type="float" office:value="1053350" calcext:value-type="float">
            <text:p>1053350</text:p>
          </table:table-cell>
          <table:table-cell office:value-type="float" office:value="1654340" calcext:value-type="float">
            <text:p>1654340</text:p>
          </table:table-cell>
          <table:table-cell office:value-type="float" office:value="5" calcext:value-type="float">
            <text:p>5</text:p>
          </table:table-cell>
          <table:table-cell office:value-type="float" office:value="0.802179670593699" calcext:value-type="float">
            <text:p>0.802179670593699</text:p>
          </table:table-cell>
          <table:table-cell office:value-type="float" office:value="0.973224159863491" calcext:value-type="float">
            <text:p>0.973224159863491</text:p>
          </table:table-cell>
          <table:table-cell office:value-type="float" office:value="0.976777193162106" calcext:value-type="float">
            <text:p>0.976777193162106</text:p>
          </table:table-cell>
          <table:table-cell office:value-type="float" office:value="0.62575288125907" calcext:value-type="float">
            <text:p>0.62575288125907</text:p>
          </table:table-cell>
          <table:table-cell office:value-type="float" office:value="0.657736737458317" calcext:value-type="float">
            <text:p>0.657736737458317</text:p>
          </table:table-cell>
          <table:table-cell office:value-type="float" office:value="0.627845600586605" calcext:value-type="float">
            <text:p>0.627845600586605</text:p>
          </table:table-cell>
          <table:table-cell office:value-type="float" office:value="0.986063597925138" calcext:value-type="float">
            <text:p>0.986063597925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49423748186" calcext:value-type="float">
            <text:p>-124.849423748186</text:p>
          </table:table-cell>
          <table:table-cell office:value-type="float" office:value="-118.452652508337" calcext:value-type="float">
            <text:p>-118.452652508337</text:p>
          </table:table-cell>
          <table:table-cell office:value-type="float" office:value="-124.430879882679" calcext:value-type="float">
            <text:p>-124.430879882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06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793721472318" calcext:value-type="float">
            <text:p>79.4793721472318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360" calcext:value-type="float">
            <text:p>1358360</text:p>
          </table:table-cell>
          <table:table-cell office:value-type="float" office:value="1630847" calcext:value-type="float">
            <text:p>1630847</text:p>
          </table:table-cell>
          <table:table-cell office:value-type="float" office:value="1639147" calcext:value-type="float">
            <text:p>1639147</text:p>
          </table:table-cell>
          <table:table-cell office:value-type="float" office:value="1042700" calcext:value-type="float">
            <text:p>1042700</text:p>
          </table:table-cell>
          <table:table-cell office:value-type="float" office:value="1127922" calcext:value-type="float">
            <text:p>1127922</text:p>
          </table:table-cell>
          <table:table-cell office:value-type="float" office:value="1030970" calcext:value-type="float">
            <text:p>1030970</text:p>
          </table:table-cell>
          <table:table-cell office:value-type="float" office:value="1655114" calcext:value-type="float">
            <text:p>1655114</text:p>
          </table:table-cell>
          <table:table-cell office:value-type="float" office:value="5" calcext:value-type="float">
            <text:p>5</text:p>
          </table:table-cell>
          <table:table-cell office:value-type="float" office:value="0.809645749288291" calcext:value-type="float">
            <text:p>0.809645749288291</text:p>
          </table:table-cell>
          <table:table-cell office:value-type="float" office:value="0.972060677058777" calcext:value-type="float">
            <text:p>0.972060677058777</text:p>
          </table:table-cell>
          <table:table-cell office:value-type="float" office:value="0.977007863164885" calcext:value-type="float">
            <text:p>0.977007863164885</text:p>
          </table:table-cell>
          <table:table-cell office:value-type="float" office:value="0.621497705161298" calcext:value-type="float">
            <text:p>0.621497705161298</text:p>
          </table:table-cell>
          <table:table-cell office:value-type="float" office:value="0.672293981587169" calcext:value-type="float">
            <text:p>0.672293981587169</text:p>
          </table:table-cell>
          <table:table-cell office:value-type="float" office:value="0.614506079495678" calcext:value-type="float">
            <text:p>0.614506079495678</text:p>
          </table:table-cell>
          <table:table-cell office:value-type="float" office:value="0.986524937930696" calcext:value-type="float">
            <text:p>0.986524937930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70045896774" calcext:value-type="float">
            <text:p>-125.70045896774</text:p>
          </table:table-cell>
          <table:table-cell office:value-type="float" office:value="-115.541203682566" calcext:value-type="float">
            <text:p>-115.541203682566</text:p>
          </table:table-cell>
          <table:table-cell office:value-type="float" office:value="-127.098784100864" calcext:value-type="float">
            <text:p>-127.09878410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08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91448638526" calcext:value-type="float">
            <text:p>79.4691448638526</text:p>
          </table:table-cell>
          <table:table-cell office:value-type="float" office:value="982.067044131868" calcext:value-type="float">
            <text:p>982.0670441318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288" calcext:value-type="float">
            <text:p>1372288</text:p>
          </table:table-cell>
          <table:table-cell office:value-type="float" office:value="1629631" calcext:value-type="float">
            <text:p>1629631</text:p>
          </table:table-cell>
          <table:table-cell office:value-type="float" office:value="1639902" calcext:value-type="float">
            <text:p>1639902</text:p>
          </table:table-cell>
          <table:table-cell office:value-type="float" office:value="1064600" calcext:value-type="float">
            <text:p>1064600</text:p>
          </table:table-cell>
          <table:table-cell office:value-type="float" office:value="1116207" calcext:value-type="float">
            <text:p>1116207</text:p>
          </table:table-cell>
          <table:table-cell office:value-type="float" office:value="1024922" calcext:value-type="float">
            <text:p>1024922</text:p>
          </table:table-cell>
          <table:table-cell office:value-type="float" office:value="1655302" calcext:value-type="float">
            <text:p>1655302</text:p>
          </table:table-cell>
          <table:table-cell office:value-type="float" office:value="5" calcext:value-type="float">
            <text:p>5</text:p>
          </table:table-cell>
          <table:table-cell office:value-type="float" office:value="0.817947485202251" calcext:value-type="float">
            <text:p>0.817947485202251</text:p>
          </table:table-cell>
          <table:table-cell office:value-type="float" office:value="0.971335884491907" calcext:value-type="float">
            <text:p>0.971335884491907</text:p>
          </table:table-cell>
          <table:table-cell office:value-type="float" office:value="0.977457878286586" calcext:value-type="float">
            <text:p>0.977457878286586</text:p>
          </table:table-cell>
          <table:table-cell office:value-type="float" office:value="0.634551123923197" calcext:value-type="float">
            <text:p>0.634551123923197</text:p>
          </table:table-cell>
          <table:table-cell office:value-type="float" office:value="0.665311296619331" calcext:value-type="float">
            <text:p>0.665311296619331</text:p>
          </table:table-cell>
          <table:table-cell office:value-type="float" office:value="0.610901190149926" calcext:value-type="float">
            <text:p>0.610901190149926</text:p>
          </table:table-cell>
          <table:table-cell office:value-type="float" office:value="0.986636994676232" calcext:value-type="float">
            <text:p>0.986636994676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89775215361" calcext:value-type="float">
            <text:p>-123.089775215361</text:p>
          </table:table-cell>
          <table:table-cell office:value-type="float" office:value="-116.937740676134" calcext:value-type="float">
            <text:p>-116.937740676134</text:p>
          </table:table-cell>
          <table:table-cell office:value-type="float" office:value="-127.819761970015" calcext:value-type="float">
            <text:p>-127.8197619700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10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91448638526" calcext:value-type="float">
            <text:p>79.4691448638526</text:p>
          </table:table-cell>
          <table:table-cell office:value-type="float" office:value="982.067044131868" calcext:value-type="float">
            <text:p>982.0670441318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477" calcext:value-type="float">
            <text:p>1349477</text:p>
          </table:table-cell>
          <table:table-cell office:value-type="float" office:value="1629599" calcext:value-type="float">
            <text:p>1629599</text:p>
          </table:table-cell>
          <table:table-cell office:value-type="float" office:value="1641747" calcext:value-type="float">
            <text:p>1641747</text:p>
          </table:table-cell>
          <table:table-cell office:value-type="float" office:value="1159977" calcext:value-type="float">
            <text:p>1159977</text:p>
          </table:table-cell>
          <table:table-cell office:value-type="float" office:value="1019291" calcext:value-type="float">
            <text:p>1019291</text:p>
          </table:table-cell>
          <table:table-cell office:value-type="float" office:value="996227" calcext:value-type="float">
            <text:p>996227</text:p>
          </table:table-cell>
          <table:table-cell office:value-type="float" office:value="1652843" calcext:value-type="float">
            <text:p>1652843</text:p>
          </table:table-cell>
          <table:table-cell office:value-type="float" office:value="5" calcext:value-type="float">
            <text:p>5</text:p>
          </table:table-cell>
          <table:table-cell office:value-type="float" office:value="0.804351068061717" calcext:value-type="float">
            <text:p>0.804351068061717</text:p>
          </table:table-cell>
          <table:table-cell office:value-type="float" office:value="0.971316811003305" calcext:value-type="float">
            <text:p>0.971316811003305</text:p>
          </table:table-cell>
          <table:table-cell office:value-type="float" office:value="0.978557584113787" calcext:value-type="float">
            <text:p>0.978557584113787</text:p>
          </table:table-cell>
          <table:table-cell office:value-type="float" office:value="0.691400252747566" calcext:value-type="float">
            <text:p>0.691400252747566</text:p>
          </table:table-cell>
          <table:table-cell office:value-type="float" office:value="0.607544852202517" calcext:value-type="float">
            <text:p>0.607544852202517</text:p>
          </table:table-cell>
          <table:table-cell office:value-type="float" office:value="0.593797635292725" calcext:value-type="float">
            <text:p>0.593797635292725</text:p>
          </table:table-cell>
          <table:table-cell office:value-type="float" office:value="0.985171316286482" calcext:value-type="float">
            <text:p>0.985171316286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719949450487" calcext:value-type="float">
            <text:p>-111.719949450487</text:p>
          </table:table-cell>
          <table:table-cell office:value-type="float" office:value="-128.491029559497" calcext:value-type="float">
            <text:p>-128.491029559497</text:p>
          </table:table-cell>
          <table:table-cell office:value-type="float" office:value="-131.240472941455" calcext:value-type="float">
            <text:p>-131.2404729414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13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575238010447" calcext:value-type="float">
            <text:p>79.4575238010447</text:p>
          </table:table-cell>
          <table:table-cell office:value-type="float" office:value="981.994971890089" calcext:value-type="float">
            <text:p>981.9949718900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427" calcext:value-type="float">
            <text:p>1345427</text:p>
          </table:table-cell>
          <table:table-cell office:value-type="float" office:value="1630120" calcext:value-type="float">
            <text:p>1630120</text:p>
          </table:table-cell>
          <table:table-cell office:value-type="float" office:value="1644122" calcext:value-type="float">
            <text:p>1644122</text:p>
          </table:table-cell>
          <table:table-cell office:value-type="float" office:value="1172939" calcext:value-type="float">
            <text:p>1172939</text:p>
          </table:table-cell>
          <table:table-cell office:value-type="float" office:value="1016813" calcext:value-type="float">
            <text:p>1016813</text:p>
          </table:table-cell>
          <table:table-cell office:value-type="float" office:value="1004824" calcext:value-type="float">
            <text:p>1004824</text:p>
          </table:table-cell>
          <table:table-cell office:value-type="float" office:value="1651175" calcext:value-type="float">
            <text:p>1651175</text:p>
          </table:table-cell>
          <table:table-cell office:value-type="float" office:value="5" calcext:value-type="float">
            <text:p>5</text:p>
          </table:table-cell>
          <table:table-cell office:value-type="float" office:value="0.801937079660544" calcext:value-type="float">
            <text:p>0.801937079660544</text:p>
          </table:table-cell>
          <table:table-cell office:value-type="float" office:value="0.971627351239604" calcext:value-type="float">
            <text:p>0.971627351239604</text:p>
          </table:table-cell>
          <table:table-cell office:value-type="float" office:value="0.979973194595956" calcext:value-type="float">
            <text:p>0.979973194595956</text:p>
          </table:table-cell>
          <table:table-cell office:value-type="float" office:value="0.699126207724358" calcext:value-type="float">
            <text:p>0.699126207724358</text:p>
          </table:table-cell>
          <table:table-cell office:value-type="float" office:value="0.60606784892891" calcext:value-type="float">
            <text:p>0.60606784892891</text:p>
          </table:table-cell>
          <table:table-cell office:value-type="float" office:value="0.598921847214919" calcext:value-type="float">
            <text:p>0.598921847214919</text:p>
          </table:table-cell>
          <table:table-cell office:value-type="float" office:value="0.98417711069311" calcext:value-type="float">
            <text:p>0.98417711069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74758455129" calcext:value-type="float">
            <text:p>-110.174758455129</text:p>
          </table:table-cell>
          <table:table-cell office:value-type="float" office:value="-128.786430214218" calcext:value-type="float">
            <text:p>-128.786430214218</text:p>
          </table:table-cell>
          <table:table-cell office:value-type="float" office:value="-130.215630557016" calcext:value-type="float">
            <text:p>-130.2156305570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15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633342819037" calcext:value-type="float">
            <text:p>79.4633342819037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178" calcext:value-type="float">
            <text:p>1372178</text:p>
          </table:table-cell>
          <table:table-cell office:value-type="float" office:value="1634623" calcext:value-type="float">
            <text:p>1634623</text:p>
          </table:table-cell>
          <table:table-cell office:value-type="float" office:value="1640727" calcext:value-type="float">
            <text:p>1640727</text:p>
          </table:table-cell>
          <table:table-cell office:value-type="float" office:value="1082203" calcext:value-type="float">
            <text:p>1082203</text:p>
          </table:table-cell>
          <table:table-cell office:value-type="float" office:value="1007825" calcext:value-type="float">
            <text:p>1007825</text:p>
          </table:table-cell>
          <table:table-cell office:value-type="float" office:value="1107060" calcext:value-type="float">
            <text:p>1107060</text:p>
          </table:table-cell>
          <table:table-cell office:value-type="float" office:value="1646089" calcext:value-type="float">
            <text:p>1646089</text:p>
          </table:table-cell>
          <table:table-cell office:value-type="float" office:value="5" calcext:value-type="float">
            <text:p>5</text:p>
          </table:table-cell>
          <table:table-cell office:value-type="float" office:value="0.817881920085182" calcext:value-type="float">
            <text:p>0.817881920085182</text:p>
          </table:table-cell>
          <table:table-cell office:value-type="float" office:value="0.974311348713797" calcext:value-type="float">
            <text:p>0.974311348713797</text:p>
          </table:table-cell>
          <table:table-cell office:value-type="float" office:value="0.977949616664602" calcext:value-type="float">
            <text:p>0.977949616664602</text:p>
          </table:table-cell>
          <table:table-cell office:value-type="float" office:value="0.645043330793778" calcext:value-type="float">
            <text:p>0.645043330793778</text:p>
          </table:table-cell>
          <table:table-cell office:value-type="float" office:value="0.600710582817862" calcext:value-type="float">
            <text:p>0.600710582817862</text:p>
          </table:table-cell>
          <table:table-cell office:value-type="float" office:value="0.659859259111793" calcext:value-type="float">
            <text:p>0.659859259111793</text:p>
          </table:table-cell>
          <table:table-cell office:value-type="float" office:value="0.981145618098452" calcext:value-type="float">
            <text:p>0.981145618098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991333841244" calcext:value-type="float">
            <text:p>-120.991333841244</text:p>
          </table:table-cell>
          <table:table-cell office:value-type="float" office:value="-129.857883436428" calcext:value-type="float">
            <text:p>-129.857883436428</text:p>
          </table:table-cell>
          <table:table-cell office:value-type="float" office:value="-118.028148177641" calcext:value-type="float">
            <text:p>-118.0281481776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17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740262006885" calcext:value-type="float">
            <text:p>79.4740262006885</text:p>
          </table:table-cell>
          <table:table-cell office:value-type="float" office:value="982.086053660464" calcext:value-type="float">
            <text:p>982.08605366046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744" calcext:value-type="float">
            <text:p>1350744</text:p>
          </table:table-cell>
          <table:table-cell office:value-type="float" office:value="1634636" calcext:value-type="float">
            <text:p>1634636</text:p>
          </table:table-cell>
          <table:table-cell office:value-type="float" office:value="1639380" calcext:value-type="float">
            <text:p>1639380</text:p>
          </table:table-cell>
          <table:table-cell office:value-type="float" office:value="1053357" calcext:value-type="float">
            <text:p>1053357</text:p>
          </table:table-cell>
          <table:table-cell office:value-type="float" office:value="1091571" calcext:value-type="float">
            <text:p>1091571</text:p>
          </table:table-cell>
          <table:table-cell office:value-type="float" office:value="1055430" calcext:value-type="float">
            <text:p>1055430</text:p>
          </table:table-cell>
          <table:table-cell office:value-type="float" office:value="1654614" calcext:value-type="float">
            <text:p>1654614</text:p>
          </table:table-cell>
          <table:table-cell office:value-type="float" office:value="5" calcext:value-type="float">
            <text:p>5</text:p>
          </table:table-cell>
          <table:table-cell office:value-type="float" office:value="0.805106259001047" calcext:value-type="float">
            <text:p>0.805106259001047</text:p>
          </table:table-cell>
          <table:table-cell office:value-type="float" office:value="0.974319097318542" calcext:value-type="float">
            <text:p>0.974319097318542</text:p>
          </table:table-cell>
          <table:table-cell office:value-type="float" office:value="0.977146742003768" calcext:value-type="float">
            <text:p>0.977146742003768</text:p>
          </table:table-cell>
          <table:table-cell office:value-type="float" office:value="0.627849772912237" calcext:value-type="float">
            <text:p>0.627849772912237</text:p>
          </table:table-cell>
          <table:table-cell office:value-type="float" office:value="0.650627094581973" calcext:value-type="float">
            <text:p>0.650627094581973</text:p>
          </table:table-cell>
          <table:table-cell office:value-type="float" office:value="0.629085377345726" calcext:value-type="float">
            <text:p>0.629085377345726</text:p>
          </table:table-cell>
          <table:table-cell office:value-type="float" office:value="0.986226914671292" calcext:value-type="float">
            <text:p>0.986226914671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430045417553" calcext:value-type="float">
            <text:p>-124.430045417553</text:p>
          </table:table-cell>
          <table:table-cell office:value-type="float" office:value="-119.874581083605" calcext:value-type="float">
            <text:p>-119.874581083605</text:p>
          </table:table-cell>
          <table:table-cell office:value-type="float" office:value="-124.182924530855" calcext:value-type="float">
            <text:p>-124.1829245308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19</text:p>
          </table:table-cell>
          <table:table-cell office:value-type="float" office:value="25.7314418503083" calcext:value-type="float">
            <text:p>25.7314418503083</text:p>
          </table:table-cell>
          <table:table-cell office:value-type="float" office:value="79.4735615132311" calcext:value-type="float">
            <text:p>79.4735615132311</text:p>
          </table:table-cell>
          <table:table-cell office:value-type="float" office:value="982.050017296094" calcext:value-type="float">
            <text:p>982.0500172960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157" calcext:value-type="float">
            <text:p>1357157</text:p>
          </table:table-cell>
          <table:table-cell office:value-type="float" office:value="1629483" calcext:value-type="float">
            <text:p>1629483</text:p>
          </table:table-cell>
          <table:table-cell office:value-type="float" office:value="1643707" calcext:value-type="float">
            <text:p>1643707</text:p>
          </table:table-cell>
          <table:table-cell office:value-type="float" office:value="1150105" calcext:value-type="float">
            <text:p>1150105</text:p>
          </table:table-cell>
          <table:table-cell office:value-type="float" office:value="1020347" calcext:value-type="float">
            <text:p>1020347</text:p>
          </table:table-cell>
          <table:table-cell office:value-type="float" office:value="998240" calcext:value-type="float">
            <text:p>998240</text:p>
          </table:table-cell>
          <table:table-cell office:value-type="float" office:value="1653341" calcext:value-type="float">
            <text:p>1653341</text:p>
          </table:table-cell>
          <table:table-cell office:value-type="float" office:value="5" calcext:value-type="float">
            <text:p>5</text:p>
          </table:table-cell>
          <table:table-cell office:value-type="float" office:value="0.808928705326164" calcext:value-type="float">
            <text:p>0.808928705326164</text:p>
          </table:table-cell>
          <table:table-cell office:value-type="float" office:value="0.971247669607123" calcext:value-type="float">
            <text:p>0.971247669607123</text:p>
          </table:table-cell>
          <table:table-cell office:value-type="float" office:value="0.979725835290651" calcext:value-type="float">
            <text:p>0.979725835290651</text:p>
          </table:table-cell>
          <table:table-cell office:value-type="float" office:value="0.685516081513891" calcext:value-type="float">
            <text:p>0.685516081513891</text:p>
          </table:table-cell>
          <table:table-cell office:value-type="float" office:value="0.608174277326379" calcext:value-type="float">
            <text:p>0.608174277326379</text:p>
          </table:table-cell>
          <table:table-cell office:value-type="float" office:value="0.594997476935086" calcext:value-type="float">
            <text:p>0.594997476935086</text:p>
          </table:table-cell>
          <table:table-cell office:value-type="float" office:value="0.985468147452849" calcext:value-type="float">
            <text:p>0.985468147452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896783697222" calcext:value-type="float">
            <text:p>-112.896783697222</text:p>
          </table:table-cell>
          <table:table-cell office:value-type="float" office:value="-128.365144534724" calcext:value-type="float">
            <text:p>-128.365144534724</text:p>
          </table:table-cell>
          <table:table-cell office:value-type="float" office:value="-131.000504612983" calcext:value-type="float">
            <text:p>-131.0005046129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21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84528087085" calcext:value-type="float">
            <text:p>79.4584528087085</text:p>
          </table:table-cell>
          <table:table-cell office:value-type="float" office:value="982.039520960083" calcext:value-type="float">
            <text:p>982.03952096008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607" calcext:value-type="float">
            <text:p>1353607</text:p>
          </table:table-cell>
          <table:table-cell office:value-type="float" office:value="1630859" calcext:value-type="float">
            <text:p>1630859</text:p>
          </table:table-cell>
          <table:table-cell office:value-type="float" office:value="1644332" calcext:value-type="float">
            <text:p>1644332</text:p>
          </table:table-cell>
          <table:table-cell office:value-type="float" office:value="1161384" calcext:value-type="float">
            <text:p>1161384</text:p>
          </table:table-cell>
          <table:table-cell office:value-type="float" office:value="1017328" calcext:value-type="float">
            <text:p>1017328</text:p>
          </table:table-cell>
          <table:table-cell office:value-type="float" office:value="1019781" calcext:value-type="float">
            <text:p>1019781</text:p>
          </table:table-cell>
          <table:table-cell office:value-type="float" office:value="1650836" calcext:value-type="float">
            <text:p>1650836</text:p>
          </table:table-cell>
          <table:table-cell office:value-type="float" office:value="5" calcext:value-type="float">
            <text:p>5</text:p>
          </table:table-cell>
          <table:table-cell office:value-type="float" office:value="0.806812740184395" calcext:value-type="float">
            <text:p>0.806812740184395</text:p>
          </table:table-cell>
          <table:table-cell office:value-type="float" office:value="0.972067829617003" calcext:value-type="float">
            <text:p>0.972067829617003</text:p>
          </table:table-cell>
          <table:table-cell office:value-type="float" office:value="0.980098364364906" calcext:value-type="float">
            <text:p>0.980098364364906</text:p>
          </table:table-cell>
          <table:table-cell office:value-type="float" office:value="0.692238890199529" calcext:value-type="float">
            <text:p>0.692238890199529</text:p>
          </table:table-cell>
          <table:table-cell office:value-type="float" office:value="0.606374812886097" calcext:value-type="float">
            <text:p>0.606374812886097</text:p>
          </table:table-cell>
          <table:table-cell office:value-type="float" office:value="0.607836914996733" calcext:value-type="float">
            <text:p>0.607836914996733</text:p>
          </table:table-cell>
          <table:table-cell office:value-type="float" office:value="0.983975050923234" calcext:value-type="float">
            <text:p>0.983975050923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52221960094" calcext:value-type="float">
            <text:p>-111.552221960094</text:p>
          </table:table-cell>
          <table:table-cell office:value-type="float" office:value="-128.725037422781" calcext:value-type="float">
            <text:p>-128.725037422781</text:p>
          </table:table-cell>
          <table:table-cell office:value-type="float" office:value="-128.432617000653" calcext:value-type="float">
            <text:p>-128.4326170006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24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263764376849" calcext:value-type="float">
            <text:p>79.4263764376849</text:p>
          </table:table-cell>
          <table:table-cell office:value-type="float" office:value="982.094567325449" calcext:value-type="float">
            <text:p>982.09456732544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270" calcext:value-type="float">
            <text:p>1352270</text:p>
          </table:table-cell>
          <table:table-cell office:value-type="float" office:value="1630313" calcext:value-type="float">
            <text:p>1630313</text:p>
          </table:table-cell>
          <table:table-cell office:value-type="float" office:value="1643677" calcext:value-type="float">
            <text:p>1643677</text:p>
          </table:table-cell>
          <table:table-cell office:value-type="float" office:value="1158095" calcext:value-type="float">
            <text:p>1158095</text:p>
          </table:table-cell>
          <table:table-cell office:value-type="float" office:value="1019664" calcext:value-type="float">
            <text:p>1019664</text:p>
          </table:table-cell>
          <table:table-cell office:value-type="float" office:value="997497" calcext:value-type="float">
            <text:p>997497</text:p>
          </table:table-cell>
          <table:table-cell office:value-type="float" office:value="1651149" calcext:value-type="float">
            <text:p>1651149</text:p>
          </table:table-cell>
          <table:table-cell office:value-type="float" office:value="5" calcext:value-type="float">
            <text:p>5</text:p>
          </table:table-cell>
          <table:table-cell office:value-type="float" office:value="0.806015825988749" calcext:value-type="float">
            <text:p>0.806015825988749</text:p>
          </table:table-cell>
          <table:table-cell office:value-type="float" office:value="0.971742388217734" calcext:value-type="float">
            <text:p>0.971742388217734</text:p>
          </table:table-cell>
          <table:table-cell office:value-type="float" office:value="0.979707953895086" calcext:value-type="float">
            <text:p>0.979707953895086</text:p>
          </table:table-cell>
          <table:table-cell office:value-type="float" office:value="0.690278493199169" calcext:value-type="float">
            <text:p>0.690278493199169</text:p>
          </table:table-cell>
          <table:table-cell office:value-type="float" office:value="0.607767177554033" calcext:value-type="float">
            <text:p>0.607767177554033</text:p>
          </table:table-cell>
          <table:table-cell office:value-type="float" office:value="0.594554614371611" calcext:value-type="float">
            <text:p>0.594554614371611</text:p>
          </table:table-cell>
          <table:table-cell office:value-type="float" office:value="0.984161613483621" calcext:value-type="float">
            <text:p>0.9841616134836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44301360166" calcext:value-type="float">
            <text:p>-111.944301360166</text:p>
          </table:table-cell>
          <table:table-cell office:value-type="float" office:value="-128.446564489194" calcext:value-type="float">
            <text:p>-128.446564489194</text:p>
          </table:table-cell>
          <table:table-cell office:value-type="float" office:value="-131.089077125678" calcext:value-type="float">
            <text:p>-131.0890771256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26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156842454799" calcext:value-type="float">
            <text:p>79.4156842454799</text:p>
          </table:table-cell>
          <table:table-cell office:value-type="float" office:value="982.039520960083" calcext:value-type="float">
            <text:p>982.03952096008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162" calcext:value-type="float">
            <text:p>1373162</text:p>
          </table:table-cell>
          <table:table-cell office:value-type="float" office:value="1635078" calcext:value-type="float">
            <text:p>1635078</text:p>
          </table:table-cell>
          <table:table-cell office:value-type="float" office:value="1641710" calcext:value-type="float">
            <text:p>1641710</text:p>
          </table:table-cell>
          <table:table-cell office:value-type="float" office:value="1073096" calcext:value-type="float">
            <text:p>1073096</text:p>
          </table:table-cell>
          <table:table-cell office:value-type="float" office:value="1006912" calcext:value-type="float">
            <text:p>1006912</text:p>
          </table:table-cell>
          <table:table-cell office:value-type="float" office:value="1114142" calcext:value-type="float">
            <text:p>1114142</text:p>
          </table:table-cell>
          <table:table-cell office:value-type="float" office:value="1650057" calcext:value-type="float">
            <text:p>1650057</text:p>
          </table:table-cell>
          <table:table-cell office:value-type="float" office:value="5" calcext:value-type="float">
            <text:p>5</text:p>
          </table:table-cell>
          <table:table-cell office:value-type="float" office:value="0.818468429859689" calcext:value-type="float">
            <text:p>0.818468429859689</text:p>
          </table:table-cell>
          <table:table-cell office:value-type="float" office:value="0.974582549879855" calcext:value-type="float">
            <text:p>0.974582549879855</text:p>
          </table:table-cell>
          <table:table-cell office:value-type="float" office:value="0.978535530392591" calcext:value-type="float">
            <text:p>0.978535530392591</text:p>
          </table:table-cell>
          <table:table-cell office:value-type="float" office:value="0.639615135146992" calcext:value-type="float">
            <text:p>0.639615135146992</text:p>
          </table:table-cell>
          <table:table-cell office:value-type="float" office:value="0.600166392346191" calcext:value-type="float">
            <text:p>0.600166392346191</text:p>
          </table:table-cell>
          <table:table-cell office:value-type="float" office:value="0.664080460557993" calcext:value-type="float">
            <text:p>0.664080460557993</text:p>
          </table:table-cell>
          <table:table-cell office:value-type="float" office:value="0.983510730685083" calcext:value-type="float">
            <text:p>0.983510730685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76972970602" calcext:value-type="float">
            <text:p>-122.076972970602</text:p>
          </table:table-cell>
          <table:table-cell office:value-type="float" office:value="-129.966721530762" calcext:value-type="float">
            <text:p>-129.966721530762</text:p>
          </table:table-cell>
          <table:table-cell office:value-type="float" office:value="-117.183907888402" calcext:value-type="float">
            <text:p>-117.1839078884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28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526423288543" calcext:value-type="float">
            <text:p>79.4526423288543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489" calcext:value-type="float">
            <text:p>1353489</text:p>
          </table:table-cell>
          <table:table-cell office:value-type="float" office:value="1665384" calcext:value-type="float">
            <text:p>1665384</text:p>
          </table:table-cell>
          <table:table-cell office:value-type="float" office:value="1642334" calcext:value-type="float">
            <text:p>1642334</text:p>
          </table:table-cell>
          <table:table-cell office:value-type="float" office:value="1075763" calcext:value-type="float">
            <text:p>1075763</text:p>
          </table:table-cell>
          <table:table-cell office:value-type="float" office:value="1006572" calcext:value-type="float">
            <text:p>1006572</text:p>
          </table:table-cell>
          <table:table-cell office:value-type="float" office:value="1111673" calcext:value-type="float">
            <text:p>1111673</text:p>
          </table:table-cell>
          <table:table-cell office:value-type="float" office:value="1649848" calcext:value-type="float">
            <text:p>1649848</text:p>
          </table:table-cell>
          <table:table-cell office:value-type="float" office:value="5" calcext:value-type="float">
            <text:p>5</text:p>
          </table:table-cell>
          <table:table-cell office:value-type="float" office:value="0.806742406695176" calcext:value-type="float">
            <text:p>0.806742406695176</text:p>
          </table:table-cell>
          <table:table-cell office:value-type="float" office:value="0.992646335678856" calcext:value-type="float">
            <text:p>0.992646335678856</text:p>
          </table:table-cell>
          <table:table-cell office:value-type="float" office:value="0.978907463420327" calcext:value-type="float">
            <text:p>0.978907463420327</text:p>
          </table:table-cell>
          <table:table-cell office:value-type="float" office:value="0.641204791212653" calcext:value-type="float">
            <text:p>0.641204791212653</text:p>
          </table:table-cell>
          <table:table-cell office:value-type="float" office:value="0.599963736529796" calcext:value-type="float">
            <text:p>0.599963736529796</text:p>
          </table:table-cell>
          <table:table-cell office:value-type="float" office:value="0.662608821703055" calcext:value-type="float">
            <text:p>0.662608821703055</text:p>
          </table:table-cell>
          <table:table-cell office:value-type="float" office:value="0.983386156962652" calcext:value-type="float">
            <text:p>0.983386156962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759041757469" calcext:value-type="float">
            <text:p>-121.759041757469</text:p>
          </table:table-cell>
          <table:table-cell office:value-type="float" office:value="-130.007252694041" calcext:value-type="float">
            <text:p>-130.007252694041</text:p>
          </table:table-cell>
          <table:table-cell office:value-type="float" office:value="-117.478235659389" calcext:value-type="float">
            <text:p>-117.4782356593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30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633342819037" calcext:value-type="float">
            <text:p>79.4633342819037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714" calcext:value-type="float">
            <text:p>1347714</text:p>
          </table:table-cell>
          <table:table-cell office:value-type="float" office:value="1631226" calcext:value-type="float">
            <text:p>1631226</text:p>
          </table:table-cell>
          <table:table-cell office:value-type="float" office:value="1639055" calcext:value-type="float">
            <text:p>1639055</text:p>
          </table:table-cell>
          <table:table-cell office:value-type="float" office:value="1045283" calcext:value-type="float">
            <text:p>1045283</text:p>
          </table:table-cell>
          <table:table-cell office:value-type="float" office:value="1119089" calcext:value-type="float">
            <text:p>1119089</text:p>
          </table:table-cell>
          <table:table-cell office:value-type="float" office:value="1034655" calcext:value-type="float">
            <text:p>1034655</text:p>
          </table:table-cell>
          <table:table-cell office:value-type="float" office:value="1655955" calcext:value-type="float">
            <text:p>1655955</text:p>
          </table:table-cell>
          <table:table-cell office:value-type="float" office:value="5" calcext:value-type="float">
            <text:p>5</text:p>
          </table:table-cell>
          <table:table-cell office:value-type="float" office:value="0.803300238049059" calcext:value-type="float">
            <text:p>0.803300238049059</text:p>
          </table:table-cell>
          <table:table-cell office:value-type="float" office:value="0.972286578689406" calcext:value-type="float">
            <text:p>0.972286578689406</text:p>
          </table:table-cell>
          <table:table-cell office:value-type="float" office:value="0.976953026885155" calcext:value-type="float">
            <text:p>0.976953026885155</text:p>
          </table:table-cell>
          <table:table-cell office:value-type="float" office:value="0.62303729331938" calcext:value-type="float">
            <text:p>0.62303729331938</text:p>
          </table:table-cell>
          <table:table-cell office:value-type="float" office:value="0.667029102686537" calcext:value-type="float">
            <text:p>0.667029102686537</text:p>
          </table:table-cell>
          <table:table-cell office:value-type="float" office:value="0.616702510917486" calcext:value-type="float">
            <text:p>0.616702510917486</text:p>
          </table:table-cell>
          <table:table-cell office:value-type="float" office:value="0.987026213053013" calcext:value-type="float">
            <text:p>0.987026213053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92541336124" calcext:value-type="float">
            <text:p>-125.392541336124</text:p>
          </table:table-cell>
          <table:table-cell office:value-type="float" office:value="-116.594179462693" calcext:value-type="float">
            <text:p>-116.594179462693</text:p>
          </table:table-cell>
          <table:table-cell office:value-type="float" office:value="-126.659497816503" calcext:value-type="float">
            <text:p>-126.6594978165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32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526423288543" calcext:value-type="float">
            <text:p>79.4526423288543</text:p>
          </table:table-cell>
          <table:table-cell office:value-type="float" office:value="982.003484831936" calcext:value-type="float">
            <text:p>982.0034848319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51" calcext:value-type="float">
            <text:p>1370051</text:p>
          </table:table-cell>
          <table:table-cell office:value-type="float" office:value="1629545" calcext:value-type="float">
            <text:p>1629545</text:p>
          </table:table-cell>
          <table:table-cell office:value-type="float" office:value="1641481" calcext:value-type="float">
            <text:p>1641481</text:p>
          </table:table-cell>
          <table:table-cell office:value-type="float" office:value="1097399" calcext:value-type="float">
            <text:p>1097399</text:p>
          </table:table-cell>
          <table:table-cell office:value-type="float" office:value="1071472" calcext:value-type="float">
            <text:p>1071472</text:p>
          </table:table-cell>
          <table:table-cell office:value-type="float" office:value="1014814" calcext:value-type="float">
            <text:p>1014814</text:p>
          </table:table-cell>
          <table:table-cell office:value-type="float" office:value="1655628" calcext:value-type="float">
            <text:p>1655628</text:p>
          </table:table-cell>
          <table:table-cell office:value-type="float" office:value="5" calcext:value-type="float">
            <text:p>5</text:p>
          </table:table-cell>
          <table:table-cell office:value-type="float" office:value="0.816614129139677" calcext:value-type="float">
            <text:p>0.816614129139677</text:p>
          </table:table-cell>
          <table:table-cell office:value-type="float" office:value="0.971284624491289" calcext:value-type="float">
            <text:p>0.971284624491289</text:p>
          </table:table-cell>
          <table:table-cell office:value-type="float" office:value="0.978399035739784" calcext:value-type="float">
            <text:p>0.978399035739784</text:p>
          </table:table-cell>
          <table:table-cell office:value-type="float" office:value="0.654100853693587" calcext:value-type="float">
            <text:p>0.654100853693587</text:p>
          </table:table-cell>
          <table:table-cell office:value-type="float" office:value="0.638647155600447" calcext:value-type="float">
            <text:p>0.638647155600447</text:p>
          </table:table-cell>
          <table:table-cell office:value-type="float" office:value="0.604876351937813" calcext:value-type="float">
            <text:p>0.604876351937813</text:p>
          </table:table-cell>
          <table:table-cell office:value-type="float" office:value="0.986831305841363" calcext:value-type="float">
            <text:p>0.986831305841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179829261283" calcext:value-type="float">
            <text:p>-119.179829261283</text:p>
          </table:table-cell>
          <table:table-cell office:value-type="float" office:value="-122.270568879911" calcext:value-type="float">
            <text:p>-122.270568879911</text:p>
          </table:table-cell>
          <table:table-cell office:value-type="float" office:value="-129.024729612437" calcext:value-type="float">
            <text:p>-129.0247296124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35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472963394805" calcext:value-type="float">
            <text:p>79.4472963394805</text:p>
          </table:table-cell>
          <table:table-cell office:value-type="float" office:value="982.058530695824" calcext:value-type="float">
            <text:p>982.0585306958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084" calcext:value-type="float">
            <text:p>1353084</text:p>
          </table:table-cell>
          <table:table-cell office:value-type="float" office:value="1628002" calcext:value-type="float">
            <text:p>1628002</text:p>
          </table:table-cell>
          <table:table-cell office:value-type="float" office:value="1642073" calcext:value-type="float">
            <text:p>1642073</text:p>
          </table:table-cell>
          <table:table-cell office:value-type="float" office:value="1154637" calcext:value-type="float">
            <text:p>1154637</text:p>
          </table:table-cell>
          <table:table-cell office:value-type="float" office:value="1016033" calcext:value-type="float">
            <text:p>1016033</text:p>
          </table:table-cell>
          <table:table-cell office:value-type="float" office:value="1030149" calcext:value-type="float">
            <text:p>1030149</text:p>
          </table:table-cell>
          <table:table-cell office:value-type="float" office:value="1649140" calcext:value-type="float">
            <text:p>1649140</text:p>
          </table:table-cell>
          <table:table-cell office:value-type="float" office:value="5" calcext:value-type="float">
            <text:p>5</text:p>
          </table:table-cell>
          <table:table-cell office:value-type="float" office:value="0.806501007855059" calcext:value-type="float">
            <text:p>0.806501007855059</text:p>
          </table:table-cell>
          <table:table-cell office:value-type="float" office:value="0.970364924712768" calcext:value-type="float">
            <text:p>0.970364924712768</text:p>
          </table:table-cell>
          <table:table-cell office:value-type="float" office:value="0.978751895278918" calcext:value-type="float">
            <text:p>0.978751895278918</text:p>
          </table:table-cell>
          <table:table-cell office:value-type="float" office:value="0.68821736433713" calcext:value-type="float">
            <text:p>0.68821736433713</text:p>
          </table:table-cell>
          <table:table-cell office:value-type="float" office:value="0.60560293264424" calcext:value-type="float">
            <text:p>0.60560293264424</text:p>
          </table:table-cell>
          <table:table-cell office:value-type="float" office:value="0.614016725303736" calcext:value-type="float">
            <text:p>0.614016725303736</text:p>
          </table:table-cell>
          <table:table-cell office:value-type="float" office:value="0.982964156027336" calcext:value-type="float">
            <text:p>0.9829641560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356527132574" calcext:value-type="float">
            <text:p>-112.356527132574</text:p>
          </table:table-cell>
          <table:table-cell office:value-type="float" office:value="-128.879413471152" calcext:value-type="float">
            <text:p>-128.879413471152</text:p>
          </table:table-cell>
          <table:table-cell office:value-type="float" office:value="-127.196654939253" calcext:value-type="float">
            <text:p>-127.1966549392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37</text:p>
          </table:table-cell>
          <table:table-cell office:value-type="float" office:value="25.7466039971041" calcext:value-type="float">
            <text:p>25.7466039971041</text:p>
          </table:table-cell>
          <table:table-cell office:value-type="float" office:value="79.4482250895472" calcext:value-type="float">
            <text:p>79.4482250895472</text:p>
          </table:table-cell>
          <table:table-cell office:value-type="float" office:value="982.020510824566" calcext:value-type="float">
            <text:p>982.02051082456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384" calcext:value-type="float">
            <text:p>1374384</text:p>
          </table:table-cell>
          <table:table-cell office:value-type="float" office:value="1633714" calcext:value-type="float">
            <text:p>1633714</text:p>
          </table:table-cell>
          <table:table-cell office:value-type="float" office:value="1641165" calcext:value-type="float">
            <text:p>1641165</text:p>
          </table:table-cell>
          <table:table-cell office:value-type="float" office:value="1070312" calcext:value-type="float">
            <text:p>1070312</text:p>
          </table:table-cell>
          <table:table-cell office:value-type="float" office:value="1002899" calcext:value-type="float">
            <text:p>1002899</text:p>
          </table:table-cell>
          <table:table-cell office:value-type="float" office:value="1119279" calcext:value-type="float">
            <text:p>1119279</text:p>
          </table:table-cell>
          <table:table-cell office:value-type="float" office:value="1650151" calcext:value-type="float">
            <text:p>1650151</text:p>
          </table:table-cell>
          <table:table-cell office:value-type="float" office:value="5" calcext:value-type="float">
            <text:p>5</text:p>
          </table:table-cell>
          <table:table-cell office:value-type="float" office:value="0.819196798705673" calcext:value-type="float">
            <text:p>0.819196798705673</text:p>
          </table:table-cell>
          <table:table-cell office:value-type="float" office:value="0.973769542428201" calcext:value-type="float">
            <text:p>0.973769542428201</text:p>
          </table:table-cell>
          <table:table-cell office:value-type="float" office:value="0.97821068503984" calcext:value-type="float">
            <text:p>0.97821068503984</text:p>
          </table:table-cell>
          <table:table-cell office:value-type="float" office:value="0.63795574163863" calcext:value-type="float">
            <text:p>0.63795574163863</text:p>
          </table:table-cell>
          <table:table-cell office:value-type="float" office:value="0.597774457666213" calcext:value-type="float">
            <text:p>0.597774457666213</text:p>
          </table:table-cell>
          <table:table-cell office:value-type="float" office:value="0.66714235152511" calcext:value-type="float">
            <text:p>0.66714235152511</text:p>
          </table:table-cell>
          <table:table-cell office:value-type="float" office:value="0.983566759057851" calcext:value-type="float">
            <text:p>0.983566759057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08851672274" calcext:value-type="float">
            <text:p>-122.408851672274</text:p>
          </table:table-cell>
          <table:table-cell office:value-type="float" office:value="-130.445108466757" calcext:value-type="float">
            <text:p>-130.445108466757</text:p>
          </table:table-cell>
          <table:table-cell office:value-type="float" office:value="-116.571529694978" calcext:value-type="float">
            <text:p>-116.5715296949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39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744908785751" calcext:value-type="float">
            <text:p>79.4744908785751</text:p>
          </table:table-cell>
          <table:table-cell office:value-type="float" office:value="981.984474681905" calcext:value-type="float">
            <text:p>981.98447468190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060" calcext:value-type="float">
            <text:p>1372060</text:p>
          </table:table-cell>
          <table:table-cell office:value-type="float" office:value="1629739" calcext:value-type="float">
            <text:p>1629739</text:p>
          </table:table-cell>
          <table:table-cell office:value-type="float" office:value="1639505" calcext:value-type="float">
            <text:p>1639505</text:p>
          </table:table-cell>
          <table:table-cell office:value-type="float" office:value="1087129" calcext:value-type="float">
            <text:p>1087129</text:p>
          </table:table-cell>
          <table:table-cell office:value-type="float" office:value="1085369" calcext:value-type="float">
            <text:p>1085369</text:p>
          </table:table-cell>
          <table:table-cell office:value-type="float" office:value="1018939" calcext:value-type="float">
            <text:p>1018939</text:p>
          </table:table-cell>
          <table:table-cell office:value-type="float" office:value="1655791" calcext:value-type="float">
            <text:p>1655791</text:p>
          </table:table-cell>
          <table:table-cell office:value-type="float" office:value="5" calcext:value-type="float">
            <text:p>5</text:p>
          </table:table-cell>
          <table:table-cell office:value-type="float" office:value="0.817811586595963" calcext:value-type="float">
            <text:p>0.817811586595963</text:p>
          </table:table-cell>
          <table:table-cell office:value-type="float" office:value="0.971400257515938" calcext:value-type="float">
            <text:p>0.971400257515938</text:p>
          </table:table-cell>
          <table:table-cell office:value-type="float" office:value="0.977221247818619" calcext:value-type="float">
            <text:p>0.977221247818619</text:p>
          </table:table-cell>
          <table:table-cell office:value-type="float" office:value="0.647979455945427" calcext:value-type="float">
            <text:p>0.647979455945427</text:p>
          </table:table-cell>
          <table:table-cell office:value-type="float" office:value="0.646930414072324" calcext:value-type="float">
            <text:p>0.646930414072324</text:p>
          </table:table-cell>
          <table:table-cell office:value-type="float" office:value="0.607335043827897" calcext:value-type="float">
            <text:p>0.607335043827897</text:p>
          </table:table-cell>
          <table:table-cell office:value-type="float" office:value="0.986928461423929" calcext:value-type="float">
            <text:p>0.986928461423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404108810915" calcext:value-type="float">
            <text:p>-120.404108810915</text:p>
          </table:table-cell>
          <table:table-cell office:value-type="float" office:value="-120.613917185535" calcext:value-type="float">
            <text:p>-120.613917185535</text:p>
          </table:table-cell>
          <table:table-cell office:value-type="float" office:value="-128.532991234421" calcext:value-type="float">
            <text:p>-128.5329912344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41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37988405637" calcext:value-type="float">
            <text:p>79.4637988405637</text:p>
          </table:table-cell>
          <table:table-cell office:value-type="float" office:value="982.067044131868" calcext:value-type="float">
            <text:p>982.0670441318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636" calcext:value-type="float">
            <text:p>1344636</text:p>
          </table:table-cell>
          <table:table-cell office:value-type="float" office:value="1630117" calcext:value-type="float">
            <text:p>1630117</text:p>
          </table:table-cell>
          <table:table-cell office:value-type="float" office:value="1644086" calcext:value-type="float">
            <text:p>1644086</text:p>
          </table:table-cell>
          <table:table-cell office:value-type="float" office:value="1172640" calcext:value-type="float">
            <text:p>1172640</text:p>
          </table:table-cell>
          <table:table-cell office:value-type="float" office:value="1013915" calcext:value-type="float">
            <text:p>1013915</text:p>
          </table:table-cell>
          <table:table-cell office:value-type="float" office:value="1001960" calcext:value-type="float">
            <text:p>1001960</text:p>
          </table:table-cell>
          <table:table-cell office:value-type="float" office:value="1651804" calcext:value-type="float">
            <text:p>1651804</text:p>
          </table:table-cell>
          <table:table-cell office:value-type="float" office:value="5" calcext:value-type="float">
            <text:p>5</text:p>
          </table:table-cell>
          <table:table-cell office:value-type="float" office:value="0.801465606864167" calcext:value-type="float">
            <text:p>0.801465606864167</text:p>
          </table:table-cell>
          <table:table-cell office:value-type="float" office:value="0.971625563100047" calcext:value-type="float">
            <text:p>0.971625563100047</text:p>
          </table:table-cell>
          <table:table-cell office:value-type="float" office:value="0.979951736921279" calcext:value-type="float">
            <text:p>0.979951736921279</text:p>
          </table:table-cell>
          <table:table-cell office:value-type="float" office:value="0.698947989815234" calcext:value-type="float">
            <text:p>0.698947989815234</text:p>
          </table:table-cell>
          <table:table-cell office:value-type="float" office:value="0.604340506117404" calcext:value-type="float">
            <text:p>0.604340506117404</text:p>
          </table:table-cell>
          <table:table-cell office:value-type="float" office:value="0.597214769985052" calcext:value-type="float">
            <text:p>0.597214769985052</text:p>
          </table:table-cell>
          <table:table-cell office:value-type="float" office:value="0.984552023953441" calcext:value-type="float">
            <text:p>0.984552023953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210402036953" calcext:value-type="float">
            <text:p>-110.210402036953</text:p>
          </table:table-cell>
          <table:table-cell office:value-type="float" office:value="-129.131898776519" calcext:value-type="float">
            <text:p>-129.131898776519</text:p>
          </table:table-cell>
          <table:table-cell office:value-type="float" office:value="-130.55704600299" calcext:value-type="float">
            <text:p>-130.557046002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43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798368847314" calcext:value-type="float">
            <text:p>79.4798368847314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005" calcext:value-type="float">
            <text:p>1372005</text:p>
          </table:table-cell>
          <table:table-cell office:value-type="float" office:value="1633360" calcext:value-type="float">
            <text:p>1633360</text:p>
          </table:table-cell>
          <table:table-cell office:value-type="float" office:value="1641949" calcext:value-type="float">
            <text:p>1641949</text:p>
          </table:table-cell>
          <table:table-cell office:value-type="float" office:value="1077808" calcext:value-type="float">
            <text:p>1077808</text:p>
          </table:table-cell>
          <table:table-cell office:value-type="float" office:value="1005546" calcext:value-type="float">
            <text:p>1005546</text:p>
          </table:table-cell>
          <table:table-cell office:value-type="float" office:value="1107114" calcext:value-type="float">
            <text:p>1107114</text:p>
          </table:table-cell>
          <table:table-cell office:value-type="float" office:value="1650105" calcext:value-type="float">
            <text:p>1650105</text:p>
          </table:table-cell>
          <table:table-cell office:value-type="float" office:value="5" calcext:value-type="float">
            <text:p>5</text:p>
          </table:table-cell>
          <table:table-cell office:value-type="float" office:value="0.817778804037428" calcext:value-type="float">
            <text:p>0.817778804037428</text:p>
          </table:table-cell>
          <table:table-cell office:value-type="float" office:value="0.973558541960542" calcext:value-type="float">
            <text:p>0.973558541960542</text:p>
          </table:table-cell>
          <table:table-cell office:value-type="float" office:value="0.978677985510586" calcext:value-type="float">
            <text:p>0.978677985510586</text:p>
          </table:table-cell>
          <table:table-cell office:value-type="float" office:value="0.642423706343616" calcext:value-type="float">
            <text:p>0.642423706343616</text:p>
          </table:table-cell>
          <table:table-cell office:value-type="float" office:value="0.599352192801499" calcext:value-type="float">
            <text:p>0.599352192801499</text:p>
          </table:table-cell>
          <table:table-cell office:value-type="float" office:value="0.659891445623809" calcext:value-type="float">
            <text:p>0.659891445623809</text:p>
          </table:table-cell>
          <table:table-cell office:value-type="float" office:value="0.983539340917985" calcext:value-type="float">
            <text:p>0.983539340917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515258731277" calcext:value-type="float">
            <text:p>-121.515258731277</text:p>
          </table:table-cell>
          <table:table-cell office:value-type="float" office:value="-130.1295614397" calcext:value-type="float">
            <text:p>-130.1295614397</text:p>
          </table:table-cell>
          <table:table-cell office:value-type="float" office:value="-118.021710875238" calcext:value-type="float">
            <text:p>-118.0217108752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45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847180852089" calcext:value-type="float">
            <text:p>79.4847180852089</text:p>
          </table:table-cell>
          <table:table-cell office:value-type="float" office:value="982.058530695824" calcext:value-type="float">
            <text:p>982.0585306958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773" calcext:value-type="float">
            <text:p>1348773</text:p>
          </table:table-cell>
          <table:table-cell office:value-type="float" office:value="1630871" calcext:value-type="float">
            <text:p>1630871</text:p>
          </table:table-cell>
          <table:table-cell office:value-type="float" office:value="1642321" calcext:value-type="float">
            <text:p>1642321</text:p>
          </table:table-cell>
          <table:table-cell office:value-type="float" office:value="1167537" calcext:value-type="float">
            <text:p>1167537</text:p>
          </table:table-cell>
          <table:table-cell office:value-type="float" office:value="1013376" calcext:value-type="float">
            <text:p>1013376</text:p>
          </table:table-cell>
          <table:table-cell office:value-type="float" office:value="996153" calcext:value-type="float">
            <text:p>996153</text:p>
          </table:table-cell>
          <table:table-cell office:value-type="float" office:value="1652658" calcext:value-type="float">
            <text:p>1652658</text:p>
          </table:table-cell>
          <table:table-cell office:value-type="float" office:value="5" calcext:value-type="float">
            <text:p>5</text:p>
          </table:table-cell>
          <table:table-cell office:value-type="float" office:value="0.803931451312477" calcext:value-type="float">
            <text:p>0.803931451312477</text:p>
          </table:table-cell>
          <table:table-cell office:value-type="float" office:value="0.972074982175229" calcext:value-type="float">
            <text:p>0.972074982175229</text:p>
          </table:table-cell>
          <table:table-cell office:value-type="float" office:value="0.978899714815583" calcext:value-type="float">
            <text:p>0.978899714815583</text:p>
          </table:table-cell>
          <table:table-cell office:value-type="float" office:value="0.695906364429756" calcext:value-type="float">
            <text:p>0.695906364429756</text:p>
          </table:table-cell>
          <table:table-cell office:value-type="float" office:value="0.604019237043767" calcext:value-type="float">
            <text:p>0.604019237043767</text:p>
          </table:table-cell>
          <table:table-cell office:value-type="float" office:value="0.593753527850333" calcext:value-type="float">
            <text:p>0.593753527850333</text:p>
          </table:table-cell>
          <table:table-cell office:value-type="float" office:value="0.985061047680503" calcext:value-type="float">
            <text:p>0.985061047680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818727114049" calcext:value-type="float">
            <text:p>-110.818727114049</text:p>
          </table:table-cell>
          <table:table-cell office:value-type="float" office:value="-129.196152591247" calcext:value-type="float">
            <text:p>-129.196152591247</text:p>
          </table:table-cell>
          <table:table-cell office:value-type="float" office:value="-131.249294429933" calcext:value-type="float">
            <text:p>-131.2492944299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48</text:p>
          </table:table-cell>
          <table:table-cell office:value-type="float" office:value="25.7364958989492" calcext:value-type="float">
            <text:p>25.7364958989492</text:p>
          </table:table-cell>
          <table:table-cell office:value-type="float" office:value="79.4740262006885" calcext:value-type="float">
            <text:p>79.4740262006885</text:p>
          </table:table-cell>
          <table:table-cell office:value-type="float" office:value="982.031007752982" calcext:value-type="float">
            <text:p>982.0310077529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258" calcext:value-type="float">
            <text:p>1374258</text:p>
          </table:table-cell>
          <table:table-cell office:value-type="float" office:value="1634518" calcext:value-type="float">
            <text:p>1634518</text:p>
          </table:table-cell>
          <table:table-cell office:value-type="float" office:value="1641060" calcext:value-type="float">
            <text:p>1641060</text:p>
          </table:table-cell>
          <table:table-cell office:value-type="float" office:value="1074632" calcext:value-type="float">
            <text:p>1074632</text:p>
          </table:table-cell>
          <table:table-cell office:value-type="float" office:value="1003750" calcext:value-type="float">
            <text:p>1003750</text:p>
          </table:table-cell>
          <table:table-cell office:value-type="float" office:value="1118646" calcext:value-type="float">
            <text:p>1118646</text:p>
          </table:table-cell>
          <table:table-cell office:value-type="float" office:value="1648772" calcext:value-type="float">
            <text:p>1648772</text:p>
          </table:table-cell>
          <table:table-cell office:value-type="float" office:value="5" calcext:value-type="float">
            <text:p>5</text:p>
          </table:table-cell>
          <table:table-cell office:value-type="float" office:value="0.819121696844303" calcext:value-type="float">
            <text:p>0.819121696844303</text:p>
          </table:table-cell>
          <table:table-cell office:value-type="float" office:value="0.974248763829322" calcext:value-type="float">
            <text:p>0.974248763829322</text:p>
          </table:table-cell>
          <table:table-cell office:value-type="float" office:value="0.978148100155365" calcext:value-type="float">
            <text:p>0.978148100155365</text:p>
          </table:table-cell>
          <table:table-cell office:value-type="float" office:value="0.640530662599881" calcext:value-type="float">
            <text:p>0.640530662599881</text:p>
          </table:table-cell>
          <table:table-cell office:value-type="float" office:value="0.598281693253719" calcext:value-type="float">
            <text:p>0.598281693253719</text:p>
          </table:table-cell>
          <table:table-cell office:value-type="float" office:value="0.666765054078705" calcext:value-type="float">
            <text:p>0.666765054078705</text:p>
          </table:table-cell>
          <table:table-cell office:value-type="float" office:value="0.982744810908414" calcext:value-type="float">
            <text:p>0.982744810908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893867480024" calcext:value-type="float">
            <text:p>-121.893867480024</text:p>
          </table:table-cell>
          <table:table-cell office:value-type="float" office:value="-130.343661349256" calcext:value-type="float">
            <text:p>-130.343661349256</text:p>
          </table:table-cell>
          <table:table-cell office:value-type="float" office:value="-116.646989184259" calcext:value-type="float">
            <text:p>-116.6469891842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50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84528087085" calcext:value-type="float">
            <text:p>79.4584528087085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528" calcext:value-type="float">
            <text:p>1346528</text:p>
          </table:table-cell>
          <table:table-cell office:value-type="float" office:value="1632157" calcext:value-type="float">
            <text:p>1632157</text:p>
          </table:table-cell>
          <table:table-cell office:value-type="float" office:value="1638177" calcext:value-type="float">
            <text:p>1638177</text:p>
          </table:table-cell>
          <table:table-cell office:value-type="float" office:value="1062014" calcext:value-type="float">
            <text:p>1062014</text:p>
          </table:table-cell>
          <table:table-cell office:value-type="float" office:value="1040795" calcext:value-type="float">
            <text:p>1040795</text:p>
          </table:table-cell>
          <table:table-cell office:value-type="float" office:value="1111242" calcext:value-type="float">
            <text:p>1111242</text:p>
          </table:table-cell>
          <table:table-cell office:value-type="float" office:value="1651835" calcext:value-type="float">
            <text:p>1651835</text:p>
          </table:table-cell>
          <table:table-cell office:value-type="float" office:value="5" calcext:value-type="float">
            <text:p>5</text:p>
          </table:table-cell>
          <table:table-cell office:value-type="float" office:value="0.802593326877752" calcext:value-type="float">
            <text:p>0.802593326877752</text:p>
          </table:table-cell>
          <table:table-cell office:value-type="float" office:value="0.972841497998416" calcext:value-type="float">
            <text:p>0.972841497998416</text:p>
          </table:table-cell>
          <table:table-cell office:value-type="float" office:value="0.976429698041641" calcext:value-type="float">
            <text:p>0.976429698041641</text:p>
          </table:table-cell>
          <table:table-cell office:value-type="float" office:value="0.633009747625559" calcext:value-type="float">
            <text:p>0.633009747625559</text:p>
          </table:table-cell>
          <table:table-cell office:value-type="float" office:value="0.620362236542968" calcext:value-type="float">
            <text:p>0.620362236542968</text:p>
          </table:table-cell>
          <table:table-cell office:value-type="float" office:value="0.662351925653449" calcext:value-type="float">
            <text:p>0.662351925653449</text:p>
          </table:table-cell>
          <table:table-cell office:value-type="float" office:value="0.984570501395524" calcext:value-type="float">
            <text:p>0.984570501395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398050474888" calcext:value-type="float">
            <text:p>-123.398050474888</text:p>
          </table:table-cell>
          <table:table-cell office:value-type="float" office:value="-125.927552691406" calcext:value-type="float">
            <text:p>-125.927552691406</text:p>
          </table:table-cell>
          <table:table-cell office:value-type="float" office:value="-117.52961486931" calcext:value-type="float">
            <text:p>-117.529614869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52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593817780892" calcext:value-type="float">
            <text:p>79.4593817780892</text:p>
          </table:table-cell>
          <table:table-cell office:value-type="float" office:value="982.029023875343" calcext:value-type="float">
            <text:p>982.02902387534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444" calcext:value-type="float">
            <text:p>1346444</text:p>
          </table:table-cell>
          <table:table-cell office:value-type="float" office:value="1633418" calcext:value-type="float">
            <text:p>1633418</text:p>
          </table:table-cell>
          <table:table-cell office:value-type="float" office:value="1638549" calcext:value-type="float">
            <text:p>1638549</text:p>
          </table:table-cell>
          <table:table-cell office:value-type="float" office:value="1052708" calcext:value-type="float">
            <text:p>1052708</text:p>
          </table:table-cell>
          <table:table-cell office:value-type="float" office:value="1086944" calcext:value-type="float">
            <text:p>1086944</text:p>
          </table:table-cell>
          <table:table-cell office:value-type="float" office:value="1065428" calcext:value-type="float">
            <text:p>1065428</text:p>
          </table:table-cell>
          <table:table-cell office:value-type="float" office:value="1654448" calcext:value-type="float">
            <text:p>1654448</text:p>
          </table:table-cell>
          <table:table-cell office:value-type="float" office:value="5" calcext:value-type="float">
            <text:p>5</text:p>
          </table:table-cell>
          <table:table-cell office:value-type="float" office:value="0.802543258970172" calcext:value-type="float">
            <text:p>0.802543258970172</text:p>
          </table:table-cell>
          <table:table-cell office:value-type="float" office:value="0.973593112658633" calcext:value-type="float">
            <text:p>0.973593112658633</text:p>
          </table:table-cell>
          <table:table-cell office:value-type="float" office:value="0.976651427346638" calcext:value-type="float">
            <text:p>0.976651427346638</text:p>
          </table:table-cell>
          <table:table-cell office:value-type="float" office:value="0.62746293872153" calcext:value-type="float">
            <text:p>0.62746293872153</text:p>
          </table:table-cell>
          <table:table-cell office:value-type="float" office:value="0.647869187339447" calcext:value-type="float">
            <text:p>0.647869187339447</text:p>
          </table:table-cell>
          <table:table-cell office:value-type="float" office:value="0.63504465044077" calcext:value-type="float">
            <text:p>0.63504465044077</text:p>
          </table:table-cell>
          <table:table-cell office:value-type="float" office:value="0.98612797094917" calcext:value-type="float">
            <text:p>0.986127970949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507412255694" calcext:value-type="float">
            <text:p>-124.507412255694</text:p>
          </table:table-cell>
          <table:table-cell office:value-type="float" office:value="-120.426162532111" calcext:value-type="float">
            <text:p>-120.426162532111</text:p>
          </table:table-cell>
          <table:table-cell office:value-type="float" office:value="-122.991069911846" calcext:value-type="float">
            <text:p>-122.9910699118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55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37988405637" calcext:value-type="float">
            <text:p>79.4637988405637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48" calcext:value-type="float">
            <text:p>1367748</text:p>
          </table:table-cell>
          <table:table-cell office:value-type="float" office:value="1629080" calcext:value-type="float">
            <text:p>1629080</text:p>
          </table:table-cell>
          <table:table-cell office:value-type="float" office:value="1639984" calcext:value-type="float">
            <text:p>1639984</text:p>
          </table:table-cell>
          <table:table-cell office:value-type="float" office:value="1055221" calcext:value-type="float">
            <text:p>1055221</text:p>
          </table:table-cell>
          <table:table-cell office:value-type="float" office:value="1120311" calcext:value-type="float">
            <text:p>1120311</text:p>
          </table:table-cell>
          <table:table-cell office:value-type="float" office:value="1025595" calcext:value-type="float">
            <text:p>1025595</text:p>
          </table:table-cell>
          <table:table-cell office:value-type="float" office:value="1657571" calcext:value-type="float">
            <text:p>1657571</text:p>
          </table:table-cell>
          <table:table-cell office:value-type="float" office:value="5" calcext:value-type="float">
            <text:p>5</text:p>
          </table:table-cell>
          <table:table-cell office:value-type="float" office:value="0.815241434006862" calcext:value-type="float">
            <text:p>0.815241434006862</text:p>
          </table:table-cell>
          <table:table-cell office:value-type="float" office:value="0.971007462860043" calcext:value-type="float">
            <text:p>0.971007462860043</text:p>
          </table:table-cell>
          <table:table-cell office:value-type="float" office:value="0.977506754101128" calcext:value-type="float">
            <text:p>0.977506754101128</text:p>
          </table:table-cell>
          <table:table-cell office:value-type="float" office:value="0.628960803623295" calcext:value-type="float">
            <text:p>0.628960803623295</text:p>
          </table:table-cell>
          <table:table-cell office:value-type="float" office:value="0.66775747153252" calcext:value-type="float">
            <text:p>0.66775747153252</text:p>
          </table:table-cell>
          <table:table-cell office:value-type="float" office:value="0.611302329457084" calcext:value-type="float">
            <text:p>0.611302329457084</text:p>
          </table:table-cell>
          <table:table-cell office:value-type="float" office:value="0.987989424227407" calcext:value-type="float">
            <text:p>0.987989424227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07839275341" calcext:value-type="float">
            <text:p>-124.207839275341</text:p>
          </table:table-cell>
          <table:table-cell office:value-type="float" office:value="-116.448505693496" calcext:value-type="float">
            <text:p>-116.448505693496</text:p>
          </table:table-cell>
          <table:table-cell office:value-type="float" office:value="-127.739534108583" calcext:value-type="float">
            <text:p>-127.7395341085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57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637988405637" calcext:value-type="float">
            <text:p>79.4637988405637</text:p>
          </table:table-cell>
          <table:table-cell office:value-type="float" office:value="981.956951575512" calcext:value-type="float">
            <text:p>981.95695157551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846" calcext:value-type="float">
            <text:p>1344846</text:p>
          </table:table-cell>
          <table:table-cell office:value-type="float" office:value="1629491" calcext:value-type="float">
            <text:p>1629491</text:p>
          </table:table-cell>
          <table:table-cell office:value-type="float" office:value="1643777" calcext:value-type="float">
            <text:p>1643777</text:p>
          </table:table-cell>
          <table:table-cell office:value-type="float" office:value="1062646" calcext:value-type="float">
            <text:p>1062646</text:p>
          </table:table-cell>
          <table:table-cell office:value-type="float" office:value="1034213" calcext:value-type="float">
            <text:p>1034213</text:p>
          </table:table-cell>
          <table:table-cell office:value-type="float" office:value="1117842" calcext:value-type="float">
            <text:p>1117842</text:p>
          </table:table-cell>
          <table:table-cell office:value-type="float" office:value="1653068" calcext:value-type="float">
            <text:p>1653068</text:p>
          </table:table-cell>
          <table:table-cell office:value-type="float" office:value="5" calcext:value-type="float">
            <text:p>5</text:p>
          </table:table-cell>
          <table:table-cell office:value-type="float" office:value="0.801590776633117" calcext:value-type="float">
            <text:p>0.801590776633117</text:p>
          </table:table-cell>
          <table:table-cell office:value-type="float" office:value="0.971252437979274" calcext:value-type="float">
            <text:p>0.971252437979274</text:p>
          </table:table-cell>
          <table:table-cell office:value-type="float" office:value="0.979767558546967" calcext:value-type="float">
            <text:p>0.979767558546967</text:p>
          </table:table-cell>
          <table:table-cell office:value-type="float" office:value="0.633386449025446" calcext:value-type="float">
            <text:p>0.633386449025446</text:p>
          </table:table-cell>
          <table:table-cell office:value-type="float" office:value="0.616439058356173" calcext:value-type="float">
            <text:p>0.616439058356173</text:p>
          </table:table-cell>
          <table:table-cell office:value-type="float" office:value="0.666285832677583" calcext:value-type="float">
            <text:p>0.666285832677583</text:p>
          </table:table-cell>
          <table:table-cell office:value-type="float" office:value="0.985305426753214" calcext:value-type="float">
            <text:p>0.985305426753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322710194911" calcext:value-type="float">
            <text:p>-123.322710194911</text:p>
          </table:table-cell>
          <table:table-cell office:value-type="float" office:value="-126.712188328765" calcext:value-type="float">
            <text:p>-126.712188328765</text:p>
          </table:table-cell>
          <table:table-cell office:value-type="float" office:value="-116.742833464483" calcext:value-type="float">
            <text:p>-116.7428334644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5:59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700740716871" calcext:value-type="float">
            <text:p>79.4700740716871</text:p>
          </table:table-cell>
          <table:table-cell office:value-type="float" office:value="982.029023875343" calcext:value-type="float">
            <text:p>982.02902387534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11" calcext:value-type="float">
            <text:p>1367111</text:p>
          </table:table-cell>
          <table:table-cell office:value-type="float" office:value="1630188" calcext:value-type="float">
            <text:p>1630188</text:p>
          </table:table-cell>
          <table:table-cell office:value-type="float" office:value="1639561" calcext:value-type="float">
            <text:p>1639561</text:p>
          </table:table-cell>
          <table:table-cell office:value-type="float" office:value="1054027" calcext:value-type="float">
            <text:p>1054027</text:p>
          </table:table-cell>
          <table:table-cell office:value-type="float" office:value="1120159" calcext:value-type="float">
            <text:p>1120159</text:p>
          </table:table-cell>
          <table:table-cell office:value-type="float" office:value="1025842" calcext:value-type="float">
            <text:p>1025842</text:p>
          </table:table-cell>
          <table:table-cell office:value-type="float" office:value="1657398" calcext:value-type="float">
            <text:p>1657398</text:p>
          </table:table-cell>
          <table:table-cell office:value-type="float" office:value="5" calcext:value-type="float">
            <text:p>5</text:p>
          </table:table-cell>
          <table:table-cell office:value-type="float" office:value="0.814861752374381" calcext:value-type="float">
            <text:p>0.814861752374381</text:p>
          </table:table-cell>
          <table:table-cell office:value-type="float" office:value="0.971667882402883" calcext:value-type="float">
            <text:p>0.971667882402883</text:p>
          </table:table-cell>
          <table:table-cell office:value-type="float" office:value="0.977254626423672" calcext:value-type="float">
            <text:p>0.977254626423672</text:p>
          </table:table-cell>
          <table:table-cell office:value-type="float" office:value="0.628249124079838" calcext:value-type="float">
            <text:p>0.628249124079838</text:p>
          </table:table-cell>
          <table:table-cell office:value-type="float" office:value="0.667666872461661" calcext:value-type="float">
            <text:p>0.667666872461661</text:p>
          </table:table-cell>
          <table:table-cell office:value-type="float" office:value="0.611449552947229" calcext:value-type="float">
            <text:p>0.611449552947229</text:p>
          </table:table-cell>
          <table:table-cell office:value-type="float" office:value="0.987886308179654" calcext:value-type="float">
            <text:p>0.987886308179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350175184032" calcext:value-type="float">
            <text:p>-124.350175184032</text:p>
          </table:table-cell>
          <table:table-cell office:value-type="float" office:value="-116.466625507668" calcext:value-type="float">
            <text:p>-116.466625507668</text:p>
          </table:table-cell>
          <table:table-cell office:value-type="float" office:value="-127.710089410554" calcext:value-type="float">
            <text:p>-127.7100894105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01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584528087085" calcext:value-type="float">
            <text:p>79.4584528087085</text:p>
          </table:table-cell>
          <table:table-cell office:value-type="float" office:value="982.011997810096" calcext:value-type="float">
            <text:p>982.0119978100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372" calcext:value-type="float">
            <text:p>1346372</text:p>
          </table:table-cell>
          <table:table-cell office:value-type="float" office:value="1630272" calcext:value-type="float">
            <text:p>1630272</text:p>
          </table:table-cell>
          <table:table-cell office:value-type="float" office:value="1642167" calcext:value-type="float">
            <text:p>1642167</text:p>
          </table:table-cell>
          <table:table-cell office:value-type="float" office:value="1171381" calcext:value-type="float">
            <text:p>1171381</text:p>
          </table:table-cell>
          <table:table-cell office:value-type="float" office:value="1016064" calcext:value-type="float">
            <text:p>1016064</text:p>
          </table:table-cell>
          <table:table-cell office:value-type="float" office:value="998174" calcext:value-type="float">
            <text:p>998174</text:p>
          </table:table-cell>
          <table:table-cell office:value-type="float" office:value="1652533" calcext:value-type="float">
            <text:p>1652533</text:p>
          </table:table-cell>
          <table:table-cell office:value-type="float" office:value="5" calcext:value-type="float">
            <text:p>5</text:p>
          </table:table-cell>
          <table:table-cell office:value-type="float" office:value="0.802500343620818" calcext:value-type="float">
            <text:p>0.802500343620818</text:p>
          </table:table-cell>
          <table:table-cell office:value-type="float" office:value="0.971717950310463" calcext:value-type="float">
            <text:p>0.971717950310463</text:p>
          </table:table-cell>
          <table:table-cell office:value-type="float" office:value="0.978807923651686" calcext:value-type="float">
            <text:p>0.978807923651686</text:p>
          </table:table-cell>
          <table:table-cell office:value-type="float" office:value="0.698197567248054" calcext:value-type="float">
            <text:p>0.698197567248054</text:p>
          </table:table-cell>
          <table:table-cell office:value-type="float" office:value="0.605621410086323" calcext:value-type="float">
            <text:p>0.605621410086323</text:p>
          </table:table-cell>
          <table:table-cell office:value-type="float" office:value="0.594958137864845" calcext:value-type="float">
            <text:p>0.594958137864845</text:p>
          </table:table-cell>
          <table:table-cell office:value-type="float" office:value="0.984986541865652" calcext:value-type="float">
            <text:p>0.984986541865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360486550389" calcext:value-type="float">
            <text:p>-110.360486550389</text:p>
          </table:table-cell>
          <table:table-cell office:value-type="float" office:value="-128.875717982735" calcext:value-type="float">
            <text:p>-128.875717982735</text:p>
          </table:table-cell>
          <table:table-cell office:value-type="float" office:value="-131.008372427031" calcext:value-type="float">
            <text:p>-131.0083724270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03</text:p>
          </table:table-cell>
          <table:table-cell office:value-type="float" office:value="25.7415499478811" calcext:value-type="float">
            <text:p>25.7415499478811</text:p>
          </table:table-cell>
          <table:table-cell office:value-type="float" office:value="79.4477607192993" calcext:value-type="float">
            <text:p>79.4477607192993</text:p>
          </table:table-cell>
          <table:table-cell office:value-type="float" office:value="981.956951575512" calcext:value-type="float">
            <text:p>981.95695157551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12" calcext:value-type="float">
            <text:p>1366712</text:p>
          </table:table-cell>
          <table:table-cell office:value-type="float" office:value="1632231" calcext:value-type="float">
            <text:p>1632231</text:p>
          </table:table-cell>
          <table:table-cell office:value-type="float" office:value="1642659" calcext:value-type="float">
            <text:p>1642659</text:p>
          </table:table-cell>
          <table:table-cell office:value-type="float" office:value="1098479" calcext:value-type="float">
            <text:p>1098479</text:p>
          </table:table-cell>
          <table:table-cell office:value-type="float" office:value="1012041" calcext:value-type="float">
            <text:p>1012041</text:p>
          </table:table-cell>
          <table:table-cell office:value-type="float" office:value="1084391" calcext:value-type="float">
            <text:p>1084391</text:p>
          </table:table-cell>
          <table:table-cell office:value-type="float" office:value="1650842" calcext:value-type="float">
            <text:p>1650842</text:p>
          </table:table-cell>
          <table:table-cell office:value-type="float" office:value="5" calcext:value-type="float">
            <text:p>5</text:p>
          </table:table-cell>
          <table:table-cell office:value-type="float" office:value="0.814623929813377" calcext:value-type="float">
            <text:p>0.814623929813377</text:p>
          </table:table-cell>
          <table:table-cell office:value-type="float" office:value="0.972885605440808" calcext:value-type="float">
            <text:p>0.972885605440808</text:p>
          </table:table-cell>
          <table:table-cell office:value-type="float" office:value="0.97910117853894" calcext:value-type="float">
            <text:p>0.97910117853894</text:p>
          </table:table-cell>
          <table:table-cell office:value-type="float" office:value="0.6547445839339" calcext:value-type="float">
            <text:p>0.6547445839339</text:p>
          </table:table-cell>
          <table:table-cell office:value-type="float" office:value="0.603223514941158" calcext:value-type="float">
            <text:p>0.603223514941158</text:p>
          </table:table-cell>
          <table:table-cell office:value-type="float" office:value="0.64634748057693" calcext:value-type="float">
            <text:p>0.64634748057693</text:p>
          </table:table-cell>
          <table:table-cell office:value-type="float" office:value="0.983978627202347" calcext:value-type="float">
            <text:p>0.983978627202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05108321322" calcext:value-type="float">
            <text:p>-119.05108321322</text:p>
          </table:table-cell>
          <table:table-cell office:value-type="float" office:value="-129.355297011768" calcext:value-type="float">
            <text:p>-129.355297011768</text:p>
          </table:table-cell>
          <table:table-cell office:value-type="float" office:value="-120.730503884614" calcext:value-type="float">
            <text:p>-120.7305038846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06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379970880929" calcext:value-type="float">
            <text:p>79.4379970880929</text:p>
          </table:table-cell>
          <table:table-cell office:value-type="float" office:value="982.001500289268" calcext:value-type="float">
            <text:p>982.0015002892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041" calcext:value-type="float">
            <text:p>1345041</text:p>
          </table:table-cell>
          <table:table-cell office:value-type="float" office:value="1632797" calcext:value-type="float">
            <text:p>1632797</text:p>
          </table:table-cell>
          <table:table-cell office:value-type="float" office:value="1637982" calcext:value-type="float">
            <text:p>1637982</text:p>
          </table:table-cell>
          <table:table-cell office:value-type="float" office:value="1042772" calcext:value-type="float">
            <text:p>1042772</text:p>
          </table:table-cell>
          <table:table-cell office:value-type="float" office:value="1118758" calcext:value-type="float">
            <text:p>1118758</text:p>
          </table:table-cell>
          <table:table-cell office:value-type="float" office:value="1033934" calcext:value-type="float">
            <text:p>1033934</text:p>
          </table:table-cell>
          <table:table-cell office:value-type="float" office:value="1655386" calcext:value-type="float">
            <text:p>1655386</text:p>
          </table:table-cell>
          <table:table-cell office:value-type="float" office:value="5" calcext:value-type="float">
            <text:p>5</text:p>
          </table:table-cell>
          <table:table-cell office:value-type="float" office:value="0.801707005704284" calcext:value-type="float">
            <text:p>0.801707005704284</text:p>
          </table:table-cell>
          <table:table-cell office:value-type="float" office:value="0.973222967770453" calcext:value-type="float">
            <text:p>0.973222967770453</text:p>
          </table:table-cell>
          <table:table-cell office:value-type="float" office:value="0.976313468970474" calcext:value-type="float">
            <text:p>0.976313468970474</text:p>
          </table:table-cell>
          <table:table-cell office:value-type="float" office:value="0.621540620510652" calcext:value-type="float">
            <text:p>0.621540620510652</text:p>
          </table:table-cell>
          <table:table-cell office:value-type="float" office:value="0.666831811288811" calcext:value-type="float">
            <text:p>0.666831811288811</text:p>
          </table:table-cell>
          <table:table-cell office:value-type="float" office:value="0.616272761377425" calcext:value-type="float">
            <text:p>0.616272761377425</text:p>
          </table:table-cell>
          <table:table-cell office:value-type="float" office:value="0.986687062583811" calcext:value-type="float">
            <text:p>0.986687062583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69187589787" calcext:value-type="float">
            <text:p>-125.69187589787</text:p>
          </table:table-cell>
          <table:table-cell office:value-type="float" office:value="-116.633637742238" calcext:value-type="float">
            <text:p>-116.633637742238</text:p>
          </table:table-cell>
          <table:table-cell office:value-type="float" office:value="-126.745447724515" calcext:value-type="float">
            <text:p>-126.7454477245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08</text:p>
          </table:table-cell>
          <table:table-cell office:value-type="float" office:value="25.7567120964231" calcext:value-type="float">
            <text:p>25.7567120964231</text:p>
          </table:table-cell>
          <table:table-cell office:value-type="float" office:value="79.4224225336791" calcext:value-type="float">
            <text:p>79.4224225336791</text:p>
          </table:table-cell>
          <table:table-cell office:value-type="float" office:value="981.982489354187" calcext:value-type="float">
            <text:p>981.9824893541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82" calcext:value-type="float">
            <text:p>1371282</text:p>
          </table:table-cell>
          <table:table-cell office:value-type="float" office:value="1629400" calcext:value-type="float">
            <text:p>1629400</text:p>
          </table:table-cell>
          <table:table-cell office:value-type="float" office:value="1640309" calcext:value-type="float">
            <text:p>1640309</text:p>
          </table:table-cell>
          <table:table-cell office:value-type="float" office:value="1067970" calcext:value-type="float">
            <text:p>1067970</text:p>
          </table:table-cell>
          <table:table-cell office:value-type="float" office:value="1106725" calcext:value-type="float">
            <text:p>1106725</text:p>
          </table:table-cell>
          <table:table-cell office:value-type="float" office:value="1022710" calcext:value-type="float">
            <text:p>1022710</text:p>
          </table:table-cell>
          <table:table-cell office:value-type="float" office:value="1657464" calcext:value-type="float">
            <text:p>1657464</text:p>
          </table:table-cell>
          <table:table-cell office:value-type="float" office:value="5" calcext:value-type="float">
            <text:p>5</text:p>
          </table:table-cell>
          <table:table-cell office:value-type="float" office:value="0.81734786240433" calcext:value-type="float">
            <text:p>0.81734786240433</text:p>
          </table:table-cell>
          <table:table-cell office:value-type="float" office:value="0.971198197746062" calcext:value-type="float">
            <text:p>0.971198197746062</text:p>
          </table:table-cell>
          <table:table-cell office:value-type="float" office:value="0.97770046921974" calcext:value-type="float">
            <text:p>0.97770046921974</text:p>
          </table:table-cell>
          <table:table-cell office:value-type="float" office:value="0.636559800691581" calcext:value-type="float">
            <text:p>0.636559800691581</text:p>
          </table:table-cell>
          <table:table-cell office:value-type="float" office:value="0.659659583527992" calcext:value-type="float">
            <text:p>0.659659583527992</text:p>
          </table:table-cell>
          <table:table-cell office:value-type="float" office:value="0.609582735250322" calcext:value-type="float">
            <text:p>0.609582735250322</text:p>
          </table:table-cell>
          <table:table-cell office:value-type="float" office:value="0.987925647249895" calcext:value-type="float">
            <text:p>0.987925647249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688039861684" calcext:value-type="float">
            <text:p>-122.688039861684</text:p>
          </table:table-cell>
          <table:table-cell office:value-type="float" office:value="-118.068083294402" calcext:value-type="float">
            <text:p>-118.068083294402</text:p>
          </table:table-cell>
          <table:table-cell office:value-type="float" office:value="-128.083452949936" calcext:value-type="float">
            <text:p>-128.0834529499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10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401501170355" calcext:value-type="float">
            <text:p>79.401501170355</text:p>
          </table:table-cell>
          <table:table-cell office:value-type="float" office:value="981.963478019321" calcext:value-type="float">
            <text:p>981.96347801932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034" calcext:value-type="float">
            <text:p>1344034</text:p>
          </table:table-cell>
          <table:table-cell office:value-type="float" office:value="1630090" calcext:value-type="float">
            <text:p>1630090</text:p>
          </table:table-cell>
          <table:table-cell office:value-type="float" office:value="1644048" calcext:value-type="float">
            <text:p>1644048</text:p>
          </table:table-cell>
          <table:table-cell office:value-type="float" office:value="1169266" calcext:value-type="float">
            <text:p>1169266</text:p>
          </table:table-cell>
          <table:table-cell office:value-type="float" office:value="1014111" calcext:value-type="float">
            <text:p>1014111</text:p>
          </table:table-cell>
          <table:table-cell office:value-type="float" office:value="996899" calcext:value-type="float">
            <text:p>996899</text:p>
          </table:table-cell>
          <table:table-cell office:value-type="float" office:value="1651622" calcext:value-type="float">
            <text:p>1651622</text:p>
          </table:table-cell>
          <table:table-cell office:value-type="float" office:value="5" calcext:value-type="float">
            <text:p>5</text:p>
          </table:table-cell>
          <table:table-cell office:value-type="float" office:value="0.801106786859845" calcext:value-type="float">
            <text:p>0.801106786859845</text:p>
          </table:table-cell>
          <table:table-cell office:value-type="float" office:value="0.97160946984404" calcext:value-type="float">
            <text:p>0.97160946984404</text:p>
          </table:table-cell>
          <table:table-cell office:value-type="float" office:value="0.979929087153564" calcext:value-type="float">
            <text:p>0.979929087153564</text:p>
          </table:table-cell>
          <table:table-cell office:value-type="float" office:value="0.696936928860775" calcext:value-type="float">
            <text:p>0.696936928860775</text:p>
          </table:table-cell>
          <table:table-cell office:value-type="float" office:value="0.604457331235091" calcext:value-type="float">
            <text:p>0.604457331235091</text:p>
          </table:table-cell>
          <table:table-cell office:value-type="float" office:value="0.594198178553364" calcext:value-type="float">
            <text:p>0.594198178553364</text:p>
          </table:table-cell>
          <table:table-cell office:value-type="float" office:value="0.984443543487017" calcext:value-type="float">
            <text:p>0.984443543487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12614227845" calcext:value-type="float">
            <text:p>-110.612614227845</text:p>
          </table:table-cell>
          <table:table-cell office:value-type="float" office:value="-129.108533752982" calcext:value-type="float">
            <text:p>-129.108533752982</text:p>
          </table:table-cell>
          <table:table-cell office:value-type="float" office:value="-131.160364289327" calcext:value-type="float">
            <text:p>-131.1603642893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12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4112660328469" calcext:value-type="float">
            <text:p>79.4112660328469</text:p>
          </table:table-cell>
          <table:table-cell office:value-type="float" office:value="981.97397672499" calcext:value-type="float">
            <text:p>981.9739767249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863" calcext:value-type="float">
            <text:p>1371863</text:p>
          </table:table-cell>
          <table:table-cell office:value-type="float" office:value="1632619" calcext:value-type="float">
            <text:p>1632619</text:p>
          </table:table-cell>
          <table:table-cell office:value-type="float" office:value="1642087" calcext:value-type="float">
            <text:p>1642087</text:p>
          </table:table-cell>
          <table:table-cell office:value-type="float" office:value="1072958" calcext:value-type="float">
            <text:p>1072958</text:p>
          </table:table-cell>
          <table:table-cell office:value-type="float" office:value="1003236" calcext:value-type="float">
            <text:p>1003236</text:p>
          </table:table-cell>
          <table:table-cell office:value-type="float" office:value="1117469" calcext:value-type="float">
            <text:p>1117469</text:p>
          </table:table-cell>
          <table:table-cell office:value-type="float" office:value="1650968" calcext:value-type="float">
            <text:p>1650968</text:p>
          </table:table-cell>
          <table:table-cell office:value-type="float" office:value="5" calcext:value-type="float">
            <text:p>5</text:p>
          </table:table-cell>
          <table:table-cell office:value-type="float" office:value="0.817694165431758" calcext:value-type="float">
            <text:p>0.817694165431758</text:p>
          </table:table-cell>
          <table:table-cell office:value-type="float" office:value="0.973116871490106" calcext:value-type="float">
            <text:p>0.973116871490106</text:p>
          </table:table-cell>
          <table:table-cell office:value-type="float" office:value="0.978760239930181" calcext:value-type="float">
            <text:p>0.978760239930181</text:p>
          </table:table-cell>
          <table:table-cell office:value-type="float" office:value="0.639532880727396" calcext:value-type="float">
            <text:p>0.639532880727396</text:p>
          </table:table-cell>
          <table:table-cell office:value-type="float" office:value="0.597975325343052" calcext:value-type="float">
            <text:p>0.597975325343052</text:p>
          </table:table-cell>
          <table:table-cell office:value-type="float" office:value="0.666063507326067" calcext:value-type="float">
            <text:p>0.666063507326067</text:p>
          </table:table-cell>
          <table:table-cell office:value-type="float" office:value="0.984053729063717" calcext:value-type="float">
            <text:p>0.984053729063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93423854521" calcext:value-type="float">
            <text:p>-122.093423854521</text:p>
          </table:table-cell>
          <table:table-cell office:value-type="float" office:value="-130.40493493139" calcext:value-type="float">
            <text:p>-130.40493493139</text:p>
          </table:table-cell>
          <table:table-cell office:value-type="float" office:value="-116.787298534787" calcext:value-type="float">
            <text:p>-116.787298534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14</text:p>
          </table:table-cell>
          <table:table-cell office:value-type="float" office:value="25.7668201969063" calcext:value-type="float">
            <text:p>25.7668201969063</text:p>
          </table:table-cell>
          <table:table-cell office:value-type="float" office:value="79.3805791834603" calcext:value-type="float">
            <text:p>79.3805791834603</text:p>
          </table:table-cell>
          <table:table-cell office:value-type="float" office:value="981.999514721487" calcext:value-type="float">
            <text:p>981.9995147214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271" calcext:value-type="float">
            <text:p>1351271</text:p>
          </table:table-cell>
          <table:table-cell office:value-type="float" office:value="1633963" calcext:value-type="float">
            <text:p>1633963</text:p>
          </table:table-cell>
          <table:table-cell office:value-type="float" office:value="1638981" calcext:value-type="float">
            <text:p>1638981</text:p>
          </table:table-cell>
          <table:table-cell office:value-type="float" office:value="1062889" calcext:value-type="float">
            <text:p>1062889</text:p>
          </table:table-cell>
          <table:table-cell office:value-type="float" office:value="1030605" calcext:value-type="float">
            <text:p>1030605</text:p>
          </table:table-cell>
          <table:table-cell office:value-type="float" office:value="1122349" calcext:value-type="float">
            <text:p>1122349</text:p>
          </table:table-cell>
          <table:table-cell office:value-type="float" office:value="1653594" calcext:value-type="float">
            <text:p>1653594</text:p>
          </table:table-cell>
          <table:table-cell office:value-type="float" office:value="5" calcext:value-type="float">
            <text:p>5</text:p>
          </table:table-cell>
          <table:table-cell office:value-type="float" office:value="0.805420375516459" calcext:value-type="float">
            <text:p>0.805420375516459</text:p>
          </table:table-cell>
          <table:table-cell office:value-type="float" office:value="0.973917958011384" calcext:value-type="float">
            <text:p>0.973917958011384</text:p>
          </table:table-cell>
          <table:table-cell office:value-type="float" office:value="0.976908919442763" calcext:value-type="float">
            <text:p>0.976908919442763</text:p>
          </table:table-cell>
          <table:table-cell office:value-type="float" office:value="0.633531288329516" calcext:value-type="float">
            <text:p>0.633531288329516</text:p>
          </table:table-cell>
          <table:table-cell office:value-type="float" office:value="0.614288522516313" calcext:value-type="float">
            <text:p>0.614288522516313</text:p>
          </table:table-cell>
          <table:table-cell office:value-type="float" office:value="0.668972214337851" calcext:value-type="float">
            <text:p>0.668972214337851</text:p>
          </table:table-cell>
          <table:table-cell office:value-type="float" office:value="0.985618947222107" calcext:value-type="float">
            <text:p>0.985618947222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293742334097" calcext:value-type="float">
            <text:p>-123.293742334097</text:p>
          </table:table-cell>
          <table:table-cell office:value-type="float" office:value="-127.142295496737" calcext:value-type="float">
            <text:p>-127.142295496737</text:p>
          </table:table-cell>
          <table:table-cell office:value-type="float" office:value="-116.20555713243" calcext:value-type="float">
            <text:p>-116.205557132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16</text:p>
          </table:table-cell>
          <table:table-cell office:value-type="float" office:value="25.7516580466181" calcext:value-type="float">
            <text:p>25.7516580466181</text:p>
          </table:table-cell>
          <table:table-cell office:value-type="float" office:value="79.3524569574361" calcext:value-type="float">
            <text:p>79.3524569574361</text:p>
          </table:table-cell>
          <table:table-cell office:value-type="float" office:value="981.97397672499" calcext:value-type="float">
            <text:p>981.9739767249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52" calcext:value-type="float">
            <text:p>1371052</text:p>
          </table:table-cell>
          <table:table-cell office:value-type="float" office:value="1630212" calcext:value-type="float">
            <text:p>1630212</text:p>
          </table:table-cell>
          <table:table-cell office:value-type="float" office:value="1639662" calcext:value-type="float">
            <text:p>1639662</text:p>
          </table:table-cell>
          <table:table-cell office:value-type="float" office:value="1080562" calcext:value-type="float">
            <text:p>1080562</text:p>
          </table:table-cell>
          <table:table-cell office:value-type="float" office:value="1083216" calcext:value-type="float">
            <text:p>1083216</text:p>
          </table:table-cell>
          <table:table-cell office:value-type="float" office:value="1018054" calcext:value-type="float">
            <text:p>1018054</text:p>
          </table:table-cell>
          <table:table-cell office:value-type="float" office:value="1654847" calcext:value-type="float">
            <text:p>1654847</text:p>
          </table:table-cell>
          <table:table-cell office:value-type="float" office:value="5" calcext:value-type="float">
            <text:p>5</text:p>
          </table:table-cell>
          <table:table-cell office:value-type="float" office:value="0.817210771705004" calcext:value-type="float">
            <text:p>0.817210771705004</text:p>
          </table:table-cell>
          <table:table-cell office:value-type="float" office:value="0.971682187519334" calcext:value-type="float">
            <text:p>0.971682187519334</text:p>
          </table:table-cell>
          <table:table-cell office:value-type="float" office:value="0.977314827122072" calcext:value-type="float">
            <text:p>0.977314827122072</text:p>
          </table:table-cell>
          <table:table-cell office:value-type="float" office:value="0.644065218456414" calcext:value-type="float">
            <text:p>0.644065218456414</text:p>
          </table:table-cell>
          <table:table-cell office:value-type="float" office:value="0.64564712591733" calcext:value-type="float">
            <text:p>0.64564712591733</text:p>
          </table:table-cell>
          <table:table-cell office:value-type="float" office:value="0.606807542658751" calcext:value-type="float">
            <text:p>0.606807542658751</text:p>
          </table:table-cell>
          <table:table-cell office:value-type="float" office:value="0.986365793510174" calcext:value-type="float">
            <text:p>0.986365793510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186956308717" calcext:value-type="float">
            <text:p>-121.186956308717</text:p>
          </table:table-cell>
          <table:table-cell office:value-type="float" office:value="-120.870574816534" calcext:value-type="float">
            <text:p>-120.870574816534</text:p>
          </table:table-cell>
          <table:table-cell office:value-type="float" office:value="-128.63849146825" calcext:value-type="float">
            <text:p>-128.638491468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19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3747692191117" calcext:value-type="float">
            <text:p>79.3747692191117</text:p>
          </table:table-cell>
          <table:table-cell office:value-type="float" office:value="981.935954040754" calcext:value-type="float">
            <text:p>981.93595404075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559" calcext:value-type="float">
            <text:p>1352559</text:p>
          </table:table-cell>
          <table:table-cell office:value-type="float" office:value="1630042" calcext:value-type="float">
            <text:p>1630042</text:p>
          </table:table-cell>
          <table:table-cell office:value-type="float" office:value="1643919" calcext:value-type="float">
            <text:p>1643919</text:p>
          </table:table-cell>
          <table:table-cell office:value-type="float" office:value="1171941" calcext:value-type="float">
            <text:p>1171941</text:p>
          </table:table-cell>
          <table:table-cell office:value-type="float" office:value="1016283" calcext:value-type="float">
            <text:p>1016283</text:p>
          </table:table-cell>
          <table:table-cell office:value-type="float" office:value="1000381" calcext:value-type="float">
            <text:p>1000381</text:p>
          </table:table-cell>
          <table:table-cell office:value-type="float" office:value="1652549" calcext:value-type="float">
            <text:p>1652549</text:p>
          </table:table-cell>
          <table:table-cell office:value-type="float" office:value="5" calcext:value-type="float">
            <text:p>5</text:p>
          </table:table-cell>
          <table:table-cell office:value-type="float" office:value="0.806188083432684" calcext:value-type="float">
            <text:p>0.806188083432684</text:p>
          </table:table-cell>
          <table:table-cell office:value-type="float" office:value="0.971580859611137" calcext:value-type="float">
            <text:p>0.971580859611137</text:p>
          </table:table-cell>
          <table:table-cell office:value-type="float" office:value="0.979852197152638" calcext:value-type="float">
            <text:p>0.979852197152638</text:p>
          </table:table-cell>
          <table:table-cell office:value-type="float" office:value="0.698531353298587" calcext:value-type="float">
            <text:p>0.698531353298587</text:p>
          </table:table-cell>
          <table:table-cell office:value-type="float" office:value="0.605751944273942" calcext:value-type="float">
            <text:p>0.605751944273942</text:p>
          </table:table-cell>
          <table:table-cell office:value-type="float" office:value="0.596273612531854" calcext:value-type="float">
            <text:p>0.596273612531854</text:p>
          </table:table-cell>
          <table:table-cell office:value-type="float" office:value="0.984996078609953" calcext:value-type="float">
            <text:p>0.984996078609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293729340283" calcext:value-type="float">
            <text:p>-110.293729340283</text:p>
          </table:table-cell>
          <table:table-cell office:value-type="float" office:value="-128.849611145212" calcext:value-type="float">
            <text:p>-128.849611145212</text:p>
          </table:table-cell>
          <table:table-cell office:value-type="float" office:value="-130.745277493629" calcext:value-type="float">
            <text:p>-130.7452774936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21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3640763786447" calcext:value-type="float">
            <text:p>79.3640763786447</text:p>
          </table:table-cell>
          <table:table-cell office:value-type="float" office:value="982.046050085813" calcext:value-type="float">
            <text:p>982.04605008581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811" calcext:value-type="float">
            <text:p>1375811</text:p>
          </table:table-cell>
          <table:table-cell office:value-type="float" office:value="1632895" calcext:value-type="float">
            <text:p>1632895</text:p>
          </table:table-cell>
          <table:table-cell office:value-type="float" office:value="1641353" calcext:value-type="float">
            <text:p>1641353</text:p>
          </table:table-cell>
          <table:table-cell office:value-type="float" office:value="1066201" calcext:value-type="float">
            <text:p>1066201</text:p>
          </table:table-cell>
          <table:table-cell office:value-type="float" office:value="1005036" calcext:value-type="float">
            <text:p>1005036</text:p>
          </table:table-cell>
          <table:table-cell office:value-type="float" office:value="1133358" calcext:value-type="float">
            <text:p>1133358</text:p>
          </table:table-cell>
          <table:table-cell office:value-type="float" office:value="1651557" calcext:value-type="float">
            <text:p>1651557</text:p>
          </table:table-cell>
          <table:table-cell office:value-type="float" office:value="5" calcext:value-type="float">
            <text:p>5</text:p>
          </table:table-cell>
          <table:table-cell office:value-type="float" office:value="0.820047357088012" calcext:value-type="float">
            <text:p>0.820047357088012</text:p>
          </table:table-cell>
          <table:table-cell office:value-type="float" office:value="0.973281380329297" calcext:value-type="float">
            <text:p>0.973281380329297</text:p>
          </table:table-cell>
          <table:table-cell office:value-type="float" office:value="0.978322741785376" calcext:value-type="float">
            <text:p>0.978322741785376</text:p>
          </table:table-cell>
          <table:table-cell office:value-type="float" office:value="0.635505394399809" calcext:value-type="float">
            <text:p>0.635505394399809</text:p>
          </table:table-cell>
          <table:table-cell office:value-type="float" office:value="0.599048209076906" calcext:value-type="float">
            <text:p>0.599048209076906</text:p>
          </table:table-cell>
          <table:table-cell office:value-type="float" office:value="0.675534090463411" calcext:value-type="float">
            <text:p>0.675534090463411</text:p>
          </table:table-cell>
          <table:table-cell office:value-type="float" office:value="0.984404800463295" calcext:value-type="float">
            <text:p>0.984404800463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98921120038" calcext:value-type="float">
            <text:p>-122.898921120038</text:p>
          </table:table-cell>
          <table:table-cell office:value-type="float" office:value="-130.190358184619" calcext:value-type="float">
            <text:p>-130.190358184619</text:p>
          </table:table-cell>
          <table:table-cell office:value-type="float" office:value="-114.893181907318" calcext:value-type="float">
            <text:p>-114.893181907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23</text:p>
          </table:table-cell>
          <table:table-cell office:value-type="float" office:value="25.7718742475845" calcext:value-type="float">
            <text:p>25.7718742475845</text:p>
          </table:table-cell>
          <table:table-cell office:value-type="float" office:value="79.3596565729857" calcext:value-type="float">
            <text:p>79.3596565729857</text:p>
          </table:table-cell>
          <table:table-cell office:value-type="float" office:value="982.008027459585" calcext:value-type="float">
            <text:p>982.0080274595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955" calcext:value-type="float">
            <text:p>1351955</text:p>
          </table:table-cell>
          <table:table-cell office:value-type="float" office:value="1632954" calcext:value-type="float">
            <text:p>1632954</text:p>
          </table:table-cell>
          <table:table-cell office:value-type="float" office:value="1638655" calcext:value-type="float">
            <text:p>1638655</text:p>
          </table:table-cell>
          <table:table-cell office:value-type="float" office:value="1044346" calcext:value-type="float">
            <text:p>1044346</text:p>
          </table:table-cell>
          <table:table-cell office:value-type="float" office:value="1117102" calcext:value-type="float">
            <text:p>1117102</text:p>
          </table:table-cell>
          <table:table-cell office:value-type="float" office:value="1037429" calcext:value-type="float">
            <text:p>1037429</text:p>
          </table:table-cell>
          <table:table-cell office:value-type="float" office:value="1656120" calcext:value-type="float">
            <text:p>1656120</text:p>
          </table:table-cell>
          <table:table-cell office:value-type="float" office:value="5" calcext:value-type="float">
            <text:p>5</text:p>
          </table:table-cell>
          <table:table-cell office:value-type="float" office:value="0.805828071335324" calcext:value-type="float">
            <text:p>0.805828071335324</text:p>
          </table:table-cell>
          <table:table-cell office:value-type="float" office:value="0.973316547073906" calcext:value-type="float">
            <text:p>0.973316547073906</text:p>
          </table:table-cell>
          <table:table-cell office:value-type="float" office:value="0.976714608277632" calcext:value-type="float">
            <text:p>0.976714608277632</text:p>
          </table:table-cell>
          <table:table-cell office:value-type="float" office:value="0.622478797731256" calcext:value-type="float">
            <text:p>0.622478797731256</text:p>
          </table:table-cell>
          <table:table-cell office:value-type="float" office:value="0.665844758253665" calcext:value-type="float">
            <text:p>0.665844758253665</text:p>
          </table:table-cell>
          <table:table-cell office:value-type="float" office:value="0.61835594396066" calcext:value-type="float">
            <text:p>0.61835594396066</text:p>
          </table:table-cell>
          <table:table-cell office:value-type="float" office:value="0.987124560728617" calcext:value-type="float">
            <text:p>0.9871245607286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04240453749" calcext:value-type="float">
            <text:p>-125.504240453749</text:p>
          </table:table-cell>
          <table:table-cell office:value-type="float" office:value="-116.831048349267" calcext:value-type="float">
            <text:p>-116.831048349267</text:p>
          </table:table-cell>
          <table:table-cell office:value-type="float" office:value="-126.328811207868" calcext:value-type="float">
            <text:p>-126.328811207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25</text:p>
          </table:table-cell>
          <table:table-cell office:value-type="float" office:value="25.7668201969063" calcext:value-type="float">
            <text:p>25.7668201969063</text:p>
          </table:table-cell>
          <table:table-cell office:value-type="float" office:value="79.3538467627899" calcext:value-type="float">
            <text:p>79.3538467627899</text:p>
          </table:table-cell>
          <table:table-cell office:value-type="float" office:value="981.999514721487" calcext:value-type="float">
            <text:p>981.9995147214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109" calcext:value-type="float">
            <text:p>1376109</text:p>
          </table:table-cell>
          <table:table-cell office:value-type="float" office:value="1629310" calcext:value-type="float">
            <text:p>1629310</text:p>
          </table:table-cell>
          <table:table-cell office:value-type="float" office:value="1640903" calcext:value-type="float">
            <text:p>1640903</text:p>
          </table:table-cell>
          <table:table-cell office:value-type="float" office:value="1093352" calcext:value-type="float">
            <text:p>1093352</text:p>
          </table:table-cell>
          <table:table-cell office:value-type="float" office:value="1069048" calcext:value-type="float">
            <text:p>1069048</text:p>
          </table:table-cell>
          <table:table-cell office:value-type="float" office:value="1013753" calcext:value-type="float">
            <text:p>1013753</text:p>
          </table:table-cell>
          <table:table-cell office:value-type="float" office:value="1655954" calcext:value-type="float">
            <text:p>1655954</text:p>
          </table:table-cell>
          <table:table-cell office:value-type="float" office:value="5" calcext:value-type="float">
            <text:p>5</text:p>
          </table:table-cell>
          <table:table-cell office:value-type="float" office:value="0.820224978950617" calcext:value-type="float">
            <text:p>0.820224978950617</text:p>
          </table:table-cell>
          <table:table-cell office:value-type="float" office:value="0.971144553559369" calcext:value-type="float">
            <text:p>0.971144553559369</text:p>
          </table:table-cell>
          <table:table-cell office:value-type="float" office:value="0.978054520851913" calcext:value-type="float">
            <text:p>0.978054520851913</text:p>
          </table:table-cell>
          <table:table-cell office:value-type="float" office:value="0.65168865343197" calcext:value-type="float">
            <text:p>0.65168865343197</text:p>
          </table:table-cell>
          <table:table-cell office:value-type="float" office:value="0.637202338838856" calcext:value-type="float">
            <text:p>0.637202338838856</text:p>
          </table:table-cell>
          <table:table-cell office:value-type="float" office:value="0.604243946581357" calcext:value-type="float">
            <text:p>0.604243946581357</text:p>
          </table:table-cell>
          <table:table-cell office:value-type="float" office:value="0.987025617006495" calcext:value-type="float">
            <text:p>0.987025617006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662269313606" calcext:value-type="float">
            <text:p>-119.662269313606</text:p>
          </table:table-cell>
          <table:table-cell office:value-type="float" office:value="-122.559532232229" calcext:value-type="float">
            <text:p>-122.559532232229</text:p>
          </table:table-cell>
          <table:table-cell office:value-type="float" office:value="-129.151210683729" calcext:value-type="float">
            <text:p>-129.1512106837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27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3373441275534" calcext:value-type="float">
            <text:p>79.3373441275534</text:p>
          </table:table-cell>
          <table:table-cell office:value-type="float" office:value="982.018526041851" calcext:value-type="float">
            <text:p>982.01852604185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541" calcext:value-type="float">
            <text:p>1355541</text:p>
          </table:table-cell>
          <table:table-cell office:value-type="float" office:value="1635660" calcext:value-type="float">
            <text:p>1635660</text:p>
          </table:table-cell>
          <table:table-cell office:value-type="float" office:value="1638682" calcext:value-type="float">
            <text:p>1638682</text:p>
          </table:table-cell>
          <table:table-cell office:value-type="float" office:value="1054588" calcext:value-type="float">
            <text:p>1054588</text:p>
          </table:table-cell>
          <table:table-cell office:value-type="float" office:value="1082356" calcext:value-type="float">
            <text:p>1082356</text:p>
          </table:table-cell>
          <table:table-cell office:value-type="float" office:value="1071775" calcext:value-type="float">
            <text:p>1071775</text:p>
          </table:table-cell>
          <table:table-cell office:value-type="float" office:value="1655107" calcext:value-type="float">
            <text:p>1655107</text:p>
          </table:table-cell>
          <table:table-cell office:value-type="float" office:value="5" calcext:value-type="float">
            <text:p>5</text:p>
          </table:table-cell>
          <table:table-cell office:value-type="float" office:value="0.80796549415177" calcext:value-type="float">
            <text:p>0.80796549415177</text:p>
          </table:table-cell>
          <table:table-cell office:value-type="float" office:value="0.974929448953801" calcext:value-type="float">
            <text:p>0.974929448953801</text:p>
          </table:table-cell>
          <table:table-cell office:value-type="float" office:value="0.97673070153364" calcext:value-type="float">
            <text:p>0.97673070153364</text:p>
          </table:table-cell>
          <table:table-cell office:value-type="float" office:value="0.62858350617689" calcext:value-type="float">
            <text:p>0.62858350617689</text:p>
          </table:table-cell>
          <table:table-cell office:value-type="float" office:value="0.645134525911155" calcext:value-type="float">
            <text:p>0.645134525911155</text:p>
          </table:table-cell>
          <table:table-cell office:value-type="float" office:value="0.638827757695646" calcext:value-type="float">
            <text:p>0.638827757695646</text:p>
          </table:table-cell>
          <table:table-cell office:value-type="float" office:value="0.986520765605064" calcext:value-type="float">
            <text:p>0.986520765605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83298764622" calcext:value-type="float">
            <text:p>-124.283298764622</text:p>
          </table:table-cell>
          <table:table-cell office:value-type="float" office:value="-120.973094817769" calcext:value-type="float">
            <text:p>-120.973094817769</text:p>
          </table:table-cell>
          <table:table-cell office:value-type="float" office:value="-122.234448460871" calcext:value-type="float">
            <text:p>-122.2344484608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30</text:p>
          </table:table-cell>
          <table:table-cell office:value-type="float" office:value="25.7718742475845" calcext:value-type="float">
            <text:p>25.7718742475845</text:p>
          </table:table-cell>
          <table:table-cell office:value-type="float" office:value="79.3168838460079" calcext:value-type="float">
            <text:p>79.3168838460079</text:p>
          </table:table-cell>
          <table:table-cell office:value-type="float" office:value="981.98050300133" calcext:value-type="float">
            <text:p>981.980503001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161" calcext:value-type="float">
            <text:p>1375161</text:p>
          </table:table-cell>
          <table:table-cell office:value-type="float" office:value="1630452" calcext:value-type="float">
            <text:p>1630452</text:p>
          </table:table-cell>
          <table:table-cell office:value-type="float" office:value="1640527" calcext:value-type="float">
            <text:p>1640527</text:p>
          </table:table-cell>
          <table:table-cell office:value-type="float" office:value="1065549" calcext:value-type="float">
            <text:p>1065549</text:p>
          </table:table-cell>
          <table:table-cell office:value-type="float" office:value="1111440" calcext:value-type="float">
            <text:p>1111440</text:p>
          </table:table-cell>
          <table:table-cell office:value-type="float" office:value="1020919" calcext:value-type="float">
            <text:p>1020919</text:p>
          </table:table-cell>
          <table:table-cell office:value-type="float" office:value="1657912" calcext:value-type="float">
            <text:p>1657912</text:p>
          </table:table-cell>
          <table:table-cell office:value-type="float" office:value="5" calcext:value-type="float">
            <text:p>5</text:p>
          </table:table-cell>
          <table:table-cell office:value-type="float" office:value="0.819659926850787" calcext:value-type="float">
            <text:p>0.819659926850787</text:p>
          </table:table-cell>
          <table:table-cell office:value-type="float" office:value="0.971825238683848" calcext:value-type="float">
            <text:p>0.971825238683848</text:p>
          </table:table-cell>
          <table:table-cell office:value-type="float" office:value="0.977830407360841" calcext:value-type="float">
            <text:p>0.977830407360841</text:p>
          </table:table-cell>
          <table:table-cell office:value-type="float" office:value="0.635116772069546" calcext:value-type="float">
            <text:p>0.635116772069546</text:p>
          </table:table-cell>
          <table:table-cell office:value-type="float" office:value="0.662469942864173" calcext:value-type="float">
            <text:p>0.662469942864173</text:p>
          </table:table-cell>
          <table:table-cell office:value-type="float" office:value="0.608515215935137" calcext:value-type="float">
            <text:p>0.608515215935137</text:p>
          </table:table-cell>
          <table:table-cell office:value-type="float" office:value="0.988192676090321" calcext:value-type="float">
            <text:p>0.988192676090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76645586091" calcext:value-type="float">
            <text:p>-122.976645586091</text:p>
          </table:table-cell>
          <table:table-cell office:value-type="float" office:value="-117.506011427165" calcext:value-type="float">
            <text:p>-117.506011427165</text:p>
          </table:table-cell>
          <table:table-cell office:value-type="float" office:value="-128.296956812973" calcext:value-type="float">
            <text:p>-128.2969568129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32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2999186162079" calcext:value-type="float">
            <text:p>79.2999186162079</text:p>
          </table:table-cell>
          <table:table-cell office:value-type="float" office:value="981.963478019321" calcext:value-type="float">
            <text:p>981.96347801932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611" calcext:value-type="float">
            <text:p>1354611</text:p>
          </table:table-cell>
          <table:table-cell office:value-type="float" office:value="1630063" calcext:value-type="float">
            <text:p>1630063</text:p>
          </table:table-cell>
          <table:table-cell office:value-type="float" office:value="1643694" calcext:value-type="float">
            <text:p>1643694</text:p>
          </table:table-cell>
          <table:table-cell office:value-type="float" office:value="1166936" calcext:value-type="float">
            <text:p>1166936</text:p>
          </table:table-cell>
          <table:table-cell office:value-type="float" office:value="1016033" calcext:value-type="float">
            <text:p>1016033</text:p>
          </table:table-cell>
          <table:table-cell office:value-type="float" office:value="994590" calcext:value-type="float">
            <text:p>994590</text:p>
          </table:table-cell>
          <table:table-cell office:value-type="float" office:value="1653775" calcext:value-type="float">
            <text:p>1653775</text:p>
          </table:table-cell>
          <table:table-cell office:value-type="float" office:value="5" calcext:value-type="float">
            <text:p>5</text:p>
          </table:table-cell>
          <table:table-cell office:value-type="float" office:value="0.807411170889279" calcext:value-type="float">
            <text:p>0.807411170889279</text:p>
          </table:table-cell>
          <table:table-cell office:value-type="float" office:value="0.971593376588032" calcext:value-type="float">
            <text:p>0.971593376588032</text:p>
          </table:table-cell>
          <table:table-cell office:value-type="float" office:value="0.979718086685906" calcext:value-type="float">
            <text:p>0.979718086685906</text:p>
          </table:table-cell>
          <table:table-cell office:value-type="float" office:value="0.695548140471952" calcext:value-type="float">
            <text:p>0.695548140471952</text:p>
          </table:table-cell>
          <table:table-cell office:value-type="float" office:value="0.60560293264424" calcext:value-type="float">
            <text:p>0.60560293264424</text:p>
          </table:table-cell>
          <table:table-cell office:value-type="float" office:value="0.592821907141436" calcext:value-type="float">
            <text:p>0.592821907141436</text:p>
          </table:table-cell>
          <table:table-cell office:value-type="float" office:value="0.985726831642011" calcext:value-type="float">
            <text:p>0.985726831642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89037190561" calcext:value-type="float">
            <text:p>-110.89037190561</text:p>
          </table:table-cell>
          <table:table-cell office:value-type="float" office:value="-128.879413471152" calcext:value-type="float">
            <text:p>-128.879413471152</text:p>
          </table:table-cell>
          <table:table-cell office:value-type="float" office:value="-131.435618571713" calcext:value-type="float">
            <text:p>-131.4356185717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34</text:p>
          </table:table-cell>
          <table:table-cell office:value-type="float" office:value="25.7617661465192" calcext:value-type="float">
            <text:p>25.7617661465192</text:p>
          </table:table-cell>
          <table:table-cell office:value-type="float" office:value="79.2945720803188" calcext:value-type="float">
            <text:p>79.2945720803188</text:p>
          </table:table-cell>
          <table:table-cell office:value-type="float" office:value="981.991002019687" calcext:value-type="float">
            <text:p>981.9910020196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146" calcext:value-type="float">
            <text:p>1377146</text:p>
          </table:table-cell>
          <table:table-cell office:value-type="float" office:value="1633586" calcext:value-type="float">
            <text:p>1633586</text:p>
          </table:table-cell>
          <table:table-cell office:value-type="float" office:value="1639775" calcext:value-type="float">
            <text:p>1639775</text:p>
          </table:table-cell>
          <table:table-cell office:value-type="float" office:value="1072433" calcext:value-type="float">
            <text:p>1072433</text:p>
          </table:table-cell>
          <table:table-cell office:value-type="float" office:value="1006184" calcext:value-type="float">
            <text:p>1006184</text:p>
          </table:table-cell>
          <table:table-cell office:value-type="float" office:value="1113858" calcext:value-type="float">
            <text:p>1113858</text:p>
          </table:table-cell>
          <table:table-cell office:value-type="float" office:value="1651228" calcext:value-type="float">
            <text:p>1651228</text:p>
          </table:table-cell>
          <table:table-cell office:value-type="float" office:value="5" calcext:value-type="float">
            <text:p>5</text:p>
          </table:table-cell>
          <table:table-cell office:value-type="float" office:value="0.820843079190621" calcext:value-type="float">
            <text:p>0.820843079190621</text:p>
          </table:table-cell>
          <table:table-cell office:value-type="float" office:value="0.973693248473793" calcext:value-type="float">
            <text:p>0.973693248473793</text:p>
          </table:table-cell>
          <table:table-cell office:value-type="float" office:value="0.977382180378697" calcext:value-type="float">
            <text:p>0.977382180378697</text:p>
          </table:table-cell>
          <table:table-cell office:value-type="float" office:value="0.639219956305022" calcext:value-type="float">
            <text:p>0.639219956305022</text:p>
          </table:table-cell>
          <table:table-cell office:value-type="float" office:value="0.599732470480498" calcext:value-type="float">
            <text:p>0.599732470480498</text:p>
          </table:table-cell>
          <table:table-cell office:value-type="float" office:value="0.663911183346651" calcext:value-type="float">
            <text:p>0.663911183346651</text:p>
          </table:table-cell>
          <table:table-cell office:value-type="float" office:value="0.984208701158607" calcext:value-type="float">
            <text:p>0.984208701158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156008738996" calcext:value-type="float">
            <text:p>-122.156008738996</text:p>
          </table:table-cell>
          <table:table-cell office:value-type="float" office:value="-130.0535059039" calcext:value-type="float">
            <text:p>-130.0535059039</text:p>
          </table:table-cell>
          <table:table-cell office:value-type="float" office:value="-117.21776333067" calcext:value-type="float">
            <text:p>-117.217763330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36</text:p>
          </table:table-cell>
          <table:table-cell office:value-type="float" office:value="25.7769282985537" calcext:value-type="float">
            <text:p>25.7769282985537</text:p>
          </table:table-cell>
          <table:table-cell office:value-type="float" office:value="79.2424922421336" calcext:value-type="float">
            <text:p>79.2424922421336</text:p>
          </table:table-cell>
          <table:table-cell office:value-type="float" office:value="982.016540233979" calcext:value-type="float">
            <text:p>982.0165402339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683" calcext:value-type="float">
            <text:p>1357683</text:p>
          </table:table-cell>
          <table:table-cell office:value-type="float" office:value="1633589" calcext:value-type="float">
            <text:p>1633589</text:p>
          </table:table-cell>
          <table:table-cell office:value-type="float" office:value="1638789" calcext:value-type="float">
            <text:p>1638789</text:p>
          </table:table-cell>
          <table:table-cell office:value-type="float" office:value="1058735" calcext:value-type="float">
            <text:p>1058735</text:p>
          </table:table-cell>
          <table:table-cell office:value-type="float" office:value="1064375" calcext:value-type="float">
            <text:p>1064375</text:p>
          </table:table-cell>
          <table:table-cell office:value-type="float" office:value="1086632" calcext:value-type="float">
            <text:p>1086632</text:p>
          </table:table-cell>
          <table:table-cell office:value-type="float" office:value="1655125" calcext:value-type="float">
            <text:p>1655125</text:p>
          </table:table-cell>
          <table:table-cell office:value-type="float" office:value="5" calcext:value-type="float">
            <text:p>5</text:p>
          </table:table-cell>
          <table:table-cell office:value-type="float" office:value="0.809242225795058" calcext:value-type="float">
            <text:p>0.809242225795058</text:p>
          </table:table-cell>
          <table:table-cell office:value-type="float" office:value="0.97369503661335" calcext:value-type="float">
            <text:p>0.97369503661335</text:p>
          </table:table-cell>
          <table:table-cell office:value-type="float" office:value="0.976794478511152" calcext:value-type="float">
            <text:p>0.976794478511152</text:p>
          </table:table-cell>
          <table:table-cell office:value-type="float" office:value="0.631055311090387" calcext:value-type="float">
            <text:p>0.631055311090387</text:p>
          </table:table-cell>
          <table:table-cell office:value-type="float" office:value="0.634417013456465" calcext:value-type="float">
            <text:p>0.634417013456465</text:p>
          </table:table-cell>
          <table:table-cell office:value-type="float" office:value="0.647683220825579" calcext:value-type="float">
            <text:p>0.647683220825579</text:p>
          </table:table-cell>
          <table:table-cell office:value-type="float" office:value="0.986531494442403" calcext:value-type="float">
            <text:p>0.986531494442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788937781923" calcext:value-type="float">
            <text:p>-123.788937781923</text:p>
          </table:table-cell>
          <table:table-cell office:value-type="float" office:value="-123.116597308707" calcext:value-type="float">
            <text:p>-123.116597308707</text:p>
          </table:table-cell>
          <table:table-cell office:value-type="float" office:value="-120.463355834884" calcext:value-type="float">
            <text:p>-120.4633558348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38</text:p>
          </table:table-cell>
          <table:table-cell office:value-type="float" office:value="25.7668201969063" calcext:value-type="float">
            <text:p>25.7668201969063</text:p>
          </table:table-cell>
          <table:table-cell office:value-type="float" office:value="79.2629549304295" calcext:value-type="float">
            <text:p>79.2629549304295</text:p>
          </table:table-cell>
          <table:table-cell office:value-type="float" office:value="981.944466284666" calcext:value-type="float">
            <text:p>981.94446628466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222" calcext:value-type="float">
            <text:p>1361222</text:p>
          </table:table-cell>
          <table:table-cell office:value-type="float" office:value="1631634" calcext:value-type="float">
            <text:p>1631634</text:p>
          </table:table-cell>
          <table:table-cell office:value-type="float" office:value="1639200" calcext:value-type="float">
            <text:p>1639200</text:p>
          </table:table-cell>
          <table:table-cell office:value-type="float" office:value="1041263" calcext:value-type="float">
            <text:p>1041263</text:p>
          </table:table-cell>
          <table:table-cell office:value-type="float" office:value="1129254" calcext:value-type="float">
            <text:p>1129254</text:p>
          </table:table-cell>
          <table:table-cell office:value-type="float" office:value="1028007" calcext:value-type="float">
            <text:p>1028007</text:p>
          </table:table-cell>
          <table:table-cell office:value-type="float" office:value="1657417" calcext:value-type="float">
            <text:p>1657417</text:p>
          </table:table-cell>
          <table:table-cell office:value-type="float" office:value="5" calcext:value-type="float">
            <text:p>5</text:p>
          </table:table-cell>
          <table:table-cell office:value-type="float" office:value="0.81135163442512" calcext:value-type="float">
            <text:p>0.81135163442512</text:p>
          </table:table-cell>
          <table:table-cell office:value-type="float" office:value="0.972529765669079" calcext:value-type="float">
            <text:p>0.972529765669079</text:p>
          </table:table-cell>
          <table:table-cell office:value-type="float" office:value="0.977039453630382" calcext:value-type="float">
            <text:p>0.977039453630382</text:p>
          </table:table-cell>
          <table:table-cell office:value-type="float" office:value="0.62064118631377" calcext:value-type="float">
            <text:p>0.62064118631377</text:p>
          </table:table-cell>
          <table:table-cell office:value-type="float" office:value="0.673087915550222" calcext:value-type="float">
            <text:p>0.673087915550222</text:p>
          </table:table-cell>
          <table:table-cell office:value-type="float" office:value="0.612739993660449" calcext:value-type="float">
            <text:p>0.612739993660449</text:p>
          </table:table-cell>
          <table:table-cell office:value-type="float" office:value="0.987897633063511" calcext:value-type="float">
            <text:p>0.9878976330635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871762737246" calcext:value-type="float">
            <text:p>-125.871762737246</text:p>
          </table:table-cell>
          <table:table-cell office:value-type="float" office:value="-115.382416889956" calcext:value-type="float">
            <text:p>-115.382416889956</text:p>
          </table:table-cell>
          <table:table-cell office:value-type="float" office:value="-127.45200126791" calcext:value-type="float">
            <text:p>-127.452001267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41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001790314793" calcext:value-type="float">
            <text:p>79.2001790314793</text:p>
          </table:table-cell>
          <table:table-cell office:value-type="float" office:value="981.997528128523" calcext:value-type="float">
            <text:p>981.99752812852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62" calcext:value-type="float">
            <text:p>1356362</text:p>
          </table:table-cell>
          <table:table-cell office:value-type="float" office:value="1629739" calcext:value-type="float">
            <text:p>1629739</text:p>
          </table:table-cell>
          <table:table-cell office:value-type="float" office:value="1642495" calcext:value-type="float">
            <text:p>1642495</text:p>
          </table:table-cell>
          <table:table-cell office:value-type="float" office:value="1168099" calcext:value-type="float">
            <text:p>1168099</text:p>
          </table:table-cell>
          <table:table-cell office:value-type="float" office:value="1016981" calcext:value-type="float">
            <text:p>1016981</text:p>
          </table:table-cell>
          <table:table-cell office:value-type="float" office:value="996516" calcext:value-type="float">
            <text:p>996516</text:p>
          </table:table-cell>
          <table:table-cell office:value-type="float" office:value="1653169" calcext:value-type="float">
            <text:p>1653169</text:p>
          </table:table-cell>
          <table:table-cell office:value-type="float" office:value="5" calcext:value-type="float">
            <text:p>5</text:p>
          </table:table-cell>
          <table:table-cell office:value-type="float" office:value="0.808454848343712" calcext:value-type="float">
            <text:p>0.808454848343712</text:p>
          </table:table-cell>
          <table:table-cell office:value-type="float" office:value="0.971400257515938" calcext:value-type="float">
            <text:p>0.971400257515938</text:p>
          </table:table-cell>
          <table:table-cell office:value-type="float" office:value="0.979003426909855" calcext:value-type="float">
            <text:p>0.979003426909855</text:p>
          </table:table-cell>
          <table:table-cell office:value-type="float" office:value="0.696241342573326" calcext:value-type="float">
            <text:p>0.696241342573326</text:p>
          </table:table-cell>
          <table:table-cell office:value-type="float" office:value="0.60616798474407" calcext:value-type="float">
            <text:p>0.60616798474407</text:p>
          </table:table-cell>
          <table:table-cell office:value-type="float" office:value="0.593969892736661" calcext:value-type="float">
            <text:p>0.593969892736661</text:p>
          </table:table-cell>
          <table:table-cell office:value-type="float" office:value="0.985365627451614" calcext:value-type="float">
            <text:p>0.985365627451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751731485335" calcext:value-type="float">
            <text:p>-110.751731485335</text:p>
          </table:table-cell>
          <table:table-cell office:value-type="float" office:value="-128.766403051186" calcext:value-type="float">
            <text:p>-128.766403051186</text:p>
          </table:table-cell>
          <table:table-cell office:value-type="float" office:value="-131.206021452668" calcext:value-type="float">
            <text:p>-131.206021452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43</text:p>
          </table:table-cell>
          <table:table-cell office:value-type="float" office:value="25.7769282985537" calcext:value-type="float">
            <text:p>25.7769282985537</text:p>
          </table:table-cell>
          <table:table-cell office:value-type="float" office:value="79.1462483694212" calcext:value-type="float">
            <text:p>79.1462483694212</text:p>
          </table:table-cell>
          <table:table-cell office:value-type="float" office:value="982.016540233979" calcext:value-type="float">
            <text:p>982.0165402339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46" calcext:value-type="float">
            <text:p>1371946</text:p>
          </table:table-cell>
          <table:table-cell office:value-type="float" office:value="1632548" calcext:value-type="float">
            <text:p>1632548</text:p>
          </table:table-cell>
          <table:table-cell office:value-type="float" office:value="1640153" calcext:value-type="float">
            <text:p>1640153</text:p>
          </table:table-cell>
          <table:table-cell office:value-type="float" office:value="1066159" calcext:value-type="float">
            <text:p>1066159</text:p>
          </table:table-cell>
          <table:table-cell office:value-type="float" office:value="1009137" calcext:value-type="float">
            <text:p>1009137</text:p>
          </table:table-cell>
          <table:table-cell office:value-type="float" office:value="1132148" calcext:value-type="float">
            <text:p>1132148</text:p>
          </table:table-cell>
          <table:table-cell office:value-type="float" office:value="1651826" calcext:value-type="float">
            <text:p>1651826</text:p>
          </table:table-cell>
          <table:table-cell office:value-type="float" office:value="5" calcext:value-type="float">
            <text:p>5</text:p>
          </table:table-cell>
          <table:table-cell office:value-type="float" office:value="0.817743637292819" calcext:value-type="float">
            <text:p>0.817743637292819</text:p>
          </table:table-cell>
          <table:table-cell office:value-type="float" office:value="0.97307455218727" calcext:value-type="float">
            <text:p>0.97307455218727</text:p>
          </table:table-cell>
          <table:table-cell office:value-type="float" office:value="0.977607485962806" calcext:value-type="float">
            <text:p>0.977607485962806</text:p>
          </table:table-cell>
          <table:table-cell office:value-type="float" office:value="0.635480360446019" calcext:value-type="float">
            <text:p>0.635480360446019</text:p>
          </table:table-cell>
          <table:table-cell office:value-type="float" office:value="0.601492595850539" calcext:value-type="float">
            <text:p>0.601492595850539</text:p>
          </table:table-cell>
          <table:table-cell office:value-type="float" office:value="0.674812874175653" calcext:value-type="float">
            <text:p>0.674812874175653</text:p>
          </table:table-cell>
          <table:table-cell office:value-type="float" office:value="0.984565136976854" calcext:value-type="float">
            <text:p>0.9845651369768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03927910796" calcext:value-type="float">
            <text:p>-122.903927910796</text:p>
          </table:table-cell>
          <table:table-cell office:value-type="float" office:value="-129.701480829892" calcext:value-type="float">
            <text:p>-129.701480829892</text:p>
          </table:table-cell>
          <table:table-cell office:value-type="float" office:value="-115.037425164869" calcext:value-type="float">
            <text:p>-115.0374251648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45</text:p>
          </table:table-cell>
          <table:table-cell office:value-type="float" office:value="25.7718742475845" calcext:value-type="float">
            <text:p>25.7718742475845</text:p>
          </table:table-cell>
          <table:table-cell office:value-type="float" office:value="79.1832155401194" calcext:value-type="float">
            <text:p>79.1832155401194</text:p>
          </table:table-cell>
          <table:table-cell office:value-type="float" office:value="982.008027459585" calcext:value-type="float">
            <text:p>982.0080274595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687" calcext:value-type="float">
            <text:p>1359687</text:p>
          </table:table-cell>
          <table:table-cell office:value-type="float" office:value="1633169" calcext:value-type="float">
            <text:p>1633169</text:p>
          </table:table-cell>
          <table:table-cell office:value-type="float" office:value="1639855" calcext:value-type="float">
            <text:p>1639855</text:p>
          </table:table-cell>
          <table:table-cell office:value-type="float" office:value="1041202" calcext:value-type="float">
            <text:p>1041202</text:p>
          </table:table-cell>
          <table:table-cell office:value-type="float" office:value="1127402" calcext:value-type="float">
            <text:p>1127402</text:p>
          </table:table-cell>
          <table:table-cell office:value-type="float" office:value="1029526" calcext:value-type="float">
            <text:p>1029526</text:p>
          </table:table-cell>
          <table:table-cell office:value-type="float" office:value="1656966" calcext:value-type="float">
            <text:p>1656966</text:p>
          </table:table-cell>
          <table:table-cell office:value-type="float" office:value="5" calcext:value-type="float">
            <text:p>5</text:p>
          </table:table-cell>
          <table:table-cell office:value-type="float" office:value="0.810436703018749" calcext:value-type="float">
            <text:p>0.810436703018749</text:p>
          </table:table-cell>
          <table:table-cell office:value-type="float" office:value="0.97344469707545" calcext:value-type="float">
            <text:p>0.97344469707545</text:p>
          </table:table-cell>
          <table:table-cell office:value-type="float" office:value="0.977429864100202" calcext:value-type="float">
            <text:p>0.977429864100202</text:p>
          </table:table-cell>
          <table:table-cell office:value-type="float" office:value="0.620604827476123" calcext:value-type="float">
            <text:p>0.620604827476123</text:p>
          </table:table-cell>
          <table:table-cell office:value-type="float" office:value="0.671984037397389" calcext:value-type="float">
            <text:p>0.671984037397389</text:p>
          </table:table-cell>
          <table:table-cell office:value-type="float" office:value="0.613645388322519" calcext:value-type="float">
            <text:p>0.613645388322519</text:p>
          </table:table-cell>
          <table:table-cell office:value-type="float" office:value="0.987628816083528" calcext:value-type="float">
            <text:p>0.987628816083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879034504775" calcext:value-type="float">
            <text:p>-125.879034504775</text:p>
          </table:table-cell>
          <table:table-cell office:value-type="float" office:value="-115.603192520522" calcext:value-type="float">
            <text:p>-115.603192520522</text:p>
          </table:table-cell>
          <table:table-cell office:value-type="float" office:value="-127.270922335496" calcext:value-type="float">
            <text:p>-127.2709223354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47</text:p>
          </table:table-cell>
          <table:table-cell office:value-type="float" office:value="25.7718742475845" calcext:value-type="float">
            <text:p>25.7718742475845</text:p>
          </table:table-cell>
          <table:table-cell office:value-type="float" office:value="79.1992560195526" calcext:value-type="float">
            <text:p>79.1992560195526</text:p>
          </table:table-cell>
          <table:table-cell office:value-type="float" office:value="982.035551939638" calcext:value-type="float">
            <text:p>982.0355519396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417" calcext:value-type="float">
            <text:p>1372417</text:p>
          </table:table-cell>
          <table:table-cell office:value-type="float" office:value="1629782" calcext:value-type="float">
            <text:p>1629782</text:p>
          </table:table-cell>
          <table:table-cell office:value-type="float" office:value="1641387" calcext:value-type="float">
            <text:p>1641387</text:p>
          </table:table-cell>
          <table:table-cell office:value-type="float" office:value="1104459" calcext:value-type="float">
            <text:p>1104459</text:p>
          </table:table-cell>
          <table:table-cell office:value-type="float" office:value="1063867" calcext:value-type="float">
            <text:p>1063867</text:p>
          </table:table-cell>
          <table:table-cell office:value-type="float" office:value="1013068" calcext:value-type="float">
            <text:p>1013068</text:p>
          </table:table-cell>
          <table:table-cell office:value-type="float" office:value="1656290" calcext:value-type="float">
            <text:p>1656290</text:p>
          </table:table-cell>
          <table:table-cell office:value-type="float" office:value="5" calcext:value-type="float">
            <text:p>5</text:p>
          </table:table-cell>
          <table:table-cell office:value-type="float" office:value="0.818024375203177" calcext:value-type="float">
            <text:p>0.818024375203177</text:p>
          </table:table-cell>
          <table:table-cell office:value-type="float" office:value="0.971425887516247" calcext:value-type="float">
            <text:p>0.971425887516247</text:p>
          </table:table-cell>
          <table:table-cell office:value-type="float" office:value="0.978343007367016" calcext:value-type="float">
            <text:p>0.978343007367016</text:p>
          </table:table-cell>
          <table:table-cell office:value-type="float" office:value="0.658308942116373" calcext:value-type="float">
            <text:p>0.658308942116373</text:p>
          </table:table-cell>
          <table:table-cell office:value-type="float" office:value="0.634114221824911" calcext:value-type="float">
            <text:p>0.634114221824911</text:p>
          </table:table-cell>
          <table:table-cell office:value-type="float" office:value="0.603835654715974" calcext:value-type="float">
            <text:p>0.603835654715974</text:p>
          </table:table-cell>
          <table:table-cell office:value-type="float" office:value="0.987225888636814" calcext:value-type="float">
            <text:p>0.987225888636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338211576725" calcext:value-type="float">
            <text:p>-118.338211576725</text:p>
          </table:table-cell>
          <table:table-cell office:value-type="float" office:value="-123.177155635018" calcext:value-type="float">
            <text:p>-123.177155635018</text:p>
          </table:table-cell>
          <table:table-cell office:value-type="float" office:value="-129.232869056805" calcext:value-type="float">
            <text:p>-129.232869056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49</text:p>
          </table:table-cell>
          <table:table-cell office:value-type="float" office:value="25.7769282985537" calcext:value-type="float">
            <text:p>25.7769282985537</text:p>
          </table:table-cell>
          <table:table-cell office:value-type="float" office:value="79.215758111496" calcext:value-type="float">
            <text:p>79.215758111496</text:p>
          </table:table-cell>
          <table:table-cell office:value-type="float" office:value="981.98901554678" calcext:value-type="float">
            <text:p>981.989015546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669" calcext:value-type="float">
            <text:p>1365669</text:p>
          </table:table-cell>
          <table:table-cell office:value-type="float" office:value="1635132" calcext:value-type="float">
            <text:p>1635132</text:p>
          </table:table-cell>
          <table:table-cell office:value-type="float" office:value="1643798" calcext:value-type="float">
            <text:p>1643798</text:p>
          </table:table-cell>
          <table:table-cell office:value-type="float" office:value="1153689" calcext:value-type="float">
            <text:p>1153689</text:p>
          </table:table-cell>
          <table:table-cell office:value-type="float" office:value="1016852" calcext:value-type="float">
            <text:p>1016852</text:p>
          </table:table-cell>
          <table:table-cell office:value-type="float" office:value="1028510" calcext:value-type="float">
            <text:p>1028510</text:p>
          </table:table-cell>
          <table:table-cell office:value-type="float" office:value="1651201" calcext:value-type="float">
            <text:p>1651201</text:p>
          </table:table-cell>
          <table:table-cell office:value-type="float" office:value="5" calcext:value-type="float">
            <text:p>5</text:p>
          </table:table-cell>
          <table:table-cell office:value-type="float" office:value="0.81400225329426" calcext:value-type="float">
            <text:p>0.81400225329426</text:p>
          </table:table-cell>
          <table:table-cell office:value-type="float" office:value="0.974614736391871" calcext:value-type="float">
            <text:p>0.974614736391871</text:p>
          </table:table-cell>
          <table:table-cell office:value-type="float" office:value="0.979780075523862" calcext:value-type="float">
            <text:p>0.979780075523862</text:p>
          </table:table-cell>
          <table:table-cell office:value-type="float" office:value="0.6876523122373" calcext:value-type="float">
            <text:p>0.6876523122373</text:p>
          </table:table-cell>
          <table:table-cell office:value-type="float" office:value="0.606091094743144" calcext:value-type="float">
            <text:p>0.606091094743144</text:p>
          </table:table-cell>
          <table:table-cell office:value-type="float" office:value="0.61303980505941" calcext:value-type="float">
            <text:p>0.61303980505941</text:p>
          </table:table-cell>
          <table:table-cell office:value-type="float" office:value="0.984192607902599" calcext:value-type="float">
            <text:p>0.984192607902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46953755254" calcext:value-type="float">
            <text:p>-112.46953755254</text:p>
          </table:table-cell>
          <table:table-cell office:value-type="float" office:value="-128.781781051371" calcext:value-type="float">
            <text:p>-128.781781051371</text:p>
          </table:table-cell>
          <table:table-cell office:value-type="float" office:value="-127.392038988118" calcext:value-type="float">
            <text:p>-127.3920389881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51</text:p>
          </table:table-cell>
          <table:table-cell office:value-type="float" office:value="25.7718742475845" calcext:value-type="float">
            <text:p>25.7718742475845</text:p>
          </table:table-cell>
          <table:table-cell office:value-type="float" office:value="79.2152964218786" calcext:value-type="float">
            <text:p>79.2152964218786</text:p>
          </table:table-cell>
          <table:table-cell office:value-type="float" office:value="981.952978564875" calcext:value-type="float">
            <text:p>981.95297856487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551" calcext:value-type="float">
            <text:p>1353551</text:p>
          </table:table-cell>
          <table:table-cell office:value-type="float" office:value="1635118" calcext:value-type="float">
            <text:p>1635118</text:p>
          </table:table-cell>
          <table:table-cell office:value-type="float" office:value="1638902" calcext:value-type="float">
            <text:p>1638902</text:p>
          </table:table-cell>
          <table:table-cell office:value-type="float" office:value="1060537" calcext:value-type="float">
            <text:p>1060537</text:p>
          </table:table-cell>
          <table:table-cell office:value-type="float" office:value="1052432" calcext:value-type="float">
            <text:p>1052432</text:p>
          </table:table-cell>
          <table:table-cell office:value-type="float" office:value="1100908" calcext:value-type="float">
            <text:p>1100908</text:p>
          </table:table-cell>
          <table:table-cell office:value-type="float" office:value="1654058" calcext:value-type="float">
            <text:p>1654058</text:p>
          </table:table-cell>
          <table:table-cell office:value-type="float" office:value="5" calcext:value-type="float">
            <text:p>5</text:p>
          </table:table-cell>
          <table:table-cell office:value-type="float" office:value="0.806779361579342" calcext:value-type="float">
            <text:p>0.806779361579342</text:p>
          </table:table-cell>
          <table:table-cell office:value-type="float" office:value="0.974606391740607" calcext:value-type="float">
            <text:p>0.974606391740607</text:p>
          </table:table-cell>
          <table:table-cell office:value-type="float" office:value="0.976861831767777" calcext:value-type="float">
            <text:p>0.976861831767777</text:p>
          </table:table-cell>
          <table:table-cell office:value-type="float" office:value="0.63212938691728" calcext:value-type="float">
            <text:p>0.63212938691728</text:p>
          </table:table-cell>
          <table:table-cell office:value-type="float" office:value="0.627298429882339" calcext:value-type="float">
            <text:p>0.627298429882339</text:p>
          </table:table-cell>
          <table:table-cell office:value-type="float" office:value="0.656192380928085" calcext:value-type="float">
            <text:p>0.656192380928085</text:p>
          </table:table-cell>
          <table:table-cell office:value-type="float" office:value="0.985895512806834" calcext:value-type="float">
            <text:p>0.985895512806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574122616544" calcext:value-type="float">
            <text:p>-123.574122616544</text:p>
          </table:table-cell>
          <table:table-cell office:value-type="float" office:value="-124.540314023532" calcext:value-type="float">
            <text:p>-124.540314023532</text:p>
          </table:table-cell>
          <table:table-cell office:value-type="float" office:value="-118.761523814383" calcext:value-type="float">
            <text:p>-118.761523814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54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1680972800208" calcext:value-type="float">
            <text:p>79.1680972800208</text:p>
          </table:table-cell>
          <table:table-cell office:value-type="float" office:value="981.970003234178" calcext:value-type="float">
            <text:p>981.9700032341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040" calcext:value-type="float">
            <text:p>1362040</text:p>
          </table:table-cell>
          <table:table-cell office:value-type="float" office:value="1630326" calcext:value-type="float">
            <text:p>1630326</text:p>
          </table:table-cell>
          <table:table-cell office:value-type="float" office:value="1639642" calcext:value-type="float">
            <text:p>1639642</text:p>
          </table:table-cell>
          <table:table-cell office:value-type="float" office:value="1041912" calcext:value-type="float">
            <text:p>1041912</text:p>
          </table:table-cell>
          <table:table-cell office:value-type="float" office:value="1131434" calcext:value-type="float">
            <text:p>1131434</text:p>
          </table:table-cell>
          <table:table-cell office:value-type="float" office:value="1028326" calcext:value-type="float">
            <text:p>1028326</text:p>
          </table:table-cell>
          <table:table-cell office:value-type="float" office:value="1657142" calcext:value-type="float">
            <text:p>1657142</text:p>
          </table:table-cell>
          <table:table-cell office:value-type="float" office:value="5" calcext:value-type="float">
            <text:p>5</text:p>
          </table:table-cell>
          <table:table-cell office:value-type="float" office:value="0.811839200477505" calcext:value-type="float">
            <text:p>0.811839200477505</text:p>
          </table:table-cell>
          <table:table-cell office:value-type="float" office:value="0.971750136822478" calcext:value-type="float">
            <text:p>0.971750136822478</text:p>
          </table:table-cell>
          <table:table-cell office:value-type="float" office:value="0.977302906191695" calcext:value-type="float">
            <text:p>0.977302906191695</text:p>
          </table:table-cell>
          <table:table-cell office:value-type="float" office:value="0.621028020504477" calcext:value-type="float">
            <text:p>0.621028020504477</text:p>
          </table:table-cell>
          <table:table-cell office:value-type="float" office:value="0.674387296961224" calcext:value-type="float">
            <text:p>0.674387296961224</text:p>
          </table:table-cell>
          <table:table-cell office:value-type="float" office:value="0.612930132499949" calcext:value-type="float">
            <text:p>0.612930132499949</text:p>
          </table:table-cell>
          <table:table-cell office:value-type="float" office:value="0.987733720270839" calcext:value-type="float">
            <text:p>0.987733720270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794395899105" calcext:value-type="float">
            <text:p>-125.794395899105</text:p>
          </table:table-cell>
          <table:table-cell office:value-type="float" office:value="-115.122540607755" calcext:value-type="float">
            <text:p>-115.122540607755</text:p>
          </table:table-cell>
          <table:table-cell office:value-type="float" office:value="-127.41397350001" calcext:value-type="float">
            <text:p>-127.4139735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56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1797137280999" calcext:value-type="float">
            <text:p>79.1797137280999</text:p>
          </table:table-cell>
          <table:table-cell office:value-type="float" office:value="981.987028048645" calcext:value-type="float">
            <text:p>981.98702804864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392" calcext:value-type="float">
            <text:p>1374392</text:p>
          </table:table-cell>
          <table:table-cell office:value-type="float" office:value="1629501" calcext:value-type="float">
            <text:p>1629501</text:p>
          </table:table-cell>
          <table:table-cell office:value-type="float" office:value="1641869" calcext:value-type="float">
            <text:p>1641869</text:p>
          </table:table-cell>
          <table:table-cell office:value-type="float" office:value="1099507" calcext:value-type="float">
            <text:p>1099507</text:p>
          </table:table-cell>
          <table:table-cell office:value-type="float" office:value="1074187" calcext:value-type="float">
            <text:p>1074187</text:p>
          </table:table-cell>
          <table:table-cell office:value-type="float" office:value="1016387" calcext:value-type="float">
            <text:p>1016387</text:p>
          </table:table-cell>
          <table:table-cell office:value-type="float" office:value="1656462" calcext:value-type="float">
            <text:p>1656462</text:p>
          </table:table-cell>
          <table:table-cell office:value-type="float" office:value="5" calcext:value-type="float">
            <text:p>5</text:p>
          </table:table-cell>
          <table:table-cell office:value-type="float" office:value="0.819201567077823" calcext:value-type="float">
            <text:p>0.819201567077823</text:p>
          </table:table-cell>
          <table:table-cell office:value-type="float" office:value="0.971258398444462" calcext:value-type="float">
            <text:p>0.971258398444462</text:p>
          </table:table-cell>
          <table:table-cell office:value-type="float" office:value="0.978630301789081" calcext:value-type="float">
            <text:p>0.978630301789081</text:p>
          </table:table-cell>
          <table:table-cell office:value-type="float" office:value="0.655357319755235" calcext:value-type="float">
            <text:p>0.655357319755235</text:p>
          </table:table-cell>
          <table:table-cell office:value-type="float" office:value="0.640265421899011" calcext:value-type="float">
            <text:p>0.640265421899011</text:p>
          </table:table-cell>
          <table:table-cell office:value-type="float" office:value="0.605813933111898" calcext:value-type="float">
            <text:p>0.605813933111898</text:p>
          </table:table-cell>
          <table:table-cell office:value-type="float" office:value="0.987328408638049" calcext:value-type="float">
            <text:p>0.987328408638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928536048953" calcext:value-type="float">
            <text:p>-118.928536048953</text:p>
          </table:table-cell>
          <table:table-cell office:value-type="float" office:value="-121.946915620198" calcext:value-type="float">
            <text:p>-121.946915620198</text:p>
          </table:table-cell>
          <table:table-cell office:value-type="float" office:value="-128.83721337762" calcext:value-type="float">
            <text:p>-128.837213377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6:58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215666944278" calcext:value-type="float">
            <text:p>79.2215666944278</text:p>
          </table:table-cell>
          <table:table-cell office:value-type="float" office:value="981.970003234178" calcext:value-type="float">
            <text:p>981.9700032341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891" calcext:value-type="float">
            <text:p>1353891</text:p>
          </table:table-cell>
          <table:table-cell office:value-type="float" office:value="1656197" calcext:value-type="float">
            <text:p>1656197</text:p>
          </table:table-cell>
          <table:table-cell office:value-type="float" office:value="1640996" calcext:value-type="float">
            <text:p>1640996</text:p>
          </table:table-cell>
          <table:table-cell office:value-type="float" office:value="1067275" calcext:value-type="float">
            <text:p>1067275</text:p>
          </table:table-cell>
          <table:table-cell office:value-type="float" office:value="1005581" calcext:value-type="float">
            <text:p>1005581</text:p>
          </table:table-cell>
          <table:table-cell office:value-type="float" office:value="1127514" calcext:value-type="float">
            <text:p>1127514</text:p>
          </table:table-cell>
          <table:table-cell office:value-type="float" office:value="1649766" calcext:value-type="float">
            <text:p>1649766</text:p>
          </table:table-cell>
          <table:table-cell office:value-type="float" office:value="5" calcext:value-type="float">
            <text:p>5</text:p>
          </table:table-cell>
          <table:table-cell office:value-type="float" office:value="0.806982017395737" calcext:value-type="float">
            <text:p>0.806982017395737</text:p>
          </table:table-cell>
          <table:table-cell office:value-type="float" office:value="0.987170456310565" calcext:value-type="float">
            <text:p>0.987170456310565</text:p>
          </table:table-cell>
          <table:table-cell office:value-type="float" office:value="0.978109953178162" calcext:value-type="float">
            <text:p>0.978109953178162</text:p>
          </table:table-cell>
          <table:table-cell office:value-type="float" office:value="0.636145548361009" calcext:value-type="float">
            <text:p>0.636145548361009</text:p>
          </table:table-cell>
          <table:table-cell office:value-type="float" office:value="0.599373054429657" calcext:value-type="float">
            <text:p>0.599373054429657</text:p>
          </table:table-cell>
          <table:table-cell office:value-type="float" office:value="0.672050794607496" calcext:value-type="float">
            <text:p>0.672050794607496</text:p>
          </table:table-cell>
          <table:table-cell office:value-type="float" office:value="0.983337281148109" calcext:value-type="float">
            <text:p>0.983337281148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70890327798" calcext:value-type="float">
            <text:p>-122.770890327798</text:p>
          </table:table-cell>
          <table:table-cell office:value-type="float" office:value="-130.125389114069" calcext:value-type="float">
            <text:p>-130.125389114069</text:p>
          </table:table-cell>
          <table:table-cell office:value-type="float" office:value="-115.589841078501" calcext:value-type="float">
            <text:p>-115.5898410785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00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376073516766" calcext:value-type="float">
            <text:p>79.2376073516766</text:p>
          </table:table-cell>
          <table:table-cell office:value-type="float" office:value="981.997528128523" calcext:value-type="float">
            <text:p>981.99752812852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186" calcext:value-type="float">
            <text:p>1349186</text:p>
          </table:table-cell>
          <table:table-cell office:value-type="float" office:value="1632023" calcext:value-type="float">
            <text:p>1632023</text:p>
          </table:table-cell>
          <table:table-cell office:value-type="float" office:value="1638759" calcext:value-type="float">
            <text:p>1638759</text:p>
          </table:table-cell>
          <table:table-cell office:value-type="float" office:value="1053828" calcext:value-type="float">
            <text:p>1053828</text:p>
          </table:table-cell>
          <table:table-cell office:value-type="float" office:value="1088283" calcext:value-type="float">
            <text:p>1088283</text:p>
          </table:table-cell>
          <table:table-cell office:value-type="float" office:value="1067756" calcext:value-type="float">
            <text:p>1067756</text:p>
          </table:table-cell>
          <table:table-cell office:value-type="float" office:value="1655618" calcext:value-type="float">
            <text:p>1655618</text:p>
          </table:table-cell>
          <table:table-cell office:value-type="float" office:value="5" calcext:value-type="float">
            <text:p>5</text:p>
          </table:table-cell>
          <table:table-cell office:value-type="float" office:value="0.804177618524744" calcext:value-type="float">
            <text:p>0.804177618524744</text:p>
          </table:table-cell>
          <table:table-cell office:value-type="float" office:value="0.972761627764896" calcext:value-type="float">
            <text:p>0.972761627764896</text:p>
          </table:table-cell>
          <table:table-cell office:value-type="float" office:value="0.976776597115588" calcext:value-type="float">
            <text:p>0.976776597115588</text:p>
          </table:table-cell>
          <table:table-cell office:value-type="float" office:value="0.628130510822595" calcext:value-type="float">
            <text:p>0.628130510822595</text:p>
          </table:table-cell>
          <table:table-cell office:value-type="float" office:value="0.648667293628132" calcext:value-type="float">
            <text:p>0.648667293628132</text:p>
          </table:table-cell>
          <table:table-cell office:value-type="float" office:value="0.636432246736556" calcext:value-type="float">
            <text:p>0.636432246736556</text:p>
          </table:table-cell>
          <table:table-cell office:value-type="float" office:value="0.986825345376175" calcext:value-type="float">
            <text:p>0.986825345376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373897835481" calcext:value-type="float">
            <text:p>-124.373897835481</text:p>
          </table:table-cell>
          <table:table-cell office:value-type="float" office:value="-120.266541274374" calcext:value-type="float">
            <text:p>-120.266541274374</text:p>
          </table:table-cell>
          <table:table-cell office:value-type="float" office:value="-122.713550652689" calcext:value-type="float">
            <text:p>-122.7135506526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02</text:p>
          </table:table-cell>
          <table:table-cell office:value-type="float" office:value="25.7870364013652" calcext:value-type="float">
            <text:p>25.7870364013652</text:p>
          </table:table-cell>
          <table:table-cell office:value-type="float" office:value="79.2327223238374" calcext:value-type="float">
            <text:p>79.2327223238374</text:p>
          </table:table-cell>
          <table:table-cell office:value-type="float" office:value="982.03356589165" calcext:value-type="float">
            <text:p>982.0335658916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555" calcext:value-type="float">
            <text:p>1361555</text:p>
          </table:table-cell>
          <table:table-cell office:value-type="float" office:value="1631187" calcext:value-type="float">
            <text:p>1631187</text:p>
          </table:table-cell>
          <table:table-cell office:value-type="float" office:value="1639387" calcext:value-type="float">
            <text:p>1639387</text:p>
          </table:table-cell>
          <table:table-cell office:value-type="float" office:value="1044003" calcext:value-type="float">
            <text:p>1044003</text:p>
          </table:table-cell>
          <table:table-cell office:value-type="float" office:value="1131903" calcext:value-type="float">
            <text:p>1131903</text:p>
          </table:table-cell>
          <table:table-cell office:value-type="float" office:value="1029357" calcext:value-type="float">
            <text:p>1029357</text:p>
          </table:table-cell>
          <table:table-cell office:value-type="float" office:value="1657575" calcext:value-type="float">
            <text:p>1657575</text:p>
          </table:table-cell>
          <table:table-cell office:value-type="float" office:value="5" calcext:value-type="float">
            <text:p>5</text:p>
          </table:table-cell>
          <table:table-cell office:value-type="float" office:value="0.811550117915883" calcext:value-type="float">
            <text:p>0.811550117915883</text:p>
          </table:table-cell>
          <table:table-cell office:value-type="float" office:value="0.972263332875172" calcext:value-type="float">
            <text:p>0.972263332875172</text:p>
          </table:table-cell>
          <table:table-cell office:value-type="float" office:value="0.977150914329399" calcext:value-type="float">
            <text:p>0.977150914329399</text:p>
          </table:table-cell>
          <table:table-cell office:value-type="float" office:value="0.622274353775305" calcext:value-type="float">
            <text:p>0.622274353775305</text:p>
          </table:table-cell>
          <table:table-cell office:value-type="float" office:value="0.674666842778545" calcext:value-type="float">
            <text:p>0.674666842778545</text:p>
          </table:table-cell>
          <table:table-cell office:value-type="float" office:value="0.61354465646084" calcext:value-type="float">
            <text:p>0.61354465646084</text:p>
          </table:table-cell>
          <table:table-cell office:value-type="float" office:value="0.987991808413483" calcext:value-type="float">
            <text:p>0.9879918084134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45129244939" calcext:value-type="float">
            <text:p>-125.545129244939</text:p>
          </table:table-cell>
          <table:table-cell office:value-type="float" office:value="-115.066631444291" calcext:value-type="float">
            <text:p>-115.066631444291</text:p>
          </table:table-cell>
          <table:table-cell office:value-type="float" office:value="-127.291068707832" calcext:value-type="float">
            <text:p>-127.2910687078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05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322604744949" calcext:value-type="float">
            <text:p>79.2322604744949</text:p>
          </table:table-cell>
          <table:table-cell office:value-type="float" office:value="981.970003234178" calcext:value-type="float">
            <text:p>981.9700032341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553" calcext:value-type="float">
            <text:p>1370553</text:p>
          </table:table-cell>
          <table:table-cell office:value-type="float" office:value="1630068" calcext:value-type="float">
            <text:p>1630068</text:p>
          </table:table-cell>
          <table:table-cell office:value-type="float" office:value="1641212" calcext:value-type="float">
            <text:p>1641212</text:p>
          </table:table-cell>
          <table:table-cell office:value-type="float" office:value="1124673" calcext:value-type="float">
            <text:p>1124673</text:p>
          </table:table-cell>
          <table:table-cell office:value-type="float" office:value="1045559" calcext:value-type="float">
            <text:p>1045559</text:p>
          </table:table-cell>
          <table:table-cell office:value-type="float" office:value="1009329" calcext:value-type="float">
            <text:p>1009329</text:p>
          </table:table-cell>
          <table:table-cell office:value-type="float" office:value="1653413" calcext:value-type="float">
            <text:p>1653413</text:p>
          </table:table-cell>
          <table:table-cell office:value-type="float" office:value="5" calcext:value-type="float">
            <text:p>5</text:p>
          </table:table-cell>
          <table:table-cell office:value-type="float" office:value="0.816913344492119" calcext:value-type="float">
            <text:p>0.816913344492119</text:p>
          </table:table-cell>
          <table:table-cell office:value-type="float" office:value="0.971596356820626" calcext:value-type="float">
            <text:p>0.971596356820626</text:p>
          </table:table-cell>
          <table:table-cell office:value-type="float" office:value="0.978238699226224" calcext:value-type="float">
            <text:p>0.978238699226224</text:p>
          </table:table-cell>
          <table:table-cell office:value-type="float" office:value="0.670357426447562" calcext:value-type="float">
            <text:p>0.670357426447562</text:p>
          </table:table-cell>
          <table:table-cell office:value-type="float" office:value="0.623201802158571" calcext:value-type="float">
            <text:p>0.623201802158571</text:p>
          </table:table-cell>
          <table:table-cell office:value-type="float" office:value="0.60160703678215" calcext:value-type="float">
            <text:p>0.60160703678215</text:p>
          </table:table-cell>
          <table:table-cell office:value-type="float" office:value="0.985511062802203" calcext:value-type="float">
            <text:p>0.985511062802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928514710488" calcext:value-type="float">
            <text:p>-115.928514710488</text:p>
          </table:table-cell>
          <table:table-cell office:value-type="float" office:value="-125.359639568286" calcext:value-type="float">
            <text:p>-125.359639568286</text:p>
          </table:table-cell>
          <table:table-cell office:value-type="float" office:value="-129.67859264357" calcext:value-type="float">
            <text:p>-129.67859264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07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536479318147" calcext:value-type="float">
            <text:p>79.2536479318147</text:p>
          </table:table-cell>
          <table:table-cell office:value-type="float" office:value="982.052577982614" calcext:value-type="float">
            <text:p>982.05257798261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455" calcext:value-type="float">
            <text:p>1348455</text:p>
          </table:table-cell>
          <table:table-cell office:value-type="float" office:value="1630907" calcext:value-type="float">
            <text:p>1630907</text:p>
          </table:table-cell>
          <table:table-cell office:value-type="float" office:value="1643824" calcext:value-type="float">
            <text:p>1643824</text:p>
          </table:table-cell>
          <table:table-cell office:value-type="float" office:value="1159320" calcext:value-type="float">
            <text:p>1159320</text:p>
          </table:table-cell>
          <table:table-cell office:value-type="float" office:value="1019262" calcext:value-type="float">
            <text:p>1019262</text:p>
          </table:table-cell>
          <table:table-cell office:value-type="float" office:value="1023736" calcext:value-type="float">
            <text:p>1023736</text:p>
          </table:table-cell>
          <table:table-cell office:value-type="float" office:value="1651691" calcext:value-type="float">
            <text:p>1651691</text:p>
          </table:table-cell>
          <table:table-cell office:value-type="float" office:value="5" calcext:value-type="float">
            <text:p>5</text:p>
          </table:table-cell>
          <table:table-cell office:value-type="float" office:value="0.803741908519496" calcext:value-type="float">
            <text:p>0.803741908519496</text:p>
          </table:table-cell>
          <table:table-cell office:value-type="float" office:value="0.972096439849906" calcext:value-type="float">
            <text:p>0.972096439849906</text:p>
          </table:table-cell>
          <table:table-cell office:value-type="float" office:value="0.979795572733351" calcext:value-type="float">
            <text:p>0.979795572733351</text:p>
          </table:table-cell>
          <table:table-cell office:value-type="float" office:value="0.691008650184709" calcext:value-type="float">
            <text:p>0.691008650184709</text:p>
          </table:table-cell>
          <table:table-cell office:value-type="float" office:value="0.607527566853472" calcext:value-type="float">
            <text:p>0.607527566853472</text:p>
          </table:table-cell>
          <table:table-cell office:value-type="float" office:value="0.610194278978619" calcext:value-type="float">
            <text:p>0.610194278978619</text:p>
          </table:table-cell>
          <table:table-cell office:value-type="float" office:value="0.984484670696815" calcext:value-type="float">
            <text:p>0.984484670696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798269963058" calcext:value-type="float">
            <text:p>-111.798269963058</text:p>
          </table:table-cell>
          <table:table-cell office:value-type="float" office:value="-128.494486629306" calcext:value-type="float">
            <text:p>-128.494486629306</text:p>
          </table:table-cell>
          <table:table-cell office:value-type="float" office:value="-127.961144204276" calcext:value-type="float">
            <text:p>-127.961144204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09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429542202905" calcext:value-type="float">
            <text:p>79.2429542202905</text:p>
          </table:table-cell>
          <table:table-cell office:value-type="float" office:value="982.052577982614" calcext:value-type="float">
            <text:p>982.05257798261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01" calcext:value-type="float">
            <text:p>1370801</text:p>
          </table:table-cell>
          <table:table-cell office:value-type="float" office:value="1633426" calcext:value-type="float">
            <text:p>1633426</text:p>
          </table:table-cell>
          <table:table-cell office:value-type="float" office:value="1640780" calcext:value-type="float">
            <text:p>1640780</text:p>
          </table:table-cell>
          <table:table-cell office:value-type="float" office:value="1066994" calcext:value-type="float">
            <text:p>1066994</text:p>
          </table:table-cell>
          <table:table-cell office:value-type="float" office:value="1006942" calcext:value-type="float">
            <text:p>1006942</text:p>
          </table:table-cell>
          <table:table-cell office:value-type="float" office:value="1130077" calcext:value-type="float">
            <text:p>1130077</text:p>
          </table:table-cell>
          <table:table-cell office:value-type="float" office:value="1651512" calcext:value-type="float">
            <text:p>1651512</text:p>
          </table:table-cell>
          <table:table-cell office:value-type="float" office:value="5" calcext:value-type="float">
            <text:p>5</text:p>
          </table:table-cell>
          <table:table-cell office:value-type="float" office:value="0.817061164028783" calcext:value-type="float">
            <text:p>0.817061164028783</text:p>
          </table:table-cell>
          <table:table-cell office:value-type="float" office:value="0.973597881030784" calcext:value-type="float">
            <text:p>0.973597881030784</text:p>
          </table:table-cell>
          <table:table-cell office:value-type="float" office:value="0.977981207130099" calcext:value-type="float">
            <text:p>0.977981207130099</text:p>
          </table:table-cell>
          <table:table-cell office:value-type="float" office:value="0.635978059289224" calcext:value-type="float">
            <text:p>0.635978059289224</text:p>
          </table:table-cell>
          <table:table-cell office:value-type="float" office:value="0.600184273741755" calcext:value-type="float">
            <text:p>0.600184273741755</text:p>
          </table:table-cell>
          <table:table-cell office:value-type="float" office:value="0.673578461835201" calcext:value-type="float">
            <text:p>0.673578461835201</text:p>
          </table:table-cell>
          <table:table-cell office:value-type="float" office:value="0.984377978369949" calcext:value-type="float">
            <text:p>0.984377978369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04388142155" calcext:value-type="float">
            <text:p>-122.804388142155</text:p>
          </table:table-cell>
          <table:table-cell office:value-type="float" office:value="-129.963145251649" calcext:value-type="float">
            <text:p>-129.963145251649</text:p>
          </table:table-cell>
          <table:table-cell office:value-type="float" office:value="-115.28430763296" calcext:value-type="float">
            <text:p>-115.28430763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11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429542202905" calcext:value-type="float">
            <text:p>79.2429542202905</text:p>
          </table:table-cell>
          <table:table-cell office:value-type="float" office:value="981.942478361633" calcext:value-type="float">
            <text:p>981.9424783616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711" calcext:value-type="float">
            <text:p>1346711</text:p>
          </table:table-cell>
          <table:table-cell office:value-type="float" office:value="1632800" calcext:value-type="float">
            <text:p>1632800</text:p>
          </table:table-cell>
          <table:table-cell office:value-type="float" office:value="1638420" calcext:value-type="float">
            <text:p>1638420</text:p>
          </table:table-cell>
          <table:table-cell office:value-type="float" office:value="1057808" calcext:value-type="float">
            <text:p>1057808</text:p>
          </table:table-cell>
          <table:table-cell office:value-type="float" office:value="1073492" calcext:value-type="float">
            <text:p>1073492</text:p>
          </table:table-cell>
          <table:table-cell office:value-type="float" office:value="1080745" calcext:value-type="float">
            <text:p>1080745</text:p>
          </table:table-cell>
          <table:table-cell office:value-type="float" office:value="1655984" calcext:value-type="float">
            <text:p>1655984</text:p>
          </table:table-cell>
          <table:table-cell office:value-type="float" office:value="5" calcext:value-type="float">
            <text:p>5</text:p>
          </table:table-cell>
          <table:table-cell office:value-type="float" office:value="0.802702403390694" calcext:value-type="float">
            <text:p>0.802702403390694</text:p>
          </table:table-cell>
          <table:table-cell office:value-type="float" office:value="0.97322475591001" calcext:value-type="float">
            <text:p>0.97322475591001</text:p>
          </table:table-cell>
          <table:table-cell office:value-type="float" office:value="0.976574537345712" calcext:value-type="float">
            <text:p>0.976574537345712</text:p>
          </table:table-cell>
          <table:table-cell office:value-type="float" office:value="0.630502775967452" calcext:value-type="float">
            <text:p>0.630502775967452</text:p>
          </table:table-cell>
          <table:table-cell office:value-type="float" office:value="0.63985116956844" calcext:value-type="float">
            <text:p>0.63985116956844</text:p>
          </table:table-cell>
          <table:table-cell office:value-type="float" office:value="0.644174294969355" calcext:value-type="float">
            <text:p>0.644174294969355</text:p>
          </table:table-cell>
          <table:table-cell office:value-type="float" office:value="0.987043498402059" calcext:value-type="float">
            <text:p>0.987043498402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89944480651" calcext:value-type="float">
            <text:p>-123.89944480651</text:p>
          </table:table-cell>
          <table:table-cell office:value-type="float" office:value="-122.029766086312" calcext:value-type="float">
            <text:p>-122.029766086312</text:p>
          </table:table-cell>
          <table:table-cell office:value-type="float" office:value="-121.165141006129" calcext:value-type="float">
            <text:p>-121.1651410061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13</text:p>
          </table:table-cell>
          <table:table-cell office:value-type="float" office:value="25.7870364013652" calcext:value-type="float">
            <text:p>25.7870364013652</text:p>
          </table:table-cell>
          <table:table-cell office:value-type="float" office:value="79.2487631085442" calcext:value-type="float">
            <text:p>79.2487631085442</text:p>
          </table:table-cell>
          <table:table-cell office:value-type="float" office:value="981.978515623267" calcext:value-type="float">
            <text:p>981.97851562326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725" calcext:value-type="float">
            <text:p>1365725</text:p>
          </table:table-cell>
          <table:table-cell office:value-type="float" office:value="1630640" calcext:value-type="float">
            <text:p>1630640</text:p>
          </table:table-cell>
          <table:table-cell office:value-type="float" office:value="1639477" calcext:value-type="float">
            <text:p>1639477</text:p>
          </table:table-cell>
          <table:table-cell office:value-type="float" office:value="1045941" calcext:value-type="float">
            <text:p>1045941</text:p>
          </table:table-cell>
          <table:table-cell office:value-type="float" office:value="1132766" calcext:value-type="float">
            <text:p>1132766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1657454" calcext:value-type="float">
            <text:p>1657454</text:p>
          </table:table-cell>
          <table:table-cell office:value-type="float" office:value="5" calcext:value-type="float">
            <text:p>5</text:p>
          </table:table-cell>
          <table:table-cell office:value-type="float" office:value="0.814035631899313" calcext:value-type="float">
            <text:p>0.814035631899313</text:p>
          </table:table-cell>
          <table:table-cell office:value-type="float" office:value="0.971937295429384" calcext:value-type="float">
            <text:p>0.971937295429384</text:p>
          </table:table-cell>
          <table:table-cell office:value-type="float" office:value="0.977204558516092" calcext:value-type="float">
            <text:p>0.977204558516092</text:p>
          </table:table-cell>
          <table:table-cell office:value-type="float" office:value="0.623429491928755" calcext:value-type="float">
            <text:p>0.623429491928755</text:p>
          </table:table-cell>
          <table:table-cell office:value-type="float" office:value="0.675181230924276" calcext:value-type="float">
            <text:p>0.675181230924276</text:p>
          </table:table-cell>
          <table:table-cell office:value-type="float" office:value="0.612735821334818" calcext:value-type="float">
            <text:p>0.612735821334818</text:p>
          </table:table-cell>
          <table:table-cell office:value-type="float" office:value="0.987919686784707" calcext:value-type="float">
            <text:p>0.987919686784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14101614249" calcext:value-type="float">
            <text:p>-125.314101614249</text:p>
          </table:table-cell>
          <table:table-cell office:value-type="float" office:value="-114.963753815145" calcext:value-type="float">
            <text:p>-114.963753815145</text:p>
          </table:table-cell>
          <table:table-cell office:value-type="float" office:value="-127.452835733037" calcext:value-type="float">
            <text:p>-127.4528357330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16</text:p>
          </table:table-cell>
          <table:table-cell office:value-type="float" office:value="25.7819823498139" calcext:value-type="float">
            <text:p>25.7819823498139</text:p>
          </table:table-cell>
          <table:table-cell office:value-type="float" office:value="79.2643416090675" calcext:value-type="float">
            <text:p>79.2643416090675</text:p>
          </table:table-cell>
          <table:table-cell office:value-type="float" office:value="981.970003234178" calcext:value-type="float">
            <text:p>981.9700032341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07" calcext:value-type="float">
            <text:p>1370007</text:p>
          </table:table-cell>
          <table:table-cell office:value-type="float" office:value="1629565" calcext:value-type="float">
            <text:p>1629565</text:p>
          </table:table-cell>
          <table:table-cell office:value-type="float" office:value="1667700" calcext:value-type="float">
            <text:p>1667700</text:p>
          </table:table-cell>
          <table:table-cell office:value-type="float" office:value="1069712" calcext:value-type="float">
            <text:p>1069712</text:p>
          </table:table-cell>
          <table:table-cell office:value-type="float" office:value="1006692" calcext:value-type="float">
            <text:p>1006692</text:p>
          </table:table-cell>
          <table:table-cell office:value-type="float" office:value="1121677" calcext:value-type="float">
            <text:p>1121677</text:p>
          </table:table-cell>
          <table:table-cell office:value-type="float" office:value="1651553" calcext:value-type="float">
            <text:p>1651553</text:p>
          </table:table-cell>
          <table:table-cell office:value-type="float" office:value="5" calcext:value-type="float">
            <text:p>5</text:p>
          </table:table-cell>
          <table:table-cell office:value-type="float" office:value="0.81658790309285" calcext:value-type="float">
            <text:p>0.81658790309285</text:p>
          </table:table-cell>
          <table:table-cell office:value-type="float" office:value="0.971296545421665" calcext:value-type="float">
            <text:p>0.971296545421665</text:p>
          </table:table-cell>
          <table:table-cell office:value-type="float" office:value="0.994026779416416" calcext:value-type="float">
            <text:p>0.994026779416416</text:p>
          </table:table-cell>
          <table:table-cell office:value-type="float" office:value="0.637598113727345" calcext:value-type="float">
            <text:p>0.637598113727345</text:p>
          </table:table-cell>
          <table:table-cell office:value-type="float" office:value="0.600035262112053" calcext:value-type="float">
            <text:p>0.600035262112053</text:p>
          </table:table-cell>
          <table:table-cell office:value-type="float" office:value="0.668571671077212" calcext:value-type="float">
            <text:p>0.668571671077212</text:p>
          </table:table-cell>
          <table:table-cell office:value-type="float" office:value="0.98440241627722" calcext:value-type="float">
            <text:p>0.98440241627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80377254531" calcext:value-type="float">
            <text:p>-122.480377254531</text:p>
          </table:table-cell>
          <table:table-cell office:value-type="float" office:value="-129.992947577589" calcext:value-type="float">
            <text:p>-129.992947577589</text:p>
          </table:table-cell>
          <table:table-cell office:value-type="float" office:value="-116.285665784558" calcext:value-type="float">
            <text:p>-116.2856657845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18</text:p>
          </table:table-cell>
          <table:table-cell office:value-type="float" office:value="25.7769282985537" calcext:value-type="float">
            <text:p>25.7769282985537</text:p>
          </table:table-cell>
          <table:table-cell office:value-type="float" office:value="79.253185834415" calcext:value-type="float">
            <text:p>79.253185834415</text:p>
          </table:table-cell>
          <table:table-cell office:value-type="float" office:value="981.96149088138" calcext:value-type="float">
            <text:p>981.961490881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477" calcext:value-type="float">
            <text:p>1348477</text:p>
          </table:table-cell>
          <table:table-cell office:value-type="float" office:value="1633611" calcext:value-type="float">
            <text:p>1633611</text:p>
          </table:table-cell>
          <table:table-cell office:value-type="float" office:value="1640682" calcext:value-type="float">
            <text:p>1640682</text:p>
          </table:table-cell>
          <table:table-cell office:value-type="float" office:value="1067072" calcext:value-type="float">
            <text:p>1067072</text:p>
          </table:table-cell>
          <table:table-cell office:value-type="float" office:value="1006694" calcext:value-type="float">
            <text:p>1006694</text:p>
          </table:table-cell>
          <table:table-cell office:value-type="float" office:value="1131222" calcext:value-type="float">
            <text:p>1131222</text:p>
          </table:table-cell>
          <table:table-cell office:value-type="float" office:value="1651664" calcext:value-type="float">
            <text:p>1651664</text:p>
          </table:table-cell>
          <table:table-cell office:value-type="float" office:value="5" calcext:value-type="float">
            <text:p>5</text:p>
          </table:table-cell>
          <table:table-cell office:value-type="float" office:value="0.803755021542909" calcext:value-type="float">
            <text:p>0.803755021542909</text:p>
          </table:table-cell>
          <table:table-cell office:value-type="float" office:value="0.973708149636763" calcext:value-type="float">
            <text:p>0.973708149636763</text:p>
          </table:table-cell>
          <table:table-cell office:value-type="float" office:value="0.977922794571256" calcext:value-type="float">
            <text:p>0.977922794571256</text:p>
          </table:table-cell>
          <table:table-cell office:value-type="float" office:value="0.636024550917691" calcext:value-type="float">
            <text:p>0.636024550917691</text:p>
          </table:table-cell>
          <table:table-cell office:value-type="float" office:value="0.60003645420509" calcext:value-type="float">
            <text:p>0.60003645420509</text:p>
          </table:table-cell>
          <table:table-cell office:value-type="float" office:value="0.674260935099236" calcext:value-type="float">
            <text:p>0.674260935099236</text:p>
          </table:table-cell>
          <table:table-cell office:value-type="float" office:value="0.984468577440808" calcext:value-type="float">
            <text:p>0.984468577440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95089816462" calcext:value-type="float">
            <text:p>-122.795089816462</text:p>
          </table:table-cell>
          <table:table-cell office:value-type="float" office:value="-129.992709158982" calcext:value-type="float">
            <text:p>-129.992709158982</text:p>
          </table:table-cell>
          <table:table-cell office:value-type="float" office:value="-115.147812980153" calcext:value-type="float">
            <text:p>-115.1478129801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20</text:p>
          </table:table-cell>
          <table:table-cell office:value-type="float" office:value="25.7870364013652" calcext:value-type="float">
            <text:p>25.7870364013652</text:p>
          </table:table-cell>
          <table:table-cell office:value-type="float" office:value="79.238069260641" calcext:value-type="float">
            <text:p>79.238069260641</text:p>
          </table:table-cell>
          <table:table-cell office:value-type="float" office:value="982.03356589165" calcext:value-type="float">
            <text:p>982.0335658916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818" calcext:value-type="float">
            <text:p>1348818</text:p>
          </table:table-cell>
          <table:table-cell office:value-type="float" office:value="1633109" calcext:value-type="float">
            <text:p>1633109</text:p>
          </table:table-cell>
          <table:table-cell office:value-type="float" office:value="1638721" calcext:value-type="float">
            <text:p>1638721</text:p>
          </table:table-cell>
          <table:table-cell office:value-type="float" office:value="1056729" calcext:value-type="float">
            <text:p>1056729</text:p>
          </table:table-cell>
          <table:table-cell office:value-type="float" office:value="1078320" calcext:value-type="float">
            <text:p>1078320</text:p>
          </table:table-cell>
          <table:table-cell office:value-type="float" office:value="1081622" calcext:value-type="float">
            <text:p>1081622</text:p>
          </table:table-cell>
          <table:table-cell office:value-type="float" office:value="1654778" calcext:value-type="float">
            <text:p>1654778</text:p>
          </table:table-cell>
          <table:table-cell office:value-type="float" office:value="5" calcext:value-type="float">
            <text:p>5</text:p>
          </table:table-cell>
          <table:table-cell office:value-type="float" office:value="0.803958273405823" calcext:value-type="float">
            <text:p>0.803958273405823</text:p>
          </table:table-cell>
          <table:table-cell office:value-type="float" office:value="0.973408934284322" calcext:value-type="float">
            <text:p>0.973408934284322</text:p>
          </table:table-cell>
          <table:table-cell office:value-type="float" office:value="0.976753947347873" calcext:value-type="float">
            <text:p>0.976753947347873</text:p>
          </table:table-cell>
          <table:table-cell office:value-type="float" office:value="0.629859641773658" calcext:value-type="float">
            <text:p>0.629859641773658</text:p>
          </table:table-cell>
          <table:table-cell office:value-type="float" office:value="0.642728882161246" calcext:value-type="float">
            <text:p>0.642728882161246</text:p>
          </table:table-cell>
          <table:table-cell office:value-type="float" office:value="0.64469702776635" calcext:value-type="float">
            <text:p>0.64469702776635</text:p>
          </table:table-cell>
          <table:table-cell office:value-type="float" office:value="0.986324666300376" calcext:value-type="float">
            <text:p>0.986324666300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028071645268" calcext:value-type="float">
            <text:p>-124.028071645268</text:p>
          </table:table-cell>
          <table:table-cell office:value-type="float" office:value="-121.454223567751" calcext:value-type="float">
            <text:p>-121.454223567751</text:p>
          </table:table-cell>
          <table:table-cell office:value-type="float" office:value="-121.06059444673" calcext:value-type="float">
            <text:p>-121.06059444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22</text:p>
          </table:table-cell>
          <table:table-cell office:value-type="float" office:value="25.7870364013652" calcext:value-type="float">
            <text:p>25.7870364013652</text:p>
          </table:table-cell>
          <table:table-cell office:value-type="float" office:value="79.2541100196437" calcext:value-type="float">
            <text:p>79.2541100196437</text:p>
          </table:table-cell>
          <table:table-cell office:value-type="float" office:value="981.978515623267" calcext:value-type="float">
            <text:p>981.97851562326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048" calcext:value-type="float">
            <text:p>1354048</text:p>
          </table:table-cell>
          <table:table-cell office:value-type="float" office:value="1631112" calcext:value-type="float">
            <text:p>1631112</text:p>
          </table:table-cell>
          <table:table-cell office:value-type="float" office:value="1644040" calcext:value-type="float">
            <text:p>1644040</text:p>
          </table:table-cell>
          <table:table-cell office:value-type="float" office:value="1170959" calcext:value-type="float">
            <text:p>1170959</text:p>
          </table:table-cell>
          <table:table-cell office:value-type="float" office:value="1019166" calcext:value-type="float">
            <text:p>1019166</text:p>
          </table:table-cell>
          <table:table-cell office:value-type="float" office:value="998439" calcext:value-type="float">
            <text:p>998439</text:p>
          </table:table-cell>
          <table:table-cell office:value-type="float" office:value="1653485" calcext:value-type="float">
            <text:p>1653485</text:p>
          </table:table-cell>
          <table:table-cell office:value-type="float" office:value="5" calcext:value-type="float">
            <text:p>5</text:p>
          </table:table-cell>
          <table:table-cell office:value-type="float" office:value="0.80707559669919" calcext:value-type="float">
            <text:p>0.80707559669919</text:p>
          </table:table-cell>
          <table:table-cell office:value-type="float" office:value="0.972218629386262" calcext:value-type="float">
            <text:p>0.972218629386262</text:p>
          </table:table-cell>
          <table:table-cell office:value-type="float" office:value="0.979924318781414" calcext:value-type="float">
            <text:p>0.979924318781414</text:p>
          </table:table-cell>
          <table:table-cell office:value-type="float" office:value="0.697946035617117" calcext:value-type="float">
            <text:p>0.697946035617117</text:p>
          </table:table-cell>
          <table:table-cell office:value-type="float" office:value="0.607470346387666" calcext:value-type="float">
            <text:p>0.607470346387666</text:p>
          </table:table-cell>
          <table:table-cell office:value-type="float" office:value="0.595116090192329" calcext:value-type="float">
            <text:p>0.595116090192329</text:p>
          </table:table-cell>
          <table:table-cell office:value-type="float" office:value="0.985553978151557" calcext:value-type="float">
            <text:p>0.985553978151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10792876577" calcext:value-type="float">
            <text:p>-110.410792876577</text:p>
          </table:table-cell>
          <table:table-cell office:value-type="float" office:value="-128.505930722467" calcext:value-type="float">
            <text:p>-128.505930722467</text:p>
          </table:table-cell>
          <table:table-cell office:value-type="float" office:value="-130.976781961534" calcext:value-type="float">
            <text:p>-130.976781961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24</text:p>
          </table:table-cell>
          <table:table-cell office:value-type="float" office:value="25.7870364013652" calcext:value-type="float">
            <text:p>25.7870364013652</text:p>
          </table:table-cell>
          <table:table-cell office:value-type="float" office:value="79.2594569221751" calcext:value-type="float">
            <text:p>79.2594569221751</text:p>
          </table:table-cell>
          <table:table-cell office:value-type="float" office:value="981.978515623267" calcext:value-type="float">
            <text:p>981.97851562326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28" calcext:value-type="float">
            <text:p>1364228</text:p>
          </table:table-cell>
          <table:table-cell office:value-type="float" office:value="1634131" calcext:value-type="float">
            <text:p>1634131</text:p>
          </table:table-cell>
          <table:table-cell office:value-type="float" office:value="1642929" calcext:value-type="float">
            <text:p>1642929</text:p>
          </table:table-cell>
          <table:table-cell office:value-type="float" office:value="1093709" calcext:value-type="float">
            <text:p>1093709</text:p>
          </table:table-cell>
          <table:table-cell office:value-type="float" office:value="1014250" calcext:value-type="float">
            <text:p>1014250</text:p>
          </table:table-cell>
          <table:table-cell office:value-type="float" office:value="1090752" calcext:value-type="float">
            <text:p>1090752</text:p>
          </table:table-cell>
          <table:table-cell office:value-type="float" office:value="1651653" calcext:value-type="float">
            <text:p>1651653</text:p>
          </table:table-cell>
          <table:table-cell office:value-type="float" office:value="5" calcext:value-type="float">
            <text:p>5</text:p>
          </table:table-cell>
          <table:table-cell office:value-type="float" office:value="0.813143350260657" calcext:value-type="float">
            <text:p>0.813143350260657</text:p>
          </table:table-cell>
          <table:table-cell office:value-type="float" office:value="0.974018093826544" calcext:value-type="float">
            <text:p>0.974018093826544</text:p>
          </table:table-cell>
          <table:table-cell office:value-type="float" office:value="0.979262111099018" calcext:value-type="float">
            <text:p>0.979262111099018</text:p>
          </table:table-cell>
          <table:table-cell office:value-type="float" office:value="0.651901442039185" calcext:value-type="float">
            <text:p>0.651901442039185</text:p>
          </table:table-cell>
          <table:table-cell office:value-type="float" office:value="0.604540181701205" calcext:value-type="float">
            <text:p>0.604540181701205</text:p>
          </table:table-cell>
          <table:table-cell office:value-type="float" office:value="0.650138932483069" calcext:value-type="float">
            <text:p>0.650138932483069</text:p>
          </table:table-cell>
          <table:table-cell office:value-type="float" office:value="0.984462020929101" calcext:value-type="float">
            <text:p>0.984462020929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619711592163" calcext:value-type="float">
            <text:p>-119.619711592163</text:p>
          </table:table-cell>
          <table:table-cell office:value-type="float" office:value="-129.091963659759" calcext:value-type="float">
            <text:p>-129.091963659759</text:p>
          </table:table-cell>
          <table:table-cell office:value-type="float" office:value="-119.972213503386" calcext:value-type="float">
            <text:p>-119.9722135033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26</text:p>
          </table:table-cell>
          <table:table-cell office:value-type="float" office:value="25.7769282985537" calcext:value-type="float">
            <text:p>25.7769282985537</text:p>
          </table:table-cell>
          <table:table-cell office:value-type="float" office:value="79.2638793924257" calcext:value-type="float">
            <text:p>79.2638793924257</text:p>
          </table:table-cell>
          <table:table-cell office:value-type="float" office:value="981.96149088138" calcext:value-type="float">
            <text:p>981.9614908813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95" calcext:value-type="float">
            <text:p>1367795</text:p>
          </table:table-cell>
          <table:table-cell office:value-type="float" office:value="1634680" calcext:value-type="float">
            <text:p>1634680</text:p>
          </table:table-cell>
          <table:table-cell office:value-type="float" office:value="1640911" calcext:value-type="float">
            <text:p>1640911</text:p>
          </table:table-cell>
          <table:table-cell office:value-type="float" office:value="1066765" calcext:value-type="float">
            <text:p>1066765</text:p>
          </table:table-cell>
          <table:table-cell office:value-type="float" office:value="1009016" calcext:value-type="float">
            <text:p>1009016</text:p>
          </table:table-cell>
          <table:table-cell office:value-type="float" office:value="1134010" calcext:value-type="float">
            <text:p>1134010</text:p>
          </table:table-cell>
          <table:table-cell office:value-type="float" office:value="1653222" calcext:value-type="float">
            <text:p>1653222</text:p>
          </table:table-cell>
          <table:table-cell office:value-type="float" office:value="5" calcext:value-type="float">
            <text:p>5</text:p>
          </table:table-cell>
          <table:table-cell office:value-type="float" office:value="0.815269448193246" calcext:value-type="float">
            <text:p>0.815269448193246</text:p>
          </table:table-cell>
          <table:table-cell office:value-type="float" office:value="0.974345323365369" calcext:value-type="float">
            <text:p>0.974345323365369</text:p>
          </table:table-cell>
          <table:table-cell office:value-type="float" office:value="0.978059289224063" calcext:value-type="float">
            <text:p>0.978059289224063</text:p>
          </table:table-cell>
          <table:table-cell office:value-type="float" office:value="0.635841564636417" calcext:value-type="float">
            <text:p>0.635841564636417</text:p>
          </table:table-cell>
          <table:table-cell office:value-type="float" office:value="0.601420474221763" calcext:value-type="float">
            <text:p>0.601420474221763</text:p>
          </table:table-cell>
          <table:table-cell office:value-type="float" office:value="0.675922712793674" calcext:value-type="float">
            <text:p>0.675922712793674</text:p>
          </table:table-cell>
          <table:table-cell office:value-type="float" office:value="0.985397217917111" calcext:value-type="float">
            <text:p>0.985397217917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31687072717" calcext:value-type="float">
            <text:p>-122.831687072717</text:p>
          </table:table-cell>
          <table:table-cell office:value-type="float" office:value="-129.715905155647" calcext:value-type="float">
            <text:p>-129.715905155647</text:p>
          </table:table-cell>
          <table:table-cell office:value-type="float" office:value="-114.815457441265" calcext:value-type="float">
            <text:p>-114.8154574412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29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492251271809" calcext:value-type="float">
            <text:p>79.2492251271809</text:p>
          </table:table-cell>
          <table:table-cell office:value-type="float" office:value="981.987028048645" calcext:value-type="float">
            <text:p>981.98702804864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485" calcext:value-type="float">
            <text:p>1348485</text:p>
          </table:table-cell>
          <table:table-cell office:value-type="float" office:value="1632895" calcext:value-type="float">
            <text:p>1632895</text:p>
          </table:table-cell>
          <table:table-cell office:value-type="float" office:value="1637655" calcext:value-type="float">
            <text:p>1637655</text:p>
          </table:table-cell>
          <table:table-cell office:value-type="float" office:value="1047494" calcext:value-type="float">
            <text:p>1047494</text:p>
          </table:table-cell>
          <table:table-cell office:value-type="float" office:value="1115585" calcext:value-type="float">
            <text:p>1115585</text:p>
          </table:table-cell>
          <table:table-cell office:value-type="float" office:value="1041561" calcext:value-type="float">
            <text:p>1041561</text:p>
          </table:table-cell>
          <table:table-cell office:value-type="float" office:value="1657189" calcext:value-type="float">
            <text:p>1657189</text:p>
          </table:table-cell>
          <table:table-cell office:value-type="float" office:value="5" calcext:value-type="float">
            <text:p>5</text:p>
          </table:table-cell>
          <table:table-cell office:value-type="float" office:value="0.80375978991506" calcext:value-type="float">
            <text:p>0.80375978991506</text:p>
          </table:table-cell>
          <table:table-cell office:value-type="float" office:value="0.973281380329297" calcext:value-type="float">
            <text:p>0.973281380329297</text:p>
          </table:table-cell>
          <table:table-cell office:value-type="float" office:value="0.976118561758824" calcext:value-type="float">
            <text:p>0.976118561758824</text:p>
          </table:table-cell>
          <table:table-cell office:value-type="float" office:value="0.624355152172464" calcext:value-type="float">
            <text:p>0.624355152172464</text:p>
          </table:table-cell>
          <table:table-cell office:value-type="float" office:value="0.664940555684633" calcext:value-type="float">
            <text:p>0.664940555684633</text:p>
          </table:table-cell>
          <table:table-cell office:value-type="float" office:value="0.620818808176375" calcext:value-type="float">
            <text:p>0.620818808176375</text:p>
          </table:table-cell>
          <table:table-cell office:value-type="float" office:value="0.987761734457223" calcext:value-type="float">
            <text:p>0.987761734457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128969565507" calcext:value-type="float">
            <text:p>-125.128969565507</text:p>
          </table:table-cell>
          <table:table-cell office:value-type="float" office:value="-117.011888863073" calcext:value-type="float">
            <text:p>-117.011888863073</text:p>
          </table:table-cell>
          <table:table-cell office:value-type="float" office:value="-125.836238364725" calcext:value-type="float">
            <text:p>-125.8362383647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31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2229518560095" calcext:value-type="float">
            <text:p>79.2229518560095</text:p>
          </table:table-cell>
          <table:table-cell office:value-type="float" office:value="981.940489413341" calcext:value-type="float">
            <text:p>981.9404894133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70" calcext:value-type="float">
            <text:p>1373770</text:p>
          </table:table-cell>
          <table:table-cell office:value-type="float" office:value="1630269" calcext:value-type="float">
            <text:p>1630269</text:p>
          </table:table-cell>
          <table:table-cell office:value-type="float" office:value="1641204" calcext:value-type="float">
            <text:p>1641204</text:p>
          </table:table-cell>
          <table:table-cell office:value-type="float" office:value="1079095" calcext:value-type="float">
            <text:p>1079095</text:p>
          </table:table-cell>
          <table:table-cell office:value-type="float" office:value="1098125" calcext:value-type="float">
            <text:p>1098125</text:p>
          </table:table-cell>
          <table:table-cell office:value-type="float" office:value="1022675" calcext:value-type="float">
            <text:p>1022675</text:p>
          </table:table-cell>
          <table:table-cell office:value-type="float" office:value="1658268" calcext:value-type="float">
            <text:p>1658268</text:p>
          </table:table-cell>
          <table:table-cell office:value-type="float" office:value="5" calcext:value-type="float">
            <text:p>5</text:p>
          </table:table-cell>
          <table:table-cell office:value-type="float" office:value="0.818830826143125" calcext:value-type="float">
            <text:p>0.818830826143125</text:p>
          </table:table-cell>
          <table:table-cell office:value-type="float" office:value="0.971716162170906" calcext:value-type="float">
            <text:p>0.971716162170906</text:p>
          </table:table-cell>
          <table:table-cell office:value-type="float" office:value="0.978233930854074" calcext:value-type="float">
            <text:p>0.978233930854074</text:p>
          </table:table-cell>
          <table:table-cell office:value-type="float" office:value="0.643190818213322" calcext:value-type="float">
            <text:p>0.643190818213322</text:p>
          </table:table-cell>
          <table:table-cell office:value-type="float" office:value="0.654533583466242" calcext:value-type="float">
            <text:p>0.654533583466242</text:p>
          </table:table-cell>
          <table:table-cell office:value-type="float" office:value="0.609561873622164" calcext:value-type="float">
            <text:p>0.609561873622164</text:p>
          </table:table-cell>
          <table:table-cell office:value-type="float" office:value="0.988404868651017" calcext:value-type="float">
            <text:p>0.988404868651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361836357336" calcext:value-type="float">
            <text:p>-121.361836357336</text:p>
          </table:table-cell>
          <table:table-cell office:value-type="float" office:value="-119.093283306752" calcext:value-type="float">
            <text:p>-119.093283306752</text:p>
          </table:table-cell>
          <table:table-cell office:value-type="float" office:value="-128.087625275567" calcext:value-type="float">
            <text:p>-128.0876252755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33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2069105850459" calcext:value-type="float">
            <text:p>79.2069105850459</text:p>
          </table:table-cell>
          <table:table-cell office:value-type="float" office:value="981.968014950925" calcext:value-type="float">
            <text:p>981.9680149509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06" calcext:value-type="float">
            <text:p>1347506</text:p>
          </table:table-cell>
          <table:table-cell office:value-type="float" office:value="1633973" calcext:value-type="float">
            <text:p>1633973</text:p>
          </table:table-cell>
          <table:table-cell office:value-type="float" office:value="1636941" calcext:value-type="float">
            <text:p>1636941</text:p>
          </table:table-cell>
          <table:table-cell office:value-type="float" office:value="1058853" calcext:value-type="float">
            <text:p>1058853</text:p>
          </table:table-cell>
          <table:table-cell office:value-type="float" office:value="1065529" calcext:value-type="float">
            <text:p>1065529</text:p>
          </table:table-cell>
          <table:table-cell office:value-type="float" office:value="1090661" calcext:value-type="float">
            <text:p>1090661</text:p>
          </table:table-cell>
          <table:table-cell office:value-type="float" office:value="1655240" calcext:value-type="float">
            <text:p>1655240</text:p>
          </table:table-cell>
          <table:table-cell office:value-type="float" office:value="5" calcext:value-type="float">
            <text:p>5</text:p>
          </table:table-cell>
          <table:table-cell office:value-type="float" office:value="0.803176260373147" calcext:value-type="float">
            <text:p>0.803176260373147</text:p>
          </table:table-cell>
          <table:table-cell office:value-type="float" office:value="0.973923918476572" calcext:value-type="float">
            <text:p>0.973923918476572</text:p>
          </table:table-cell>
          <table:table-cell office:value-type="float" office:value="0.975692984544395" calcext:value-type="float">
            <text:p>0.975692984544395</text:p>
          </table:table-cell>
          <table:table-cell office:value-type="float" office:value="0.631125644579607" calcext:value-type="float">
            <text:p>0.631125644579607</text:p>
          </table:table-cell>
          <table:table-cell office:value-type="float" office:value="0.63510485113917" calcext:value-type="float">
            <text:p>0.63510485113917</text:p>
          </table:table-cell>
          <table:table-cell office:value-type="float" office:value="0.650084692249857" calcext:value-type="float">
            <text:p>0.650084692249857</text:p>
          </table:table-cell>
          <table:table-cell office:value-type="float" office:value="0.986600039792065" calcext:value-type="float">
            <text:p>0.986600039792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774871084079" calcext:value-type="float">
            <text:p>-123.774871084079</text:p>
          </table:table-cell>
          <table:table-cell office:value-type="float" office:value="-122.979029772166" calcext:value-type="float">
            <text:p>-122.979029772166</text:p>
          </table:table-cell>
          <table:table-cell office:value-type="float" office:value="-119.983061550029" calcext:value-type="float">
            <text:p>-119.9830615500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35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278371586152" calcext:value-type="float">
            <text:p>79.2278371586152</text:p>
          </table:table-cell>
          <table:table-cell office:value-type="float" office:value="981.987028048645" calcext:value-type="float">
            <text:p>981.98702804864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878" calcext:value-type="float">
            <text:p>1349878</text:p>
          </table:table-cell>
          <table:table-cell office:value-type="float" office:value="1630959" calcext:value-type="float">
            <text:p>1630959</text:p>
          </table:table-cell>
          <table:table-cell office:value-type="float" office:value="1639546" calcext:value-type="float">
            <text:p>1639546</text:p>
          </table:table-cell>
          <table:table-cell office:value-type="float" office:value="1041890" calcext:value-type="float">
            <text:p>1041890</text:p>
          </table:table-cell>
          <table:table-cell office:value-type="float" office:value="1129314" calcext:value-type="float">
            <text:p>1129314</text:p>
          </table:table-cell>
          <table:table-cell office:value-type="float" office:value="1033246" calcext:value-type="float">
            <text:p>1033246</text:p>
          </table:table-cell>
          <table:table-cell office:value-type="float" office:value="1657661" calcext:value-type="float">
            <text:p>1657661</text:p>
          </table:table-cell>
          <table:table-cell office:value-type="float" office:value="5" calcext:value-type="float">
            <text:p>5</text:p>
          </table:table-cell>
          <table:table-cell office:value-type="float" office:value="0.80459008271576" calcext:value-type="float">
            <text:p>0.80459008271576</text:p>
          </table:table-cell>
          <table:table-cell office:value-type="float" office:value="0.972127434268884" calcext:value-type="float">
            <text:p>0.972127434268884</text:p>
          </table:table-cell>
          <table:table-cell office:value-type="float" office:value="0.97724568572589" calcext:value-type="float">
            <text:p>0.97724568572589</text:p>
          </table:table-cell>
          <table:table-cell office:value-type="float" office:value="0.621014907481063" calcext:value-type="float">
            <text:p>0.621014907481063</text:p>
          </table:table-cell>
          <table:table-cell office:value-type="float" office:value="0.67312367834135" calcext:value-type="float">
            <text:p>0.67312367834135</text:p>
          </table:table-cell>
          <table:table-cell office:value-type="float" office:value="0.615862681372485" calcext:value-type="float">
            <text:p>0.615862681372485</text:p>
          </table:table-cell>
          <table:table-cell office:value-type="float" office:value="0.9880430684141" calcext:value-type="float">
            <text:p>0.9880430684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797018503787" calcext:value-type="float">
            <text:p>-125.797018503787</text:p>
          </table:table-cell>
          <table:table-cell office:value-type="float" office:value="-115.37526433173" calcext:value-type="float">
            <text:p>-115.37526433173</text:p>
          </table:table-cell>
          <table:table-cell office:value-type="float" office:value="-126.827463725503" calcext:value-type="float">
            <text:p>-126.8274637255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37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1957549487192" calcext:value-type="float">
            <text:p>79.1957549487192</text:p>
          </table:table-cell>
          <table:table-cell office:value-type="float" office:value="981.987028048645" calcext:value-type="float">
            <text:p>981.98702804864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960" calcext:value-type="float">
            <text:p>1370960</text:p>
          </table:table-cell>
          <table:table-cell office:value-type="float" office:value="1630299" calcext:value-type="float">
            <text:p>1630299</text:p>
          </table:table-cell>
          <table:table-cell office:value-type="float" office:value="1640093" calcext:value-type="float">
            <text:p>1640093</text:p>
          </table:table-cell>
          <table:table-cell office:value-type="float" office:value="1061635" calcext:value-type="float">
            <text:p>1061635</text:p>
          </table:table-cell>
          <table:table-cell office:value-type="float" office:value="1117630" calcext:value-type="float">
            <text:p>1117630</text:p>
          </table:table-cell>
          <table:table-cell office:value-type="float" office:value="1025173" calcext:value-type="float">
            <text:p>1025173</text:p>
          </table:table-cell>
          <table:table-cell office:value-type="float" office:value="1657909" calcext:value-type="float">
            <text:p>1657909</text:p>
          </table:table-cell>
          <table:table-cell office:value-type="float" office:value="5" calcext:value-type="float">
            <text:p>5</text:p>
          </table:table-cell>
          <table:table-cell office:value-type="float" office:value="0.817155935425274" calcext:value-type="float">
            <text:p>0.817155935425274</text:p>
          </table:table-cell>
          <table:table-cell office:value-type="float" office:value="0.97173404356647" calcext:value-type="float">
            <text:p>0.97173404356647</text:p>
          </table:table-cell>
          <table:table-cell office:value-type="float" office:value="0.977571723171678" calcext:value-type="float">
            <text:p>0.977571723171678</text:p>
          </table:table-cell>
          <table:table-cell office:value-type="float" office:value="0.632783845994931" calcext:value-type="float">
            <text:p>0.632783845994931</text:p>
          </table:table-cell>
          <table:table-cell office:value-type="float" office:value="0.666159470815595" calcext:value-type="float">
            <text:p>0.666159470815595</text:p>
          </table:table-cell>
          <table:table-cell office:value-type="float" office:value="0.611050797826147" calcext:value-type="float">
            <text:p>0.611050797826147</text:p>
          </table:table-cell>
          <table:table-cell office:value-type="float" office:value="0.988190887950764" calcext:value-type="float">
            <text:p>0.988190887950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443230801014" calcext:value-type="float">
            <text:p>-123.443230801014</text:p>
          </table:table-cell>
          <table:table-cell office:value-type="float" office:value="-116.768105836881" calcext:value-type="float">
            <text:p>-116.768105836881</text:p>
          </table:table-cell>
          <table:table-cell office:value-type="float" office:value="-127.789840434771" calcext:value-type="float">
            <text:p>-127.7898404347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40</text:p>
          </table:table-cell>
          <table:table-cell office:value-type="float" office:value="25.8021985577652" calcext:value-type="float">
            <text:p>25.8021985577652</text:p>
          </table:table-cell>
          <table:table-cell office:value-type="float" office:value="79.191330580614" calcext:value-type="float">
            <text:p>79.191330580614</text:p>
          </table:table-cell>
          <table:table-cell office:value-type="float" office:value="981.976527219928" calcext:value-type="float">
            <text:p>981.97652721992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001" calcext:value-type="float">
            <text:p>1363001</text:p>
          </table:table-cell>
          <table:table-cell office:value-type="float" office:value="1629033" calcext:value-type="float">
            <text:p>1629033</text:p>
          </table:table-cell>
          <table:table-cell office:value-type="float" office:value="1641949" calcext:value-type="float">
            <text:p>1641949</text:p>
          </table:table-cell>
          <table:table-cell office:value-type="float" office:value="1151652" calcext:value-type="float">
            <text:p>1151652</text:p>
          </table:table-cell>
          <table:table-cell office:value-type="float" office:value="1023151" calcext:value-type="float">
            <text:p>1023151</text:p>
          </table:table-cell>
          <table:table-cell office:value-type="float" office:value="1000397" calcext:value-type="float">
            <text:p>1000397</text:p>
          </table:table-cell>
          <table:table-cell office:value-type="float" office:value="1655199" calcext:value-type="float">
            <text:p>1655199</text:p>
          </table:table-cell>
          <table:table-cell office:value-type="float" office:value="5" calcext:value-type="float">
            <text:p>5</text:p>
          </table:table-cell>
          <table:table-cell office:value-type="float" office:value="0.812412001182079" calcext:value-type="float">
            <text:p>0.812412001182079</text:p>
          </table:table-cell>
          <table:table-cell office:value-type="float" office:value="0.970979448673659" calcext:value-type="float">
            <text:p>0.970979448673659</text:p>
          </table:table-cell>
          <table:table-cell office:value-type="float" office:value="0.978677985510586" calcext:value-type="float">
            <text:p>0.978677985510586</text:p>
          </table:table-cell>
          <table:table-cell office:value-type="float" office:value="0.686438165478488" calcext:value-type="float">
            <text:p>0.686438165478488</text:p>
          </table:table-cell>
          <table:table-cell office:value-type="float" office:value="0.609845591765117" calcext:value-type="float">
            <text:p>0.609845591765117</text:p>
          </table:table-cell>
          <table:table-cell office:value-type="float" office:value="0.596283149276155" calcext:value-type="float">
            <text:p>0.596283149276155</text:p>
          </table:table-cell>
          <table:table-cell office:value-type="float" office:value="0.986575601884794" calcext:value-type="float">
            <text:p>0.9865756018847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712366904302" calcext:value-type="float">
            <text:p>-112.712366904302</text:p>
          </table:table-cell>
          <table:table-cell office:value-type="float" office:value="-128.030881646977" calcext:value-type="float">
            <text:p>-128.030881646977</text:p>
          </table:table-cell>
          <table:table-cell office:value-type="float" office:value="-130.743370144769" calcext:value-type="float">
            <text:p>-130.743370144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42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1962163615612" calcext:value-type="float">
            <text:p>79.1962163615612</text:p>
          </table:table-cell>
          <table:table-cell office:value-type="float" office:value="981.968014950925" calcext:value-type="float">
            <text:p>981.9680149509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922" calcext:value-type="float">
            <text:p>1355922</text:p>
          </table:table-cell>
          <table:table-cell office:value-type="float" office:value="1633375" calcext:value-type="float">
            <text:p>1633375</text:p>
          </table:table-cell>
          <table:table-cell office:value-type="float" office:value="1643148" calcext:value-type="float">
            <text:p>1643148</text:p>
          </table:table-cell>
          <table:table-cell office:value-type="float" office:value="1122445" calcext:value-type="float">
            <text:p>1122445</text:p>
          </table:table-cell>
          <table:table-cell office:value-type="float" office:value="1018768" calcext:value-type="float">
            <text:p>1018768</text:p>
          </table:table-cell>
          <table:table-cell office:value-type="float" office:value="1061085" calcext:value-type="float">
            <text:p>1061085</text:p>
          </table:table-cell>
          <table:table-cell office:value-type="float" office:value="1651686" calcext:value-type="float">
            <text:p>1651686</text:p>
          </table:table-cell>
          <table:table-cell office:value-type="float" office:value="5" calcext:value-type="float">
            <text:p>5</text:p>
          </table:table-cell>
          <table:table-cell office:value-type="float" office:value="0.808192587875436" calcext:value-type="float">
            <text:p>0.808192587875436</text:p>
          </table:table-cell>
          <table:table-cell office:value-type="float" office:value="0.973567482658325" calcext:value-type="float">
            <text:p>0.973567482658325</text:p>
          </table:table-cell>
          <table:table-cell office:value-type="float" office:value="0.979392645286637" calcext:value-type="float">
            <text:p>0.979392645286637</text:p>
          </table:table-cell>
          <table:table-cell office:value-type="float" office:value="0.669029434803657" calcext:value-type="float">
            <text:p>0.669029434803657</text:p>
          </table:table-cell>
          <table:table-cell office:value-type="float" office:value="0.60723311987318" calcext:value-type="float">
            <text:p>0.60723311987318</text:p>
          </table:table-cell>
          <table:table-cell office:value-type="float" office:value="0.632456020409586" calcext:value-type="float">
            <text:p>0.632456020409586</text:p>
          </table:table-cell>
          <table:table-cell office:value-type="float" office:value="0.984481690464221" calcext:value-type="float">
            <text:p>0.984481690464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194113039269" calcext:value-type="float">
            <text:p>-116.194113039269</text:p>
          </table:table-cell>
          <table:table-cell office:value-type="float" office:value="-128.553376025364" calcext:value-type="float">
            <text:p>-128.553376025364</text:p>
          </table:table-cell>
          <table:table-cell office:value-type="float" office:value="-123.508795918083" calcext:value-type="float">
            <text:p>-123.5087959180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44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278371586152" calcext:value-type="float">
            <text:p>79.2278371586152</text:p>
          </table:table-cell>
          <table:table-cell office:value-type="float" office:value="982.042078774922" calcext:value-type="float">
            <text:p>982.04207877492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885" calcext:value-type="float">
            <text:p>1363885</text:p>
          </table:table-cell>
          <table:table-cell office:value-type="float" office:value="1635095" calcext:value-type="float">
            <text:p>1635095</text:p>
          </table:table-cell>
          <table:table-cell office:value-type="float" office:value="1640192" calcext:value-type="float">
            <text:p>1640192</text:p>
          </table:table-cell>
          <table:table-cell office:value-type="float" office:value="1064200" calcext:value-type="float">
            <text:p>1064200</text:p>
          </table:table-cell>
          <table:table-cell office:value-type="float" office:value="1015205" calcext:value-type="float">
            <text:p>1015205</text:p>
          </table:table-cell>
          <table:table-cell office:value-type="float" office:value="1135044" calcext:value-type="float">
            <text:p>1135044</text:p>
          </table:table-cell>
          <table:table-cell office:value-type="float" office:value="1651299" calcext:value-type="float">
            <text:p>1651299</text:p>
          </table:table-cell>
          <table:table-cell office:value-type="float" office:value="5" calcext:value-type="float">
            <text:p>5</text:p>
          </table:table-cell>
          <table:table-cell office:value-type="float" office:value="0.812938906304706" calcext:value-type="float">
            <text:p>0.812938906304706</text:p>
          </table:table-cell>
          <table:table-cell office:value-type="float" office:value="0.974592682670675" calcext:value-type="float">
            <text:p>0.974592682670675</text:p>
          </table:table-cell>
          <table:table-cell office:value-type="float" office:value="0.97763073177704" calcext:value-type="float">
            <text:p>0.97763073177704</text:p>
          </table:table-cell>
          <table:table-cell office:value-type="float" office:value="0.634312705315674" calcext:value-type="float">
            <text:p>0.634312705315674</text:p>
          </table:table-cell>
          <table:table-cell office:value-type="float" office:value="0.605109406126667" calcext:value-type="float">
            <text:p>0.605109406126667</text:p>
          </table:table-cell>
          <table:table-cell office:value-type="float" office:value="0.676539024894121" calcext:value-type="float">
            <text:p>0.676539024894121</text:p>
          </table:table-cell>
          <table:table-cell office:value-type="float" office:value="0.984251020461442" calcext:value-type="float">
            <text:p>0.984251020461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137458936865" calcext:value-type="float">
            <text:p>-123.137458936865</text:p>
          </table:table-cell>
          <table:table-cell office:value-type="float" office:value="-128.978118774667" calcext:value-type="float">
            <text:p>-128.978118774667</text:p>
          </table:table-cell>
          <table:table-cell office:value-type="float" office:value="-114.692195021176" calcext:value-type="float">
            <text:p>-114.6921950211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46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2229518560095" calcext:value-type="float">
            <text:p>79.2229518560095</text:p>
          </table:table-cell>
          <table:table-cell office:value-type="float" office:value="982.050591694482" calcext:value-type="float">
            <text:p>982.0505916944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860" calcext:value-type="float">
            <text:p>1347860</text:p>
          </table:table-cell>
          <table:table-cell office:value-type="float" office:value="1631550" calcext:value-type="float">
            <text:p>1631550</text:p>
          </table:table-cell>
          <table:table-cell office:value-type="float" office:value="1641463" calcext:value-type="float">
            <text:p>1641463</text:p>
          </table:table-cell>
          <table:table-cell office:value-type="float" office:value="1069614" calcext:value-type="float">
            <text:p>1069614</text:p>
          </table:table-cell>
          <table:table-cell office:value-type="float" office:value="1008218" calcext:value-type="float">
            <text:p>1008218</text:p>
          </table:table-cell>
          <table:table-cell office:value-type="float" office:value="1124319" calcext:value-type="float">
            <text:p>1124319</text:p>
          </table:table-cell>
          <table:table-cell office:value-type="float" office:value="1651898" calcext:value-type="float">
            <text:p>1651898</text:p>
          </table:table-cell>
          <table:table-cell office:value-type="float" office:value="5" calcext:value-type="float">
            <text:p>5</text:p>
          </table:table-cell>
          <table:table-cell office:value-type="float" office:value="0.803387260840805" calcext:value-type="float">
            <text:p>0.803387260840805</text:p>
          </table:table-cell>
          <table:table-cell office:value-type="float" office:value="0.9724796977615" calcext:value-type="float">
            <text:p>0.9724796977615</text:p>
          </table:table-cell>
          <table:table-cell office:value-type="float" office:value="0.978388306902445" calcext:value-type="float">
            <text:p>0.978388306902445</text:p>
          </table:table-cell>
          <table:table-cell office:value-type="float" office:value="0.637539701168502" calcext:value-type="float">
            <text:p>0.637539701168502</text:p>
          </table:table-cell>
          <table:table-cell office:value-type="float" office:value="0.600944829099754" calcext:value-type="float">
            <text:p>0.600944829099754</text:p>
          </table:table-cell>
          <table:table-cell office:value-type="float" office:value="0.670146425979903" calcext:value-type="float">
            <text:p>0.670146425979903</text:p>
          </table:table-cell>
          <table:table-cell office:value-type="float" office:value="0.984608052326209" calcext:value-type="float">
            <text:p>0.984608052326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920597663" calcext:value-type="float">
            <text:p>-122.4920597663</text:p>
          </table:table-cell>
          <table:table-cell office:value-type="float" office:value="-129.811034180049" calcext:value-type="float">
            <text:p>-129.811034180049</text:p>
          </table:table-cell>
          <table:table-cell office:value-type="float" office:value="-115.970714804019" calcext:value-type="float">
            <text:p>-115.9707148040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48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438781478918" calcext:value-type="float">
            <text:p>79.2438781478918</text:p>
          </table:table-cell>
          <table:table-cell office:value-type="float" office:value="981.959502718207" calcext:value-type="float">
            <text:p>981.95950271820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584" calcext:value-type="float">
            <text:p>1353584</text:p>
          </table:table-cell>
          <table:table-cell office:value-type="float" office:value="1634029" calcext:value-type="float">
            <text:p>1634029</text:p>
          </table:table-cell>
          <table:table-cell office:value-type="float" office:value="1639233" calcext:value-type="float">
            <text:p>1639233</text:p>
          </table:table-cell>
          <table:table-cell office:value-type="float" office:value="1063653" calcext:value-type="float">
            <text:p>1063653</text:p>
          </table:table-cell>
          <table:table-cell office:value-type="float" office:value="1027343" calcext:value-type="float">
            <text:p>1027343</text:p>
          </table:table-cell>
          <table:table-cell office:value-type="float" office:value="1130024" calcext:value-type="float">
            <text:p>1130024</text:p>
          </table:table-cell>
          <table:table-cell office:value-type="float" office:value="1653239" calcext:value-type="float">
            <text:p>1653239</text:p>
          </table:table-cell>
          <table:table-cell office:value-type="float" office:value="5" calcext:value-type="float">
            <text:p>5</text:p>
          </table:table-cell>
          <table:table-cell office:value-type="float" office:value="0.806799031114463" calcext:value-type="float">
            <text:p>0.806799031114463</text:p>
          </table:table-cell>
          <table:table-cell office:value-type="float" office:value="0.973957297081625" calcext:value-type="float">
            <text:p>0.973957297081625</text:p>
          </table:table-cell>
          <table:table-cell office:value-type="float" office:value="0.977059123165503" calcext:value-type="float">
            <text:p>0.977059123165503</text:p>
          </table:table-cell>
          <table:table-cell office:value-type="float" office:value="0.633986667869886" calcext:value-type="float">
            <text:p>0.633986667869886</text:p>
          </table:table-cell>
          <table:table-cell office:value-type="float" office:value="0.61234421877196" calcext:value-type="float">
            <text:p>0.61234421877196</text:p>
          </table:table-cell>
          <table:table-cell office:value-type="float" office:value="0.673546871369704" calcext:value-type="float">
            <text:p>0.673546871369704</text:p>
          </table:table-cell>
          <table:table-cell office:value-type="float" office:value="0.98540735070793" calcext:value-type="float">
            <text:p>0.98540735070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202666426023" calcext:value-type="float">
            <text:p>-123.202666426023</text:p>
          </table:table-cell>
          <table:table-cell office:value-type="float" office:value="-127.531156245608" calcext:value-type="float">
            <text:p>-127.531156245608</text:p>
          </table:table-cell>
          <table:table-cell office:value-type="float" office:value="-115.290625726059" calcext:value-type="float">
            <text:p>-115.2906257260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51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278371586152" calcext:value-type="float">
            <text:p>79.2278371586152</text:p>
          </table:table-cell>
          <table:table-cell office:value-type="float" office:value="981.987028048645" calcext:value-type="float">
            <text:p>981.98702804864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334" calcext:value-type="float">
            <text:p>1345334</text:p>
          </table:table-cell>
          <table:table-cell office:value-type="float" office:value="1633750" calcext:value-type="float">
            <text:p>1633750</text:p>
          </table:table-cell>
          <table:table-cell office:value-type="float" office:value="1638148" calcext:value-type="float">
            <text:p>1638148</text:p>
          </table:table-cell>
          <table:table-cell office:value-type="float" office:value="1054118" calcext:value-type="float">
            <text:p>1054118</text:p>
          </table:table-cell>
          <table:table-cell office:value-type="float" office:value="1090801" calcext:value-type="float">
            <text:p>1090801</text:p>
          </table:table-cell>
          <table:table-cell office:value-type="float" office:value="1066768" calcext:value-type="float">
            <text:p>1066768</text:p>
          </table:table-cell>
          <table:table-cell office:value-type="float" office:value="1653756" calcext:value-type="float">
            <text:p>1653756</text:p>
          </table:table-cell>
          <table:table-cell office:value-type="float" office:value="5" calcext:value-type="float">
            <text:p>5</text:p>
          </table:table-cell>
          <table:table-cell office:value-type="float" office:value="0.801881647334295" calcext:value-type="float">
            <text:p>0.801881647334295</text:p>
          </table:table-cell>
          <table:table-cell office:value-type="float" office:value="0.973791000102878" calcext:value-type="float">
            <text:p>0.973791000102878</text:p>
          </table:table-cell>
          <table:table-cell office:value-type="float" office:value="0.976412412692596" calcext:value-type="float">
            <text:p>0.976412412692596</text:p>
          </table:table-cell>
          <table:table-cell office:value-type="float" office:value="0.62830336431305" calcext:value-type="float">
            <text:p>0.62830336431305</text:p>
          </table:table-cell>
          <table:table-cell office:value-type="float" office:value="0.650168138762491" calcext:value-type="float">
            <text:p>0.650168138762491</text:p>
          </table:table-cell>
          <table:table-cell office:value-type="float" office:value="0.635843352775973" calcext:value-type="float">
            <text:p>0.635843352775973</text:p>
          </table:table-cell>
          <table:table-cell office:value-type="float" office:value="0.985715506758154" calcext:value-type="float">
            <text:p>0.985715506758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33932713739" calcext:value-type="float">
            <text:p>-124.33932713739</text:p>
          </table:table-cell>
          <table:table-cell office:value-type="float" office:value="-119.966372247502" calcext:value-type="float">
            <text:p>-119.966372247502</text:p>
          </table:table-cell>
          <table:table-cell office:value-type="float" office:value="-122.831329444805" calcext:value-type="float">
            <text:p>-122.831329444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53</text:p>
          </table:table-cell>
          <table:table-cell office:value-type="float" office:value="25.7920904532075" calcext:value-type="float">
            <text:p>25.7920904532075</text:p>
          </table:table-cell>
          <table:table-cell office:value-type="float" office:value="79.2224901450531" calcext:value-type="float">
            <text:p>79.2224901450531</text:p>
          </table:table-cell>
          <table:table-cell office:value-type="float" office:value="981.959502718207" calcext:value-type="float">
            <text:p>981.95950271820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316" calcext:value-type="float">
            <text:p>1357316</text:p>
          </table:table-cell>
          <table:table-cell office:value-type="float" office:value="1631390" calcext:value-type="float">
            <text:p>1631390</text:p>
          </table:table-cell>
          <table:table-cell office:value-type="float" office:value="1638868" calcext:value-type="float">
            <text:p>1638868</text:p>
          </table:table-cell>
          <table:table-cell office:value-type="float" office:value="1039624" calcext:value-type="float">
            <text:p>1039624</text:p>
          </table:table-cell>
          <table:table-cell office:value-type="float" office:value="1131995" calcext:value-type="float">
            <text:p>1131995</text:p>
          </table:table-cell>
          <table:table-cell office:value-type="float" office:value="1029832" calcext:value-type="float">
            <text:p>1029832</text:p>
          </table:table-cell>
          <table:table-cell office:value-type="float" office:value="1657492" calcext:value-type="float">
            <text:p>1657492</text:p>
          </table:table-cell>
          <table:table-cell office:value-type="float" office:value="5" calcext:value-type="float">
            <text:p>5</text:p>
          </table:table-cell>
          <table:table-cell office:value-type="float" office:value="0.809023476722655" calcext:value-type="float">
            <text:p>0.809023476722655</text:p>
          </table:table-cell>
          <table:table-cell office:value-type="float" office:value="0.97238433031849" calcext:value-type="float">
            <text:p>0.97238433031849</text:p>
          </table:table-cell>
          <table:table-cell office:value-type="float" office:value="0.976841566186138" calcext:value-type="float">
            <text:p>0.976841566186138</text:p>
          </table:table-cell>
          <table:table-cell office:value-type="float" office:value="0.619664266069444" calcext:value-type="float">
            <text:p>0.619664266069444</text:p>
          </table:table-cell>
          <table:table-cell office:value-type="float" office:value="0.674721679058275" calcext:value-type="float">
            <text:p>0.674721679058275</text:p>
          </table:table-cell>
          <table:table-cell office:value-type="float" office:value="0.613827778557274" calcext:value-type="float">
            <text:p>0.613827778557274</text:p>
          </table:table-cell>
          <table:table-cell office:value-type="float" office:value="0.987942336552421" calcext:value-type="float">
            <text:p>0.9879423365524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067146786111" calcext:value-type="float">
            <text:p>-126.067146786111</text:p>
          </table:table-cell>
          <table:table-cell office:value-type="float" office:value="-115.055664188345" calcext:value-type="float">
            <text:p>-115.055664188345</text:p>
          </table:table-cell>
          <table:table-cell office:value-type="float" office:value="-127.234444288545" calcext:value-type="float">
            <text:p>-127.234444288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55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2229518560095" calcext:value-type="float">
            <text:p>79.2229518560095</text:p>
          </table:table-cell>
          <table:table-cell office:value-type="float" office:value="981.968014950925" calcext:value-type="float">
            <text:p>981.9680149509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725" calcext:value-type="float">
            <text:p>1368725</text:p>
          </table:table-cell>
          <table:table-cell office:value-type="float" office:value="1630907" calcext:value-type="float">
            <text:p>1630907</text:p>
          </table:table-cell>
          <table:table-cell office:value-type="float" office:value="1642261" calcext:value-type="float">
            <text:p>1642261</text:p>
          </table:table-cell>
          <table:table-cell office:value-type="float" office:value="1138670" calcext:value-type="float">
            <text:p>1138670</text:p>
          </table:table-cell>
          <table:table-cell office:value-type="float" office:value="1032289" calcext:value-type="float">
            <text:p>1032289</text:p>
          </table:table-cell>
          <table:table-cell office:value-type="float" office:value="1005685" calcext:value-type="float">
            <text:p>1005685</text:p>
          </table:table-cell>
          <table:table-cell office:value-type="float" office:value="1655536" calcext:value-type="float">
            <text:p>1655536</text:p>
          </table:table-cell>
          <table:table-cell office:value-type="float" office:value="5" calcext:value-type="float">
            <text:p>5</text:p>
          </table:table-cell>
          <table:table-cell office:value-type="float" office:value="0.815823771455738" calcext:value-type="float">
            <text:p>0.815823771455738</text:p>
          </table:table-cell>
          <table:table-cell office:value-type="float" office:value="0.972096439849906" calcext:value-type="float">
            <text:p>0.972096439849906</text:p>
          </table:table-cell>
          <table:table-cell office:value-type="float" office:value="0.978863952024454" calcext:value-type="float">
            <text:p>0.978863952024454</text:p>
          </table:table-cell>
          <table:table-cell office:value-type="float" office:value="0.67870028957132" calcext:value-type="float">
            <text:p>0.67870028957132</text:p>
          </table:table-cell>
          <table:table-cell office:value-type="float" office:value="0.615292264853986" calcext:value-type="float">
            <text:p>0.615292264853986</text:p>
          </table:table-cell>
          <table:table-cell office:value-type="float" office:value="0.599435043267613" calcext:value-type="float">
            <text:p>0.599435043267613</text:p>
          </table:table-cell>
          <table:table-cell office:value-type="float" office:value="0.986776469561633" calcext:value-type="float">
            <text:p>0.986776469561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259942085736" calcext:value-type="float">
            <text:p>-114.259942085736</text:p>
          </table:table-cell>
          <table:table-cell office:value-type="float" office:value="-126.941547029203" calcext:value-type="float">
            <text:p>-126.941547029203</text:p>
          </table:table-cell>
          <table:table-cell office:value-type="float" office:value="-130.112991346477" calcext:value-type="float">
            <text:p>-130.112991346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57</text:p>
          </table:table-cell>
          <table:table-cell office:value-type="float" office:value="25.8021985577652" calcext:value-type="float">
            <text:p>25.8021985577652</text:p>
          </table:table-cell>
          <table:table-cell office:value-type="float" office:value="79.239454930109" calcext:value-type="float">
            <text:p>79.239454930109</text:p>
          </table:table-cell>
          <table:table-cell office:value-type="float" office:value="981.949001453397" calcext:value-type="float">
            <text:p>981.94900145339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2263" calcext:value-type="float">
            <text:p>1342263</text:p>
          </table:table-cell>
          <table:table-cell office:value-type="float" office:value="1633043" calcext:value-type="float">
            <text:p>1633043</text:p>
          </table:table-cell>
          <table:table-cell office:value-type="float" office:value="1643902" calcext:value-type="float">
            <text:p>1643902</text:p>
          </table:table-cell>
          <table:table-cell office:value-type="float" office:value="1153993" calcext:value-type="float">
            <text:p>1153993</text:p>
          </table:table-cell>
          <table:table-cell office:value-type="float" office:value="1019887" calcext:value-type="float">
            <text:p>1019887</text:p>
          </table:table-cell>
          <table:table-cell office:value-type="float" office:value="1030868" calcext:value-type="float">
            <text:p>1030868</text:p>
          </table:table-cell>
          <table:table-cell office:value-type="float" office:value="1650392" calcext:value-type="float">
            <text:p>1650392</text:p>
          </table:table-cell>
          <table:table-cell office:value-type="float" office:value="5" calcext:value-type="float">
            <text:p>5</text:p>
          </table:table-cell>
          <table:table-cell office:value-type="float" office:value="0.800051188475035" calcext:value-type="float">
            <text:p>0.800051188475035</text:p>
          </table:table-cell>
          <table:table-cell office:value-type="float" office:value="0.97336959521408" calcext:value-type="float">
            <text:p>0.97336959521408</text:p>
          </table:table-cell>
          <table:table-cell office:value-type="float" office:value="0.979842064361818" calcext:value-type="float">
            <text:p>0.979842064361818</text:p>
          </table:table-cell>
          <table:table-cell office:value-type="float" office:value="0.687833510379018" calcext:value-type="float">
            <text:p>0.687833510379018</text:p>
          </table:table-cell>
          <table:table-cell office:value-type="float" office:value="0.607900095927727" calcext:value-type="float">
            <text:p>0.607900095927727</text:p>
          </table:table-cell>
          <table:table-cell office:value-type="float" office:value="0.614445282750759" calcext:value-type="float">
            <text:p>0.614445282750759</text:p>
          </table:table-cell>
          <table:table-cell office:value-type="float" office:value="0.983710406268884" calcext:value-type="float">
            <text:p>0.983710406268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433297924196" calcext:value-type="float">
            <text:p>-112.433297924196</text:p>
          </table:table-cell>
          <table:table-cell office:value-type="float" office:value="-128.419980814455" calcext:value-type="float">
            <text:p>-128.419980814455</text:p>
          </table:table-cell>
          <table:table-cell office:value-type="float" office:value="-127.110943449848" calcext:value-type="float">
            <text:p>-127.1109434498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7:59</text:p>
          </table:table-cell>
          <table:table-cell office:value-type="float" office:value="25.8021985577652" calcext:value-type="float">
            <text:p>25.8021985577652</text:p>
          </table:table-cell>
          <table:table-cell office:value-type="float" office:value="79.2341078144397" calcext:value-type="float">
            <text:p>79.2341078144397</text:p>
          </table:table-cell>
          <table:table-cell office:value-type="float" office:value="982.00405300826" calcext:value-type="float">
            <text:p>982.004053008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63" calcext:value-type="float">
            <text:p>1367763</text:p>
          </table:table-cell>
          <table:table-cell office:value-type="float" office:value="1633070" calcext:value-type="float">
            <text:p>1633070</text:p>
          </table:table-cell>
          <table:table-cell office:value-type="float" office:value="1642385" calcext:value-type="float">
            <text:p>1642385</text:p>
          </table:table-cell>
          <table:table-cell office:value-type="float" office:value="1090499" calcext:value-type="float">
            <text:p>1090499</text:p>
          </table:table-cell>
          <table:table-cell office:value-type="float" office:value="1013870" calcext:value-type="float">
            <text:p>1013870</text:p>
          </table:table-cell>
          <table:table-cell office:value-type="float" office:value="1093855" calcext:value-type="float">
            <text:p>1093855</text:p>
          </table:table-cell>
          <table:table-cell office:value-type="float" office:value="1651238" calcext:value-type="float">
            <text:p>1651238</text:p>
          </table:table-cell>
          <table:table-cell office:value-type="float" office:value="5" calcext:value-type="float">
            <text:p>5</text:p>
          </table:table-cell>
          <table:table-cell office:value-type="float" office:value="0.815250374704644" calcext:value-type="float">
            <text:p>0.815250374704644</text:p>
          </table:table-cell>
          <table:table-cell office:value-type="float" office:value="0.973385688470088" calcext:value-type="float">
            <text:p>0.973385688470088</text:p>
          </table:table-cell>
          <table:table-cell office:value-type="float" office:value="0.978937861792786" calcext:value-type="float">
            <text:p>0.978937861792786</text:p>
          </table:table-cell>
          <table:table-cell office:value-type="float" office:value="0.64998813271381" calcext:value-type="float">
            <text:p>0.64998813271381</text:p>
          </table:table-cell>
          <table:table-cell office:value-type="float" office:value="0.604313684024058" calcext:value-type="float">
            <text:p>0.604313684024058</text:p>
          </table:table-cell>
          <table:table-cell office:value-type="float" office:value="0.651988464830931" calcext:value-type="float">
            <text:p>0.651988464830931</text:p>
          </table:table-cell>
          <table:table-cell office:value-type="float" office:value="0.984214661623795" calcext:value-type="float">
            <text:p>0.984214661623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002373457238" calcext:value-type="float">
            <text:p>-120.002373457238</text:p>
          </table:table-cell>
          <table:table-cell office:value-type="float" office:value="-129.137263195188" calcext:value-type="float">
            <text:p>-129.137263195188</text:p>
          </table:table-cell>
          <table:table-cell office:value-type="float" office:value="-119.602307033814" calcext:value-type="float">
            <text:p>-119.602307033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01</text:p>
          </table:table-cell>
          <table:table-cell office:value-type="float" office:value="25.8021985577652" calcext:value-type="float">
            <text:p>25.8021985577652</text:p>
          </table:table-cell>
          <table:table-cell office:value-type="float" office:value="79.2020249404822" calcext:value-type="float">
            <text:p>79.2020249404822</text:p>
          </table:table-cell>
          <table:table-cell office:value-type="float" office:value="982.031578818394" calcext:value-type="float">
            <text:p>982.0315788183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414" calcext:value-type="float">
            <text:p>1367414</text:p>
          </table:table-cell>
          <table:table-cell office:value-type="float" office:value="1637085" calcext:value-type="float">
            <text:p>1637085</text:p>
          </table:table-cell>
          <table:table-cell office:value-type="float" office:value="1639842" calcext:value-type="float">
            <text:p>1639842</text:p>
          </table:table-cell>
          <table:table-cell office:value-type="float" office:value="1064842" calcext:value-type="float">
            <text:p>1064842</text:p>
          </table:table-cell>
          <table:table-cell office:value-type="float" office:value="1032102" calcext:value-type="float">
            <text:p>1032102</text:p>
          </table:table-cell>
          <table:table-cell office:value-type="float" office:value="1124827" calcext:value-type="float">
            <text:p>1124827</text:p>
          </table:table-cell>
          <table:table-cell office:value-type="float" office:value="1652005" calcext:value-type="float">
            <text:p>1652005</text:p>
          </table:table-cell>
          <table:table-cell office:value-type="float" office:value="5" calcext:value-type="float">
            <text:p>5</text:p>
          </table:table-cell>
          <table:table-cell office:value-type="float" office:value="0.81504235446958" calcext:value-type="float">
            <text:p>0.81504235446958</text:p>
          </table:table-cell>
          <table:table-cell office:value-type="float" office:value="0.975778815243103" calcext:value-type="float">
            <text:p>0.975778815243103</text:p>
          </table:table-cell>
          <table:table-cell office:value-type="float" office:value="0.977422115495457" calcext:value-type="float">
            <text:p>0.977422115495457</text:p>
          </table:table-cell>
          <table:table-cell office:value-type="float" office:value="0.634695367180749" calcext:value-type="float">
            <text:p>0.634695367180749</text:p>
          </table:table-cell>
          <table:table-cell office:value-type="float" office:value="0.615180804154969" calcext:value-type="float">
            <text:p>0.615180804154969</text:p>
          </table:table-cell>
          <table:table-cell office:value-type="float" office:value="0.670449217611458" calcext:value-type="float">
            <text:p>0.670449217611458</text:p>
          </table:table-cell>
          <table:table-cell office:value-type="float" office:value="0.984671829303721" calcext:value-type="float">
            <text:p>0.9846718293037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6092656385" calcext:value-type="float">
            <text:p>-123.06092656385</text:p>
          </table:table-cell>
          <table:table-cell office:value-type="float" office:value="-126.963839169006" calcext:value-type="float">
            <text:p>-126.963839169006</text:p>
          </table:table-cell>
          <table:table-cell office:value-type="float" office:value="-115.910156477708" calcext:value-type="float">
            <text:p>-115.9101564777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04</text:p>
          </table:table-cell>
          <table:table-cell office:value-type="float" office:value="25.7971445053408" calcext:value-type="float">
            <text:p>25.7971445053408</text:p>
          </table:table-cell>
          <table:table-cell office:value-type="float" office:value="79.2015634775878" calcext:value-type="float">
            <text:p>79.2015634775878</text:p>
          </table:table-cell>
          <table:table-cell office:value-type="float" office:value="981.940489413341" calcext:value-type="float">
            <text:p>981.9404894133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901" calcext:value-type="float">
            <text:p>1346901</text:p>
          </table:table-cell>
          <table:table-cell office:value-type="float" office:value="1632913" calcext:value-type="float">
            <text:p>1632913</text:p>
          </table:table-cell>
          <table:table-cell office:value-type="float" office:value="1639703" calcext:value-type="float">
            <text:p>1639703</text:p>
          </table:table-cell>
          <table:table-cell office:value-type="float" office:value="1045724" calcext:value-type="float">
            <text:p>1045724</text:p>
          </table:table-cell>
          <table:table-cell office:value-type="float" office:value="1116669" calcext:value-type="float">
            <text:p>1116669</text:p>
          </table:table-cell>
          <table:table-cell office:value-type="float" office:value="1041749" calcext:value-type="float">
            <text:p>1041749</text:p>
          </table:table-cell>
          <table:table-cell office:value-type="float" office:value="1656495" calcext:value-type="float">
            <text:p>1656495</text:p>
          </table:table-cell>
          <table:table-cell office:value-type="float" office:value="5" calcext:value-type="float">
            <text:p>5</text:p>
          </table:table-cell>
          <table:table-cell office:value-type="float" office:value="0.802815652229268" calcext:value-type="float">
            <text:p>0.802815652229268</text:p>
          </table:table-cell>
          <table:table-cell office:value-type="float" office:value="0.973292109166635" calcext:value-type="float">
            <text:p>0.973292109166635</text:p>
          </table:table-cell>
          <table:table-cell office:value-type="float" office:value="0.977339265029343" calcext:value-type="float">
            <text:p>0.977339265029343</text:p>
          </table:table-cell>
          <table:table-cell office:value-type="float" office:value="0.623300149834174" calcext:value-type="float">
            <text:p>0.623300149834174</text:p>
          </table:table-cell>
          <table:table-cell office:value-type="float" office:value="0.665586670111021" calcext:value-type="float">
            <text:p>0.665586670111021</text:p>
          </table:table-cell>
          <table:table-cell office:value-type="float" office:value="0.620930864921911" calcext:value-type="float">
            <text:p>0.620930864921911</text:p>
          </table:table-cell>
          <table:table-cell office:value-type="float" office:value="0.98734807817317" calcext:value-type="float">
            <text:p>0.98734807817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39970033165" calcext:value-type="float">
            <text:p>-125.339970033165</text:p>
          </table:table-cell>
          <table:table-cell office:value-type="float" office:value="-116.882665977796" calcext:value-type="float">
            <text:p>-116.882665977796</text:p>
          </table:table-cell>
          <table:table-cell office:value-type="float" office:value="-125.813827015618" calcext:value-type="float">
            <text:p>-125.8138270156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06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9.1494745029893" calcext:value-type="float">
            <text:p>79.1494745029893</text:p>
          </table:table-cell>
          <table:table-cell office:value-type="float" office:value="981.993551866777" calcext:value-type="float">
            <text:p>981.99355186677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960" calcext:value-type="float">
            <text:p>1364960</text:p>
          </table:table-cell>
          <table:table-cell office:value-type="float" office:value="1631116" calcext:value-type="float">
            <text:p>1631116</text:p>
          </table:table-cell>
          <table:table-cell office:value-type="float" office:value="1639845" calcext:value-type="float">
            <text:p>1639845</text:p>
          </table:table-cell>
          <table:table-cell office:value-type="float" office:value="1066530" calcext:value-type="float">
            <text:p>1066530</text:p>
          </table:table-cell>
          <table:table-cell office:value-type="float" office:value="1105116" calcext:value-type="float">
            <text:p>1105116</text:p>
          </table:table-cell>
          <table:table-cell office:value-type="float" office:value="1023916" calcext:value-type="float">
            <text:p>1023916</text:p>
          </table:table-cell>
          <table:table-cell office:value-type="float" office:value="1656165" calcext:value-type="float">
            <text:p>1656165</text:p>
          </table:table-cell>
          <table:table-cell office:value-type="float" office:value="5" calcext:value-type="float">
            <text:p>5</text:p>
          </table:table-cell>
          <table:table-cell office:value-type="float" office:value="0.813579656312425" calcext:value-type="float">
            <text:p>0.813579656312425</text:p>
          </table:table-cell>
          <table:table-cell office:value-type="float" office:value="0.972221013572337" calcext:value-type="float">
            <text:p>0.972221013572337</text:p>
          </table:table-cell>
          <table:table-cell office:value-type="float" office:value="0.977423903635014" calcext:value-type="float">
            <text:p>0.977423903635014</text:p>
          </table:table-cell>
          <table:table-cell office:value-type="float" office:value="0.635701493704497" calcext:value-type="float">
            <text:p>0.635701493704497</text:p>
          </table:table-cell>
          <table:table-cell office:value-type="float" office:value="0.65870054467923" calcext:value-type="float">
            <text:p>0.65870054467923</text:p>
          </table:table-cell>
          <table:table-cell office:value-type="float" office:value="0.610301567352005" calcext:value-type="float">
            <text:p>0.610301567352005</text:p>
          </table:table-cell>
          <table:table-cell office:value-type="float" office:value="0.987151382821963" calcext:value-type="float">
            <text:p>0.987151382821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59701259101" calcext:value-type="float">
            <text:p>-122.859701259101</text:p>
          </table:table-cell>
          <table:table-cell office:value-type="float" office:value="-118.259891064154" calcext:value-type="float">
            <text:p>-118.259891064154</text:p>
          </table:table-cell>
          <table:table-cell office:value-type="float" office:value="-127.939686529599" calcext:value-type="float">
            <text:p>-127.939686529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08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9.1227375143664" calcext:value-type="float">
            <text:p>79.1227375143664</text:p>
          </table:table-cell>
          <table:table-cell office:value-type="float" office:value="981.938499439724" calcext:value-type="float">
            <text:p>981.9384994397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430" calcext:value-type="float">
            <text:p>1357430</text:p>
          </table:table-cell>
          <table:table-cell office:value-type="float" office:value="1633554" calcext:value-type="float">
            <text:p>1633554</text:p>
          </table:table-cell>
          <table:table-cell office:value-type="float" office:value="1642691" calcext:value-type="float">
            <text:p>1642691</text:p>
          </table:table-cell>
          <table:table-cell office:value-type="float" office:value="1056991" calcext:value-type="float">
            <text:p>1056991</text:p>
          </table:table-cell>
          <table:table-cell office:value-type="float" office:value="1075532" calcext:value-type="float">
            <text:p>1075532</text:p>
          </table:table-cell>
          <table:table-cell office:value-type="float" office:value="1074167" calcext:value-type="float">
            <text:p>1074167</text:p>
          </table:table-cell>
          <table:table-cell office:value-type="float" office:value="1655515" calcext:value-type="float">
            <text:p>1655515</text:p>
          </table:table-cell>
          <table:table-cell office:value-type="float" office:value="5" calcext:value-type="float">
            <text:p>5</text:p>
          </table:table-cell>
          <table:table-cell office:value-type="float" office:value="0.809091426025799" calcext:value-type="float">
            <text:p>0.809091426025799</text:p>
          </table:table-cell>
          <table:table-cell office:value-type="float" office:value="0.973674174985191" calcext:value-type="float">
            <text:p>0.973674174985191</text:p>
          </table:table-cell>
          <table:table-cell office:value-type="float" office:value="0.979120252027542" calcext:value-type="float">
            <text:p>0.979120252027542</text:p>
          </table:table-cell>
          <table:table-cell office:value-type="float" office:value="0.630015805961586" calcext:value-type="float">
            <text:p>0.630015805961586</text:p>
          </table:table-cell>
          <table:table-cell office:value-type="float" office:value="0.641067104466808" calcext:value-type="float">
            <text:p>0.641067104466808</text:p>
          </table:table-cell>
          <table:table-cell office:value-type="float" office:value="0.640253500968635" calcext:value-type="float">
            <text:p>0.640253500968635</text:p>
          </table:table-cell>
          <table:table-cell office:value-type="float" office:value="0.986763952584738" calcext:value-type="float">
            <text:p>0.986763952584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996838807683" calcext:value-type="float">
            <text:p>-123.996838807683</text:p>
          </table:table-cell>
          <table:table-cell office:value-type="float" office:value="-121.786579106638" calcext:value-type="float">
            <text:p>-121.786579106638</text:p>
          </table:table-cell>
          <table:table-cell office:value-type="float" office:value="-121.949299806273" calcext:value-type="float">
            <text:p>-121.949299806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10</text:p>
          </table:table-cell>
          <table:table-cell office:value-type="float" office:value="25.8173607167846" calcext:value-type="float">
            <text:p>25.8173607167846</text:p>
          </table:table-cell>
          <table:table-cell office:value-type="float" office:value="79.144587900718" calcext:value-type="float">
            <text:p>79.144587900718</text:p>
          </table:table-cell>
          <table:table-cell office:value-type="float" office:value="981.891958561926" calcext:value-type="float">
            <text:p>981.8919585619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844" calcext:value-type="float">
            <text:p>1365844</text:p>
          </table:table-cell>
          <table:table-cell office:value-type="float" office:value="1631696" calcext:value-type="float">
            <text:p>1631696</text:p>
          </table:table-cell>
          <table:table-cell office:value-type="float" office:value="1640362" calcext:value-type="float">
            <text:p>1640362</text:p>
          </table:table-cell>
          <table:table-cell office:value-type="float" office:value="1054939" calcext:value-type="float">
            <text:p>1054939</text:p>
          </table:table-cell>
          <table:table-cell office:value-type="float" office:value="1125365" calcext:value-type="float">
            <text:p>1125365</text:p>
          </table:table-cell>
          <table:table-cell office:value-type="float" office:value="1027636" calcext:value-type="float">
            <text:p>1027636</text:p>
          </table:table-cell>
          <table:table-cell office:value-type="float" office:value="1657529" calcext:value-type="float">
            <text:p>1657529</text:p>
          </table:table-cell>
          <table:table-cell office:value-type="float" office:value="5" calcext:value-type="float">
            <text:p>5</text:p>
          </table:table-cell>
          <table:table-cell office:value-type="float" office:value="0.814106561435051" calcext:value-type="float">
            <text:p>0.814106561435051</text:p>
          </table:table-cell>
          <table:table-cell office:value-type="float" office:value="0.972566720553246" calcext:value-type="float">
            <text:p>0.972566720553246</text:p>
          </table:table-cell>
          <table:table-cell office:value-type="float" office:value="0.977732059685237" calcext:value-type="float">
            <text:p>0.977732059685237</text:p>
          </table:table-cell>
          <table:table-cell office:value-type="float" office:value="0.628792718504991" calcext:value-type="float">
            <text:p>0.628792718504991</text:p>
          </table:table-cell>
          <table:table-cell office:value-type="float" office:value="0.670769890638577" calcext:value-type="float">
            <text:p>0.670769890638577</text:p>
          </table:table-cell>
          <table:table-cell office:value-type="float" office:value="0.612518860401971" calcext:value-type="float">
            <text:p>0.612518860401971</text:p>
          </table:table-cell>
          <table:table-cell office:value-type="float" office:value="0.987964390273618" calcext:value-type="float">
            <text:p>0.987964390273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41456299002" calcext:value-type="float">
            <text:p>-124.241456299002</text:p>
          </table:table-cell>
          <table:table-cell office:value-type="float" office:value="-115.846021872285" calcext:value-type="float">
            <text:p>-115.846021872285</text:p>
          </table:table-cell>
          <table:table-cell office:value-type="float" office:value="-127.496227919606" calcext:value-type="float">
            <text:p>-127.4962279196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12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9.0906528452413" calcext:value-type="float">
            <text:p>79.0906528452413</text:p>
          </table:table-cell>
          <table:table-cell office:value-type="float" office:value="981.938499439724" calcext:value-type="float">
            <text:p>981.9384994397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50" calcext:value-type="float">
            <text:p>1365350</text:p>
          </table:table-cell>
          <table:table-cell office:value-type="float" office:value="1629968" calcext:value-type="float">
            <text:p>1629968</text:p>
          </table:table-cell>
          <table:table-cell office:value-type="float" office:value="1642103" calcext:value-type="float">
            <text:p>1642103</text:p>
          </table:table-cell>
          <table:table-cell office:value-type="float" office:value="1110382" calcext:value-type="float">
            <text:p>1110382</text:p>
          </table:table-cell>
          <table:table-cell office:value-type="float" office:value="1065124" calcext:value-type="float">
            <text:p>1065124</text:p>
          </table:table-cell>
          <table:table-cell office:value-type="float" office:value="1016456" calcext:value-type="float">
            <text:p>1016456</text:p>
          </table:table-cell>
          <table:table-cell office:value-type="float" office:value="1656749" calcext:value-type="float">
            <text:p>1656749</text:p>
          </table:table-cell>
          <table:table-cell office:value-type="float" office:value="5" calcext:value-type="float">
            <text:p>5</text:p>
          </table:table-cell>
          <table:table-cell office:value-type="float" office:value="0.81381211445476" calcext:value-type="float">
            <text:p>0.81381211445476</text:p>
          </table:table-cell>
          <table:table-cell office:value-type="float" office:value="0.971536752168745" calcext:value-type="float">
            <text:p>0.971536752168745</text:p>
          </table:table-cell>
          <table:table-cell office:value-type="float" office:value="0.978769776674482" calcext:value-type="float">
            <text:p>0.978769776674482</text:p>
          </table:table-cell>
          <table:table-cell office:value-type="float" office:value="0.661839325647274" calcext:value-type="float">
            <text:p>0.661839325647274</text:p>
          </table:table-cell>
          <table:table-cell office:value-type="float" office:value="0.634863452299053" calcext:value-type="float">
            <text:p>0.634863452299053</text:p>
          </table:table-cell>
          <table:table-cell office:value-type="float" office:value="0.605855060321696" calcext:value-type="float">
            <text:p>0.605855060321696</text:p>
          </table:table-cell>
          <table:table-cell office:value-type="float" office:value="0.987499473988947" calcext:value-type="float">
            <text:p>0.987499473988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632134870545" calcext:value-type="float">
            <text:p>-117.632134870545</text:p>
          </table:table-cell>
          <table:table-cell office:value-type="float" office:value="-123.027309540189" calcext:value-type="float">
            <text:p>-123.027309540189</text:p>
          </table:table-cell>
          <table:table-cell office:value-type="float" office:value="-128.828987935661" calcext:value-type="float">
            <text:p>-128.828987935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15</text:p>
          </table:table-cell>
          <table:table-cell office:value-type="float" office:value="25.8224147703731" calcext:value-type="float">
            <text:p>25.8224147703731</text:p>
          </table:table-cell>
          <table:table-cell office:value-type="float" office:value="79.0969207853067" calcext:value-type="float">
            <text:p>79.0969207853067</text:p>
          </table:table-cell>
          <table:table-cell office:value-type="float" office:value="982.01057665874" calcext:value-type="float">
            <text:p>982.0105766587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819" calcext:value-type="float">
            <text:p>1354819</text:p>
          </table:table-cell>
          <table:table-cell office:value-type="float" office:value="1629953" calcext:value-type="float">
            <text:p>1629953</text:p>
          </table:table-cell>
          <table:table-cell office:value-type="float" office:value="1643380" calcext:value-type="float">
            <text:p>1643380</text:p>
          </table:table-cell>
          <table:table-cell office:value-type="float" office:value="1148307" calcext:value-type="float">
            <text:p>1148307</text:p>
          </table:table-cell>
          <table:table-cell office:value-type="float" office:value="1026456" calcext:value-type="float">
            <text:p>1026456</text:p>
          </table:table-cell>
          <table:table-cell office:value-type="float" office:value="1002661" calcext:value-type="float">
            <text:p>1002661</text:p>
          </table:table-cell>
          <table:table-cell office:value-type="float" office:value="1653753" calcext:value-type="float">
            <text:p>1653753</text:p>
          </table:table-cell>
          <table:table-cell office:value-type="float" office:value="5" calcext:value-type="float">
            <text:p>5</text:p>
          </table:table-cell>
          <table:table-cell office:value-type="float" office:value="0.807535148565191" calcext:value-type="float">
            <text:p>0.807535148565191</text:p>
          </table:table-cell>
          <table:table-cell office:value-type="float" office:value="0.971527811470963" calcext:value-type="float">
            <text:p>0.971527811470963</text:p>
          </table:table-cell>
          <table:table-cell office:value-type="float" office:value="0.979530928079" calcext:value-type="float">
            <text:p>0.979530928079</text:p>
          </table:table-cell>
          <table:table-cell office:value-type="float" office:value="0.684444389873074" calcext:value-type="float">
            <text:p>0.684444389873074</text:p>
          </table:table-cell>
          <table:table-cell office:value-type="float" office:value="0.611815525509778" calcext:value-type="float">
            <text:p>0.611815525509778</text:p>
          </table:table-cell>
          <table:table-cell office:value-type="float" office:value="0.597632598594737" calcext:value-type="float">
            <text:p>0.597632598594737</text:p>
          </table:table-cell>
          <table:table-cell office:value-type="float" office:value="0.985713718618598" calcext:value-type="float">
            <text:p>0.985713718618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11122025385" calcext:value-type="float">
            <text:p>-113.111122025385</text:p>
          </table:table-cell>
          <table:table-cell office:value-type="float" office:value="-127.636894898044" calcext:value-type="float">
            <text:p>-127.636894898044</text:p>
          </table:table-cell>
          <table:table-cell office:value-type="float" office:value="-130.473480281053" calcext:value-type="float">
            <text:p>-130.4734802810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17</text:p>
          </table:table-cell>
          <table:table-cell office:value-type="float" office:value="25.8173607167846" calcext:value-type="float">
            <text:p>25.8173607167846</text:p>
          </table:table-cell>
          <table:table-cell office:value-type="float" office:value="79.0697228379863" calcext:value-type="float">
            <text:p>79.0697228379863</text:p>
          </table:table-cell>
          <table:table-cell office:value-type="float" office:value="981.974537791243" calcext:value-type="float">
            <text:p>981.97453779124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67" calcext:value-type="float">
            <text:p>1361167</text:p>
          </table:table-cell>
          <table:table-cell office:value-type="float" office:value="1632571" calcext:value-type="float">
            <text:p>1632571</text:p>
          </table:table-cell>
          <table:table-cell office:value-type="float" office:value="1643727" calcext:value-type="float">
            <text:p>1643727</text:p>
          </table:table-cell>
          <table:table-cell office:value-type="float" office:value="1110682" calcext:value-type="float">
            <text:p>1110682</text:p>
          </table:table-cell>
          <table:table-cell office:value-type="float" office:value="1017129" calcext:value-type="float">
            <text:p>1017129</text:p>
          </table:table-cell>
          <table:table-cell office:value-type="float" office:value="1073290" calcext:value-type="float">
            <text:p>1073290</text:p>
          </table:table-cell>
          <table:table-cell office:value-type="float" office:value="1651367" calcext:value-type="float">
            <text:p>1651367</text:p>
          </table:table-cell>
          <table:table-cell office:value-type="float" office:value="5" calcext:value-type="float">
            <text:p>5</text:p>
          </table:table-cell>
          <table:table-cell office:value-type="float" office:value="0.811318851866585" calcext:value-type="float">
            <text:p>0.811318851866585</text:p>
          </table:table-cell>
          <table:table-cell office:value-type="float" office:value="0.973088261257203" calcext:value-type="float">
            <text:p>0.973088261257203</text:p>
          </table:table-cell>
          <table:table-cell office:value-type="float" office:value="0.979737756221027" calcext:value-type="float">
            <text:p>0.979737756221027</text:p>
          </table:table-cell>
          <table:table-cell office:value-type="float" office:value="0.662018139602916" calcext:value-type="float">
            <text:p>0.662018139602916</text:p>
          </table:table-cell>
          <table:table-cell office:value-type="float" office:value="0.606256199628854" calcext:value-type="float">
            <text:p>0.606256199628854</text:p>
          </table:table-cell>
          <table:table-cell office:value-type="float" office:value="0.63973076817164" calcext:value-type="float">
            <text:p>0.63973076817164</text:p>
          </table:table-cell>
          <table:table-cell office:value-type="float" office:value="0.984291551624722" calcext:value-type="float">
            <text:p>0.984291551624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596372079417" calcext:value-type="float">
            <text:p>-117.596372079417</text:p>
          </table:table-cell>
          <table:table-cell office:value-type="float" office:value="-128.748760074229" calcext:value-type="float">
            <text:p>-128.748760074229</text:p>
          </table:table-cell>
          <table:table-cell office:value-type="float" office:value="-122.053846365672" calcext:value-type="float">
            <text:p>-122.0538463656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19</text:p>
          </table:table-cell>
          <table:table-cell office:value-type="float" office:value="25.8274688242527" calcext:value-type="float">
            <text:p>25.8274688242527</text:p>
          </table:table-cell>
          <table:table-cell office:value-type="float" office:value="79.0545996066306" calcext:value-type="float">
            <text:p>79.0545996066306</text:p>
          </table:table-cell>
          <table:table-cell office:value-type="float" office:value="981.964035308382" calcext:value-type="float">
            <text:p>981.96403530838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53" calcext:value-type="float">
            <text:p>1373553</text:p>
          </table:table-cell>
          <table:table-cell office:value-type="float" office:value="1632569" calcext:value-type="float">
            <text:p>1632569</text:p>
          </table:table-cell>
          <table:table-cell office:value-type="float" office:value="1642953" calcext:value-type="float">
            <text:p>1642953</text:p>
          </table:table-cell>
          <table:table-cell office:value-type="float" office:value="1130138" calcext:value-type="float">
            <text:p>1130138</text:p>
          </table:table-cell>
          <table:table-cell office:value-type="float" office:value="1020557" calcext:value-type="float">
            <text:p>1020557</text:p>
          </table:table-cell>
          <table:table-cell office:value-type="float" office:value="1011118" calcext:value-type="float">
            <text:p>1011118</text:p>
          </table:table-cell>
          <table:table-cell office:value-type="float" office:value="1652315" calcext:value-type="float">
            <text:p>1652315</text:p>
          </table:table-cell>
          <table:table-cell office:value-type="float" office:value="5" calcext:value-type="float">
            <text:p>5</text:p>
          </table:table-cell>
          <table:table-cell office:value-type="float" office:value="0.818701484048543" calcext:value-type="float">
            <text:p>0.818701484048543</text:p>
          </table:table-cell>
          <table:table-cell office:value-type="float" office:value="0.973087069164165" calcext:value-type="float">
            <text:p>0.973087069164165</text:p>
          </table:table-cell>
          <table:table-cell office:value-type="float" office:value="0.979276416215469" calcext:value-type="float">
            <text:p>0.979276416215469</text:p>
          </table:table-cell>
          <table:table-cell office:value-type="float" office:value="0.673614820672848" calcext:value-type="float">
            <text:p>0.673614820672848</text:p>
          </table:table-cell>
          <table:table-cell office:value-type="float" office:value="0.608299447095328" calcext:value-type="float">
            <text:p>0.608299447095328</text:p>
          </table:table-cell>
          <table:table-cell office:value-type="float" office:value="0.602673364004298" calcext:value-type="float">
            <text:p>0.602673364004298</text:p>
          </table:table-cell>
          <table:table-cell office:value-type="float" office:value="0.984856603724552" calcext:value-type="float">
            <text:p>0.984856603724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27703586543" calcext:value-type="float">
            <text:p>-115.27703586543</text:p>
          </table:table-cell>
          <table:table-cell office:value-type="float" office:value="-128.340110580934" calcext:value-type="float">
            <text:p>-128.340110580934</text:p>
          </table:table-cell>
          <table:table-cell office:value-type="float" office:value="-129.46532719914" calcext:value-type="float">
            <text:p>-129.465327199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21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9997446074763" calcext:value-type="float">
            <text:p>78.9997446074763</text:p>
          </table:table-cell>
          <table:table-cell office:value-type="float" office:value="981.938499439724" calcext:value-type="float">
            <text:p>981.9384994397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691" calcext:value-type="float">
            <text:p>1371691</text:p>
          </table:table-cell>
          <table:table-cell office:value-type="float" office:value="1634647" calcext:value-type="float">
            <text:p>1634647</text:p>
          </table:table-cell>
          <table:table-cell office:value-type="float" office:value="1644196" calcext:value-type="float">
            <text:p>1644196</text:p>
          </table:table-cell>
          <table:table-cell office:value-type="float" office:value="1109832" calcext:value-type="float">
            <text:p>1109832</text:p>
          </table:table-cell>
          <table:table-cell office:value-type="float" office:value="1016151" calcext:value-type="float">
            <text:p>1016151</text:p>
          </table:table-cell>
          <table:table-cell office:value-type="float" office:value="1081588" calcext:value-type="float">
            <text:p>1081588</text:p>
          </table:table-cell>
          <table:table-cell office:value-type="float" office:value="1651414" calcext:value-type="float">
            <text:p>1651414</text:p>
          </table:table-cell>
          <table:table-cell office:value-type="float" office:value="5" calcext:value-type="float">
            <text:p>5</text:p>
          </table:table-cell>
          <table:table-cell office:value-type="float" office:value="0.817591645430523" calcext:value-type="float">
            <text:p>0.817591645430523</text:p>
          </table:table-cell>
          <table:table-cell office:value-type="float" office:value="0.974325653830249" calcext:value-type="float">
            <text:p>0.974325653830249</text:p>
          </table:table-cell>
          <table:table-cell office:value-type="float" office:value="0.980017302038348" calcext:value-type="float">
            <text:p>0.980017302038348</text:p>
          </table:table-cell>
          <table:table-cell office:value-type="float" office:value="0.661511500061929" calcext:value-type="float">
            <text:p>0.661511500061929</text:p>
          </table:table-cell>
          <table:table-cell office:value-type="float" office:value="0.605673266133459" calcext:value-type="float">
            <text:p>0.605673266133459</text:p>
          </table:table-cell>
          <table:table-cell office:value-type="float" office:value="0.644676762184711" calcext:value-type="float">
            <text:p>0.644676762184711</text:p>
          </table:table-cell>
          <table:table-cell office:value-type="float" office:value="0.984319565811106" calcext:value-type="float">
            <text:p>0.984319565811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697699987614" calcext:value-type="float">
            <text:p>-117.697699987614</text:p>
          </table:table-cell>
          <table:table-cell office:value-type="float" office:value="-128.865346773308" calcext:value-type="float">
            <text:p>-128.865346773308</text:p>
          </table:table-cell>
          <table:table-cell office:value-type="float" office:value="-121.064647563058" calcext:value-type="float">
            <text:p>-121.0646475630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23</text:p>
          </table:table-cell>
          <table:table-cell office:value-type="float" office:value="25.8274688242527" calcext:value-type="float">
            <text:p>25.8274688242527</text:p>
          </table:table-cell>
          <table:table-cell office:value-type="float" office:value="78.9797308347873" calcext:value-type="float">
            <text:p>78.9797308347873</text:p>
          </table:table-cell>
          <table:table-cell office:value-type="float" office:value="981.991562197856" calcext:value-type="float">
            <text:p>981.99156219785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624" calcext:value-type="float">
            <text:p>1370624</text:p>
          </table:table-cell>
          <table:table-cell office:value-type="float" office:value="1634210" calcext:value-type="float">
            <text:p>1634210</text:p>
          </table:table-cell>
          <table:table-cell office:value-type="float" office:value="1641547" calcext:value-type="float">
            <text:p>1641547</text:p>
          </table:table-cell>
          <table:table-cell office:value-type="float" office:value="1070231" calcext:value-type="float">
            <text:p>1070231</text:p>
          </table:table-cell>
          <table:table-cell office:value-type="float" office:value="1007196" calcext:value-type="float">
            <text:p>1007196</text:p>
          </table:table-cell>
          <table:table-cell office:value-type="float" office:value="1123594" calcext:value-type="float">
            <text:p>1123594</text:p>
          </table:table-cell>
          <table:table-cell office:value-type="float" office:value="1651446" calcext:value-type="float">
            <text:p>1651446</text:p>
          </table:table-cell>
          <table:table-cell office:value-type="float" office:value="5" calcext:value-type="float">
            <text:p>5</text:p>
          </table:table-cell>
          <table:table-cell office:value-type="float" office:value="0.816955663794954" calcext:value-type="float">
            <text:p>0.816955663794954</text:p>
          </table:table-cell>
          <table:table-cell office:value-type="float" office:value="0.974065181501529" calcext:value-type="float">
            <text:p>0.974065181501529</text:p>
          </table:table-cell>
          <table:table-cell office:value-type="float" office:value="0.978438374810025" calcext:value-type="float">
            <text:p>0.978438374810025</text:p>
          </table:table-cell>
          <table:table-cell office:value-type="float" office:value="0.637907461870606" calcext:value-type="float">
            <text:p>0.637907461870606</text:p>
          </table:table-cell>
          <table:table-cell office:value-type="float" office:value="0.600335669557532" calcext:value-type="float">
            <text:p>0.600335669557532</text:p>
          </table:table-cell>
          <table:table-cell office:value-type="float" office:value="0.669714292253768" calcext:value-type="float">
            <text:p>0.669714292253768</text:p>
          </table:table-cell>
          <table:table-cell office:value-type="float" office:value="0.984338639299707" calcext:value-type="float">
            <text:p>0.984338639299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18507625879" calcext:value-type="float">
            <text:p>-122.418507625879</text:p>
          </table:table-cell>
          <table:table-cell office:value-type="float" office:value="-129.932866088494" calcext:value-type="float">
            <text:p>-129.932866088494</text:p>
          </table:table-cell>
          <table:table-cell office:value-type="float" office:value="-116.057141549247" calcext:value-type="float">
            <text:p>-116.0571415492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26</text:p>
          </table:table-cell>
          <table:table-cell office:value-type="float" office:value="25.8274688242527" calcext:value-type="float">
            <text:p>25.8274688242527</text:p>
          </table:table-cell>
          <table:table-cell office:value-type="float" office:value="78.9797308347873" calcext:value-type="float">
            <text:p>78.9797308347873</text:p>
          </table:table-cell>
          <table:table-cell office:value-type="float" office:value="981.991562197856" calcext:value-type="float">
            <text:p>981.99156219785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898" calcext:value-type="float">
            <text:p>1348898</text:p>
          </table:table-cell>
          <table:table-cell office:value-type="float" office:value="1633129" calcext:value-type="float">
            <text:p>1633129</text:p>
          </table:table-cell>
          <table:table-cell office:value-type="float" office:value="1637676" calcext:value-type="float">
            <text:p>1637676</text:p>
          </table:table-cell>
          <table:table-cell office:value-type="float" office:value="1043930" calcext:value-type="float">
            <text:p>1043930</text:p>
          </table:table-cell>
          <table:table-cell office:value-type="float" office:value="1124401" calcext:value-type="float">
            <text:p>1124401</text:p>
          </table:table-cell>
          <table:table-cell office:value-type="float" office:value="1036430" calcext:value-type="float">
            <text:p>1036430</text:p>
          </table:table-cell>
          <table:table-cell office:value-type="float" office:value="1656992" calcext:value-type="float">
            <text:p>1656992</text:p>
          </table:table-cell>
          <table:table-cell office:value-type="float" office:value="5" calcext:value-type="float">
            <text:p>5</text:p>
          </table:table-cell>
          <table:table-cell office:value-type="float" office:value="0.804005957127328" calcext:value-type="float">
            <text:p>0.804005957127328</text:p>
          </table:table-cell>
          <table:table-cell office:value-type="float" office:value="0.973420855214698" calcext:value-type="float">
            <text:p>0.973420855214698</text:p>
          </table:table-cell>
          <table:table-cell office:value-type="float" office:value="0.976131078735719" calcext:value-type="float">
            <text:p>0.976131078735719</text:p>
          </table:table-cell>
          <table:table-cell office:value-type="float" office:value="0.622230842379432" calcext:value-type="float">
            <text:p>0.622230842379432</text:p>
          </table:table-cell>
          <table:table-cell office:value-type="float" office:value="0.670195301794446" calcext:value-type="float">
            <text:p>0.670195301794446</text:p>
          </table:table-cell>
          <table:table-cell office:value-type="float" office:value="0.617760493488371" calcext:value-type="float">
            <text:p>0.617760493488371</text:p>
          </table:table-cell>
          <table:table-cell office:value-type="float" office:value="0.987644313293018" calcext:value-type="float">
            <text:p>0.987644313293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553831524114" calcext:value-type="float">
            <text:p>-125.553831524114</text:p>
          </table:table-cell>
          <table:table-cell office:value-type="float" office:value="-115.960939641111" calcext:value-type="float">
            <text:p>-115.960939641111</text:p>
          </table:table-cell>
          <table:table-cell office:value-type="float" office:value="-126.447901302326" calcext:value-type="float">
            <text:p>-126.447901302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28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078474438157" calcext:value-type="float">
            <text:p>79.0078474438157</text:p>
          </table:table-cell>
          <table:table-cell office:value-type="float" office:value="982.017099079807" calcext:value-type="float">
            <text:p>982.01709907980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540" calcext:value-type="float">
            <text:p>1369540</text:p>
          </table:table-cell>
          <table:table-cell office:value-type="float" office:value="1631133" calcext:value-type="float">
            <text:p>1631133</text:p>
          </table:table-cell>
          <table:table-cell office:value-type="float" office:value="1641101" calcext:value-type="float">
            <text:p>1641101</text:p>
          </table:table-cell>
          <table:table-cell office:value-type="float" office:value="1069294" calcext:value-type="float">
            <text:p>1069294</text:p>
          </table:table-cell>
          <table:table-cell office:value-type="float" office:value="1110517" calcext:value-type="float">
            <text:p>1110517</text:p>
          </table:table-cell>
          <table:table-cell office:value-type="float" office:value="1027227" calcext:value-type="float">
            <text:p>1027227</text:p>
          </table:table-cell>
          <table:table-cell office:value-type="float" office:value="1657608" calcext:value-type="float">
            <text:p>1657608</text:p>
          </table:table-cell>
          <table:table-cell office:value-type="float" office:value="5" calcext:value-type="float">
            <text:p>5</text:p>
          </table:table-cell>
          <table:table-cell office:value-type="float" office:value="0.816309549368566" calcext:value-type="float">
            <text:p>0.816309549368566</text:p>
          </table:table-cell>
          <table:table-cell office:value-type="float" office:value="0.972231146363156" calcext:value-type="float">
            <text:p>0.972231146363156</text:p>
          </table:table-cell>
          <table:table-cell office:value-type="float" office:value="0.978172538062637" calcext:value-type="float">
            <text:p>0.978172538062637</text:p>
          </table:table-cell>
          <table:table-cell office:value-type="float" office:value="0.637348966282483" calcext:value-type="float">
            <text:p>0.637348966282483</text:p>
          </table:table-cell>
          <table:table-cell office:value-type="float" office:value="0.661919791927313" calcext:value-type="float">
            <text:p>0.661919791927313</text:p>
          </table:table-cell>
          <table:table-cell office:value-type="float" office:value="0.612275077375779" calcext:value-type="float">
            <text:p>0.612275077375779</text:p>
          </table:table-cell>
          <table:table-cell office:value-type="float" office:value="0.988011477948603" calcext:value-type="float">
            <text:p>0.9880114779486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530206743503" calcext:value-type="float">
            <text:p>-122.530206743503</text:p>
          </table:table-cell>
          <table:table-cell office:value-type="float" office:value="-117.616041614537" calcext:value-type="float">
            <text:p>-117.616041614537</text:p>
          </table:table-cell>
          <table:table-cell office:value-type="float" office:value="-127.544984524844" calcext:value-type="float">
            <text:p>-127.5449845248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30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9.0336681977818" calcext:value-type="float">
            <text:p>79.0336681977818</text:p>
          </table:table-cell>
          <table:table-cell office:value-type="float" office:value="981.917493165706" calcext:value-type="float">
            <text:p>981.9174931657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1989" calcext:value-type="float">
            <text:p>1341989</text:p>
          </table:table-cell>
          <table:table-cell office:value-type="float" office:value="1629963" calcext:value-type="float">
            <text:p>1629963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1172929" calcext:value-type="float">
            <text:p>1172929</text:p>
          </table:table-cell>
          <table:table-cell office:value-type="float" office:value="1020173" calcext:value-type="float">
            <text:p>1020173</text:p>
          </table:table-cell>
          <table:table-cell office:value-type="float" office:value="1013806" calcext:value-type="float">
            <text:p>1013806</text:p>
          </table:table-cell>
          <table:table-cell office:value-type="float" office:value="1651601" calcext:value-type="float">
            <text:p>1651601</text:p>
          </table:table-cell>
          <table:table-cell office:value-type="float" office:value="5" calcext:value-type="float">
            <text:p>5</text:p>
          </table:table-cell>
          <table:table-cell office:value-type="float" office:value="0.799887871728882" calcext:value-type="float">
            <text:p>0.799887871728882</text:p>
          </table:table-cell>
          <table:table-cell office:value-type="float" office:value="0.971533771936151" calcext:value-type="float">
            <text:p>0.971533771936151</text:p>
          </table:table-cell>
          <table:table-cell office:value-type="float" office:value="0.980247375994608" calcext:value-type="float">
            <text:p>0.980247375994608</text:p>
          </table:table-cell>
          <table:table-cell office:value-type="float" office:value="0.699120247259169" calcext:value-type="float">
            <text:p>0.699120247259169</text:p>
          </table:table-cell>
          <table:table-cell office:value-type="float" office:value="0.608070565232106" calcext:value-type="float">
            <text:p>0.608070565232106</text:p>
          </table:table-cell>
          <table:table-cell office:value-type="float" office:value="0.604275537046854" calcext:value-type="float">
            <text:p>0.604275537046854</text:p>
          </table:table-cell>
          <table:table-cell office:value-type="float" office:value="0.984431026510122" calcext:value-type="float">
            <text:p>0.984431026510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75950548166" calcext:value-type="float">
            <text:p>-110.175950548166</text:p>
          </table:table-cell>
          <table:table-cell office:value-type="float" office:value="-128.385886953579" calcext:value-type="float">
            <text:p>-128.385886953579</text:p>
          </table:table-cell>
          <table:table-cell office:value-type="float" office:value="-129.144892590629" calcext:value-type="float">
            <text:p>-129.1448925906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32</text:p>
          </table:table-cell>
          <table:table-cell office:value-type="float" office:value="25.837576932885" calcext:value-type="float">
            <text:p>25.837576932885</text:p>
          </table:table-cell>
          <table:table-cell office:value-type="float" office:value="79.0555190689488" calcext:value-type="float">
            <text:p>79.0555190689488</text:p>
          </table:table-cell>
          <table:table-cell office:value-type="float" office:value="982.036114118736" calcext:value-type="float">
            <text:p>982.03611411873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961" calcext:value-type="float">
            <text:p>1363961</text:p>
          </table:table-cell>
          <table:table-cell office:value-type="float" office:value="1635829" calcext:value-type="float">
            <text:p>1635829</text:p>
          </table:table-cell>
          <table:table-cell office:value-type="float" office:value="1640015" calcext:value-type="float">
            <text:p>1640015</text:p>
          </table:table-cell>
          <table:table-cell office:value-type="float" office:value="1065946" calcext:value-type="float">
            <text:p>1065946</text:p>
          </table:table-cell>
          <table:table-cell office:value-type="float" office:value="1024485" calcext:value-type="float">
            <text:p>1024485</text:p>
          </table:table-cell>
          <table:table-cell office:value-type="float" office:value="1133829" calcext:value-type="float">
            <text:p>1133829</text:p>
          </table:table-cell>
          <table:table-cell office:value-type="float" office:value="1653099" calcext:value-type="float">
            <text:p>1653099</text:p>
          </table:table-cell>
          <table:table-cell office:value-type="float" office:value="5" calcext:value-type="float">
            <text:p>5</text:p>
          </table:table-cell>
          <table:table-cell office:value-type="float" office:value="0.812984205840135" calcext:value-type="float">
            <text:p>0.812984205840135</text:p>
          </table:table-cell>
          <table:table-cell office:value-type="float" office:value="0.97503018081548" calcext:value-type="float">
            <text:p>0.97503018081548</text:p>
          </table:table-cell>
          <table:table-cell office:value-type="float" office:value="0.977525231543211" calcext:value-type="float">
            <text:p>0.977525231543211</text:p>
          </table:table-cell>
          <table:table-cell office:value-type="float" office:value="0.635353402537513" calcext:value-type="float">
            <text:p>0.635353402537513</text:p>
          </table:table-cell>
          <table:table-cell office:value-type="float" office:value="0.610640717821207" calcext:value-type="float">
            <text:p>0.610640717821207</text:p>
          </table:table-cell>
          <table:table-cell office:value-type="float" office:value="0.675814828373769" calcext:value-type="float">
            <text:p>0.675814828373769</text:p>
          </table:table-cell>
          <table:table-cell office:value-type="float" office:value="0.985323904195297" calcext:value-type="float">
            <text:p>0.985323904195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29319492497" calcext:value-type="float">
            <text:p>-122.929319492497</text:p>
          </table:table-cell>
          <table:table-cell office:value-type="float" office:value="-127.871856435759" calcext:value-type="float">
            <text:p>-127.871856435759</text:p>
          </table:table-cell>
          <table:table-cell office:value-type="float" office:value="-114.837034325246" calcext:value-type="float">
            <text:p>-114.8370343252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34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9.044363787318" calcext:value-type="float">
            <text:p>79.044363787318</text:p>
          </table:table-cell>
          <table:table-cell office:value-type="float" office:value="981.945020240524" calcext:value-type="float">
            <text:p>981.9450202405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814" calcext:value-type="float">
            <text:p>1351814</text:p>
          </table:table-cell>
          <table:table-cell office:value-type="float" office:value="1636920" calcext:value-type="float">
            <text:p>1636920</text:p>
          </table:table-cell>
          <table:table-cell office:value-type="float" office:value="1650196" calcext:value-type="float">
            <text:p>1650196</text:p>
          </table:table-cell>
          <table:table-cell office:value-type="float" office:value="1064119" calcext:value-type="float">
            <text:p>1064119</text:p>
          </table:table-cell>
          <table:table-cell office:value-type="float" office:value="1025038" calcext:value-type="float">
            <text:p>1025038</text:p>
          </table:table-cell>
          <table:table-cell office:value-type="float" office:value="1133507" calcext:value-type="float">
            <text:p>1133507</text:p>
          </table:table-cell>
          <table:table-cell office:value-type="float" office:value="1653712" calcext:value-type="float">
            <text:p>1653712</text:p>
          </table:table-cell>
          <table:table-cell office:value-type="float" office:value="5" calcext:value-type="float">
            <text:p>5</text:p>
          </table:table-cell>
          <table:table-cell office:value-type="float" office:value="0.805744028776172" calcext:value-type="float">
            <text:p>0.805744028776172</text:p>
          </table:table-cell>
          <table:table-cell office:value-type="float" office:value="0.9756804675675" calcext:value-type="float">
            <text:p>0.9756804675675</text:p>
          </table:table-cell>
          <table:table-cell office:value-type="float" office:value="0.983593581151197" calcext:value-type="float">
            <text:p>0.983593581151197</text:p>
          </table:table-cell>
          <table:table-cell office:value-type="float" office:value="0.634264425547651" calcext:value-type="float">
            <text:p>0.634264425547651</text:p>
          </table:table-cell>
          <table:table-cell office:value-type="float" office:value="0.610970331546108" calcext:value-type="float">
            <text:p>0.610970331546108</text:p>
          </table:table-cell>
          <table:table-cell office:value-type="float" office:value="0.675622901394713" calcext:value-type="float">
            <text:p>0.675622901394713</text:p>
          </table:table-cell>
          <table:table-cell office:value-type="float" office:value="0.985689280711327" calcext:value-type="float">
            <text:p>0.985689280711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14711489047" calcext:value-type="float">
            <text:p>-123.14711489047</text:p>
          </table:table-cell>
          <table:table-cell office:value-type="float" office:value="-127.805933690778" calcext:value-type="float">
            <text:p>-127.805933690778</text:p>
          </table:table-cell>
          <table:table-cell office:value-type="float" office:value="-114.875419721057" calcext:value-type="float">
            <text:p>-114.875419721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37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185433575705" calcext:value-type="float">
            <text:p>79.0185433575705</text:p>
          </table:table-cell>
          <table:table-cell office:value-type="float" office:value="981.989571503479" calcext:value-type="float">
            <text:p>981.9895715034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337" calcext:value-type="float">
            <text:p>1349337</text:p>
          </table:table-cell>
          <table:table-cell office:value-type="float" office:value="1633941" calcext:value-type="float">
            <text:p>1633941</text:p>
          </table:table-cell>
          <table:table-cell office:value-type="float" office:value="1640336" calcext:value-type="float">
            <text:p>1640336</text:p>
          </table:table-cell>
          <table:table-cell office:value-type="float" office:value="1043079" calcext:value-type="float">
            <text:p>1043079</text:p>
          </table:table-cell>
          <table:table-cell office:value-type="float" office:value="1127046" calcext:value-type="float">
            <text:p>1127046</text:p>
          </table:table-cell>
          <table:table-cell office:value-type="float" office:value="1034106" calcext:value-type="float">
            <text:p>1034106</text:p>
          </table:table-cell>
          <table:table-cell office:value-type="float" office:value="1658917" calcext:value-type="float">
            <text:p>1658917</text:p>
          </table:table-cell>
          <table:table-cell office:value-type="float" office:value="5" calcext:value-type="float">
            <text:p>5</text:p>
          </table:table-cell>
          <table:table-cell office:value-type="float" office:value="0.804267621549084" calcext:value-type="float">
            <text:p>0.804267621549084</text:p>
          </table:table-cell>
          <table:table-cell office:value-type="float" office:value="0.97390484498797" calcext:value-type="float">
            <text:p>0.97390484498797</text:p>
          </table:table-cell>
          <table:table-cell office:value-type="float" office:value="0.977716562475748" calcext:value-type="float">
            <text:p>0.977716562475748</text:p>
          </table:table-cell>
          <table:table-cell office:value-type="float" office:value="0.621723606791926" calcext:value-type="float">
            <text:p>0.621723606791926</text:p>
          </table:table-cell>
          <table:table-cell office:value-type="float" office:value="0.671771844836693" calcext:value-type="float">
            <text:p>0.671771844836693</text:p>
          </table:table-cell>
          <table:table-cell office:value-type="float" office:value="0.61637528137866" calcext:value-type="float">
            <text:p>0.61637528137866</text:p>
          </table:table-cell>
          <table:table-cell office:value-type="float" office:value="0.988791702841723" calcext:value-type="float">
            <text:p>0.988791702841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655278641615" calcext:value-type="float">
            <text:p>-125.655278641615</text:p>
          </table:table-cell>
          <table:table-cell office:value-type="float" office:value="-115.645631032661" calcext:value-type="float">
            <text:p>-115.645631032661</text:p>
          </table:table-cell>
          <table:table-cell office:value-type="float" office:value="-126.724943724268" calcext:value-type="float">
            <text:p>-126.7249437242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39</text:p>
          </table:table-cell>
          <table:table-cell office:value-type="float" office:value="25.837576932885" calcext:value-type="float">
            <text:p>25.837576932885</text:p>
          </table:table-cell>
          <table:table-cell office:value-type="float" office:value="79.0234319425649" calcext:value-type="float">
            <text:p>79.0234319425649</text:p>
          </table:table-cell>
          <table:table-cell office:value-type="float" office:value="981.981059402179" calcext:value-type="float">
            <text:p>981.9810594021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187" calcext:value-type="float">
            <text:p>1355187</text:p>
          </table:table-cell>
          <table:table-cell office:value-type="float" office:value="1631141" calcext:value-type="float">
            <text:p>1631141</text:p>
          </table:table-cell>
          <table:table-cell office:value-type="float" office:value="1643668" calcext:value-type="float">
            <text:p>1643668</text:p>
          </table:table-cell>
          <table:table-cell office:value-type="float" office:value="1158009" calcext:value-type="float">
            <text:p>1158009</text:p>
          </table:table-cell>
          <table:table-cell office:value-type="float" office:value="1020852" calcext:value-type="float">
            <text:p>1020852</text:p>
          </table:table-cell>
          <table:table-cell office:value-type="float" office:value="1000464" calcext:value-type="float">
            <text:p>1000464</text:p>
          </table:table-cell>
          <table:table-cell office:value-type="float" office:value="1654881" calcext:value-type="float">
            <text:p>1654881</text:p>
          </table:table-cell>
          <table:table-cell office:value-type="float" office:value="5" calcext:value-type="float">
            <text:p>5</text:p>
          </table:table-cell>
          <table:table-cell office:value-type="float" office:value="0.807754493684112" calcext:value-type="float">
            <text:p>0.807754493684112</text:p>
          </table:table-cell>
          <table:table-cell office:value-type="float" office:value="0.972235914735307" calcext:value-type="float">
            <text:p>0.972235914735307</text:p>
          </table:table-cell>
          <table:table-cell office:value-type="float" office:value="0.979702589476417" calcext:value-type="float">
            <text:p>0.979702589476417</text:p>
          </table:table-cell>
          <table:table-cell office:value-type="float" office:value="0.690227233198551" calcext:value-type="float">
            <text:p>0.690227233198551</text:p>
          </table:table-cell>
          <table:table-cell office:value-type="float" office:value="0.608475280818377" calcext:value-type="float">
            <text:p>0.608475280818377</text:p>
          </table:table-cell>
          <table:table-cell office:value-type="float" office:value="0.596323084392915" calcext:value-type="float">
            <text:p>0.596323084392915</text:p>
          </table:table-cell>
          <table:table-cell office:value-type="float" office:value="0.986386059091813" calcext:value-type="float">
            <text:p>0.9863860590918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5455336029" calcext:value-type="float">
            <text:p>-111.95455336029</text:p>
          </table:table-cell>
          <table:table-cell office:value-type="float" office:value="-128.304943836325" calcext:value-type="float">
            <text:p>-128.304943836325</text:p>
          </table:table-cell>
          <table:table-cell office:value-type="float" office:value="-130.735383121417" calcext:value-type="float">
            <text:p>-130.7353831214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41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559787857515" calcext:value-type="float">
            <text:p>79.0559787857515</text:p>
          </table:table-cell>
          <table:table-cell office:value-type="float" office:value="981.989571503479" calcext:value-type="float">
            <text:p>981.9895715034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40" calcext:value-type="float">
            <text:p>1370840</text:p>
          </table:table-cell>
          <table:table-cell office:value-type="float" office:value="1634702" calcext:value-type="float">
            <text:p>1634702</text:p>
          </table:table-cell>
          <table:table-cell office:value-type="float" office:value="1639713" calcext:value-type="float">
            <text:p>1639713</text:p>
          </table:table-cell>
          <table:table-cell office:value-type="float" office:value="1067741" calcext:value-type="float">
            <text:p>1067741</text:p>
          </table:table-cell>
          <table:table-cell office:value-type="float" office:value="1006773" calcext:value-type="float">
            <text:p>1006773</text:p>
          </table:table-cell>
          <table:table-cell office:value-type="float" office:value="1129494" calcext:value-type="float">
            <text:p>1129494</text:p>
          </table:table-cell>
          <table:table-cell office:value-type="float" office:value="1652422" calcext:value-type="float">
            <text:p>1652422</text:p>
          </table:table-cell>
          <table:table-cell office:value-type="float" office:value="5" calcext:value-type="float">
            <text:p>5</text:p>
          </table:table-cell>
          <table:table-cell office:value-type="float" office:value="0.817084409843017" calcext:value-type="float">
            <text:p>0.817084409843017</text:p>
          </table:table-cell>
          <table:table-cell office:value-type="float" office:value="0.974358436388783" calcext:value-type="float">
            <text:p>0.974358436388783</text:p>
          </table:table-cell>
          <table:table-cell office:value-type="float" office:value="0.977345225494531" calcext:value-type="float">
            <text:p>0.977345225494531</text:p>
          </table:table-cell>
          <table:table-cell office:value-type="float" office:value="0.636423306038774" calcext:value-type="float">
            <text:p>0.636423306038774</text:p>
          </table:table-cell>
          <table:table-cell office:value-type="float" office:value="0.600083541880076" calcext:value-type="float">
            <text:p>0.600083541880076</text:p>
          </table:table-cell>
          <table:table-cell office:value-type="float" office:value="0.673230966714736" calcext:value-type="float">
            <text:p>0.673230966714736</text:p>
          </table:table-cell>
          <table:table-cell office:value-type="float" office:value="0.984920380702064" calcext:value-type="float">
            <text:p>0.984920380702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15338792245" calcext:value-type="float">
            <text:p>-122.715338792245</text:p>
          </table:table-cell>
          <table:table-cell office:value-type="float" office:value="-129.983291623985" calcext:value-type="float">
            <text:p>-129.983291623985</text:p>
          </table:table-cell>
          <table:table-cell office:value-type="float" office:value="-115.353806657053" calcext:value-type="float">
            <text:p>-115.3538066570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43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82718120204" calcext:value-type="float">
            <text:p>79.082718120204</text:p>
          </table:table-cell>
          <table:table-cell office:value-type="float" office:value="981.962043948954" calcext:value-type="float">
            <text:p>981.96204394895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2828" calcext:value-type="float">
            <text:p>1342828</text:p>
          </table:table-cell>
          <table:table-cell office:value-type="float" office:value="1633910" calcext:value-type="float">
            <text:p>1633910</text:p>
          </table:table-cell>
          <table:table-cell office:value-type="float" office:value="1637031" calcext:value-type="float">
            <text:p>1637031</text:p>
          </table:table-cell>
          <table:table-cell office:value-type="float" office:value="1053784" calcext:value-type="float">
            <text:p>1053784</text:p>
          </table:table-cell>
          <table:table-cell office:value-type="float" office:value="1091010" calcext:value-type="float">
            <text:p>1091010</text:p>
          </table:table-cell>
          <table:table-cell office:value-type="float" office:value="1068755" calcext:value-type="float">
            <text:p>1068755</text:p>
          </table:table-cell>
          <table:table-cell office:value-type="float" office:value="1656278" calcext:value-type="float">
            <text:p>1656278</text:p>
          </table:table-cell>
          <table:table-cell office:value-type="float" office:value="5" calcext:value-type="float">
            <text:p>5</text:p>
          </table:table-cell>
          <table:table-cell office:value-type="float" office:value="0.800387954758162" calcext:value-type="float">
            <text:p>0.800387954758162</text:p>
          </table:table-cell>
          <table:table-cell office:value-type="float" office:value="0.973886367545887" calcext:value-type="float">
            <text:p>0.973886367545887</text:p>
          </table:table-cell>
          <table:table-cell office:value-type="float" office:value="0.975746628731087" calcext:value-type="float">
            <text:p>0.975746628731087</text:p>
          </table:table-cell>
          <table:table-cell office:value-type="float" office:value="0.628104284775768" calcext:value-type="float">
            <text:p>0.628104284775768</text:p>
          </table:table-cell>
          <table:table-cell office:value-type="float" office:value="0.650292712484921" calcext:value-type="float">
            <text:p>0.650292712484921</text:p>
          </table:table-cell>
          <table:table-cell office:value-type="float" office:value="0.637027697208845" calcext:value-type="float">
            <text:p>0.637027697208845</text:p>
          </table:table-cell>
          <table:table-cell office:value-type="float" office:value="0.987218736078588" calcext:value-type="float">
            <text:p>0.987218736078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379143044846" calcext:value-type="float">
            <text:p>-124.379143044846</text:p>
          </table:table-cell>
          <table:table-cell office:value-type="float" office:value="-119.941457503016" calcext:value-type="float">
            <text:p>-119.941457503016</text:p>
          </table:table-cell>
          <table:table-cell office:value-type="float" office:value="-122.594460558231" calcext:value-type="float">
            <text:p>-122.5944605582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45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559787857515" calcext:value-type="float">
            <text:p>79.0559787857515</text:p>
          </table:table-cell>
          <table:table-cell office:value-type="float" office:value="981.989571503479" calcext:value-type="float">
            <text:p>981.9895715034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683" calcext:value-type="float">
            <text:p>1355683</text:p>
          </table:table-cell>
          <table:table-cell office:value-type="float" office:value="1631415" calcext:value-type="float">
            <text:p>1631415</text:p>
          </table:table-cell>
          <table:table-cell office:value-type="float" office:value="1639392" calcext:value-type="float">
            <text:p>1639392</text:p>
          </table:table-cell>
          <table:table-cell office:value-type="float" office:value="1042531" calcext:value-type="float">
            <text:p>1042531</text:p>
          </table:table-cell>
          <table:table-cell office:value-type="float" office:value="1131927" calcext:value-type="float">
            <text:p>1131927</text:p>
          </table:table-cell>
          <table:table-cell office:value-type="float" office:value="1032551" calcext:value-type="float">
            <text:p>1032551</text:p>
          </table:table-cell>
          <table:table-cell office:value-type="float" office:value="1658120" calcext:value-type="float">
            <text:p>1658120</text:p>
          </table:table-cell>
          <table:table-cell office:value-type="float" office:value="5" calcext:value-type="float">
            <text:p>5</text:p>
          </table:table-cell>
          <table:table-cell office:value-type="float" office:value="0.808050132757441" calcext:value-type="float">
            <text:p>0.808050132757441</text:p>
          </table:table-cell>
          <table:table-cell office:value-type="float" office:value="0.97239923148146" calcext:value-type="float">
            <text:p>0.97239923148146</text:p>
          </table:table-cell>
          <table:table-cell office:value-type="float" office:value="0.977153894561993" calcext:value-type="float">
            <text:p>0.977153894561993</text:p>
          </table:table-cell>
          <table:table-cell office:value-type="float" office:value="0.621396973299619" calcext:value-type="float">
            <text:p>0.621396973299619</text:p>
          </table:table-cell>
          <table:table-cell office:value-type="float" office:value="0.674681147894996" calcext:value-type="float">
            <text:p>0.674681147894996</text:p>
          </table:table-cell>
          <table:table-cell office:value-type="float" office:value="0.615448429041914" calcext:value-type="float">
            <text:p>0.615448429041914</text:p>
          </table:table-cell>
          <table:table-cell office:value-type="float" office:value="0.988316653766233" calcext:value-type="float">
            <text:p>0.988316653766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720605340076" calcext:value-type="float">
            <text:p>-125.720605340076</text:p>
          </table:table-cell>
          <table:table-cell office:value-type="float" office:value="-115.063770421001" calcext:value-type="float">
            <text:p>-115.063770421001</text:p>
          </table:table-cell>
          <table:table-cell office:value-type="float" office:value="-126.910314191617" calcext:value-type="float">
            <text:p>-126.910314191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47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559787857515" calcext:value-type="float">
            <text:p>79.0559787857515</text:p>
          </table:table-cell>
          <table:table-cell office:value-type="float" office:value="981.989571503479" calcext:value-type="float">
            <text:p>981.98957150347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942" calcext:value-type="float">
            <text:p>1370942</text:p>
          </table:table-cell>
          <table:table-cell office:value-type="float" office:value="1630380" calcext:value-type="float">
            <text:p>1630380</text:p>
          </table:table-cell>
          <table:table-cell office:value-type="float" office:value="1641658" calcext:value-type="float">
            <text:p>1641658</text:p>
          </table:table-cell>
          <table:table-cell office:value-type="float" office:value="1085905" calcext:value-type="float">
            <text:p>1085905</text:p>
          </table:table-cell>
          <table:table-cell office:value-type="float" office:value="1092804" calcext:value-type="float">
            <text:p>1092804</text:p>
          </table:table-cell>
          <table:table-cell office:value-type="float" office:value="1024265" calcext:value-type="float">
            <text:p>1024265</text:p>
          </table:table-cell>
          <table:table-cell office:value-type="float" office:value="1657251" calcext:value-type="float">
            <text:p>1657251</text:p>
          </table:table-cell>
          <table:table-cell office:value-type="float" office:value="5" calcext:value-type="float">
            <text:p>5</text:p>
          </table:table-cell>
          <table:table-cell office:value-type="float" office:value="0.817145206587935" calcext:value-type="float">
            <text:p>0.817145206587935</text:p>
          </table:table-cell>
          <table:table-cell office:value-type="float" office:value="0.971782323334494" calcext:value-type="float">
            <text:p>0.971782323334494</text:p>
          </table:table-cell>
          <table:table-cell office:value-type="float" office:value="0.978504535973613" calcext:value-type="float">
            <text:p>0.978504535973613</text:p>
          </table:table-cell>
          <table:table-cell office:value-type="float" office:value="0.647249895006406" calcext:value-type="float">
            <text:p>0.647249895006406</text:p>
          </table:table-cell>
          <table:table-cell office:value-type="float" office:value="0.651362019939663" calcext:value-type="float">
            <text:p>0.651362019939663</text:p>
          </table:table-cell>
          <table:table-cell office:value-type="float" office:value="0.610509587587069" calcext:value-type="float">
            <text:p>0.610509587587069</text:p>
          </table:table-cell>
          <table:table-cell office:value-type="float" office:value="0.987798689341389" calcext:value-type="float">
            <text:p>0.987798689341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550020998719" calcext:value-type="float">
            <text:p>-120.550020998719</text:p>
          </table:table-cell>
          <table:table-cell office:value-type="float" office:value="-119.727596012067" calcext:value-type="float">
            <text:p>-119.727596012067</text:p>
          </table:table-cell>
          <table:table-cell office:value-type="float" office:value="-127.898082482586" calcext:value-type="float">
            <text:p>-127.8980824825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50</text:p>
          </table:table-cell>
          <table:table-cell office:value-type="float" office:value="25.837576932885" calcext:value-type="float">
            <text:p>25.837576932885</text:p>
          </table:table-cell>
          <table:table-cell office:value-type="float" office:value="79.0662147091835" calcext:value-type="float">
            <text:p>79.0662147091835</text:p>
          </table:table-cell>
          <table:table-cell office:value-type="float" office:value="981.898477490872" calcext:value-type="float">
            <text:p>981.8984774908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310" calcext:value-type="float">
            <text:p>1352310</text:p>
          </table:table-cell>
          <table:table-cell office:value-type="float" office:value="1630168" calcext:value-type="float">
            <text:p>1630168</text:p>
          </table:table-cell>
          <table:table-cell office:value-type="float" office:value="1644083" calcext:value-type="float">
            <text:p>1644083</text:p>
          </table:table-cell>
          <table:table-cell office:value-type="float" office:value="1164535" calcext:value-type="float">
            <text:p>1164535</text:p>
          </table:table-cell>
          <table:table-cell office:value-type="float" office:value="1018457" calcext:value-type="float">
            <text:p>1018457</text:p>
          </table:table-cell>
          <table:table-cell office:value-type="float" office:value="1000149" calcext:value-type="float">
            <text:p>1000149</text:p>
          </table:table-cell>
          <table:table-cell office:value-type="float" office:value="1655156" calcext:value-type="float">
            <text:p>1655156</text:p>
          </table:table-cell>
          <table:table-cell office:value-type="float" office:value="5" calcext:value-type="float">
            <text:p>5</text:p>
          </table:table-cell>
          <table:table-cell office:value-type="float" office:value="0.806039667849501" calcext:value-type="float">
            <text:p>0.806039667849501</text:p>
          </table:table-cell>
          <table:table-cell office:value-type="float" office:value="0.971655961472507" calcext:value-type="float">
            <text:p>0.971655961472507</text:p>
          </table:table-cell>
          <table:table-cell office:value-type="float" office:value="0.979949948781723" calcext:value-type="float">
            <text:p>0.979949948781723</text:p>
          </table:table-cell>
          <table:table-cell office:value-type="float" office:value="0.694117032780294" calcext:value-type="float">
            <text:p>0.694117032780294</text:p>
          </table:table-cell>
          <table:table-cell office:value-type="float" office:value="0.607047749405831" calcext:value-type="float">
            <text:p>0.607047749405831</text:p>
          </table:table-cell>
          <table:table-cell office:value-type="float" office:value="0.596135329739491" calcext:value-type="float">
            <text:p>0.596135329739491</text:p>
          </table:table-cell>
          <table:table-cell office:value-type="float" office:value="0.986549971884486" calcext:value-type="float">
            <text:p>0.986549971884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176593443941" calcext:value-type="float">
            <text:p>-111.176593443941</text:p>
          </table:table-cell>
          <table:table-cell office:value-type="float" office:value="-128.590450118834" calcext:value-type="float">
            <text:p>-128.590450118834</text:p>
          </table:table-cell>
          <table:table-cell office:value-type="float" office:value="-130.772934052102" calcext:value-type="float">
            <text:p>-130.772934052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52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666745452431" calcext:value-type="float">
            <text:p>79.0666745452431</text:p>
          </table:table-cell>
          <table:table-cell office:value-type="float" office:value="981.962043948954" calcext:value-type="float">
            <text:p>981.96204394895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957" calcext:value-type="float">
            <text:p>1354957</text:p>
          </table:table-cell>
          <table:table-cell office:value-type="float" office:value="1634688" calcext:value-type="float">
            <text:p>1634688</text:p>
          </table:table-cell>
          <table:table-cell office:value-type="float" office:value="1643471" calcext:value-type="float">
            <text:p>1643471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1015483" calcext:value-type="float">
            <text:p>1015483</text:p>
          </table:table-cell>
          <table:table-cell office:value-type="float" office:value="1075146" calcext:value-type="float">
            <text:p>1075146</text:p>
          </table:table-cell>
          <table:table-cell office:value-type="float" office:value="1650170" calcext:value-type="float">
            <text:p>1650170</text:p>
          </table:table-cell>
          <table:table-cell office:value-type="float" office:value="5" calcext:value-type="float">
            <text:p>5</text:p>
          </table:table-cell>
          <table:table-cell office:value-type="float" office:value="0.807617402984786" calcext:value-type="float">
            <text:p>0.807617402984786</text:p>
          </table:table-cell>
          <table:table-cell office:value-type="float" office:value="0.97435009173752" calcext:value-type="float">
            <text:p>0.97435009173752</text:p>
          </table:table-cell>
          <table:table-cell office:value-type="float" office:value="0.979585168312212" calcext:value-type="float">
            <text:p>0.979585168312212</text:p>
          </table:table-cell>
          <table:table-cell office:value-type="float" office:value="0.664053042418127" calcext:value-type="float">
            <text:p>0.664053042418127</text:p>
          </table:table-cell>
          <table:table-cell office:value-type="float" office:value="0.605275107058895" calcext:value-type="float">
            <text:p>0.605275107058895</text:p>
          </table:table-cell>
          <table:table-cell office:value-type="float" office:value="0.640837030510548" calcext:value-type="float">
            <text:p>0.640837030510548</text:p>
          </table:table-cell>
          <table:table-cell office:value-type="float" office:value="0.983578083941708" calcext:value-type="float">
            <text:p>0.983578083941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189391516375" calcext:value-type="float">
            <text:p>-117.189391516375</text:p>
          </table:table-cell>
          <table:table-cell office:value-type="float" office:value="-128.944978588221" calcext:value-type="float">
            <text:p>-128.944978588221</text:p>
          </table:table-cell>
          <table:table-cell office:value-type="float" office:value="-121.83259389789" calcext:value-type="float">
            <text:p>-121.832593897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54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559787857515" calcext:value-type="float">
            <text:p>79.0559787857515</text:p>
          </table:table-cell>
          <table:table-cell office:value-type="float" office:value="981.934516416234" calcext:value-type="float">
            <text:p>981.93451641623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094" calcext:value-type="float">
            <text:p>1362094</text:p>
          </table:table-cell>
          <table:table-cell office:value-type="float" office:value="1635121" calcext:value-type="float">
            <text:p>1635121</text:p>
          </table:table-cell>
          <table:table-cell office:value-type="float" office:value="1639021" calcext:value-type="float">
            <text:p>1639021</text:p>
          </table:table-cell>
          <table:table-cell office:value-type="float" office:value="1064607" calcext:value-type="float">
            <text:p>1064607</text:p>
          </table:table-cell>
          <table:table-cell office:value-type="float" office:value="1019618" calcext:value-type="float">
            <text:p>1019618</text:p>
          </table:table-cell>
          <table:table-cell office:value-type="float" office:value="1136221" calcext:value-type="float">
            <text:p>1136221</text:p>
          </table:table-cell>
          <table:table-cell office:value-type="float" office:value="1653151" calcext:value-type="float">
            <text:p>1653151</text:p>
          </table:table-cell>
          <table:table-cell office:value-type="float" office:value="5" calcext:value-type="float">
            <text:p>5</text:p>
          </table:table-cell>
          <table:table-cell office:value-type="float" office:value="0.81187138698952" calcext:value-type="float">
            <text:p>0.81187138698952</text:p>
          </table:table-cell>
          <table:table-cell office:value-type="float" office:value="0.974608179880164" calcext:value-type="float">
            <text:p>0.974608179880164</text:p>
          </table:table-cell>
          <table:table-cell office:value-type="float" office:value="0.976932761303516" calcext:value-type="float">
            <text:p>0.976932761303516</text:p>
          </table:table-cell>
          <table:table-cell office:value-type="float" office:value="0.634555296248829" calcext:value-type="float">
            <text:p>0.634555296248829</text:p>
          </table:table-cell>
          <table:table-cell office:value-type="float" office:value="0.607739759414167" calcext:value-type="float">
            <text:p>0.607739759414167</text:p>
          </table:table-cell>
          <table:table-cell office:value-type="float" office:value="0.677240571646758" calcext:value-type="float">
            <text:p>0.677240571646758</text:p>
          </table:table-cell>
          <table:table-cell office:value-type="float" office:value="0.985354898614275" calcext:value-type="float">
            <text:p>0.985354898614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88940750234" calcext:value-type="float">
            <text:p>-123.088940750234</text:p>
          </table:table-cell>
          <table:table-cell office:value-type="float" office:value="-128.452048117167" calcext:value-type="float">
            <text:p>-128.452048117167</text:p>
          </table:table-cell>
          <table:table-cell office:value-type="float" office:value="-114.551885670648" calcext:value-type="float">
            <text:p>-114.5518856706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56</text:p>
          </table:table-cell>
          <table:table-cell office:value-type="float" office:value="25.8476850426814" calcext:value-type="float">
            <text:p>25.8476850426814</text:p>
          </table:table-cell>
          <table:table-cell office:value-type="float" office:value="79.0457425799535" calcext:value-type="float">
            <text:p>79.0457425799535</text:p>
          </table:table-cell>
          <table:table-cell office:value-type="float" office:value="981.943028095894" calcext:value-type="float">
            <text:p>981.94302809589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217" calcext:value-type="float">
            <text:p>1349217</text:p>
          </table:table-cell>
          <table:table-cell office:value-type="float" office:value="1632955" calcext:value-type="float">
            <text:p>1632955</text:p>
          </table:table-cell>
          <table:table-cell office:value-type="float" office:value="1639323" calcext:value-type="float">
            <text:p>1639323</text:p>
          </table:table-cell>
          <table:table-cell office:value-type="float" office:value="1045431" calcext:value-type="float">
            <text:p>1045431</text:p>
          </table:table-cell>
          <table:table-cell office:value-type="float" office:value="1116552" calcext:value-type="float">
            <text:p>1116552</text:p>
          </table:table-cell>
          <table:table-cell office:value-type="float" office:value="1043315" calcext:value-type="float">
            <text:p>1043315</text:p>
          </table:table-cell>
          <table:table-cell office:value-type="float" office:value="1657246" calcext:value-type="float">
            <text:p>1657246</text:p>
          </table:table-cell>
          <table:table-cell office:value-type="float" office:value="5" calcext:value-type="float">
            <text:p>5</text:p>
          </table:table-cell>
          <table:table-cell office:value-type="float" office:value="0.804196095966827" calcext:value-type="float">
            <text:p>0.804196095966827</text:p>
          </table:table-cell>
          <table:table-cell office:value-type="float" office:value="0.973317143120425" calcext:value-type="float">
            <text:p>0.973317143120425</text:p>
          </table:table-cell>
          <table:table-cell office:value-type="float" office:value="0.977112767352195" calcext:value-type="float">
            <text:p>0.977112767352195</text:p>
          </table:table-cell>
          <table:table-cell office:value-type="float" office:value="0.623125508204163" calcext:value-type="float">
            <text:p>0.623125508204163</text:p>
          </table:table-cell>
          <table:table-cell office:value-type="float" office:value="0.66551693266832" calcext:value-type="float">
            <text:p>0.66551693266832</text:p>
          </table:table-cell>
          <table:table-cell office:value-type="float" office:value="0.621864273770365" calcext:value-type="float">
            <text:p>0.621864273770365</text:p>
          </table:table-cell>
          <table:table-cell office:value-type="float" office:value="0.987795709108795" calcext:value-type="float">
            <text:p>0.987795709108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74898359167" calcext:value-type="float">
            <text:p>-125.374898359167</text:p>
          </table:table-cell>
          <table:table-cell office:value-type="float" office:value="-116.896613466336" calcext:value-type="float">
            <text:p>-116.896613466336</text:p>
          </table:table-cell>
          <table:table-cell office:value-type="float" office:value="-125.627145245927" calcext:value-type="float">
            <text:p>-125.6271452459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8:58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568981906443" calcext:value-type="float">
            <text:p>79.0568981906443</text:p>
          </table:table-cell>
          <table:table-cell office:value-type="float" office:value="981.951539811815" calcext:value-type="float">
            <text:p>981.95153981181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522" calcext:value-type="float">
            <text:p>1370522</text:p>
          </table:table-cell>
          <table:table-cell office:value-type="float" office:value="1634866" calcext:value-type="float">
            <text:p>1634866</text:p>
          </table:table-cell>
          <table:table-cell office:value-type="float" office:value="1640667" calcext:value-type="float">
            <text:p>1640667</text:p>
          </table:table-cell>
          <table:table-cell office:value-type="float" office:value="1062765" calcext:value-type="float">
            <text:p>1062765</text:p>
          </table:table-cell>
          <table:table-cell office:value-type="float" office:value="1117264" calcext:value-type="float">
            <text:p>1117264</text:p>
          </table:table-cell>
          <table:table-cell office:value-type="float" office:value="1028425" calcext:value-type="float">
            <text:p>1028425</text:p>
          </table:table-cell>
          <table:table-cell office:value-type="float" office:value="1659373" calcext:value-type="float">
            <text:p>1659373</text:p>
          </table:table-cell>
          <table:table-cell office:value-type="float" office:value="5" calcext:value-type="float">
            <text:p>5</text:p>
          </table:table-cell>
          <table:table-cell office:value-type="float" office:value="0.816894867050036" calcext:value-type="float">
            <text:p>0.816894867050036</text:p>
          </table:table-cell>
          <table:table-cell office:value-type="float" office:value="0.974456188017868" calcext:value-type="float">
            <text:p>0.974456188017868</text:p>
          </table:table-cell>
          <table:table-cell office:value-type="float" office:value="0.977913853873474" calcext:value-type="float">
            <text:p>0.977913853873474</text:p>
          </table:table-cell>
          <table:table-cell office:value-type="float" office:value="0.633457378561184" calcext:value-type="float">
            <text:p>0.633457378561184</text:p>
          </table:table-cell>
          <table:table-cell office:value-type="float" office:value="0.665941317789712" calcext:value-type="float">
            <text:p>0.665941317789712</text:p>
          </table:table-cell>
          <table:table-cell office:value-type="float" office:value="0.612989141105311" calcext:value-type="float">
            <text:p>0.612989141105311</text:p>
          </table:table-cell>
          <table:table-cell office:value-type="float" office:value="0.9890635000543" calcext:value-type="float">
            <text:p>0.98906350005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308524287763" calcext:value-type="float">
            <text:p>-123.308524287763</text:p>
          </table:table-cell>
          <table:table-cell office:value-type="float" office:value="-116.811736442058" calcext:value-type="float">
            <text:p>-116.811736442058</text:p>
          </table:table-cell>
          <table:table-cell office:value-type="float" office:value="-127.402171778938" calcext:value-type="float">
            <text:p>-127.402171778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01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515501787859" calcext:value-type="float">
            <text:p>79.0515501787859</text:p>
          </table:table-cell>
          <table:table-cell office:value-type="float" office:value="981.89648389598" calcext:value-type="float">
            <text:p>981.8964838959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809" calcext:value-type="float">
            <text:p>1367809</text:p>
          </table:table-cell>
          <table:table-cell office:value-type="float" office:value="1629976" calcext:value-type="float">
            <text:p>1629976</text:p>
          </table:table-cell>
          <table:table-cell office:value-type="float" office:value="1641509" calcext:value-type="float">
            <text:p>1641509</text:p>
          </table:table-cell>
          <table:table-cell office:value-type="float" office:value="1102968" calcext:value-type="float">
            <text:p>1102968</text:p>
          </table:table-cell>
          <table:table-cell office:value-type="float" office:value="1072503" calcext:value-type="float">
            <text:p>1072503</text:p>
          </table:table-cell>
          <table:table-cell office:value-type="float" office:value="1021630" calcext:value-type="float">
            <text:p>1021630</text:p>
          </table:table-cell>
          <table:table-cell office:value-type="float" office:value="1657751" calcext:value-type="float">
            <text:p>1657751</text:p>
          </table:table-cell>
          <table:table-cell office:value-type="float" office:value="5" calcext:value-type="float">
            <text:p>5</text:p>
          </table:table-cell>
          <table:table-cell office:value-type="float" office:value="0.815277792844509" calcext:value-type="float">
            <text:p>0.815277792844509</text:p>
          </table:table-cell>
          <table:table-cell office:value-type="float" office:value="0.971541520540896" calcext:value-type="float">
            <text:p>0.971541520540896</text:p>
          </table:table-cell>
          <table:table-cell office:value-type="float" office:value="0.97841572504231" calcext:value-type="float">
            <text:p>0.97841572504231</text:p>
          </table:table-cell>
          <table:table-cell office:value-type="float" office:value="0.65742023675683" calcext:value-type="float">
            <text:p>0.65742023675683</text:p>
          </table:table-cell>
          <table:table-cell office:value-type="float" office:value="0.639261679561338" calcext:value-type="float">
            <text:p>0.639261679561338</text:p>
          </table:table-cell>
          <table:table-cell office:value-type="float" office:value="0.608939005010009" calcext:value-type="float">
            <text:p>0.608939005010009</text:p>
          </table:table-cell>
          <table:table-cell office:value-type="float" office:value="0.988096712600793" calcext:value-type="float">
            <text:p>0.988096712600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515952648634" calcext:value-type="float">
            <text:p>-118.515952648634</text:p>
          </table:table-cell>
          <table:table-cell office:value-type="float" office:value="-122.147664087732" calcext:value-type="float">
            <text:p>-122.147664087732</text:p>
          </table:table-cell>
          <table:table-cell office:value-type="float" office:value="-128.212198997998" calcext:value-type="float">
            <text:p>-128.2121989979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03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355060917872" calcext:value-type="float">
            <text:p>79.0355060917872</text:p>
          </table:table-cell>
          <table:table-cell office:value-type="float" office:value="981.924011842995" calcext:value-type="float">
            <text:p>981.92401184299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20" calcext:value-type="float">
            <text:p>1360320</text:p>
          </table:table-cell>
          <table:table-cell office:value-type="float" office:value="1637227" calcext:value-type="float">
            <text:p>1637227</text:p>
          </table:table-cell>
          <table:table-cell office:value-type="float" office:value="1636897" calcext:value-type="float">
            <text:p>1636897</text:p>
          </table:table-cell>
          <table:table-cell office:value-type="float" office:value="1057253" calcext:value-type="float">
            <text:p>1057253</text:p>
          </table:table-cell>
          <table:table-cell office:value-type="float" office:value="1077645" calcext:value-type="float">
            <text:p>1077645</text:p>
          </table:table-cell>
          <table:table-cell office:value-type="float" office:value="1075092" calcext:value-type="float">
            <text:p>1075092</text:p>
          </table:table-cell>
          <table:table-cell office:value-type="float" office:value="1656204" calcext:value-type="float">
            <text:p>1656204</text:p>
          </table:table-cell>
          <table:table-cell office:value-type="float" office:value="5" calcext:value-type="float">
            <text:p>5</text:p>
          </table:table-cell>
          <table:table-cell office:value-type="float" office:value="0.810814000465155" calcext:value-type="float">
            <text:p>0.810814000465155</text:p>
          </table:table-cell>
          <table:table-cell office:value-type="float" office:value="0.975863453848774" calcext:value-type="float">
            <text:p>0.975863453848774</text:p>
          </table:table-cell>
          <table:table-cell office:value-type="float" office:value="0.975666758497567" calcext:value-type="float">
            <text:p>0.975666758497567</text:p>
          </table:table-cell>
          <table:table-cell office:value-type="float" office:value="0.630171970149514" calcext:value-type="float">
            <text:p>0.630171970149514</text:p>
          </table:table-cell>
          <table:table-cell office:value-type="float" office:value="0.64232655076105" calcext:value-type="float">
            <text:p>0.64232655076105</text:p>
          </table:table-cell>
          <table:table-cell office:value-type="float" office:value="0.640804843998533" calcext:value-type="float">
            <text:p>0.640804843998533</text:p>
          </table:table-cell>
          <table:table-cell office:value-type="float" office:value="0.987174628636197" calcext:value-type="float">
            <text:p>0.987174628636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965605970097" calcext:value-type="float">
            <text:p>-123.965605970097</text:p>
          </table:table-cell>
          <table:table-cell office:value-type="float" office:value="-121.53468984779" calcext:value-type="float">
            <text:p>-121.53468984779</text:p>
          </table:table-cell>
          <table:table-cell office:value-type="float" office:value="-121.839031200293" calcext:value-type="float">
            <text:p>-121.8390312002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05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515501787859" calcext:value-type="float">
            <text:p>79.0515501787859</text:p>
          </table:table-cell>
          <table:table-cell office:value-type="float" office:value="981.979067802441" calcext:value-type="float">
            <text:p>981.979067802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236" calcext:value-type="float">
            <text:p>1353236</text:p>
          </table:table-cell>
          <table:table-cell office:value-type="float" office:value="1632577" calcext:value-type="float">
            <text:p>1632577</text:p>
          </table:table-cell>
          <table:table-cell office:value-type="float" office:value="1639994" calcext:value-type="float">
            <text:p>1639994</text:p>
          </table:table-cell>
          <table:table-cell office:value-type="float" office:value="1042886" calcext:value-type="float">
            <text:p>1042886</text:p>
          </table:table-cell>
          <table:table-cell office:value-type="float" office:value="1124554" calcext:value-type="float">
            <text:p>1124554</text:p>
          </table:table-cell>
          <table:table-cell office:value-type="float" office:value="1037598" calcext:value-type="float">
            <text:p>1037598</text:p>
          </table:table-cell>
          <table:table-cell office:value-type="float" office:value="1657490" calcext:value-type="float">
            <text:p>1657490</text:p>
          </table:table-cell>
          <table:table-cell office:value-type="float" office:value="5" calcext:value-type="float">
            <text:p>5</text:p>
          </table:table-cell>
          <table:table-cell office:value-type="float" office:value="0.806591606925917" calcext:value-type="float">
            <text:p>0.806591606925917</text:p>
          </table:table-cell>
          <table:table-cell office:value-type="float" office:value="0.973091837536316" calcext:value-type="float">
            <text:p>0.973091837536316</text:p>
          </table:table-cell>
          <table:table-cell office:value-type="float" office:value="0.977512714566316" calcext:value-type="float">
            <text:p>0.977512714566316</text:p>
          </table:table-cell>
          <table:table-cell office:value-type="float" office:value="0.621608569813796" calcext:value-type="float">
            <text:p>0.621608569813796</text:p>
          </table:table-cell>
          <table:table-cell office:value-type="float" office:value="0.670286496911823" calcext:value-type="float">
            <text:p>0.670286496911823</text:p>
          </table:table-cell>
          <table:table-cell office:value-type="float" office:value="0.618456675822339" calcext:value-type="float">
            <text:p>0.618456675822339</text:p>
          </table:table-cell>
          <table:table-cell office:value-type="float" office:value="0.987941144459384" calcext:value-type="float">
            <text:p>0.9879411444593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678286037241" calcext:value-type="float">
            <text:p>-125.678286037241</text:p>
          </table:table-cell>
          <table:table-cell office:value-type="float" office:value="-115.942700617635" calcext:value-type="float">
            <text:p>-115.942700617635</text:p>
          </table:table-cell>
          <table:table-cell office:value-type="float" office:value="-126.308664835532" calcext:value-type="float">
            <text:p>-126.308664835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07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301580456465" calcext:value-type="float">
            <text:p>79.0301580456465</text:p>
          </table:table-cell>
          <table:table-cell office:value-type="float" office:value="981.979067802441" calcext:value-type="float">
            <text:p>981.979067802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225" calcext:value-type="float">
            <text:p>1350225</text:p>
          </table:table-cell>
          <table:table-cell office:value-type="float" office:value="1631287" calcext:value-type="float">
            <text:p>1631287</text:p>
          </table:table-cell>
          <table:table-cell office:value-type="float" office:value="1641341" calcext:value-type="float">
            <text:p>1641341</text:p>
          </table:table-cell>
          <table:table-cell office:value-type="float" office:value="1071275" calcext:value-type="float">
            <text:p>1071275</text:p>
          </table:table-cell>
          <table:table-cell office:value-type="float" office:value="1007546" calcext:value-type="float">
            <text:p>1007546</text:p>
          </table:table-cell>
          <table:table-cell office:value-type="float" office:value="1125189" calcext:value-type="float">
            <text:p>1125189</text:p>
          </table:table-cell>
          <table:table-cell office:value-type="float" office:value="1652239" calcext:value-type="float">
            <text:p>1652239</text:p>
          </table:table-cell>
          <table:table-cell office:value-type="float" office:value="5" calcext:value-type="float">
            <text:p>5</text:p>
          </table:table-cell>
          <table:table-cell office:value-type="float" office:value="0.804796910857786" calcext:value-type="float">
            <text:p>0.804796910857786</text:p>
          </table:table-cell>
          <table:table-cell office:value-type="float" office:value="0.972322937527053" calcext:value-type="float">
            <text:p>0.972322937527053</text:p>
          </table:table-cell>
          <table:table-cell office:value-type="float" office:value="0.978315589227151" calcext:value-type="float">
            <text:p>0.978315589227151</text:p>
          </table:table-cell>
          <table:table-cell office:value-type="float" office:value="0.638529734436242" calcext:value-type="float">
            <text:p>0.638529734436242</text:p>
          </table:table-cell>
          <table:table-cell office:value-type="float" office:value="0.600544285839115" calcext:value-type="float">
            <text:p>0.600544285839115</text:p>
          </table:table-cell>
          <table:table-cell office:value-type="float" office:value="0.670664986451267" calcext:value-type="float">
            <text:p>0.670664986451267</text:p>
          </table:table-cell>
          <table:table-cell office:value-type="float" office:value="0.984811304189122" calcext:value-type="float">
            <text:p>0.984811304189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94053112752" calcext:value-type="float">
            <text:p>-122.294053112752</text:p>
          </table:table-cell>
          <table:table-cell office:value-type="float" office:value="-129.891142832177" calcext:value-type="float">
            <text:p>-129.891142832177</text:p>
          </table:table-cell>
          <table:table-cell office:value-type="float" office:value="-115.867002709747" calcext:value-type="float">
            <text:p>-115.8670027097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09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345871639263" calcext:value-type="float">
            <text:p>79.0345871639263</text:p>
          </table:table-cell>
          <table:table-cell office:value-type="float" office:value="981.934516416234" calcext:value-type="float">
            <text:p>981.93451641623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390" calcext:value-type="float">
            <text:p>1353390</text:p>
          </table:table-cell>
          <table:table-cell office:value-type="float" office:value="1633101" calcext:value-type="float">
            <text:p>1633101</text:p>
          </table:table-cell>
          <table:table-cell office:value-type="float" office:value="1639002" calcext:value-type="float">
            <text:p>1639002</text:p>
          </table:table-cell>
          <table:table-cell office:value-type="float" office:value="1064354" calcext:value-type="float">
            <text:p>1064354</text:p>
          </table:table-cell>
          <table:table-cell office:value-type="float" office:value="1039477" calcext:value-type="float">
            <text:p>1039477</text:p>
          </table:table-cell>
          <table:table-cell office:value-type="float" office:value="1121382" calcext:value-type="float">
            <text:p>1121382</text:p>
          </table:table-cell>
          <table:table-cell office:value-type="float" office:value="1654854" calcext:value-type="float">
            <text:p>1654854</text:p>
          </table:table-cell>
          <table:table-cell office:value-type="float" office:value="5" calcext:value-type="float">
            <text:p>5</text:p>
          </table:table-cell>
          <table:table-cell office:value-type="float" office:value="0.806683398089814" calcext:value-type="float">
            <text:p>0.806683398089814</text:p>
          </table:table-cell>
          <table:table-cell office:value-type="float" office:value="0.973404165912171" calcext:value-type="float">
            <text:p>0.973404165912171</text:p>
          </table:table-cell>
          <table:table-cell office:value-type="float" office:value="0.976921436419658" calcext:value-type="float">
            <text:p>0.976921436419658</text:p>
          </table:table-cell>
          <table:table-cell office:value-type="float" office:value="0.63440449647957" calcext:value-type="float">
            <text:p>0.63440449647957</text:p>
          </table:table-cell>
          <table:table-cell office:value-type="float" office:value="0.619576647231179" calcext:value-type="float">
            <text:p>0.619576647231179</text:p>
          </table:table-cell>
          <table:table-cell office:value-type="float" office:value="0.668395837354164" calcext:value-type="float">
            <text:p>0.668395837354164</text:p>
          </table:table-cell>
          <table:table-cell office:value-type="float" office:value="0.986369965835806" calcext:value-type="float">
            <text:p>0.986369965835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119100704086" calcext:value-type="float">
            <text:p>-123.119100704086</text:p>
          </table:table-cell>
          <table:table-cell office:value-type="float" office:value="-126.084670553764" calcext:value-type="float">
            <text:p>-126.084670553764</text:p>
          </table:table-cell>
          <table:table-cell office:value-type="float" office:value="-116.320832529167" calcext:value-type="float">
            <text:p>-116.3208325291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12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613266697824" calcext:value-type="float">
            <text:p>79.0613266697824</text:p>
          </table:table-cell>
          <table:table-cell office:value-type="float" office:value="981.879461416205" calcext:value-type="float">
            <text:p>981.87946141620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416" calcext:value-type="float">
            <text:p>1343416</text:p>
          </table:table-cell>
          <table:table-cell office:value-type="float" office:value="1634318" calcext:value-type="float">
            <text:p>1634318</text:p>
          </table:table-cell>
          <table:table-cell office:value-type="float" office:value="1638525" calcext:value-type="float">
            <text:p>1638525</text:p>
          </table:table-cell>
          <table:table-cell office:value-type="float" office:value="1058497" calcext:value-type="float">
            <text:p>1058497</text:p>
          </table:table-cell>
          <table:table-cell office:value-type="float" office:value="1068890" calcext:value-type="float">
            <text:p>1068890</text:p>
          </table:table-cell>
          <table:table-cell office:value-type="float" office:value="1093326" calcext:value-type="float">
            <text:p>1093326</text:p>
          </table:table-cell>
          <table:table-cell office:value-type="float" office:value="1656084" calcext:value-type="float">
            <text:p>1656084</text:p>
          </table:table-cell>
          <table:table-cell office:value-type="float" office:value="5" calcext:value-type="float">
            <text:p>5</text:p>
          </table:table-cell>
          <table:table-cell office:value-type="float" office:value="0.800738430111221" calcext:value-type="float">
            <text:p>0.800738430111221</text:p>
          </table:table-cell>
          <table:table-cell office:value-type="float" office:value="0.974129554525561" calcext:value-type="float">
            <text:p>0.974129554525561</text:p>
          </table:table-cell>
          <table:table-cell office:value-type="float" office:value="0.976637122230187" calcext:value-type="float">
            <text:p>0.976637122230187</text:p>
          </table:table-cell>
          <table:table-cell office:value-type="float" office:value="0.630913452018911" calcext:value-type="float">
            <text:p>0.630913452018911</text:p>
          </table:table-cell>
          <table:table-cell office:value-type="float" office:value="0.637108163488884" calcext:value-type="float">
            <text:p>0.637108163488884</text:p>
          </table:table-cell>
          <table:table-cell office:value-type="float" office:value="0.651673156222481" calcext:value-type="float">
            <text:p>0.651673156222481</text:p>
          </table:table-cell>
          <table:table-cell office:value-type="float" office:value="0.98710310305394" calcext:value-type="float">
            <text:p>0.987103103053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817309596218" calcext:value-type="float">
            <text:p>-123.817309596218</text:p>
          </table:table-cell>
          <table:table-cell office:value-type="float" office:value="-122.578367302223" calcext:value-type="float">
            <text:p>-122.578367302223</text:p>
          </table:table-cell>
          <table:table-cell office:value-type="float" office:value="-119.665368755504" calcext:value-type="float">
            <text:p>-119.6653687555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14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622461939322" calcext:value-type="float">
            <text:p>79.0622461939322</text:p>
          </table:table-cell>
          <table:table-cell office:value-type="float" office:value="981.951539811815" calcext:value-type="float">
            <text:p>981.95153981181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981" calcext:value-type="float">
            <text:p>1343981</text:p>
          </table:table-cell>
          <table:table-cell office:value-type="float" office:value="1633348" calcext:value-type="float">
            <text:p>1633348</text:p>
          </table:table-cell>
          <table:table-cell office:value-type="float" office:value="1638787" calcext:value-type="float">
            <text:p>1638787</text:p>
          </table:table-cell>
          <table:table-cell office:value-type="float" office:value="1050059" calcext:value-type="float">
            <text:p>1050059</text:p>
          </table:table-cell>
          <table:table-cell office:value-type="float" office:value="1105419" calcext:value-type="float">
            <text:p>1105419</text:p>
          </table:table-cell>
          <table:table-cell office:value-type="float" office:value="1054391" calcext:value-type="float">
            <text:p>1054391</text:p>
          </table:table-cell>
          <table:table-cell office:value-type="float" office:value="1657671" calcext:value-type="float">
            <text:p>1657671</text:p>
          </table:table-cell>
          <table:table-cell office:value-type="float" office:value="5" calcext:value-type="float">
            <text:p>5</text:p>
          </table:table-cell>
          <table:table-cell office:value-type="float" office:value="0.801075196394348" calcext:value-type="float">
            <text:p>0.801075196394348</text:p>
          </table:table-cell>
          <table:table-cell office:value-type="float" office:value="0.973551389402317" calcext:value-type="float">
            <text:p>0.973551389402317</text:p>
          </table:table-cell>
          <table:table-cell office:value-type="float" office:value="0.976793286418114" calcext:value-type="float">
            <text:p>0.976793286418114</text:p>
          </table:table-cell>
          <table:table-cell office:value-type="float" office:value="0.625884011493207" calcext:value-type="float">
            <text:p>0.625884011493207</text:p>
          </table:table-cell>
          <table:table-cell office:value-type="float" office:value="0.658881146774429" calcext:value-type="float">
            <text:p>0.658881146774429</text:p>
          </table:table-cell>
          <table:table-cell office:value-type="float" office:value="0.628466085012684" calcext:value-type="float">
            <text:p>0.628466085012684</text:p>
          </table:table-cell>
          <table:table-cell office:value-type="float" office:value="0.988049028879288" calcext:value-type="float">
            <text:p>0.988049028879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23197701359" calcext:value-type="float">
            <text:p>-124.823197701359</text:p>
          </table:table-cell>
          <table:table-cell office:value-type="float" office:value="-118.223770645114" calcext:value-type="float">
            <text:p>-118.223770645114</text:p>
          </table:table-cell>
          <table:table-cell office:value-type="float" office:value="-124.306782997463" calcext:value-type="float">
            <text:p>-124.3067829974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16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9.0559787857515" calcext:value-type="float">
            <text:p>79.0559787857515</text:p>
          </table:table-cell>
          <table:table-cell office:value-type="float" office:value="981.962043948954" calcext:value-type="float">
            <text:p>981.96204394895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113" calcext:value-type="float">
            <text:p>1370113</text:p>
          </table:table-cell>
          <table:table-cell office:value-type="float" office:value="1630878" calcext:value-type="float">
            <text:p>1630878</text:p>
          </table:table-cell>
          <table:table-cell office:value-type="float" office:value="1639066" calcext:value-type="float">
            <text:p>1639066</text:p>
          </table:table-cell>
          <table:table-cell office:value-type="float" office:value="1064533" calcext:value-type="float">
            <text:p>1064533</text:p>
          </table:table-cell>
          <table:table-cell office:value-type="float" office:value="1114190" calcext:value-type="float">
            <text:p>1114190</text:p>
          </table:table-cell>
          <table:table-cell office:value-type="float" office:value="1028333" calcext:value-type="float">
            <text:p>1028333</text:p>
          </table:table-cell>
          <table:table-cell office:value-type="float" office:value="1659666" calcext:value-type="float">
            <text:p>1659666</text:p>
          </table:table-cell>
          <table:table-cell office:value-type="float" office:value="5" calcext:value-type="float">
            <text:p>5</text:p>
          </table:table-cell>
          <table:table-cell office:value-type="float" office:value="0.816651084023843" calcext:value-type="float">
            <text:p>0.816651084023843</text:p>
          </table:table-cell>
          <table:table-cell office:value-type="float" office:value="0.97207915450086" calcext:value-type="float">
            <text:p>0.97207915450086</text:p>
          </table:table-cell>
          <table:table-cell office:value-type="float" office:value="0.976959583396862" calcext:value-type="float">
            <text:p>0.976959583396862</text:p>
          </table:table-cell>
          <table:table-cell office:value-type="float" office:value="0.634511188806437" calcext:value-type="float">
            <text:p>0.634511188806437</text:p>
          </table:table-cell>
          <table:table-cell office:value-type="float" office:value="0.664109070790895" calcext:value-type="float">
            <text:p>0.664109070790895</text:p>
          </table:table-cell>
          <table:table-cell office:value-type="float" office:value="0.612934304825581" calcext:value-type="float">
            <text:p>0.612934304825581</text:p>
          </table:table-cell>
          <table:table-cell office:value-type="float" office:value="0.989238141684311" calcext:value-type="float">
            <text:p>0.989238141684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97762238713" calcext:value-type="float">
            <text:p>-123.097762238713</text:p>
          </table:table-cell>
          <table:table-cell office:value-type="float" office:value="-117.178185841821" calcext:value-type="float">
            <text:p>-117.178185841821</text:p>
          </table:table-cell>
          <table:table-cell office:value-type="float" office:value="-127.413139034884" calcext:value-type="float">
            <text:p>-127.4131390348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18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568981906443" calcext:value-type="float">
            <text:p>79.0568981906443</text:p>
          </table:table-cell>
          <table:table-cell office:value-type="float" office:value="981.979067802441" calcext:value-type="float">
            <text:p>981.979067802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684" calcext:value-type="float">
            <text:p>1368684</text:p>
          </table:table-cell>
          <table:table-cell office:value-type="float" office:value="1630669" calcext:value-type="float">
            <text:p>1630669</text:p>
          </table:table-cell>
          <table:table-cell office:value-type="float" office:value="1642917" calcext:value-type="float">
            <text:p>1642917</text:p>
          </table:table-cell>
          <table:table-cell office:value-type="float" office:value="1129787" calcext:value-type="float">
            <text:p>1129787</text:p>
          </table:table-cell>
          <table:table-cell office:value-type="float" office:value="1041417" calcext:value-type="float">
            <text:p>1041417</text:p>
          </table:table-cell>
          <table:table-cell office:value-type="float" office:value="1011879" calcext:value-type="float">
            <text:p>1011879</text:p>
          </table:table-cell>
          <table:table-cell office:value-type="float" office:value="1658534" calcext:value-type="float">
            <text:p>1658534</text:p>
          </table:table-cell>
          <table:table-cell office:value-type="float" office:value="5" calcext:value-type="float">
            <text:p>5</text:p>
          </table:table-cell>
          <table:table-cell office:value-type="float" office:value="0.815799333548466" calcext:value-type="float">
            <text:p>0.815799333548466</text:p>
          </table:table-cell>
          <table:table-cell office:value-type="float" office:value="0.971954580778429" calcext:value-type="float">
            <text:p>0.971954580778429</text:p>
          </table:table-cell>
          <table:table-cell office:value-type="float" office:value="0.979254958540792" calcext:value-type="float">
            <text:p>0.979254958540792</text:p>
          </table:table-cell>
          <table:table-cell office:value-type="float" office:value="0.673405608344747" calcext:value-type="float">
            <text:p>0.673405608344747</text:p>
          </table:table-cell>
          <table:table-cell office:value-type="float" office:value="0.620732977477667" calcext:value-type="float">
            <text:p>0.620732977477667</text:p>
          </table:table-cell>
          <table:table-cell office:value-type="float" office:value="0.603126955405111" calcext:value-type="float">
            <text:p>0.603126955405111</text:p>
          </table:table-cell>
          <table:table-cell office:value-type="float" office:value="0.98856341702502" calcext:value-type="float">
            <text:p>0.98856341702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318878331051" calcext:value-type="float">
            <text:p>-115.318878331051</text:p>
          </table:table-cell>
          <table:table-cell office:value-type="float" office:value="-125.853404504467" calcext:value-type="float">
            <text:p>-125.853404504467</text:p>
          </table:table-cell>
          <table:table-cell office:value-type="float" office:value="-129.374608918978" calcext:value-type="float">
            <text:p>-129.3746089189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20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622461939322" calcext:value-type="float">
            <text:p>79.0622461939322</text:p>
          </table:table-cell>
          <table:table-cell office:value-type="float" office:value="981.89648389598" calcext:value-type="float">
            <text:p>981.8964838959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242" calcext:value-type="float">
            <text:p>1346242</text:p>
          </table:table-cell>
          <table:table-cell office:value-type="float" office:value="1629999" calcext:value-type="float">
            <text:p>1629999</text:p>
          </table:table-cell>
          <table:table-cell office:value-type="float" office:value="1641832" calcext:value-type="float">
            <text:p>1641832</text:p>
          </table:table-cell>
          <table:table-cell office:value-type="float" office:value="1161405" calcext:value-type="float">
            <text:p>1161405</text:p>
          </table:table-cell>
          <table:table-cell office:value-type="float" office:value="1017645" calcext:value-type="float">
            <text:p>1017645</text:p>
          </table:table-cell>
          <table:table-cell office:value-type="float" office:value="1032135" calcext:value-type="float">
            <text:p>1032135</text:p>
          </table:table-cell>
          <table:table-cell office:value-type="float" office:value="1653137" calcext:value-type="float">
            <text:p>1653137</text:p>
          </table:table-cell>
          <table:table-cell office:value-type="float" office:value="5" calcext:value-type="float">
            <text:p>5</text:p>
          </table:table-cell>
          <table:table-cell office:value-type="float" office:value="0.802422857573373" calcext:value-type="float">
            <text:p>0.802422857573373</text:p>
          </table:table-cell>
          <table:table-cell office:value-type="float" office:value="0.971555229610828" calcext:value-type="float">
            <text:p>0.971555229610828</text:p>
          </table:table-cell>
          <table:table-cell office:value-type="float" office:value="0.978608248067885" calcext:value-type="float">
            <text:p>0.978608248067885</text:p>
          </table:table-cell>
          <table:table-cell office:value-type="float" office:value="0.692251407176424" calcext:value-type="float">
            <text:p>0.692251407176424</text:p>
          </table:table-cell>
          <table:table-cell office:value-type="float" office:value="0.606563759632559" calcext:value-type="float">
            <text:p>0.606563759632559</text:p>
          </table:table-cell>
          <table:table-cell office:value-type="float" office:value="0.615200473690089" calcext:value-type="float">
            <text:p>0.615200473690089</text:p>
          </table:table-cell>
          <table:table-cell office:value-type="float" office:value="0.985346553963012" calcext:value-type="float">
            <text:p>0.985346553963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49718564715" calcext:value-type="float">
            <text:p>-111.549718564715</text:p>
          </table:table-cell>
          <table:table-cell office:value-type="float" office:value="-128.687248073488" calcext:value-type="float">
            <text:p>-128.687248073488</text:p>
          </table:table-cell>
          <table:table-cell office:value-type="float" office:value="-126.959905261982" calcext:value-type="float">
            <text:p>-126.9599052619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22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9.0578175572535" calcext:value-type="float">
            <text:p>79.0578175572535</text:p>
          </table:table-cell>
          <table:table-cell office:value-type="float" office:value="981.913506520787" calcext:value-type="float">
            <text:p>981.9135065207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426" calcext:value-type="float">
            <text:p>1364426</text:p>
          </table:table-cell>
          <table:table-cell office:value-type="float" office:value="1635055" calcext:value-type="float">
            <text:p>1635055</text:p>
          </table:table-cell>
          <table:table-cell office:value-type="float" office:value="1639652" calcext:value-type="float">
            <text:p>1639652</text:p>
          </table:table-cell>
          <table:table-cell office:value-type="float" office:value="1065766" calcext:value-type="float">
            <text:p>1065766</text:p>
          </table:table-cell>
          <table:table-cell office:value-type="float" office:value="1016307" calcext:value-type="float">
            <text:p>1016307</text:p>
          </table:table-cell>
          <table:table-cell office:value-type="float" office:value="1137987" calcext:value-type="float">
            <text:p>1137987</text:p>
          </table:table-cell>
          <table:table-cell office:value-type="float" office:value="1653918" calcext:value-type="float">
            <text:p>1653918</text:p>
          </table:table-cell>
          <table:table-cell office:value-type="float" office:value="5" calcext:value-type="float">
            <text:p>5</text:p>
          </table:table-cell>
          <table:table-cell office:value-type="float" office:value="0.813261367471381" calcext:value-type="float">
            <text:p>0.813261367471381</text:p>
          </table:table-cell>
          <table:table-cell office:value-type="float" office:value="0.974568840809922" calcext:value-type="float">
            <text:p>0.974568840809922</text:p>
          </table:table-cell>
          <table:table-cell office:value-type="float" office:value="0.977308866656884" calcext:value-type="float">
            <text:p>0.977308866656884</text:p>
          </table:table-cell>
          <table:table-cell office:value-type="float" office:value="0.635246114164128" calcext:value-type="float">
            <text:p>0.635246114164128</text:p>
          </table:table-cell>
          <table:table-cell office:value-type="float" office:value="0.605766249390393" calcext:value-type="float">
            <text:p>0.605766249390393</text:p>
          </table:table-cell>
          <table:table-cell office:value-type="float" office:value="0.678293189798974" calcext:value-type="float">
            <text:p>0.678293189798974</text:p>
          </table:table-cell>
          <table:table-cell office:value-type="float" office:value="0.985812066294201" calcext:value-type="float">
            <text:p>0.985812066294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50777167174" calcext:value-type="float">
            <text:p>-122.950777167174</text:p>
          </table:table-cell>
          <table:table-cell office:value-type="float" office:value="-128.846750121921" calcext:value-type="float">
            <text:p>-128.846750121921</text:p>
          </table:table-cell>
          <table:table-cell office:value-type="float" office:value="-114.341362040205" calcext:value-type="float">
            <text:p>-114.3413620402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25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675941886494" calcext:value-type="float">
            <text:p>79.0675941886494</text:p>
          </table:table-cell>
          <table:table-cell office:value-type="float" office:value="981.924011842995" calcext:value-type="float">
            <text:p>981.92401184299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815" calcext:value-type="float">
            <text:p>1347815</text:p>
          </table:table-cell>
          <table:table-cell office:value-type="float" office:value="1635654" calcext:value-type="float">
            <text:p>1635654</text:p>
          </table:table-cell>
          <table:table-cell office:value-type="float" office:value="1638669" calcext:value-type="float">
            <text:p>1638669</text:p>
          </table:table-cell>
          <table:table-cell office:value-type="float" office:value="1058215" calcext:value-type="float">
            <text:p>1058215</text:p>
          </table:table-cell>
          <table:table-cell office:value-type="float" office:value="1073046" calcext:value-type="float">
            <text:p>1073046</text:p>
          </table:table-cell>
          <table:table-cell office:value-type="float" office:value="1047314" calcext:value-type="float">
            <text:p>1047314</text:p>
          </table:table-cell>
          <table:table-cell office:value-type="float" office:value="1657894" calcext:value-type="float">
            <text:p>1657894</text:p>
          </table:table-cell>
          <table:table-cell office:value-type="float" office:value="5" calcext:value-type="float">
            <text:p>5</text:p>
          </table:table-cell>
          <table:table-cell office:value-type="float" office:value="0.803360438747458" calcext:value-type="float">
            <text:p>0.803360438747458</text:p>
          </table:table-cell>
          <table:table-cell office:value-type="float" office:value="0.974925872674688" calcext:value-type="float">
            <text:p>0.974925872674688</text:p>
          </table:table-cell>
          <table:table-cell office:value-type="float" office:value="0.976722952928895" calcext:value-type="float">
            <text:p>0.976722952928895</text:p>
          </table:table-cell>
          <table:table-cell office:value-type="float" office:value="0.630745366900607" calcext:value-type="float">
            <text:p>0.630745366900607</text:p>
          </table:table-cell>
          <table:table-cell office:value-type="float" office:value="0.639585332821051" calcext:value-type="float">
            <text:p>0.639585332821051</text:p>
          </table:table-cell>
          <table:table-cell office:value-type="float" office:value="0.624247863799079" calcext:value-type="float">
            <text:p>0.624247863799079</text:p>
          </table:table-cell>
          <table:table-cell office:value-type="float" office:value="0.988181947252982" calcext:value-type="float">
            <text:p>0.9881819472529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850926619879" calcext:value-type="float">
            <text:p>-123.850926619879</text:p>
          </table:table-cell>
          <table:table-cell office:value-type="float" office:value="-122.08293343579" calcext:value-type="float">
            <text:p>-122.08293343579</text:p>
          </table:table-cell>
          <table:table-cell office:value-type="float" office:value="-125.150427240184" calcext:value-type="float">
            <text:p>-125.1504272401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27</text:p>
          </table:table-cell>
          <table:table-cell office:value-type="float" office:value="25.857793153642" calcext:value-type="float">
            <text:p>25.857793153642</text:p>
          </table:table-cell>
          <table:table-cell office:value-type="float" office:value="79.0520098072472" calcext:value-type="float">
            <text:p>79.0520098072472</text:p>
          </table:table-cell>
          <table:table-cell office:value-type="float" office:value="981.987579783575" calcext:value-type="float">
            <text:p>981.98757978357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648" calcext:value-type="float">
            <text:p>1368648</text:p>
          </table:table-cell>
          <table:table-cell office:value-type="float" office:value="1631114" calcext:value-type="float">
            <text:p>1631114</text:p>
          </table:table-cell>
          <table:table-cell office:value-type="float" office:value="1639904" calcext:value-type="float">
            <text:p>1639904</text:p>
          </table:table-cell>
          <table:table-cell office:value-type="float" office:value="1052347" calcext:value-type="float">
            <text:p>1052347</text:p>
          </table:table-cell>
          <table:table-cell office:value-type="float" office:value="1128394" calcext:value-type="float">
            <text:p>1128394</text:p>
          </table:table-cell>
          <table:table-cell office:value-type="float" office:value="1030789" calcext:value-type="float">
            <text:p>1030789</text:p>
          </table:table-cell>
          <table:table-cell office:value-type="float" office:value="1659086" calcext:value-type="float">
            <text:p>1659086</text:p>
          </table:table-cell>
          <table:table-cell office:value-type="float" office:value="5" calcext:value-type="float">
            <text:p>5</text:p>
          </table:table-cell>
          <table:table-cell office:value-type="float" office:value="0.815777875873789" calcext:value-type="float">
            <text:p>0.815777875873789</text:p>
          </table:table-cell>
          <table:table-cell office:value-type="float" office:value="0.972219821479299" calcext:value-type="float">
            <text:p>0.972219821479299</text:p>
          </table:table-cell>
          <table:table-cell office:value-type="float" office:value="0.977459070379623" calcext:value-type="float">
            <text:p>0.977459070379623</text:p>
          </table:table-cell>
          <table:table-cell office:value-type="float" office:value="0.627247765928241" calcext:value-type="float">
            <text:p>0.627247765928241</text:p>
          </table:table-cell>
          <table:table-cell office:value-type="float" office:value="0.672575315544047" calcext:value-type="float">
            <text:p>0.672575315544047</text:p>
          </table:table-cell>
          <table:table-cell office:value-type="float" office:value="0.614398195075774" calcext:value-type="float">
            <text:p>0.614398195075774</text:p>
          </table:table-cell>
          <table:table-cell office:value-type="float" office:value="0.988892434703402" calcext:value-type="float">
            <text:p>0.988892434703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550446814352" calcext:value-type="float">
            <text:p>-124.550446814352</text:p>
          </table:table-cell>
          <table:table-cell office:value-type="float" office:value="-115.484936891191" calcext:value-type="float">
            <text:p>-115.484936891191</text:p>
          </table:table-cell>
          <table:table-cell office:value-type="float" office:value="-127.120360984845" calcext:value-type="float">
            <text:p>-127.120360984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29</text:p>
          </table:table-cell>
          <table:table-cell office:value-type="float" office:value="25.857793153642" calcext:value-type="float">
            <text:p>25.857793153642</text:p>
          </table:table-cell>
          <table:table-cell office:value-type="float" office:value="79.0680539959963" calcext:value-type="float">
            <text:p>79.0680539959963</text:p>
          </table:table-cell>
          <table:table-cell office:value-type="float" office:value="981.932523366223" calcext:value-type="float">
            <text:p>981.93252336622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97" calcext:value-type="float">
            <text:p>1373397</text:p>
          </table:table-cell>
          <table:table-cell office:value-type="float" office:value="1631036" calcext:value-type="float">
            <text:p>1631036</text:p>
          </table:table-cell>
          <table:table-cell office:value-type="float" office:value="1643266" calcext:value-type="float">
            <text:p>1643266</text:p>
          </table:table-cell>
          <table:table-cell office:value-type="float" office:value="1153484" calcext:value-type="float">
            <text:p>1153484</text:p>
          </table:table-cell>
          <table:table-cell office:value-type="float" office:value="1023299" calcext:value-type="float">
            <text:p>1023299</text:p>
          </table:table-cell>
          <table:table-cell office:value-type="float" office:value="1004205" calcext:value-type="float">
            <text:p>1004205</text:p>
          </table:table-cell>
          <table:table-cell office:value-type="float" office:value="1656233" calcext:value-type="float">
            <text:p>1656233</text:p>
          </table:table-cell>
          <table:table-cell office:value-type="float" office:value="5" calcext:value-type="float">
            <text:p>5</text:p>
          </table:table-cell>
          <table:table-cell office:value-type="float" office:value="0.818608500791609" calcext:value-type="float">
            <text:p>0.818608500791609</text:p>
          </table:table-cell>
          <table:table-cell office:value-type="float" office:value="0.972173329850832" calcext:value-type="float">
            <text:p>0.972173329850832</text:p>
          </table:table-cell>
          <table:table-cell office:value-type="float" office:value="0.979462978775856" calcext:value-type="float">
            <text:p>0.979462978775856</text:p>
          </table:table-cell>
          <table:table-cell office:value-type="float" office:value="0.687530122700944" calcext:value-type="float">
            <text:p>0.687530122700944</text:p>
          </table:table-cell>
          <table:table-cell office:value-type="float" office:value="0.6099338066499" calcext:value-type="float">
            <text:p>0.6099338066499</text:p>
          </table:table-cell>
          <table:table-cell office:value-type="float" office:value="0.598552894419777" calcext:value-type="float">
            <text:p>0.598552894419777</text:p>
          </table:table-cell>
          <table:table-cell office:value-type="float" office:value="0.987191913985242" calcext:value-type="float">
            <text:p>0.9871919139852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493975459811" calcext:value-type="float">
            <text:p>-112.493975459811</text:p>
          </table:table-cell>
          <table:table-cell office:value-type="float" office:value="-128.01323867002" calcext:value-type="float">
            <text:p>-128.01323867002</text:p>
          </table:table-cell>
          <table:table-cell office:value-type="float" office:value="-130.289421116045" calcext:value-type="float">
            <text:p>-130.2894211160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31</text:p>
          </table:table-cell>
          <table:table-cell office:value-type="float" office:value="25.857793153642" calcext:value-type="float">
            <text:p>25.857793153642</text:p>
          </table:table-cell>
          <table:table-cell office:value-type="float" office:value="79.0466617271893" calcext:value-type="float">
            <text:p>79.0466617271893</text:p>
          </table:table-cell>
          <table:table-cell office:value-type="float" office:value="981.932523366223" calcext:value-type="float">
            <text:p>981.93252336622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929" calcext:value-type="float">
            <text:p>1343929</text:p>
          </table:table-cell>
          <table:table-cell office:value-type="float" office:value="1630265" calcext:value-type="float">
            <text:p>1630265</text:p>
          </table:table-cell>
          <table:table-cell office:value-type="float" office:value="1644116" calcext:value-type="float">
            <text:p>1644116</text:p>
          </table:table-cell>
          <table:table-cell office:value-type="float" office:value="1172275" calcext:value-type="float">
            <text:p>1172275</text:p>
          </table:table-cell>
          <table:table-cell office:value-type="float" office:value="1016601" calcext:value-type="float">
            <text:p>1016601</text:p>
          </table:table-cell>
          <table:table-cell office:value-type="float" office:value="1001604" calcext:value-type="float">
            <text:p>1001604</text:p>
          </table:table-cell>
          <table:table-cell office:value-type="float" office:value="1655233" calcext:value-type="float">
            <text:p>1655233</text:p>
          </table:table-cell>
          <table:table-cell office:value-type="float" office:value="5" calcext:value-type="float">
            <text:p>5</text:p>
          </table:table-cell>
          <table:table-cell office:value-type="float" office:value="0.80104420197537" calcext:value-type="float">
            <text:p>0.80104420197537</text:p>
          </table:table-cell>
          <table:table-cell office:value-type="float" office:value="0.971713777984831" calcext:value-type="float">
            <text:p>0.971713777984831</text:p>
          </table:table-cell>
          <table:table-cell office:value-type="float" office:value="0.979969618316843" calcext:value-type="float">
            <text:p>0.979969618316843</text:p>
          </table:table-cell>
          <table:table-cell office:value-type="float" office:value="0.698730432835869" calcext:value-type="float">
            <text:p>0.698730432835869</text:p>
          </table:table-cell>
          <table:table-cell office:value-type="float" office:value="0.605941487066923" calcext:value-type="float">
            <text:p>0.605941487066923</text:p>
          </table:table-cell>
          <table:table-cell office:value-type="float" office:value="0.597002577424357" calcext:value-type="float">
            <text:p>0.597002577424357</text:p>
          </table:table-cell>
          <table:table-cell office:value-type="float" office:value="0.986595867466434" calcext:value-type="float">
            <text:p>0.986595867466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253913432826" calcext:value-type="float">
            <text:p>-110.253913432826</text:p>
          </table:table-cell>
          <table:table-cell office:value-type="float" office:value="-128.811702586615" calcext:value-type="float">
            <text:p>-128.811702586615</text:p>
          </table:table-cell>
          <table:table-cell office:value-type="float" office:value="-130.599484515129" calcext:value-type="float">
            <text:p>-130.5994845151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33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462021583569" calcext:value-type="float">
            <text:p>79.0462021583569</text:p>
          </table:table-cell>
          <table:table-cell office:value-type="float" office:value="981.951539811815" calcext:value-type="float">
            <text:p>981.95153981181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158" calcext:value-type="float">
            <text:p>1358158</text:p>
          </table:table-cell>
          <table:table-cell office:value-type="float" office:value="1632999" calcext:value-type="float">
            <text:p>1632999</text:p>
          </table:table-cell>
          <table:table-cell office:value-type="float" office:value="1643405" calcext:value-type="float">
            <text:p>1643405</text:p>
          </table:table-cell>
          <table:table-cell office:value-type="float" office:value="1110688" calcext:value-type="float">
            <text:p>1110688</text:p>
          </table:table-cell>
          <table:table-cell office:value-type="float" office:value="1013532" calcext:value-type="float">
            <text:p>1013532</text:p>
          </table:table-cell>
          <table:table-cell office:value-type="float" office:value="1087540" calcext:value-type="float">
            <text:p>1087540</text:p>
          </table:table-cell>
          <table:table-cell office:value-type="float" office:value="1652950" calcext:value-type="float">
            <text:p>1652950</text:p>
          </table:table-cell>
          <table:table-cell office:value-type="float" office:value="5" calcext:value-type="float">
            <text:p>5</text:p>
          </table:table-cell>
          <table:table-cell office:value-type="float" office:value="0.809525347891491" calcext:value-type="float">
            <text:p>0.809525347891491</text:p>
          </table:table-cell>
          <table:table-cell office:value-type="float" office:value="0.973343369167253" calcext:value-type="float">
            <text:p>0.973343369167253</text:p>
          </table:table-cell>
          <table:table-cell office:value-type="float" office:value="0.97954582924197" calcext:value-type="float">
            <text:p>0.97954582924197</text:p>
          </table:table-cell>
          <table:table-cell office:value-type="float" office:value="0.662021715882029" calcext:value-type="float">
            <text:p>0.662021715882029</text:p>
          </table:table-cell>
          <table:table-cell office:value-type="float" office:value="0.604112220300701" calcext:value-type="float">
            <text:p>0.604112220300701</text:p>
          </table:table-cell>
          <table:table-cell office:value-type="float" office:value="0.648224431064657" calcext:value-type="float">
            <text:p>0.648224431064657</text:p>
          </table:table-cell>
          <table:table-cell office:value-type="float" office:value="0.985235093263995" calcext:value-type="float">
            <text:p>0.985235093263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595656823594" calcext:value-type="float">
            <text:p>-117.595656823594</text:p>
          </table:table-cell>
          <table:table-cell office:value-type="float" office:value="-129.17755593986" calcext:value-type="float">
            <text:p>-129.17755593986</text:p>
          </table:table-cell>
          <table:table-cell office:value-type="float" office:value="-120.355113787069" calcext:value-type="float">
            <text:p>-120.3551137870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36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9.0301580456465" calcext:value-type="float">
            <text:p>79.0301580456465</text:p>
          </table:table-cell>
          <table:table-cell office:value-type="float" office:value="981.924011842995" calcext:value-type="float">
            <text:p>981.92401184299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242" calcext:value-type="float">
            <text:p>1374242</text:p>
          </table:table-cell>
          <table:table-cell office:value-type="float" office:value="1635429" calcext:value-type="float">
            <text:p>1635429</text:p>
          </table:table-cell>
          <table:table-cell office:value-type="float" office:value="1638872" calcext:value-type="float">
            <text:p>1638872</text:p>
          </table:table-cell>
          <table:table-cell office:value-type="float" office:value="1057225" calcext:value-type="float">
            <text:p>1057225</text:p>
          </table:table-cell>
          <table:table-cell office:value-type="float" office:value="1077612" calcext:value-type="float">
            <text:p>1077612</text:p>
          </table:table-cell>
          <table:table-cell office:value-type="float" office:value="1081070" calcext:value-type="float">
            <text:p>1081070</text:p>
          </table:table-cell>
          <table:table-cell office:value-type="float" office:value="1656825" calcext:value-type="float">
            <text:p>1656825</text:p>
          </table:table-cell>
          <table:table-cell office:value-type="float" office:value="5" calcext:value-type="float">
            <text:p>5</text:p>
          </table:table-cell>
          <table:table-cell office:value-type="float" office:value="0.819112160100002" calcext:value-type="float">
            <text:p>0.819112160100002</text:p>
          </table:table-cell>
          <table:table-cell office:value-type="float" office:value="0.974791762207957" calcext:value-type="float">
            <text:p>0.974791762207957</text:p>
          </table:table-cell>
          <table:table-cell office:value-type="float" office:value="0.976843950372213" calcext:value-type="float">
            <text:p>0.976843950372213</text:p>
          </table:table-cell>
          <table:table-cell office:value-type="float" office:value="0.630155280846987" calcext:value-type="float">
            <text:p>0.630155280846987</text:p>
          </table:table-cell>
          <table:table-cell office:value-type="float" office:value="0.642306881225929" calcext:value-type="float">
            <text:p>0.642306881225929</text:p>
          </table:table-cell>
          <table:table-cell office:value-type="float" office:value="0.644368010087968" calcext:value-type="float">
            <text:p>0.644368010087968</text:p>
          </table:table-cell>
          <table:table-cell office:value-type="float" office:value="0.987544773524376" calcext:value-type="float">
            <text:p>0.987544773524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968943830603" calcext:value-type="float">
            <text:p>-123.968943830603</text:p>
          </table:table-cell>
          <table:table-cell office:value-type="float" office:value="-121.538623754814" calcext:value-type="float">
            <text:p>-121.538623754814</text:p>
          </table:table-cell>
          <table:table-cell office:value-type="float" office:value="-121.126397982406" calcext:value-type="float">
            <text:p>-121.1263979824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38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9.0150322683401" calcext:value-type="float">
            <text:p>79.0150322683401</text:p>
          </table:table-cell>
          <table:table-cell office:value-type="float" office:value="981.996091800968" calcext:value-type="float">
            <text:p>981.99609180096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763" calcext:value-type="float">
            <text:p>1356763</text:p>
          </table:table-cell>
          <table:table-cell office:value-type="float" office:value="1631048" calcext:value-type="float">
            <text:p>1631048</text:p>
          </table:table-cell>
          <table:table-cell office:value-type="float" office:value="1662198" calcext:value-type="float">
            <text:p>1662198</text:p>
          </table:table-cell>
          <table:table-cell office:value-type="float" office:value="1165002" calcext:value-type="float">
            <text:p>1165002</text:p>
          </table:table-cell>
          <table:table-cell office:value-type="float" office:value="1018591" calcext:value-type="float">
            <text:p>1018591</text:p>
          </table:table-cell>
          <table:table-cell office:value-type="float" office:value="1022039" calcext:value-type="float">
            <text:p>1022039</text:p>
          </table:table-cell>
          <table:table-cell office:value-type="float" office:value="1653985" calcext:value-type="float">
            <text:p>1653985</text:p>
          </table:table-cell>
          <table:table-cell office:value-type="float" office:value="5" calcext:value-type="float">
            <text:p>5</text:p>
          </table:table-cell>
          <table:table-cell office:value-type="float" office:value="0.808693862997754" calcext:value-type="float">
            <text:p>0.808693862997754</text:p>
          </table:table-cell>
          <table:table-cell office:value-type="float" office:value="0.972180482409058" calcext:value-type="float">
            <text:p>0.972180482409058</text:p>
          </table:table-cell>
          <table:table-cell office:value-type="float" office:value="0.990747331469933" calcext:value-type="float">
            <text:p>0.990747331469933</text:p>
          </table:table-cell>
          <table:table-cell office:value-type="float" office:value="0.694395386504577" calcext:value-type="float">
            <text:p>0.694395386504577</text:p>
          </table:table-cell>
          <table:table-cell office:value-type="float" office:value="0.607127619639351" calcext:value-type="float">
            <text:p>0.607127619639351</text:p>
          </table:table-cell>
          <table:table-cell office:value-type="float" office:value="0.609182788036202" calcext:value-type="float">
            <text:p>0.609182788036202</text:p>
          </table:table-cell>
          <table:table-cell office:value-type="float" office:value="0.985852001410961" calcext:value-type="float">
            <text:p>0.9858520014109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120922699085" calcext:value-type="float">
            <text:p>-111.120922699085</text:p>
          </table:table-cell>
          <table:table-cell office:value-type="float" office:value="-128.57447607213" calcext:value-type="float">
            <text:p>-128.57447607213</text:p>
          </table:table-cell>
          <table:table-cell office:value-type="float" office:value="-128.16344239276" calcext:value-type="float">
            <text:p>-128.16344239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40</text:p>
          </table:table-cell>
          <table:table-cell office:value-type="float" office:value="25.8679012657667" calcext:value-type="float">
            <text:p>25.8679012657667</text:p>
          </table:table-cell>
          <table:table-cell office:value-type="float" office:value="79.0101432009396" calcext:value-type="float">
            <text:p>79.0101432009396</text:p>
          </table:table-cell>
          <table:table-cell office:value-type="float" office:value="981.949546521449" calcext:value-type="float">
            <text:p>981.94954652144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74" calcext:value-type="float">
            <text:p>1369874</text:p>
          </table:table-cell>
          <table:table-cell office:value-type="float" office:value="1635147" calcext:value-type="float">
            <text:p>1635147</text:p>
          </table:table-cell>
          <table:table-cell office:value-type="float" office:value="1640638" calcext:value-type="float">
            <text:p>1640638</text:p>
          </table:table-cell>
          <table:table-cell office:value-type="float" office:value="1065818" calcext:value-type="float">
            <text:p>1065818</text:p>
          </table:table-cell>
          <table:table-cell office:value-type="float" office:value="1010355" calcext:value-type="float">
            <text:p>1010355</text:p>
          </table:table-cell>
          <table:table-cell office:value-type="float" office:value="1137636" calcext:value-type="float">
            <text:p>1137636</text:p>
          </table:table-cell>
          <table:table-cell office:value-type="float" office:value="1652209" calcext:value-type="float">
            <text:p>1652209</text:p>
          </table:table-cell>
          <table:table-cell office:value-type="float" office:value="5" calcext:value-type="float">
            <text:p>5</text:p>
          </table:table-cell>
          <table:table-cell office:value-type="float" office:value="0.816508628905848" calcext:value-type="float">
            <text:p>0.816508628905848</text:p>
          </table:table-cell>
          <table:table-cell office:value-type="float" office:value="0.974623677089653" calcext:value-type="float">
            <text:p>0.974623677089653</text:p>
          </table:table-cell>
          <table:table-cell office:value-type="float" office:value="0.977896568524428" calcext:value-type="float">
            <text:p>0.977896568524428</text:p>
          </table:table-cell>
          <table:table-cell office:value-type="float" office:value="0.635277108583106" calcext:value-type="float">
            <text:p>0.635277108583106</text:p>
          </table:table-cell>
          <table:table-cell office:value-type="float" office:value="0.602218580510447" calcext:value-type="float">
            <text:p>0.602218580510447</text:p>
          </table:table-cell>
          <table:table-cell office:value-type="float" office:value="0.678083977470872" calcext:value-type="float">
            <text:p>0.678083977470872</text:p>
          </table:table-cell>
          <table:table-cell office:value-type="float" office:value="0.984793422793558" calcext:value-type="float">
            <text:p>0.984793422793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44578283379" calcext:value-type="float">
            <text:p>-122.944578283379</text:p>
          </table:table-cell>
          <table:table-cell office:value-type="float" office:value="-129.556283897911" calcext:value-type="float">
            <text:p>-129.556283897911</text:p>
          </table:table-cell>
          <table:table-cell office:value-type="float" office:value="-114.383204505826" calcext:value-type="float">
            <text:p>-114.383204505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42</text:p>
          </table:table-cell>
          <table:table-cell office:value-type="float" office:value="25.8729553222656" calcext:value-type="float">
            <text:p>25.8729553222656</text:p>
          </table:table-cell>
          <table:table-cell office:value-type="float" office:value="78.9410733973878" calcext:value-type="float">
            <text:p>78.9410733973878</text:p>
          </table:table-cell>
          <table:table-cell office:value-type="float" office:value="981.958058153441" calcext:value-type="float">
            <text:p>981.958058153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612" calcext:value-type="float">
            <text:p>1346612</text:p>
          </table:table-cell>
          <table:table-cell office:value-type="float" office:value="1634212" calcext:value-type="float">
            <text:p>1634212</text:p>
          </table:table-cell>
          <table:table-cell office:value-type="float" office:value="1638893" calcext:value-type="float">
            <text:p>1638893</text:p>
          </table:table-cell>
          <table:table-cell office:value-type="float" office:value="1056423" calcext:value-type="float">
            <text:p>1056423</text:p>
          </table:table-cell>
          <table:table-cell office:value-type="float" office:value="1104603" calcext:value-type="float">
            <text:p>1104603</text:p>
          </table:table-cell>
          <table:table-cell office:value-type="float" office:value="1023954" calcext:value-type="float">
            <text:p>1023954</text:p>
          </table:table-cell>
          <table:table-cell office:value-type="float" office:value="1658878" calcext:value-type="float">
            <text:p>1658878</text:p>
          </table:table-cell>
          <table:table-cell office:value-type="float" office:value="5" calcext:value-type="float">
            <text:p>5</text:p>
          </table:table-cell>
          <table:table-cell office:value-type="float" office:value="0.802643394785332" calcext:value-type="float">
            <text:p>0.802643394785332</text:p>
          </table:table-cell>
          <table:table-cell office:value-type="float" office:value="0.974066373594567" calcext:value-type="float">
            <text:p>0.974066373594567</text:p>
          </table:table-cell>
          <table:table-cell office:value-type="float" office:value="0.976856467349108" calcext:value-type="float">
            <text:p>0.976856467349108</text:p>
          </table:table-cell>
          <table:table-cell office:value-type="float" office:value="0.629677251538903" calcext:value-type="float">
            <text:p>0.629677251538903</text:p>
          </table:table-cell>
          <table:table-cell office:value-type="float" office:value="0.658394772815081" calcext:value-type="float">
            <text:p>0.658394772815081</text:p>
          </table:table-cell>
          <table:table-cell office:value-type="float" office:value="0.61032421711972" calcext:value-type="float">
            <text:p>0.61032421711972</text:p>
          </table:table-cell>
          <table:table-cell office:value-type="float" office:value="0.98876845702749" calcext:value-type="float">
            <text:p>0.988768457027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064549692219" calcext:value-type="float">
            <text:p>-124.064549692219</text:p>
          </table:table-cell>
          <table:table-cell office:value-type="float" office:value="-118.321045436984" calcext:value-type="float">
            <text:p>-118.321045436984</text:p>
          </table:table-cell>
          <table:table-cell office:value-type="float" office:value="-127.935156576056" calcext:value-type="float">
            <text:p>-127.935156576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44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8.908066646189" calcext:value-type="float">
            <text:p>78.908066646189</text:p>
          </table:table-cell>
          <table:table-cell office:value-type="float" office:value="981.941034925709" calcext:value-type="float">
            <text:p>981.94103492570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556" calcext:value-type="float">
            <text:p>1365556</text:p>
          </table:table-cell>
          <table:table-cell office:value-type="float" office:value="1629712" calcext:value-type="float">
            <text:p>1629712</text:p>
          </table:table-cell>
          <table:table-cell office:value-type="float" office:value="1642414" calcext:value-type="float">
            <text:p>1642414</text:p>
          </table:table-cell>
          <table:table-cell office:value-type="float" office:value="1125822" calcext:value-type="float">
            <text:p>1125822</text:p>
          </table:table-cell>
          <table:table-cell office:value-type="float" office:value="1043988" calcext:value-type="float">
            <text:p>1043988</text:p>
          </table:table-cell>
          <table:table-cell office:value-type="float" office:value="1012554" calcext:value-type="float">
            <text:p>1012554</text:p>
          </table:table-cell>
          <table:table-cell office:value-type="float" office:value="1657779" calcext:value-type="float">
            <text:p>1657779</text:p>
          </table:table-cell>
          <table:table-cell office:value-type="float" office:value="5" calcext:value-type="float">
            <text:p>5</text:p>
          </table:table-cell>
          <table:table-cell office:value-type="float" office:value="0.813934900037634" calcext:value-type="float">
            <text:p>0.813934900037634</text:p>
          </table:table-cell>
          <table:table-cell office:value-type="float" office:value="0.97138416425993" calcext:value-type="float">
            <text:p>0.97138416425993</text:p>
          </table:table-cell>
          <table:table-cell office:value-type="float" office:value="0.978955147141832" calcext:value-type="float">
            <text:p>0.978955147141832</text:p>
          </table:table-cell>
          <table:table-cell office:value-type="float" office:value="0.671042283897672" calcext:value-type="float">
            <text:p>0.671042283897672</text:p>
          </table:table-cell>
          <table:table-cell office:value-type="float" office:value="0.622265413077523" calcext:value-type="float">
            <text:p>0.622265413077523</text:p>
          </table:table-cell>
          <table:table-cell office:value-type="float" office:value="0.603529286805306" calcext:value-type="float">
            <text:p>0.603529286805306</text:p>
          </table:table-cell>
          <table:table-cell office:value-type="float" office:value="0.988113401903319" calcext:value-type="float">
            <text:p>0.988113401903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791543220466" calcext:value-type="float">
            <text:p>-115.791543220466</text:p>
          </table:table-cell>
          <table:table-cell office:value-type="float" office:value="-125.546917384495" calcext:value-type="float">
            <text:p>-125.546917384495</text:p>
          </table:table-cell>
          <table:table-cell office:value-type="float" office:value="-129.294142638939" calcext:value-type="float">
            <text:p>-129.2941426389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47</text:p>
          </table:table-cell>
          <table:table-cell office:value-type="float" office:value="25.8679012657667" calcext:value-type="float">
            <text:p>25.8679012657667</text:p>
          </table:table-cell>
          <table:table-cell office:value-type="float" office:value="78.9566601363892" calcext:value-type="float">
            <text:p>78.9566601363892</text:p>
          </table:table-cell>
          <table:table-cell office:value-type="float" office:value="981.97707517713" calcext:value-type="float">
            <text:p>981.9770751771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53" calcext:value-type="float">
            <text:p>1357853</text:p>
          </table:table-cell>
          <table:table-cell office:value-type="float" office:value="1635165" calcext:value-type="float">
            <text:p>1635165</text:p>
          </table:table-cell>
          <table:table-cell office:value-type="float" office:value="1643738" calcext:value-type="float">
            <text:p>1643738</text:p>
          </table:table-cell>
          <table:table-cell office:value-type="float" office:value="1111542" calcext:value-type="float">
            <text:p>1111542</text:p>
          </table:table-cell>
          <table:table-cell office:value-type="float" office:value="1015186" calcext:value-type="float">
            <text:p>1015186</text:p>
          </table:table-cell>
          <table:table-cell office:value-type="float" office:value="1075817" calcext:value-type="float">
            <text:p>1075817</text:p>
          </table:table-cell>
          <table:table-cell office:value-type="float" office:value="1653073" calcext:value-type="float">
            <text:p>1653073</text:p>
          </table:table-cell>
          <table:table-cell office:value-type="float" office:value="5" calcext:value-type="float">
            <text:p>5</text:p>
          </table:table-cell>
          <table:table-cell office:value-type="float" office:value="0.809343553703255" calcext:value-type="float">
            <text:p>0.809343553703255</text:p>
          </table:table-cell>
          <table:table-cell office:value-type="float" office:value="0.974634405926991" calcext:value-type="float">
            <text:p>0.974634405926991</text:p>
          </table:table-cell>
          <table:table-cell office:value-type="float" office:value="0.979744312732734" calcext:value-type="float">
            <text:p>0.979744312732734</text:p>
          </table:table-cell>
          <table:table-cell office:value-type="float" office:value="0.662530739609091" calcext:value-type="float">
            <text:p>0.662530739609091</text:p>
          </table:table-cell>
          <table:table-cell office:value-type="float" office:value="0.605098081242809" calcext:value-type="float">
            <text:p>0.605098081242809</text:p>
          </table:table-cell>
          <table:table-cell office:value-type="float" office:value="0.641236977724669" calcext:value-type="float">
            <text:p>0.641236977724669</text:p>
          </table:table-cell>
          <table:table-cell office:value-type="float" office:value="0.985308406985808" calcext:value-type="float">
            <text:p>0.985308406985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493852078182" calcext:value-type="float">
            <text:p>-117.493852078182</text:p>
          </table:table-cell>
          <table:table-cell office:value-type="float" office:value="-128.980383751438" calcext:value-type="float">
            <text:p>-128.980383751438</text:p>
          </table:table-cell>
          <table:table-cell office:value-type="float" office:value="-121.752604455066" calcext:value-type="float">
            <text:p>-121.7526044550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49</text:p>
          </table:table-cell>
          <table:table-cell office:value-type="float" office:value="25.8679012657667" calcext:value-type="float">
            <text:p>25.8679012657667</text:p>
          </table:table-cell>
          <table:table-cell office:value-type="float" office:value="78.9566601363892" calcext:value-type="float">
            <text:p>78.9566601363892</text:p>
          </table:table-cell>
          <table:table-cell office:value-type="float" office:value="981.949546521449" calcext:value-type="float">
            <text:p>981.94954652144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07" calcext:value-type="float">
            <text:p>1370007</text:p>
          </table:table-cell>
          <table:table-cell office:value-type="float" office:value="1634169" calcext:value-type="float">
            <text:p>1634169</text:p>
          </table:table-cell>
          <table:table-cell office:value-type="float" office:value="1642392" calcext:value-type="float">
            <text:p>1642392</text:p>
          </table:table-cell>
          <table:table-cell office:value-type="float" office:value="1070173" calcext:value-type="float">
            <text:p>1070173</text:p>
          </table:table-cell>
          <table:table-cell office:value-type="float" office:value="1006563" calcext:value-type="float">
            <text:p>1006563</text:p>
          </table:table-cell>
          <table:table-cell office:value-type="float" office:value="1127607" calcext:value-type="float">
            <text:p>1127607</text:p>
          </table:table-cell>
          <table:table-cell office:value-type="float" office:value="1654106" calcext:value-type="float">
            <text:p>1654106</text:p>
          </table:table-cell>
          <table:table-cell office:value-type="float" office:value="5" calcext:value-type="float">
            <text:p>5</text:p>
          </table:table-cell>
          <table:table-cell office:value-type="float" office:value="0.81658790309285" calcext:value-type="float">
            <text:p>0.81658790309285</text:p>
          </table:table-cell>
          <table:table-cell office:value-type="float" office:value="0.974040743594258" calcext:value-type="float">
            <text:p>0.974040743594258</text:p>
          </table:table-cell>
          <table:table-cell office:value-type="float" office:value="0.978942034118418" calcext:value-type="float">
            <text:p>0.978942034118418</text:p>
          </table:table-cell>
          <table:table-cell office:value-type="float" office:value="0.637872891172515" calcext:value-type="float">
            <text:p>0.637872891172515</text:p>
          </table:table-cell>
          <table:table-cell office:value-type="float" office:value="0.599958372111126" calcext:value-type="float">
            <text:p>0.599958372111126</text:p>
          </table:table-cell>
          <table:table-cell office:value-type="float" office:value="0.672106226933745" calcext:value-type="float">
            <text:p>0.672106226933745</text:p>
          </table:table-cell>
          <table:table-cell office:value-type="float" office:value="0.985924123039737" calcext:value-type="float">
            <text:p>0.9859241230397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425421765497" calcext:value-type="float">
            <text:p>-122.425421765497</text:p>
          </table:table-cell>
          <table:table-cell office:value-type="float" office:value="-130.008325577775" calcext:value-type="float">
            <text:p>-130.008325577775</text:p>
          </table:table-cell>
          <table:table-cell office:value-type="float" office:value="-115.578754613251" calcext:value-type="float">
            <text:p>-115.5787546132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51</text:p>
          </table:table-cell>
          <table:table-cell office:value-type="float" office:value="25.8729553222656" calcext:value-type="float">
            <text:p>25.8729553222656</text:p>
          </table:table-cell>
          <table:table-cell office:value-type="float" office:value="78.9196795901886" calcext:value-type="float">
            <text:p>78.9196795901886</text:p>
          </table:table-cell>
          <table:table-cell office:value-type="float" office:value="981.985587038077" calcext:value-type="float">
            <text:p>981.98558703807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1205" calcext:value-type="float">
            <text:p>1341205</text:p>
          </table:table-cell>
          <table:table-cell office:value-type="float" office:value="1633473" calcext:value-type="float">
            <text:p>1633473</text:p>
          </table:table-cell>
          <table:table-cell office:value-type="float" office:value="1638865" calcext:value-type="float">
            <text:p>1638865</text:p>
          </table:table-cell>
          <table:table-cell office:value-type="float" office:value="1052018" calcext:value-type="float">
            <text:p>1052018</text:p>
          </table:table-cell>
          <table:table-cell office:value-type="float" office:value="1098560" calcext:value-type="float">
            <text:p>1098560</text:p>
          </table:table-cell>
          <table:table-cell office:value-type="float" office:value="1058015" calcext:value-type="float">
            <text:p>1058015</text:p>
          </table:table-cell>
          <table:table-cell office:value-type="float" office:value="1657769" calcext:value-type="float">
            <text:p>1657769</text:p>
          </table:table-cell>
          <table:table-cell office:value-type="float" office:value="5" calcext:value-type="float">
            <text:p>5</text:p>
          </table:table-cell>
          <table:table-cell office:value-type="float" office:value="0.799420571258136" calcext:value-type="float">
            <text:p>0.799420571258136</text:p>
          </table:table-cell>
          <table:table-cell office:value-type="float" office:value="0.973625895217168" calcext:value-type="float">
            <text:p>0.973625895217168</text:p>
          </table:table-cell>
          <table:table-cell office:value-type="float" office:value="0.976839778046582" calcext:value-type="float">
            <text:p>0.976839778046582</text:p>
          </table:table-cell>
          <table:table-cell office:value-type="float" office:value="0.627051666623553" calcext:value-type="float">
            <text:p>0.627051666623553</text:p>
          </table:table-cell>
          <table:table-cell office:value-type="float" office:value="0.654792863701923" calcext:value-type="float">
            <text:p>0.654792863701923</text:p>
          </table:table-cell>
          <table:table-cell office:value-type="float" office:value="0.630626157596845" calcext:value-type="float">
            <text:p>0.630626157596845</text:p>
          </table:table-cell>
          <table:table-cell office:value-type="float" office:value="0.988107441438132" calcext:value-type="float">
            <text:p>0.988107441438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589666675289" calcext:value-type="float">
            <text:p>-124.589666675289</text:p>
          </table:table-cell>
          <table:table-cell office:value-type="float" office:value="-119.041427259615" calcext:value-type="float">
            <text:p>-119.041427259615</text:p>
          </table:table-cell>
          <table:table-cell office:value-type="float" office:value="-123.874768480631" calcext:value-type="float">
            <text:p>-123.874768480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53</text:p>
          </table:table-cell>
          <table:table-cell office:value-type="float" office:value="25.8679012657667" calcext:value-type="float">
            <text:p>25.8679012657667</text:p>
          </table:table-cell>
          <table:table-cell office:value-type="float" office:value="78.9085246454605" calcext:value-type="float">
            <text:p>78.9085246454605</text:p>
          </table:table-cell>
          <table:table-cell office:value-type="float" office:value="982.004603854617" calcext:value-type="float">
            <text:p>982.00460385461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082" calcext:value-type="float">
            <text:p>1374082</text:p>
          </table:table-cell>
          <table:table-cell office:value-type="float" office:value="1631784" calcext:value-type="float">
            <text:p>1631784</text:p>
          </table:table-cell>
          <table:table-cell office:value-type="float" office:value="1642588" calcext:value-type="float">
            <text:p>1642588</text:p>
          </table:table-cell>
          <table:table-cell office:value-type="float" office:value="1101436" calcext:value-type="float">
            <text:p>1101436</text:p>
          </table:table-cell>
          <table:table-cell office:value-type="float" office:value="1068126" calcext:value-type="float">
            <text:p>1068126</text:p>
          </table:table-cell>
          <table:table-cell office:value-type="float" office:value="1018527" calcext:value-type="float">
            <text:p>1018527</text:p>
          </table:table-cell>
          <table:table-cell office:value-type="float" office:value="1658506" calcext:value-type="float">
            <text:p>1658506</text:p>
          </table:table-cell>
          <table:table-cell office:value-type="float" office:value="5" calcext:value-type="float">
            <text:p>5</text:p>
          </table:table-cell>
          <table:table-cell office:value-type="float" office:value="0.819016792656993" calcext:value-type="float">
            <text:p>0.819016792656993</text:p>
          </table:table-cell>
          <table:table-cell office:value-type="float" office:value="0.972619172646901" calcext:value-type="float">
            <text:p>0.972619172646901</text:p>
          </table:table-cell>
          <table:table-cell office:value-type="float" office:value="0.979058859236104" calcext:value-type="float">
            <text:p>0.979058859236104</text:p>
          </table:table-cell>
          <table:table-cell office:value-type="float" office:value="0.656507093490016" calcext:value-type="float">
            <text:p>0.656507093490016</text:p>
          </table:table-cell>
          <table:table-cell office:value-type="float" office:value="0.636652783948515" calcext:value-type="float">
            <text:p>0.636652783948515</text:p>
          </table:table-cell>
          <table:table-cell office:value-type="float" office:value="0.607089472662148" calcext:value-type="float">
            <text:p>0.607089472662148</text:p>
          </table:table-cell>
          <table:table-cell office:value-type="float" office:value="0.988546727722493" calcext:value-type="float">
            <text:p>0.988546727722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698581301997" calcext:value-type="float">
            <text:p>-118.698581301997</text:p>
          </table:table-cell>
          <table:table-cell office:value-type="float" office:value="-122.669443210297" calcext:value-type="float">
            <text:p>-122.669443210297</text:p>
          </table:table-cell>
          <table:table-cell office:value-type="float" office:value="-128.58210546757" calcext:value-type="float">
            <text:p>-128.582105467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55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8987435067091" calcext:value-type="float">
            <text:p>78.8987435067091</text:p>
          </table:table-cell>
          <table:table-cell office:value-type="float" office:value="981.966569821685" calcext:value-type="float">
            <text:p>981.966569821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337" calcext:value-type="float">
            <text:p>1346337</text:p>
          </table:table-cell>
          <table:table-cell office:value-type="float" office:value="1630185" calcext:value-type="float">
            <text:p>1630185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1160255" calcext:value-type="float">
            <text:p>1160255</text:p>
          </table:table-cell>
          <table:table-cell office:value-type="float" office:value="1018465" calcext:value-type="float">
            <text:p>1018465</text:p>
          </table:table-cell>
          <table:table-cell office:value-type="float" office:value="1001408" calcext:value-type="float">
            <text:p>1001408</text:p>
          </table:table-cell>
          <table:table-cell office:value-type="float" office:value="1656441" calcext:value-type="float">
            <text:p>1656441</text:p>
          </table:table-cell>
          <table:table-cell office:value-type="float" office:value="5" calcext:value-type="float">
            <text:p>5</text:p>
          </table:table-cell>
          <table:table-cell office:value-type="float" office:value="0.80247948199266" calcext:value-type="float">
            <text:p>0.80247948199266</text:p>
          </table:table-cell>
          <table:table-cell office:value-type="float" office:value="0.971666094263326" calcext:value-type="float">
            <text:p>0.971666094263326</text:p>
          </table:table-cell>
          <table:table-cell office:value-type="float" office:value="0.979818818547585" calcext:value-type="float">
            <text:p>0.979818818547585</text:p>
          </table:table-cell>
          <table:table-cell office:value-type="float" office:value="0.691565953679795" calcext:value-type="float">
            <text:p>0.691565953679795</text:p>
          </table:table-cell>
          <table:table-cell office:value-type="float" office:value="0.607052517777982" calcext:value-type="float">
            <text:p>0.607052517777982</text:p>
          </table:table-cell>
          <table:table-cell office:value-type="float" office:value="0.59688575230667" calcext:value-type="float">
            <text:p>0.59688575230667</text:p>
          </table:table-cell>
          <table:table-cell office:value-type="float" office:value="0.987315891661154" calcext:value-type="float">
            <text:p>0.987315891661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686809264041" calcext:value-type="float">
            <text:p>-111.686809264041</text:p>
          </table:table-cell>
          <table:table-cell office:value-type="float" office:value="-128.589496444404" calcext:value-type="float">
            <text:p>-128.589496444404</text:p>
          </table:table-cell>
          <table:table-cell office:value-type="float" office:value="-130.622849538666" calcext:value-type="float">
            <text:p>-130.6228495386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39:57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9098985858491" calcext:value-type="float">
            <text:p>78.9098985858491</text:p>
          </table:table-cell>
          <table:table-cell office:value-type="float" office:value="981.975081526177" calcext:value-type="float">
            <text:p>981.97508152617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67" calcext:value-type="float">
            <text:p>1355067</text:p>
          </table:table-cell>
          <table:table-cell office:value-type="float" office:value="1634192" calcext:value-type="float">
            <text:p>1634192</text:p>
          </table:table-cell>
          <table:table-cell office:value-type="float" office:value="1643020" calcext:value-type="float">
            <text:p>1643020</text:p>
          </table:table-cell>
          <table:table-cell office:value-type="float" office:value="1089816" calcext:value-type="float">
            <text:p>1089816</text:p>
          </table:table-cell>
          <table:table-cell office:value-type="float" office:value="1008873" calcext:value-type="float">
            <text:p>1008873</text:p>
          </table:table-cell>
          <table:table-cell office:value-type="float" office:value="1114723" calcext:value-type="float">
            <text:p>1114723</text:p>
          </table:table-cell>
          <table:table-cell office:value-type="float" office:value="1651521" calcext:value-type="float">
            <text:p>1651521</text:p>
          </table:table-cell>
          <table:table-cell office:value-type="float" office:value="5" calcext:value-type="float">
            <text:p>5</text:p>
          </table:table-cell>
          <table:table-cell office:value-type="float" office:value="0.807682968101855" calcext:value-type="float">
            <text:p>0.807682968101855</text:p>
          </table:table-cell>
          <table:table-cell office:value-type="float" office:value="0.974054452664191" calcext:value-type="float">
            <text:p>0.974054452664191</text:p>
          </table:table-cell>
          <table:table-cell office:value-type="float" office:value="0.97931635133223" calcext:value-type="float">
            <text:p>0.97931635133223</text:p>
          </table:table-cell>
          <table:table-cell office:value-type="float" office:value="0.649581032941464" calcext:value-type="float">
            <text:p>0.649581032941464</text:p>
          </table:table-cell>
          <table:table-cell office:value-type="float" office:value="0.601335239569573" calcext:value-type="float">
            <text:p>0.601335239569573</text:p>
          </table:table-cell>
          <table:table-cell office:value-type="float" office:value="0.66442676358542" calcext:value-type="float">
            <text:p>0.66442676358542</text:p>
          </table:table-cell>
          <table:table-cell office:value-type="float" office:value="0.984383342788618" calcext:value-type="float">
            <text:p>0.984383342788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083793411707" calcext:value-type="float">
            <text:p>-120.083793411707</text:p>
          </table:table-cell>
          <table:table-cell office:value-type="float" office:value="-129.732952086085" calcext:value-type="float">
            <text:p>-129.732952086085</text:p>
          </table:table-cell>
          <table:table-cell office:value-type="float" office:value="-117.114647282916" calcext:value-type="float">
            <text:p>-117.1146472829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00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8773491866877" calcext:value-type="float">
            <text:p>78.8773491866877</text:p>
          </table:table-cell>
          <table:table-cell office:value-type="float" office:value="981.9390407299" calcext:value-type="float">
            <text:p>981.939040729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01" calcext:value-type="float">
            <text:p>1364801</text:p>
          </table:table-cell>
          <table:table-cell office:value-type="float" office:value="1636568" calcext:value-type="float">
            <text:p>1636568</text:p>
          </table:table-cell>
          <table:table-cell office:value-type="float" office:value="1640400" calcext:value-type="float">
            <text:p>1640400</text:p>
          </table:table-cell>
          <table:table-cell office:value-type="float" office:value="1065578" calcext:value-type="float">
            <text:p>1065578</text:p>
          </table:table-cell>
          <table:table-cell office:value-type="float" office:value="1018331" calcext:value-type="float">
            <text:p>1018331</text:p>
          </table:table-cell>
          <table:table-cell office:value-type="float" office:value="1136009" calcext:value-type="float">
            <text:p>1136009</text:p>
          </table:table-cell>
          <table:table-cell office:value-type="float" office:value="1654647" calcext:value-type="float">
            <text:p>1654647</text:p>
          </table:table-cell>
          <table:table-cell office:value-type="float" office:value="5" calcext:value-type="float">
            <text:p>5</text:p>
          </table:table-cell>
          <table:table-cell office:value-type="float" office:value="0.813484884915934" calcext:value-type="float">
            <text:p>0.813484884915934</text:p>
          </table:table-cell>
          <table:table-cell office:value-type="float" office:value="0.975470659192879" calcext:value-type="float">
            <text:p>0.975470659192879</text:p>
          </table:table-cell>
          <table:table-cell office:value-type="float" office:value="0.977754709452952" calcext:value-type="float">
            <text:p>0.977754709452952</text:p>
          </table:table-cell>
          <table:table-cell office:value-type="float" office:value="0.635134057418592" calcext:value-type="float">
            <text:p>0.635134057418592</text:p>
          </table:table-cell>
          <table:table-cell office:value-type="float" office:value="0.606972647544461" calcext:value-type="float">
            <text:p>0.606972647544461</text:p>
          </table:table-cell>
          <table:table-cell office:value-type="float" office:value="0.677114209784771" calcext:value-type="float">
            <text:p>0.677114209784771</text:p>
          </table:table-cell>
          <table:table-cell office:value-type="float" office:value="0.986246584206412" calcext:value-type="float">
            <text:p>0.986246584206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73188516282" calcext:value-type="float">
            <text:p>-122.973188516282</text:p>
          </table:table-cell>
          <table:table-cell office:value-type="float" office:value="-128.605470491108" calcext:value-type="float">
            <text:p>-128.605470491108</text:p>
          </table:table-cell>
          <table:table-cell office:value-type="float" office:value="-114.577158043046" calcext:value-type="float">
            <text:p>-114.5771580430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02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8617607905151" calcext:value-type="float">
            <text:p>78.8617607905151</text:p>
          </table:table-cell>
          <table:table-cell office:value-type="float" office:value="981.975081526177" calcext:value-type="float">
            <text:p>981.97508152617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652" calcext:value-type="float">
            <text:p>1351652</text:p>
          </table:table-cell>
          <table:table-cell office:value-type="float" office:value="1634405" calcext:value-type="float">
            <text:p>1634405</text:p>
          </table:table-cell>
          <table:table-cell office:value-type="float" office:value="1639690" calcext:value-type="float">
            <text:p>1639690</text:p>
          </table:table-cell>
          <table:table-cell office:value-type="float" office:value="1078614" calcext:value-type="float">
            <text:p>1078614</text:p>
          </table:table-cell>
          <table:table-cell office:value-type="float" office:value="1089252" calcext:value-type="float">
            <text:p>1089252</text:p>
          </table:table-cell>
          <table:table-cell office:value-type="float" office:value="1024017" calcext:value-type="float">
            <text:p>1024017</text:p>
          </table:table-cell>
          <table:table-cell office:value-type="float" office:value="1658485" calcext:value-type="float">
            <text:p>1658485</text:p>
          </table:table-cell>
          <table:table-cell office:value-type="float" office:value="5" calcext:value-type="float">
            <text:p>5</text:p>
          </table:table-cell>
          <table:table-cell office:value-type="float" office:value="0.805647469240125" calcext:value-type="float">
            <text:p>0.805647469240125</text:p>
          </table:table-cell>
          <table:table-cell office:value-type="float" office:value="0.974181410572697" calcext:value-type="float">
            <text:p>0.974181410572697</text:p>
          </table:table-cell>
          <table:table-cell office:value-type="float" office:value="0.977331516424598" calcext:value-type="float">
            <text:p>0.977331516424598</text:p>
          </table:table-cell>
          <table:table-cell office:value-type="float" office:value="0.642904119837775" calcext:value-type="float">
            <text:p>0.642904119837775</text:p>
          </table:table-cell>
          <table:table-cell office:value-type="float" office:value="0.649244862704857" calcext:value-type="float">
            <text:p>0.649244862704857</text:p>
          </table:table-cell>
          <table:table-cell office:value-type="float" office:value="0.610361768050405" calcext:value-type="float">
            <text:p>0.610361768050405</text:p>
          </table:table-cell>
          <table:table-cell office:value-type="float" office:value="0.988534210745598" calcext:value-type="float">
            <text:p>0.988534210745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419176032445" calcext:value-type="float">
            <text:p>-121.419176032445</text:p>
          </table:table-cell>
          <table:table-cell office:value-type="float" office:value="-120.151027459029" calcext:value-type="float">
            <text:p>-120.151027459029</text:p>
          </table:table-cell>
          <table:table-cell office:value-type="float" office:value="-127.927646389919" calcext:value-type="float">
            <text:p>-127.927646389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04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8354743969667" calcext:value-type="float">
            <text:p>78.8354743969667</text:p>
          </table:table-cell>
          <table:table-cell office:value-type="float" office:value="981.901004683247" calcext:value-type="float">
            <text:p>981.90100468324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224" calcext:value-type="float">
            <text:p>1361224</text:p>
          </table:table-cell>
          <table:table-cell office:value-type="float" office:value="1630060" calcext:value-type="float">
            <text:p>1630060</text:p>
          </table:table-cell>
          <table:table-cell office:value-type="float" office:value="1644110" calcext:value-type="float">
            <text:p>1644110</text:p>
          </table:table-cell>
          <table:table-cell office:value-type="float" office:value="1155481" calcext:value-type="float">
            <text:p>1155481</text:p>
          </table:table-cell>
          <table:table-cell office:value-type="float" office:value="1017514" calcext:value-type="float">
            <text:p>1017514</text:p>
          </table:table-cell>
          <table:table-cell office:value-type="float" office:value="1136939" calcext:value-type="float">
            <text:p>1136939</text:p>
          </table:table-cell>
          <table:table-cell office:value-type="float" office:value="1655031" calcext:value-type="float">
            <text:p>1655031</text:p>
          </table:table-cell>
          <table:table-cell office:value-type="float" office:value="5" calcext:value-type="float">
            <text:p>5</text:p>
          </table:table-cell>
          <table:table-cell office:value-type="float" office:value="0.811352826518157" calcext:value-type="float">
            <text:p>0.811352826518157</text:p>
          </table:table-cell>
          <table:table-cell office:value-type="float" office:value="0.971591588448475" calcext:value-type="float">
            <text:p>0.971591588448475</text:p>
          </table:table-cell>
          <table:table-cell office:value-type="float" office:value="0.97996604203773" calcext:value-type="float">
            <text:p>0.97996604203773</text:p>
          </table:table-cell>
          <table:table-cell office:value-type="float" office:value="0.688720427599004" calcext:value-type="float">
            <text:p>0.688720427599004</text:p>
          </table:table-cell>
          <table:table-cell office:value-type="float" office:value="0.606485677538595" calcext:value-type="float">
            <text:p>0.606485677538595</text:p>
          </table:table-cell>
          <table:table-cell office:value-type="float" office:value="0.677668533047263" calcext:value-type="float">
            <text:p>0.677668533047263</text:p>
          </table:table-cell>
          <table:table-cell office:value-type="float" office:value="0.986475466069635" calcext:value-type="float">
            <text:p>0.986475466069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255914480199" calcext:value-type="float">
            <text:p>-112.255914480199</text:p>
          </table:table-cell>
          <table:table-cell office:value-type="float" office:value="-128.702864492281" calcext:value-type="float">
            <text:p>-128.702864492281</text:p>
          </table:table-cell>
          <table:table-cell office:value-type="float" office:value="-114.466293390547" calcext:value-type="float">
            <text:p>-114.4662933905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06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8189710562294" calcext:value-type="float">
            <text:p>78.8189710562294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761" calcext:value-type="float">
            <text:p>1344761</text:p>
          </table:table-cell>
          <table:table-cell office:value-type="float" office:value="1633887" calcext:value-type="float">
            <text:p>1633887</text:p>
          </table:table-cell>
          <table:table-cell office:value-type="float" office:value="1638959" calcext:value-type="float">
            <text:p>1638959</text:p>
          </table:table-cell>
          <table:table-cell office:value-type="float" office:value="1051047" calcext:value-type="float">
            <text:p>1051047</text:p>
          </table:table-cell>
          <table:table-cell office:value-type="float" office:value="1103342" calcext:value-type="float">
            <text:p>1103342</text:p>
          </table:table-cell>
          <table:table-cell office:value-type="float" office:value="1055557" calcext:value-type="float">
            <text:p>1055557</text:p>
          </table:table-cell>
          <table:table-cell office:value-type="float" office:value="1657583" calcext:value-type="float">
            <text:p>1657583</text:p>
          </table:table-cell>
          <table:table-cell office:value-type="float" office:value="5" calcext:value-type="float">
            <text:p>5</text:p>
          </table:table-cell>
          <table:table-cell office:value-type="float" office:value="0.801540112679018" calcext:value-type="float">
            <text:p>0.801540112679018</text:p>
          </table:table-cell>
          <table:table-cell office:value-type="float" office:value="0.973872658475954" calcext:value-type="float">
            <text:p>0.973872658475954</text:p>
          </table:table-cell>
          <table:table-cell office:value-type="float" office:value="0.976895806419349" calcext:value-type="float">
            <text:p>0.976895806419349</text:p>
          </table:table-cell>
          <table:table-cell office:value-type="float" office:value="0.62647290545379" calcext:value-type="float">
            <text:p>0.62647290545379</text:p>
          </table:table-cell>
          <table:table-cell office:value-type="float" office:value="0.657643158154864" calcext:value-type="float">
            <text:p>0.657643158154864</text:p>
          </table:table-cell>
          <table:table-cell office:value-type="float" office:value="0.629161075253615" calcext:value-type="float">
            <text:p>0.629161075253615</text:p>
          </table:table-cell>
          <table:table-cell office:value-type="float" office:value="0.987996576785633" calcext:value-type="float">
            <text:p>0.987996576785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705418909242" calcext:value-type="float">
            <text:p>-124.705418909242</text:p>
          </table:table-cell>
          <table:table-cell office:value-type="float" office:value="-118.471368369027" calcext:value-type="float">
            <text:p>-118.471368369027</text:p>
          </table:table-cell>
          <table:table-cell office:value-type="float" office:value="-124.167784949277" calcext:value-type="float">
            <text:p>-124.1677849492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08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8252338070819" calcext:value-type="float">
            <text:p>78.8252338070819</text:p>
          </table:table-cell>
          <table:table-cell office:value-type="float" office:value="981.909515773361" calcext:value-type="float">
            <text:p>981.90951577336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962" calcext:value-type="float">
            <text:p>1365962</text:p>
          </table:table-cell>
          <table:table-cell office:value-type="float" office:value="1629909" calcext:value-type="float">
            <text:p>1629909</text:p>
          </table:table-cell>
          <table:table-cell office:value-type="float" office:value="1642080" calcext:value-type="float">
            <text:p>1642080</text:p>
          </table:table-cell>
          <table:table-cell office:value-type="float" office:value="1105526" calcext:value-type="float">
            <text:p>1105526</text:p>
          </table:table-cell>
          <table:table-cell office:value-type="float" office:value="1067079" calcext:value-type="float">
            <text:p>1067079</text:p>
          </table:table-cell>
          <table:table-cell office:value-type="float" office:value="1020244" calcext:value-type="float">
            <text:p>1020244</text:p>
          </table:table-cell>
          <table:table-cell office:value-type="float" office:value="1657269" calcext:value-type="float">
            <text:p>1657269</text:p>
          </table:table-cell>
          <table:table-cell office:value-type="float" office:value="5" calcext:value-type="float">
            <text:p>5</text:p>
          </table:table-cell>
          <table:table-cell office:value-type="float" office:value="0.814176894924271" calcext:value-type="float">
            <text:p>0.814176894924271</text:p>
          </table:table-cell>
          <table:table-cell office:value-type="float" office:value="0.971501585424135" calcext:value-type="float">
            <text:p>0.971501585424135</text:p>
          </table:table-cell>
          <table:table-cell office:value-type="float" office:value="0.97875606760455" calcext:value-type="float">
            <text:p>0.97875606760455</text:p>
          </table:table-cell>
          <table:table-cell office:value-type="float" office:value="0.658944923751941" calcext:value-type="float">
            <text:p>0.658944923751941</text:p>
          </table:table-cell>
          <table:table-cell office:value-type="float" office:value="0.636028723243323" calcext:value-type="float">
            <text:p>0.636028723243323</text:p>
          </table:table-cell>
          <table:table-cell office:value-type="float" office:value="0.608112884534941" calcext:value-type="float">
            <text:p>0.608112884534941</text:p>
          </table:table-cell>
          <table:table-cell office:value-type="float" office:value="0.987809418178727" calcext:value-type="float">
            <text:p>0.987809418178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211015249612" calcext:value-type="float">
            <text:p>-118.211015249612</text:p>
          </table:table-cell>
          <table:table-cell office:value-type="float" office:value="-122.794255351335" calcext:value-type="float">
            <text:p>-122.794255351335</text:p>
          </table:table-cell>
          <table:table-cell office:value-type="float" office:value="-128.377423093012" calcext:value-type="float">
            <text:p>-128.3774230930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11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840365991946" calcext:value-type="float">
            <text:p>78.840365991946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890" calcext:value-type="float">
            <text:p>1351890</text:p>
          </table:table-cell>
          <table:table-cell office:value-type="float" office:value="1630135" calcext:value-type="float">
            <text:p>1630135</text:p>
          </table:table-cell>
          <table:table-cell office:value-type="float" office:value="1643521" calcext:value-type="float">
            <text:p>1643521</text:p>
          </table:table-cell>
          <table:table-cell office:value-type="float" office:value="1165417" calcext:value-type="float">
            <text:p>1165417</text:p>
          </table:table-cell>
          <table:table-cell office:value-type="float" office:value="1017179" calcext:value-type="float">
            <text:p>1017179</text:p>
          </table:table-cell>
          <table:table-cell office:value-type="float" office:value="1000226" calcext:value-type="float">
            <text:p>1000226</text:p>
          </table:table-cell>
          <table:table-cell office:value-type="float" office:value="1654419" calcext:value-type="float">
            <text:p>1654419</text:p>
          </table:table-cell>
          <table:table-cell office:value-type="float" office:value="5" calcext:value-type="float">
            <text:p>5</text:p>
          </table:table-cell>
          <table:table-cell office:value-type="float" office:value="0.805789328311602" calcext:value-type="float">
            <text:p>0.805789328311602</text:p>
          </table:table-cell>
          <table:table-cell office:value-type="float" office:value="0.971636291937386" calcext:value-type="float">
            <text:p>0.971636291937386</text:p>
          </table:table-cell>
          <table:table-cell office:value-type="float" office:value="0.979614970638152" calcext:value-type="float">
            <text:p>0.979614970638152</text:p>
          </table:table-cell>
          <table:table-cell office:value-type="float" office:value="0.694642745809882" calcext:value-type="float">
            <text:p>0.694642745809882</text:p>
          </table:table-cell>
          <table:table-cell office:value-type="float" office:value="0.606286001954794" calcext:value-type="float">
            <text:p>0.606286001954794</text:p>
          </table:table-cell>
          <table:table-cell office:value-type="float" office:value="0.596181225321439" calcext:value-type="float">
            <text:p>0.596181225321439</text:p>
          </table:table-cell>
          <table:table-cell office:value-type="float" office:value="0.986110685600124" calcext:value-type="float">
            <text:p>0.986110685600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071450838024" calcext:value-type="float">
            <text:p>-111.071450838024</text:p>
          </table:table-cell>
          <table:table-cell office:value-type="float" office:value="-128.742799609041" calcext:value-type="float">
            <text:p>-128.742799609041</text:p>
          </table:table-cell>
          <table:table-cell office:value-type="float" office:value="-130.763754935712" calcext:value-type="float">
            <text:p>-130.7637549357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13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8568694683681" calcext:value-type="float">
            <text:p>78.8568694683681</text:p>
          </table:table-cell>
          <table:table-cell office:value-type="float" office:value="981.95606371722" calcext:value-type="float">
            <text:p>981.9560637172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813" calcext:value-type="float">
            <text:p>1346813</text:p>
          </table:table-cell>
          <table:table-cell office:value-type="float" office:value="1631307" calcext:value-type="float">
            <text:p>1631307</text:p>
          </table:table-cell>
          <table:table-cell office:value-type="float" office:value="1644192" calcext:value-type="float">
            <text:p>1644192</text:p>
          </table:table-cell>
          <table:table-cell office:value-type="float" office:value="1163592" calcext:value-type="float">
            <text:p>1163592</text:p>
          </table:table-cell>
          <table:table-cell office:value-type="float" office:value="1017752" calcext:value-type="float">
            <text:p>1017752</text:p>
          </table:table-cell>
          <table:table-cell office:value-type="float" office:value="1024849" calcext:value-type="float">
            <text:p>1024849</text:p>
          </table:table-cell>
          <table:table-cell office:value-type="float" office:value="1653657" calcext:value-type="float">
            <text:p>1653657</text:p>
          </table:table-cell>
          <table:table-cell office:value-type="float" office:value="5" calcext:value-type="float">
            <text:p>5</text:p>
          </table:table-cell>
          <table:table-cell office:value-type="float" office:value="0.802763200135612" calcext:value-type="float">
            <text:p>0.802763200135612</text:p>
          </table:table-cell>
          <table:table-cell office:value-type="float" office:value="0.972334858457429" calcext:value-type="float">
            <text:p>0.972334858457429</text:p>
          </table:table-cell>
          <table:table-cell office:value-type="float" office:value="0.980014917852273" calcext:value-type="float">
            <text:p>0.980014917852273</text:p>
          </table:table-cell>
          <table:table-cell office:value-type="float" office:value="0.693554960913057" calcext:value-type="float">
            <text:p>0.693554960913057</text:p>
          </table:table-cell>
          <table:table-cell office:value-type="float" office:value="0.606627536610071" calcext:value-type="float">
            <text:p>0.606627536610071</text:p>
          </table:table-cell>
          <table:table-cell office:value-type="float" office:value="0.610857678754053" calcext:value-type="float">
            <text:p>0.610857678754053</text:p>
          </table:table-cell>
          <table:table-cell office:value-type="float" office:value="0.985656498152792" calcext:value-type="float">
            <text:p>0.9856564981527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289007817389" calcext:value-type="float">
            <text:p>-111.289007817389</text:p>
          </table:table-cell>
          <table:table-cell office:value-type="float" office:value="-128.674492677986" calcext:value-type="float">
            <text:p>-128.674492677986</text:p>
          </table:table-cell>
          <table:table-cell office:value-type="float" office:value="-127.828464249189" calcext:value-type="float">
            <text:p>-127.828464249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15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8140791884146" calcext:value-type="float">
            <text:p>78.8140791884146</text:p>
          </table:table-cell>
          <table:table-cell office:value-type="float" office:value="981.983593266916" calcext:value-type="float">
            <text:p>981.98359326691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535" calcext:value-type="float">
            <text:p>1357535</text:p>
          </table:table-cell>
          <table:table-cell office:value-type="float" office:value="1635049" calcext:value-type="float">
            <text:p>1635049</text:p>
          </table:table-cell>
          <table:table-cell office:value-type="float" office:value="1637911" calcext:value-type="float">
            <text:p>1637911</text:p>
          </table:table-cell>
          <table:table-cell office:value-type="float" office:value="1065914" calcext:value-type="float">
            <text:p>1065914</text:p>
          </table:table-cell>
          <table:table-cell office:value-type="float" office:value="1023043" calcext:value-type="float">
            <text:p>1023043</text:p>
          </table:table-cell>
          <table:table-cell office:value-type="float" office:value="1133920" calcext:value-type="float">
            <text:p>1133920</text:p>
          </table:table-cell>
          <table:table-cell office:value-type="float" office:value="1654201" calcext:value-type="float">
            <text:p>1654201</text:p>
          </table:table-cell>
          <table:table-cell office:value-type="float" office:value="5" calcext:value-type="float">
            <text:p>5</text:p>
          </table:table-cell>
          <table:table-cell office:value-type="float" office:value="0.809154010910274" calcext:value-type="float">
            <text:p>0.809154010910274</text:p>
          </table:table-cell>
          <table:table-cell office:value-type="float" office:value="0.97456526453081" calcext:value-type="float">
            <text:p>0.97456526453081</text:p>
          </table:table-cell>
          <table:table-cell office:value-type="float" office:value="0.976271149667638" calcext:value-type="float">
            <text:p>0.976271149667638</text:p>
          </table:table-cell>
          <table:table-cell office:value-type="float" office:value="0.635334329048911" calcext:value-type="float">
            <text:p>0.635334329048911</text:p>
          </table:table-cell>
          <table:table-cell office:value-type="float" office:value="0.609781218741085" calcext:value-type="float">
            <text:p>0.609781218741085</text:p>
          </table:table-cell>
          <table:table-cell office:value-type="float" office:value="0.675869068606981" calcext:value-type="float">
            <text:p>0.675869068606981</text:p>
          </table:table-cell>
          <table:table-cell office:value-type="float" office:value="0.985980747459024" calcext:value-type="float">
            <text:p>0.985980747459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33134190218" calcext:value-type="float">
            <text:p>-122.933134190218</text:p>
          </table:table-cell>
          <table:table-cell office:value-type="float" office:value="-128.043756251783" calcext:value-type="float">
            <text:p>-128.043756251783</text:p>
          </table:table-cell>
          <table:table-cell office:value-type="float" office:value="-114.826186278604" calcext:value-type="float">
            <text:p>-114.8261862786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17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8252338070819" calcext:value-type="float">
            <text:p>78.8252338070819</text:p>
          </table:table-cell>
          <table:table-cell office:value-type="float" office:value="981.9370455084" calcext:value-type="float">
            <text:p>981.937045508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1889" calcext:value-type="float">
            <text:p>1341889</text:p>
          </table:table-cell>
          <table:table-cell office:value-type="float" office:value="1634231" calcext:value-type="float">
            <text:p>1634231</text:p>
          </table:table-cell>
          <table:table-cell office:value-type="float" office:value="1638961" calcext:value-type="float">
            <text:p>1638961</text:p>
          </table:table-cell>
          <table:table-cell office:value-type="float" office:value="1051332" calcext:value-type="float">
            <text:p>1051332</text:p>
          </table:table-cell>
          <table:table-cell office:value-type="float" office:value="1096582" calcext:value-type="float">
            <text:p>1096582</text:p>
          </table:table-cell>
          <table:table-cell office:value-type="float" office:value="1063920" calcext:value-type="float">
            <text:p>1063920</text:p>
          </table:table-cell>
          <table:table-cell office:value-type="float" office:value="1655411" calcext:value-type="float">
            <text:p>1655411</text:p>
          </table:table-cell>
          <table:table-cell office:value-type="float" office:value="5" calcext:value-type="float">
            <text:p>5</text:p>
          </table:table-cell>
          <table:table-cell office:value-type="float" office:value="0.799828267077001" calcext:value-type="float">
            <text:p>0.799828267077001</text:p>
          </table:table-cell>
          <table:table-cell office:value-type="float" office:value="0.974077698478424" calcext:value-type="float">
            <text:p>0.974077698478424</text:p>
          </table:table-cell>
          <table:table-cell office:value-type="float" office:value="0.976896998512387" calcext:value-type="float">
            <text:p>0.976896998512387</text:p>
          </table:table-cell>
          <table:table-cell office:value-type="float" office:value="0.62664277871165" calcext:value-type="float">
            <text:p>0.62664277871165</text:p>
          </table:table-cell>
          <table:table-cell office:value-type="float" office:value="0.653613883687721" calcext:value-type="float">
            <text:p>0.653613883687721</text:p>
          </table:table-cell>
          <table:table-cell office:value-type="float" office:value="0.634145812290408" calcext:value-type="float">
            <text:p>0.634145812290408</text:p>
          </table:table-cell>
          <table:table-cell office:value-type="float" office:value="0.986701963746782" calcext:value-type="float">
            <text:p>0.986701963746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67144425767" calcext:value-type="float">
            <text:p>-124.67144425767</text:p>
          </table:table-cell>
          <table:table-cell office:value-type="float" office:value="-119.277223262456" calcext:value-type="float">
            <text:p>-119.277223262456</text:p>
          </table:table-cell>
          <table:table-cell office:value-type="float" office:value="-123.170837541918" calcext:value-type="float">
            <text:p>-123.1708375419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19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868783955024" calcext:value-type="float">
            <text:p>78.7868783955024</text:p>
          </table:table-cell>
          <table:table-cell office:value-type="float" office:value="981.892493629376" calcext:value-type="float">
            <text:p>981.89249362937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972" calcext:value-type="float">
            <text:p>1343972</text:p>
          </table:table-cell>
          <table:table-cell office:value-type="float" office:value="1633514" calcext:value-type="float">
            <text:p>1633514</text:p>
          </table:table-cell>
          <table:table-cell office:value-type="float" office:value="1639254" calcext:value-type="float">
            <text:p>1639254</text:p>
          </table:table-cell>
          <table:table-cell office:value-type="float" office:value="1048759" calcext:value-type="float">
            <text:p>1048759</text:p>
          </table:table-cell>
          <table:table-cell office:value-type="float" office:value="1106078" calcext:value-type="float">
            <text:p>1106078</text:p>
          </table:table-cell>
          <table:table-cell office:value-type="float" office:value="1055069" calcext:value-type="float">
            <text:p>1055069</text:p>
          </table:table-cell>
          <table:table-cell office:value-type="float" office:value="1657764" calcext:value-type="float">
            <text:p>1657764</text:p>
          </table:table-cell>
          <table:table-cell office:value-type="float" office:value="5" calcext:value-type="float">
            <text:p>5</text:p>
          </table:table-cell>
          <table:table-cell office:value-type="float" office:value="0.801069831975678" calcext:value-type="float">
            <text:p>0.801069831975678</text:p>
          </table:table-cell>
          <table:table-cell office:value-type="float" office:value="0.973650333124439" calcext:value-type="float">
            <text:p>0.973650333124439</text:p>
          </table:table-cell>
          <table:table-cell office:value-type="float" office:value="0.977071640142398" calcext:value-type="float">
            <text:p>0.977071640142398</text:p>
          </table:table-cell>
          <table:table-cell office:value-type="float" office:value="0.625109151018757" calcext:value-type="float">
            <text:p>0.625109151018757</text:p>
          </table:table-cell>
          <table:table-cell office:value-type="float" office:value="0.659273941430323" calcext:value-type="float">
            <text:p>0.659273941430323</text:p>
          </table:table-cell>
          <table:table-cell office:value-type="float" office:value="0.628870204552436" calcext:value-type="float">
            <text:p>0.628870204552436</text:p>
          </table:table-cell>
          <table:table-cell office:value-type="float" office:value="0.988104461205537" calcext:value-type="float">
            <text:p>0.988104461205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978169796249" calcext:value-type="float">
            <text:p>-124.978169796249</text:p>
          </table:table-cell>
          <table:table-cell office:value-type="float" office:value="-118.145211713935" calcext:value-type="float">
            <text:p>-118.145211713935</text:p>
          </table:table-cell>
          <table:table-cell office:value-type="float" office:value="-124.225959089513" calcext:value-type="float">
            <text:p>-124.225959089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22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761807733529" calcext:value-type="float">
            <text:p>78.7761807733529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599" calcext:value-type="float">
            <text:p>1354599</text:p>
          </table:table-cell>
          <table:table-cell office:value-type="float" office:value="1631906" calcext:value-type="float">
            <text:p>1631906</text:p>
          </table:table-cell>
          <table:table-cell office:value-type="float" office:value="1640294" calcext:value-type="float">
            <text:p>1640294</text:p>
          </table:table-cell>
          <table:table-cell office:value-type="float" office:value="1050377" calcext:value-type="float">
            <text:p>1050377</text:p>
          </table:table-cell>
          <table:table-cell office:value-type="float" office:value="1130433" calcext:value-type="float">
            <text:p>1130433</text:p>
          </table:table-cell>
          <table:table-cell office:value-type="float" office:value="1031538" calcext:value-type="float">
            <text:p>1031538</text:p>
          </table:table-cell>
          <table:table-cell office:value-type="float" office:value="1659166" calcext:value-type="float">
            <text:p>1659166</text:p>
          </table:table-cell>
          <table:table-cell office:value-type="float" office:value="5" calcext:value-type="float">
            <text:p>5</text:p>
          </table:table-cell>
          <table:table-cell office:value-type="float" office:value="0.807404018331053" calcext:value-type="float">
            <text:p>0.807404018331053</text:p>
          </table:table-cell>
          <table:table-cell office:value-type="float" office:value="0.972691890322195" calcext:value-type="float">
            <text:p>0.972691890322195</text:p>
          </table:table-cell>
          <table:table-cell office:value-type="float" office:value="0.977691528521958" calcext:value-type="float">
            <text:p>0.977691528521958</text:p>
          </table:table-cell>
          <table:table-cell office:value-type="float" office:value="0.626073554286188" calcext:value-type="float">
            <text:p>0.626073554286188</text:p>
          </table:table-cell>
          <table:table-cell office:value-type="float" office:value="0.673790654395897" calcext:value-type="float">
            <text:p>0.673790654395897</text:p>
          </table:table-cell>
          <table:table-cell office:value-type="float" office:value="0.614844633918361" calcext:value-type="float">
            <text:p>0.614844633918361</text:p>
          </table:table-cell>
          <table:table-cell office:value-type="float" office:value="0.988940118424907" calcext:value-type="float">
            <text:p>0.988940118424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785289142762" calcext:value-type="float">
            <text:p>-124.785289142762</text:p>
          </table:table-cell>
          <table:table-cell office:value-type="float" office:value="-115.241869120821" calcext:value-type="float">
            <text:p>-115.241869120821</text:p>
          </table:table-cell>
          <table:table-cell office:value-type="float" office:value="-127.031073216328" calcext:value-type="float">
            <text:p>-127.0310732163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24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7445438134227" calcext:value-type="float">
            <text:p>78.7445438134227</text:p>
          </table:table-cell>
          <table:table-cell office:value-type="float" office:value="981.873475198972" calcext:value-type="float">
            <text:p>981.8734751989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526" calcext:value-type="float">
            <text:p>1368526</text:p>
          </table:table-cell>
          <table:table-cell office:value-type="float" office:value="1630149" calcext:value-type="float">
            <text:p>1630149</text:p>
          </table:table-cell>
          <table:table-cell office:value-type="float" office:value="1641385" calcext:value-type="float">
            <text:p>1641385</text:p>
          </table:table-cell>
          <table:table-cell office:value-type="float" office:value="1086328" calcext:value-type="float">
            <text:p>1086328</text:p>
          </table:table-cell>
          <table:table-cell office:value-type="float" office:value="1087613" calcext:value-type="float">
            <text:p>1087613</text:p>
          </table:table-cell>
          <table:table-cell office:value-type="float" office:value="1023620" calcext:value-type="float">
            <text:p>1023620</text:p>
          </table:table-cell>
          <table:table-cell office:value-type="float" office:value="1658247" calcext:value-type="float">
            <text:p>1658247</text:p>
          </table:table-cell>
          <table:table-cell office:value-type="float" office:value="5" calcext:value-type="float">
            <text:p>5</text:p>
          </table:table-cell>
          <table:table-cell office:value-type="float" office:value="0.815705158198495" calcext:value-type="float">
            <text:p>0.815705158198495</text:p>
          </table:table-cell>
          <table:table-cell office:value-type="float" office:value="0.971644636588649" calcext:value-type="float">
            <text:p>0.971644636588649</text:p>
          </table:table-cell>
          <table:table-cell office:value-type="float" office:value="0.978341815273978" calcext:value-type="float">
            <text:p>0.978341815273978</text:p>
          </table:table-cell>
          <table:table-cell office:value-type="float" office:value="0.647502022683862" calcext:value-type="float">
            <text:p>0.647502022683862</text:p>
          </table:table-cell>
          <table:table-cell office:value-type="float" office:value="0.64826794246053" calcext:value-type="float">
            <text:p>0.64826794246053</text:p>
          </table:table-cell>
          <table:table-cell office:value-type="float" office:value="0.610125137582438" calcext:value-type="float">
            <text:p>0.610125137582438</text:p>
          </table:table-cell>
          <table:table-cell office:value-type="float" office:value="0.988392351674122" calcext:value-type="float">
            <text:p>0.988392351674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499595463228" calcext:value-type="float">
            <text:p>-120.499595463228</text:p>
          </table:table-cell>
          <table:table-cell office:value-type="float" office:value="-120.346411507894" calcext:value-type="float">
            <text:p>-120.346411507894</text:p>
          </table:table-cell>
          <table:table-cell office:value-type="float" office:value="-127.974972483512" calcext:value-type="float">
            <text:p>-127.974972483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26</text:p>
          </table:table-cell>
          <table:table-cell office:value-type="float" office:value="25.8982256091258" calcext:value-type="float">
            <text:p>25.8982256091258</text:p>
          </table:table-cell>
          <table:table-cell office:value-type="float" office:value="78.7615031206045" calcext:value-type="float">
            <text:p>78.7615031206045</text:p>
          </table:table-cell>
          <table:table-cell office:value-type="float" office:value="981.945556863711" calcext:value-type="float">
            <text:p>981.94555686371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134" calcext:value-type="float">
            <text:p>1346134</text:p>
          </table:table-cell>
          <table:table-cell office:value-type="float" office:value="1634987" calcext:value-type="float">
            <text:p>1634987</text:p>
          </table:table-cell>
          <table:table-cell office:value-type="float" office:value="1637773" calcext:value-type="float">
            <text:p>1637773</text:p>
          </table:table-cell>
          <table:table-cell office:value-type="float" office:value="1059212" calcext:value-type="float">
            <text:p>1059212</text:p>
          </table:table-cell>
          <table:table-cell office:value-type="float" office:value="1060721" calcext:value-type="float">
            <text:p>1060721</text:p>
          </table:table-cell>
          <table:table-cell office:value-type="float" office:value="1098127" calcext:value-type="float">
            <text:p>1098127</text:p>
          </table:table-cell>
          <table:table-cell office:value-type="float" office:value="1655971" calcext:value-type="float">
            <text:p>1655971</text:p>
          </table:table-cell>
          <table:table-cell office:value-type="float" office:value="5" calcext:value-type="float">
            <text:p>5</text:p>
          </table:table-cell>
          <table:table-cell office:value-type="float" office:value="0.802358484549342" calcext:value-type="float">
            <text:p>0.802358484549342</text:p>
          </table:table-cell>
          <table:table-cell office:value-type="float" office:value="0.974528309646643" calcext:value-type="float">
            <text:p>0.974528309646643</text:p>
          </table:table-cell>
          <table:table-cell office:value-type="float" office:value="0.976188895248043" calcext:value-type="float">
            <text:p>0.976188895248043</text:p>
          </table:table-cell>
          <table:table-cell office:value-type="float" office:value="0.631339625279859" calcext:value-type="float">
            <text:p>0.631339625279859</text:p>
          </table:table-cell>
          <table:table-cell office:value-type="float" office:value="0.63223905947674" calcext:value-type="float">
            <text:p>0.63223905947674</text:p>
          </table:table-cell>
          <table:table-cell office:value-type="float" office:value="0.654534775559279" calcext:value-type="float">
            <text:p>0.654534775559279</text:p>
          </table:table-cell>
          <table:table-cell office:value-type="float" office:value="0.987035749797314" calcext:value-type="float">
            <text:p>0.987035749797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732074944028" calcext:value-type="float">
            <text:p>-123.732074944028</text:p>
          </table:table-cell>
          <table:table-cell office:value-type="float" office:value="-123.552188104652" calcext:value-type="float">
            <text:p>-123.552188104652</text:p>
          </table:table-cell>
          <table:table-cell office:value-type="float" office:value="-119.093044888144" calcext:value-type="float">
            <text:p>-119.093044888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28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7449999160914" calcext:value-type="float">
            <text:p>78.7449999160914</text:p>
          </table:table-cell>
          <table:table-cell office:value-type="float" office:value="981.964575265246" calcext:value-type="float">
            <text:p>981.9645752652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141" calcext:value-type="float">
            <text:p>1347141</text:p>
          </table:table-cell>
          <table:table-cell office:value-type="float" office:value="1632201" calcext:value-type="float">
            <text:p>1632201</text:p>
          </table:table-cell>
          <table:table-cell office:value-type="float" office:value="1639716" calcext:value-type="float">
            <text:p>1639716</text:p>
          </table:table-cell>
          <table:table-cell office:value-type="float" office:value="1042785" calcext:value-type="float">
            <text:p>1042785</text:p>
          </table:table-cell>
          <table:table-cell office:value-type="float" office:value="1130023" calcext:value-type="float">
            <text:p>1130023</text:p>
          </table:table-cell>
          <table:table-cell office:value-type="float" office:value="1035432" calcext:value-type="float">
            <text:p>1035432</text:p>
          </table:table-cell>
          <table:table-cell office:value-type="float" office:value="1659621" calcext:value-type="float">
            <text:p>1659621</text:p>
          </table:table-cell>
          <table:table-cell office:value-type="float" office:value="5" calcext:value-type="float">
            <text:p>5</text:p>
          </table:table-cell>
          <table:table-cell office:value-type="float" office:value="0.802958703393782" calcext:value-type="float">
            <text:p>0.802958703393782</text:p>
          </table:table-cell>
          <table:table-cell office:value-type="float" office:value="0.972867724045244" calcext:value-type="float">
            <text:p>0.972867724045244</text:p>
          </table:table-cell>
          <table:table-cell office:value-type="float" office:value="0.977347013634087" calcext:value-type="float">
            <text:p>0.977347013634087</text:p>
          </table:table-cell>
          <table:table-cell office:value-type="float" office:value="0.621548369115397" calcext:value-type="float">
            <text:p>0.621548369115397</text:p>
          </table:table-cell>
          <table:table-cell office:value-type="float" office:value="0.673546275323185" calcext:value-type="float">
            <text:p>0.673546275323185</text:p>
          </table:table-cell>
          <table:table-cell office:value-type="float" office:value="0.6171656390626" calcext:value-type="float">
            <text:p>0.6171656390626</text:p>
          </table:table-cell>
          <table:table-cell office:value-type="float" office:value="0.989211319590964" calcext:value-type="float">
            <text:p>0.989211319590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690326176921" calcext:value-type="float">
            <text:p>-125.690326176921</text:p>
          </table:table-cell>
          <table:table-cell office:value-type="float" office:value="-115.290744935363" calcext:value-type="float">
            <text:p>-115.290744935363</text:p>
          </table:table-cell>
          <table:table-cell office:value-type="float" office:value="-126.56687218748" calcext:value-type="float">
            <text:p>-126.56687218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30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7712883598581" calcext:value-type="float">
            <text:p>78.7712883598581</text:p>
          </table:table-cell>
          <table:table-cell office:value-type="float" office:value="981.95606371722" calcext:value-type="float">
            <text:p>981.9560637172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741" calcext:value-type="float">
            <text:p>1365741</text:p>
          </table:table-cell>
          <table:table-cell office:value-type="float" office:value="1632439" calcext:value-type="float">
            <text:p>1632439</text:p>
          </table:table-cell>
          <table:table-cell office:value-type="float" office:value="1644801" calcext:value-type="float">
            <text:p>1644801</text:p>
          </table:table-cell>
          <table:table-cell office:value-type="float" office:value="1170645" calcext:value-type="float">
            <text:p>1170645</text:p>
          </table:table-cell>
          <table:table-cell office:value-type="float" office:value="1019065" calcext:value-type="float">
            <text:p>1019065</text:p>
          </table:table-cell>
          <table:table-cell office:value-type="float" office:value="1013090" calcext:value-type="float">
            <text:p>1013090</text:p>
          </table:table-cell>
          <table:table-cell office:value-type="float" office:value="1653653" calcext:value-type="float">
            <text:p>1653653</text:p>
          </table:table-cell>
          <table:table-cell office:value-type="float" office:value="5" calcext:value-type="float">
            <text:p>5</text:p>
          </table:table-cell>
          <table:table-cell office:value-type="float" office:value="0.814045168643614" calcext:value-type="float">
            <text:p>0.814045168643614</text:p>
          </table:table-cell>
          <table:table-cell office:value-type="float" office:value="0.97300958311672" calcext:value-type="float">
            <text:p>0.97300958311672</text:p>
          </table:table-cell>
          <table:table-cell office:value-type="float" office:value="0.980377910182227" calcext:value-type="float">
            <text:p>0.980377910182227</text:p>
          </table:table-cell>
          <table:table-cell office:value-type="float" office:value="0.697758877010212" calcext:value-type="float">
            <text:p>0.697758877010212</text:p>
          </table:table-cell>
          <table:table-cell office:value-type="float" office:value="0.607410145689266" calcext:value-type="float">
            <text:p>0.607410145689266</text:p>
          </table:table-cell>
          <table:table-cell office:value-type="float" office:value="0.603848767739387" calcext:value-type="float">
            <text:p>0.603848767739387</text:p>
          </table:table-cell>
          <table:table-cell office:value-type="float" office:value="0.985654113966717" calcext:value-type="float">
            <text:p>0.985654113966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48224597958" calcext:value-type="float">
            <text:p>-110.448224597958</text:p>
          </table:table-cell>
          <table:table-cell office:value-type="float" office:value="-128.517970862147" calcext:value-type="float">
            <text:p>-128.517970862147</text:p>
          </table:table-cell>
          <table:table-cell office:value-type="float" office:value="-129.230246452123" calcext:value-type="float">
            <text:p>-129.2302464521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32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7449999160914" calcext:value-type="float">
            <text:p>78.7449999160914</text:p>
          </table:table-cell>
          <table:table-cell office:value-type="float" office:value="981.964575265246" calcext:value-type="float">
            <text:p>981.96457526524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452" calcext:value-type="float">
            <text:p>1358452</text:p>
          </table:table-cell>
          <table:table-cell office:value-type="float" office:value="1636635" calcext:value-type="float">
            <text:p>1636635</text:p>
          </table:table-cell>
          <table:table-cell office:value-type="float" office:value="1639906" calcext:value-type="float">
            <text:p>1639906</text:p>
          </table:table-cell>
          <table:table-cell office:value-type="float" office:value="1063821" calcext:value-type="float">
            <text:p>1063821</text:p>
          </table:table-cell>
          <table:table-cell office:value-type="float" office:value="1029762" calcext:value-type="float">
            <text:p>1029762</text:p>
          </table:table-cell>
          <table:table-cell office:value-type="float" office:value="1132479" calcext:value-type="float">
            <text:p>1132479</text:p>
          </table:table-cell>
          <table:table-cell office:value-type="float" office:value="1653915" calcext:value-type="float">
            <text:p>1653915</text:p>
          </table:table-cell>
          <table:table-cell office:value-type="float" office:value="5" calcext:value-type="float">
            <text:p>5</text:p>
          </table:table-cell>
          <table:table-cell office:value-type="float" office:value="0.809700585568021" calcext:value-type="float">
            <text:p>0.809700585568021</text:p>
          </table:table-cell>
          <table:table-cell office:value-type="float" office:value="0.975510594309639" calcext:value-type="float">
            <text:p>0.975510594309639</text:p>
          </table:table-cell>
          <table:table-cell office:value-type="float" office:value="0.977460262472661" calcext:value-type="float">
            <text:p>0.977460262472661</text:p>
          </table:table-cell>
          <table:table-cell office:value-type="float" office:value="0.634086803685046" calcext:value-type="float">
            <text:p>0.634086803685046</text:p>
          </table:table-cell>
          <table:table-cell office:value-type="float" office:value="0.613786055300958" calcext:value-type="float">
            <text:p>0.613786055300958</text:p>
          </table:table-cell>
          <table:table-cell office:value-type="float" office:value="0.675010165573378" calcext:value-type="float">
            <text:p>0.675010165573378</text:p>
          </table:table-cell>
          <table:table-cell office:value-type="float" office:value="0.985810278154645" calcext:value-type="float">
            <text:p>0.9858102781546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182639262991" calcext:value-type="float">
            <text:p>-123.182639262991</text:p>
          </table:table-cell>
          <table:table-cell office:value-type="float" office:value="-127.242788939808" calcext:value-type="float">
            <text:p>-127.242788939808</text:p>
          </table:table-cell>
          <table:table-cell office:value-type="float" office:value="-114.997966885324" calcext:value-type="float">
            <text:p>-114.997966885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35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868783955024" calcext:value-type="float">
            <text:p>78.7868783955024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999" calcext:value-type="float">
            <text:p>1345999</text:p>
          </table:table-cell>
          <table:table-cell office:value-type="float" office:value="1634131" calcext:value-type="float">
            <text:p>1634131</text:p>
          </table:table-cell>
          <table:table-cell office:value-type="float" office:value="1638924" calcext:value-type="float">
            <text:p>1638924</text:p>
          </table:table-cell>
          <table:table-cell office:value-type="float" office:value="1057681" calcext:value-type="float">
            <text:p>1057681</text:p>
          </table:table-cell>
          <table:table-cell office:value-type="float" office:value="1071861" calcext:value-type="float">
            <text:p>1071861</text:p>
          </table:table-cell>
          <table:table-cell office:value-type="float" office:value="1092494" calcext:value-type="float">
            <text:p>1092494</text:p>
          </table:table-cell>
          <table:table-cell office:value-type="float" office:value="1655565" calcext:value-type="float">
            <text:p>1655565</text:p>
          </table:table-cell>
          <table:table-cell office:value-type="float" office:value="5" calcext:value-type="float">
            <text:p>5</text:p>
          </table:table-cell>
          <table:table-cell office:value-type="float" office:value="0.802278018269303" calcext:value-type="float">
            <text:p>0.802278018269303</text:p>
          </table:table-cell>
          <table:table-cell office:value-type="float" office:value="0.974018093826544" calcext:value-type="float">
            <text:p>0.974018093826544</text:p>
          </table:table-cell>
          <table:table-cell office:value-type="float" office:value="0.976874944791191" calcext:value-type="float">
            <text:p>0.976874944791191</text:p>
          </table:table-cell>
          <table:table-cell office:value-type="float" office:value="0.630427078059563" calcext:value-type="float">
            <text:p>0.630427078059563</text:p>
          </table:table-cell>
          <table:table-cell office:value-type="float" office:value="0.638879017696264" calcext:value-type="float">
            <text:p>0.638879017696264</text:p>
          </table:table-cell>
          <table:table-cell office:value-type="float" office:value="0.651177245518833" calcext:value-type="float">
            <text:p>0.651177245518833</text:p>
          </table:table-cell>
          <table:table-cell office:value-type="float" office:value="0.986793754910678" calcext:value-type="float">
            <text:p>0.986793754910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914584388087" calcext:value-type="float">
            <text:p>-123.914584388087</text:p>
          </table:table-cell>
          <table:table-cell office:value-type="float" office:value="-122.224196460747" calcext:value-type="float">
            <text:p>-122.224196460747</text:p>
          </table:table-cell>
          <table:table-cell office:value-type="float" office:value="-119.764550896233" calcext:value-type="float">
            <text:p>-119.7645508962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37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868783955024" calcext:value-type="float">
            <text:p>78.7868783955024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492" calcext:value-type="float">
            <text:p>1343492</text:p>
          </table:table-cell>
          <table:table-cell office:value-type="float" office:value="1633707" calcext:value-type="float">
            <text:p>1633707</text:p>
          </table:table-cell>
          <table:table-cell office:value-type="float" office:value="1641434" calcext:value-type="float">
            <text:p>1641434</text:p>
          </table:table-cell>
          <table:table-cell office:value-type="float" office:value="1049663" calcext:value-type="float">
            <text:p>1049663</text:p>
          </table:table-cell>
          <table:table-cell office:value-type="float" office:value="1102174" calcext:value-type="float">
            <text:p>1102174</text:p>
          </table:table-cell>
          <table:table-cell office:value-type="float" office:value="1060578" calcext:value-type="float">
            <text:p>1060578</text:p>
          </table:table-cell>
          <table:table-cell office:value-type="float" office:value="1656149" calcext:value-type="float">
            <text:p>1656149</text:p>
          </table:table-cell>
          <table:table-cell office:value-type="float" office:value="5" calcext:value-type="float">
            <text:p>5</text:p>
          </table:table-cell>
          <table:table-cell office:value-type="float" office:value="0.800783729646651" calcext:value-type="float">
            <text:p>0.800783729646651</text:p>
          </table:table-cell>
          <table:table-cell office:value-type="float" office:value="0.973765370102569" calcext:value-type="float">
            <text:p>0.973765370102569</text:p>
          </table:table-cell>
          <table:table-cell office:value-type="float" office:value="0.9783710215534" calcext:value-type="float">
            <text:p>0.9783710215534</text:p>
          </table:table-cell>
          <table:table-cell office:value-type="float" office:value="0.625647977071759" calcext:value-type="float">
            <text:p>0.625647977071759</text:p>
          </table:table-cell>
          <table:table-cell office:value-type="float" office:value="0.656946975820896" calcext:value-type="float">
            <text:p>0.656946975820896</text:p>
          </table:table-cell>
          <table:table-cell office:value-type="float" office:value="0.632153824824551" calcext:value-type="float">
            <text:p>0.632153824824551</text:p>
          </table:table-cell>
          <table:table-cell office:value-type="float" office:value="0.987141846077662" calcext:value-type="float">
            <text:p>0.987141846077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70404585648" calcext:value-type="float">
            <text:p>-124.870404585648</text:p>
          </table:table-cell>
          <table:table-cell office:value-type="float" office:value="-118.610604835821" calcext:value-type="float">
            <text:p>-118.610604835821</text:p>
          </table:table-cell>
          <table:table-cell office:value-type="float" office:value="-123.56923503509" calcext:value-type="float">
            <text:p>-123.569235035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39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8082735369406" calcext:value-type="float">
            <text:p>78.8082735369406</text:p>
          </table:table-cell>
          <table:table-cell office:value-type="float" office:value="981.975081526177" calcext:value-type="float">
            <text:p>981.97508152617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538" calcext:value-type="float">
            <text:p>1343538</text:p>
          </table:table-cell>
          <table:table-cell office:value-type="float" office:value="1631128" calcext:value-type="float">
            <text:p>1631128</text:p>
          </table:table-cell>
          <table:table-cell office:value-type="float" office:value="1644677" calcext:value-type="float">
            <text:p>1644677</text:p>
          </table:table-cell>
          <table:table-cell office:value-type="float" office:value="1170352" calcext:value-type="float">
            <text:p>1170352</text:p>
          </table:table-cell>
          <table:table-cell office:value-type="float" office:value="1019881" calcext:value-type="float">
            <text:p>1019881</text:p>
          </table:table-cell>
          <table:table-cell office:value-type="float" office:value="1003419" calcext:value-type="float">
            <text:p>1003419</text:p>
          </table:table-cell>
          <table:table-cell office:value-type="float" office:value="1654022" calcext:value-type="float">
            <text:p>1654022</text:p>
          </table:table-cell>
          <table:table-cell office:value-type="float" office:value="5" calcext:value-type="float">
            <text:p>5</text:p>
          </table:table-cell>
          <table:table-cell office:value-type="float" office:value="0.800811147786516" calcext:value-type="float">
            <text:p>0.800811147786516</text:p>
          </table:table-cell>
          <table:table-cell office:value-type="float" office:value="0.972228166130562" calcext:value-type="float">
            <text:p>0.972228166130562</text:p>
          </table:table-cell>
          <table:table-cell office:value-type="float" office:value="0.980304000413894" calcext:value-type="float">
            <text:p>0.980304000413894</text:p>
          </table:table-cell>
          <table:table-cell office:value-type="float" office:value="0.697584235380201" calcext:value-type="float">
            <text:p>0.697584235380201</text:p>
          </table:table-cell>
          <table:table-cell office:value-type="float" office:value="0.607896519648614" calcext:value-type="float">
            <text:p>0.607896519648614</text:p>
          </table:table-cell>
          <table:table-cell office:value-type="float" office:value="0.598084401855994" calcext:value-type="float">
            <text:p>0.598084401855994</text:p>
          </table:table-cell>
          <table:table-cell office:value-type="float" office:value="0.985874055132157" calcext:value-type="float">
            <text:p>0.985874055132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8315292396" calcext:value-type="float">
            <text:p>-110.48315292396</text:p>
          </table:table-cell>
          <table:table-cell office:value-type="float" office:value="-128.420696070277" calcext:value-type="float">
            <text:p>-128.420696070277</text:p>
          </table:table-cell>
          <table:table-cell office:value-type="float" office:value="-130.383119628801" calcext:value-type="float">
            <text:p>-130.383119628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41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708319494206" calcext:value-type="float">
            <text:p>78.7708319494206</text:p>
          </table:table-cell>
          <table:table-cell office:value-type="float" office:value="981.892493629376" calcext:value-type="float">
            <text:p>981.89249362937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55" calcext:value-type="float">
            <text:p>1361155</text:p>
          </table:table-cell>
          <table:table-cell office:value-type="float" office:value="1632853" calcext:value-type="float">
            <text:p>1632853</text:p>
          </table:table-cell>
          <table:table-cell office:value-type="float" office:value="1643552" calcext:value-type="float">
            <text:p>1643552</text:p>
          </table:table-cell>
          <table:table-cell office:value-type="float" office:value="1113430" calcext:value-type="float">
            <text:p>1113430</text:p>
          </table:table-cell>
          <table:table-cell office:value-type="float" office:value="1016068" calcext:value-type="float">
            <text:p>1016068</text:p>
          </table:table-cell>
          <table:table-cell office:value-type="float" office:value="1076434" calcext:value-type="float">
            <text:p>1076434</text:p>
          </table:table-cell>
          <table:table-cell office:value-type="float" office:value="1651563" calcext:value-type="float">
            <text:p>1651563</text:p>
          </table:table-cell>
          <table:table-cell office:value-type="float" office:value="5" calcext:value-type="float">
            <text:p>5</text:p>
          </table:table-cell>
          <table:table-cell office:value-type="float" office:value="0.81131169930836" calcext:value-type="float">
            <text:p>0.81131169930836</text:p>
          </table:table-cell>
          <table:table-cell office:value-type="float" office:value="0.973256346375507" calcext:value-type="float">
            <text:p>0.973256346375507</text:p>
          </table:table-cell>
          <table:table-cell office:value-type="float" office:value="0.979633448080235" calcext:value-type="float">
            <text:p>0.979633448080235</text:p>
          </table:table-cell>
          <table:table-cell office:value-type="float" office:value="0.663656075436601" calcext:value-type="float">
            <text:p>0.663656075436601</text:p>
          </table:table-cell>
          <table:table-cell office:value-type="float" office:value="0.605623794272398" calcext:value-type="float">
            <text:p>0.605623794272398</text:p>
          </table:table-cell>
          <table:table-cell office:value-type="float" office:value="0.641604738426773" calcext:value-type="float">
            <text:p>0.641604738426773</text:p>
          </table:table-cell>
          <table:table-cell office:value-type="float" office:value="0.984408376742408" calcext:value-type="float">
            <text:p>0.984408376742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26878491268" calcext:value-type="float">
            <text:p>-117.26878491268</text:p>
          </table:table-cell>
          <table:table-cell office:value-type="float" office:value="-128.87524114552" calcext:value-type="float">
            <text:p>-128.87524114552</text:p>
          </table:table-cell>
          <table:table-cell office:value-type="float" office:value="-121.679052314645" calcext:value-type="float">
            <text:p>-121.6790523146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43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7864217965777" calcext:value-type="float">
            <text:p>78.7864217965777</text:p>
          </table:table-cell>
          <table:table-cell office:value-type="float" office:value="981.9390407299" calcext:value-type="float">
            <text:p>981.939040729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94" calcext:value-type="float">
            <text:p>1371094</text:p>
          </table:table-cell>
          <table:table-cell office:value-type="float" office:value="1634649" calcext:value-type="float">
            <text:p>1634649</text:p>
          </table:table-cell>
          <table:table-cell office:value-type="float" office:value="1644041" calcext:value-type="float">
            <text:p>1644041</text:p>
          </table:table-cell>
          <table:table-cell office:value-type="float" office:value="1073993" calcext:value-type="float">
            <text:p>1073993</text:p>
          </table:table-cell>
          <table:table-cell office:value-type="float" office:value="1006600" calcext:value-type="float">
            <text:p>1006600</text:p>
          </table:table-cell>
          <table:table-cell office:value-type="float" office:value="1127286" calcext:value-type="float">
            <text:p>1127286</text:p>
          </table:table-cell>
          <table:table-cell office:value-type="float" office:value="1652062" calcext:value-type="float">
            <text:p>1652062</text:p>
          </table:table-cell>
          <table:table-cell office:value-type="float" office:value="5" calcext:value-type="float">
            <text:p>5</text:p>
          </table:table-cell>
          <table:table-cell office:value-type="float" office:value="0.817235805658794" calcext:value-type="float">
            <text:p>0.817235805658794</text:p>
          </table:table-cell>
          <table:table-cell office:value-type="float" office:value="0.974326845923286" calcext:value-type="float">
            <text:p>0.974326845923286</text:p>
          </table:table-cell>
          <table:table-cell office:value-type="float" office:value="0.979924914827932" calcext:value-type="float">
            <text:p>0.979924914827932</text:p>
          </table:table-cell>
          <table:table-cell office:value-type="float" office:value="0.640149788874363" calcext:value-type="float">
            <text:p>0.640149788874363</text:p>
          </table:table-cell>
          <table:table-cell office:value-type="float" office:value="0.599980425832322" calcext:value-type="float">
            <text:p>0.599980425832322</text:p>
          </table:table-cell>
          <table:table-cell office:value-type="float" office:value="0.671914896001207" calcext:value-type="float">
            <text:p>0.671914896001207</text:p>
          </table:table-cell>
          <table:table-cell office:value-type="float" office:value="0.984705803955293" calcext:value-type="float">
            <text:p>0.984705803955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970042225127" calcext:value-type="float">
            <text:p>-121.970042225127</text:p>
          </table:table-cell>
          <table:table-cell office:value-type="float" office:value="-130.003914833536" calcext:value-type="float">
            <text:p>-130.003914833536</text:p>
          </table:table-cell>
          <table:table-cell office:value-type="float" office:value="-115.617020799759" calcext:value-type="float">
            <text:p>-115.6170207997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46</text:p>
          </table:table-cell>
          <table:table-cell office:value-type="float" office:value="25.8729553222656" calcext:value-type="float">
            <text:p>25.8729553222656</text:p>
          </table:table-cell>
          <table:table-cell office:value-type="float" office:value="78.8020111991891" calcext:value-type="float">
            <text:p>78.8020111991891</text:p>
          </table:table-cell>
          <table:table-cell office:value-type="float" office:value="981.958058153441" calcext:value-type="float">
            <text:p>981.958058153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725" calcext:value-type="float">
            <text:p>1346725</text:p>
          </table:table-cell>
          <table:table-cell office:value-type="float" office:value="1633472" calcext:value-type="float">
            <text:p>1633472</text:p>
          </table:table-cell>
          <table:table-cell office:value-type="float" office:value="1639182" calcext:value-type="float">
            <text:p>1639182</text:p>
          </table:table-cell>
          <table:table-cell office:value-type="float" office:value="1045927" calcext:value-type="float">
            <text:p>1045927</text:p>
          </table:table-cell>
          <table:table-cell office:value-type="float" office:value="1115677" calcext:value-type="float">
            <text:p>1115677</text:p>
          </table:table-cell>
          <table:table-cell office:value-type="float" office:value="1042964" calcext:value-type="float">
            <text:p>1042964</text:p>
          </table:table-cell>
          <table:table-cell office:value-type="float" office:value="1657232" calcext:value-type="float">
            <text:p>1657232</text:p>
          </table:table-cell>
          <table:table-cell office:value-type="float" office:value="5" calcext:value-type="float">
            <text:p>5</text:p>
          </table:table-cell>
          <table:table-cell office:value-type="float" office:value="0.802710748041957" calcext:value-type="float">
            <text:p>0.802710748041957</text:p>
          </table:table-cell>
          <table:table-cell office:value-type="float" office:value="0.973625299170649" calcext:value-type="float">
            <text:p>0.973625299170649</text:p>
          </table:table-cell>
          <table:table-cell office:value-type="float" office:value="0.977028724793044" calcext:value-type="float">
            <text:p>0.977028724793044</text:p>
          </table:table-cell>
          <table:table-cell office:value-type="float" office:value="0.623421147277492" calcext:value-type="float">
            <text:p>0.623421147277492</text:p>
          </table:table-cell>
          <table:table-cell office:value-type="float" office:value="0.664995391964363" calcext:value-type="float">
            <text:p>0.664995391964363</text:p>
          </table:table-cell>
          <table:table-cell office:value-type="float" office:value="0.621655061442263" calcext:value-type="float">
            <text:p>0.621655061442263</text:p>
          </table:table-cell>
          <table:table-cell office:value-type="float" office:value="0.987787364457532" calcext:value-type="float">
            <text:p>0.987787364457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15770544502" calcext:value-type="float">
            <text:p>-125.315770544502</text:p>
          </table:table-cell>
          <table:table-cell office:value-type="float" office:value="-117.000921607127" calcext:value-type="float">
            <text:p>-117.000921607127</text:p>
          </table:table-cell>
          <table:table-cell office:value-type="float" office:value="-125.668987711547" calcext:value-type="float">
            <text:p>-125.6689877115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48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7815295887136" calcext:value-type="float">
            <text:p>78.7815295887136</text:p>
          </table:table-cell>
          <table:table-cell office:value-type="float" office:value="981.920022906503" calcext:value-type="float">
            <text:p>981.92002290650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125" calcext:value-type="float">
            <text:p>1372125</text:p>
          </table:table-cell>
          <table:table-cell office:value-type="float" office:value="1632460" calcext:value-type="float">
            <text:p>1632460</text:p>
          </table:table-cell>
          <table:table-cell office:value-type="float" office:value="1640352" calcext:value-type="float">
            <text:p>1640352</text:p>
          </table:table-cell>
          <table:table-cell office:value-type="float" office:value="1051914" calcext:value-type="float">
            <text:p>1051914</text:p>
          </table:table-cell>
          <table:table-cell office:value-type="float" office:value="1129438" calcext:value-type="float">
            <text:p>1129438</text:p>
          </table:table-cell>
          <table:table-cell office:value-type="float" office:value="1031139" calcext:value-type="float">
            <text:p>1031139</text:p>
          </table:table-cell>
          <table:table-cell office:value-type="float" office:value="1656768" calcext:value-type="float">
            <text:p>1656768</text:p>
          </table:table-cell>
          <table:table-cell office:value-type="float" office:value="5" calcext:value-type="float">
            <text:p>5</text:p>
          </table:table-cell>
          <table:table-cell office:value-type="float" office:value="0.817850329619685" calcext:value-type="float">
            <text:p>0.817850329619685</text:p>
          </table:table-cell>
          <table:table-cell office:value-type="float" office:value="0.973022100093615" calcext:value-type="float">
            <text:p>0.973022100093615</text:p>
          </table:table-cell>
          <table:table-cell office:value-type="float" office:value="0.977726099220049" calcext:value-type="float">
            <text:p>0.977726099220049</text:p>
          </table:table-cell>
          <table:table-cell office:value-type="float" office:value="0.626989677785597" calcext:value-type="float">
            <text:p>0.626989677785597</text:p>
          </table:table-cell>
          <table:table-cell office:value-type="float" office:value="0.673197588109683" calcext:value-type="float">
            <text:p>0.673197588109683</text:p>
          </table:table-cell>
          <table:table-cell office:value-type="float" office:value="0.614606811357356" calcext:value-type="float">
            <text:p>0.614606811357356</text:p>
          </table:table-cell>
          <table:table-cell office:value-type="float" office:value="0.987510798872804" calcext:value-type="float">
            <text:p>0.987510798872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602064442881" calcext:value-type="float">
            <text:p>-124.602064442881</text:p>
          </table:table-cell>
          <table:table-cell office:value-type="float" office:value="-115.360482378063" calcext:value-type="float">
            <text:p>-115.360482378063</text:p>
          </table:table-cell>
          <table:table-cell office:value-type="float" office:value="-127.078637728529" calcext:value-type="float">
            <text:p>-127.0786377285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50</text:p>
          </table:table-cell>
          <table:table-cell office:value-type="float" office:value="25.8729553222656" calcext:value-type="float">
            <text:p>25.8729553222656</text:p>
          </table:table-cell>
          <table:table-cell office:value-type="float" office:value="78.7699190998328" calcext:value-type="float">
            <text:p>78.7699190998328</text:p>
          </table:table-cell>
          <table:table-cell office:value-type="float" office:value="981.958058153441" calcext:value-type="float">
            <text:p>981.958058153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782" calcext:value-type="float">
            <text:p>1368782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642699" calcext:value-type="float">
            <text:p>1642699</text:p>
          </table:table-cell>
          <table:table-cell office:value-type="float" office:value="1171885" calcext:value-type="float">
            <text:p>1171885</text:p>
          </table:table-cell>
          <table:table-cell office:value-type="float" office:value="1018569" calcext:value-type="float">
            <text:p>1018569</text:p>
          </table:table-cell>
          <table:table-cell office:value-type="float" office:value="1003825" calcext:value-type="float">
            <text:p>1003825</text:p>
          </table:table-cell>
          <table:table-cell office:value-type="float" office:value="1652445" calcext:value-type="float">
            <text:p>1652445</text:p>
          </table:table-cell>
          <table:table-cell office:value-type="float" office:value="5" calcext:value-type="float">
            <text:p>5</text:p>
          </table:table-cell>
          <table:table-cell office:value-type="float" office:value="0.815857746107309" calcext:value-type="float">
            <text:p>0.815857746107309</text:p>
          </table:table-cell>
          <table:table-cell office:value-type="float" office:value="0.971615430309228" calcext:value-type="float">
            <text:p>0.971615430309228</text:p>
          </table:table-cell>
          <table:table-cell office:value-type="float" office:value="0.979125020399692" calcext:value-type="float">
            <text:p>0.979125020399692</text:p>
          </table:table-cell>
          <table:table-cell office:value-type="float" office:value="0.698497974693534" calcext:value-type="float">
            <text:p>0.698497974693534</text:p>
          </table:table-cell>
          <table:table-cell office:value-type="float" office:value="0.607114506615938" calcext:value-type="float">
            <text:p>0.607114506615938</text:p>
          </table:table-cell>
          <table:table-cell office:value-type="float" office:value="0.59832639674263" calcext:value-type="float">
            <text:p>0.59832639674263</text:p>
          </table:table-cell>
          <table:table-cell office:value-type="float" office:value="0.984934089771997" calcext:value-type="float">
            <text:p>0.984934089771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300405061293" calcext:value-type="float">
            <text:p>-110.300405061293</text:p>
          </table:table-cell>
          <table:table-cell office:value-type="float" office:value="-128.577098676812" calcext:value-type="float">
            <text:p>-128.577098676812</text:p>
          </table:table-cell>
          <table:table-cell office:value-type="float" office:value="-130.334720651474" calcext:value-type="float">
            <text:p>-130.3347206514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52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7810730494274" calcext:value-type="float">
            <text:p>78.7810730494274</text:p>
          </table:table-cell>
          <table:table-cell office:value-type="float" office:value="981.911511659922" calcext:value-type="float">
            <text:p>981.91151165992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83" calcext:value-type="float">
            <text:p>1362183</text:p>
          </table:table-cell>
          <table:table-cell office:value-type="float" office:value="1632527" calcext:value-type="float">
            <text:p>1632527</text:p>
          </table:table-cell>
          <table:table-cell office:value-type="float" office:value="1643028" calcext:value-type="float">
            <text:p>1643028</text:p>
          </table:table-cell>
          <table:table-cell office:value-type="float" office:value="1088140" calcext:value-type="float">
            <text:p>1088140</text:p>
          </table:table-cell>
          <table:table-cell office:value-type="float" office:value="1011203" calcext:value-type="float">
            <text:p>1011203</text:p>
          </table:table-cell>
          <table:table-cell office:value-type="float" office:value="1103463" calcext:value-type="float">
            <text:p>1103463</text:p>
          </table:table-cell>
          <table:table-cell office:value-type="float" office:value="1651931" calcext:value-type="float">
            <text:p>1651931</text:p>
          </table:table-cell>
          <table:table-cell office:value-type="float" office:value="5" calcext:value-type="float">
            <text:p>5</text:p>
          </table:table-cell>
          <table:table-cell office:value-type="float" office:value="0.811924435129694" calcext:value-type="float">
            <text:p>0.811924435129694</text:p>
          </table:table-cell>
          <table:table-cell office:value-type="float" office:value="0.973062035210375" calcext:value-type="float">
            <text:p>0.973062035210375</text:p>
          </table:table-cell>
          <table:table-cell office:value-type="float" office:value="0.97932111970438" calcext:value-type="float">
            <text:p>0.97932111970438</text:p>
          </table:table-cell>
          <table:table-cell office:value-type="float" office:value="0.648582058975942" calcext:value-type="float">
            <text:p>0.648582058975942</text:p>
          </table:table-cell>
          <table:table-cell office:value-type="float" office:value="0.602724027958396" calcext:value-type="float">
            <text:p>0.602724027958396</text:p>
          </table:table-cell>
          <table:table-cell office:value-type="float" office:value="0.65771527978364" calcext:value-type="float">
            <text:p>0.65771527978364</text:p>
          </table:table-cell>
          <table:table-cell office:value-type="float" office:value="0.984627721861329" calcext:value-type="float">
            <text:p>0.984627721861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283588204812" calcext:value-type="float">
            <text:p>-120.283588204812</text:p>
          </table:table-cell>
          <table:table-cell office:value-type="float" office:value="-129.455194408321" calcext:value-type="float">
            <text:p>-129.455194408321</text:p>
          </table:table-cell>
          <table:table-cell office:value-type="float" office:value="-118.456944043272" calcext:value-type="float">
            <text:p>-118.4569440432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54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7864217965777" calcext:value-type="float">
            <text:p>78.7864217965777</text:p>
          </table:table-cell>
          <table:table-cell office:value-type="float" office:value="981.966569821685" calcext:value-type="float">
            <text:p>981.96656982168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17" calcext:value-type="float">
            <text:p>1372717</text:p>
          </table:table-cell>
          <table:table-cell office:value-type="float" office:value="1635050" calcext:value-type="float">
            <text:p>1635050</text:p>
          </table:table-cell>
          <table:table-cell office:value-type="float" office:value="1639537" calcext:value-type="float">
            <text:p>1639537</text:p>
          </table:table-cell>
          <table:table-cell office:value-type="float" office:value="1053262" calcext:value-type="float">
            <text:p>1053262</text:p>
          </table:table-cell>
          <table:table-cell office:value-type="float" office:value="1094382" calcext:value-type="float">
            <text:p>1094382</text:p>
          </table:table-cell>
          <table:table-cell office:value-type="float" office:value="1068508" calcext:value-type="float">
            <text:p>1068508</text:p>
          </table:table-cell>
          <table:table-cell office:value-type="float" office:value="1657280" calcext:value-type="float">
            <text:p>1657280</text:p>
          </table:table-cell>
          <table:table-cell office:value-type="float" office:value="5" calcext:value-type="float">
            <text:p>5</text:p>
          </table:table-cell>
          <table:table-cell office:value-type="float" office:value="0.81820318915882" calcext:value-type="float">
            <text:p>0.81820318915882</text:p>
          </table:table-cell>
          <table:table-cell office:value-type="float" office:value="0.974565860577328" calcext:value-type="float">
            <text:p>0.974565860577328</text:p>
          </table:table-cell>
          <table:table-cell office:value-type="float" office:value="0.977240321307221" calcext:value-type="float">
            <text:p>0.977240321307221</text:p>
          </table:table-cell>
          <table:table-cell office:value-type="float" office:value="0.62779314849295" calcext:value-type="float">
            <text:p>0.62779314849295</text:p>
          </table:table-cell>
          <table:table-cell office:value-type="float" office:value="0.652302581346343" calcext:value-type="float">
            <text:p>0.652302581346343</text:p>
          </table:table-cell>
          <table:table-cell office:value-type="float" office:value="0.6368804737187" calcext:value-type="float">
            <text:p>0.6368804737187</text:p>
          </table:table-cell>
          <table:table-cell office:value-type="float" office:value="0.987815974690434" calcext:value-type="float">
            <text:p>0.987815974690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44137030141" calcext:value-type="float">
            <text:p>-124.44137030141</text:p>
          </table:table-cell>
          <table:table-cell office:value-type="float" office:value="-119.539483730731" calcext:value-type="float">
            <text:p>-119.539483730731</text:p>
          </table:table-cell>
          <table:table-cell office:value-type="float" office:value="-122.62390525626" calcext:value-type="float">
            <text:p>-122.623905256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57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8.7797033741429" calcext:value-type="float">
            <text:p>78.7797033741429</text:p>
          </table:table-cell>
          <table:table-cell office:value-type="float" office:value="981.913506520787" calcext:value-type="float">
            <text:p>981.913506520787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585" calcext:value-type="float">
            <text:p>1371585</text:p>
          </table:table-cell>
          <table:table-cell office:value-type="float" office:value="1630975" calcext:value-type="float">
            <text:p>1630975</text:p>
          </table:table-cell>
          <table:table-cell office:value-type="float" office:value="1643187" calcext:value-type="float">
            <text:p>1643187</text:p>
          </table:table-cell>
          <table:table-cell office:value-type="float" office:value="1135592" calcext:value-type="float">
            <text:p>1135592</text:p>
          </table:table-cell>
          <table:table-cell office:value-type="float" office:value="1034406" calcext:value-type="float">
            <text:p>1034406</text:p>
          </table:table-cell>
          <table:table-cell office:value-type="float" office:value="1010895" calcext:value-type="float">
            <text:p>1010895</text:p>
          </table:table-cell>
          <table:table-cell office:value-type="float" office:value="1657147" calcext:value-type="float">
            <text:p>1657147</text:p>
          </table:table-cell>
          <table:table-cell office:value-type="float" office:value="5" calcext:value-type="float">
            <text:p>5</text:p>
          </table:table-cell>
          <table:table-cell office:value-type="float" office:value="0.817528464499529" calcext:value-type="float">
            <text:p>0.817528464499529</text:p>
          </table:table-cell>
          <table:table-cell office:value-type="float" office:value="0.972136971013185" calcext:value-type="float">
            <text:p>0.972136971013185</text:p>
          </table:table-cell>
          <table:table-cell office:value-type="float" office:value="0.97941589110087" calcext:value-type="float">
            <text:p>0.97941589110087</text:p>
          </table:table-cell>
          <table:table-cell office:value-type="float" office:value="0.676865658386428" calcext:value-type="float">
            <text:p>0.676865658386428</text:p>
          </table:table-cell>
          <table:table-cell office:value-type="float" office:value="0.616554095334303" calcext:value-type="float">
            <text:p>0.616554095334303</text:p>
          </table:table-cell>
          <table:table-cell office:value-type="float" office:value="0.602540445630604" calcext:value-type="float">
            <text:p>0.602540445630604</text:p>
          </table:table-cell>
          <table:table-cell office:value-type="float" office:value="0.987736700503433" calcext:value-type="float">
            <text:p>0.987736700503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626868322714" calcext:value-type="float">
            <text:p>-114.626868322714</text:p>
          </table:table-cell>
          <table:table-cell office:value-type="float" office:value="-126.689180933139" calcext:value-type="float">
            <text:p>-126.689180933139</text:p>
          </table:table-cell>
          <table:table-cell office:value-type="float" office:value="-129.491910873879" calcext:value-type="float">
            <text:p>-129.4919108738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0:59</text:p>
          </table:table-cell>
          <table:table-cell office:value-type="float" office:value="25.8679012657667" calcext:value-type="float">
            <text:p>25.8679012657667</text:p>
          </table:table-cell>
          <table:table-cell office:value-type="float" office:value="78.758765344938" calcext:value-type="float">
            <text:p>78.758765344938</text:p>
          </table:table-cell>
          <table:table-cell office:value-type="float" office:value="981.894489275504" calcext:value-type="float">
            <text:p>981.89448927550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900" calcext:value-type="float">
            <text:p>1345900</text:p>
          </table:table-cell>
          <table:table-cell office:value-type="float" office:value="1630277" calcext:value-type="float">
            <text:p>1630277</text:p>
          </table:table-cell>
          <table:table-cell office:value-type="float" office:value="1644211" calcext:value-type="float">
            <text:p>1644211</text:p>
          </table:table-cell>
          <table:table-cell office:value-type="float" office:value="1169869" calcext:value-type="float">
            <text:p>1169869</text:p>
          </table:table-cell>
          <table:table-cell office:value-type="float" office:value="1017809" calcext:value-type="float">
            <text:p>1017809</text:p>
          </table:table-cell>
          <table:table-cell office:value-type="float" office:value="1001356" calcext:value-type="float">
            <text:p>1001356</text:p>
          </table:table-cell>
          <table:table-cell office:value-type="float" office:value="1654300" calcext:value-type="float">
            <text:p>1654300</text:p>
          </table:table-cell>
          <table:table-cell office:value-type="float" office:value="5" calcext:value-type="float">
            <text:p>5</text:p>
          </table:table-cell>
          <table:table-cell office:value-type="float" office:value="0.802219009663941" calcext:value-type="float">
            <text:p>0.802219009663941</text:p>
          </table:table-cell>
          <table:table-cell office:value-type="float" office:value="0.971720930543057" calcext:value-type="float">
            <text:p>0.971720930543057</text:p>
          </table:table-cell>
          <table:table-cell office:value-type="float" office:value="0.98002624273613" calcext:value-type="float">
            <text:p>0.98002624273613</text:p>
          </table:table-cell>
          <table:table-cell office:value-type="float" office:value="0.697296344911616" calcext:value-type="float">
            <text:p>0.697296344911616</text:p>
          </table:table-cell>
          <table:table-cell office:value-type="float" office:value="0.606661511261643" calcext:value-type="float">
            <text:p>0.606661511261643</text:p>
          </table:table-cell>
          <table:table-cell office:value-type="float" office:value="0.596854757887692" calcext:value-type="float">
            <text:p>0.596854757887692</text:p>
          </table:table-cell>
          <table:table-cell office:value-type="float" office:value="0.986039756064386" calcext:value-type="float">
            <text:p>0.9860397560643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540731017677" calcext:value-type="float">
            <text:p>-110.540731017677</text:p>
          </table:table-cell>
          <table:table-cell office:value-type="float" office:value="-128.667697747671" calcext:value-type="float">
            <text:p>-128.667697747671</text:p>
          </table:table-cell>
          <table:table-cell office:value-type="float" office:value="-130.629048422462" calcext:value-type="float">
            <text:p>-130.6290484224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01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8.758309015495" calcext:value-type="float">
            <text:p>78.758309015495</text:p>
          </table:table-cell>
          <table:table-cell office:value-type="float" office:value="981.941034925709" calcext:value-type="float">
            <text:p>981.94103492570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111" calcext:value-type="float">
            <text:p>1349111</text:p>
          </table:table-cell>
          <table:table-cell office:value-type="float" office:value="1631664" calcext:value-type="float">
            <text:p>1631664</text:p>
          </table:table-cell>
          <table:table-cell office:value-type="float" office:value="1644498" calcext:value-type="float">
            <text:p>1644498</text:p>
          </table:table-cell>
          <table:table-cell office:value-type="float" office:value="1162829" calcext:value-type="float">
            <text:p>1162829</text:p>
          </table:table-cell>
          <table:table-cell office:value-type="float" office:value="1016906" calcext:value-type="float">
            <text:p>1016906</text:p>
          </table:table-cell>
          <table:table-cell office:value-type="float" office:value="1031594" calcext:value-type="float">
            <text:p>1031594</text:p>
          </table:table-cell>
          <table:table-cell office:value-type="float" office:value="1652717" calcext:value-type="float">
            <text:p>1652717</text:p>
          </table:table-cell>
          <table:table-cell office:value-type="float" office:value="5" calcext:value-type="float">
            <text:p>5</text:p>
          </table:table-cell>
          <table:table-cell office:value-type="float" office:value="0.804132915035834" calcext:value-type="float">
            <text:p>0.804132915035834</text:p>
          </table:table-cell>
          <table:table-cell office:value-type="float" office:value="0.972547647064644" calcext:value-type="float">
            <text:p>0.972547647064644</text:p>
          </table:table-cell>
          <table:table-cell office:value-type="float" office:value="0.980197308087028" calcext:value-type="float">
            <text:p>0.980197308087028</text:p>
          </table:table-cell>
          <table:table-cell office:value-type="float" office:value="0.693100177419207" calcext:value-type="float">
            <text:p>0.693100177419207</text:p>
          </table:table-cell>
          <table:table-cell office:value-type="float" office:value="0.60612328125516" calcext:value-type="float">
            <text:p>0.60612328125516</text:p>
          </table:table-cell>
          <table:table-cell office:value-type="float" office:value="0.614878012523414" calcext:value-type="float">
            <text:p>0.614878012523414</text:p>
          </table:table-cell>
          <table:table-cell office:value-type="float" office:value="0.985096214425112" calcext:value-type="float">
            <text:p>0.985096214425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379964516159" calcext:value-type="float">
            <text:p>-111.379964516159</text:p>
          </table:table-cell>
          <table:table-cell office:value-type="float" office:value="-128.775343748968" calcext:value-type="float">
            <text:p>-128.775343748968</text:p>
          </table:table-cell>
          <table:table-cell office:value-type="float" office:value="-127.024397495317" calcext:value-type="float">
            <text:p>-127.0243974953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03</text:p>
          </table:table-cell>
          <table:table-cell office:value-type="float" office:value="25.8628472095588" calcext:value-type="float">
            <text:p>25.8628472095588</text:p>
          </table:table-cell>
          <table:table-cell office:value-type="float" office:value="78.7315658743386" calcext:value-type="float">
            <text:p>78.7315658743386</text:p>
          </table:table-cell>
          <table:table-cell office:value-type="float" office:value="981.941034925709" calcext:value-type="float">
            <text:p>981.94103492570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569" calcext:value-type="float">
            <text:p>1369569</text:p>
          </table:table-cell>
          <table:table-cell office:value-type="float" office:value="1634158" calcext:value-type="float">
            <text:p>1634158</text:p>
          </table:table-cell>
          <table:table-cell office:value-type="float" office:value="1641600" calcext:value-type="float">
            <text:p>1641600</text:p>
          </table:table-cell>
          <table:table-cell office:value-type="float" office:value="1068770" calcext:value-type="float">
            <text:p>1068770</text:p>
          </table:table-cell>
          <table:table-cell office:value-type="float" office:value="1006710" calcext:value-type="float">
            <text:p>1006710</text:p>
          </table:table-cell>
          <table:table-cell office:value-type="float" office:value="1131383" calcext:value-type="float">
            <text:p>1131383</text:p>
          </table:table-cell>
          <table:table-cell office:value-type="float" office:value="1652303" calcext:value-type="float">
            <text:p>1652303</text:p>
          </table:table-cell>
          <table:table-cell office:value-type="float" office:value="5" calcext:value-type="float">
            <text:p>5</text:p>
          </table:table-cell>
          <table:table-cell office:value-type="float" office:value="0.816326834717612" calcext:value-type="float">
            <text:p>0.816326834717612</text:p>
          </table:table-cell>
          <table:table-cell office:value-type="float" office:value="0.974034187082551" calcext:value-type="float">
            <text:p>0.974034187082551</text:p>
          </table:table-cell>
          <table:table-cell office:value-type="float" office:value="0.978469965275522" calcext:value-type="float">
            <text:p>0.978469965275522</text:p>
          </table:table-cell>
          <table:table-cell office:value-type="float" office:value="0.637036637906627" calcext:value-type="float">
            <text:p>0.637036637906627</text:p>
          </table:table-cell>
          <table:table-cell office:value-type="float" office:value="0.600045990949391" calcext:value-type="float">
            <text:p>0.600045990949391</text:p>
          </table:table-cell>
          <table:table-cell office:value-type="float" office:value="0.674356898588764" calcext:value-type="float">
            <text:p>0.674356898588764</text:p>
          </table:table-cell>
          <table:table-cell office:value-type="float" office:value="0.984849451166326" calcext:value-type="float">
            <text:p>0.984849451166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592672418675" calcext:value-type="float">
            <text:p>-122.592672418675</text:p>
          </table:table-cell>
          <table:table-cell office:value-type="float" office:value="-129.990801810122" calcext:value-type="float">
            <text:p>-129.990801810122</text:p>
          </table:table-cell>
          <table:table-cell office:value-type="float" office:value="-115.128620282247" calcext:value-type="float">
            <text:p>-115.1286202822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05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8.7413508267535" calcext:value-type="float">
            <text:p>78.7413508267535</text:p>
          </table:table-cell>
          <table:table-cell office:value-type="float" office:value="981.924011842995" calcext:value-type="float">
            <text:p>981.92401184299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790" calcext:value-type="float">
            <text:p>1353790</text:p>
          </table:table-cell>
          <table:table-cell office:value-type="float" office:value="1634517" calcext:value-type="float">
            <text:p>1634517</text:p>
          </table:table-cell>
          <table:table-cell office:value-type="float" office:value="1639973" calcext:value-type="float">
            <text:p>1639973</text:p>
          </table:table-cell>
          <table:table-cell office:value-type="float" office:value="1066337" calcext:value-type="float">
            <text:p>1066337</text:p>
          </table:table-cell>
          <table:table-cell office:value-type="float" office:value="1017595" calcext:value-type="float">
            <text:p>1017595</text:p>
          </table:table-cell>
          <table:table-cell office:value-type="float" office:value="1139440" calcext:value-type="float">
            <text:p>1139440</text:p>
          </table:table-cell>
          <table:table-cell office:value-type="float" office:value="1653304" calcext:value-type="float">
            <text:p>1653304</text:p>
          </table:table-cell>
          <table:table-cell office:value-type="float" office:value="5" calcext:value-type="float">
            <text:p>5</text:p>
          </table:table-cell>
          <table:table-cell office:value-type="float" office:value="0.806921816697337" calcext:value-type="float">
            <text:p>0.806921816697337</text:p>
          </table:table-cell>
          <table:table-cell office:value-type="float" office:value="0.974248167782804" calcext:value-type="float">
            <text:p>0.974248167782804</text:p>
          </table:table-cell>
          <table:table-cell office:value-type="float" office:value="0.977500197589421" calcext:value-type="float">
            <text:p>0.977500197589421</text:p>
          </table:table-cell>
          <table:table-cell office:value-type="float" office:value="0.635586456726367" calcext:value-type="float">
            <text:p>0.635586456726367</text:p>
          </table:table-cell>
          <table:table-cell office:value-type="float" office:value="0.606533957306618" calcext:value-type="float">
            <text:p>0.606533957306618</text:p>
          </table:table-cell>
          <table:table-cell office:value-type="float" office:value="0.679159245390802" calcext:value-type="float">
            <text:p>0.679159245390802</text:p>
          </table:table-cell>
          <table:table-cell office:value-type="float" office:value="0.985446093731653" calcext:value-type="float">
            <text:p>0.9854460937316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82708654727" calcext:value-type="float">
            <text:p>-122.882708654727</text:p>
          </table:table-cell>
          <table:table-cell office:value-type="float" office:value="-128.693208538676" calcext:value-type="float">
            <text:p>-128.693208538676</text:p>
          </table:table-cell>
          <table:table-cell office:value-type="float" office:value="-114.16815092184" calcext:value-type="float">
            <text:p>-114.168150921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07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8.7466993357049" calcext:value-type="float">
            <text:p>78.7466993357049</text:p>
          </table:table-cell>
          <table:table-cell office:value-type="float" office:value="981.924011842995" calcext:value-type="float">
            <text:p>981.92401184299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408" calcext:value-type="float">
            <text:p>1346408</text:p>
          </table:table-cell>
          <table:table-cell office:value-type="float" office:value="1633662" calcext:value-type="float">
            <text:p>1633662</text:p>
          </table:table-cell>
          <table:table-cell office:value-type="float" office:value="1639704" calcext:value-type="float">
            <text:p>1639704</text:p>
          </table:table-cell>
          <table:table-cell office:value-type="float" office:value="1043162" calcext:value-type="float">
            <text:p>1043162</text:p>
          </table:table-cell>
          <table:table-cell office:value-type="float" office:value="1126299" calcext:value-type="float">
            <text:p>1126299</text:p>
          </table:table-cell>
          <table:table-cell office:value-type="float" office:value="1036624" calcext:value-type="float">
            <text:p>1036624</text:p>
          </table:table-cell>
          <table:table-cell office:value-type="float" office:value="1657902" calcext:value-type="float">
            <text:p>1657902</text:p>
          </table:table-cell>
          <table:table-cell office:value-type="float" office:value="5" calcext:value-type="float">
            <text:p>5</text:p>
          </table:table-cell>
          <table:table-cell office:value-type="float" office:value="0.802521801295495" calcext:value-type="float">
            <text:p>0.802521801295495</text:p>
          </table:table-cell>
          <table:table-cell office:value-type="float" office:value="0.973738548009222" calcext:value-type="float">
            <text:p>0.973738548009222</text:p>
          </table:table-cell>
          <table:table-cell office:value-type="float" office:value="0.977339861075862" calcext:value-type="float">
            <text:p>0.977339861075862</text:p>
          </table:table-cell>
          <table:table-cell office:value-type="float" office:value="0.621773078652987" calcext:value-type="float">
            <text:p>0.621773078652987</text:p>
          </table:table-cell>
          <table:table-cell office:value-type="float" office:value="0.671326598087144" calcext:value-type="float">
            <text:p>0.671326598087144</text:p>
          </table:table-cell>
          <table:table-cell office:value-type="float" office:value="0.617876126513019" calcext:value-type="float">
            <text:p>0.617876126513019</text:p>
          </table:table-cell>
          <table:table-cell office:value-type="float" office:value="0.988186715625133" calcext:value-type="float">
            <text:p>0.988186715625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645384269403" calcext:value-type="float">
            <text:p>-125.645384269403</text:p>
          </table:table-cell>
          <table:table-cell office:value-type="float" office:value="-115.734680382571" calcext:value-type="float">
            <text:p>-115.734680382571</text:p>
          </table:table-cell>
          <table:table-cell office:value-type="float" office:value="-126.424774697396" calcext:value-type="float">
            <text:p>-126.4247746973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10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8.757396327896" calcext:value-type="float">
            <text:p>78.757396327896</text:p>
          </table:table-cell>
          <table:table-cell office:value-type="float" office:value="981.979067802441" calcext:value-type="float">
            <text:p>981.979067802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816" calcext:value-type="float">
            <text:p>1366816</text:p>
          </table:table-cell>
          <table:table-cell office:value-type="float" office:value="1630095" calcext:value-type="float">
            <text:p>1630095</text:p>
          </table:table-cell>
          <table:table-cell office:value-type="float" office:value="1641722" calcext:value-type="float">
            <text:p>1641722</text:p>
          </table:table-cell>
          <table:table-cell office:value-type="float" office:value="1099964" calcext:value-type="float">
            <text:p>1099964</text:p>
          </table:table-cell>
          <table:table-cell office:value-type="float" office:value="1076591" calcext:value-type="float">
            <text:p>1076591</text:p>
          </table:table-cell>
          <table:table-cell office:value-type="float" office:value="1021411" calcext:value-type="float">
            <text:p>1021411</text:p>
          </table:table-cell>
          <table:table-cell office:value-type="float" office:value="1657989" calcext:value-type="float">
            <text:p>1657989</text:p>
          </table:table-cell>
          <table:table-cell office:value-type="float" office:value="5" calcext:value-type="float">
            <text:p>5</text:p>
          </table:table-cell>
          <table:table-cell office:value-type="float" office:value="0.814685918651333" calcext:value-type="float">
            <text:p>0.814685918651333</text:p>
          </table:table-cell>
          <table:table-cell office:value-type="float" office:value="0.971612450076634" calcext:value-type="float">
            <text:p>0.971612450076634</text:p>
          </table:table-cell>
          <table:table-cell office:value-type="float" office:value="0.978542682950816" calcext:value-type="float">
            <text:p>0.978542682950816</text:p>
          </table:table-cell>
          <table:table-cell office:value-type="float" office:value="0.65562971301433" calcext:value-type="float">
            <text:p>0.65562971301433</text:p>
          </table:table-cell>
          <table:table-cell office:value-type="float" office:value="0.641698317730226" calcext:value-type="float">
            <text:p>0.641698317730226</text:p>
          </table:table-cell>
          <table:table-cell office:value-type="float" office:value="0.60880847082239" calcext:value-type="float">
            <text:p>0.60880847082239</text:p>
          </table:table-cell>
          <table:table-cell office:value-type="float" office:value="0.988238571672269" calcext:value-type="float">
            <text:p>0.988238571672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874057397134" calcext:value-type="float">
            <text:p>-118.874057397134</text:p>
          </table:table-cell>
          <table:table-cell office:value-type="float" office:value="-121.660336453955" calcext:value-type="float">
            <text:p>-121.660336453955</text:p>
          </table:table-cell>
          <table:table-cell office:value-type="float" office:value="-128.238305835522" calcext:value-type="float">
            <text:p>-128.2383058355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12</text:p>
          </table:table-cell>
          <table:table-cell office:value-type="float" office:value="25.8476850426814" calcext:value-type="float">
            <text:p>25.8476850426814</text:p>
          </table:table-cell>
          <table:table-cell office:value-type="float" office:value="78.7408946475166" calcext:value-type="float">
            <text:p>78.7408946475166</text:p>
          </table:table-cell>
          <table:table-cell office:value-type="float" office:value="981.887972637962" calcext:value-type="float">
            <text:p>981.88797263796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354" calcext:value-type="float">
            <text:p>1363354</text:p>
          </table:table-cell>
          <table:table-cell office:value-type="float" office:value="1629742" calcext:value-type="float">
            <text:p>1629742</text:p>
          </table:table-cell>
          <table:table-cell office:value-type="float" office:value="1642594" calcext:value-type="float">
            <text:p>1642594</text:p>
          </table:table-cell>
          <table:table-cell office:value-type="float" office:value="1122611" calcext:value-type="float">
            <text:p>1122611</text:p>
          </table:table-cell>
          <table:table-cell office:value-type="float" office:value="1051080" calcext:value-type="float">
            <text:p>1051080</text:p>
          </table:table-cell>
          <table:table-cell office:value-type="float" office:value="1012682" calcext:value-type="float">
            <text:p>1012682</text:p>
          </table:table-cell>
          <table:table-cell office:value-type="float" office:value="1655352" calcext:value-type="float">
            <text:p>1655352</text:p>
          </table:table-cell>
          <table:table-cell office:value-type="float" office:value="5" calcext:value-type="float">
            <text:p>5</text:p>
          </table:table-cell>
          <table:table-cell office:value-type="float" office:value="0.812622405603219" calcext:value-type="float">
            <text:p>0.812622405603219</text:p>
          </table:table-cell>
          <table:table-cell office:value-type="float" office:value="0.971402045655494" calcext:value-type="float">
            <text:p>0.971402045655494</text:p>
          </table:table-cell>
          <table:table-cell office:value-type="float" office:value="0.979062435515217" calcext:value-type="float">
            <text:p>0.979062435515217</text:p>
          </table:table-cell>
          <table:table-cell office:value-type="float" office:value="0.669128378525779" calcext:value-type="float">
            <text:p>0.669128378525779</text:p>
          </table:table-cell>
          <table:table-cell office:value-type="float" office:value="0.626492574988911" calcext:value-type="float">
            <text:p>0.626492574988911</text:p>
          </table:table-cell>
          <table:table-cell office:value-type="float" office:value="0.603605580759714" calcext:value-type="float">
            <text:p>0.603605580759714</text:p>
          </table:table-cell>
          <table:table-cell office:value-type="float" office:value="0.986666797002172" calcext:value-type="float">
            <text:p>0.986666797002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174324294844" calcext:value-type="float">
            <text:p>-116.174324294844</text:p>
          </table:table-cell>
          <table:table-cell office:value-type="float" office:value="-124.701485002218" calcext:value-type="float">
            <text:p>-124.701485002218</text:p>
          </table:table-cell>
          <table:table-cell office:value-type="float" office:value="-129.278883848057" calcext:value-type="float">
            <text:p>-129.278883848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14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8.735090060467" calcext:value-type="float">
            <text:p>78.735090060467</text:p>
          </table:table-cell>
          <table:table-cell office:value-type="float" office:value="981.934516416234" calcext:value-type="float">
            <text:p>981.93451641623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72" calcext:value-type="float">
            <text:p>1365372</text:p>
          </table:table-cell>
          <table:table-cell office:value-type="float" office:value="1636425" calcext:value-type="float">
            <text:p>1636425</text:p>
          </table:table-cell>
          <table:table-cell office:value-type="float" office:value="1641616" calcext:value-type="float">
            <text:p>1641616</text:p>
          </table:table-cell>
          <table:table-cell office:value-type="float" office:value="1067159" calcext:value-type="float">
            <text:p>1067159</text:p>
          </table:table-cell>
          <table:table-cell office:value-type="float" office:value="1017006" calcext:value-type="float">
            <text:p>1017006</text:p>
          </table:table-cell>
          <table:table-cell office:value-type="float" office:value="1136859" calcext:value-type="float">
            <text:p>1136859</text:p>
          </table:table-cell>
          <table:table-cell office:value-type="float" office:value="1654246" calcext:value-type="float">
            <text:p>1654246</text:p>
          </table:table-cell>
          <table:table-cell office:value-type="float" office:value="5" calcext:value-type="float">
            <text:p>5</text:p>
          </table:table-cell>
          <table:table-cell office:value-type="float" office:value="0.813825227478174" calcext:value-type="float">
            <text:p>0.813825227478174</text:p>
          </table:table-cell>
          <table:table-cell office:value-type="float" office:value="0.97538542454069" calcext:value-type="float">
            <text:p>0.97538542454069</text:p>
          </table:table-cell>
          <table:table-cell office:value-type="float" office:value="0.978479502019823" calcext:value-type="float">
            <text:p>0.978479502019823</text:p>
          </table:table-cell>
          <table:table-cell office:value-type="float" office:value="0.636076406964827" calcext:value-type="float">
            <text:p>0.636076406964827</text:p>
          </table:table-cell>
          <table:table-cell office:value-type="float" office:value="0.60618288590704" calcext:value-type="float">
            <text:p>0.60618288590704</text:p>
          </table:table-cell>
          <table:table-cell office:value-type="float" office:value="0.677620849325758" calcext:value-type="float">
            <text:p>0.677620849325758</text:p>
          </table:table-cell>
          <table:table-cell office:value-type="float" office:value="0.98600756955237" calcext:value-type="float">
            <text:p>0.98600756955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84718607035" calcext:value-type="float">
            <text:p>-122.784718607035</text:p>
          </table:table-cell>
          <table:table-cell office:value-type="float" office:value="-128.763422818592" calcext:value-type="float">
            <text:p>-128.763422818592</text:p>
          </table:table-cell>
          <table:table-cell office:value-type="float" office:value="-114.475830134848" calcext:value-type="float">
            <text:p>-114.4758301348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16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8.7190448143205" calcext:value-type="float">
            <text:p>78.7190448143205</text:p>
          </table:table-cell>
          <table:table-cell office:value-type="float" office:value="981.934516416234" calcext:value-type="float">
            <text:p>981.93451641623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971" calcext:value-type="float">
            <text:p>1343971</text:p>
          </table:table-cell>
          <table:table-cell office:value-type="float" office:value="1633250" calcext:value-type="float">
            <text:p>1633250</text:p>
          </table:table-cell>
          <table:table-cell office:value-type="float" office:value="1639501" calcext:value-type="float">
            <text:p>1639501</text:p>
          </table:table-cell>
          <table:table-cell office:value-type="float" office:value="1048483" calcext:value-type="float">
            <text:p>1048483</text:p>
          </table:table-cell>
          <table:table-cell office:value-type="float" office:value="1109712" calcext:value-type="float">
            <text:p>1109712</text:p>
          </table:table-cell>
          <table:table-cell office:value-type="float" office:value="1051393" calcext:value-type="float">
            <text:p>1051393</text:p>
          </table:table-cell>
          <table:table-cell office:value-type="float" office:value="1657660" calcext:value-type="float">
            <text:p>1657660</text:p>
          </table:table-cell>
          <table:table-cell office:value-type="float" office:value="5" calcext:value-type="float">
            <text:p>5</text:p>
          </table:table-cell>
          <table:table-cell office:value-type="float" office:value="0.80106923592916" calcext:value-type="float">
            <text:p>0.80106923592916</text:p>
          </table:table-cell>
          <table:table-cell office:value-type="float" office:value="0.973492976843474" calcext:value-type="float">
            <text:p>0.973492976843474</text:p>
          </table:table-cell>
          <table:table-cell office:value-type="float" office:value="0.977218863632544" calcext:value-type="float">
            <text:p>0.977218863632544</text:p>
          </table:table-cell>
          <table:table-cell office:value-type="float" office:value="0.624944642179566" calcext:value-type="float">
            <text:p>0.624944642179566</text:p>
          </table:table-cell>
          <table:table-cell office:value-type="float" office:value="0.661439974479672" calcext:value-type="float">
            <text:p>0.661439974479672</text:p>
          </table:table-cell>
          <table:table-cell office:value-type="float" office:value="0.626679137549298" calcext:value-type="float">
            <text:p>0.626679137549298</text:p>
          </table:table-cell>
          <table:table-cell office:value-type="float" office:value="0.988042472367581" calcext:value-type="float">
            <text:p>0.988042472367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11071564087" calcext:value-type="float">
            <text:p>-125.011071564087</text:p>
          </table:table-cell>
          <table:table-cell office:value-type="float" office:value="-117.712005104066" calcext:value-type="float">
            <text:p>-117.712005104066</text:p>
          </table:table-cell>
          <table:table-cell office:value-type="float" office:value="-124.664172490141" calcext:value-type="float">
            <text:p>-124.66417249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18</text:p>
          </table:table-cell>
          <table:table-cell office:value-type="float" office:value="25.8527390980162" calcext:value-type="float">
            <text:p>25.8527390980162</text:p>
          </table:table-cell>
          <table:table-cell office:value-type="float" office:value="78.719956705242" calcext:value-type="float">
            <text:p>78.719956705242</text:p>
          </table:table-cell>
          <table:table-cell office:value-type="float" office:value="981.979067802441" calcext:value-type="float">
            <text:p>981.97906780244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430" calcext:value-type="float">
            <text:p>1366430</text:p>
          </table:table-cell>
          <table:table-cell office:value-type="float" office:value="1629138" calcext:value-type="float">
            <text:p>1629138</text:p>
          </table:table-cell>
          <table:table-cell office:value-type="float" office:value="1641040" calcext:value-type="float">
            <text:p>1641040</text:p>
          </table:table-cell>
          <table:table-cell office:value-type="float" office:value="1065675" calcext:value-type="float">
            <text:p>1065675</text:p>
          </table:table-cell>
          <table:table-cell office:value-type="float" office:value="1112979" calcext:value-type="float">
            <text:p>1112979</text:p>
          </table:table-cell>
          <table:table-cell office:value-type="float" office:value="1028649" calcext:value-type="float">
            <text:p>1028649</text:p>
          </table:table-cell>
          <table:table-cell office:value-type="float" office:value="1656816" calcext:value-type="float">
            <text:p>1656816</text:p>
          </table:table-cell>
          <table:table-cell office:value-type="float" office:value="5" calcext:value-type="float">
            <text:p>5</text:p>
          </table:table-cell>
          <table:table-cell office:value-type="float" office:value="0.814455844695073" calcext:value-type="float">
            <text:p>0.814455844695073</text:p>
          </table:table-cell>
          <table:table-cell office:value-type="float" office:value="0.971042033558134" calcext:value-type="float">
            <text:p>0.971042033558134</text:p>
          </table:table-cell>
          <table:table-cell office:value-type="float" office:value="0.978136179224989" calcext:value-type="float">
            <text:p>0.978136179224989</text:p>
          </table:table-cell>
          <table:table-cell office:value-type="float" office:value="0.635191873930916" calcext:value-type="float">
            <text:p>0.635191873930916</text:p>
          </table:table-cell>
          <table:table-cell office:value-type="float" office:value="0.663387258456619" calcext:value-type="float">
            <text:p>0.663387258456619</text:p>
          </table:table-cell>
          <table:table-cell office:value-type="float" office:value="0.613122655525524" calcext:value-type="float">
            <text:p>0.613122655525524</text:p>
          </table:table-cell>
          <table:table-cell office:value-type="float" office:value="0.987539409105707" calcext:value-type="float">
            <text:p>0.987539409105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961625213817" calcext:value-type="float">
            <text:p>-122.961625213817</text:p>
          </table:table-cell>
          <table:table-cell office:value-type="float" office:value="-117.322548308676" calcext:value-type="float">
            <text:p>-117.322548308676</text:p>
          </table:table-cell>
          <table:table-cell office:value-type="float" office:value="-127.375468894895" calcext:value-type="float">
            <text:p>-127.3754688948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21</text:p>
          </table:table-cell>
          <table:table-cell office:value-type="float" office:value="25.8426309876377" calcext:value-type="float">
            <text:p>25.8426309876377</text:p>
          </table:table-cell>
          <table:table-cell office:value-type="float" office:value="78.7404384587088" calcext:value-type="float">
            <text:p>78.7404384587088</text:p>
          </table:table-cell>
          <table:table-cell office:value-type="float" office:value="981.879461416205" calcext:value-type="float">
            <text:p>981.87946141620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00" calcext:value-type="float">
            <text:p>1361400</text:p>
          </table:table-cell>
          <table:table-cell office:value-type="float" office:value="1630115" calcext:value-type="float">
            <text:p>1630115</text:p>
          </table:table-cell>
          <table:table-cell office:value-type="float" office:value="1640912" calcext:value-type="float">
            <text:p>1640912</text:p>
          </table:table-cell>
          <table:table-cell office:value-type="float" office:value="1124722" calcext:value-type="float">
            <text:p>1124722</text:p>
          </table:table-cell>
          <table:table-cell office:value-type="float" office:value="1046110" calcext:value-type="float">
            <text:p>1046110</text:p>
          </table:table-cell>
          <table:table-cell office:value-type="float" office:value="1014644" calcext:value-type="float">
            <text:p>1014644</text:p>
          </table:table-cell>
          <table:table-cell office:value-type="float" office:value="1657276" calcext:value-type="float">
            <text:p>1657276</text:p>
          </table:table-cell>
          <table:table-cell office:value-type="float" office:value="5" calcext:value-type="float">
            <text:p>5</text:p>
          </table:table-cell>
          <table:table-cell office:value-type="float" office:value="0.811457730705468" calcext:value-type="float">
            <text:p>0.811457730705468</text:p>
          </table:table-cell>
          <table:table-cell office:value-type="float" office:value="0.97162437100701" calcext:value-type="float">
            <text:p>0.97162437100701</text:p>
          </table:table-cell>
          <table:table-cell office:value-type="float" office:value="0.978059885270582" calcext:value-type="float">
            <text:p>0.978059885270582</text:p>
          </table:table-cell>
          <table:table-cell office:value-type="float" office:value="0.670386632726983" calcext:value-type="float">
            <text:p>0.670386632726983</text:p>
          </table:table-cell>
          <table:table-cell office:value-type="float" office:value="0.623530223790434" calcext:value-type="float">
            <text:p>0.623530223790434</text:p>
          </table:table-cell>
          <table:table-cell office:value-type="float" office:value="0.604775024029615" calcext:value-type="float">
            <text:p>0.604775024029615</text:p>
          </table:table-cell>
          <table:table-cell office:value-type="float" office:value="0.987813590504359" calcext:value-type="float">
            <text:p>0.987813590504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922673454603" calcext:value-type="float">
            <text:p>-115.922673454603</text:p>
          </table:table-cell>
          <table:table-cell office:value-type="float" office:value="-125.293955241913" calcext:value-type="float">
            <text:p>-125.293955241913</text:p>
          </table:table-cell>
          <table:table-cell office:value-type="float" office:value="-129.044995194077" calcext:value-type="float">
            <text:p>-129.0449951940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23</text:p>
          </table:table-cell>
          <table:table-cell office:value-type="float" office:value="25.8476850426814" calcext:value-type="float">
            <text:p>25.8476850426814</text:p>
          </table:table-cell>
          <table:table-cell office:value-type="float" office:value="78.7462430968281" calcext:value-type="float">
            <text:p>78.7462430968281</text:p>
          </table:table-cell>
          <table:table-cell office:value-type="float" office:value="981.915500356025" calcext:value-type="float">
            <text:p>981.915500356025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281" calcext:value-type="float">
            <text:p>1355281</text:p>
          </table:table-cell>
          <table:table-cell office:value-type="float" office:value="1629387" calcext:value-type="float">
            <text:p>1629387</text:p>
          </table:table-cell>
          <table:table-cell office:value-type="float" office:value="1640353" calcext:value-type="float">
            <text:p>1640353</text:p>
          </table:table-cell>
          <table:table-cell office:value-type="float" office:value="1149738" calcext:value-type="float">
            <text:p>1149738</text:p>
          </table:table-cell>
          <table:table-cell office:value-type="float" office:value="1027205" calcext:value-type="float">
            <text:p>1027205</text:p>
          </table:table-cell>
          <table:table-cell office:value-type="float" office:value="1010248" calcext:value-type="float">
            <text:p>1010248</text:p>
          </table:table-cell>
          <table:table-cell office:value-type="float" office:value="1660213" calcext:value-type="float">
            <text:p>1660213</text:p>
          </table:table-cell>
          <table:table-cell office:value-type="float" office:value="5" calcext:value-type="float">
            <text:p>5</text:p>
          </table:table-cell>
          <table:table-cell office:value-type="float" office:value="0.80781052205688" calcext:value-type="float">
            <text:p>0.80781052205688</text:p>
          </table:table-cell>
          <table:table-cell office:value-type="float" office:value="0.971190449141318" calcext:value-type="float">
            <text:p>0.971190449141318</text:p>
          </table:table-cell>
          <table:table-cell office:value-type="float" office:value="0.977726695266568" calcext:value-type="float">
            <text:p>0.977726695266568</text:p>
          </table:table-cell>
          <table:table-cell office:value-type="float" office:value="0.685297332441489" calcext:value-type="float">
            <text:p>0.685297332441489</text:p>
          </table:table-cell>
          <table:table-cell office:value-type="float" office:value="0.612261964352365" calcext:value-type="float">
            <text:p>0.612261964352365</text:p>
          </table:table-cell>
          <table:table-cell office:value-type="float" office:value="0.602154803532935" calcext:value-type="float">
            <text:p>0.602154803532935</text:p>
          </table:table-cell>
          <table:table-cell office:value-type="float" office:value="0.989564179130099" calcext:value-type="float">
            <text:p>0.9895641791300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940533511702" calcext:value-type="float">
            <text:p>-112.940533511702</text:p>
          </table:table-cell>
          <table:table-cell office:value-type="float" office:value="-127.547607129527" calcext:value-type="float">
            <text:p>-127.547607129527</text:p>
          </table:table-cell>
          <table:table-cell office:value-type="float" office:value="-129.569039293413" calcext:value-type="float">
            <text:p>-129.569039293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25</text:p>
          </table:table-cell>
          <table:table-cell office:value-type="float" office:value="25.8274688242527" calcext:value-type="float">
            <text:p>25.8274688242527</text:p>
          </table:table-cell>
          <table:table-cell office:value-type="float" office:value="78.7337216155375" calcext:value-type="float">
            <text:p>78.7337216155375</text:p>
          </table:table-cell>
          <table:table-cell office:value-type="float" office:value="981.936508440711" calcext:value-type="float">
            <text:p>981.93650844071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218" calcext:value-type="float">
            <text:p>1348218</text:p>
          </table:table-cell>
          <table:table-cell office:value-type="float" office:value="1629859" calcext:value-type="float">
            <text:p>1629859</text:p>
          </table:table-cell>
          <table:table-cell office:value-type="float" office:value="1642882" calcext:value-type="float">
            <text:p>1642882</text:p>
          </table:table-cell>
          <table:table-cell office:value-type="float" office:value="1167733" calcext:value-type="float">
            <text:p>1167733</text:p>
          </table:table-cell>
          <table:table-cell office:value-type="float" office:value="1015911" calcext:value-type="float">
            <text:p>1015911</text:p>
          </table:table-cell>
          <table:table-cell office:value-type="float" office:value="999643" calcext:value-type="float">
            <text:p>999643</text:p>
          </table:table-cell>
          <table:table-cell office:value-type="float" office:value="1653977" calcext:value-type="float">
            <text:p>1653977</text:p>
          </table:table-cell>
          <table:table-cell office:value-type="float" office:value="5" calcext:value-type="float">
            <text:p>5</text:p>
          </table:table-cell>
          <table:table-cell office:value-type="float" office:value="0.803600645494538" calcext:value-type="float">
            <text:p>0.803600645494538</text:p>
          </table:table-cell>
          <table:table-cell office:value-type="float" office:value="0.971471783098195" calcext:value-type="float">
            <text:p>0.971471783098195</text:p>
          </table:table-cell>
          <table:table-cell office:value-type="float" office:value="0.979234096912634" calcext:value-type="float">
            <text:p>0.979234096912634</text:p>
          </table:table-cell>
          <table:table-cell office:value-type="float" office:value="0.696023189547442" calcext:value-type="float">
            <text:p>0.696023189547442</text:p>
          </table:table-cell>
          <table:table-cell office:value-type="float" office:value="0.605530214968945" calcext:value-type="float">
            <text:p>0.605530214968945</text:p>
          </table:table-cell>
          <table:table-cell office:value-type="float" office:value="0.595833730200974" calcext:value-type="float">
            <text:p>0.595833730200974</text:p>
          </table:table-cell>
          <table:table-cell office:value-type="float" office:value="0.985847233038811" calcext:value-type="float">
            <text:p>0.985847233038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795362090512" calcext:value-type="float">
            <text:p>-110.795362090512</text:p>
          </table:table-cell>
          <table:table-cell office:value-type="float" office:value="-128.893957006211" calcext:value-type="float">
            <text:p>-128.893957006211</text:p>
          </table:table-cell>
          <table:table-cell office:value-type="float" office:value="-130.833253959805" calcext:value-type="float">
            <text:p>-130.833253959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27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8.7341777734184" calcext:value-type="float">
            <text:p>78.7341777734184</text:p>
          </table:table-cell>
          <table:table-cell office:value-type="float" office:value="981.917493165706" calcext:value-type="float">
            <text:p>981.9174931657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885" calcext:value-type="float">
            <text:p>1356885</text:p>
          </table:table-cell>
          <table:table-cell office:value-type="float" office:value="1631999" calcext:value-type="float">
            <text:p>1631999</text:p>
          </table:table-cell>
          <table:table-cell office:value-type="float" office:value="1642803" calcext:value-type="float">
            <text:p>1642803</text:p>
          </table:table-cell>
          <table:table-cell office:value-type="float" office:value="1123444" calcext:value-type="float">
            <text:p>1123444</text:p>
          </table:table-cell>
          <table:table-cell office:value-type="float" office:value="1013737" calcext:value-type="float">
            <text:p>1013737</text:p>
          </table:table-cell>
          <table:table-cell office:value-type="float" office:value="1068581" calcext:value-type="float">
            <text:p>1068581</text:p>
          </table:table-cell>
          <table:table-cell office:value-type="float" office:value="1652636" calcext:value-type="float">
            <text:p>1652636</text:p>
          </table:table-cell>
          <table:table-cell office:value-type="float" office:value="5" calcext:value-type="float">
            <text:p>5</text:p>
          </table:table-cell>
          <table:table-cell office:value-type="float" office:value="0.808766580673049" calcext:value-type="float">
            <text:p>0.808766580673049</text:p>
          </table:table-cell>
          <table:table-cell office:value-type="float" office:value="0.972747322648444" calcext:value-type="float">
            <text:p>0.972747322648444</text:p>
          </table:table-cell>
          <table:table-cell office:value-type="float" office:value="0.979187009237648" calcext:value-type="float">
            <text:p>0.979187009237648</text:p>
          </table:table-cell>
          <table:table-cell office:value-type="float" office:value="0.669624885275946" calcext:value-type="float">
            <text:p>0.669624885275946</text:p>
          </table:table-cell>
          <table:table-cell office:value-type="float" office:value="0.604234409837056" calcext:value-type="float">
            <text:p>0.604234409837056</text:p>
          </table:table-cell>
          <table:table-cell office:value-type="float" office:value="0.636923985114573" calcext:value-type="float">
            <text:p>0.636923985114573</text:p>
          </table:table-cell>
          <table:table-cell office:value-type="float" office:value="0.985047934657089" calcext:value-type="float">
            <text:p>0.985047934657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075022944811" calcext:value-type="float">
            <text:p>-116.075022944811</text:p>
          </table:table-cell>
          <table:table-cell office:value-type="float" office:value="-129.153118032589" calcext:value-type="float">
            <text:p>-129.153118032589</text:p>
          </table:table-cell>
          <table:table-cell office:value-type="float" office:value="-122.615202977085" calcext:value-type="float">
            <text:p>-122.615202977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29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8.7341777734184" calcext:value-type="float">
            <text:p>78.7341777734184</text:p>
          </table:table-cell>
          <table:table-cell office:value-type="float" office:value="981.889966112691" calcext:value-type="float">
            <text:p>981.889966112691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00" calcext:value-type="float">
            <text:p>1369800</text:p>
          </table:table-cell>
          <table:table-cell office:value-type="float" office:value="1633461" calcext:value-type="float">
            <text:p>1633461</text:p>
          </table:table-cell>
          <table:table-cell office:value-type="float" office:value="1641922" calcext:value-type="float">
            <text:p>1641922</text:p>
          </table:table-cell>
          <table:table-cell office:value-type="float" office:value="1076113" calcext:value-type="float">
            <text:p>1076113</text:p>
          </table:table-cell>
          <table:table-cell office:value-type="float" office:value="1006748" calcext:value-type="float">
            <text:p>1006748</text:p>
          </table:table-cell>
          <table:table-cell office:value-type="float" office:value="1117286" calcext:value-type="float">
            <text:p>1117286</text:p>
          </table:table-cell>
          <table:table-cell office:value-type="float" office:value="1652860" calcext:value-type="float">
            <text:p>1652860</text:p>
          </table:table-cell>
          <table:table-cell office:value-type="float" office:value="5" calcext:value-type="float">
            <text:p>5</text:p>
          </table:table-cell>
          <table:table-cell office:value-type="float" office:value="0.816464521463456" calcext:value-type="float">
            <text:p>0.816464521463456</text:p>
          </table:table-cell>
          <table:table-cell office:value-type="float" office:value="0.973618742658942" calcext:value-type="float">
            <text:p>0.973618742658942</text:p>
          </table:table-cell>
          <table:table-cell office:value-type="float" office:value="0.978661892254578" calcext:value-type="float">
            <text:p>0.978661892254578</text:p>
          </table:table-cell>
          <table:table-cell office:value-type="float" office:value="0.641413407494236" calcext:value-type="float">
            <text:p>0.641413407494236</text:p>
          </table:table-cell>
          <table:table-cell office:value-type="float" office:value="0.600068640717106" calcext:value-type="float">
            <text:p>0.600068640717106</text:p>
          </table:table-cell>
          <table:table-cell office:value-type="float" office:value="0.665954430813125" calcext:value-type="float">
            <text:p>0.665954430813125</text:p>
          </table:table-cell>
          <table:table-cell office:value-type="float" office:value="0.985181449077302" calcext:value-type="float">
            <text:p>0.985181449077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717318501153" calcext:value-type="float">
            <text:p>-121.717318501153</text:p>
          </table:table-cell>
          <table:table-cell office:value-type="float" office:value="-129.986271856579" calcext:value-type="float">
            <text:p>-129.986271856579</text:p>
          </table:table-cell>
          <table:table-cell office:value-type="float" office:value="-116.809113837375" calcext:value-type="float">
            <text:p>-116.8091138373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32</text:p>
          </table:table-cell>
          <table:table-cell office:value-type="float" office:value="25.837576932885" calcext:value-type="float">
            <text:p>25.837576932885</text:p>
          </table:table-cell>
          <table:table-cell office:value-type="float" office:value="78.7132404816216" calcext:value-type="float">
            <text:p>78.7132404816216</text:p>
          </table:table-cell>
          <table:table-cell office:value-type="float" office:value="981.898477490872" calcext:value-type="float">
            <text:p>981.89847749087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411" calcext:value-type="float">
            <text:p>1370411</text:p>
          </table:table-cell>
          <table:table-cell office:value-type="float" office:value="1634575" calcext:value-type="float">
            <text:p>1634575</text:p>
          </table:table-cell>
          <table:table-cell office:value-type="float" office:value="1640439" calcext:value-type="float">
            <text:p>1640439</text:p>
          </table:table-cell>
          <table:table-cell office:value-type="float" office:value="1067195" calcext:value-type="float">
            <text:p>1067195</text:p>
          </table:table-cell>
          <table:table-cell office:value-type="float" office:value="1012151" calcext:value-type="float">
            <text:p>1012151</text:p>
          </table:table-cell>
          <table:table-cell office:value-type="float" office:value="1138939" calcext:value-type="float">
            <text:p>1138939</text:p>
          </table:table-cell>
          <table:table-cell office:value-type="float" office:value="1656777" calcext:value-type="float">
            <text:p>1656777</text:p>
          </table:table-cell>
          <table:table-cell office:value-type="float" office:value="5" calcext:value-type="float">
            <text:p>5</text:p>
          </table:table-cell>
          <table:table-cell office:value-type="float" office:value="0.816828705886448" calcext:value-type="float">
            <text:p>0.816828705886448</text:p>
          </table:table-cell>
          <table:table-cell office:value-type="float" office:value="0.974282738480894" calcext:value-type="float">
            <text:p>0.974282738480894</text:p>
          </table:table-cell>
          <table:table-cell office:value-type="float" office:value="0.977777955267186" calcext:value-type="float">
            <text:p>0.977777955267186</text:p>
          </table:table-cell>
          <table:table-cell office:value-type="float" office:value="0.636097864639504" calcext:value-type="float">
            <text:p>0.636097864639504</text:p>
          </table:table-cell>
          <table:table-cell office:value-type="float" office:value="0.603289080058227" calcext:value-type="float">
            <text:p>0.603289080058227</text:p>
          </table:table-cell>
          <table:table-cell office:value-type="float" office:value="0.678860626084879" calcext:value-type="float">
            <text:p>0.678860626084879</text:p>
          </table:table-cell>
          <table:table-cell office:value-type="float" office:value="0.987516163291474" calcext:value-type="float">
            <text:p>0.987516163291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780427072099" calcext:value-type="float">
            <text:p>-122.780427072099</text:p>
          </table:table-cell>
          <table:table-cell office:value-type="float" office:value="-129.342183988355" calcext:value-type="float">
            <text:p>-129.342183988355</text:p>
          </table:table-cell>
          <table:table-cell office:value-type="float" office:value="-114.227874783024" calcext:value-type="float">
            <text:p>-114.227874783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34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8.7448743227717" calcext:value-type="float">
            <text:p>78.7448743227717</text:p>
          </table:table-cell>
          <table:table-cell office:value-type="float" office:value="981.917493165706" calcext:value-type="float">
            <text:p>981.9174931657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212" calcext:value-type="float">
            <text:p>1348212</text:p>
          </table:table-cell>
          <table:table-cell office:value-type="float" office:value="1634142" calcext:value-type="float">
            <text:p>1634142</text:p>
          </table:table-cell>
          <table:table-cell office:value-type="float" office:value="1639425" calcext:value-type="float">
            <text:p>1639425</text:p>
          </table:table-cell>
          <table:table-cell office:value-type="float" office:value="1063359" calcext:value-type="float">
            <text:p>1063359</text:p>
          </table:table-cell>
          <table:table-cell office:value-type="float" office:value="1037787" calcext:value-type="float">
            <text:p>1037787</text:p>
          </table:table-cell>
          <table:table-cell office:value-type="float" office:value="1120311" calcext:value-type="float">
            <text:p>1120311</text:p>
          </table:table-cell>
          <table:table-cell office:value-type="float" office:value="1655471" calcext:value-type="float">
            <text:p>1655471</text:p>
          </table:table-cell>
          <table:table-cell office:value-type="float" office:value="5" calcext:value-type="float">
            <text:p>5</text:p>
          </table:table-cell>
          <table:table-cell office:value-type="float" office:value="0.803597069215425" calcext:value-type="float">
            <text:p>0.803597069215425</text:p>
          </table:table-cell>
          <table:table-cell office:value-type="float" office:value="0.97402465033825" calcext:value-type="float">
            <text:p>0.97402465033825</text:p>
          </table:table-cell>
          <table:table-cell office:value-type="float" office:value="0.977173564097114" calcext:value-type="float">
            <text:p>0.977173564097114</text:p>
          </table:table-cell>
          <table:table-cell office:value-type="float" office:value="0.633811430193356" calcext:value-type="float">
            <text:p>0.633811430193356</text:p>
          </table:table-cell>
          <table:table-cell office:value-type="float" office:value="0.618569328614393" calcext:value-type="float">
            <text:p>0.618569328614393</text:p>
          </table:table-cell>
          <table:table-cell office:value-type="float" office:value="0.66775747153252" calcext:value-type="float">
            <text:p>0.66775747153252</text:p>
          </table:table-cell>
          <table:table-cell office:value-type="float" office:value="0.98673772653791" calcext:value-type="float">
            <text:p>0.986737726537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237713961329" calcext:value-type="float">
            <text:p>-123.237713961329</text:p>
          </table:table-cell>
          <table:table-cell office:value-type="float" office:value="-126.286134277121" calcext:value-type="float">
            <text:p>-126.286134277121</text:p>
          </table:table-cell>
          <table:table-cell office:value-type="float" office:value="-116.448505693496" calcext:value-type="float">
            <text:p>-116.4485056934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36</text:p>
          </table:table-cell>
          <table:table-cell office:value-type="float" office:value="25.8224147703731" calcext:value-type="float">
            <text:p>25.8224147703731</text:p>
          </table:table-cell>
          <table:table-cell office:value-type="float" office:value="78.7118727236661" calcext:value-type="float">
            <text:p>78.7118727236661</text:p>
          </table:table-cell>
          <table:table-cell office:value-type="float" office:value="981.872943465133" calcext:value-type="float">
            <text:p>981.8729434651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757" calcext:value-type="float">
            <text:p>1351757</text:p>
          </table:table-cell>
          <table:table-cell office:value-type="float" office:value="1632182" calcext:value-type="float">
            <text:p>1632182</text:p>
          </table:table-cell>
          <table:table-cell office:value-type="float" office:value="1637471" calcext:value-type="float">
            <text:p>1637471</text:p>
          </table:table-cell>
          <table:table-cell office:value-type="float" office:value="1040975" calcext:value-type="float">
            <text:p>1040975</text:p>
          </table:table-cell>
          <table:table-cell office:value-type="float" office:value="1119205" calcext:value-type="float">
            <text:p>1119205</text:p>
          </table:table-cell>
          <table:table-cell office:value-type="float" office:value="1031557" calcext:value-type="float">
            <text:p>1031557</text:p>
          </table:table-cell>
          <table:table-cell office:value-type="float" office:value="1658868" calcext:value-type="float">
            <text:p>1658868</text:p>
          </table:table-cell>
          <table:table-cell office:value-type="float" office:value="5" calcext:value-type="float">
            <text:p>5</text:p>
          </table:table-cell>
          <table:table-cell office:value-type="float" office:value="0.8057100541246" calcext:value-type="float">
            <text:p>0.8057100541246</text:p>
          </table:table-cell>
          <table:table-cell office:value-type="float" office:value="0.972856399161386" calcext:value-type="float">
            <text:p>0.972856399161386</text:p>
          </table:table-cell>
          <table:table-cell office:value-type="float" office:value="0.976008889199363" calcext:value-type="float">
            <text:p>0.976008889199363</text:p>
          </table:table-cell>
          <table:table-cell office:value-type="float" office:value="0.620469524916354" calcext:value-type="float">
            <text:p>0.620469524916354</text:p>
          </table:table-cell>
          <table:table-cell office:value-type="float" office:value="0.667098244082718" calcext:value-type="float">
            <text:p>0.667098244082718</text:p>
          </table:table-cell>
          <table:table-cell office:value-type="float" office:value="0.614855958802218" calcext:value-type="float">
            <text:p>0.614855958802218</text:p>
          </table:table-cell>
          <table:table-cell office:value-type="float" office:value="0.988762496562302" calcext:value-type="float">
            <text:p>0.988762496562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906095016729" calcext:value-type="float">
            <text:p>-125.906095016729</text:p>
          </table:table-cell>
          <table:table-cell office:value-type="float" office:value="-116.580351183456" calcext:value-type="float">
            <text:p>-116.580351183456</text:p>
          </table:table-cell>
          <table:table-cell office:value-type="float" office:value="-127.028808239556" calcext:value-type="float">
            <text:p>-127.0288082395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38</text:p>
          </table:table-cell>
          <table:table-cell office:value-type="float" office:value="25.8325228784233" calcext:value-type="float">
            <text:p>25.8325228784233</text:p>
          </table:table-cell>
          <table:table-cell office:value-type="float" office:value="78.7020879196832" calcext:value-type="float">
            <text:p>78.7020879196832</text:p>
          </table:table-cell>
          <table:table-cell office:value-type="float" office:value="981.945020240524" calcext:value-type="float">
            <text:p>981.945020240524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519" calcext:value-type="float">
            <text:p>1368519</text:p>
          </table:table-cell>
          <table:table-cell office:value-type="float" office:value="1628673" calcext:value-type="float">
            <text:p>1628673</text:p>
          </table:table-cell>
          <table:table-cell office:value-type="float" office:value="1640746" calcext:value-type="float">
            <text:p>1640746</text:p>
          </table:table-cell>
          <table:table-cell office:value-type="float" office:value="1079444" calcext:value-type="float">
            <text:p>1079444</text:p>
          </table:table-cell>
          <table:table-cell office:value-type="float" office:value="1088180" calcext:value-type="float">
            <text:p>1088180</text:p>
          </table:table-cell>
          <table:table-cell office:value-type="float" office:value="1022974" calcext:value-type="float">
            <text:p>1022974</text:p>
          </table:table-cell>
          <table:table-cell office:value-type="float" office:value="1658393" calcext:value-type="float">
            <text:p>1658393</text:p>
          </table:table-cell>
          <table:table-cell office:value-type="float" office:value="5" calcext:value-type="float">
            <text:p>5</text:p>
          </table:table-cell>
          <table:table-cell office:value-type="float" office:value="0.815700985872863" calcext:value-type="float">
            <text:p>0.815700985872863</text:p>
          </table:table-cell>
          <table:table-cell office:value-type="float" office:value="0.970764871926888" calcext:value-type="float">
            <text:p>0.970764871926888</text:p>
          </table:table-cell>
          <table:table-cell office:value-type="float" office:value="0.97796094154846" calcext:value-type="float">
            <text:p>0.97796094154846</text:p>
          </table:table-cell>
          <table:table-cell office:value-type="float" office:value="0.643398838448386" calcext:value-type="float">
            <text:p>0.643398838448386</text:p>
          </table:table-cell>
          <table:table-cell office:value-type="float" office:value="0.648605900836694" calcext:value-type="float">
            <text:p>0.648605900836694</text:p>
          </table:table-cell>
          <table:table-cell office:value-type="float" office:value="0.609740091531288" calcext:value-type="float">
            <text:p>0.609740091531288</text:p>
          </table:table-cell>
          <table:table-cell office:value-type="float" office:value="0.988479374465868" calcext:value-type="float">
            <text:p>0.988479374465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320232310323" calcext:value-type="float">
            <text:p>-121.320232310323</text:p>
          </table:table-cell>
          <table:table-cell office:value-type="float" office:value="-120.278819832661" calcext:value-type="float">
            <text:p>-120.278819832661</text:p>
          </table:table-cell>
          <table:table-cell office:value-type="float" office:value="-128.051981693742" calcext:value-type="float">
            <text:p>-128.0519816937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40</text:p>
          </table:table-cell>
          <table:table-cell office:value-type="float" office:value="25.8274688242527" calcext:value-type="float">
            <text:p>25.8274688242527</text:p>
          </table:table-cell>
          <table:table-cell office:value-type="float" office:value="78.6962838403384" calcext:value-type="float">
            <text:p>78.6962838403384</text:p>
          </table:table-cell>
          <table:table-cell office:value-type="float" office:value="981.908981594842" calcext:value-type="float">
            <text:p>981.908981594842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1569" calcext:value-type="float">
            <text:p>1341569</text:p>
          </table:table-cell>
          <table:table-cell office:value-type="float" office:value="1629307" calcext:value-type="float">
            <text:p>1629307</text:p>
          </table:table-cell>
          <table:table-cell office:value-type="float" office:value="1643192" calcext:value-type="float">
            <text:p>1643192</text:p>
          </table:table-cell>
          <table:table-cell office:value-type="float" office:value="1167767" calcext:value-type="float">
            <text:p>1167767</text:p>
          </table:table-cell>
          <table:table-cell office:value-type="float" office:value="1013252" calcext:value-type="float">
            <text:p>1013252</text:p>
          </table:table-cell>
          <table:table-cell office:value-type="float" office:value="997632" calcext:value-type="float">
            <text:p>997632</text:p>
          </table:table-cell>
          <table:table-cell office:value-type="float" office:value="1654606" calcext:value-type="float">
            <text:p>1654606</text:p>
          </table:table-cell>
          <table:table-cell office:value-type="float" office:value="5" calcext:value-type="float">
            <text:p>5</text:p>
          </table:table-cell>
          <table:table-cell office:value-type="float" office:value="0.799637532190982" calcext:value-type="float">
            <text:p>0.799637532190982</text:p>
          </table:table-cell>
          <table:table-cell office:value-type="float" office:value="0.971142765419813" calcext:value-type="float">
            <text:p>0.971142765419813</text:p>
          </table:table-cell>
          <table:table-cell office:value-type="float" office:value="0.979418871333464" calcext:value-type="float">
            <text:p>0.979418871333464</text:p>
          </table:table-cell>
          <table:table-cell office:value-type="float" office:value="0.696043455129082" calcext:value-type="float">
            <text:p>0.696043455129082</text:p>
          </table:table-cell>
          <table:table-cell office:value-type="float" office:value="0.603945327275434" calcext:value-type="float">
            <text:p>0.603945327275434</text:p>
          </table:table-cell>
          <table:table-cell office:value-type="float" office:value="0.594635080651651" calcext:value-type="float">
            <text:p>0.594635080651651</text:p>
          </table:table-cell>
          <table:table-cell office:value-type="float" office:value="0.986222146299141" calcext:value-type="float">
            <text:p>0.986222146299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791308974184" calcext:value-type="float">
            <text:p>-110.791308974184</text:p>
          </table:table-cell>
          <table:table-cell office:value-type="float" office:value="-129.210934544913" calcext:value-type="float">
            <text:p>-129.210934544913</text:p>
          </table:table-cell>
          <table:table-cell office:value-type="float" office:value="-131.07298386967" calcext:value-type="float">
            <text:p>-131.072983869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42</text:p>
          </table:table-cell>
          <table:table-cell office:value-type="float" office:value="25.8224147703731" calcext:value-type="float">
            <text:p>25.8224147703731</text:p>
          </table:table-cell>
          <table:table-cell office:value-type="float" office:value="78.6637385924117" calcext:value-type="float">
            <text:p>78.6637385924117</text:p>
          </table:table-cell>
          <table:table-cell office:value-type="float" office:value="981.845416891819" calcext:value-type="float">
            <text:p>981.84541689181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42" calcext:value-type="float">
            <text:p>1357842</text:p>
          </table:table-cell>
          <table:table-cell office:value-type="float" office:value="1631676" calcext:value-type="float">
            <text:p>1631676</text:p>
          </table:table-cell>
          <table:table-cell office:value-type="float" office:value="1643250" calcext:value-type="float">
            <text:p>1643250</text:p>
          </table:table-cell>
          <table:table-cell office:value-type="float" office:value="1136897" calcext:value-type="float">
            <text:p>1136897</text:p>
          </table:table-cell>
          <table:table-cell office:value-type="float" office:value="1012324" calcext:value-type="float">
            <text:p>1012324</text:p>
          </table:table-cell>
          <table:table-cell office:value-type="float" office:value="1044991" calcext:value-type="float">
            <text:p>1044991</text:p>
          </table:table-cell>
          <table:table-cell office:value-type="float" office:value="1652466" calcext:value-type="float">
            <text:p>1652466</text:p>
          </table:table-cell>
          <table:table-cell office:value-type="float" office:value="5" calcext:value-type="float">
            <text:p>5</text:p>
          </table:table-cell>
          <table:table-cell office:value-type="float" office:value="0.809336997191548" calcext:value-type="float">
            <text:p>0.809336997191548</text:p>
          </table:table-cell>
          <table:table-cell office:value-type="float" office:value="0.972554799622869" calcext:value-type="float">
            <text:p>0.972554799622869</text:p>
          </table:table-cell>
          <table:table-cell office:value-type="float" office:value="0.979453442031555" calcext:value-type="float">
            <text:p>0.979453442031555</text:p>
          </table:table-cell>
          <table:table-cell office:value-type="float" office:value="0.677643499093473" calcext:value-type="float">
            <text:p>0.677643499093473</text:p>
          </table:table-cell>
          <table:table-cell office:value-type="float" office:value="0.60339219610598" calcext:value-type="float">
            <text:p>0.60339219610598</text:p>
          </table:table-cell>
          <table:table-cell office:value-type="float" office:value="0.622863247735888" calcext:value-type="float">
            <text:p>0.622863247735888</text:p>
          </table:table-cell>
          <table:table-cell office:value-type="float" office:value="0.984946606748892" calcext:value-type="float">
            <text:p>0.984946606748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471300181305" calcext:value-type="float">
            <text:p>-114.471300181305</text:p>
          </table:table-cell>
          <table:table-cell office:value-type="float" office:value="-129.321560778804" calcext:value-type="float">
            <text:p>-129.321560778804</text:p>
          </table:table-cell>
          <table:table-cell office:value-type="float" office:value="-125.427350452823" calcext:value-type="float">
            <text:p>-125.427350452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45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302836257658" calcext:value-type="float">
            <text:p>78.6302836257658</text:p>
          </table:table-cell>
          <table:table-cell office:value-type="float" office:value="981.90246160418" calcext:value-type="float">
            <text:p>981.9024616041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26" calcext:value-type="float">
            <text:p>1360826</text:p>
          </table:table-cell>
          <table:table-cell office:value-type="float" office:value="1632219" calcext:value-type="float">
            <text:p>1632219</text:p>
          </table:table-cell>
          <table:table-cell office:value-type="float" office:value="1643171" calcext:value-type="float">
            <text:p>1643171</text:p>
          </table:table-cell>
          <table:table-cell office:value-type="float" office:value="1109903" calcext:value-type="float">
            <text:p>1109903</text:p>
          </table:table-cell>
          <table:table-cell office:value-type="float" office:value="1009963" calcext:value-type="float">
            <text:p>1009963</text:p>
          </table:table-cell>
          <table:table-cell office:value-type="float" office:value="1081053" calcext:value-type="float">
            <text:p>1081053</text:p>
          </table:table-cell>
          <table:table-cell office:value-type="float" office:value="1652443" calcext:value-type="float">
            <text:p>1652443</text:p>
          </table:table-cell>
          <table:table-cell office:value-type="float" office:value="5" calcext:value-type="float">
            <text:p>5</text:p>
          </table:table-cell>
          <table:table-cell office:value-type="float" office:value="0.811115600003672" calcext:value-type="float">
            <text:p>0.811115600003672</text:p>
          </table:table-cell>
          <table:table-cell office:value-type="float" office:value="0.972878452882582" calcext:value-type="float">
            <text:p>0.972878452882582</text:p>
          </table:table-cell>
          <table:table-cell office:value-type="float" office:value="0.97940635435657" calcext:value-type="float">
            <text:p>0.97940635435657</text:p>
          </table:table-cell>
          <table:table-cell office:value-type="float" office:value="0.661553819364765" calcext:value-type="float">
            <text:p>0.661553819364765</text:p>
          </table:table-cell>
          <table:table-cell office:value-type="float" office:value="0.601984930275074" calcext:value-type="float">
            <text:p>0.601984930275074</text:p>
          </table:table-cell>
          <table:table-cell office:value-type="float" office:value="0.644357877297148" calcext:value-type="float">
            <text:p>0.644357877297148</text:p>
          </table:table-cell>
          <table:table-cell office:value-type="float" office:value="0.984932897678959" calcext:value-type="float">
            <text:p>0.984932897678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689236127047" calcext:value-type="float">
            <text:p>-117.689236127047</text:p>
          </table:table-cell>
          <table:table-cell office:value-type="float" office:value="-129.603013944985" calcext:value-type="float">
            <text:p>-129.603013944985</text:p>
          </table:table-cell>
          <table:table-cell office:value-type="float" office:value="-121.12842454057" calcext:value-type="float">
            <text:p>-121.12842454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48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6307386887323" calcext:value-type="float">
            <text:p>78.6307386887323</text:p>
          </table:table-cell>
          <table:table-cell office:value-type="float" office:value="981.883447099878" calcext:value-type="float">
            <text:p>981.8834470998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27" calcext:value-type="float">
            <text:p>1370027</text:p>
          </table:table-cell>
          <table:table-cell office:value-type="float" office:value="1632050" calcext:value-type="float">
            <text:p>1632050</text:p>
          </table:table-cell>
          <table:table-cell office:value-type="float" office:value="1640672" calcext:value-type="float">
            <text:p>1640672</text:p>
          </table:table-cell>
          <table:table-cell office:value-type="float" office:value="1076685" calcext:value-type="float">
            <text:p>1076685</text:p>
          </table:table-cell>
          <table:table-cell office:value-type="float" office:value="1006731" calcext:value-type="float">
            <text:p>1006731</text:p>
          </table:table-cell>
          <table:table-cell office:value-type="float" office:value="1113896" calcext:value-type="float">
            <text:p>1113896</text:p>
          </table:table-cell>
          <table:table-cell office:value-type="float" office:value="1651171" calcext:value-type="float">
            <text:p>1651171</text:p>
          </table:table-cell>
          <table:table-cell office:value-type="float" office:value="5" calcext:value-type="float">
            <text:p>5</text:p>
          </table:table-cell>
          <table:table-cell office:value-type="float" office:value="0.816599824023226" calcext:value-type="float">
            <text:p>0.816599824023226</text:p>
          </table:table-cell>
          <table:table-cell office:value-type="float" office:value="0.972777721020904" calcext:value-type="float">
            <text:p>0.972777721020904</text:p>
          </table:table-cell>
          <table:table-cell office:value-type="float" office:value="0.977916834106068" calcext:value-type="float">
            <text:p>0.977916834106068</text:p>
          </table:table-cell>
          <table:table-cell office:value-type="float" office:value="0.641754346102994" calcext:value-type="float">
            <text:p>0.641754346102994</text:p>
          </table:table-cell>
          <table:table-cell office:value-type="float" office:value="0.600058507926286" calcext:value-type="float">
            <text:p>0.600058507926286</text:p>
          </table:table-cell>
          <table:table-cell office:value-type="float" office:value="0.663933833114366" calcext:value-type="float">
            <text:p>0.663933833114366</text:p>
          </table:table-cell>
          <table:table-cell office:value-type="float" office:value="0.984174726507035" calcext:value-type="float">
            <text:p>0.984174726507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649130779401" calcext:value-type="float">
            <text:p>-121.649130779401</text:p>
          </table:table-cell>
          <table:table-cell office:value-type="float" office:value="-129.988298414743" calcext:value-type="float">
            <text:p>-129.988298414743</text:p>
          </table:table-cell>
          <table:table-cell office:value-type="float" office:value="-117.213233377127" calcext:value-type="float">
            <text:p>-117.2132333771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50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195873129217" calcext:value-type="float">
            <text:p>78.6195873129217</text:p>
          </table:table-cell>
          <table:table-cell office:value-type="float" office:value="981.874935674106" calcext:value-type="float">
            <text:p>981.8749356741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281" calcext:value-type="float">
            <text:p>1352281</text:p>
          </table:table-cell>
          <table:table-cell office:value-type="float" office:value="1634478" calcext:value-type="float">
            <text:p>1634478</text:p>
          </table:table-cell>
          <table:table-cell office:value-type="float" office:value="1637393" calcext:value-type="float">
            <text:p>1637393</text:p>
          </table:table-cell>
          <table:table-cell office:value-type="float" office:value="1064913" calcext:value-type="float">
            <text:p>1064913</text:p>
          </table:table-cell>
          <table:table-cell office:value-type="float" office:value="1025489" calcext:value-type="float">
            <text:p>1025489</text:p>
          </table:table-cell>
          <table:table-cell office:value-type="float" office:value="1131342" calcext:value-type="float">
            <text:p>1131342</text:p>
          </table:table-cell>
          <table:table-cell office:value-type="float" office:value="1654669" calcext:value-type="float">
            <text:p>1654669</text:p>
          </table:table-cell>
          <table:table-cell office:value-type="float" office:value="5" calcext:value-type="float">
            <text:p>5</text:p>
          </table:table-cell>
          <table:table-cell office:value-type="float" office:value="0.806022382500456" calcext:value-type="float">
            <text:p>0.806022382500456</text:p>
          </table:table-cell>
          <table:table-cell office:value-type="float" office:value="0.97422492196857" calcext:value-type="float">
            <text:p>0.97422492196857</text:p>
          </table:table-cell>
          <table:table-cell office:value-type="float" office:value="0.975962397570896" calcext:value-type="float">
            <text:p>0.975962397570896</text:p>
          </table:table-cell>
          <table:table-cell office:value-type="float" office:value="0.634737686483584" calcext:value-type="float">
            <text:p>0.634737686483584</text:p>
          </table:table-cell>
          <table:table-cell office:value-type="float" office:value="0.61123914852609" calcext:value-type="float">
            <text:p>0.61123914852609</text:p>
          </table:table-cell>
          <table:table-cell office:value-type="float" office:value="0.674332460681493" calcext:value-type="float">
            <text:p>0.674332460681493</text:p>
          </table:table-cell>
          <table:table-cell office:value-type="float" office:value="0.986259697229826" calcext:value-type="float">
            <text:p>0.986259697229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052462703283" calcext:value-type="float">
            <text:p>-123.052462703283</text:p>
          </table:table-cell>
          <table:table-cell office:value-type="float" office:value="-127.752170294782" calcext:value-type="float">
            <text:p>-127.752170294782</text:p>
          </table:table-cell>
          <table:table-cell office:value-type="float" office:value="-115.133507863701" calcext:value-type="float">
            <text:p>-115.133507863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53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142391436464" calcext:value-type="float">
            <text:p>78.6142391436464</text:p>
          </table:table-cell>
          <table:table-cell office:value-type="float" office:value="981.874935674106" calcext:value-type="float">
            <text:p>981.8749356741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368" calcext:value-type="float">
            <text:p>1345368</text:p>
          </table:table-cell>
          <table:table-cell office:value-type="float" office:value="1632928" calcext:value-type="float">
            <text:p>1632928</text:p>
          </table:table-cell>
          <table:table-cell office:value-type="float" office:value="1638775" calcext:value-type="float">
            <text:p>1638775</text:p>
          </table:table-cell>
          <table:table-cell office:value-type="float" office:value="1054658" calcext:value-type="float">
            <text:p>1054658</text:p>
          </table:table-cell>
          <table:table-cell office:value-type="float" office:value="1080588" calcext:value-type="float">
            <text:p>1080588</text:p>
          </table:table-cell>
          <table:table-cell office:value-type="float" office:value="1078510" calcext:value-type="float">
            <text:p>1078510</text:p>
          </table:table-cell>
          <table:table-cell office:value-type="float" office:value="1656669" calcext:value-type="float">
            <text:p>1656669</text:p>
          </table:table-cell>
          <table:table-cell office:value-type="float" office:value="5" calcext:value-type="float">
            <text:p>5</text:p>
          </table:table-cell>
          <table:table-cell office:value-type="float" office:value="0.801901912915935" calcext:value-type="float">
            <text:p>0.801901912915935</text:p>
          </table:table-cell>
          <table:table-cell office:value-type="float" office:value="0.973301049864417" calcext:value-type="float">
            <text:p>0.973301049864417</text:p>
          </table:table-cell>
          <table:table-cell office:value-type="float" office:value="0.976786133859889" calcext:value-type="float">
            <text:p>0.976786133859889</text:p>
          </table:table-cell>
          <table:table-cell office:value-type="float" office:value="0.628625229433206" calcext:value-type="float">
            <text:p>0.628625229433206</text:p>
          </table:table-cell>
          <table:table-cell office:value-type="float" office:value="0.644080715665903" calcext:value-type="float">
            <text:p>0.644080715665903</text:p>
          </table:table-cell>
          <table:table-cell office:value-type="float" office:value="0.642842130999819" calcext:value-type="float">
            <text:p>0.642842130999819</text:p>
          </table:table-cell>
          <table:table-cell office:value-type="float" office:value="0.987451790267442" calcext:value-type="float">
            <text:p>0.987451790267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274954113359" calcext:value-type="float">
            <text:p>-124.274954113359</text:p>
          </table:table-cell>
          <table:table-cell office:value-type="float" office:value="-121.18385686682" calcext:value-type="float">
            <text:p>-121.18385686682</text:p>
          </table:table-cell>
          <table:table-cell office:value-type="float" office:value="-121.431573800036" calcext:value-type="float">
            <text:p>-121.4315738000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55</text:p>
          </table:table-cell>
          <table:table-cell office:value-type="float" office:value="25.8173607167846" calcext:value-type="float">
            <text:p>25.8173607167846</text:p>
          </table:table-cell>
          <table:table-cell office:value-type="float" office:value="78.6418902592712" calcext:value-type="float">
            <text:p>78.6418902592712</text:p>
          </table:table-cell>
          <table:table-cell office:value-type="float" office:value="981.919484949896" calcext:value-type="float">
            <text:p>981.91948494989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575" calcext:value-type="float">
            <text:p>1346575</text:p>
          </table:table-cell>
          <table:table-cell office:value-type="float" office:value="1631213" calcext:value-type="float">
            <text:p>1631213</text:p>
          </table:table-cell>
          <table:table-cell office:value-type="float" office:value="1640482" calcext:value-type="float">
            <text:p>1640482</text:p>
          </table:table-cell>
          <table:table-cell office:value-type="float" office:value="1071997" calcext:value-type="float">
            <text:p>1071997</text:p>
          </table:table-cell>
          <table:table-cell office:value-type="float" office:value="1105539" calcext:value-type="float">
            <text:p>1105539</text:p>
          </table:table-cell>
          <table:table-cell office:value-type="float" office:value="1027912" calcext:value-type="float">
            <text:p>1027912</text:p>
          </table:table-cell>
          <table:table-cell office:value-type="float" office:value="1658851" calcext:value-type="float">
            <text:p>1658851</text:p>
          </table:table-cell>
          <table:table-cell office:value-type="float" office:value="5" calcext:value-type="float">
            <text:p>5</text:p>
          </table:table-cell>
          <table:table-cell office:value-type="float" office:value="0.802621341064136" calcext:value-type="float">
            <text:p>0.802621341064136</text:p>
          </table:table-cell>
          <table:table-cell office:value-type="float" office:value="0.972278830084661" calcext:value-type="float">
            <text:p>0.972278830084661</text:p>
          </table:table-cell>
          <table:table-cell office:value-type="float" office:value="0.977803585267494" calcext:value-type="float">
            <text:p>0.977803585267494</text:p>
          </table:table-cell>
          <table:table-cell office:value-type="float" office:value="0.638960080022821" calcext:value-type="float">
            <text:p>0.638960080022821</text:p>
          </table:table-cell>
          <table:table-cell office:value-type="float" office:value="0.658952672356685" calcext:value-type="float">
            <text:p>0.658952672356685</text:p>
          </table:table-cell>
          <table:table-cell office:value-type="float" office:value="0.612683369241162" calcext:value-type="float">
            <text:p>0.612683369241162</text:p>
          </table:table-cell>
          <table:table-cell office:value-type="float" office:value="0.988752363771482" calcext:value-type="float">
            <text:p>0.988752363771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207983995436" calcext:value-type="float">
            <text:p>-122.207983995436</text:p>
          </table:table-cell>
          <table:table-cell office:value-type="float" office:value="-118.209465528663" calcext:value-type="float">
            <text:p>-118.209465528663</text:p>
          </table:table-cell>
          <table:table-cell office:value-type="float" office:value="-127.463326151768" calcext:value-type="float">
            <text:p>-127.4633261517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57</text:p>
          </table:table-cell>
          <table:table-cell office:value-type="float" office:value="25.8173607167846" calcext:value-type="float">
            <text:p>25.8173607167846</text:p>
          </table:table-cell>
          <table:table-cell office:value-type="float" office:value="78.6472385049891" calcext:value-type="float">
            <text:p>78.6472385049891</text:p>
          </table:table-cell>
          <table:table-cell office:value-type="float" office:value="981.891958561926" calcext:value-type="float">
            <text:p>981.8919585619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627" calcext:value-type="float">
            <text:p>1373627</text:p>
          </table:table-cell>
          <table:table-cell office:value-type="float" office:value="1634137" calcext:value-type="float">
            <text:p>1634137</text:p>
          </table:table-cell>
          <table:table-cell office:value-type="float" office:value="1643592" calcext:value-type="float">
            <text:p>1643592</text:p>
          </table:table-cell>
          <table:table-cell office:value-type="float" office:value="1108215" calcext:value-type="float">
            <text:p>1108215</text:p>
          </table:table-cell>
          <table:table-cell office:value-type="float" office:value="1011404" calcext:value-type="float">
            <text:p>1011404</text:p>
          </table:table-cell>
          <table:table-cell office:value-type="float" office:value="1092027" calcext:value-type="float">
            <text:p>1092027</text:p>
          </table:table-cell>
          <table:table-cell office:value-type="float" office:value="1650780" calcext:value-type="float">
            <text:p>1650780</text:p>
          </table:table-cell>
          <table:table-cell office:value-type="float" office:value="5" calcext:value-type="float">
            <text:p>5</text:p>
          </table:table-cell>
          <table:table-cell office:value-type="float" office:value="0.818745591490935" calcext:value-type="float">
            <text:p>0.818745591490935</text:p>
          </table:table-cell>
          <table:table-cell office:value-type="float" office:value="0.974021670105656" calcext:value-type="float">
            <text:p>0.974021670105656</text:p>
          </table:table-cell>
          <table:table-cell office:value-type="float" office:value="0.979657289940988" calcext:value-type="float">
            <text:p>0.979657289940988</text:p>
          </table:table-cell>
          <table:table-cell office:value-type="float" office:value="0.660547692841016" calcext:value-type="float">
            <text:p>0.660547692841016</text:p>
          </table:table-cell>
          <table:table-cell office:value-type="float" office:value="0.602843833308677" calcext:value-type="float">
            <text:p>0.602843833308677</text:p>
          </table:table-cell>
          <table:table-cell office:value-type="float" office:value="0.650898891794549" calcext:value-type="float">
            <text:p>0.650898891794549</text:p>
          </table:table-cell>
          <table:table-cell office:value-type="float" office:value="0.983941672318181" calcext:value-type="float">
            <text:p>0.9839416723181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890461431797" calcext:value-type="float">
            <text:p>-117.890461431797</text:p>
          </table:table-cell>
          <table:table-cell office:value-type="float" office:value="-129.431233338265" calcext:value-type="float">
            <text:p>-129.431233338265</text:p>
          </table:table-cell>
          <table:table-cell office:value-type="float" office:value="-119.82022164109" calcext:value-type="float">
            <text:p>-119.820221641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1:59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6039975441341" calcext:value-type="float">
            <text:p>78.6039975441341</text:p>
          </table:table-cell>
          <table:table-cell office:value-type="float" office:value="981.9109732589" calcext:value-type="float">
            <text:p>981.91097325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821" calcext:value-type="float">
            <text:p>1363821</text:p>
          </table:table-cell>
          <table:table-cell office:value-type="float" office:value="1634514" calcext:value-type="float">
            <text:p>1634514</text:p>
          </table:table-cell>
          <table:table-cell office:value-type="float" office:value="1640590" calcext:value-type="float">
            <text:p>1640590</text:p>
          </table:table-cell>
          <table:table-cell office:value-type="float" office:value="1066917" calcext:value-type="float">
            <text:p>1066917</text:p>
          </table:table-cell>
          <table:table-cell office:value-type="float" office:value="1015033" calcext:value-type="float">
            <text:p>1015033</text:p>
          </table:table-cell>
          <table:table-cell office:value-type="float" office:value="1139349" calcext:value-type="float">
            <text:p>1139349</text:p>
          </table:table-cell>
          <table:table-cell office:value-type="float" office:value="1654370" calcext:value-type="float">
            <text:p>1654370</text:p>
          </table:table-cell>
          <table:table-cell office:value-type="float" office:value="5" calcext:value-type="float">
            <text:p>5</text:p>
          </table:table-cell>
          <table:table-cell office:value-type="float" office:value="0.812900759327502" calcext:value-type="float">
            <text:p>0.812900759327502</text:p>
          </table:table-cell>
          <table:table-cell office:value-type="float" office:value="0.974246379643247" calcext:value-type="float">
            <text:p>0.974246379643247</text:p>
          </table:table-cell>
          <table:table-cell office:value-type="float" office:value="0.977867958291526" calcext:value-type="float">
            <text:p>0.977867958291526</text:p>
          </table:table-cell>
          <table:table-cell office:value-type="float" office:value="0.635932163707276" calcext:value-type="float">
            <text:p>0.635932163707276</text:p>
          </table:table-cell>
          <table:table-cell office:value-type="float" office:value="0.605006886125432" calcext:value-type="float">
            <text:p>0.605006886125432</text:p>
          </table:table-cell>
          <table:table-cell office:value-type="float" office:value="0.679105005157591" calcext:value-type="float">
            <text:p>0.679105005157591</text:p>
          </table:table-cell>
          <table:table-cell office:value-type="float" office:value="0.986081479320702" calcext:value-type="float">
            <text:p>0.986081479320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13567258545" calcext:value-type="float">
            <text:p>-122.813567258545</text:p>
          </table:table-cell>
          <table:table-cell office:value-type="float" office:value="-128.998622774914" calcext:value-type="float">
            <text:p>-128.998622774914</text:p>
          </table:table-cell>
          <table:table-cell office:value-type="float" office:value="-114.178998968482" calcext:value-type="float">
            <text:p>-114.1789989684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01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088909658023" calcext:value-type="float">
            <text:p>78.6088909658023</text:p>
          </table:table-cell>
          <table:table-cell office:value-type="float" office:value="981.874935674106" calcext:value-type="float">
            <text:p>981.8749356741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509" calcext:value-type="float">
            <text:p>1345509</text:p>
          </table:table-cell>
          <table:table-cell office:value-type="float" office:value="1633324" calcext:value-type="float">
            <text:p>1633324</text:p>
          </table:table-cell>
          <table:table-cell office:value-type="float" office:value="1639719" calcext:value-type="float">
            <text:p>1639719</text:p>
          </table:table-cell>
          <table:table-cell office:value-type="float" office:value="1046380" calcext:value-type="float">
            <text:p>1046380</text:p>
          </table:table-cell>
          <table:table-cell office:value-type="float" office:value="1115392" calcext:value-type="float">
            <text:p>1115392</text:p>
          </table:table-cell>
          <table:table-cell office:value-type="float" office:value="1041159" calcext:value-type="float">
            <text:p>1041159</text:p>
          </table:table-cell>
          <table:table-cell office:value-type="float" office:value="1658439" calcext:value-type="float">
            <text:p>1658439</text:p>
          </table:table-cell>
          <table:table-cell office:value-type="float" office:value="5" calcext:value-type="float">
            <text:p>5</text:p>
          </table:table-cell>
          <table:table-cell office:value-type="float" office:value="0.801985955475087" calcext:value-type="float">
            <text:p>0.801985955475087</text:p>
          </table:table-cell>
          <table:table-cell office:value-type="float" office:value="0.973537084285865" calcext:value-type="float">
            <text:p>0.973537084285865</text:p>
          </table:table-cell>
          <table:table-cell office:value-type="float" office:value="0.977348801773644" calcext:value-type="float">
            <text:p>0.977348801773644</text:p>
          </table:table-cell>
          <table:table-cell office:value-type="float" office:value="0.623691156350512" calcext:value-type="float">
            <text:p>0.623691156350512</text:p>
          </table:table-cell>
          <table:table-cell office:value-type="float" office:value="0.664825518706503" calcext:value-type="float">
            <text:p>0.664825518706503</text:p>
          </table:table-cell>
          <table:table-cell office:value-type="float" office:value="0.620579197475814" calcext:value-type="float">
            <text:p>0.620579197475814</text:p>
          </table:table-cell>
          <table:table-cell office:value-type="float" office:value="0.988506792605733" calcext:value-type="float">
            <text:p>0.988506792605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261768729898" calcext:value-type="float">
            <text:p>-125.261768729898</text:p>
          </table:table-cell>
          <table:table-cell office:value-type="float" office:value="-117.034896258699" calcext:value-type="float">
            <text:p>-117.034896258699</text:p>
          </table:table-cell>
          <table:table-cell office:value-type="float" office:value="-125.884160504837" calcext:value-type="float">
            <text:p>-125.8841605048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03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035427793893" calcext:value-type="float">
            <text:p>78.6035427793893</text:p>
          </table:table-cell>
          <table:table-cell office:value-type="float" office:value="981.847409765833" calcext:value-type="float">
            <text:p>981.8474097658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150" calcext:value-type="float">
            <text:p>1365150</text:p>
          </table:table-cell>
          <table:table-cell office:value-type="float" office:value="1630558" calcext:value-type="float">
            <text:p>1630558</text:p>
          </table:table-cell>
          <table:table-cell office:value-type="float" office:value="1640250" calcext:value-type="float">
            <text:p>1640250</text:p>
          </table:table-cell>
          <table:table-cell office:value-type="float" office:value="1052601" calcext:value-type="float">
            <text:p>1052601</text:p>
          </table:table-cell>
          <table:table-cell office:value-type="float" office:value="1124938" calcext:value-type="float">
            <text:p>1124938</text:p>
          </table:table-cell>
          <table:table-cell office:value-type="float" office:value="1031008" calcext:value-type="float">
            <text:p>1031008</text:p>
          </table:table-cell>
          <table:table-cell office:value-type="float" office:value="1658827" calcext:value-type="float">
            <text:p>1658827</text:p>
          </table:table-cell>
          <table:table-cell office:value-type="float" office:value="5" calcext:value-type="float">
            <text:p>5</text:p>
          </table:table-cell>
          <table:table-cell office:value-type="float" office:value="0.813692905150998" calcext:value-type="float">
            <text:p>0.813692905150998</text:p>
          </table:table-cell>
          <table:table-cell office:value-type="float" office:value="0.971888419614842" calcext:value-type="float">
            <text:p>0.971888419614842</text:p>
          </table:table-cell>
          <table:table-cell office:value-type="float" office:value="0.977665302475131" calcext:value-type="float">
            <text:p>0.977665302475131</text:p>
          </table:table-cell>
          <table:table-cell office:value-type="float" office:value="0.627399161744018" calcext:value-type="float">
            <text:p>0.627399161744018</text:p>
          </table:table-cell>
          <table:table-cell office:value-type="float" office:value="0.670515378775046" calcext:value-type="float">
            <text:p>0.670515378775046</text:p>
          </table:table-cell>
          <table:table-cell office:value-type="float" office:value="0.614528729263393" calcext:value-type="float">
            <text:p>0.614528729263393</text:p>
          </table:table-cell>
          <table:table-cell office:value-type="float" office:value="0.988738058655031" calcext:value-type="float">
            <text:p>0.988738058655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520167651196" calcext:value-type="float">
            <text:p>-124.520167651196</text:p>
          </table:table-cell>
          <table:table-cell office:value-type="float" office:value="-115.896924244991" calcext:value-type="float">
            <text:p>-115.896924244991</text:p>
          </table:table-cell>
          <table:table-cell office:value-type="float" office:value="-127.094254147321" calcext:value-type="float">
            <text:p>-127.0942541473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06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6142391436464" calcext:value-type="float">
            <text:p>78.6142391436464</text:p>
          </table:table-cell>
          <table:table-cell office:value-type="float" office:value="981.874935674106" calcext:value-type="float">
            <text:p>981.87493567410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912" calcext:value-type="float">
            <text:p>1350912</text:p>
          </table:table-cell>
          <table:table-cell office:value-type="float" office:value="1629401" calcext:value-type="float">
            <text:p>1629401</text:p>
          </table:table-cell>
          <table:table-cell office:value-type="float" office:value="1643149" calcext:value-type="float">
            <text:p>1643149</text:p>
          </table:table-cell>
          <table:table-cell office:value-type="float" office:value="1147879" calcext:value-type="float">
            <text:p>1147879</text:p>
          </table:table-cell>
          <table:table-cell office:value-type="float" office:value="1026357" calcext:value-type="float">
            <text:p>1026357</text:p>
          </table:table-cell>
          <table:table-cell office:value-type="float" office:value="1007055" calcext:value-type="float">
            <text:p>1007055</text:p>
          </table:table-cell>
          <table:table-cell office:value-type="float" office:value="1656387" calcext:value-type="float">
            <text:p>1656387</text:p>
          </table:table-cell>
          <table:table-cell office:value-type="float" office:value="5" calcext:value-type="float">
            <text:p>5</text:p>
          </table:table-cell>
          <table:table-cell office:value-type="float" office:value="0.805206394816207" calcext:value-type="float">
            <text:p>0.805206394816207</text:p>
          </table:table-cell>
          <table:table-cell office:value-type="float" office:value="0.971198793792581" calcext:value-type="float">
            <text:p>0.971198793792581</text:p>
          </table:table-cell>
          <table:table-cell office:value-type="float" office:value="0.979393241333156" calcext:value-type="float">
            <text:p>0.979393241333156</text:p>
          </table:table-cell>
          <table:table-cell office:value-type="float" office:value="0.684189281963024" calcext:value-type="float">
            <text:p>0.684189281963024</text:p>
          </table:table-cell>
          <table:table-cell office:value-type="float" office:value="0.611756516904416" calcext:value-type="float">
            <text:p>0.611756516904416</text:p>
          </table:table-cell>
          <table:table-cell office:value-type="float" office:value="0.60025162699838" calcext:value-type="float">
            <text:p>0.60025162699838</text:p>
          </table:table-cell>
          <table:table-cell office:value-type="float" office:value="0.987283705149138" calcext:value-type="float">
            <text:p>0.987283705149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62143607395" calcext:value-type="float">
            <text:p>-113.162143607395</text:p>
          </table:table-cell>
          <table:table-cell office:value-type="float" office:value="-127.648696619117" calcext:value-type="float">
            <text:p>-127.648696619117</text:p>
          </table:table-cell>
          <table:table-cell office:value-type="float" office:value="-129.949674600324" calcext:value-type="float">
            <text:p>-129.949674600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08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6146940276804" calcext:value-type="float">
            <text:p>78.6146940276804</text:p>
          </table:table-cell>
          <table:table-cell office:value-type="float" office:value="981.855920962658" calcext:value-type="float">
            <text:p>981.85592096265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2295" calcext:value-type="float">
            <text:p>1342295</text:p>
          </table:table-cell>
          <table:table-cell office:value-type="float" office:value="1630088" calcext:value-type="float">
            <text:p>1630088</text:p>
          </table:table-cell>
          <table:table-cell office:value-type="float" office:value="1644142" calcext:value-type="float">
            <text:p>1644142</text:p>
          </table:table-cell>
          <table:table-cell office:value-type="float" office:value="1173508" calcext:value-type="float">
            <text:p>1173508</text:p>
          </table:table-cell>
          <table:table-cell office:value-type="float" office:value="1017651" calcext:value-type="float">
            <text:p>1017651</text:p>
          </table:table-cell>
          <table:table-cell office:value-type="float" office:value="1014588" calcext:value-type="float">
            <text:p>1014588</text:p>
          </table:table-cell>
          <table:table-cell office:value-type="float" office:value="1653470" calcext:value-type="float">
            <text:p>1653470</text:p>
          </table:table-cell>
          <table:table-cell office:value-type="float" office:value="5" calcext:value-type="float">
            <text:p>5</text:p>
          </table:table-cell>
          <table:table-cell office:value-type="float" office:value="0.800070261963637" calcext:value-type="float">
            <text:p>0.800070261963637</text:p>
          </table:table-cell>
          <table:table-cell office:value-type="float" office:value="0.971608277751002" calcext:value-type="float">
            <text:p>0.971608277751002</text:p>
          </table:table-cell>
          <table:table-cell office:value-type="float" office:value="0.979985115526332" calcext:value-type="float">
            <text:p>0.979985115526332</text:p>
          </table:table-cell>
          <table:table-cell office:value-type="float" office:value="0.699465358193559" calcext:value-type="float">
            <text:p>0.699465358193559</text:p>
          </table:table-cell>
          <table:table-cell office:value-type="float" office:value="0.606567335911672" calcext:value-type="float">
            <text:p>0.606567335911672</text:p>
          </table:table-cell>
          <table:table-cell office:value-type="float" office:value="0.604741645424562" calcext:value-type="float">
            <text:p>0.604741645424562</text:p>
          </table:table-cell>
          <table:table-cell office:value-type="float" office:value="0.985545037453775" calcext:value-type="float">
            <text:p>0.985545037453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06928361288" calcext:value-type="float">
            <text:p>-110.106928361288</text:p>
          </table:table-cell>
          <table:table-cell office:value-type="float" office:value="-128.686532817666" calcext:value-type="float">
            <text:p>-128.686532817666</text:p>
          </table:table-cell>
          <table:table-cell office:value-type="float" office:value="-129.051670915088" calcext:value-type="float">
            <text:p>-129.051670915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10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5986492895074" calcext:value-type="float">
            <text:p>78.5986492895074</text:p>
          </table:table-cell>
          <table:table-cell office:value-type="float" office:value="981.883447099878" calcext:value-type="float">
            <text:p>981.883447099878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3550" calcext:value-type="float">
            <text:p>1343550</text:p>
          </table:table-cell>
          <table:table-cell office:value-type="float" office:value="1635295" calcext:value-type="float">
            <text:p>1635295</text:p>
          </table:table-cell>
          <table:table-cell office:value-type="float" office:value="1638366" calcext:value-type="float">
            <text:p>1638366</text:p>
          </table:table-cell>
          <table:table-cell office:value-type="float" office:value="1047966" calcext:value-type="float">
            <text:p>1047966</text:p>
          </table:table-cell>
          <table:table-cell office:value-type="float" office:value="1112775" calcext:value-type="float">
            <text:p>1112775</text:p>
          </table:table-cell>
          <table:table-cell office:value-type="float" office:value="1046398" calcext:value-type="float">
            <text:p>1046398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5" calcext:value-type="float">
            <text:p>5</text:p>
          </table:table-cell>
          <table:table-cell office:value-type="float" office:value="0.800818300344741" calcext:value-type="float">
            <text:p>0.800818300344741</text:p>
          </table:table-cell>
          <table:table-cell office:value-type="float" office:value="0.974711891974436" calcext:value-type="float">
            <text:p>0.974711891974436</text:p>
          </table:table-cell>
          <table:table-cell office:value-type="float" office:value="0.976542350833696" calcext:value-type="float">
            <text:p>0.976542350833696</text:p>
          </table:table-cell>
          <table:table-cell office:value-type="float" office:value="0.624636486129342" calcext:value-type="float">
            <text:p>0.624636486129342</text:p>
          </table:table-cell>
          <table:table-cell office:value-type="float" office:value="0.663265664966782" calcext:value-type="float">
            <text:p>0.663265664966782</text:p>
          </table:table-cell>
          <table:table-cell office:value-type="float" office:value="0.623701885187851" calcext:value-type="float">
            <text:p>0.623701885187851</text:p>
          </table:table-cell>
          <table:table-cell office:value-type="float" office:value="0.988188503764689" calcext:value-type="float">
            <text:p>0.988188503764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72702774132" calcext:value-type="float">
            <text:p>-125.072702774132</text:p>
          </table:table-cell>
          <table:table-cell office:value-type="float" office:value="-117.346867006644" calcext:value-type="float">
            <text:p>-117.346867006644</text:p>
          </table:table-cell>
          <table:table-cell office:value-type="float" office:value="-125.25962296243" calcext:value-type="float">
            <text:p>-125.259622962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12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592846380857" calcext:value-type="float">
            <text:p>78.592846380857</text:p>
          </table:table-cell>
          <table:table-cell office:value-type="float" office:value="981.847409765833" calcext:value-type="float">
            <text:p>981.8474097658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05" calcext:value-type="float">
            <text:p>1360705</text:p>
          </table:table-cell>
          <table:table-cell office:value-type="float" office:value="1632800" calcext:value-type="float">
            <text:p>1632800</text:p>
          </table:table-cell>
          <table:table-cell office:value-type="float" office:value="1639787" calcext:value-type="float">
            <text:p>1639787</text:p>
          </table:table-cell>
          <table:table-cell office:value-type="float" office:value="1045750" calcext:value-type="float">
            <text:p>1045750</text:p>
          </table:table-cell>
          <table:table-cell office:value-type="float" office:value="1126697" calcext:value-type="float">
            <text:p>1126697</text:p>
          </table:table-cell>
          <table:table-cell office:value-type="float" office:value="1032683" calcext:value-type="float">
            <text:p>1032683</text:p>
          </table:table-cell>
          <table:table-cell office:value-type="float" office:value="1658643" calcext:value-type="float">
            <text:p>1658643</text:p>
          </table:table-cell>
          <table:table-cell office:value-type="float" office:value="5" calcext:value-type="float">
            <text:p>5</text:p>
          </table:table-cell>
          <table:table-cell office:value-type="float" office:value="0.811043478374896" calcext:value-type="float">
            <text:p>0.811043478374896</text:p>
          </table:table-cell>
          <table:table-cell office:value-type="float" office:value="0.97322475591001" calcext:value-type="float">
            <text:p>0.97322475591001</text:p>
          </table:table-cell>
          <table:table-cell office:value-type="float" office:value="0.977389332936923" calcext:value-type="float">
            <text:p>0.977389332936923</text:p>
          </table:table-cell>
          <table:table-cell office:value-type="float" office:value="0.623315647043663" calcext:value-type="float">
            <text:p>0.623315647043663</text:p>
          </table:table-cell>
          <table:table-cell office:value-type="float" office:value="0.671563824601629" calcext:value-type="float">
            <text:p>0.671563824601629</text:p>
          </table:table-cell>
          <table:table-cell office:value-type="float" office:value="0.615527107182396" calcext:value-type="float">
            <text:p>0.615527107182396</text:p>
          </table:table-cell>
          <table:table-cell office:value-type="float" office:value="0.98862838609557" calcext:value-type="float">
            <text:p>0.98862838609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36870591267" calcext:value-type="float">
            <text:p>-125.336870591267</text:p>
          </table:table-cell>
          <table:table-cell office:value-type="float" office:value="-115.687235079674" calcext:value-type="float">
            <text:p>-115.687235079674</text:p>
          </table:table-cell>
          <table:table-cell office:value-type="float" office:value="-126.894578563521" calcext:value-type="float">
            <text:p>-126.8945785635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14</text:p>
          </table:table-cell>
          <table:table-cell office:value-type="float" office:value="25.8123066634871" calcext:value-type="float">
            <text:p>25.8123066634871</text:p>
          </table:table-cell>
          <table:table-cell office:value-type="float" office:value="78.5826044742131" calcext:value-type="float">
            <text:p>78.5826044742131</text:p>
          </table:table-cell>
          <table:table-cell office:value-type="float" office:value="981.9109732589" calcext:value-type="float">
            <text:p>981.9109732589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648" calcext:value-type="float">
            <text:p>1361648</text:p>
          </table:table-cell>
          <table:table-cell office:value-type="float" office:value="1630193" calcext:value-type="float">
            <text:p>1630193</text:p>
          </table:table-cell>
          <table:table-cell office:value-type="float" office:value="1638645" calcext:value-type="float">
            <text:p>1638645</text:p>
          </table:table-cell>
          <table:table-cell office:value-type="float" office:value="1049970" calcext:value-type="float">
            <text:p>1049970</text:p>
          </table:table-cell>
          <table:table-cell office:value-type="float" office:value="1122772" calcext:value-type="float">
            <text:p>1122772</text:p>
          </table:table-cell>
          <table:table-cell office:value-type="float" office:value="1030203" calcext:value-type="float">
            <text:p>1030203</text:p>
          </table:table-cell>
          <table:table-cell office:value-type="float" office:value="1658123" calcext:value-type="float">
            <text:p>1658123</text:p>
          </table:table-cell>
          <table:table-cell office:value-type="float" office:value="5" calcext:value-type="float">
            <text:p>5</text:p>
          </table:table-cell>
          <table:table-cell office:value-type="float" office:value="0.811605550242132" calcext:value-type="float">
            <text:p>0.811605550242132</text:p>
          </table:table-cell>
          <table:table-cell office:value-type="float" office:value="0.971670862635477" calcext:value-type="float">
            <text:p>0.971670862635477</text:p>
          </table:table-cell>
          <table:table-cell office:value-type="float" office:value="0.976708647812444" calcext:value-type="float">
            <text:p>0.976708647812444</text:p>
          </table:table-cell>
          <table:table-cell office:value-type="float" office:value="0.625830963353033" calcext:value-type="float">
            <text:p>0.625830963353033</text:p>
          </table:table-cell>
          <table:table-cell office:value-type="float" office:value="0.669224342015307" calcext:value-type="float">
            <text:p>0.669224342015307</text:p>
          </table:table-cell>
          <table:table-cell office:value-type="float" office:value="0.614048911815752" calcext:value-type="float">
            <text:p>0.614048911815752</text:p>
          </table:table-cell>
          <table:table-cell office:value-type="float" office:value="0.988318441905789" calcext:value-type="float">
            <text:p>0.988318441905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833807329393" calcext:value-type="float">
            <text:p>-124.833807329393</text:p>
          </table:table-cell>
          <table:table-cell office:value-type="float" office:value="-116.155131596939" calcext:value-type="float">
            <text:p>-116.155131596939</text:p>
          </table:table-cell>
          <table:table-cell office:value-type="float" office:value="-127.19021763685" calcext:value-type="float">
            <text:p>-127.190217636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17</text:p>
          </table:table-cell>
          <table:table-cell office:value-type="float" office:value="25.8173607167846" calcext:value-type="float">
            <text:p>25.8173607167846</text:p>
          </table:table-cell>
          <table:table-cell office:value-type="float" office:value="78.5723622851397" calcext:value-type="float">
            <text:p>78.5723622851397</text:p>
          </table:table-cell>
          <table:table-cell office:value-type="float" office:value="981.891958561926" calcext:value-type="float">
            <text:p>981.89195856192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922" calcext:value-type="float">
            <text:p>1361922</text:p>
          </table:table-cell>
          <table:table-cell office:value-type="float" office:value="1629647" calcext:value-type="float">
            <text:p>1629647</text:p>
          </table:table-cell>
          <table:table-cell office:value-type="float" office:value="1642690" calcext:value-type="float">
            <text:p>1642690</text:p>
          </table:table-cell>
          <table:table-cell office:value-type="float" office:value="1127258" calcext:value-type="float">
            <text:p>1127258</text:p>
          </table:table-cell>
          <table:table-cell office:value-type="float" office:value="1040805" calcext:value-type="float">
            <text:p>1040805</text:p>
          </table:table-cell>
          <table:table-cell office:value-type="float" office:value="1013698" calcext:value-type="float">
            <text:p>1013698</text:p>
          </table:table-cell>
          <table:table-cell office:value-type="float" office:value="1657235" calcext:value-type="float">
            <text:p>1657235</text:p>
          </table:table-cell>
          <table:table-cell office:value-type="float" office:value="5" calcext:value-type="float">
            <text:p>5</text:p>
          </table:table-cell>
          <table:table-cell office:value-type="float" office:value="0.811768866988285" calcext:value-type="float">
            <text:p>0.811768866988285</text:p>
          </table:table-cell>
          <table:table-cell office:value-type="float" office:value="0.971345421236208" calcext:value-type="float">
            <text:p>0.971345421236208</text:p>
          </table:table-cell>
          <table:table-cell office:value-type="float" office:value="0.979119655981023" calcext:value-type="float">
            <text:p>0.979119655981023</text:p>
          </table:table-cell>
          <table:table-cell office:value-type="float" office:value="0.671898206698681" calcext:value-type="float">
            <text:p>0.671898206698681</text:p>
          </table:table-cell>
          <table:table-cell office:value-type="float" office:value="0.620368197008156" calcext:value-type="float">
            <text:p>0.620368197008156</text:p>
          </table:table-cell>
          <table:table-cell office:value-type="float" office:value="0.604211164022823" calcext:value-type="float">
            <text:p>0.604211164022823</text:p>
          </table:table-cell>
          <table:table-cell office:value-type="float" office:value="0.987789152597088" calcext:value-type="float">
            <text:p>0.987789152597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620358660264" calcext:value-type="float">
            <text:p>-115.620358660264</text:p>
          </table:table-cell>
          <table:table-cell office:value-type="float" office:value="-125.926360598369" calcext:value-type="float">
            <text:p>-125.926360598369</text:p>
          </table:table-cell>
          <table:table-cell office:value-type="float" office:value="-129.157767195435" calcext:value-type="float">
            <text:p>-129.1577671954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19</text:p>
          </table:table-cell>
          <table:table-cell office:value-type="float" office:value="25.8072526104806" calcext:value-type="float">
            <text:p>25.8072526104806</text:p>
          </table:table-cell>
          <table:table-cell office:value-type="float" office:value="78.592846380857" calcext:value-type="float">
            <text:p>78.592846380857</text:p>
          </table:table-cell>
          <table:table-cell office:value-type="float" office:value="981.847409765833" calcext:value-type="float">
            <text:p>981.847409765833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451" calcext:value-type="float">
            <text:p>1348451</text:p>
          </table:table-cell>
          <table:table-cell office:value-type="float" office:value="1629107" calcext:value-type="float">
            <text:p>1629107</text:p>
          </table:table-cell>
          <table:table-cell office:value-type="float" office:value="1643340" calcext:value-type="float">
            <text:p>1643340</text:p>
          </table:table-cell>
          <table:table-cell office:value-type="float" office:value="1149423" calcext:value-type="float">
            <text:p>1149423</text:p>
          </table:table-cell>
          <table:table-cell office:value-type="float" office:value="1021333" calcext:value-type="float">
            <text:p>1021333</text:p>
          </table:table-cell>
          <table:table-cell office:value-type="float" office:value="1004755" calcext:value-type="float">
            <text:p>1004755</text:p>
          </table:table-cell>
          <table:table-cell office:value-type="float" office:value="1655729" calcext:value-type="float">
            <text:p>1655729</text:p>
          </table:table-cell>
          <table:table-cell office:value-type="float" office:value="5" calcext:value-type="float">
            <text:p>5</text:p>
          </table:table-cell>
          <table:table-cell office:value-type="float" office:value="0.80373952433342" calcext:value-type="float">
            <text:p>0.80373952433342</text:p>
          </table:table-cell>
          <table:table-cell office:value-type="float" office:value="0.971023556116051" calcext:value-type="float">
            <text:p>0.971023556116051</text:p>
          </table:table-cell>
          <table:table-cell office:value-type="float" office:value="0.979507086218248" calcext:value-type="float">
            <text:p>0.979507086218248</text:p>
          </table:table-cell>
          <table:table-cell office:value-type="float" office:value="0.685109577788064" calcext:value-type="float">
            <text:p>0.685109577788064</text:p>
          </table:table-cell>
          <table:table-cell office:value-type="float" office:value="0.608761979193923" calcext:value-type="float">
            <text:p>0.608761979193923</text:p>
          </table:table-cell>
          <table:table-cell office:value-type="float" office:value="0.598880720005121" calcext:value-type="float">
            <text:p>0.598880720005121</text:p>
          </table:table-cell>
          <table:table-cell office:value-type="float" office:value="0.986891506539763" calcext:value-type="float">
            <text:p>0.9868915065397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978084442387" calcext:value-type="float">
            <text:p>-112.978084442387</text:p>
          </table:table-cell>
          <table:table-cell office:value-type="float" office:value="-128.247604161215" calcext:value-type="float">
            <text:p>-128.247604161215</text:p>
          </table:table-cell>
          <table:table-cell office:value-type="float" office:value="-130.223855998976" calcext:value-type="float">
            <text:p>-130.2238559989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2 10:42:21</text:p>
          </table:table-cell>
          <table:table-cell office:value-type="float" office:value="25.8021985577652" calcext:value-type="float">
            <text:p>25.8021985577652</text:p>
          </table:table-cell>
          <table:table-cell office:value-type="float" office:value="78.5816954123143" calcext:value-type="float">
            <text:p>78.5816954123143</text:p>
          </table:table-cell>
          <table:table-cell office:value-type="float" office:value="981.81137294776" calcext:value-type="float">
            <text:p>981.81137294776</text:p>
          </table:table-cell>
          <table:table-cell office:value-type="float" office:value="-1" calcext:value-type="float">
            <text:p>-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892" calcext:value-type="float">
            <text:p>1348892</text:p>
          </table:table-cell>
          <table:table-cell office:value-type="float" office:value="1629443" calcext:value-type="float">
            <text:p>1629443</text:p>
          </table:table-cell>
          <table:table-cell office:value-type="float" office:value="1643449" calcext:value-type="float">
            <text:p>1643449</text:p>
          </table:table-cell>
          <table:table-cell office:value-type="float" office:value="1164573" calcext:value-type="float">
            <text:p>1164573</text:p>
          </table:table-cell>
          <table:table-cell office:value-type="float" office:value="1014780" calcext:value-type="float">
            <text:p>1014780</text:p>
          </table:table-cell>
          <table:table-cell office:value-type="float" office:value="999172" calcext:value-type="float">
            <text:p>999172</text:p>
          </table:table-cell>
          <table:table-cell office:value-type="float" office:value="1654668" calcext:value-type="float">
            <text:p>1654668</text:p>
          </table:table-cell>
          <table:table-cell office:value-type="float" office:value="5" calcext:value-type="float">
            <text:p>5</text:p>
          </table:table-cell>
          <table:table-cell office:value-type="float" office:value="0.804002380848215" calcext:value-type="float">
            <text:p>0.804002380848215</text:p>
          </table:table-cell>
          <table:table-cell office:value-type="float" office:value="0.971223827746371" calcext:value-type="float">
            <text:p>0.971223827746371</text:p>
          </table:table-cell>
          <table:table-cell office:value-type="float" office:value="0.979572055288798" calcext:value-type="float">
            <text:p>0.979572055288798</text:p>
          </table:table-cell>
          <table:table-cell office:value-type="float" office:value="0.694139682548008" calcext:value-type="float">
            <text:p>0.694139682548008</text:p>
          </table:table-cell>
          <table:table-cell office:value-type="float" office:value="0.604856086356173" calcext:value-type="float">
            <text:p>0.604856086356173</text:p>
          </table:table-cell>
          <table:table-cell office:value-type="float" office:value="0.595552992290615" calcext:value-type="float">
            <text:p>0.595552992290615</text:p>
          </table:table-cell>
          <table:table-cell office:value-type="float" office:value="0.986259101183307" calcext:value-type="float">
            <text:p>0.986259101183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172063490398" calcext:value-type="float">
            <text:p>-111.172063490398</text:p>
          </table:table-cell>
          <table:table-cell office:value-type="float" office:value="-129.028782728765" calcext:value-type="float">
            <text:p>-129.028782728765</text:p>
          </table:table-cell>
          <table:table-cell office:value-type="float" office:value="-130.889401541877" calcext:value-type="float">
            <text:p>-130.8894015418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19" meta:object-count="0"/>
    <meta:generator>LibreOffice/5.2.7.2$Linux_ARM_EABI LibreOffice_project/20m0$Build-2</meta:generator>
  </office:meta>
</office:document-meta>
</file>